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1.192cm"/>
    </style:style>
    <style:style style:name="co2" style:family="table-column">
      <style:table-column-properties fo:break-before="auto" style:column-width="7.897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de59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>
      <style:table-cell-properties fo:border-bottom="none" fo:background-color="#e8f2a1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8f2a1" fo:border-left="0.74pt solid #000000" fo:border-right="none" fo:border-top="none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7" style:family="table-cell" style:parent-style-name="Default">
      <style:table-cell-properties fo:border-bottom="0.74pt solid #000000" fo:background-color="#e8f2a1" fo:border-left="0.74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9" style:family="table-cell" style:parent-style-name="Default">
      <style:table-cell-properties fo:background-color="#e8f2a1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fo:background-color="#e8f2a1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5ce" fo:border-left="none" fo:border-right="none" fo:border-top="0.74pt solid #000000"/>
    </style:style>
    <style:style style:name="ce12" style:family="table-cell" style:parent-style-name="Default">
      <style:table-cell-properties fo:background-color="#fff5ce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3" style:family="table-cell" style:parent-style-name="Default">
      <style:table-cell-properties fo:border-bottom="0.74pt solid #000000" fo:background-color="#fff5ce" fo:border-left="none" fo:border-right="none" fo:border-top="none"/>
    </style:style>
    <style:style style:name="ce14" style:family="table-cell" style:parent-style-name="Default">
      <style:table-cell-properties fo:border-bottom="none" fo:background-color="#fff5ce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5ce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16" style:family="table-cell" style:parent-style-name="Default">
      <style:table-cell-properties fo:border-bottom="0.74pt solid #000000" fo:background-color="#fff5ce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19" style:family="table-cell" style:parent-style-name="Default">
      <style:table-cell-properties fo:border-bottom="0.74pt solid #000000" fo:background-color="transparent" fo:border-left="none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reature_global_importan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4" table:number-columns-repeated="16374" table:default-cell-style-name="ce1"/>
        <table:table-row table:style-name="ro1">
          <table:table-cell table:number-columns-repeated="4"/>
          <table:table-cell table:style-name="Default" table:number-columns-repeated="6"/>
          <table:table-cell table:number-columns-repeated="16374"/>
        </table:table-row>
        <table:table-row table:style-name="ro1">
          <table:table-cell table:number-columns-repeated="5"/>
          <table:table-cell table:style-name="ce5" office:value-type="string" calcext:value-type="string">
            <text:p>ACC_SUM =</text:p>
          </table:table-cell>
          <table:table-cell table:style-name="ce8" office:value-type="string" calcext:value-type="string">
            <text:p>GYRO_SUM=</text:p>
          </table:table-cell>
          <table:table-cell table:style-name="ce11" office:value-type="string" calcext:value-type="string">
            <text:p>FREQ_SUM=</text:p>
          </table:table-cell>
          <table:table-cell table:style-name="ce14" office:value-type="string" calcext:value-type="string">
            <text:p>TIME_SUM=</text:p>
          </table:table-cell>
          <table:table-cell table:style-name="ce17"/>
          <table:table-cell table:number-columns-repeated="16374"/>
        </table:table-row>
        <table:table-row table:style-name="ro2">
          <table:table-cell table:number-columns-repeated="4"/>
          <table:table-cell table:style-name="Default"/>
          <table:table-cell table:style-name="ce6" table:formula="of:=COUNTIF([.F5:.F565];&quot;&gt;0&quot;)" office:value-type="float" office:value="345" calcext:value-type="float">
            <text:p>345</text:p>
          </table:table-cell>
          <table:table-cell table:style-name="ce9" table:formula="of:=COUNTIF([.G5:.G565];&quot;&gt;0&quot;)" office:value-type="float" office:value="216" calcext:value-type="float">
            <text:p>216</text:p>
          </table:table-cell>
          <table:table-cell table:style-name="ce12" table:formula="of:=COUNTIF([.H5:.H565];&quot;&gt;0&quot;)" office:value-type="float" office:value="250" calcext:value-type="float">
            <text:p>250</text:p>
          </table:table-cell>
          <table:table-cell table:style-name="ce15" table:formula="of:=COUNTIF([.I5:.I565];&quot;&gt;0&quot;)" office:value-type="float" office:value="311" calcext:value-type="float">
            <text:p>311</text:p>
          </table:table-cell>
          <table:table-cell table:style-name="ce18" office:value-type="string" calcext:value-type="string">
            <text:p>(coun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SHAP_Value_aka_global_importance</text:p>
          </table:table-cell>
          <table:table-cell office:value-type="string" calcext:value-type="string">
            <text:p>Acc?</text:p>
          </table:table-cell>
          <table:table-cell office:value-type="string" calcext:value-type="string">
            <text:p>Freqdomain?</text:p>
          </table:table-cell>
          <table:table-cell/>
          <table:table-cell table:style-name="ce7" table:formula="of:=SUM([.F5:.F565])" office:value-type="float" office:value="5.953457678" calcext:value-type="float">
            <text:p>5,953457678</text:p>
          </table:table-cell>
          <table:table-cell table:style-name="ce10" table:formula="of:=SUM([.G5:.G565])" office:value-type="float" office:value="4.784576949" calcext:value-type="float">
            <text:p>4,784576949</text:p>
          </table:table-cell>
          <table:table-cell table:style-name="ce13" table:formula="of:=SUM([.H5:.H565])" office:value-type="float" office:value="4.703567246" calcext:value-type="float">
            <text:p>4,703567246</text:p>
          </table:table-cell>
          <table:table-cell table:style-name="ce16" table:formula="of:=SUM([.I5:.I565])" office:value-type="float" office:value="6.034467381" calcext:value-type="float">
            <text:p>6,034467381</text:p>
          </table:table-cell>
          <table:table-cell table:style-name="ce19" office:value-type="string" calcext:value-type="string">
            <text:p>(weighted avg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BodyGyroJerk-entropy()-X</text:p>
          </table:table-cell>
          <table:table-cell office:value-type="string" calcext:value-type="string">
            <text:p>0.306107113</text:p>
          </table:table-cell>
          <table:table-cell table:style-name="ce3" table:formula="of:=IF(ISNUMBER(FIND(&quot;Acc&quot;;[.A5]))=1;1;0)" office:value-type="float" office:value="0" calcext:value-type="float">
            <text:p>0</text:p>
          </table:table-cell>
          <table:table-cell table:style-name="ce4" table:formula="of:=IF(LEFT([.A132];1)=&quot;f&quot;;1;0)" office:value-type="float" office:value="0" calcext:value-type="float">
            <text:p>0</text:p>
          </table:table-cell>
          <table:table-cell table:formula="of:=SUBSTITUTE([.B5]; &quot;.&quot;; &quot;,&quot;)*1" office:value-type="float" office:value="0.306107113" calcext:value-type="float">
            <text:p>0,306107113</text:p>
          </table:table-cell>
          <table:table-cell table:formula="of:=[.E5]*[.C5]" office:value-type="float" office:value="0" calcext:value-type="float">
            <text:p>0</text:p>
          </table:table-cell>
          <table:table-cell table:formula="of:=IF([.C5]=0;1;0)*[.E5]" office:value-type="float" office:value="0.306107113" calcext:value-type="float">
            <text:p>0,306107113</text:p>
          </table:table-cell>
          <table:table-cell table:formula="of:=[.E5]*[.D5]" office:value-type="float" office:value="0" calcext:value-type="float">
            <text:p>0</text:p>
          </table:table-cell>
          <table:table-cell table:formula="of:=IF([.D5]=0;1;0)*[.E5]" office:value-type="float" office:value="0.306107113" calcext:value-type="float">
            <text:p>0,3061071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entropy()-Z</text:p>
          </table:table-cell>
          <table:table-cell office:value-type="string" calcext:value-type="string">
            <text:p>0.120069135</text:p>
          </table:table-cell>
          <table:table-cell table:style-name="ce3" table:formula="of:=IF(ISNUMBER(FIND(&quot;Acc&quot;;[.A6]))=1;1;0)" office:value-type="float" office:value="1" calcext:value-type="float">
            <text:p>1</text:p>
          </table:table-cell>
          <table:table-cell table:style-name="ce4" table:formula="of:=IF(LEFT([.A133];1)=&quot;f&quot;;1;0)" office:value-type="float" office:value="0" calcext:value-type="float">
            <text:p>0</text:p>
          </table:table-cell>
          <table:table-cell table:formula="of:=SUBSTITUTE([.B6]; &quot;.&quot;; &quot;,&quot;)*1" office:value-type="float" office:value="0.120069135" calcext:value-type="float">
            <text:p>0,120069135</text:p>
          </table:table-cell>
          <table:table-cell table:formula="of:=[.E6]*[.C6]" office:value-type="float" office:value="0.120069135" calcext:value-type="float">
            <text:p>0,120069135</text:p>
          </table:table-cell>
          <table:table-cell table:formula="of:=IF([.C6]=0;1;0)*[.E6]" office:value-type="float" office:value="0" calcext:value-type="float">
            <text:p>0</text:p>
          </table:table-cell>
          <table:table-cell table:formula="of:=[.E6]*[.D6]" office:value-type="float" office:value="0" calcext:value-type="float">
            <text:p>0</text:p>
          </table:table-cell>
          <table:table-cell table:formula="of:=IF([.D6]=0;1;0)*[.E6]" office:value-type="float" office:value="0.120069135" calcext:value-type="float">
            <text:p>0,1200691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entropy()-X</text:p>
          </table:table-cell>
          <table:table-cell office:value-type="string" calcext:value-type="string">
            <text:p>0.115990641</text:p>
          </table:table-cell>
          <table:table-cell table:style-name="ce3" table:formula="of:=IF(ISNUMBER(FIND(&quot;Acc&quot;;[.A7]))=1;1;0)" office:value-type="float" office:value="0" calcext:value-type="float">
            <text:p>0</text:p>
          </table:table-cell>
          <table:table-cell table:style-name="ce4" table:formula="of:=IF(LEFT([.A134];1)=&quot;f&quot;;1;0)" office:value-type="float" office:value="0" calcext:value-type="float">
            <text:p>0</text:p>
          </table:table-cell>
          <table:table-cell table:formula="of:=SUBSTITUTE([.B7]; &quot;.&quot;; &quot;,&quot;)*1" office:value-type="float" office:value="0.115990641" calcext:value-type="float">
            <text:p>0,115990641</text:p>
          </table:table-cell>
          <table:table-cell table:formula="of:=[.E7]*[.C7]" office:value-type="float" office:value="0" calcext:value-type="float">
            <text:p>0</text:p>
          </table:table-cell>
          <table:table-cell table:formula="of:=IF([.C7]=0;1;0)*[.E7]" office:value-type="float" office:value="0.115990641" calcext:value-type="float">
            <text:p>0,115990641</text:p>
          </table:table-cell>
          <table:table-cell table:formula="of:=[.E7]*[.D7]" office:value-type="float" office:value="0" calcext:value-type="float">
            <text:p>0</text:p>
          </table:table-cell>
          <table:table-cell table:formula="of:=IF([.D7]=0;1;0)*[.E7]" office:value-type="float" office:value="0.115990641" calcext:value-type="float">
            <text:p>0,115990641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angle(X,gravityMean)</text:p>
          </table:table-cell>
          <table:table-cell office:value-type="string" calcext:value-type="string">
            <text:p>0.082634747</text:p>
          </table:table-cell>
          <table:table-cell table:style-name="ce3" table:formula="of:=IF(ISNUMBER(FIND(&quot;Acc&quot;;[.A8]))=1;1;0)" office:value-type="float" office:value="0" calcext:value-type="float">
            <text:p>0</text:p>
          </table:table-cell>
          <table:table-cell table:style-name="ce4" table:formula="of:=IF(LEFT([.A135];1)=&quot;f&quot;;1;0)" office:value-type="float" office:value="0" calcext:value-type="float">
            <text:p>0</text:p>
          </table:table-cell>
          <table:table-cell table:formula="of:=SUBSTITUTE([.B8]; &quot;.&quot;; &quot;,&quot;)*1" office:value-type="float" office:value="0.082634747" calcext:value-type="float">
            <text:p>0,082634747</text:p>
          </table:table-cell>
          <table:table-cell table:formula="of:=[.E8]*[.C8]" office:value-type="float" office:value="0" calcext:value-type="float">
            <text:p>0</text:p>
          </table:table-cell>
          <table:table-cell table:formula="of:=IF([.C8]=0;1;0)*[.E8]" office:value-type="float" office:value="0.082634747" calcext:value-type="float">
            <text:p>0,082634747</text:p>
          </table:table-cell>
          <table:table-cell table:formula="of:=[.E8]*[.D8]" office:value-type="float" office:value="0" calcext:value-type="float">
            <text:p>0</text:p>
          </table:table-cell>
          <table:table-cell table:formula="of:=IF([.D8]=0;1;0)*[.E8]" office:value-type="float" office:value="0.082634747" calcext:value-type="float">
            <text:p>0,0826347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iqr()</text:p>
          </table:table-cell>
          <table:table-cell office:value-type="string" calcext:value-type="string">
            <text:p>0.079838029</text:p>
          </table:table-cell>
          <table:table-cell table:style-name="ce3" table:formula="of:=IF(ISNUMBER(FIND(&quot;Acc&quot;;[.A9]))=1;1;0)" office:value-type="float" office:value="0" calcext:value-type="float">
            <text:p>0</text:p>
          </table:table-cell>
          <table:table-cell table:style-name="ce4" table:formula="of:=IF(LEFT([.A136];1)=&quot;f&quot;;1;0)" office:value-type="float" office:value="0" calcext:value-type="float">
            <text:p>0</text:p>
          </table:table-cell>
          <table:table-cell table:formula="of:=SUBSTITUTE([.B9]; &quot;.&quot;; &quot;,&quot;)*1" office:value-type="float" office:value="0.079838029" calcext:value-type="float">
            <text:p>0,079838029</text:p>
          </table:table-cell>
          <table:table-cell table:formula="of:=[.E9]*[.C9]" office:value-type="float" office:value="0" calcext:value-type="float">
            <text:p>0</text:p>
          </table:table-cell>
          <table:table-cell table:formula="of:=IF([.C9]=0;1;0)*[.E9]" office:value-type="float" office:value="0.079838029" calcext:value-type="float">
            <text:p>0,079838029</text:p>
          </table:table-cell>
          <table:table-cell table:formula="of:=[.E9]*[.D9]" office:value-type="float" office:value="0" calcext:value-type="float">
            <text:p>0</text:p>
          </table:table-cell>
          <table:table-cell table:formula="of:=IF([.D9]=0;1;0)*[.E9]" office:value-type="float" office:value="0.079838029" calcext:value-type="float">
            <text:p>0,0798380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entropy()-X</text:p>
          </table:table-cell>
          <table:table-cell office:value-type="string" calcext:value-type="string">
            <text:p>0.075438639</text:p>
          </table:table-cell>
          <table:table-cell table:style-name="ce3" table:formula="of:=IF(ISNUMBER(FIND(&quot;Acc&quot;;[.A10]))=1;1;0)" office:value-type="float" office:value="1" calcext:value-type="float">
            <text:p>1</text:p>
          </table:table-cell>
          <table:table-cell table:style-name="ce4" table:formula="of:=IF(LEFT([.A137];1)=&quot;f&quot;;1;0)" office:value-type="float" office:value="0" calcext:value-type="float">
            <text:p>0</text:p>
          </table:table-cell>
          <table:table-cell table:formula="of:=SUBSTITUTE([.B10]; &quot;.&quot;; &quot;,&quot;)*1" office:value-type="float" office:value="0.075438639" calcext:value-type="float">
            <text:p>0,075438639</text:p>
          </table:table-cell>
          <table:table-cell table:formula="of:=[.E10]*[.C10]" office:value-type="float" office:value="0.075438639" calcext:value-type="float">
            <text:p>0,075438639</text:p>
          </table:table-cell>
          <table:table-cell table:formula="of:=IF([.C10]=0;1;0)*[.E10]" office:value-type="float" office:value="0" calcext:value-type="float">
            <text:p>0</text:p>
          </table:table-cell>
          <table:table-cell table:formula="of:=[.E10]*[.D10]" office:value-type="float" office:value="0" calcext:value-type="float">
            <text:p>0</text:p>
          </table:table-cell>
          <table:table-cell table:formula="of:=IF([.D10]=0;1;0)*[.E10]" office:value-type="float" office:value="0.075438639" calcext:value-type="float">
            <text:p>0,0754386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ean()-Y</text:p>
          </table:table-cell>
          <table:table-cell office:value-type="string" calcext:value-type="string">
            <text:p>0.074433915</text:p>
          </table:table-cell>
          <table:table-cell table:style-name="ce3" table:formula="of:=IF(ISNUMBER(FIND(&quot;Acc&quot;;[.A11]))=1;1;0)" office:value-type="float" office:value="1" calcext:value-type="float">
            <text:p>1</text:p>
          </table:table-cell>
          <table:table-cell table:style-name="ce4" table:formula="of:=IF(LEFT([.A138];1)=&quot;f&quot;;1;0)" office:value-type="float" office:value="1" calcext:value-type="float">
            <text:p>1</text:p>
          </table:table-cell>
          <table:table-cell table:formula="of:=SUBSTITUTE([.B11]; &quot;.&quot;; &quot;,&quot;)*1" office:value-type="float" office:value="0.074433915" calcext:value-type="float">
            <text:p>0,074433915</text:p>
          </table:table-cell>
          <table:table-cell table:formula="of:=[.E11]*[.C11]" office:value-type="float" office:value="0.074433915" calcext:value-type="float">
            <text:p>0,074433915</text:p>
          </table:table-cell>
          <table:table-cell table:formula="of:=IF([.C11]=0;1;0)*[.E11]" office:value-type="float" office:value="0" calcext:value-type="float">
            <text:p>0</text:p>
          </table:table-cell>
          <table:table-cell table:formula="of:=[.E11]*[.D11]" office:value-type="float" office:value="0.074433915" calcext:value-type="float">
            <text:p>0,074433915</text:p>
          </table:table-cell>
          <table:table-cell table:formula="of:=IF([.D11]=0;1;0)*[.E1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energy()-X</text:p>
          </table:table-cell>
          <table:table-cell office:value-type="string" calcext:value-type="string">
            <text:p>0.073144879</text:p>
          </table:table-cell>
          <table:table-cell table:style-name="ce3" table:formula="of:=IF(ISNUMBER(FIND(&quot;Acc&quot;;[.A12]))=1;1;0)" office:value-type="float" office:value="1" calcext:value-type="float">
            <text:p>1</text:p>
          </table:table-cell>
          <table:table-cell table:style-name="ce4" table:formula="of:=IF(LEFT([.A139];1)=&quot;f&quot;;1;0)" office:value-type="float" office:value="0" calcext:value-type="float">
            <text:p>0</text:p>
          </table:table-cell>
          <table:table-cell table:formula="of:=SUBSTITUTE([.B12]; &quot;.&quot;; &quot;,&quot;)*1" office:value-type="float" office:value="0.073144879" calcext:value-type="float">
            <text:p>0,073144879</text:p>
          </table:table-cell>
          <table:table-cell table:formula="of:=[.E12]*[.C12]" office:value-type="float" office:value="0.073144879" calcext:value-type="float">
            <text:p>0,073144879</text:p>
          </table:table-cell>
          <table:table-cell table:formula="of:=IF([.C12]=0;1;0)*[.E12]" office:value-type="float" office:value="0" calcext:value-type="float">
            <text:p>0</text:p>
          </table:table-cell>
          <table:table-cell table:formula="of:=[.E12]*[.D12]" office:value-type="float" office:value="0" calcext:value-type="float">
            <text:p>0</text:p>
          </table:table-cell>
          <table:table-cell table:formula="of:=IF([.D12]=0;1;0)*[.E12]" office:value-type="float" office:value="0.073144879" calcext:value-type="float">
            <text:p>0,0731448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entropy()-Z</text:p>
          </table:table-cell>
          <table:table-cell office:value-type="string" calcext:value-type="string">
            <text:p>0.072103812</text:p>
          </table:table-cell>
          <table:table-cell table:style-name="ce3" table:formula="of:=IF(ISNUMBER(FIND(&quot;Acc&quot;;[.A13]))=1;1;0)" office:value-type="float" office:value="0" calcext:value-type="float">
            <text:p>0</text:p>
          </table:table-cell>
          <table:table-cell table:style-name="ce4" table:formula="of:=IF(LEFT([.A140];1)=&quot;f&quot;;1;0)" office:value-type="float" office:value="0" calcext:value-type="float">
            <text:p>0</text:p>
          </table:table-cell>
          <table:table-cell table:formula="of:=SUBSTITUTE([.B13]; &quot;.&quot;; &quot;,&quot;)*1" office:value-type="float" office:value="0.072103812" calcext:value-type="float">
            <text:p>0,072103812</text:p>
          </table:table-cell>
          <table:table-cell table:formula="of:=[.E13]*[.C13]" office:value-type="float" office:value="0" calcext:value-type="float">
            <text:p>0</text:p>
          </table:table-cell>
          <table:table-cell table:formula="of:=IF([.C13]=0;1;0)*[.E13]" office:value-type="float" office:value="0.072103812" calcext:value-type="float">
            <text:p>0,072103812</text:p>
          </table:table-cell>
          <table:table-cell table:formula="of:=[.E13]*[.D13]" office:value-type="float" office:value="0" calcext:value-type="float">
            <text:p>0</text:p>
          </table:table-cell>
          <table:table-cell table:formula="of:=IF([.D13]=0;1;0)*[.E13]" office:value-type="float" office:value="0.072103812" calcext:value-type="float">
            <text:p>0,0721038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X,2</text:p>
          </table:table-cell>
          <table:table-cell office:value-type="string" calcext:value-type="string">
            <text:p>0.069816558</text:p>
          </table:table-cell>
          <table:table-cell table:style-name="ce3" table:formula="of:=IF(ISNUMBER(FIND(&quot;Acc&quot;;[.A14]))=1;1;0)" office:value-type="float" office:value="0" calcext:value-type="float">
            <text:p>0</text:p>
          </table:table-cell>
          <table:table-cell table:style-name="ce4" table:formula="of:=IF(LEFT([.A141];1)=&quot;f&quot;;1;0)" office:value-type="float" office:value="0" calcext:value-type="float">
            <text:p>0</text:p>
          </table:table-cell>
          <table:table-cell table:formula="of:=SUBSTITUTE([.B14]; &quot;.&quot;; &quot;,&quot;)*1" office:value-type="float" office:value="0.069816558" calcext:value-type="float">
            <text:p>0,069816558</text:p>
          </table:table-cell>
          <table:table-cell table:formula="of:=[.E14]*[.C14]" office:value-type="float" office:value="0" calcext:value-type="float">
            <text:p>0</text:p>
          </table:table-cell>
          <table:table-cell table:formula="of:=IF([.C14]=0;1;0)*[.E14]" office:value-type="float" office:value="0.069816558" calcext:value-type="float">
            <text:p>0,069816558</text:p>
          </table:table-cell>
          <table:table-cell table:formula="of:=[.E14]*[.D14]" office:value-type="float" office:value="0" calcext:value-type="float">
            <text:p>0</text:p>
          </table:table-cell>
          <table:table-cell table:formula="of:=IF([.D14]=0;1;0)*[.E14]" office:value-type="float" office:value="0.069816558" calcext:value-type="float">
            <text:p>0,0698165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entropy()-Y</text:p>
          </table:table-cell>
          <table:table-cell office:value-type="string" calcext:value-type="string">
            <text:p>0.06812667</text:p>
          </table:table-cell>
          <table:table-cell table:style-name="ce3" table:formula="of:=IF(ISNUMBER(FIND(&quot;Acc&quot;;[.A15]))=1;1;0)" office:value-type="float" office:value="0" calcext:value-type="float">
            <text:p>0</text:p>
          </table:table-cell>
          <table:table-cell table:style-name="ce4" table:formula="of:=IF(LEFT([.A142];1)=&quot;f&quot;;1;0)" office:value-type="float" office:value="1" calcext:value-type="float">
            <text:p>1</text:p>
          </table:table-cell>
          <table:table-cell table:formula="of:=SUBSTITUTE([.B15]; &quot;.&quot;; &quot;,&quot;)*1" office:value-type="float" office:value="0.06812667" calcext:value-type="float">
            <text:p>0,06812667</text:p>
          </table:table-cell>
          <table:table-cell table:formula="of:=[.E15]*[.C15]" office:value-type="float" office:value="0" calcext:value-type="float">
            <text:p>0</text:p>
          </table:table-cell>
          <table:table-cell table:formula="of:=IF([.C15]=0;1;0)*[.E15]" office:value-type="float" office:value="0.06812667" calcext:value-type="float">
            <text:p>0,06812667</text:p>
          </table:table-cell>
          <table:table-cell table:formula="of:=[.E15]*[.D15]" office:value-type="float" office:value="0.06812667" calcext:value-type="float">
            <text:p>0,06812667</text:p>
          </table:table-cell>
          <table:table-cell table:formula="of:=IF([.D15]=0;1;0)*[.E1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in()-Y</text:p>
          </table:table-cell>
          <table:table-cell office:value-type="string" calcext:value-type="string">
            <text:p>0.067460322</text:p>
          </table:table-cell>
          <table:table-cell table:style-name="ce3" table:formula="of:=IF(ISNUMBER(FIND(&quot;Acc&quot;;[.A16]))=1;1;0)" office:value-type="float" office:value="1" calcext:value-type="float">
            <text:p>1</text:p>
          </table:table-cell>
          <table:table-cell table:style-name="ce4" table:formula="of:=IF(LEFT([.A143];1)=&quot;f&quot;;1;0)" office:value-type="float" office:value="1" calcext:value-type="float">
            <text:p>1</text:p>
          </table:table-cell>
          <table:table-cell table:formula="of:=SUBSTITUTE([.B16]; &quot;.&quot;; &quot;,&quot;)*1" office:value-type="float" office:value="0.067460322" calcext:value-type="float">
            <text:p>0,067460322</text:p>
          </table:table-cell>
          <table:table-cell table:formula="of:=[.E16]*[.C16]" office:value-type="float" office:value="0.067460322" calcext:value-type="float">
            <text:p>0,067460322</text:p>
          </table:table-cell>
          <table:table-cell table:formula="of:=IF([.C16]=0;1;0)*[.E16]" office:value-type="float" office:value="0" calcext:value-type="float">
            <text:p>0</text:p>
          </table:table-cell>
          <table:table-cell table:formula="of:=[.E16]*[.D16]" office:value-type="float" office:value="0.067460322" calcext:value-type="float">
            <text:p>0,067460322</text:p>
          </table:table-cell>
          <table:table-cell table:formula="of:=IF([.D16]=0;1;0)*[.E1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min()</text:p>
          </table:table-cell>
          <table:table-cell office:value-type="string" calcext:value-type="string">
            <text:p>0.067184452</text:p>
          </table:table-cell>
          <table:table-cell table:style-name="ce3" table:formula="of:=IF(ISNUMBER(FIND(&quot;Acc&quot;;[.A17]))=1;1;0)" office:value-type="float" office:value="0" calcext:value-type="float">
            <text:p>0</text:p>
          </table:table-cell>
          <table:table-cell table:style-name="ce4" table:formula="of:=IF(LEFT([.A144];1)=&quot;f&quot;;1;0)" office:value-type="float" office:value="0" calcext:value-type="float">
            <text:p>0</text:p>
          </table:table-cell>
          <table:table-cell table:formula="of:=SUBSTITUTE([.B17]; &quot;.&quot;; &quot;,&quot;)*1" office:value-type="float" office:value="0.067184452" calcext:value-type="float">
            <text:p>0,067184452</text:p>
          </table:table-cell>
          <table:table-cell table:formula="of:=[.E17]*[.C17]" office:value-type="float" office:value="0" calcext:value-type="float">
            <text:p>0</text:p>
          </table:table-cell>
          <table:table-cell table:formula="of:=IF([.C17]=0;1;0)*[.E17]" office:value-type="float" office:value="0.067184452" calcext:value-type="float">
            <text:p>0,067184452</text:p>
          </table:table-cell>
          <table:table-cell table:formula="of:=[.E17]*[.D17]" office:value-type="float" office:value="0" calcext:value-type="float">
            <text:p>0</text:p>
          </table:table-cell>
          <table:table-cell table:formula="of:=IF([.D17]=0;1;0)*[.E17]" office:value-type="float" office:value="0.067184452" calcext:value-type="float">
            <text:p>0,0671844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X,3</text:p>
          </table:table-cell>
          <table:table-cell office:value-type="string" calcext:value-type="string">
            <text:p>0.066064419</text:p>
          </table:table-cell>
          <table:table-cell table:style-name="ce3" table:formula="of:=IF(ISNUMBER(FIND(&quot;Acc&quot;;[.A18]))=1;1;0)" office:value-type="float" office:value="0" calcext:value-type="float">
            <text:p>0</text:p>
          </table:table-cell>
          <table:table-cell table:style-name="ce4" table:formula="of:=IF(LEFT([.A145];1)=&quot;f&quot;;1;0)" office:value-type="float" office:value="1" calcext:value-type="float">
            <text:p>1</text:p>
          </table:table-cell>
          <table:table-cell table:formula="of:=SUBSTITUTE([.B18]; &quot;.&quot;; &quot;,&quot;)*1" office:value-type="float" office:value="0.066064419" calcext:value-type="float">
            <text:p>0,066064419</text:p>
          </table:table-cell>
          <table:table-cell table:formula="of:=[.E18]*[.C18]" office:value-type="float" office:value="0" calcext:value-type="float">
            <text:p>0</text:p>
          </table:table-cell>
          <table:table-cell table:formula="of:=IF([.C18]=0;1;0)*[.E18]" office:value-type="float" office:value="0.066064419" calcext:value-type="float">
            <text:p>0,066064419</text:p>
          </table:table-cell>
          <table:table-cell table:formula="of:=[.E18]*[.D18]" office:value-type="float" office:value="0.066064419" calcext:value-type="float">
            <text:p>0,066064419</text:p>
          </table:table-cell>
          <table:table-cell table:formula="of:=IF([.D18]=0;1;0)*[.E1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Z,1</text:p>
          </table:table-cell>
          <table:table-cell office:value-type="string" calcext:value-type="string">
            <text:p>0.065401304</text:p>
          </table:table-cell>
          <table:table-cell table:style-name="ce3" table:formula="of:=IF(ISNUMBER(FIND(&quot;Acc&quot;;[.A19]))=1;1;0)" office:value-type="float" office:value="0" calcext:value-type="float">
            <text:p>0</text:p>
          </table:table-cell>
          <table:table-cell table:style-name="ce4" table:formula="of:=IF(LEFT([.A146];1)=&quot;f&quot;;1;0)" office:value-type="float" office:value="0" calcext:value-type="float">
            <text:p>0</text:p>
          </table:table-cell>
          <table:table-cell table:formula="of:=SUBSTITUTE([.B19]; &quot;.&quot;; &quot;,&quot;)*1" office:value-type="float" office:value="0.065401304" calcext:value-type="float">
            <text:p>0,065401304</text:p>
          </table:table-cell>
          <table:table-cell table:formula="of:=[.E19]*[.C19]" office:value-type="float" office:value="0" calcext:value-type="float">
            <text:p>0</text:p>
          </table:table-cell>
          <table:table-cell table:formula="of:=IF([.C19]=0;1;0)*[.E19]" office:value-type="float" office:value="0.065401304" calcext:value-type="float">
            <text:p>0,065401304</text:p>
          </table:table-cell>
          <table:table-cell table:formula="of:=[.E19]*[.D19]" office:value-type="float" office:value="0" calcext:value-type="float">
            <text:p>0</text:p>
          </table:table-cell>
          <table:table-cell table:formula="of:=IF([.D19]=0;1;0)*[.E19]" office:value-type="float" office:value="0.065401304" calcext:value-type="float">
            <text:p>0,065401304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angle(Y,gravityMean)</text:p>
          </table:table-cell>
          <table:table-cell office:value-type="string" calcext:value-type="string">
            <text:p>0.064438667</text:p>
          </table:table-cell>
          <table:table-cell table:style-name="ce3" table:formula="of:=IF(ISNUMBER(FIND(&quot;Acc&quot;;[.A20]))=1;1;0)" office:value-type="float" office:value="0" calcext:value-type="float">
            <text:p>0</text:p>
          </table:table-cell>
          <table:table-cell table:style-name="ce4" table:formula="of:=IF(LEFT([.A147];1)=&quot;f&quot;;1;0)" office:value-type="float" office:value="0" calcext:value-type="float">
            <text:p>0</text:p>
          </table:table-cell>
          <table:table-cell table:formula="of:=SUBSTITUTE([.B20]; &quot;.&quot;; &quot;,&quot;)*1" office:value-type="float" office:value="0.064438667" calcext:value-type="float">
            <text:p>0,064438667</text:p>
          </table:table-cell>
          <table:table-cell table:formula="of:=[.E20]*[.C20]" office:value-type="float" office:value="0" calcext:value-type="float">
            <text:p>0</text:p>
          </table:table-cell>
          <table:table-cell table:formula="of:=IF([.C20]=0;1;0)*[.E20]" office:value-type="float" office:value="0.064438667" calcext:value-type="float">
            <text:p>0,064438667</text:p>
          </table:table-cell>
          <table:table-cell table:formula="of:=[.E20]*[.D20]" office:value-type="float" office:value="0" calcext:value-type="float">
            <text:p>0</text:p>
          </table:table-cell>
          <table:table-cell table:formula="of:=IF([.D20]=0;1;0)*[.E20]" office:value-type="float" office:value="0.064438667" calcext:value-type="float">
            <text:p>0,0644386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ax()-Y</text:p>
          </table:table-cell>
          <table:table-cell office:value-type="string" calcext:value-type="string">
            <text:p>0.064351044</text:p>
          </table:table-cell>
          <table:table-cell table:style-name="ce3" table:formula="of:=IF(ISNUMBER(FIND(&quot;Acc&quot;;[.A21]))=1;1;0)" office:value-type="float" office:value="1" calcext:value-type="float">
            <text:p>1</text:p>
          </table:table-cell>
          <table:table-cell table:style-name="ce4" table:formula="of:=IF(LEFT([.A148];1)=&quot;f&quot;;1;0)" office:value-type="float" office:value="1" calcext:value-type="float">
            <text:p>1</text:p>
          </table:table-cell>
          <table:table-cell table:formula="of:=SUBSTITUTE([.B21]; &quot;.&quot;; &quot;,&quot;)*1" office:value-type="float" office:value="0.064351044" calcext:value-type="float">
            <text:p>0,064351044</text:p>
          </table:table-cell>
          <table:table-cell table:formula="of:=[.E21]*[.C21]" office:value-type="float" office:value="0.064351044" calcext:value-type="float">
            <text:p>0,064351044</text:p>
          </table:table-cell>
          <table:table-cell table:formula="of:=IF([.C21]=0;1;0)*[.E21]" office:value-type="float" office:value="0" calcext:value-type="float">
            <text:p>0</text:p>
          </table:table-cell>
          <table:table-cell table:formula="of:=[.E21]*[.D21]" office:value-type="float" office:value="0.064351044" calcext:value-type="float">
            <text:p>0,064351044</text:p>
          </table:table-cell>
          <table:table-cell table:formula="of:=IF([.D21]=0;1;0)*[.E2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entropy()-Z</text:p>
          </table:table-cell>
          <table:table-cell office:value-type="string" calcext:value-type="string">
            <text:p>0.063640496</text:p>
          </table:table-cell>
          <table:table-cell table:style-name="ce3" table:formula="of:=IF(ISNUMBER(FIND(&quot;Acc&quot;;[.A22]))=1;1;0)" office:value-type="float" office:value="0" calcext:value-type="float">
            <text:p>0</text:p>
          </table:table-cell>
          <table:table-cell table:style-name="ce4" table:formula="of:=IF(LEFT([.A149];1)=&quot;f&quot;;1;0)" office:value-type="float" office:value="0" calcext:value-type="float">
            <text:p>0</text:p>
          </table:table-cell>
          <table:table-cell table:formula="of:=SUBSTITUTE([.B22]; &quot;.&quot;; &quot;,&quot;)*1" office:value-type="float" office:value="0.063640496" calcext:value-type="float">
            <text:p>0,063640496</text:p>
          </table:table-cell>
          <table:table-cell table:formula="of:=[.E22]*[.C22]" office:value-type="float" office:value="0" calcext:value-type="float">
            <text:p>0</text:p>
          </table:table-cell>
          <table:table-cell table:formula="of:=IF([.C22]=0;1;0)*[.E22]" office:value-type="float" office:value="0.063640496" calcext:value-type="float">
            <text:p>0,063640496</text:p>
          </table:table-cell>
          <table:table-cell table:formula="of:=[.E22]*[.D22]" office:value-type="float" office:value="0" calcext:value-type="float">
            <text:p>0</text:p>
          </table:table-cell>
          <table:table-cell table:formula="of:=IF([.D22]=0;1;0)*[.E22]" office:value-type="float" office:value="0.063640496" calcext:value-type="float">
            <text:p>0,0636404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sma()</text:p>
          </table:table-cell>
          <table:table-cell office:value-type="string" calcext:value-type="string">
            <text:p>0.062324742</text:p>
          </table:table-cell>
          <table:table-cell table:style-name="ce3" table:formula="of:=IF(ISNUMBER(FIND(&quot;Acc&quot;;[.A23]))=1;1;0)" office:value-type="float" office:value="1" calcext:value-type="float">
            <text:p>1</text:p>
          </table:table-cell>
          <table:table-cell table:style-name="ce4" table:formula="of:=IF(LEFT([.A150];1)=&quot;f&quot;;1;0)" office:value-type="float" office:value="0" calcext:value-type="float">
            <text:p>0</text:p>
          </table:table-cell>
          <table:table-cell table:formula="of:=SUBSTITUTE([.B23]; &quot;.&quot;; &quot;,&quot;)*1" office:value-type="float" office:value="0.062324742" calcext:value-type="float">
            <text:p>0,062324742</text:p>
          </table:table-cell>
          <table:table-cell table:formula="of:=[.E23]*[.C23]" office:value-type="float" office:value="0.062324742" calcext:value-type="float">
            <text:p>0,062324742</text:p>
          </table:table-cell>
          <table:table-cell table:formula="of:=IF([.C23]=0;1;0)*[.E23]" office:value-type="float" office:value="0" calcext:value-type="float">
            <text:p>0</text:p>
          </table:table-cell>
          <table:table-cell table:formula="of:=[.E23]*[.D23]" office:value-type="float" office:value="0" calcext:value-type="float">
            <text:p>0</text:p>
          </table:table-cell>
          <table:table-cell table:formula="of:=IF([.D23]=0;1;0)*[.E23]" office:value-type="float" office:value="0.062324742" calcext:value-type="float">
            <text:p>0,0623247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correlation()-X,Y</text:p>
          </table:table-cell>
          <table:table-cell office:value-type="string" calcext:value-type="string">
            <text:p>0.05916163</text:p>
          </table:table-cell>
          <table:table-cell table:style-name="ce3" table:formula="of:=IF(ISNUMBER(FIND(&quot;Acc&quot;;[.A24]))=1;1;0)" office:value-type="float" office:value="1" calcext:value-type="float">
            <text:p>1</text:p>
          </table:table-cell>
          <table:table-cell table:style-name="ce4" table:formula="of:=IF(LEFT([.A151];1)=&quot;f&quot;;1;0)" office:value-type="float" office:value="0" calcext:value-type="float">
            <text:p>0</text:p>
          </table:table-cell>
          <table:table-cell table:formula="of:=SUBSTITUTE([.B24]; &quot;.&quot;; &quot;,&quot;)*1" office:value-type="float" office:value="0.05916163" calcext:value-type="float">
            <text:p>0,05916163</text:p>
          </table:table-cell>
          <table:table-cell table:formula="of:=[.E24]*[.C24]" office:value-type="float" office:value="0.05916163" calcext:value-type="float">
            <text:p>0,05916163</text:p>
          </table:table-cell>
          <table:table-cell table:formula="of:=IF([.C24]=0;1;0)*[.E24]" office:value-type="float" office:value="0" calcext:value-type="float">
            <text:p>0</text:p>
          </table:table-cell>
          <table:table-cell table:formula="of:=[.E24]*[.D24]" office:value-type="float" office:value="0" calcext:value-type="float">
            <text:p>0</text:p>
          </table:table-cell>
          <table:table-cell table:formula="of:=IF([.D24]=0;1;0)*[.E24]" office:value-type="float" office:value="0.05916163" calcext:value-type="float">
            <text:p>0,0591616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in()-Z</text:p>
          </table:table-cell>
          <table:table-cell office:value-type="string" calcext:value-type="string">
            <text:p>0.058809767</text:p>
          </table:table-cell>
          <table:table-cell table:style-name="ce3" table:formula="of:=IF(ISNUMBER(FIND(&quot;Acc&quot;;[.A25]))=1;1;0)" office:value-type="float" office:value="1" calcext:value-type="float">
            <text:p>1</text:p>
          </table:table-cell>
          <table:table-cell table:style-name="ce4" table:formula="of:=IF(LEFT([.A152];1)=&quot;f&quot;;1;0)" office:value-type="float" office:value="1" calcext:value-type="float">
            <text:p>1</text:p>
          </table:table-cell>
          <table:table-cell table:formula="of:=SUBSTITUTE([.B25]; &quot;.&quot;; &quot;,&quot;)*1" office:value-type="float" office:value="0.058809767" calcext:value-type="float">
            <text:p>0,058809767</text:p>
          </table:table-cell>
          <table:table-cell table:formula="of:=[.E25]*[.C25]" office:value-type="float" office:value="0.058809767" calcext:value-type="float">
            <text:p>0,058809767</text:p>
          </table:table-cell>
          <table:table-cell table:formula="of:=IF([.C25]=0;1;0)*[.E25]" office:value-type="float" office:value="0" calcext:value-type="float">
            <text:p>0</text:p>
          </table:table-cell>
          <table:table-cell table:formula="of:=[.E25]*[.D25]" office:value-type="float" office:value="0.058809767" calcext:value-type="float">
            <text:p>0,058809767</text:p>
          </table:table-cell>
          <table:table-cell table:formula="of:=IF([.D25]=0;1;0)*[.E2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energy()-Z</text:p>
          </table:table-cell>
          <table:table-cell office:value-type="string" calcext:value-type="string">
            <text:p>0.05548432</text:p>
          </table:table-cell>
          <table:table-cell table:style-name="ce3" table:formula="of:=IF(ISNUMBER(FIND(&quot;Acc&quot;;[.A26]))=1;1;0)" office:value-type="float" office:value="1" calcext:value-type="float">
            <text:p>1</text:p>
          </table:table-cell>
          <table:table-cell table:style-name="ce4" table:formula="of:=IF(LEFT([.A153];1)=&quot;f&quot;;1;0)" office:value-type="float" office:value="0" calcext:value-type="float">
            <text:p>0</text:p>
          </table:table-cell>
          <table:table-cell table:formula="of:=SUBSTITUTE([.B26]; &quot;.&quot;; &quot;,&quot;)*1" office:value-type="float" office:value="0.05548432" calcext:value-type="float">
            <text:p>0,05548432</text:p>
          </table:table-cell>
          <table:table-cell table:formula="of:=[.E26]*[.C26]" office:value-type="float" office:value="0.05548432" calcext:value-type="float">
            <text:p>0,05548432</text:p>
          </table:table-cell>
          <table:table-cell table:formula="of:=IF([.C26]=0;1;0)*[.E26]" office:value-type="float" office:value="0" calcext:value-type="float">
            <text:p>0</text:p>
          </table:table-cell>
          <table:table-cell table:formula="of:=[.E26]*[.D26]" office:value-type="float" office:value="0" calcext:value-type="float">
            <text:p>0</text:p>
          </table:table-cell>
          <table:table-cell table:formula="of:=IF([.D26]=0;1;0)*[.E26]" office:value-type="float" office:value="0.05548432" calcext:value-type="float">
            <text:p>0,055484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Z,2</text:p>
          </table:table-cell>
          <table:table-cell office:value-type="string" calcext:value-type="string">
            <text:p>0.05432774</text:p>
          </table:table-cell>
          <table:table-cell table:style-name="ce3" table:formula="of:=IF(ISNUMBER(FIND(&quot;Acc&quot;;[.A27]))=1;1;0)" office:value-type="float" office:value="0" calcext:value-type="float">
            <text:p>0</text:p>
          </table:table-cell>
          <table:table-cell table:style-name="ce4" table:formula="of:=IF(LEFT([.A154];1)=&quot;f&quot;;1;0)" office:value-type="float" office:value="1" calcext:value-type="float">
            <text:p>1</text:p>
          </table:table-cell>
          <table:table-cell table:formula="of:=SUBSTITUTE([.B27]; &quot;.&quot;; &quot;,&quot;)*1" office:value-type="float" office:value="0.05432774" calcext:value-type="float">
            <text:p>0,05432774</text:p>
          </table:table-cell>
          <table:table-cell table:formula="of:=[.E27]*[.C27]" office:value-type="float" office:value="0" calcext:value-type="float">
            <text:p>0</text:p>
          </table:table-cell>
          <table:table-cell table:formula="of:=IF([.C27]=0;1;0)*[.E27]" office:value-type="float" office:value="0.05432774" calcext:value-type="float">
            <text:p>0,05432774</text:p>
          </table:table-cell>
          <table:table-cell table:formula="of:=[.E27]*[.D27]" office:value-type="float" office:value="0.05432774" calcext:value-type="float">
            <text:p>0,05432774</text:p>
          </table:table-cell>
          <table:table-cell table:formula="of:=IF([.D27]=0;1;0)*[.E2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entropy()-Y</text:p>
          </table:table-cell>
          <table:table-cell office:value-type="string" calcext:value-type="string">
            <text:p>0.054221889</text:p>
          </table:table-cell>
          <table:table-cell table:style-name="ce3" table:formula="of:=IF(ISNUMBER(FIND(&quot;Acc&quot;;[.A28]))=1;1;0)" office:value-type="float" office:value="0" calcext:value-type="float">
            <text:p>0</text:p>
          </table:table-cell>
          <table:table-cell table:style-name="ce4" table:formula="of:=IF(LEFT([.A155];1)=&quot;f&quot;;1;0)" office:value-type="float" office:value="1" calcext:value-type="float">
            <text:p>1</text:p>
          </table:table-cell>
          <table:table-cell table:formula="of:=SUBSTITUTE([.B28]; &quot;.&quot;; &quot;,&quot;)*1" office:value-type="float" office:value="0.054221889" calcext:value-type="float">
            <text:p>0,054221889</text:p>
          </table:table-cell>
          <table:table-cell table:formula="of:=[.E28]*[.C28]" office:value-type="float" office:value="0" calcext:value-type="float">
            <text:p>0</text:p>
          </table:table-cell>
          <table:table-cell table:formula="of:=IF([.C28]=0;1;0)*[.E28]" office:value-type="float" office:value="0.054221889" calcext:value-type="float">
            <text:p>0,054221889</text:p>
          </table:table-cell>
          <table:table-cell table:formula="of:=[.E28]*[.D28]" office:value-type="float" office:value="0.054221889" calcext:value-type="float">
            <text:p>0,054221889</text:p>
          </table:table-cell>
          <table:table-cell table:formula="of:=IF([.D28]=0;1;0)*[.E2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X,1</text:p>
          </table:table-cell>
          <table:table-cell office:value-type="string" calcext:value-type="string">
            <text:p>0.052701354</text:p>
          </table:table-cell>
          <table:table-cell table:style-name="ce3" table:formula="of:=IF(ISNUMBER(FIND(&quot;Acc&quot;;[.A29]))=1;1;0)" office:value-type="float" office:value="1" calcext:value-type="float">
            <text:p>1</text:p>
          </table:table-cell>
          <table:table-cell table:style-name="ce4" table:formula="of:=IF(LEFT([.A156];1)=&quot;f&quot;;1;0)" office:value-type="float" office:value="0" calcext:value-type="float">
            <text:p>0</text:p>
          </table:table-cell>
          <table:table-cell table:formula="of:=SUBSTITUTE([.B29]; &quot;.&quot;; &quot;,&quot;)*1" office:value-type="float" office:value="0.052701354" calcext:value-type="float">
            <text:p>0,052701354</text:p>
          </table:table-cell>
          <table:table-cell table:formula="of:=[.E29]*[.C29]" office:value-type="float" office:value="0.052701354" calcext:value-type="float">
            <text:p>0,052701354</text:p>
          </table:table-cell>
          <table:table-cell table:formula="of:=IF([.C29]=0;1;0)*[.E29]" office:value-type="float" office:value="0" calcext:value-type="float">
            <text:p>0</text:p>
          </table:table-cell>
          <table:table-cell table:formula="of:=[.E29]*[.D29]" office:value-type="float" office:value="0" calcext:value-type="float">
            <text:p>0</text:p>
          </table:table-cell>
          <table:table-cell table:formula="of:=IF([.D29]=0;1;0)*[.E29]" office:value-type="float" office:value="0.052701354" calcext:value-type="float">
            <text:p>0,0527013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Z,4</text:p>
          </table:table-cell>
          <table:table-cell office:value-type="string" calcext:value-type="string">
            <text:p>0.051256468</text:p>
          </table:table-cell>
          <table:table-cell table:style-name="ce3" table:formula="of:=IF(ISNUMBER(FIND(&quot;Acc&quot;;[.A30]))=1;1;0)" office:value-type="float" office:value="0" calcext:value-type="float">
            <text:p>0</text:p>
          </table:table-cell>
          <table:table-cell table:style-name="ce4" table:formula="of:=IF(LEFT([.A157];1)=&quot;f&quot;;1;0)" office:value-type="float" office:value="0" calcext:value-type="float">
            <text:p>0</text:p>
          </table:table-cell>
          <table:table-cell table:formula="of:=SUBSTITUTE([.B30]; &quot;.&quot;; &quot;,&quot;)*1" office:value-type="float" office:value="0.051256468" calcext:value-type="float">
            <text:p>0,051256468</text:p>
          </table:table-cell>
          <table:table-cell table:formula="of:=[.E30]*[.C30]" office:value-type="float" office:value="0" calcext:value-type="float">
            <text:p>0</text:p>
          </table:table-cell>
          <table:table-cell table:formula="of:=IF([.C30]=0;1;0)*[.E30]" office:value-type="float" office:value="0.051256468" calcext:value-type="float">
            <text:p>0,051256468</text:p>
          </table:table-cell>
          <table:table-cell table:formula="of:=[.E30]*[.D30]" office:value-type="float" office:value="0" calcext:value-type="float">
            <text:p>0</text:p>
          </table:table-cell>
          <table:table-cell table:formula="of:=IF([.D30]=0;1;0)*[.E30]" office:value-type="float" office:value="0.051256468" calcext:value-type="float">
            <text:p>0,0512564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min()</text:p>
          </table:table-cell>
          <table:table-cell office:value-type="string" calcext:value-type="string">
            <text:p>0.051052926</text:p>
          </table:table-cell>
          <table:table-cell table:style-name="ce3" table:formula="of:=IF(ISNUMBER(FIND(&quot;Acc&quot;;[.A31]))=1;1;0)" office:value-type="float" office:value="1" calcext:value-type="float">
            <text:p>1</text:p>
          </table:table-cell>
          <table:table-cell table:style-name="ce4" table:formula="of:=IF(LEFT([.A158];1)=&quot;f&quot;;1;0)" office:value-type="float" office:value="0" calcext:value-type="float">
            <text:p>0</text:p>
          </table:table-cell>
          <table:table-cell table:formula="of:=SUBSTITUTE([.B31]; &quot;.&quot;; &quot;,&quot;)*1" office:value-type="float" office:value="0.051052926" calcext:value-type="float">
            <text:p>0,051052926</text:p>
          </table:table-cell>
          <table:table-cell table:formula="of:=[.E31]*[.C31]" office:value-type="float" office:value="0.051052926" calcext:value-type="float">
            <text:p>0,051052926</text:p>
          </table:table-cell>
          <table:table-cell table:formula="of:=IF([.C31]=0;1;0)*[.E31]" office:value-type="float" office:value="0" calcext:value-type="float">
            <text:p>0</text:p>
          </table:table-cell>
          <table:table-cell table:formula="of:=[.E31]*[.D31]" office:value-type="float" office:value="0" calcext:value-type="float">
            <text:p>0</text:p>
          </table:table-cell>
          <table:table-cell table:formula="of:=IF([.D31]=0;1;0)*[.E31]" office:value-type="float" office:value="0.051052926" calcext:value-type="float">
            <text:p>0,0510529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in()-X</text:p>
          </table:table-cell>
          <table:table-cell office:value-type="string" calcext:value-type="string">
            <text:p>0.05100648</text:p>
          </table:table-cell>
          <table:table-cell table:style-name="ce3" table:formula="of:=IF(ISNUMBER(FIND(&quot;Acc&quot;;[.A32]))=1;1;0)" office:value-type="float" office:value="1" calcext:value-type="float">
            <text:p>1</text:p>
          </table:table-cell>
          <table:table-cell table:style-name="ce4" table:formula="of:=IF(LEFT([.A159];1)=&quot;f&quot;;1;0)" office:value-type="float" office:value="0" calcext:value-type="float">
            <text:p>0</text:p>
          </table:table-cell>
          <table:table-cell table:formula="of:=SUBSTITUTE([.B32]; &quot;.&quot;; &quot;,&quot;)*1" office:value-type="float" office:value="0.05100648" calcext:value-type="float">
            <text:p>0,05100648</text:p>
          </table:table-cell>
          <table:table-cell table:formula="of:=[.E32]*[.C32]" office:value-type="float" office:value="0.05100648" calcext:value-type="float">
            <text:p>0,05100648</text:p>
          </table:table-cell>
          <table:table-cell table:formula="of:=IF([.C32]=0;1;0)*[.E32]" office:value-type="float" office:value="0" calcext:value-type="float">
            <text:p>0</text:p>
          </table:table-cell>
          <table:table-cell table:formula="of:=[.E32]*[.D32]" office:value-type="float" office:value="0" calcext:value-type="float">
            <text:p>0</text:p>
          </table:table-cell>
          <table:table-cell table:formula="of:=IF([.D32]=0;1;0)*[.E32]" office:value-type="float" office:value="0.05100648" calcext:value-type="float">
            <text:p>0,051006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iqr()-Y</text:p>
          </table:table-cell>
          <table:table-cell office:value-type="string" calcext:value-type="string">
            <text:p>0.050847023</text:p>
          </table:table-cell>
          <table:table-cell table:style-name="ce3" table:formula="of:=IF(ISNUMBER(FIND(&quot;Acc&quot;;[.A33]))=1;1;0)" office:value-type="float" office:value="0" calcext:value-type="float">
            <text:p>0</text:p>
          </table:table-cell>
          <table:table-cell table:style-name="ce4" table:formula="of:=IF(LEFT([.A160];1)=&quot;f&quot;;1;0)" office:value-type="float" office:value="1" calcext:value-type="float">
            <text:p>1</text:p>
          </table:table-cell>
          <table:table-cell table:formula="of:=SUBSTITUTE([.B33]; &quot;.&quot;; &quot;,&quot;)*1" office:value-type="float" office:value="0.050847023" calcext:value-type="float">
            <text:p>0,050847023</text:p>
          </table:table-cell>
          <table:table-cell table:formula="of:=[.E33]*[.C33]" office:value-type="float" office:value="0" calcext:value-type="float">
            <text:p>0</text:p>
          </table:table-cell>
          <table:table-cell table:formula="of:=IF([.C33]=0;1;0)*[.E33]" office:value-type="float" office:value="0.050847023" calcext:value-type="float">
            <text:p>0,050847023</text:p>
          </table:table-cell>
          <table:table-cell table:formula="of:=[.E33]*[.D33]" office:value-type="float" office:value="0.050847023" calcext:value-type="float">
            <text:p>0,050847023</text:p>
          </table:table-cell>
          <table:table-cell table:formula="of:=IF([.D33]=0;1;0)*[.E3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ax()-X</text:p>
          </table:table-cell>
          <table:table-cell office:value-type="string" calcext:value-type="string">
            <text:p>0.050094087</text:p>
          </table:table-cell>
          <table:table-cell table:style-name="ce3" table:formula="of:=IF(ISNUMBER(FIND(&quot;Acc&quot;;[.A34]))=1;1;0)" office:value-type="float" office:value="1" calcext:value-type="float">
            <text:p>1</text:p>
          </table:table-cell>
          <table:table-cell table:style-name="ce4" table:formula="of:=IF(LEFT([.A161];1)=&quot;f&quot;;1;0)" office:value-type="float" office:value="0" calcext:value-type="float">
            <text:p>0</text:p>
          </table:table-cell>
          <table:table-cell table:formula="of:=SUBSTITUTE([.B34]; &quot;.&quot;; &quot;,&quot;)*1" office:value-type="float" office:value="0.050094087" calcext:value-type="float">
            <text:p>0,050094087</text:p>
          </table:table-cell>
          <table:table-cell table:formula="of:=[.E34]*[.C34]" office:value-type="float" office:value="0.050094087" calcext:value-type="float">
            <text:p>0,050094087</text:p>
          </table:table-cell>
          <table:table-cell table:formula="of:=IF([.C34]=0;1;0)*[.E34]" office:value-type="float" office:value="0" calcext:value-type="float">
            <text:p>0</text:p>
          </table:table-cell>
          <table:table-cell table:formula="of:=[.E34]*[.D34]" office:value-type="float" office:value="0" calcext:value-type="float">
            <text:p>0</text:p>
          </table:table-cell>
          <table:table-cell table:formula="of:=IF([.D34]=0;1;0)*[.E34]" office:value-type="float" office:value="0.050094087" calcext:value-type="float">
            <text:p>0,0500940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ean()-X</text:p>
          </table:table-cell>
          <table:table-cell office:value-type="string" calcext:value-type="string">
            <text:p>0.049776296</text:p>
          </table:table-cell>
          <table:table-cell table:style-name="ce3" table:formula="of:=IF(ISNUMBER(FIND(&quot;Acc&quot;;[.A35]))=1;1;0)" office:value-type="float" office:value="1" calcext:value-type="float">
            <text:p>1</text:p>
          </table:table-cell>
          <table:table-cell table:style-name="ce4" table:formula="of:=IF(LEFT([.A162];1)=&quot;f&quot;;1;0)" office:value-type="float" office:value="1" calcext:value-type="float">
            <text:p>1</text:p>
          </table:table-cell>
          <table:table-cell table:formula="of:=SUBSTITUTE([.B35]; &quot;.&quot;; &quot;,&quot;)*1" office:value-type="float" office:value="0.049776296" calcext:value-type="float">
            <text:p>0,049776296</text:p>
          </table:table-cell>
          <table:table-cell table:formula="of:=[.E35]*[.C35]" office:value-type="float" office:value="0.049776296" calcext:value-type="float">
            <text:p>0,049776296</text:p>
          </table:table-cell>
          <table:table-cell table:formula="of:=IF([.C35]=0;1;0)*[.E35]" office:value-type="float" office:value="0" calcext:value-type="float">
            <text:p>0</text:p>
          </table:table-cell>
          <table:table-cell table:formula="of:=[.E35]*[.D35]" office:value-type="float" office:value="0.049776296" calcext:value-type="float">
            <text:p>0,049776296</text:p>
          </table:table-cell>
          <table:table-cell table:formula="of:=IF([.D35]=0;1;0)*[.E3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entropy()</text:p>
          </table:table-cell>
          <table:table-cell office:value-type="string" calcext:value-type="string">
            <text:p>0.049169292</text:p>
          </table:table-cell>
          <table:table-cell table:style-name="ce3" table:formula="of:=IF(ISNUMBER(FIND(&quot;Acc&quot;;[.A36]))=1;1;0)" office:value-type="float" office:value="1" calcext:value-type="float">
            <text:p>1</text:p>
          </table:table-cell>
          <table:table-cell table:style-name="ce4" table:formula="of:=IF(LEFT([.A163];1)=&quot;f&quot;;1;0)" office:value-type="float" office:value="1" calcext:value-type="float">
            <text:p>1</text:p>
          </table:table-cell>
          <table:table-cell table:formula="of:=SUBSTITUTE([.B36]; &quot;.&quot;; &quot;,&quot;)*1" office:value-type="float" office:value="0.049169292" calcext:value-type="float">
            <text:p>0,049169292</text:p>
          </table:table-cell>
          <table:table-cell table:formula="of:=[.E36]*[.C36]" office:value-type="float" office:value="0.049169292" calcext:value-type="float">
            <text:p>0,049169292</text:p>
          </table:table-cell>
          <table:table-cell table:formula="of:=IF([.C36]=0;1;0)*[.E36]" office:value-type="float" office:value="0" calcext:value-type="float">
            <text:p>0</text:p>
          </table:table-cell>
          <table:table-cell table:formula="of:=[.E36]*[.D36]" office:value-type="float" office:value="0.049169292" calcext:value-type="float">
            <text:p>0,049169292</text:p>
          </table:table-cell>
          <table:table-cell table:formula="of:=IF([.D36]=0;1;0)*[.E3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energy()-Y</text:p>
          </table:table-cell>
          <table:table-cell office:value-type="string" calcext:value-type="string">
            <text:p>0.0489808</text:p>
          </table:table-cell>
          <table:table-cell table:style-name="ce3" table:formula="of:=IF(ISNUMBER(FIND(&quot;Acc&quot;;[.A37]))=1;1;0)" office:value-type="float" office:value="1" calcext:value-type="float">
            <text:p>1</text:p>
          </table:table-cell>
          <table:table-cell table:style-name="ce4" table:formula="of:=IF(LEFT([.A164];1)=&quot;f&quot;;1;0)" office:value-type="float" office:value="0" calcext:value-type="float">
            <text:p>0</text:p>
          </table:table-cell>
          <table:table-cell table:formula="of:=SUBSTITUTE([.B37]; &quot;.&quot;; &quot;,&quot;)*1" office:value-type="float" office:value="0.0489808" calcext:value-type="float">
            <text:p>0,0489808</text:p>
          </table:table-cell>
          <table:table-cell table:formula="of:=[.E37]*[.C37]" office:value-type="float" office:value="0.0489808" calcext:value-type="float">
            <text:p>0,0489808</text:p>
          </table:table-cell>
          <table:table-cell table:formula="of:=IF([.C37]=0;1;0)*[.E37]" office:value-type="float" office:value="0" calcext:value-type="float">
            <text:p>0</text:p>
          </table:table-cell>
          <table:table-cell table:formula="of:=[.E37]*[.D37]" office:value-type="float" office:value="0" calcext:value-type="float">
            <text:p>0</text:p>
          </table:table-cell>
          <table:table-cell table:formula="of:=IF([.D37]=0;1;0)*[.E37]" office:value-type="float" office:value="0.0489808" calcext:value-type="float">
            <text:p>0,04898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entropy()-Y</text:p>
          </table:table-cell>
          <table:table-cell office:value-type="string" calcext:value-type="string">
            <text:p>0.048659691</text:p>
          </table:table-cell>
          <table:table-cell table:style-name="ce3" table:formula="of:=IF(ISNUMBER(FIND(&quot;Acc&quot;;[.A38]))=1;1;0)" office:value-type="float" office:value="1" calcext:value-type="float">
            <text:p>1</text:p>
          </table:table-cell>
          <table:table-cell table:style-name="ce4" table:formula="of:=IF(LEFT([.A165];1)=&quot;f&quot;;1;0)" office:value-type="float" office:value="0" calcext:value-type="float">
            <text:p>0</text:p>
          </table:table-cell>
          <table:table-cell table:formula="of:=SUBSTITUTE([.B38]; &quot;.&quot;; &quot;,&quot;)*1" office:value-type="float" office:value="0.048659691" calcext:value-type="float">
            <text:p>0,048659691</text:p>
          </table:table-cell>
          <table:table-cell table:formula="of:=[.E38]*[.C38]" office:value-type="float" office:value="0.048659691" calcext:value-type="float">
            <text:p>0,048659691</text:p>
          </table:table-cell>
          <table:table-cell table:formula="of:=IF([.C38]=0;1;0)*[.E38]" office:value-type="float" office:value="0" calcext:value-type="float">
            <text:p>0</text:p>
          </table:table-cell>
          <table:table-cell table:formula="of:=[.E38]*[.D38]" office:value-type="float" office:value="0" calcext:value-type="float">
            <text:p>0</text:p>
          </table:table-cell>
          <table:table-cell table:formula="of:=IF([.D38]=0;1;0)*[.E38]" office:value-type="float" office:value="0.048659691" calcext:value-type="float">
            <text:p>0,0486596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kurtosis()-X</text:p>
          </table:table-cell>
          <table:table-cell office:value-type="string" calcext:value-type="string">
            <text:p>0.047776958</text:p>
          </table:table-cell>
          <table:table-cell table:style-name="ce3" table:formula="of:=IF(ISNUMBER(FIND(&quot;Acc&quot;;[.A39]))=1;1;0)" office:value-type="float" office:value="1" calcext:value-type="float">
            <text:p>1</text:p>
          </table:table-cell>
          <table:table-cell table:style-name="ce4" table:formula="of:=IF(LEFT([.A166];1)=&quot;f&quot;;1;0)" office:value-type="float" office:value="0" calcext:value-type="float">
            <text:p>0</text:p>
          </table:table-cell>
          <table:table-cell table:formula="of:=SUBSTITUTE([.B39]; &quot;.&quot;; &quot;,&quot;)*1" office:value-type="float" office:value="0.047776958" calcext:value-type="float">
            <text:p>0,047776958</text:p>
          </table:table-cell>
          <table:table-cell table:formula="of:=[.E39]*[.C39]" office:value-type="float" office:value="0.047776958" calcext:value-type="float">
            <text:p>0,047776958</text:p>
          </table:table-cell>
          <table:table-cell table:formula="of:=IF([.C39]=0;1;0)*[.E39]" office:value-type="float" office:value="0" calcext:value-type="float">
            <text:p>0</text:p>
          </table:table-cell>
          <table:table-cell table:formula="of:=[.E39]*[.D39]" office:value-type="float" office:value="0" calcext:value-type="float">
            <text:p>0</text:p>
          </table:table-cell>
          <table:table-cell table:formula="of:=IF([.D39]=0;1;0)*[.E39]" office:value-type="float" office:value="0.047776958" calcext:value-type="float">
            <text:p>0,0477769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entropy()</text:p>
          </table:table-cell>
          <table:table-cell office:value-type="string" calcext:value-type="string">
            <text:p>0.047085299</text:p>
          </table:table-cell>
          <table:table-cell table:style-name="ce3" table:formula="of:=IF(ISNUMBER(FIND(&quot;Acc&quot;;[.A40]))=1;1;0)" office:value-type="float" office:value="1" calcext:value-type="float">
            <text:p>1</text:p>
          </table:table-cell>
          <table:table-cell table:style-name="ce4" table:formula="of:=IF(LEFT([.A167];1)=&quot;f&quot;;1;0)" office:value-type="float" office:value="0" calcext:value-type="float">
            <text:p>0</text:p>
          </table:table-cell>
          <table:table-cell table:formula="of:=SUBSTITUTE([.B40]; &quot;.&quot;; &quot;,&quot;)*1" office:value-type="float" office:value="0.047085299" calcext:value-type="float">
            <text:p>0,047085299</text:p>
          </table:table-cell>
          <table:table-cell table:formula="of:=[.E40]*[.C40]" office:value-type="float" office:value="0.047085299" calcext:value-type="float">
            <text:p>0,047085299</text:p>
          </table:table-cell>
          <table:table-cell table:formula="of:=IF([.C40]=0;1;0)*[.E40]" office:value-type="float" office:value="0" calcext:value-type="float">
            <text:p>0</text:p>
          </table:table-cell>
          <table:table-cell table:formula="of:=[.E40]*[.D40]" office:value-type="float" office:value="0" calcext:value-type="float">
            <text:p>0</text:p>
          </table:table-cell>
          <table:table-cell table:formula="of:=IF([.D40]=0;1;0)*[.E40]" office:value-type="float" office:value="0.047085299" calcext:value-type="float">
            <text:p>0,0470852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sma()</text:p>
          </table:table-cell>
          <table:table-cell office:value-type="string" calcext:value-type="string">
            <text:p>0.046906726</text:p>
          </table:table-cell>
          <table:table-cell table:style-name="ce3" table:formula="of:=IF(ISNUMBER(FIND(&quot;Acc&quot;;[.A41]))=1;1;0)" office:value-type="float" office:value="0" calcext:value-type="float">
            <text:p>0</text:p>
          </table:table-cell>
          <table:table-cell table:style-name="ce4" table:formula="of:=IF(LEFT([.A168];1)=&quot;f&quot;;1;0)" office:value-type="float" office:value="0" calcext:value-type="float">
            <text:p>0</text:p>
          </table:table-cell>
          <table:table-cell table:formula="of:=SUBSTITUTE([.B41]; &quot;.&quot;; &quot;,&quot;)*1" office:value-type="float" office:value="0.046906726" calcext:value-type="float">
            <text:p>0,046906726</text:p>
          </table:table-cell>
          <table:table-cell table:formula="of:=[.E41]*[.C41]" office:value-type="float" office:value="0" calcext:value-type="float">
            <text:p>0</text:p>
          </table:table-cell>
          <table:table-cell table:formula="of:=IF([.C41]=0;1;0)*[.E41]" office:value-type="float" office:value="0.046906726" calcext:value-type="float">
            <text:p>0,046906726</text:p>
          </table:table-cell>
          <table:table-cell table:formula="of:=[.E41]*[.D41]" office:value-type="float" office:value="0" calcext:value-type="float">
            <text:p>0</text:p>
          </table:table-cell>
          <table:table-cell table:formula="of:=IF([.D41]=0;1;0)*[.E41]" office:value-type="float" office:value="0.046906726" calcext:value-type="float">
            <text:p>0,0469067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entropy()</text:p>
          </table:table-cell>
          <table:table-cell office:value-type="string" calcext:value-type="string">
            <text:p>0.046729308</text:p>
          </table:table-cell>
          <table:table-cell table:style-name="ce3" table:formula="of:=IF(ISNUMBER(FIND(&quot;Acc&quot;;[.A42]))=1;1;0)" office:value-type="float" office:value="1" calcext:value-type="float">
            <text:p>1</text:p>
          </table:table-cell>
          <table:table-cell table:style-name="ce4" table:formula="of:=IF(LEFT([.A169];1)=&quot;f&quot;;1;0)" office:value-type="float" office:value="1" calcext:value-type="float">
            <text:p>1</text:p>
          </table:table-cell>
          <table:table-cell table:formula="of:=SUBSTITUTE([.B42]; &quot;.&quot;; &quot;,&quot;)*1" office:value-type="float" office:value="0.046729308" calcext:value-type="float">
            <text:p>0,046729308</text:p>
          </table:table-cell>
          <table:table-cell table:formula="of:=[.E42]*[.C42]" office:value-type="float" office:value="0.046729308" calcext:value-type="float">
            <text:p>0,046729308</text:p>
          </table:table-cell>
          <table:table-cell table:formula="of:=IF([.C42]=0;1;0)*[.E42]" office:value-type="float" office:value="0" calcext:value-type="float">
            <text:p>0</text:p>
          </table:table-cell>
          <table:table-cell table:formula="of:=[.E42]*[.D42]" office:value-type="float" office:value="0.046729308" calcext:value-type="float">
            <text:p>0,046729308</text:p>
          </table:table-cell>
          <table:table-cell table:formula="of:=IF([.D42]=0;1;0)*[.E4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entropy()</text:p>
          </table:table-cell>
          <table:table-cell office:value-type="string" calcext:value-type="string">
            <text:p>0.046569479</text:p>
          </table:table-cell>
          <table:table-cell table:style-name="ce3" table:formula="of:=IF(ISNUMBER(FIND(&quot;Acc&quot;;[.A43]))=1;1;0)" office:value-type="float" office:value="0" calcext:value-type="float">
            <text:p>0</text:p>
          </table:table-cell>
          <table:table-cell table:style-name="ce4" table:formula="of:=IF(LEFT([.A170];1)=&quot;f&quot;;1;0)" office:value-type="float" office:value="0" calcext:value-type="float">
            <text:p>0</text:p>
          </table:table-cell>
          <table:table-cell table:formula="of:=SUBSTITUTE([.B43]; &quot;.&quot;; &quot;,&quot;)*1" office:value-type="float" office:value="0.046569479" calcext:value-type="float">
            <text:p>0,046569479</text:p>
          </table:table-cell>
          <table:table-cell table:formula="of:=[.E43]*[.C43]" office:value-type="float" office:value="0" calcext:value-type="float">
            <text:p>0</text:p>
          </table:table-cell>
          <table:table-cell table:formula="of:=IF([.C43]=0;1;0)*[.E43]" office:value-type="float" office:value="0.046569479" calcext:value-type="float">
            <text:p>0,046569479</text:p>
          </table:table-cell>
          <table:table-cell table:formula="of:=[.E43]*[.D43]" office:value-type="float" office:value="0" calcext:value-type="float">
            <text:p>0</text:p>
          </table:table-cell>
          <table:table-cell table:formula="of:=IF([.D43]=0;1;0)*[.E43]" office:value-type="float" office:value="0.046569479" calcext:value-type="float">
            <text:p>0,0465694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X,1</text:p>
          </table:table-cell>
          <table:table-cell office:value-type="string" calcext:value-type="string">
            <text:p>0.046523204</text:p>
          </table:table-cell>
          <table:table-cell table:style-name="ce3" table:formula="of:=IF(ISNUMBER(FIND(&quot;Acc&quot;;[.A44]))=1;1;0)" office:value-type="float" office:value="0" calcext:value-type="float">
            <text:p>0</text:p>
          </table:table-cell>
          <table:table-cell table:style-name="ce4" table:formula="of:=IF(LEFT([.A171];1)=&quot;f&quot;;1;0)" office:value-type="float" office:value="1" calcext:value-type="float">
            <text:p>1</text:p>
          </table:table-cell>
          <table:table-cell table:formula="of:=SUBSTITUTE([.B44]; &quot;.&quot;; &quot;,&quot;)*1" office:value-type="float" office:value="0.046523204" calcext:value-type="float">
            <text:p>0,046523204</text:p>
          </table:table-cell>
          <table:table-cell table:formula="of:=[.E44]*[.C44]" office:value-type="float" office:value="0" calcext:value-type="float">
            <text:p>0</text:p>
          </table:table-cell>
          <table:table-cell table:formula="of:=IF([.C44]=0;1;0)*[.E44]" office:value-type="float" office:value="0.046523204" calcext:value-type="float">
            <text:p>0,046523204</text:p>
          </table:table-cell>
          <table:table-cell table:formula="of:=[.E44]*[.D44]" office:value-type="float" office:value="0.046523204" calcext:value-type="float">
            <text:p>0,046523204</text:p>
          </table:table-cell>
          <table:table-cell table:formula="of:=IF([.D44]=0;1;0)*[.E4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entropy()-X</text:p>
          </table:table-cell>
          <table:table-cell office:value-type="string" calcext:value-type="string">
            <text:p>0.045917298</text:p>
          </table:table-cell>
          <table:table-cell table:style-name="ce3" table:formula="of:=IF(ISNUMBER(FIND(&quot;Acc&quot;;[.A45]))=1;1;0)" office:value-type="float" office:value="1" calcext:value-type="float">
            <text:p>1</text:p>
          </table:table-cell>
          <table:table-cell table:style-name="ce4" table:formula="of:=IF(LEFT([.A172];1)=&quot;f&quot;;1;0)" office:value-type="float" office:value="0" calcext:value-type="float">
            <text:p>0</text:p>
          </table:table-cell>
          <table:table-cell table:formula="of:=SUBSTITUTE([.B45]; &quot;.&quot;; &quot;,&quot;)*1" office:value-type="float" office:value="0.045917298" calcext:value-type="float">
            <text:p>0,045917298</text:p>
          </table:table-cell>
          <table:table-cell table:formula="of:=[.E45]*[.C45]" office:value-type="float" office:value="0.045917298" calcext:value-type="float">
            <text:p>0,045917298</text:p>
          </table:table-cell>
          <table:table-cell table:formula="of:=IF([.C45]=0;1;0)*[.E45]" office:value-type="float" office:value="0" calcext:value-type="float">
            <text:p>0</text:p>
          </table:table-cell>
          <table:table-cell table:formula="of:=[.E45]*[.D45]" office:value-type="float" office:value="0" calcext:value-type="float">
            <text:p>0</text:p>
          </table:table-cell>
          <table:table-cell table:formula="of:=IF([.D45]=0;1;0)*[.E45]" office:value-type="float" office:value="0.045917298" calcext:value-type="float">
            <text:p>0,0459172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X,3</text:p>
          </table:table-cell>
          <table:table-cell office:value-type="string" calcext:value-type="string">
            <text:p>0.045784178</text:p>
          </table:table-cell>
          <table:table-cell table:style-name="ce3" table:formula="of:=IF(ISNUMBER(FIND(&quot;Acc&quot;;[.A46]))=1;1;0)" office:value-type="float" office:value="1" calcext:value-type="float">
            <text:p>1</text:p>
          </table:table-cell>
          <table:table-cell table:style-name="ce4" table:formula="of:=IF(LEFT([.A173];1)=&quot;f&quot;;1;0)" office:value-type="float" office:value="1" calcext:value-type="float">
            <text:p>1</text:p>
          </table:table-cell>
          <table:table-cell table:formula="of:=SUBSTITUTE([.B46]; &quot;.&quot;; &quot;,&quot;)*1" office:value-type="float" office:value="0.045784178" calcext:value-type="float">
            <text:p>0,045784178</text:p>
          </table:table-cell>
          <table:table-cell table:formula="of:=[.E46]*[.C46]" office:value-type="float" office:value="0.045784178" calcext:value-type="float">
            <text:p>0,045784178</text:p>
          </table:table-cell>
          <table:table-cell table:formula="of:=IF([.C46]=0;1;0)*[.E46]" office:value-type="float" office:value="0" calcext:value-type="float">
            <text:p>0</text:p>
          </table:table-cell>
          <table:table-cell table:formula="of:=[.E46]*[.D46]" office:value-type="float" office:value="0.045784178" calcext:value-type="float">
            <text:p>0,045784178</text:p>
          </table:table-cell>
          <table:table-cell table:formula="of:=IF([.D46]=0;1;0)*[.E4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kurtosis()</text:p>
          </table:table-cell>
          <table:table-cell office:value-type="string" calcext:value-type="string">
            <text:p>0.0438607</text:p>
          </table:table-cell>
          <table:table-cell table:style-name="ce3" table:formula="of:=IF(ISNUMBER(FIND(&quot;Acc&quot;;[.A47]))=1;1;0)" office:value-type="float" office:value="1" calcext:value-type="float">
            <text:p>1</text:p>
          </table:table-cell>
          <table:table-cell table:style-name="ce4" table:formula="of:=IF(LEFT([.A174];1)=&quot;f&quot;;1;0)" office:value-type="float" office:value="0" calcext:value-type="float">
            <text:p>0</text:p>
          </table:table-cell>
          <table:table-cell table:formula="of:=SUBSTITUTE([.B47]; &quot;.&quot;; &quot;,&quot;)*1" office:value-type="float" office:value="0.0438607" calcext:value-type="float">
            <text:p>0,0438607</text:p>
          </table:table-cell>
          <table:table-cell table:formula="of:=[.E47]*[.C47]" office:value-type="float" office:value="0.0438607" calcext:value-type="float">
            <text:p>0,0438607</text:p>
          </table:table-cell>
          <table:table-cell table:formula="of:=IF([.C47]=0;1;0)*[.E47]" office:value-type="float" office:value="0" calcext:value-type="float">
            <text:p>0</text:p>
          </table:table-cell>
          <table:table-cell table:formula="of:=[.E47]*[.D47]" office:value-type="float" office:value="0" calcext:value-type="float">
            <text:p>0</text:p>
          </table:table-cell>
          <table:table-cell table:formula="of:=IF([.D47]=0;1;0)*[.E47]" office:value-type="float" office:value="0.0438607" calcext:value-type="float">
            <text:p>0,043860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entropy()</text:p>
          </table:table-cell>
          <table:table-cell office:value-type="string" calcext:value-type="string">
            <text:p>0.043555899</text:p>
          </table:table-cell>
          <table:table-cell table:style-name="ce3" table:formula="of:=IF(ISNUMBER(FIND(&quot;Acc&quot;;[.A48]))=1;1;0)" office:value-type="float" office:value="0" calcext:value-type="float">
            <text:p>0</text:p>
          </table:table-cell>
          <table:table-cell table:style-name="ce4" table:formula="of:=IF(LEFT([.A175];1)=&quot;f&quot;;1;0)" office:value-type="float" office:value="1" calcext:value-type="float">
            <text:p>1</text:p>
          </table:table-cell>
          <table:table-cell table:formula="of:=SUBSTITUTE([.B48]; &quot;.&quot;; &quot;,&quot;)*1" office:value-type="float" office:value="0.043555899" calcext:value-type="float">
            <text:p>0,043555899</text:p>
          </table:table-cell>
          <table:table-cell table:formula="of:=[.E48]*[.C48]" office:value-type="float" office:value="0" calcext:value-type="float">
            <text:p>0</text:p>
          </table:table-cell>
          <table:table-cell table:formula="of:=IF([.C48]=0;1;0)*[.E48]" office:value-type="float" office:value="0.043555899" calcext:value-type="float">
            <text:p>0,043555899</text:p>
          </table:table-cell>
          <table:table-cell table:formula="of:=[.E48]*[.D48]" office:value-type="float" office:value="0.043555899" calcext:value-type="float">
            <text:p>0,043555899</text:p>
          </table:table-cell>
          <table:table-cell table:formula="of:=IF([.D48]=0;1;0)*[.E4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correlation()-X,Z</text:p>
          </table:table-cell>
          <table:table-cell office:value-type="string" calcext:value-type="string">
            <text:p>0.042660646</text:p>
          </table:table-cell>
          <table:table-cell table:style-name="ce3" table:formula="of:=IF(ISNUMBER(FIND(&quot;Acc&quot;;[.A49]))=1;1;0)" office:value-type="float" office:value="1" calcext:value-type="float">
            <text:p>1</text:p>
          </table:table-cell>
          <table:table-cell table:style-name="ce4" table:formula="of:=IF(LEFT([.A176];1)=&quot;f&quot;;1;0)" office:value-type="float" office:value="0" calcext:value-type="float">
            <text:p>0</text:p>
          </table:table-cell>
          <table:table-cell table:formula="of:=SUBSTITUTE([.B49]; &quot;.&quot;; &quot;,&quot;)*1" office:value-type="float" office:value="0.042660646" calcext:value-type="float">
            <text:p>0,042660646</text:p>
          </table:table-cell>
          <table:table-cell table:formula="of:=[.E49]*[.C49]" office:value-type="float" office:value="0.042660646" calcext:value-type="float">
            <text:p>0,042660646</text:p>
          </table:table-cell>
          <table:table-cell table:formula="of:=IF([.C49]=0;1;0)*[.E49]" office:value-type="float" office:value="0" calcext:value-type="float">
            <text:p>0</text:p>
          </table:table-cell>
          <table:table-cell table:formula="of:=[.E49]*[.D49]" office:value-type="float" office:value="0" calcext:value-type="float">
            <text:p>0</text:p>
          </table:table-cell>
          <table:table-cell table:formula="of:=IF([.D49]=0;1;0)*[.E49]" office:value-type="float" office:value="0.042660646" calcext:value-type="float">
            <text:p>0,0426606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mean()</text:p>
          </table:table-cell>
          <table:table-cell office:value-type="string" calcext:value-type="string">
            <text:p>0.042526523</text:p>
          </table:table-cell>
          <table:table-cell table:style-name="ce3" table:formula="of:=IF(ISNUMBER(FIND(&quot;Acc&quot;;[.A50]))=1;1;0)" office:value-type="float" office:value="0" calcext:value-type="float">
            <text:p>0</text:p>
          </table:table-cell>
          <table:table-cell table:style-name="ce4" table:formula="of:=IF(LEFT([.A177];1)=&quot;f&quot;;1;0)" office:value-type="float" office:value="1" calcext:value-type="float">
            <text:p>1</text:p>
          </table:table-cell>
          <table:table-cell table:formula="of:=SUBSTITUTE([.B50]; &quot;.&quot;; &quot;,&quot;)*1" office:value-type="float" office:value="0.042526523" calcext:value-type="float">
            <text:p>0,042526523</text:p>
          </table:table-cell>
          <table:table-cell table:formula="of:=[.E50]*[.C50]" office:value-type="float" office:value="0" calcext:value-type="float">
            <text:p>0</text:p>
          </table:table-cell>
          <table:table-cell table:formula="of:=IF([.C50]=0;1;0)*[.E50]" office:value-type="float" office:value="0.042526523" calcext:value-type="float">
            <text:p>0,042526523</text:p>
          </table:table-cell>
          <table:table-cell table:formula="of:=[.E50]*[.D50]" office:value-type="float" office:value="0.042526523" calcext:value-type="float">
            <text:p>0,042526523</text:p>
          </table:table-cell>
          <table:table-cell table:formula="of:=IF([.D50]=0;1;0)*[.E5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sma()</text:p>
          </table:table-cell>
          <table:table-cell office:value-type="string" calcext:value-type="string">
            <text:p>0.042526523</text:p>
          </table:table-cell>
          <table:table-cell table:style-name="ce3" table:formula="of:=IF(ISNUMBER(FIND(&quot;Acc&quot;;[.A51]))=1;1;0)" office:value-type="float" office:value="0" calcext:value-type="float">
            <text:p>0</text:p>
          </table:table-cell>
          <table:table-cell table:style-name="ce4" table:formula="of:=IF(LEFT([.A178];1)=&quot;f&quot;;1;0)" office:value-type="float" office:value="0" calcext:value-type="float">
            <text:p>0</text:p>
          </table:table-cell>
          <table:table-cell table:formula="of:=SUBSTITUTE([.B51]; &quot;.&quot;; &quot;,&quot;)*1" office:value-type="float" office:value="0.042526523" calcext:value-type="float">
            <text:p>0,042526523</text:p>
          </table:table-cell>
          <table:table-cell table:formula="of:=[.E51]*[.C51]" office:value-type="float" office:value="0" calcext:value-type="float">
            <text:p>0</text:p>
          </table:table-cell>
          <table:table-cell table:formula="of:=IF([.C51]=0;1;0)*[.E51]" office:value-type="float" office:value="0.042526523" calcext:value-type="float">
            <text:p>0,042526523</text:p>
          </table:table-cell>
          <table:table-cell table:formula="of:=[.E51]*[.D51]" office:value-type="float" office:value="0" calcext:value-type="float">
            <text:p>0</text:p>
          </table:table-cell>
          <table:table-cell table:formula="of:=IF([.D51]=0;1;0)*[.E51]" office:value-type="float" office:value="0.042526523" calcext:value-type="float">
            <text:p>0,0425265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skewness()-Y</text:p>
          </table:table-cell>
          <table:table-cell office:value-type="string" calcext:value-type="string">
            <text:p>0.042288118</text:p>
          </table:table-cell>
          <table:table-cell table:style-name="ce3" table:formula="of:=IF(ISNUMBER(FIND(&quot;Acc&quot;;[.A52]))=1;1;0)" office:value-type="float" office:value="1" calcext:value-type="float">
            <text:p>1</text:p>
          </table:table-cell>
          <table:table-cell table:style-name="ce4" table:formula="of:=IF(LEFT([.A179];1)=&quot;f&quot;;1;0)" office:value-type="float" office:value="1" calcext:value-type="float">
            <text:p>1</text:p>
          </table:table-cell>
          <table:table-cell table:formula="of:=SUBSTITUTE([.B52]; &quot;.&quot;; &quot;,&quot;)*1" office:value-type="float" office:value="0.042288118" calcext:value-type="float">
            <text:p>0,042288118</text:p>
          </table:table-cell>
          <table:table-cell table:formula="of:=[.E52]*[.C52]" office:value-type="float" office:value="0.042288118" calcext:value-type="float">
            <text:p>0,042288118</text:p>
          </table:table-cell>
          <table:table-cell table:formula="of:=IF([.C52]=0;1;0)*[.E52]" office:value-type="float" office:value="0" calcext:value-type="float">
            <text:p>0</text:p>
          </table:table-cell>
          <table:table-cell table:formula="of:=[.E52]*[.D52]" office:value-type="float" office:value="0.042288118" calcext:value-type="float">
            <text:p>0,042288118</text:p>
          </table:table-cell>
          <table:table-cell table:formula="of:=IF([.D52]=0;1;0)*[.E5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iqr()-X</text:p>
          </table:table-cell>
          <table:table-cell office:value-type="string" calcext:value-type="string">
            <text:p>0.042283113</text:p>
          </table:table-cell>
          <table:table-cell table:style-name="ce3" table:formula="of:=IF(ISNUMBER(FIND(&quot;Acc&quot;;[.A53]))=1;1;0)" office:value-type="float" office:value="0" calcext:value-type="float">
            <text:p>0</text:p>
          </table:table-cell>
          <table:table-cell table:style-name="ce4" table:formula="of:=IF(LEFT([.A180];1)=&quot;f&quot;;1;0)" office:value-type="float" office:value="0" calcext:value-type="float">
            <text:p>0</text:p>
          </table:table-cell>
          <table:table-cell table:formula="of:=SUBSTITUTE([.B53]; &quot;.&quot;; &quot;,&quot;)*1" office:value-type="float" office:value="0.042283113" calcext:value-type="float">
            <text:p>0,042283113</text:p>
          </table:table-cell>
          <table:table-cell table:formula="of:=[.E53]*[.C53]" office:value-type="float" office:value="0" calcext:value-type="float">
            <text:p>0</text:p>
          </table:table-cell>
          <table:table-cell table:formula="of:=IF([.C53]=0;1;0)*[.E53]" office:value-type="float" office:value="0.042283113" calcext:value-type="float">
            <text:p>0,042283113</text:p>
          </table:table-cell>
          <table:table-cell table:formula="of:=[.E53]*[.D53]" office:value-type="float" office:value="0" calcext:value-type="float">
            <text:p>0</text:p>
          </table:table-cell>
          <table:table-cell table:formula="of:=IF([.D53]=0;1;0)*[.E53]" office:value-type="float" office:value="0.042283113" calcext:value-type="float">
            <text:p>0,0422831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entropy()</text:p>
          </table:table-cell>
          <table:table-cell office:value-type="string" calcext:value-type="string">
            <text:p>0.0420976</text:p>
          </table:table-cell>
          <table:table-cell table:style-name="ce3" table:formula="of:=IF(ISNUMBER(FIND(&quot;Acc&quot;;[.A54]))=1;1;0)" office:value-type="float" office:value="0" calcext:value-type="float">
            <text:p>0</text:p>
          </table:table-cell>
          <table:table-cell table:style-name="ce4" table:formula="of:=IF(LEFT([.A181];1)=&quot;f&quot;;1;0)" office:value-type="float" office:value="1" calcext:value-type="float">
            <text:p>1</text:p>
          </table:table-cell>
          <table:table-cell table:formula="of:=SUBSTITUTE([.B54]; &quot;.&quot;; &quot;,&quot;)*1" office:value-type="float" office:value="0.0420976" calcext:value-type="float">
            <text:p>0,0420976</text:p>
          </table:table-cell>
          <table:table-cell table:formula="of:=[.E54]*[.C54]" office:value-type="float" office:value="0" calcext:value-type="float">
            <text:p>0</text:p>
          </table:table-cell>
          <table:table-cell table:formula="of:=IF([.C54]=0;1;0)*[.E54]" office:value-type="float" office:value="0.0420976" calcext:value-type="float">
            <text:p>0,0420976</text:p>
          </table:table-cell>
          <table:table-cell table:formula="of:=[.E54]*[.D54]" office:value-type="float" office:value="0.0420976" calcext:value-type="float">
            <text:p>0,0420976</text:p>
          </table:table-cell>
          <table:table-cell table:formula="of:=IF([.D54]=0;1;0)*[.E5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X,4</text:p>
          </table:table-cell>
          <table:table-cell office:value-type="string" calcext:value-type="string">
            <text:p>0.041848495</text:p>
          </table:table-cell>
          <table:table-cell table:style-name="ce3" table:formula="of:=IF(ISNUMBER(FIND(&quot;Acc&quot;;[.A55]))=1;1;0)" office:value-type="float" office:value="0" calcext:value-type="float">
            <text:p>0</text:p>
          </table:table-cell>
          <table:table-cell table:style-name="ce4" table:formula="of:=IF(LEFT([.A182];1)=&quot;f&quot;;1;0)" office:value-type="float" office:value="1" calcext:value-type="float">
            <text:p>1</text:p>
          </table:table-cell>
          <table:table-cell table:formula="of:=SUBSTITUTE([.B55]; &quot;.&quot;; &quot;,&quot;)*1" office:value-type="float" office:value="0.041848495" calcext:value-type="float">
            <text:p>0,041848495</text:p>
          </table:table-cell>
          <table:table-cell table:formula="of:=[.E55]*[.C55]" office:value-type="float" office:value="0" calcext:value-type="float">
            <text:p>0</text:p>
          </table:table-cell>
          <table:table-cell table:formula="of:=IF([.C55]=0;1;0)*[.E55]" office:value-type="float" office:value="0.041848495" calcext:value-type="float">
            <text:p>0,041848495</text:p>
          </table:table-cell>
          <table:table-cell table:formula="of:=[.E55]*[.D55]" office:value-type="float" office:value="0.041848495" calcext:value-type="float">
            <text:p>0,041848495</text:p>
          </table:table-cell>
          <table:table-cell table:formula="of:=IF([.D55]=0;1;0)*[.E5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correlation()-X,Y</text:p>
          </table:table-cell>
          <table:table-cell office:value-type="string" calcext:value-type="string">
            <text:p>0.041549727</text:p>
          </table:table-cell>
          <table:table-cell table:style-name="ce3" table:formula="of:=IF(ISNUMBER(FIND(&quot;Acc&quot;;[.A56]))=1;1;0)" office:value-type="float" office:value="0" calcext:value-type="float">
            <text:p>0</text:p>
          </table:table-cell>
          <table:table-cell table:style-name="ce4" table:formula="of:=IF(LEFT([.A183];1)=&quot;f&quot;;1;0)" office:value-type="float" office:value="0" calcext:value-type="float">
            <text:p>0</text:p>
          </table:table-cell>
          <table:table-cell table:formula="of:=SUBSTITUTE([.B56]; &quot;.&quot;; &quot;,&quot;)*1" office:value-type="float" office:value="0.041549727" calcext:value-type="float">
            <text:p>0,041549727</text:p>
          </table:table-cell>
          <table:table-cell table:formula="of:=[.E56]*[.C56]" office:value-type="float" office:value="0" calcext:value-type="float">
            <text:p>0</text:p>
          </table:table-cell>
          <table:table-cell table:formula="of:=IF([.C56]=0;1;0)*[.E56]" office:value-type="float" office:value="0.041549727" calcext:value-type="float">
            <text:p>0,041549727</text:p>
          </table:table-cell>
          <table:table-cell table:formula="of:=[.E56]*[.D56]" office:value-type="float" office:value="0" calcext:value-type="float">
            <text:p>0</text:p>
          </table:table-cell>
          <table:table-cell table:formula="of:=IF([.D56]=0;1;0)*[.E56]" office:value-type="float" office:value="0.041549727" calcext:value-type="float">
            <text:p>0,0415497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X,1</text:p>
          </table:table-cell>
          <table:table-cell office:value-type="string" calcext:value-type="string">
            <text:p>0.041206026</text:p>
          </table:table-cell>
          <table:table-cell table:style-name="ce3" table:formula="of:=IF(ISNUMBER(FIND(&quot;Acc&quot;;[.A57]))=1;1;0)" office:value-type="float" office:value="0" calcext:value-type="float">
            <text:p>0</text:p>
          </table:table-cell>
          <table:table-cell table:style-name="ce4" table:formula="of:=IF(LEFT([.A184];1)=&quot;f&quot;;1;0)" office:value-type="float" office:value="1" calcext:value-type="float">
            <text:p>1</text:p>
          </table:table-cell>
          <table:table-cell table:formula="of:=SUBSTITUTE([.B57]; &quot;.&quot;; &quot;,&quot;)*1" office:value-type="float" office:value="0.041206026" calcext:value-type="float">
            <text:p>0,041206026</text:p>
          </table:table-cell>
          <table:table-cell table:formula="of:=[.E57]*[.C57]" office:value-type="float" office:value="0" calcext:value-type="float">
            <text:p>0</text:p>
          </table:table-cell>
          <table:table-cell table:formula="of:=IF([.C57]=0;1;0)*[.E57]" office:value-type="float" office:value="0.041206026" calcext:value-type="float">
            <text:p>0,041206026</text:p>
          </table:table-cell>
          <table:table-cell table:formula="of:=[.E57]*[.D57]" office:value-type="float" office:value="0.041206026" calcext:value-type="float">
            <text:p>0,041206026</text:p>
          </table:table-cell>
          <table:table-cell table:formula="of:=IF([.D57]=0;1;0)*[.E5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Z,3</text:p>
          </table:table-cell>
          <table:table-cell office:value-type="string" calcext:value-type="string">
            <text:p>0.040862131</text:p>
          </table:table-cell>
          <table:table-cell table:style-name="ce3" table:formula="of:=IF(ISNUMBER(FIND(&quot;Acc&quot;;[.A58]))=1;1;0)" office:value-type="float" office:value="0" calcext:value-type="float">
            <text:p>0</text:p>
          </table:table-cell>
          <table:table-cell table:style-name="ce4" table:formula="of:=IF(LEFT([.A185];1)=&quot;f&quot;;1;0)" office:value-type="float" office:value="0" calcext:value-type="float">
            <text:p>0</text:p>
          </table:table-cell>
          <table:table-cell table:formula="of:=SUBSTITUTE([.B58]; &quot;.&quot;; &quot;,&quot;)*1" office:value-type="float" office:value="0.040862131" calcext:value-type="float">
            <text:p>0,040862131</text:p>
          </table:table-cell>
          <table:table-cell table:formula="of:=[.E58]*[.C58]" office:value-type="float" office:value="0" calcext:value-type="float">
            <text:p>0</text:p>
          </table:table-cell>
          <table:table-cell table:formula="of:=IF([.C58]=0;1;0)*[.E58]" office:value-type="float" office:value="0.040862131" calcext:value-type="float">
            <text:p>0,040862131</text:p>
          </table:table-cell>
          <table:table-cell table:formula="of:=[.E58]*[.D58]" office:value-type="float" office:value="0" calcext:value-type="float">
            <text:p>0</text:p>
          </table:table-cell>
          <table:table-cell table:formula="of:=IF([.D58]=0;1;0)*[.E58]" office:value-type="float" office:value="0.040862131" calcext:value-type="float">
            <text:p>0,0408621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ax()-Z</text:p>
          </table:table-cell>
          <table:table-cell office:value-type="string" calcext:value-type="string">
            <text:p>0.040500757</text:p>
          </table:table-cell>
          <table:table-cell table:style-name="ce3" table:formula="of:=IF(ISNUMBER(FIND(&quot;Acc&quot;;[.A59]))=1;1;0)" office:value-type="float" office:value="1" calcext:value-type="float">
            <text:p>1</text:p>
          </table:table-cell>
          <table:table-cell table:style-name="ce4" table:formula="of:=IF(LEFT([.A186];1)=&quot;f&quot;;1;0)" office:value-type="float" office:value="1" calcext:value-type="float">
            <text:p>1</text:p>
          </table:table-cell>
          <table:table-cell table:formula="of:=SUBSTITUTE([.B59]; &quot;.&quot;; &quot;,&quot;)*1" office:value-type="float" office:value="0.040500757" calcext:value-type="float">
            <text:p>0,040500757</text:p>
          </table:table-cell>
          <table:table-cell table:formula="of:=[.E59]*[.C59]" office:value-type="float" office:value="0.040500757" calcext:value-type="float">
            <text:p>0,040500757</text:p>
          </table:table-cell>
          <table:table-cell table:formula="of:=IF([.C59]=0;1;0)*[.E59]" office:value-type="float" office:value="0" calcext:value-type="float">
            <text:p>0</text:p>
          </table:table-cell>
          <table:table-cell table:formula="of:=[.E59]*[.D59]" office:value-type="float" office:value="0.040500757" calcext:value-type="float">
            <text:p>0,040500757</text:p>
          </table:table-cell>
          <table:table-cell table:formula="of:=IF([.D59]=0;1;0)*[.E5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in()-Z</text:p>
          </table:table-cell>
          <table:table-cell office:value-type="string" calcext:value-type="string">
            <text:p>0.039826524</text:p>
          </table:table-cell>
          <table:table-cell table:style-name="ce3" table:formula="of:=IF(ISNUMBER(FIND(&quot;Acc&quot;;[.A60]))=1;1;0)" office:value-type="float" office:value="0" calcext:value-type="float">
            <text:p>0</text:p>
          </table:table-cell>
          <table:table-cell table:style-name="ce4" table:formula="of:=IF(LEFT([.A187];1)=&quot;f&quot;;1;0)" office:value-type="float" office:value="1" calcext:value-type="float">
            <text:p>1</text:p>
          </table:table-cell>
          <table:table-cell table:formula="of:=SUBSTITUTE([.B60]; &quot;.&quot;; &quot;,&quot;)*1" office:value-type="float" office:value="0.039826524" calcext:value-type="float">
            <text:p>0,039826524</text:p>
          </table:table-cell>
          <table:table-cell table:formula="of:=[.E60]*[.C60]" office:value-type="float" office:value="0" calcext:value-type="float">
            <text:p>0</text:p>
          </table:table-cell>
          <table:table-cell table:formula="of:=IF([.C60]=0;1;0)*[.E60]" office:value-type="float" office:value="0.039826524" calcext:value-type="float">
            <text:p>0,039826524</text:p>
          </table:table-cell>
          <table:table-cell table:formula="of:=[.E60]*[.D60]" office:value-type="float" office:value="0.039826524" calcext:value-type="float">
            <text:p>0,039826524</text:p>
          </table:table-cell>
          <table:table-cell table:formula="of:=IF([.D60]=0;1;0)*[.E6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skewness()</text:p>
          </table:table-cell>
          <table:table-cell office:value-type="string" calcext:value-type="string">
            <text:p>0.039173116</text:p>
          </table:table-cell>
          <table:table-cell table:style-name="ce3" table:formula="of:=IF(ISNUMBER(FIND(&quot;Acc&quot;;[.A61]))=1;1;0)" office:value-type="float" office:value="1" calcext:value-type="float">
            <text:p>1</text:p>
          </table:table-cell>
          <table:table-cell table:style-name="ce4" table:formula="of:=IF(LEFT([.A188];1)=&quot;f&quot;;1;0)" office:value-type="float" office:value="1" calcext:value-type="float">
            <text:p>1</text:p>
          </table:table-cell>
          <table:table-cell table:formula="of:=SUBSTITUTE([.B61]; &quot;.&quot;; &quot;,&quot;)*1" office:value-type="float" office:value="0.039173116" calcext:value-type="float">
            <text:p>0,039173116</text:p>
          </table:table-cell>
          <table:table-cell table:formula="of:=[.E61]*[.C61]" office:value-type="float" office:value="0.039173116" calcext:value-type="float">
            <text:p>0,039173116</text:p>
          </table:table-cell>
          <table:table-cell table:formula="of:=IF([.C61]=0;1;0)*[.E61]" office:value-type="float" office:value="0" calcext:value-type="float">
            <text:p>0</text:p>
          </table:table-cell>
          <table:table-cell table:formula="of:=[.E61]*[.D61]" office:value-type="float" office:value="0.039173116" calcext:value-type="float">
            <text:p>0,039173116</text:p>
          </table:table-cell>
          <table:table-cell table:formula="of:=IF([.D61]=0;1;0)*[.E6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Y,1</text:p>
          </table:table-cell>
          <table:table-cell office:value-type="string" calcext:value-type="string">
            <text:p>0.039114802</text:p>
          </table:table-cell>
          <table:table-cell table:style-name="ce3" table:formula="of:=IF(ISNUMBER(FIND(&quot;Acc&quot;;[.A62]))=1;1;0)" office:value-type="float" office:value="1" calcext:value-type="float">
            <text:p>1</text:p>
          </table:table-cell>
          <table:table-cell table:style-name="ce4" table:formula="of:=IF(LEFT([.A189];1)=&quot;f&quot;;1;0)" office:value-type="float" office:value="0" calcext:value-type="float">
            <text:p>0</text:p>
          </table:table-cell>
          <table:table-cell table:formula="of:=SUBSTITUTE([.B62]; &quot;.&quot;; &quot;,&quot;)*1" office:value-type="float" office:value="0.039114802" calcext:value-type="float">
            <text:p>0,039114802</text:p>
          </table:table-cell>
          <table:table-cell table:formula="of:=[.E62]*[.C62]" office:value-type="float" office:value="0.039114802" calcext:value-type="float">
            <text:p>0,039114802</text:p>
          </table:table-cell>
          <table:table-cell table:formula="of:=IF([.C62]=0;1;0)*[.E62]" office:value-type="float" office:value="0" calcext:value-type="float">
            <text:p>0</text:p>
          </table:table-cell>
          <table:table-cell table:formula="of:=[.E62]*[.D62]" office:value-type="float" office:value="0" calcext:value-type="float">
            <text:p>0</text:p>
          </table:table-cell>
          <table:table-cell table:formula="of:=IF([.D62]=0;1;0)*[.E62]" office:value-type="float" office:value="0.039114802" calcext:value-type="float">
            <text:p>0,0391148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min()</text:p>
          </table:table-cell>
          <table:table-cell office:value-type="string" calcext:value-type="string">
            <text:p>0.038891374</text:p>
          </table:table-cell>
          <table:table-cell table:style-name="ce3" table:formula="of:=IF(ISNUMBER(FIND(&quot;Acc&quot;;[.A63]))=1;1;0)" office:value-type="float" office:value="0" calcext:value-type="float">
            <text:p>0</text:p>
          </table:table-cell>
          <table:table-cell table:style-name="ce4" table:formula="of:=IF(LEFT([.A190];1)=&quot;f&quot;;1;0)" office:value-type="float" office:value="0" calcext:value-type="float">
            <text:p>0</text:p>
          </table:table-cell>
          <table:table-cell table:formula="of:=SUBSTITUTE([.B63]; &quot;.&quot;; &quot;,&quot;)*1" office:value-type="float" office:value="0.038891374" calcext:value-type="float">
            <text:p>0,038891374</text:p>
          </table:table-cell>
          <table:table-cell table:formula="of:=[.E63]*[.C63]" office:value-type="float" office:value="0" calcext:value-type="float">
            <text:p>0</text:p>
          </table:table-cell>
          <table:table-cell table:formula="of:=IF([.C63]=0;1;0)*[.E63]" office:value-type="float" office:value="0.038891374" calcext:value-type="float">
            <text:p>0,038891374</text:p>
          </table:table-cell>
          <table:table-cell table:formula="of:=[.E63]*[.D63]" office:value-type="float" office:value="0" calcext:value-type="float">
            <text:p>0</text:p>
          </table:table-cell>
          <table:table-cell table:formula="of:=IF([.D63]=0;1;0)*[.E63]" office:value-type="float" office:value="0.038891374" calcext:value-type="float">
            <text:p>0,0388913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X,2</text:p>
          </table:table-cell>
          <table:table-cell office:value-type="string" calcext:value-type="string">
            <text:p>0.03881006</text:p>
          </table:table-cell>
          <table:table-cell table:style-name="ce3" table:formula="of:=IF(ISNUMBER(FIND(&quot;Acc&quot;;[.A64]))=1;1;0)" office:value-type="float" office:value="1" calcext:value-type="float">
            <text:p>1</text:p>
          </table:table-cell>
          <table:table-cell table:style-name="ce4" table:formula="of:=IF(LEFT([.A191];1)=&quot;f&quot;;1;0)" office:value-type="float" office:value="0" calcext:value-type="float">
            <text:p>0</text:p>
          </table:table-cell>
          <table:table-cell table:formula="of:=SUBSTITUTE([.B64]; &quot;.&quot;; &quot;,&quot;)*1" office:value-type="float" office:value="0.03881006" calcext:value-type="float">
            <text:p>0,03881006</text:p>
          </table:table-cell>
          <table:table-cell table:formula="of:=[.E64]*[.C64]" office:value-type="float" office:value="0.03881006" calcext:value-type="float">
            <text:p>0,03881006</text:p>
          </table:table-cell>
          <table:table-cell table:formula="of:=IF([.C64]=0;1;0)*[.E64]" office:value-type="float" office:value="0" calcext:value-type="float">
            <text:p>0</text:p>
          </table:table-cell>
          <table:table-cell table:formula="of:=[.E64]*[.D64]" office:value-type="float" office:value="0" calcext:value-type="float">
            <text:p>0</text:p>
          </table:table-cell>
          <table:table-cell table:formula="of:=IF([.D64]=0;1;0)*[.E64]" office:value-type="float" office:value="0.03881006" calcext:value-type="float">
            <text:p>0,038810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max()</text:p>
          </table:table-cell>
          <table:table-cell office:value-type="string" calcext:value-type="string">
            <text:p>0.038779704</text:p>
          </table:table-cell>
          <table:table-cell table:style-name="ce3" table:formula="of:=IF(ISNUMBER(FIND(&quot;Acc&quot;;[.A65]))=1;1;0)" office:value-type="float" office:value="1" calcext:value-type="float">
            <text:p>1</text:p>
          </table:table-cell>
          <table:table-cell table:style-name="ce4" table:formula="of:=IF(LEFT([.A192];1)=&quot;f&quot;;1;0)" office:value-type="float" office:value="1" calcext:value-type="float">
            <text:p>1</text:p>
          </table:table-cell>
          <table:table-cell table:formula="of:=SUBSTITUTE([.B65]; &quot;.&quot;; &quot;,&quot;)*1" office:value-type="float" office:value="0.038779704" calcext:value-type="float">
            <text:p>0,038779704</text:p>
          </table:table-cell>
          <table:table-cell table:formula="of:=[.E65]*[.C65]" office:value-type="float" office:value="0.038779704" calcext:value-type="float">
            <text:p>0,038779704</text:p>
          </table:table-cell>
          <table:table-cell table:formula="of:=IF([.C65]=0;1;0)*[.E65]" office:value-type="float" office:value="0" calcext:value-type="float">
            <text:p>0</text:p>
          </table:table-cell>
          <table:table-cell table:formula="of:=[.E65]*[.D65]" office:value-type="float" office:value="0.038779704" calcext:value-type="float">
            <text:p>0,038779704</text:p>
          </table:table-cell>
          <table:table-cell table:formula="of:=IF([.D65]=0;1;0)*[.E6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skewness()</text:p>
          </table:table-cell>
          <table:table-cell office:value-type="string" calcext:value-type="string">
            <text:p>0.037834053</text:p>
          </table:table-cell>
          <table:table-cell table:style-name="ce3" table:formula="of:=IF(ISNUMBER(FIND(&quot;Acc&quot;;[.A66]))=1;1;0)" office:value-type="float" office:value="0" calcext:value-type="float">
            <text:p>0</text:p>
          </table:table-cell>
          <table:table-cell table:style-name="ce4" table:formula="of:=IF(LEFT([.A193];1)=&quot;f&quot;;1;0)" office:value-type="float" office:value="0" calcext:value-type="float">
            <text:p>0</text:p>
          </table:table-cell>
          <table:table-cell table:formula="of:=SUBSTITUTE([.B66]; &quot;.&quot;; &quot;,&quot;)*1" office:value-type="float" office:value="0.037834053" calcext:value-type="float">
            <text:p>0,037834053</text:p>
          </table:table-cell>
          <table:table-cell table:formula="of:=[.E66]*[.C66]" office:value-type="float" office:value="0" calcext:value-type="float">
            <text:p>0</text:p>
          </table:table-cell>
          <table:table-cell table:formula="of:=IF([.C66]=0;1;0)*[.E66]" office:value-type="float" office:value="0.037834053" calcext:value-type="float">
            <text:p>0,037834053</text:p>
          </table:table-cell>
          <table:table-cell table:formula="of:=[.E66]*[.D66]" office:value-type="float" office:value="0" calcext:value-type="float">
            <text:p>0</text:p>
          </table:table-cell>
          <table:table-cell table:formula="of:=IF([.D66]=0;1;0)*[.E66]" office:value-type="float" office:value="0.037834053" calcext:value-type="float">
            <text:p>0,0378340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Z,4</text:p>
          </table:table-cell>
          <table:table-cell office:value-type="string" calcext:value-type="string">
            <text:p>0.037807098</text:p>
          </table:table-cell>
          <table:table-cell table:style-name="ce3" table:formula="of:=IF(ISNUMBER(FIND(&quot;Acc&quot;;[.A67]))=1;1;0)" office:value-type="float" office:value="0" calcext:value-type="float">
            <text:p>0</text:p>
          </table:table-cell>
          <table:table-cell table:style-name="ce4" table:formula="of:=IF(LEFT([.A194];1)=&quot;f&quot;;1;0)" office:value-type="float" office:value="0" calcext:value-type="float">
            <text:p>0</text:p>
          </table:table-cell>
          <table:table-cell table:formula="of:=SUBSTITUTE([.B67]; &quot;.&quot;; &quot;,&quot;)*1" office:value-type="float" office:value="0.037807098" calcext:value-type="float">
            <text:p>0,037807098</text:p>
          </table:table-cell>
          <table:table-cell table:formula="of:=[.E67]*[.C67]" office:value-type="float" office:value="0" calcext:value-type="float">
            <text:p>0</text:p>
          </table:table-cell>
          <table:table-cell table:formula="of:=IF([.C67]=0;1;0)*[.E67]" office:value-type="float" office:value="0.037807098" calcext:value-type="float">
            <text:p>0,037807098</text:p>
          </table:table-cell>
          <table:table-cell table:formula="of:=[.E67]*[.D67]" office:value-type="float" office:value="0" calcext:value-type="float">
            <text:p>0</text:p>
          </table:table-cell>
          <table:table-cell table:formula="of:=IF([.D67]=0;1;0)*[.E67]" office:value-type="float" office:value="0.037807098" calcext:value-type="float">
            <text:p>0,037807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Y,3</text:p>
          </table:table-cell>
          <table:table-cell office:value-type="string" calcext:value-type="string">
            <text:p>0.037722164</text:p>
          </table:table-cell>
          <table:table-cell table:style-name="ce3" table:formula="of:=IF(ISNUMBER(FIND(&quot;Acc&quot;;[.A68]))=1;1;0)" office:value-type="float" office:value="1" calcext:value-type="float">
            <text:p>1</text:p>
          </table:table-cell>
          <table:table-cell table:style-name="ce4" table:formula="of:=IF(LEFT([.A195];1)=&quot;f&quot;;1;0)" office:value-type="float" office:value="0" calcext:value-type="float">
            <text:p>0</text:p>
          </table:table-cell>
          <table:table-cell table:formula="of:=SUBSTITUTE([.B68]; &quot;.&quot;; &quot;,&quot;)*1" office:value-type="float" office:value="0.037722164" calcext:value-type="float">
            <text:p>0,037722164</text:p>
          </table:table-cell>
          <table:table-cell table:formula="of:=[.E68]*[.C68]" office:value-type="float" office:value="0.037722164" calcext:value-type="float">
            <text:p>0,037722164</text:p>
          </table:table-cell>
          <table:table-cell table:formula="of:=IF([.C68]=0;1;0)*[.E68]" office:value-type="float" office:value="0" calcext:value-type="float">
            <text:p>0</text:p>
          </table:table-cell>
          <table:table-cell table:formula="of:=[.E68]*[.D68]" office:value-type="float" office:value="0" calcext:value-type="float">
            <text:p>0</text:p>
          </table:table-cell>
          <table:table-cell table:formula="of:=IF([.D68]=0;1;0)*[.E68]" office:value-type="float" office:value="0.037722164" calcext:value-type="float">
            <text:p>0,0377221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entropy()-X</text:p>
          </table:table-cell>
          <table:table-cell office:value-type="string" calcext:value-type="string">
            <text:p>0.037264068</text:p>
          </table:table-cell>
          <table:table-cell table:style-name="ce3" table:formula="of:=IF(ISNUMBER(FIND(&quot;Acc&quot;;[.A69]))=1;1;0)" office:value-type="float" office:value="1" calcext:value-type="float">
            <text:p>1</text:p>
          </table:table-cell>
          <table:table-cell table:style-name="ce4" table:formula="of:=IF(LEFT([.A196];1)=&quot;f&quot;;1;0)" office:value-type="float" office:value="1" calcext:value-type="float">
            <text:p>1</text:p>
          </table:table-cell>
          <table:table-cell table:formula="of:=SUBSTITUTE([.B69]; &quot;.&quot;; &quot;,&quot;)*1" office:value-type="float" office:value="0.037264068" calcext:value-type="float">
            <text:p>0,037264068</text:p>
          </table:table-cell>
          <table:table-cell table:formula="of:=[.E69]*[.C69]" office:value-type="float" office:value="0.037264068" calcext:value-type="float">
            <text:p>0,037264068</text:p>
          </table:table-cell>
          <table:table-cell table:formula="of:=IF([.C69]=0;1;0)*[.E69]" office:value-type="float" office:value="0" calcext:value-type="float">
            <text:p>0</text:p>
          </table:table-cell>
          <table:table-cell table:formula="of:=[.E69]*[.D69]" office:value-type="float" office:value="0.037264068" calcext:value-type="float">
            <text:p>0,037264068</text:p>
          </table:table-cell>
          <table:table-cell table:formula="of:=IF([.D69]=0;1;0)*[.E6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kurtosis()</text:p>
          </table:table-cell>
          <table:table-cell office:value-type="string" calcext:value-type="string">
            <text:p>0.03725586</text:p>
          </table:table-cell>
          <table:table-cell table:style-name="ce3" table:formula="of:=IF(ISNUMBER(FIND(&quot;Acc&quot;;[.A70]))=1;1;0)" office:value-type="float" office:value="0" calcext:value-type="float">
            <text:p>0</text:p>
          </table:table-cell>
          <table:table-cell table:style-name="ce4" table:formula="of:=IF(LEFT([.A197];1)=&quot;f&quot;;1;0)" office:value-type="float" office:value="1" calcext:value-type="float">
            <text:p>1</text:p>
          </table:table-cell>
          <table:table-cell table:formula="of:=SUBSTITUTE([.B70]; &quot;.&quot;; &quot;,&quot;)*1" office:value-type="float" office:value="0.03725586" calcext:value-type="float">
            <text:p>0,03725586</text:p>
          </table:table-cell>
          <table:table-cell table:formula="of:=[.E70]*[.C70]" office:value-type="float" office:value="0" calcext:value-type="float">
            <text:p>0</text:p>
          </table:table-cell>
          <table:table-cell table:formula="of:=IF([.C70]=0;1;0)*[.E70]" office:value-type="float" office:value="0.03725586" calcext:value-type="float">
            <text:p>0,03725586</text:p>
          </table:table-cell>
          <table:table-cell table:formula="of:=[.E70]*[.D70]" office:value-type="float" office:value="0.03725586" calcext:value-type="float">
            <text:p>0,03725586</text:p>
          </table:table-cell>
          <table:table-cell table:formula="of:=IF([.D70]=0;1;0)*[.E7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kurtosis()</text:p>
          </table:table-cell>
          <table:table-cell office:value-type="string" calcext:value-type="string">
            <text:p>0.036307796</text:p>
          </table:table-cell>
          <table:table-cell table:style-name="ce3" table:formula="of:=IF(ISNUMBER(FIND(&quot;Acc&quot;;[.A71]))=1;1;0)" office:value-type="float" office:value="0" calcext:value-type="float">
            <text:p>0</text:p>
          </table:table-cell>
          <table:table-cell table:style-name="ce4" table:formula="of:=IF(LEFT([.A198];1)=&quot;f&quot;;1;0)" office:value-type="float" office:value="0" calcext:value-type="float">
            <text:p>0</text:p>
          </table:table-cell>
          <table:table-cell table:formula="of:=SUBSTITUTE([.B71]; &quot;.&quot;; &quot;,&quot;)*1" office:value-type="float" office:value="0.036307796" calcext:value-type="float">
            <text:p>0,036307796</text:p>
          </table:table-cell>
          <table:table-cell table:formula="of:=[.E71]*[.C71]" office:value-type="float" office:value="0" calcext:value-type="float">
            <text:p>0</text:p>
          </table:table-cell>
          <table:table-cell table:formula="of:=IF([.C71]=0;1;0)*[.E71]" office:value-type="float" office:value="0.036307796" calcext:value-type="float">
            <text:p>0,036307796</text:p>
          </table:table-cell>
          <table:table-cell table:formula="of:=[.E71]*[.D71]" office:value-type="float" office:value="0" calcext:value-type="float">
            <text:p>0</text:p>
          </table:table-cell>
          <table:table-cell table:formula="of:=IF([.D71]=0;1;0)*[.E71]" office:value-type="float" office:value="0.036307796" calcext:value-type="float">
            <text:p>0,0363077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skewness()-X</text:p>
          </table:table-cell>
          <table:table-cell office:value-type="string" calcext:value-type="string">
            <text:p>0.036130787</text:p>
          </table:table-cell>
          <table:table-cell table:style-name="ce3" table:formula="of:=IF(ISNUMBER(FIND(&quot;Acc&quot;;[.A72]))=1;1;0)" office:value-type="float" office:value="1" calcext:value-type="float">
            <text:p>1</text:p>
          </table:table-cell>
          <table:table-cell table:style-name="ce4" table:formula="of:=IF(LEFT([.A199];1)=&quot;f&quot;;1;0)" office:value-type="float" office:value="0" calcext:value-type="float">
            <text:p>0</text:p>
          </table:table-cell>
          <table:table-cell table:formula="of:=SUBSTITUTE([.B72]; &quot;.&quot;; &quot;,&quot;)*1" office:value-type="float" office:value="0.036130787" calcext:value-type="float">
            <text:p>0,036130787</text:p>
          </table:table-cell>
          <table:table-cell table:formula="of:=[.E72]*[.C72]" office:value-type="float" office:value="0.036130787" calcext:value-type="float">
            <text:p>0,036130787</text:p>
          </table:table-cell>
          <table:table-cell table:formula="of:=IF([.C72]=0;1;0)*[.E72]" office:value-type="float" office:value="0" calcext:value-type="float">
            <text:p>0</text:p>
          </table:table-cell>
          <table:table-cell table:formula="of:=[.E72]*[.D72]" office:value-type="float" office:value="0" calcext:value-type="float">
            <text:p>0</text:p>
          </table:table-cell>
          <table:table-cell table:formula="of:=IF([.D72]=0;1;0)*[.E72]" office:value-type="float" office:value="0.036130787" calcext:value-type="float">
            <text:p>0,0361307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X,1</text:p>
          </table:table-cell>
          <table:table-cell office:value-type="string" calcext:value-type="string">
            <text:p>0.036118298</text:p>
          </table:table-cell>
          <table:table-cell table:style-name="ce3" table:formula="of:=IF(ISNUMBER(FIND(&quot;Acc&quot;;[.A73]))=1;1;0)" office:value-type="float" office:value="1" calcext:value-type="float">
            <text:p>1</text:p>
          </table:table-cell>
          <table:table-cell table:style-name="ce4" table:formula="of:=IF(LEFT([.A200];1)=&quot;f&quot;;1;0)" office:value-type="float" office:value="0" calcext:value-type="float">
            <text:p>0</text:p>
          </table:table-cell>
          <table:table-cell table:formula="of:=SUBSTITUTE([.B73]; &quot;.&quot;; &quot;,&quot;)*1" office:value-type="float" office:value="0.036118298" calcext:value-type="float">
            <text:p>0,036118298</text:p>
          </table:table-cell>
          <table:table-cell table:formula="of:=[.E73]*[.C73]" office:value-type="float" office:value="0.036118298" calcext:value-type="float">
            <text:p>0,036118298</text:p>
          </table:table-cell>
          <table:table-cell table:formula="of:=IF([.C73]=0;1;0)*[.E73]" office:value-type="float" office:value="0" calcext:value-type="float">
            <text:p>0</text:p>
          </table:table-cell>
          <table:table-cell table:formula="of:=[.E73]*[.D73]" office:value-type="float" office:value="0" calcext:value-type="float">
            <text:p>0</text:p>
          </table:table-cell>
          <table:table-cell table:formula="of:=IF([.D73]=0;1;0)*[.E73]" office:value-type="float" office:value="0.036118298" calcext:value-type="float">
            <text:p>0,0361182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ean()-Y</text:p>
          </table:table-cell>
          <table:table-cell office:value-type="string" calcext:value-type="string">
            <text:p>0.035860502</text:p>
          </table:table-cell>
          <table:table-cell table:style-name="ce3" table:formula="of:=IF(ISNUMBER(FIND(&quot;Acc&quot;;[.A74]))=1;1;0)" office:value-type="float" office:value="0" calcext:value-type="float">
            <text:p>0</text:p>
          </table:table-cell>
          <table:table-cell table:style-name="ce4" table:formula="of:=IF(LEFT([.A201];1)=&quot;f&quot;;1;0)" office:value-type="float" office:value="0" calcext:value-type="float">
            <text:p>0</text:p>
          </table:table-cell>
          <table:table-cell table:formula="of:=SUBSTITUTE([.B74]; &quot;.&quot;; &quot;,&quot;)*1" office:value-type="float" office:value="0.035860502" calcext:value-type="float">
            <text:p>0,035860502</text:p>
          </table:table-cell>
          <table:table-cell table:formula="of:=[.E74]*[.C74]" office:value-type="float" office:value="0" calcext:value-type="float">
            <text:p>0</text:p>
          </table:table-cell>
          <table:table-cell table:formula="of:=IF([.C74]=0;1;0)*[.E74]" office:value-type="float" office:value="0.035860502" calcext:value-type="float">
            <text:p>0,035860502</text:p>
          </table:table-cell>
          <table:table-cell table:formula="of:=[.E74]*[.D74]" office:value-type="float" office:value="0" calcext:value-type="float">
            <text:p>0</text:p>
          </table:table-cell>
          <table:table-cell table:formula="of:=IF([.D74]=0;1;0)*[.E74]" office:value-type="float" office:value="0.035860502" calcext:value-type="float">
            <text:p>0,0358605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arCoeff()3</text:p>
          </table:table-cell>
          <table:table-cell office:value-type="string" calcext:value-type="string">
            <text:p>0.035856495</text:p>
          </table:table-cell>
          <table:table-cell table:style-name="ce3" table:formula="of:=IF(ISNUMBER(FIND(&quot;Acc&quot;;[.A75]))=1;1;0)" office:value-type="float" office:value="0" calcext:value-type="float">
            <text:p>0</text:p>
          </table:table-cell>
          <table:table-cell table:style-name="ce4" table:formula="of:=IF(LEFT([.A202];1)=&quot;f&quot;;1;0)" office:value-type="float" office:value="1" calcext:value-type="float">
            <text:p>1</text:p>
          </table:table-cell>
          <table:table-cell table:formula="of:=SUBSTITUTE([.B75]; &quot;.&quot;; &quot;,&quot;)*1" office:value-type="float" office:value="0.035856495" calcext:value-type="float">
            <text:p>0,035856495</text:p>
          </table:table-cell>
          <table:table-cell table:formula="of:=[.E75]*[.C75]" office:value-type="float" office:value="0" calcext:value-type="float">
            <text:p>0</text:p>
          </table:table-cell>
          <table:table-cell table:formula="of:=IF([.C75]=0;1;0)*[.E75]" office:value-type="float" office:value="0.035856495" calcext:value-type="float">
            <text:p>0,035856495</text:p>
          </table:table-cell>
          <table:table-cell table:formula="of:=[.E75]*[.D75]" office:value-type="float" office:value="0.035856495" calcext:value-type="float">
            <text:p>0,035856495</text:p>
          </table:table-cell>
          <table:table-cell table:formula="of:=IF([.D75]=0;1;0)*[.E7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entropy()-Y</text:p>
          </table:table-cell>
          <table:table-cell office:value-type="string" calcext:value-type="string">
            <text:p>0.034999554</text:p>
          </table:table-cell>
          <table:table-cell table:style-name="ce3" table:formula="of:=IF(ISNUMBER(FIND(&quot;Acc&quot;;[.A76]))=1;1;0)" office:value-type="float" office:value="1" calcext:value-type="float">
            <text:p>1</text:p>
          </table:table-cell>
          <table:table-cell table:style-name="ce4" table:formula="of:=IF(LEFT([.A203];1)=&quot;f&quot;;1;0)" office:value-type="float" office:value="0" calcext:value-type="float">
            <text:p>0</text:p>
          </table:table-cell>
          <table:table-cell table:formula="of:=SUBSTITUTE([.B76]; &quot;.&quot;; &quot;,&quot;)*1" office:value-type="float" office:value="0.034999554" calcext:value-type="float">
            <text:p>0,034999554</text:p>
          </table:table-cell>
          <table:table-cell table:formula="of:=[.E76]*[.C76]" office:value-type="float" office:value="0.034999554" calcext:value-type="float">
            <text:p>0,034999554</text:p>
          </table:table-cell>
          <table:table-cell table:formula="of:=IF([.C76]=0;1;0)*[.E76]" office:value-type="float" office:value="0" calcext:value-type="float">
            <text:p>0</text:p>
          </table:table-cell>
          <table:table-cell table:formula="of:=[.E76]*[.D76]" office:value-type="float" office:value="0" calcext:value-type="float">
            <text:p>0</text:p>
          </table:table-cell>
          <table:table-cell table:formula="of:=IF([.D76]=0;1;0)*[.E76]" office:value-type="float" office:value="0.034999554" calcext:value-type="float">
            <text:p>0,0349995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correlation()-Y,Z</text:p>
          </table:table-cell>
          <table:table-cell office:value-type="string" calcext:value-type="string">
            <text:p>0.034642946</text:p>
          </table:table-cell>
          <table:table-cell table:style-name="ce3" table:formula="of:=IF(ISNUMBER(FIND(&quot;Acc&quot;;[.A77]))=1;1;0)" office:value-type="float" office:value="1" calcext:value-type="float">
            <text:p>1</text:p>
          </table:table-cell>
          <table:table-cell table:style-name="ce4" table:formula="of:=IF(LEFT([.A204];1)=&quot;f&quot;;1;0)" office:value-type="float" office:value="0" calcext:value-type="float">
            <text:p>0</text:p>
          </table:table-cell>
          <table:table-cell table:formula="of:=SUBSTITUTE([.B77]; &quot;.&quot;; &quot;,&quot;)*1" office:value-type="float" office:value="0.034642946" calcext:value-type="float">
            <text:p>0,034642946</text:p>
          </table:table-cell>
          <table:table-cell table:formula="of:=[.E77]*[.C77]" office:value-type="float" office:value="0.034642946" calcext:value-type="float">
            <text:p>0,034642946</text:p>
          </table:table-cell>
          <table:table-cell table:formula="of:=IF([.C77]=0;1;0)*[.E77]" office:value-type="float" office:value="0" calcext:value-type="float">
            <text:p>0</text:p>
          </table:table-cell>
          <table:table-cell table:formula="of:=[.E77]*[.D77]" office:value-type="float" office:value="0" calcext:value-type="float">
            <text:p>0</text:p>
          </table:table-cell>
          <table:table-cell table:formula="of:=IF([.D77]=0;1;0)*[.E77]" office:value-type="float" office:value="0.034642946" calcext:value-type="float">
            <text:p>0,0346429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Z,4</text:p>
          </table:table-cell>
          <table:table-cell office:value-type="string" calcext:value-type="string">
            <text:p>0.03456069</text:p>
          </table:table-cell>
          <table:table-cell table:style-name="ce3" table:formula="of:=IF(ISNUMBER(FIND(&quot;Acc&quot;;[.A78]))=1;1;0)" office:value-type="float" office:value="1" calcext:value-type="float">
            <text:p>1</text:p>
          </table:table-cell>
          <table:table-cell table:style-name="ce4" table:formula="of:=IF(LEFT([.A205];1)=&quot;f&quot;;1;0)" office:value-type="float" office:value="1" calcext:value-type="float">
            <text:p>1</text:p>
          </table:table-cell>
          <table:table-cell table:formula="of:=SUBSTITUTE([.B78]; &quot;.&quot;; &quot;,&quot;)*1" office:value-type="float" office:value="0.03456069" calcext:value-type="float">
            <text:p>0,03456069</text:p>
          </table:table-cell>
          <table:table-cell table:formula="of:=[.E78]*[.C78]" office:value-type="float" office:value="0.03456069" calcext:value-type="float">
            <text:p>0,03456069</text:p>
          </table:table-cell>
          <table:table-cell table:formula="of:=IF([.C78]=0;1;0)*[.E78]" office:value-type="float" office:value="0" calcext:value-type="float">
            <text:p>0</text:p>
          </table:table-cell>
          <table:table-cell table:formula="of:=[.E78]*[.D78]" office:value-type="float" office:value="0.03456069" calcext:value-type="float">
            <text:p>0,03456069</text:p>
          </table:table-cell>
          <table:table-cell table:formula="of:=IF([.D78]=0;1;0)*[.E7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energy()-X</text:p>
          </table:table-cell>
          <table:table-cell office:value-type="string" calcext:value-type="string">
            <text:p>0.03454657</text:p>
          </table:table-cell>
          <table:table-cell table:style-name="ce3" table:formula="of:=IF(ISNUMBER(FIND(&quot;Acc&quot;;[.A79]))=1;1;0)" office:value-type="float" office:value="0" calcext:value-type="float">
            <text:p>0</text:p>
          </table:table-cell>
          <table:table-cell table:style-name="ce4" table:formula="of:=IF(LEFT([.A206];1)=&quot;f&quot;;1;0)" office:value-type="float" office:value="0" calcext:value-type="float">
            <text:p>0</text:p>
          </table:table-cell>
          <table:table-cell table:formula="of:=SUBSTITUTE([.B79]; &quot;.&quot;; &quot;,&quot;)*1" office:value-type="float" office:value="0.03454657" calcext:value-type="float">
            <text:p>0,03454657</text:p>
          </table:table-cell>
          <table:table-cell table:formula="of:=[.E79]*[.C79]" office:value-type="float" office:value="0" calcext:value-type="float">
            <text:p>0</text:p>
          </table:table-cell>
          <table:table-cell table:formula="of:=IF([.C79]=0;1;0)*[.E79]" office:value-type="float" office:value="0.03454657" calcext:value-type="float">
            <text:p>0,03454657</text:p>
          </table:table-cell>
          <table:table-cell table:formula="of:=[.E79]*[.D79]" office:value-type="float" office:value="0" calcext:value-type="float">
            <text:p>0</text:p>
          </table:table-cell>
          <table:table-cell table:formula="of:=IF([.D79]=0;1;0)*[.E79]" office:value-type="float" office:value="0.03454657" calcext:value-type="float">
            <text:p>0,034546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in()-Y</text:p>
          </table:table-cell>
          <table:table-cell office:value-type="string" calcext:value-type="string">
            <text:p>0.034462631</text:p>
          </table:table-cell>
          <table:table-cell table:style-name="ce3" table:formula="of:=IF(ISNUMBER(FIND(&quot;Acc&quot;;[.A80]))=1;1;0)" office:value-type="float" office:value="0" calcext:value-type="float">
            <text:p>0</text:p>
          </table:table-cell>
          <table:table-cell table:style-name="ce4" table:formula="of:=IF(LEFT([.A207];1)=&quot;f&quot;;1;0)" office:value-type="float" office:value="0" calcext:value-type="float">
            <text:p>0</text:p>
          </table:table-cell>
          <table:table-cell table:formula="of:=SUBSTITUTE([.B80]; &quot;.&quot;; &quot;,&quot;)*1" office:value-type="float" office:value="0.034462631" calcext:value-type="float">
            <text:p>0,034462631</text:p>
          </table:table-cell>
          <table:table-cell table:formula="of:=[.E80]*[.C80]" office:value-type="float" office:value="0" calcext:value-type="float">
            <text:p>0</text:p>
          </table:table-cell>
          <table:table-cell table:formula="of:=IF([.C80]=0;1;0)*[.E80]" office:value-type="float" office:value="0.034462631" calcext:value-type="float">
            <text:p>0,034462631</text:p>
          </table:table-cell>
          <table:table-cell table:formula="of:=[.E80]*[.D80]" office:value-type="float" office:value="0" calcext:value-type="float">
            <text:p>0</text:p>
          </table:table-cell>
          <table:table-cell table:formula="of:=IF([.D80]=0;1;0)*[.E80]" office:value-type="float" office:value="0.034462631" calcext:value-type="float">
            <text:p>0,0344626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arCoeff()4</text:p>
          </table:table-cell>
          <table:table-cell office:value-type="string" calcext:value-type="string">
            <text:p>0.03437357</text:p>
          </table:table-cell>
          <table:table-cell table:style-name="ce3" table:formula="of:=IF(ISNUMBER(FIND(&quot;Acc&quot;;[.A81]))=1;1;0)" office:value-type="float" office:value="0" calcext:value-type="float">
            <text:p>0</text:p>
          </table:table-cell>
          <table:table-cell table:style-name="ce4" table:formula="of:=IF(LEFT([.A208];1)=&quot;f&quot;;1;0)" office:value-type="float" office:value="1" calcext:value-type="float">
            <text:p>1</text:p>
          </table:table-cell>
          <table:table-cell table:formula="of:=SUBSTITUTE([.B81]; &quot;.&quot;; &quot;,&quot;)*1" office:value-type="float" office:value="0.03437357" calcext:value-type="float">
            <text:p>0,03437357</text:p>
          </table:table-cell>
          <table:table-cell table:formula="of:=[.E81]*[.C81]" office:value-type="float" office:value="0" calcext:value-type="float">
            <text:p>0</text:p>
          </table:table-cell>
          <table:table-cell table:formula="of:=IF([.C81]=0;1;0)*[.E81]" office:value-type="float" office:value="0.03437357" calcext:value-type="float">
            <text:p>0,03437357</text:p>
          </table:table-cell>
          <table:table-cell table:formula="of:=[.E81]*[.D81]" office:value-type="float" office:value="0.03437357" calcext:value-type="float">
            <text:p>0,03437357</text:p>
          </table:table-cell>
          <table:table-cell table:formula="of:=IF([.D81]=0;1;0)*[.E8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ad()-X</text:p>
          </table:table-cell>
          <table:table-cell office:value-type="string" calcext:value-type="string">
            <text:p>0.034275545</text:p>
          </table:table-cell>
          <table:table-cell table:style-name="ce3" table:formula="of:=IF(ISNUMBER(FIND(&quot;Acc&quot;;[.A82]))=1;1;0)" office:value-type="float" office:value="0" calcext:value-type="float">
            <text:p>0</text:p>
          </table:table-cell>
          <table:table-cell table:style-name="ce4" table:formula="of:=IF(LEFT([.A209];1)=&quot;f&quot;;1;0)" office:value-type="float" office:value="1" calcext:value-type="float">
            <text:p>1</text:p>
          </table:table-cell>
          <table:table-cell table:formula="of:=SUBSTITUTE([.B82]; &quot;.&quot;; &quot;,&quot;)*1" office:value-type="float" office:value="0.034275545" calcext:value-type="float">
            <text:p>0,034275545</text:p>
          </table:table-cell>
          <table:table-cell table:formula="of:=[.E82]*[.C82]" office:value-type="float" office:value="0" calcext:value-type="float">
            <text:p>0</text:p>
          </table:table-cell>
          <table:table-cell table:formula="of:=IF([.C82]=0;1;0)*[.E82]" office:value-type="float" office:value="0.034275545" calcext:value-type="float">
            <text:p>0,034275545</text:p>
          </table:table-cell>
          <table:table-cell table:formula="of:=[.E82]*[.D82]" office:value-type="float" office:value="0.034275545" calcext:value-type="float">
            <text:p>0,034275545</text:p>
          </table:table-cell>
          <table:table-cell table:formula="of:=IF([.D82]=0;1;0)*[.E8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arCoeff()1</text:p>
          </table:table-cell>
          <table:table-cell office:value-type="string" calcext:value-type="string">
            <text:p>0.034056642</text:p>
          </table:table-cell>
          <table:table-cell table:style-name="ce3" table:formula="of:=IF(ISNUMBER(FIND(&quot;Acc&quot;;[.A83]))=1;1;0)" office:value-type="float" office:value="0" calcext:value-type="float">
            <text:p>0</text:p>
          </table:table-cell>
          <table:table-cell table:style-name="ce4" table:formula="of:=IF(LEFT([.A210];1)=&quot;f&quot;;1;0)" office:value-type="float" office:value="0" calcext:value-type="float">
            <text:p>0</text:p>
          </table:table-cell>
          <table:table-cell table:formula="of:=SUBSTITUTE([.B83]; &quot;.&quot;; &quot;,&quot;)*1" office:value-type="float" office:value="0.034056642" calcext:value-type="float">
            <text:p>0,034056642</text:p>
          </table:table-cell>
          <table:table-cell table:formula="of:=[.E83]*[.C83]" office:value-type="float" office:value="0" calcext:value-type="float">
            <text:p>0</text:p>
          </table:table-cell>
          <table:table-cell table:formula="of:=IF([.C83]=0;1;0)*[.E83]" office:value-type="float" office:value="0.034056642" calcext:value-type="float">
            <text:p>0,034056642</text:p>
          </table:table-cell>
          <table:table-cell table:formula="of:=[.E83]*[.D83]" office:value-type="float" office:value="0" calcext:value-type="float">
            <text:p>0</text:p>
          </table:table-cell>
          <table:table-cell table:formula="of:=IF([.D83]=0;1;0)*[.E83]" office:value-type="float" office:value="0.034056642" calcext:value-type="float">
            <text:p>0,0340566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Z,4</text:p>
          </table:table-cell>
          <table:table-cell office:value-type="string" calcext:value-type="string">
            <text:p>0.033842059</text:p>
          </table:table-cell>
          <table:table-cell table:style-name="ce3" table:formula="of:=IF(ISNUMBER(FIND(&quot;Acc&quot;;[.A84]))=1;1;0)" office:value-type="float" office:value="1" calcext:value-type="float">
            <text:p>1</text:p>
          </table:table-cell>
          <table:table-cell table:style-name="ce4" table:formula="of:=IF(LEFT([.A211];1)=&quot;f&quot;;1;0)" office:value-type="float" office:value="1" calcext:value-type="float">
            <text:p>1</text:p>
          </table:table-cell>
          <table:table-cell table:formula="of:=SUBSTITUTE([.B84]; &quot;.&quot;; &quot;,&quot;)*1" office:value-type="float" office:value="0.033842059" calcext:value-type="float">
            <text:p>0,033842059</text:p>
          </table:table-cell>
          <table:table-cell table:formula="of:=[.E84]*[.C84]" office:value-type="float" office:value="0.033842059" calcext:value-type="float">
            <text:p>0,033842059</text:p>
          </table:table-cell>
          <table:table-cell table:formula="of:=IF([.C84]=0;1;0)*[.E84]" office:value-type="float" office:value="0" calcext:value-type="float">
            <text:p>0</text:p>
          </table:table-cell>
          <table:table-cell table:formula="of:=[.E84]*[.D84]" office:value-type="float" office:value="0.033842059" calcext:value-type="float">
            <text:p>0,033842059</text:p>
          </table:table-cell>
          <table:table-cell table:formula="of:=IF([.D84]=0;1;0)*[.E8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min()</text:p>
          </table:table-cell>
          <table:table-cell office:value-type="string" calcext:value-type="string">
            <text:p>0.033766513</text:p>
          </table:table-cell>
          <table:table-cell table:style-name="ce3" table:formula="of:=IF(ISNUMBER(FIND(&quot;Acc&quot;;[.A85]))=1;1;0)" office:value-type="float" office:value="0" calcext:value-type="float">
            <text:p>0</text:p>
          </table:table-cell>
          <table:table-cell table:style-name="ce4" table:formula="of:=IF(LEFT([.A212];1)=&quot;f&quot;;1;0)" office:value-type="float" office:value="1" calcext:value-type="float">
            <text:p>1</text:p>
          </table:table-cell>
          <table:table-cell table:formula="of:=SUBSTITUTE([.B85]; &quot;.&quot;; &quot;,&quot;)*1" office:value-type="float" office:value="0.033766513" calcext:value-type="float">
            <text:p>0,033766513</text:p>
          </table:table-cell>
          <table:table-cell table:formula="of:=[.E85]*[.C85]" office:value-type="float" office:value="0" calcext:value-type="float">
            <text:p>0</text:p>
          </table:table-cell>
          <table:table-cell table:formula="of:=IF([.C85]=0;1;0)*[.E85]" office:value-type="float" office:value="0.033766513" calcext:value-type="float">
            <text:p>0,033766513</text:p>
          </table:table-cell>
          <table:table-cell table:formula="of:=[.E85]*[.D85]" office:value-type="float" office:value="0.033766513" calcext:value-type="float">
            <text:p>0,033766513</text:p>
          </table:table-cell>
          <table:table-cell table:formula="of:=IF([.D85]=0;1;0)*[.E8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arCoeff()4</text:p>
          </table:table-cell>
          <table:table-cell office:value-type="string" calcext:value-type="string">
            <text:p>0.033607106</text:p>
          </table:table-cell>
          <table:table-cell table:style-name="ce3" table:formula="of:=IF(ISNUMBER(FIND(&quot;Acc&quot;;[.A86]))=1;1;0)" office:value-type="float" office:value="0" calcext:value-type="float">
            <text:p>0</text:p>
          </table:table-cell>
          <table:table-cell table:style-name="ce4" table:formula="of:=IF(LEFT([.A213];1)=&quot;f&quot;;1;0)" office:value-type="float" office:value="0" calcext:value-type="float">
            <text:p>0</text:p>
          </table:table-cell>
          <table:table-cell table:formula="of:=SUBSTITUTE([.B86]; &quot;.&quot;; &quot;,&quot;)*1" office:value-type="float" office:value="0.033607106" calcext:value-type="float">
            <text:p>0,033607106</text:p>
          </table:table-cell>
          <table:table-cell table:formula="of:=[.E86]*[.C86]" office:value-type="float" office:value="0" calcext:value-type="float">
            <text:p>0</text:p>
          </table:table-cell>
          <table:table-cell table:formula="of:=IF([.C86]=0;1;0)*[.E86]" office:value-type="float" office:value="0.033607106" calcext:value-type="float">
            <text:p>0,033607106</text:p>
          </table:table-cell>
          <table:table-cell table:formula="of:=[.E86]*[.D86]" office:value-type="float" office:value="0" calcext:value-type="float">
            <text:p>0</text:p>
          </table:table-cell>
          <table:table-cell table:formula="of:=IF([.D86]=0;1;0)*[.E86]" office:value-type="float" office:value="0.033607106" calcext:value-type="float">
            <text:p>0,0336071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Y,4</text:p>
          </table:table-cell>
          <table:table-cell office:value-type="string" calcext:value-type="string">
            <text:p>0.033248422</text:p>
          </table:table-cell>
          <table:table-cell table:style-name="ce3" table:formula="of:=IF(ISNUMBER(FIND(&quot;Acc&quot;;[.A87]))=1;1;0)" office:value-type="float" office:value="1" calcext:value-type="float">
            <text:p>1</text:p>
          </table:table-cell>
          <table:table-cell table:style-name="ce4" table:formula="of:=IF(LEFT([.A214];1)=&quot;f&quot;;1;0)" office:value-type="float" office:value="1" calcext:value-type="float">
            <text:p>1</text:p>
          </table:table-cell>
          <table:table-cell table:formula="of:=SUBSTITUTE([.B87]; &quot;.&quot;; &quot;,&quot;)*1" office:value-type="float" office:value="0.033248422" calcext:value-type="float">
            <text:p>0,033248422</text:p>
          </table:table-cell>
          <table:table-cell table:formula="of:=[.E87]*[.C87]" office:value-type="float" office:value="0.033248422" calcext:value-type="float">
            <text:p>0,033248422</text:p>
          </table:table-cell>
          <table:table-cell table:formula="of:=IF([.C87]=0;1;0)*[.E87]" office:value-type="float" office:value="0" calcext:value-type="float">
            <text:p>0</text:p>
          </table:table-cell>
          <table:table-cell table:formula="of:=[.E87]*[.D87]" office:value-type="float" office:value="0.033248422" calcext:value-type="float">
            <text:p>0,033248422</text:p>
          </table:table-cell>
          <table:table-cell table:formula="of:=IF([.D87]=0;1;0)*[.E8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in()-X</text:p>
          </table:table-cell>
          <table:table-cell office:value-type="string" calcext:value-type="string">
            <text:p>0.032784535</text:p>
          </table:table-cell>
          <table:table-cell table:style-name="ce3" table:formula="of:=IF(ISNUMBER(FIND(&quot;Acc&quot;;[.A88]))=1;1;0)" office:value-type="float" office:value="1" calcext:value-type="float">
            <text:p>1</text:p>
          </table:table-cell>
          <table:table-cell table:style-name="ce4" table:formula="of:=IF(LEFT([.A215];1)=&quot;f&quot;;1;0)" office:value-type="float" office:value="0" calcext:value-type="float">
            <text:p>0</text:p>
          </table:table-cell>
          <table:table-cell table:formula="of:=SUBSTITUTE([.B88]; &quot;.&quot;; &quot;,&quot;)*1" office:value-type="float" office:value="0.032784535" calcext:value-type="float">
            <text:p>0,032784535</text:p>
          </table:table-cell>
          <table:table-cell table:formula="of:=[.E88]*[.C88]" office:value-type="float" office:value="0.032784535" calcext:value-type="float">
            <text:p>0,032784535</text:p>
          </table:table-cell>
          <table:table-cell table:formula="of:=IF([.C88]=0;1;0)*[.E88]" office:value-type="float" office:value="0" calcext:value-type="float">
            <text:p>0</text:p>
          </table:table-cell>
          <table:table-cell table:formula="of:=[.E88]*[.D88]" office:value-type="float" office:value="0" calcext:value-type="float">
            <text:p>0</text:p>
          </table:table-cell>
          <table:table-cell table:formula="of:=IF([.D88]=0;1;0)*[.E88]" office:value-type="float" office:value="0.032784535" calcext:value-type="float">
            <text:p>0,0327845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ad()-X</text:p>
          </table:table-cell>
          <table:table-cell office:value-type="string" calcext:value-type="string">
            <text:p>0.032762984</text:p>
          </table:table-cell>
          <table:table-cell table:style-name="ce3" table:formula="of:=IF(ISNUMBER(FIND(&quot;Acc&quot;;[.A89]))=1;1;0)" office:value-type="float" office:value="0" calcext:value-type="float">
            <text:p>0</text:p>
          </table:table-cell>
          <table:table-cell table:style-name="ce4" table:formula="of:=IF(LEFT([.A216];1)=&quot;f&quot;;1;0)" office:value-type="float" office:value="0" calcext:value-type="float">
            <text:p>0</text:p>
          </table:table-cell>
          <table:table-cell table:formula="of:=SUBSTITUTE([.B89]; &quot;.&quot;; &quot;,&quot;)*1" office:value-type="float" office:value="0.032762984" calcext:value-type="float">
            <text:p>0,032762984</text:p>
          </table:table-cell>
          <table:table-cell table:formula="of:=[.E89]*[.C89]" office:value-type="float" office:value="0" calcext:value-type="float">
            <text:p>0</text:p>
          </table:table-cell>
          <table:table-cell table:formula="of:=IF([.C89]=0;1;0)*[.E89]" office:value-type="float" office:value="0.032762984" calcext:value-type="float">
            <text:p>0,032762984</text:p>
          </table:table-cell>
          <table:table-cell table:formula="of:=[.E89]*[.D89]" office:value-type="float" office:value="0" calcext:value-type="float">
            <text:p>0</text:p>
          </table:table-cell>
          <table:table-cell table:formula="of:=IF([.D89]=0;1;0)*[.E89]" office:value-type="float" office:value="0.032762984" calcext:value-type="float">
            <text:p>0,03276298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X,1</text:p>
          </table:table-cell>
          <table:table-cell office:value-type="string" calcext:value-type="string">
            <text:p>0.032286253</text:p>
          </table:table-cell>
          <table:table-cell table:style-name="ce3" table:formula="of:=IF(ISNUMBER(FIND(&quot;Acc&quot;;[.A90]))=1;1;0)" office:value-type="float" office:value="1" calcext:value-type="float">
            <text:p>1</text:p>
          </table:table-cell>
          <table:table-cell table:style-name="ce4" table:formula="of:=IF(LEFT([.A217];1)=&quot;f&quot;;1;0)" office:value-type="float" office:value="1" calcext:value-type="float">
            <text:p>1</text:p>
          </table:table-cell>
          <table:table-cell table:formula="of:=SUBSTITUTE([.B90]; &quot;.&quot;; &quot;,&quot;)*1" office:value-type="float" office:value="0.032286253" calcext:value-type="float">
            <text:p>0,032286253</text:p>
          </table:table-cell>
          <table:table-cell table:formula="of:=[.E90]*[.C90]" office:value-type="float" office:value="0.032286253" calcext:value-type="float">
            <text:p>0,032286253</text:p>
          </table:table-cell>
          <table:table-cell table:formula="of:=IF([.C90]=0;1;0)*[.E90]" office:value-type="float" office:value="0" calcext:value-type="float">
            <text:p>0</text:p>
          </table:table-cell>
          <table:table-cell table:formula="of:=[.E90]*[.D90]" office:value-type="float" office:value="0.032286253" calcext:value-type="float">
            <text:p>0,032286253</text:p>
          </table:table-cell>
          <table:table-cell table:formula="of:=IF([.D90]=0;1;0)*[.E9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ean()-Y</text:p>
          </table:table-cell>
          <table:table-cell office:value-type="string" calcext:value-type="string">
            <text:p>0.032051849</text:p>
          </table:table-cell>
          <table:table-cell table:style-name="ce3" table:formula="of:=IF(ISNUMBER(FIND(&quot;Acc&quot;;[.A91]))=1;1;0)" office:value-type="float" office:value="0" calcext:value-type="float">
            <text:p>0</text:p>
          </table:table-cell>
          <table:table-cell table:style-name="ce4" table:formula="of:=IF(LEFT([.A218];1)=&quot;f&quot;;1;0)" office:value-type="float" office:value="0" calcext:value-type="float">
            <text:p>0</text:p>
          </table:table-cell>
          <table:table-cell table:formula="of:=SUBSTITUTE([.B91]; &quot;.&quot;; &quot;,&quot;)*1" office:value-type="float" office:value="0.032051849" calcext:value-type="float">
            <text:p>0,032051849</text:p>
          </table:table-cell>
          <table:table-cell table:formula="of:=[.E91]*[.C91]" office:value-type="float" office:value="0" calcext:value-type="float">
            <text:p>0</text:p>
          </table:table-cell>
          <table:table-cell table:formula="of:=IF([.C91]=0;1;0)*[.E91]" office:value-type="float" office:value="0.032051849" calcext:value-type="float">
            <text:p>0,032051849</text:p>
          </table:table-cell>
          <table:table-cell table:formula="of:=[.E91]*[.D91]" office:value-type="float" office:value="0" calcext:value-type="float">
            <text:p>0</text:p>
          </table:table-cell>
          <table:table-cell table:formula="of:=IF([.D91]=0;1;0)*[.E91]" office:value-type="float" office:value="0.032051849" calcext:value-type="float">
            <text:p>0,0320518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ax()-Z</text:p>
          </table:table-cell>
          <table:table-cell office:value-type="string" calcext:value-type="string">
            <text:p>0.032004845</text:p>
          </table:table-cell>
          <table:table-cell table:style-name="ce3" table:formula="of:=IF(ISNUMBER(FIND(&quot;Acc&quot;;[.A92]))=1;1;0)" office:value-type="float" office:value="0" calcext:value-type="float">
            <text:p>0</text:p>
          </table:table-cell>
          <table:table-cell table:style-name="ce4" table:formula="of:=IF(LEFT([.A219];1)=&quot;f&quot;;1;0)" office:value-type="float" office:value="1" calcext:value-type="float">
            <text:p>1</text:p>
          </table:table-cell>
          <table:table-cell table:formula="of:=SUBSTITUTE([.B92]; &quot;.&quot;; &quot;,&quot;)*1" office:value-type="float" office:value="0.032004845" calcext:value-type="float">
            <text:p>0,032004845</text:p>
          </table:table-cell>
          <table:table-cell table:formula="of:=[.E92]*[.C92]" office:value-type="float" office:value="0" calcext:value-type="float">
            <text:p>0</text:p>
          </table:table-cell>
          <table:table-cell table:formula="of:=IF([.C92]=0;1;0)*[.E92]" office:value-type="float" office:value="0.032004845" calcext:value-type="float">
            <text:p>0,032004845</text:p>
          </table:table-cell>
          <table:table-cell table:formula="of:=[.E92]*[.D92]" office:value-type="float" office:value="0.032004845" calcext:value-type="float">
            <text:p>0,032004845</text:p>
          </table:table-cell>
          <table:table-cell table:formula="of:=IF([.D92]=0;1;0)*[.E9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min()</text:p>
          </table:table-cell>
          <table:table-cell office:value-type="string" calcext:value-type="string">
            <text:p>0.031977998</text:p>
          </table:table-cell>
          <table:table-cell table:style-name="ce3" table:formula="of:=IF(ISNUMBER(FIND(&quot;Acc&quot;;[.A93]))=1;1;0)" office:value-type="float" office:value="1" calcext:value-type="float">
            <text:p>1</text:p>
          </table:table-cell>
          <table:table-cell table:style-name="ce4" table:formula="of:=IF(LEFT([.A220];1)=&quot;f&quot;;1;0)" office:value-type="float" office:value="1" calcext:value-type="float">
            <text:p>1</text:p>
          </table:table-cell>
          <table:table-cell table:formula="of:=SUBSTITUTE([.B93]; &quot;.&quot;; &quot;,&quot;)*1" office:value-type="float" office:value="0.031977998" calcext:value-type="float">
            <text:p>0,031977998</text:p>
          </table:table-cell>
          <table:table-cell table:formula="of:=[.E93]*[.C93]" office:value-type="float" office:value="0.031977998" calcext:value-type="float">
            <text:p>0,031977998</text:p>
          </table:table-cell>
          <table:table-cell table:formula="of:=IF([.C93]=0;1;0)*[.E93]" office:value-type="float" office:value="0" calcext:value-type="float">
            <text:p>0</text:p>
          </table:table-cell>
          <table:table-cell table:formula="of:=[.E93]*[.D93]" office:value-type="float" office:value="0.031977998" calcext:value-type="float">
            <text:p>0,031977998</text:p>
          </table:table-cell>
          <table:table-cell table:formula="of:=IF([.D93]=0;1;0)*[.E9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min()</text:p>
          </table:table-cell>
          <table:table-cell office:value-type="string" calcext:value-type="string">
            <text:p>0.031977998</text:p>
          </table:table-cell>
          <table:table-cell table:style-name="ce3" table:formula="of:=IF(ISNUMBER(FIND(&quot;Acc&quot;;[.A94]))=1;1;0)" office:value-type="float" office:value="1" calcext:value-type="float">
            <text:p>1</text:p>
          </table:table-cell>
          <table:table-cell table:style-name="ce4" table:formula="of:=IF(LEFT([.A221];1)=&quot;f&quot;;1;0)" office:value-type="float" office:value="0" calcext:value-type="float">
            <text:p>0</text:p>
          </table:table-cell>
          <table:table-cell table:formula="of:=SUBSTITUTE([.B94]; &quot;.&quot;; &quot;,&quot;)*1" office:value-type="float" office:value="0.031977998" calcext:value-type="float">
            <text:p>0,031977998</text:p>
          </table:table-cell>
          <table:table-cell table:formula="of:=[.E94]*[.C94]" office:value-type="float" office:value="0.031977998" calcext:value-type="float">
            <text:p>0,031977998</text:p>
          </table:table-cell>
          <table:table-cell table:formula="of:=IF([.C94]=0;1;0)*[.E94]" office:value-type="float" office:value="0" calcext:value-type="float">
            <text:p>0</text:p>
          </table:table-cell>
          <table:table-cell table:formula="of:=[.E94]*[.D94]" office:value-type="float" office:value="0" calcext:value-type="float">
            <text:p>0</text:p>
          </table:table-cell>
          <table:table-cell table:formula="of:=IF([.D94]=0;1;0)*[.E94]" office:value-type="float" office:value="0.031977998" calcext:value-type="float">
            <text:p>0,0319779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entropy()-Y</text:p>
          </table:table-cell>
          <table:table-cell office:value-type="string" calcext:value-type="string">
            <text:p>0.031628005</text:p>
          </table:table-cell>
          <table:table-cell table:style-name="ce3" table:formula="of:=IF(ISNUMBER(FIND(&quot;Acc&quot;;[.A95]))=1;1;0)" office:value-type="float" office:value="1" calcext:value-type="float">
            <text:p>1</text:p>
          </table:table-cell>
          <table:table-cell table:style-name="ce4" table:formula="of:=IF(LEFT([.A222];1)=&quot;f&quot;;1;0)" office:value-type="float" office:value="0" calcext:value-type="float">
            <text:p>0</text:p>
          </table:table-cell>
          <table:table-cell table:formula="of:=SUBSTITUTE([.B95]; &quot;.&quot;; &quot;,&quot;)*1" office:value-type="float" office:value="0.031628005" calcext:value-type="float">
            <text:p>0,031628005</text:p>
          </table:table-cell>
          <table:table-cell table:formula="of:=[.E95]*[.C95]" office:value-type="float" office:value="0.031628005" calcext:value-type="float">
            <text:p>0,031628005</text:p>
          </table:table-cell>
          <table:table-cell table:formula="of:=IF([.C95]=0;1;0)*[.E95]" office:value-type="float" office:value="0" calcext:value-type="float">
            <text:p>0</text:p>
          </table:table-cell>
          <table:table-cell table:formula="of:=[.E95]*[.D95]" office:value-type="float" office:value="0" calcext:value-type="float">
            <text:p>0</text:p>
          </table:table-cell>
          <table:table-cell table:formula="of:=IF([.D95]=0;1;0)*[.E95]" office:value-type="float" office:value="0.031628005" calcext:value-type="float">
            <text:p>0,0316280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entropy()-Z</text:p>
          </table:table-cell>
          <table:table-cell office:value-type="string" calcext:value-type="string">
            <text:p>0.03126265</text:p>
          </table:table-cell>
          <table:table-cell table:style-name="ce3" table:formula="of:=IF(ISNUMBER(FIND(&quot;Acc&quot;;[.A96]))=1;1;0)" office:value-type="float" office:value="1" calcext:value-type="float">
            <text:p>1</text:p>
          </table:table-cell>
          <table:table-cell table:style-name="ce4" table:formula="of:=IF(LEFT([.A223];1)=&quot;f&quot;;1;0)" office:value-type="float" office:value="1" calcext:value-type="float">
            <text:p>1</text:p>
          </table:table-cell>
          <table:table-cell table:formula="of:=SUBSTITUTE([.B96]; &quot;.&quot;; &quot;,&quot;)*1" office:value-type="float" office:value="0.03126265" calcext:value-type="float">
            <text:p>0,03126265</text:p>
          </table:table-cell>
          <table:table-cell table:formula="of:=[.E96]*[.C96]" office:value-type="float" office:value="0.03126265" calcext:value-type="float">
            <text:p>0,03126265</text:p>
          </table:table-cell>
          <table:table-cell table:formula="of:=IF([.C96]=0;1;0)*[.E96]" office:value-type="float" office:value="0" calcext:value-type="float">
            <text:p>0</text:p>
          </table:table-cell>
          <table:table-cell table:formula="of:=[.E96]*[.D96]" office:value-type="float" office:value="0.03126265" calcext:value-type="float">
            <text:p>0,03126265</text:p>
          </table:table-cell>
          <table:table-cell table:formula="of:=IF([.D96]=0;1;0)*[.E9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skewness()-Y</text:p>
          </table:table-cell>
          <table:table-cell office:value-type="string" calcext:value-type="string">
            <text:p>0.031219313</text:p>
          </table:table-cell>
          <table:table-cell table:style-name="ce3" table:formula="of:=IF(ISNUMBER(FIND(&quot;Acc&quot;;[.A97]))=1;1;0)" office:value-type="float" office:value="0" calcext:value-type="float">
            <text:p>0</text:p>
          </table:table-cell>
          <table:table-cell table:style-name="ce4" table:formula="of:=IF(LEFT([.A224];1)=&quot;f&quot;;1;0)" office:value-type="float" office:value="1" calcext:value-type="float">
            <text:p>1</text:p>
          </table:table-cell>
          <table:table-cell table:formula="of:=SUBSTITUTE([.B97]; &quot;.&quot;; &quot;,&quot;)*1" office:value-type="float" office:value="0.031219313" calcext:value-type="float">
            <text:p>0,031219313</text:p>
          </table:table-cell>
          <table:table-cell table:formula="of:=[.E97]*[.C97]" office:value-type="float" office:value="0" calcext:value-type="float">
            <text:p>0</text:p>
          </table:table-cell>
          <table:table-cell table:formula="of:=IF([.C97]=0;1;0)*[.E97]" office:value-type="float" office:value="0.031219313" calcext:value-type="float">
            <text:p>0,031219313</text:p>
          </table:table-cell>
          <table:table-cell table:formula="of:=[.E97]*[.D97]" office:value-type="float" office:value="0.031219313" calcext:value-type="float">
            <text:p>0,031219313</text:p>
          </table:table-cell>
          <table:table-cell table:formula="of:=IF([.D97]=0;1;0)*[.E9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iqr()-Y</text:p>
          </table:table-cell>
          <table:table-cell office:value-type="string" calcext:value-type="string">
            <text:p>0.030643918</text:p>
          </table:table-cell>
          <table:table-cell table:style-name="ce3" table:formula="of:=IF(ISNUMBER(FIND(&quot;Acc&quot;;[.A98]))=1;1;0)" office:value-type="float" office:value="1" calcext:value-type="float">
            <text:p>1</text:p>
          </table:table-cell>
          <table:table-cell table:style-name="ce4" table:formula="of:=IF(LEFT([.A225];1)=&quot;f&quot;;1;0)" office:value-type="float" office:value="1" calcext:value-type="float">
            <text:p>1</text:p>
          </table:table-cell>
          <table:table-cell table:formula="of:=SUBSTITUTE([.B98]; &quot;.&quot;; &quot;,&quot;)*1" office:value-type="float" office:value="0.030643918" calcext:value-type="float">
            <text:p>0,030643918</text:p>
          </table:table-cell>
          <table:table-cell table:formula="of:=[.E98]*[.C98]" office:value-type="float" office:value="0.030643918" calcext:value-type="float">
            <text:p>0,030643918</text:p>
          </table:table-cell>
          <table:table-cell table:formula="of:=IF([.C98]=0;1;0)*[.E98]" office:value-type="float" office:value="0" calcext:value-type="float">
            <text:p>0</text:p>
          </table:table-cell>
          <table:table-cell table:formula="of:=[.E98]*[.D98]" office:value-type="float" office:value="0.030643918" calcext:value-type="float">
            <text:p>0,030643918</text:p>
          </table:table-cell>
          <table:table-cell table:formula="of:=IF([.D98]=0;1;0)*[.E9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X,4</text:p>
          </table:table-cell>
          <table:table-cell office:value-type="string" calcext:value-type="string">
            <text:p>0.030500712</text:p>
          </table:table-cell>
          <table:table-cell table:style-name="ce3" table:formula="of:=IF(ISNUMBER(FIND(&quot;Acc&quot;;[.A99]))=1;1;0)" office:value-type="float" office:value="1" calcext:value-type="float">
            <text:p>1</text:p>
          </table:table-cell>
          <table:table-cell table:style-name="ce4" table:formula="of:=IF(LEFT([.A226];1)=&quot;f&quot;;1;0)" office:value-type="float" office:value="0" calcext:value-type="float">
            <text:p>0</text:p>
          </table:table-cell>
          <table:table-cell table:formula="of:=SUBSTITUTE([.B99]; &quot;.&quot;; &quot;,&quot;)*1" office:value-type="float" office:value="0.030500712" calcext:value-type="float">
            <text:p>0,030500712</text:p>
          </table:table-cell>
          <table:table-cell table:formula="of:=[.E99]*[.C99]" office:value-type="float" office:value="0.030500712" calcext:value-type="float">
            <text:p>0,030500712</text:p>
          </table:table-cell>
          <table:table-cell table:formula="of:=IF([.C99]=0;1;0)*[.E99]" office:value-type="float" office:value="0" calcext:value-type="float">
            <text:p>0</text:p>
          </table:table-cell>
          <table:table-cell table:formula="of:=[.E99]*[.D99]" office:value-type="float" office:value="0" calcext:value-type="float">
            <text:p>0</text:p>
          </table:table-cell>
          <table:table-cell table:formula="of:=IF([.D99]=0;1;0)*[.E99]" office:value-type="float" office:value="0.030500712" calcext:value-type="float">
            <text:p>0,0305007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entropy()-X</text:p>
          </table:table-cell>
          <table:table-cell office:value-type="string" calcext:value-type="string">
            <text:p>0.03023874</text:p>
          </table:table-cell>
          <table:table-cell table:style-name="ce3" table:formula="of:=IF(ISNUMBER(FIND(&quot;Acc&quot;;[.A100]))=1;1;0)" office:value-type="float" office:value="1" calcext:value-type="float">
            <text:p>1</text:p>
          </table:table-cell>
          <table:table-cell table:style-name="ce4" table:formula="of:=IF(LEFT([.A227];1)=&quot;f&quot;;1;0)" office:value-type="float" office:value="1" calcext:value-type="float">
            <text:p>1</text:p>
          </table:table-cell>
          <table:table-cell table:formula="of:=SUBSTITUTE([.B100]; &quot;.&quot;; &quot;,&quot;)*1" office:value-type="float" office:value="0.03023874" calcext:value-type="float">
            <text:p>0,03023874</text:p>
          </table:table-cell>
          <table:table-cell table:formula="of:=[.E100]*[.C100]" office:value-type="float" office:value="0.03023874" calcext:value-type="float">
            <text:p>0,03023874</text:p>
          </table:table-cell>
          <table:table-cell table:formula="of:=IF([.C100]=0;1;0)*[.E100]" office:value-type="float" office:value="0" calcext:value-type="float">
            <text:p>0</text:p>
          </table:table-cell>
          <table:table-cell table:formula="of:=[.E100]*[.D100]" office:value-type="float" office:value="0.03023874" calcext:value-type="float">
            <text:p>0,03023874</text:p>
          </table:table-cell>
          <table:table-cell table:formula="of:=IF([.D100]=0;1;0)*[.E10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correlation()-X,Z</text:p>
          </table:table-cell>
          <table:table-cell office:value-type="string" calcext:value-type="string">
            <text:p>0.030225005</text:p>
          </table:table-cell>
          <table:table-cell table:style-name="ce3" table:formula="of:=IF(ISNUMBER(FIND(&quot;Acc&quot;;[.A101]))=1;1;0)" office:value-type="float" office:value="0" calcext:value-type="float">
            <text:p>0</text:p>
          </table:table-cell>
          <table:table-cell table:style-name="ce4" table:formula="of:=IF(LEFT([.A228];1)=&quot;f&quot;;1;0)" office:value-type="float" office:value="0" calcext:value-type="float">
            <text:p>0</text:p>
          </table:table-cell>
          <table:table-cell table:formula="of:=SUBSTITUTE([.B101]; &quot;.&quot;; &quot;,&quot;)*1" office:value-type="float" office:value="0.030225005" calcext:value-type="float">
            <text:p>0,030225005</text:p>
          </table:table-cell>
          <table:table-cell table:formula="of:=[.E101]*[.C101]" office:value-type="float" office:value="0" calcext:value-type="float">
            <text:p>0</text:p>
          </table:table-cell>
          <table:table-cell table:formula="of:=IF([.C101]=0;1;0)*[.E101]" office:value-type="float" office:value="0.030225005" calcext:value-type="float">
            <text:p>0,030225005</text:p>
          </table:table-cell>
          <table:table-cell table:formula="of:=[.E101]*[.D101]" office:value-type="float" office:value="0" calcext:value-type="float">
            <text:p>0</text:p>
          </table:table-cell>
          <table:table-cell table:formula="of:=IF([.D101]=0;1;0)*[.E101]" office:value-type="float" office:value="0.030225005" calcext:value-type="float">
            <text:p>0,0302250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Y,2</text:p>
          </table:table-cell>
          <table:table-cell office:value-type="string" calcext:value-type="string">
            <text:p>0.030050702</text:p>
          </table:table-cell>
          <table:table-cell table:style-name="ce3" table:formula="of:=IF(ISNUMBER(FIND(&quot;Acc&quot;;[.A102]))=1;1;0)" office:value-type="float" office:value="0" calcext:value-type="float">
            <text:p>0</text:p>
          </table:table-cell>
          <table:table-cell table:style-name="ce4" table:formula="of:=IF(LEFT([.A229];1)=&quot;f&quot;;1;0)" office:value-type="float" office:value="1" calcext:value-type="float">
            <text:p>1</text:p>
          </table:table-cell>
          <table:table-cell table:formula="of:=SUBSTITUTE([.B102]; &quot;.&quot;; &quot;,&quot;)*1" office:value-type="float" office:value="0.030050702" calcext:value-type="float">
            <text:p>0,030050702</text:p>
          </table:table-cell>
          <table:table-cell table:formula="of:=[.E102]*[.C102]" office:value-type="float" office:value="0" calcext:value-type="float">
            <text:p>0</text:p>
          </table:table-cell>
          <table:table-cell table:formula="of:=IF([.C102]=0;1;0)*[.E102]" office:value-type="float" office:value="0.030050702" calcext:value-type="float">
            <text:p>0,030050702</text:p>
          </table:table-cell>
          <table:table-cell table:formula="of:=[.E102]*[.D102]" office:value-type="float" office:value="0.030050702" calcext:value-type="float">
            <text:p>0,030050702</text:p>
          </table:table-cell>
          <table:table-cell table:formula="of:=IF([.D102]=0;1;0)*[.E10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Z,1</text:p>
          </table:table-cell>
          <table:table-cell office:value-type="string" calcext:value-type="string">
            <text:p>0.029726923</text:p>
          </table:table-cell>
          <table:table-cell table:style-name="ce3" table:formula="of:=IF(ISNUMBER(FIND(&quot;Acc&quot;;[.A103]))=1;1;0)" office:value-type="float" office:value="1" calcext:value-type="float">
            <text:p>1</text:p>
          </table:table-cell>
          <table:table-cell table:style-name="ce4" table:formula="of:=IF(LEFT([.A230];1)=&quot;f&quot;;1;0)" office:value-type="float" office:value="1" calcext:value-type="float">
            <text:p>1</text:p>
          </table:table-cell>
          <table:table-cell table:formula="of:=SUBSTITUTE([.B103]; &quot;.&quot;; &quot;,&quot;)*1" office:value-type="float" office:value="0.029726923" calcext:value-type="float">
            <text:p>0,029726923</text:p>
          </table:table-cell>
          <table:table-cell table:formula="of:=[.E103]*[.C103]" office:value-type="float" office:value="0.029726923" calcext:value-type="float">
            <text:p>0,029726923</text:p>
          </table:table-cell>
          <table:table-cell table:formula="of:=IF([.C103]=0;1;0)*[.E103]" office:value-type="float" office:value="0" calcext:value-type="float">
            <text:p>0</text:p>
          </table:table-cell>
          <table:table-cell table:formula="of:=[.E103]*[.D103]" office:value-type="float" office:value="0.029726923" calcext:value-type="float">
            <text:p>0,029726923</text:p>
          </table:table-cell>
          <table:table-cell table:formula="of:=IF([.D103]=0;1;0)*[.E10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ax()-X</text:p>
          </table:table-cell>
          <table:table-cell office:value-type="string" calcext:value-type="string">
            <text:p>0.02930274</text:p>
          </table:table-cell>
          <table:table-cell table:style-name="ce3" table:formula="of:=IF(ISNUMBER(FIND(&quot;Acc&quot;;[.A104]))=1;1;0)" office:value-type="float" office:value="1" calcext:value-type="float">
            <text:p>1</text:p>
          </table:table-cell>
          <table:table-cell table:style-name="ce4" table:formula="of:=IF(LEFT([.A231];1)=&quot;f&quot;;1;0)" office:value-type="float" office:value="1" calcext:value-type="float">
            <text:p>1</text:p>
          </table:table-cell>
          <table:table-cell table:formula="of:=SUBSTITUTE([.B104]; &quot;.&quot;; &quot;,&quot;)*1" office:value-type="float" office:value="0.02930274" calcext:value-type="float">
            <text:p>0,02930274</text:p>
          </table:table-cell>
          <table:table-cell table:formula="of:=[.E104]*[.C104]" office:value-type="float" office:value="0.02930274" calcext:value-type="float">
            <text:p>0,02930274</text:p>
          </table:table-cell>
          <table:table-cell table:formula="of:=IF([.C104]=0;1;0)*[.E104]" office:value-type="float" office:value="0" calcext:value-type="float">
            <text:p>0</text:p>
          </table:table-cell>
          <table:table-cell table:formula="of:=[.E104]*[.D104]" office:value-type="float" office:value="0.02930274" calcext:value-type="float">
            <text:p>0,02930274</text:p>
          </table:table-cell>
          <table:table-cell table:formula="of:=IF([.D104]=0;1;0)*[.E10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X,4</text:p>
          </table:table-cell>
          <table:table-cell office:value-type="string" calcext:value-type="string">
            <text:p>0.029258</text:p>
          </table:table-cell>
          <table:table-cell table:style-name="ce3" table:formula="of:=IF(ISNUMBER(FIND(&quot;Acc&quot;;[.A105]))=1;1;0)" office:value-type="float" office:value="1" calcext:value-type="float">
            <text:p>1</text:p>
          </table:table-cell>
          <table:table-cell table:style-name="ce4" table:formula="of:=IF(LEFT([.A232];1)=&quot;f&quot;;1;0)" office:value-type="float" office:value="1" calcext:value-type="float">
            <text:p>1</text:p>
          </table:table-cell>
          <table:table-cell table:formula="of:=SUBSTITUTE([.B105]; &quot;.&quot;; &quot;,&quot;)*1" office:value-type="float" office:value="0.029258" calcext:value-type="float">
            <text:p>0,029258</text:p>
          </table:table-cell>
          <table:table-cell table:formula="of:=[.E105]*[.C105]" office:value-type="float" office:value="0.029258" calcext:value-type="float">
            <text:p>0,029258</text:p>
          </table:table-cell>
          <table:table-cell table:formula="of:=IF([.C105]=0;1;0)*[.E105]" office:value-type="float" office:value="0" calcext:value-type="float">
            <text:p>0</text:p>
          </table:table-cell>
          <table:table-cell table:formula="of:=[.E105]*[.D105]" office:value-type="float" office:value="0.029258" calcext:value-type="float">
            <text:p>0,029258</text:p>
          </table:table-cell>
          <table:table-cell table:formula="of:=IF([.D105]=0;1;0)*[.E10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arCoeff()1</text:p>
          </table:table-cell>
          <table:table-cell office:value-type="string" calcext:value-type="string">
            <text:p>0.029041544</text:p>
          </table:table-cell>
          <table:table-cell table:style-name="ce3" table:formula="of:=IF(ISNUMBER(FIND(&quot;Acc&quot;;[.A106]))=1;1;0)" office:value-type="float" office:value="1" calcext:value-type="float">
            <text:p>1</text:p>
          </table:table-cell>
          <table:table-cell table:style-name="ce4" table:formula="of:=IF(LEFT([.A233];1)=&quot;f&quot;;1;0)" office:value-type="float" office:value="0" calcext:value-type="float">
            <text:p>0</text:p>
          </table:table-cell>
          <table:table-cell table:formula="of:=SUBSTITUTE([.B106]; &quot;.&quot;; &quot;,&quot;)*1" office:value-type="float" office:value="0.029041544" calcext:value-type="float">
            <text:p>0,029041544</text:p>
          </table:table-cell>
          <table:table-cell table:formula="of:=[.E106]*[.C106]" office:value-type="float" office:value="0.029041544" calcext:value-type="float">
            <text:p>0,029041544</text:p>
          </table:table-cell>
          <table:table-cell table:formula="of:=IF([.C106]=0;1;0)*[.E106]" office:value-type="float" office:value="0" calcext:value-type="float">
            <text:p>0</text:p>
          </table:table-cell>
          <table:table-cell table:formula="of:=[.E106]*[.D106]" office:value-type="float" office:value="0" calcext:value-type="float">
            <text:p>0</text:p>
          </table:table-cell>
          <table:table-cell table:formula="of:=IF([.D106]=0;1;0)*[.E106]" office:value-type="float" office:value="0.029041544" calcext:value-type="float">
            <text:p>0,0290415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kurtosis()-X</text:p>
          </table:table-cell>
          <table:table-cell office:value-type="string" calcext:value-type="string">
            <text:p>0.029009972</text:p>
          </table:table-cell>
          <table:table-cell table:style-name="ce3" table:formula="of:=IF(ISNUMBER(FIND(&quot;Acc&quot;;[.A107]))=1;1;0)" office:value-type="float" office:value="1" calcext:value-type="float">
            <text:p>1</text:p>
          </table:table-cell>
          <table:table-cell table:style-name="ce4" table:formula="of:=IF(LEFT([.A234];1)=&quot;f&quot;;1;0)" office:value-type="float" office:value="0" calcext:value-type="float">
            <text:p>0</text:p>
          </table:table-cell>
          <table:table-cell table:formula="of:=SUBSTITUTE([.B107]; &quot;.&quot;; &quot;,&quot;)*1" office:value-type="float" office:value="0.029009972" calcext:value-type="float">
            <text:p>0,029009972</text:p>
          </table:table-cell>
          <table:table-cell table:formula="of:=[.E107]*[.C107]" office:value-type="float" office:value="0.029009972" calcext:value-type="float">
            <text:p>0,029009972</text:p>
          </table:table-cell>
          <table:table-cell table:formula="of:=IF([.C107]=0;1;0)*[.E107]" office:value-type="float" office:value="0" calcext:value-type="float">
            <text:p>0</text:p>
          </table:table-cell>
          <table:table-cell table:formula="of:=[.E107]*[.D107]" office:value-type="float" office:value="0" calcext:value-type="float">
            <text:p>0</text:p>
          </table:table-cell>
          <table:table-cell table:formula="of:=IF([.D107]=0;1;0)*[.E107]" office:value-type="float" office:value="0.029009972" calcext:value-type="float">
            <text:p>0,0290099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kurtosis()-Z</text:p>
          </table:table-cell>
          <table:table-cell office:value-type="string" calcext:value-type="string">
            <text:p>0.028903889</text:p>
          </table:table-cell>
          <table:table-cell table:style-name="ce3" table:formula="of:=IF(ISNUMBER(FIND(&quot;Acc&quot;;[.A108]))=1;1;0)" office:value-type="float" office:value="1" calcext:value-type="float">
            <text:p>1</text:p>
          </table:table-cell>
          <table:table-cell table:style-name="ce4" table:formula="of:=IF(LEFT([.A235];1)=&quot;f&quot;;1;0)" office:value-type="float" office:value="1" calcext:value-type="float">
            <text:p>1</text:p>
          </table:table-cell>
          <table:table-cell table:formula="of:=SUBSTITUTE([.B108]; &quot;.&quot;; &quot;,&quot;)*1" office:value-type="float" office:value="0.028903889" calcext:value-type="float">
            <text:p>0,028903889</text:p>
          </table:table-cell>
          <table:table-cell table:formula="of:=[.E108]*[.C108]" office:value-type="float" office:value="0.028903889" calcext:value-type="float">
            <text:p>0,028903889</text:p>
          </table:table-cell>
          <table:table-cell table:formula="of:=IF([.C108]=0;1;0)*[.E108]" office:value-type="float" office:value="0" calcext:value-type="float">
            <text:p>0</text:p>
          </table:table-cell>
          <table:table-cell table:formula="of:=[.E108]*[.D108]" office:value-type="float" office:value="0.028903889" calcext:value-type="float">
            <text:p>0,028903889</text:p>
          </table:table-cell>
          <table:table-cell table:formula="of:=IF([.D108]=0;1;0)*[.E10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correlation()-Y,Z</text:p>
          </table:table-cell>
          <table:table-cell office:value-type="string" calcext:value-type="string">
            <text:p>0.028788013</text:p>
          </table:table-cell>
          <table:table-cell table:style-name="ce3" table:formula="of:=IF(ISNUMBER(FIND(&quot;Acc&quot;;[.A109]))=1;1;0)" office:value-type="float" office:value="0" calcext:value-type="float">
            <text:p>0</text:p>
          </table:table-cell>
          <table:table-cell table:style-name="ce4" table:formula="of:=IF(LEFT([.A236];1)=&quot;f&quot;;1;0)" office:value-type="float" office:value="1" calcext:value-type="float">
            <text:p>1</text:p>
          </table:table-cell>
          <table:table-cell table:formula="of:=SUBSTITUTE([.B109]; &quot;.&quot;; &quot;,&quot;)*1" office:value-type="float" office:value="0.028788013" calcext:value-type="float">
            <text:p>0,028788013</text:p>
          </table:table-cell>
          <table:table-cell table:formula="of:=[.E109]*[.C109]" office:value-type="float" office:value="0" calcext:value-type="float">
            <text:p>0</text:p>
          </table:table-cell>
          <table:table-cell table:formula="of:=IF([.C109]=0;1;0)*[.E109]" office:value-type="float" office:value="0.028788013" calcext:value-type="float">
            <text:p>0,028788013</text:p>
          </table:table-cell>
          <table:table-cell table:formula="of:=[.E109]*[.D109]" office:value-type="float" office:value="0.028788013" calcext:value-type="float">
            <text:p>0,028788013</text:p>
          </table:table-cell>
          <table:table-cell table:formula="of:=IF([.D109]=0;1;0)*[.E10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iqr()-Z</text:p>
          </table:table-cell>
          <table:table-cell office:value-type="string" calcext:value-type="string">
            <text:p>0.028710114</text:p>
          </table:table-cell>
          <table:table-cell table:style-name="ce3" table:formula="of:=IF(ISNUMBER(FIND(&quot;Acc&quot;;[.A110]))=1;1;0)" office:value-type="float" office:value="1" calcext:value-type="float">
            <text:p>1</text:p>
          </table:table-cell>
          <table:table-cell table:style-name="ce4" table:formula="of:=IF(LEFT([.A237];1)=&quot;f&quot;;1;0)" office:value-type="float" office:value="1" calcext:value-type="float">
            <text:p>1</text:p>
          </table:table-cell>
          <table:table-cell table:formula="of:=SUBSTITUTE([.B110]; &quot;.&quot;; &quot;,&quot;)*1" office:value-type="float" office:value="0.028710114" calcext:value-type="float">
            <text:p>0,028710114</text:p>
          </table:table-cell>
          <table:table-cell table:formula="of:=[.E110]*[.C110]" office:value-type="float" office:value="0.028710114" calcext:value-type="float">
            <text:p>0,028710114</text:p>
          </table:table-cell>
          <table:table-cell table:formula="of:=IF([.C110]=0;1;0)*[.E110]" office:value-type="float" office:value="0" calcext:value-type="float">
            <text:p>0</text:p>
          </table:table-cell>
          <table:table-cell table:formula="of:=[.E110]*[.D110]" office:value-type="float" office:value="0.028710114" calcext:value-type="float">
            <text:p>0,028710114</text:p>
          </table:table-cell>
          <table:table-cell table:formula="of:=IF([.D110]=0;1;0)*[.E11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correlation()-X,Y</text:p>
          </table:table-cell>
          <table:table-cell office:value-type="string" calcext:value-type="string">
            <text:p>0.028498577</text:p>
          </table:table-cell>
          <table:table-cell table:style-name="ce3" table:formula="of:=IF(ISNUMBER(FIND(&quot;Acc&quot;;[.A111]))=1;1;0)" office:value-type="float" office:value="1" calcext:value-type="float">
            <text:p>1</text:p>
          </table:table-cell>
          <table:table-cell table:style-name="ce4" table:formula="of:=IF(LEFT([.A238];1)=&quot;f&quot;;1;0)" office:value-type="float" office:value="0" calcext:value-type="float">
            <text:p>0</text:p>
          </table:table-cell>
          <table:table-cell table:formula="of:=SUBSTITUTE([.B111]; &quot;.&quot;; &quot;,&quot;)*1" office:value-type="float" office:value="0.028498577" calcext:value-type="float">
            <text:p>0,028498577</text:p>
          </table:table-cell>
          <table:table-cell table:formula="of:=[.E111]*[.C111]" office:value-type="float" office:value="0.028498577" calcext:value-type="float">
            <text:p>0,028498577</text:p>
          </table:table-cell>
          <table:table-cell table:formula="of:=IF([.C111]=0;1;0)*[.E111]" office:value-type="float" office:value="0" calcext:value-type="float">
            <text:p>0</text:p>
          </table:table-cell>
          <table:table-cell table:formula="of:=[.E111]*[.D111]" office:value-type="float" office:value="0" calcext:value-type="float">
            <text:p>0</text:p>
          </table:table-cell>
          <table:table-cell table:formula="of:=IF([.D111]=0;1;0)*[.E111]" office:value-type="float" office:value="0.028498577" calcext:value-type="float">
            <text:p>0,0284985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std()</text:p>
          </table:table-cell>
          <table:table-cell office:value-type="string" calcext:value-type="string">
            <text:p>0.028051357</text:p>
          </table:table-cell>
          <table:table-cell table:style-name="ce3" table:formula="of:=IF(ISNUMBER(FIND(&quot;Acc&quot;;[.A112]))=1;1;0)" office:value-type="float" office:value="1" calcext:value-type="float">
            <text:p>1</text:p>
          </table:table-cell>
          <table:table-cell table:style-name="ce4" table:formula="of:=IF(LEFT([.A239];1)=&quot;f&quot;;1;0)" office:value-type="float" office:value="0" calcext:value-type="float">
            <text:p>0</text:p>
          </table:table-cell>
          <table:table-cell table:formula="of:=SUBSTITUTE([.B112]; &quot;.&quot;; &quot;,&quot;)*1" office:value-type="float" office:value="0.028051357" calcext:value-type="float">
            <text:p>0,028051357</text:p>
          </table:table-cell>
          <table:table-cell table:formula="of:=[.E112]*[.C112]" office:value-type="float" office:value="0.028051357" calcext:value-type="float">
            <text:p>0,028051357</text:p>
          </table:table-cell>
          <table:table-cell table:formula="of:=IF([.C112]=0;1;0)*[.E112]" office:value-type="float" office:value="0" calcext:value-type="float">
            <text:p>0</text:p>
          </table:table-cell>
          <table:table-cell table:formula="of:=[.E112]*[.D112]" office:value-type="float" office:value="0" calcext:value-type="float">
            <text:p>0</text:p>
          </table:table-cell>
          <table:table-cell table:formula="of:=IF([.D112]=0;1;0)*[.E112]" office:value-type="float" office:value="0.028051357" calcext:value-type="float">
            <text:p>0,0280513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iqr()-X</text:p>
          </table:table-cell>
          <table:table-cell office:value-type="string" calcext:value-type="string">
            <text:p>0.027961309</text:p>
          </table:table-cell>
          <table:table-cell table:style-name="ce3" table:formula="of:=IF(ISNUMBER(FIND(&quot;Acc&quot;;[.A113]))=1;1;0)" office:value-type="float" office:value="0" calcext:value-type="float">
            <text:p>0</text:p>
          </table:table-cell>
          <table:table-cell table:style-name="ce4" table:formula="of:=IF(LEFT([.A240];1)=&quot;f&quot;;1;0)" office:value-type="float" office:value="0" calcext:value-type="float">
            <text:p>0</text:p>
          </table:table-cell>
          <table:table-cell table:formula="of:=SUBSTITUTE([.B113]; &quot;.&quot;; &quot;,&quot;)*1" office:value-type="float" office:value="0.027961309" calcext:value-type="float">
            <text:p>0,027961309</text:p>
          </table:table-cell>
          <table:table-cell table:formula="of:=[.E113]*[.C113]" office:value-type="float" office:value="0" calcext:value-type="float">
            <text:p>0</text:p>
          </table:table-cell>
          <table:table-cell table:formula="of:=IF([.C113]=0;1;0)*[.E113]" office:value-type="float" office:value="0.027961309" calcext:value-type="float">
            <text:p>0,027961309</text:p>
          </table:table-cell>
          <table:table-cell table:formula="of:=[.E113]*[.D113]" office:value-type="float" office:value="0" calcext:value-type="float">
            <text:p>0</text:p>
          </table:table-cell>
          <table:table-cell table:formula="of:=IF([.D113]=0;1;0)*[.E113]" office:value-type="float" office:value="0.027961309" calcext:value-type="float">
            <text:p>0,0279613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Y,1</text:p>
          </table:table-cell>
          <table:table-cell office:value-type="string" calcext:value-type="string">
            <text:p>0.027829222</text:p>
          </table:table-cell>
          <table:table-cell table:style-name="ce3" table:formula="of:=IF(ISNUMBER(FIND(&quot;Acc&quot;;[.A114]))=1;1;0)" office:value-type="float" office:value="0" calcext:value-type="float">
            <text:p>0</text:p>
          </table:table-cell>
          <table:table-cell table:style-name="ce4" table:formula="of:=IF(LEFT([.A241];1)=&quot;f&quot;;1;0)" office:value-type="float" office:value="0" calcext:value-type="float">
            <text:p>0</text:p>
          </table:table-cell>
          <table:table-cell table:formula="of:=SUBSTITUTE([.B114]; &quot;.&quot;; &quot;,&quot;)*1" office:value-type="float" office:value="0.027829222" calcext:value-type="float">
            <text:p>0,027829222</text:p>
          </table:table-cell>
          <table:table-cell table:formula="of:=[.E114]*[.C114]" office:value-type="float" office:value="0" calcext:value-type="float">
            <text:p>0</text:p>
          </table:table-cell>
          <table:table-cell table:formula="of:=IF([.C114]=0;1;0)*[.E114]" office:value-type="float" office:value="0.027829222" calcext:value-type="float">
            <text:p>0,027829222</text:p>
          </table:table-cell>
          <table:table-cell table:formula="of:=[.E114]*[.D114]" office:value-type="float" office:value="0" calcext:value-type="float">
            <text:p>0</text:p>
          </table:table-cell>
          <table:table-cell table:formula="of:=IF([.D114]=0;1;0)*[.E114]" office:value-type="float" office:value="0.027829222" calcext:value-type="float">
            <text:p>0,0278292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ean()-X</text:p>
          </table:table-cell>
          <table:table-cell office:value-type="string" calcext:value-type="string">
            <text:p>0.027786083</text:p>
          </table:table-cell>
          <table:table-cell table:style-name="ce3" table:formula="of:=IF(ISNUMBER(FIND(&quot;Acc&quot;;[.A115]))=1;1;0)" office:value-type="float" office:value="0" calcext:value-type="float">
            <text:p>0</text:p>
          </table:table-cell>
          <table:table-cell table:style-name="ce4" table:formula="of:=IF(LEFT([.A242];1)=&quot;f&quot;;1;0)" office:value-type="float" office:value="0" calcext:value-type="float">
            <text:p>0</text:p>
          </table:table-cell>
          <table:table-cell table:formula="of:=SUBSTITUTE([.B115]; &quot;.&quot;; &quot;,&quot;)*1" office:value-type="float" office:value="0.027786083" calcext:value-type="float">
            <text:p>0,027786083</text:p>
          </table:table-cell>
          <table:table-cell table:formula="of:=[.E115]*[.C115]" office:value-type="float" office:value="0" calcext:value-type="float">
            <text:p>0</text:p>
          </table:table-cell>
          <table:table-cell table:formula="of:=IF([.C115]=0;1;0)*[.E115]" office:value-type="float" office:value="0.027786083" calcext:value-type="float">
            <text:p>0,027786083</text:p>
          </table:table-cell>
          <table:table-cell table:formula="of:=[.E115]*[.D115]" office:value-type="float" office:value="0" calcext:value-type="float">
            <text:p>0</text:p>
          </table:table-cell>
          <table:table-cell table:formula="of:=IF([.D115]=0;1;0)*[.E115]" office:value-type="float" office:value="0.027786083" calcext:value-type="float">
            <text:p>0,0277860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axInds-Y</text:p>
          </table:table-cell>
          <table:table-cell office:value-type="string" calcext:value-type="string">
            <text:p>0.027773546</text:p>
          </table:table-cell>
          <table:table-cell table:style-name="ce3" table:formula="of:=IF(ISNUMBER(FIND(&quot;Acc&quot;;[.A116]))=1;1;0)" office:value-type="float" office:value="0" calcext:value-type="float">
            <text:p>0</text:p>
          </table:table-cell>
          <table:table-cell table:style-name="ce4" table:formula="of:=IF(LEFT([.A243];1)=&quot;f&quot;;1;0)" office:value-type="float" office:value="1" calcext:value-type="float">
            <text:p>1</text:p>
          </table:table-cell>
          <table:table-cell table:formula="of:=SUBSTITUTE([.B116]; &quot;.&quot;; &quot;,&quot;)*1" office:value-type="float" office:value="0.027773546" calcext:value-type="float">
            <text:p>0,027773546</text:p>
          </table:table-cell>
          <table:table-cell table:formula="of:=[.E116]*[.C116]" office:value-type="float" office:value="0" calcext:value-type="float">
            <text:p>0</text:p>
          </table:table-cell>
          <table:table-cell table:formula="of:=IF([.C116]=0;1;0)*[.E116]" office:value-type="float" office:value="0.027773546" calcext:value-type="float">
            <text:p>0,027773546</text:p>
          </table:table-cell>
          <table:table-cell table:formula="of:=[.E116]*[.D116]" office:value-type="float" office:value="0.027773546" calcext:value-type="float">
            <text:p>0,027773546</text:p>
          </table:table-cell>
          <table:table-cell table:formula="of:=IF([.D116]=0;1;0)*[.E11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kurtosis()-Y</text:p>
          </table:table-cell>
          <table:table-cell office:value-type="string" calcext:value-type="string">
            <text:p>0.027280259</text:p>
          </table:table-cell>
          <table:table-cell table:style-name="ce3" table:formula="of:=IF(ISNUMBER(FIND(&quot;Acc&quot;;[.A117]))=1;1;0)" office:value-type="float" office:value="0" calcext:value-type="float">
            <text:p>0</text:p>
          </table:table-cell>
          <table:table-cell table:style-name="ce4" table:formula="of:=IF(LEFT([.A244];1)=&quot;f&quot;;1;0)" office:value-type="float" office:value="0" calcext:value-type="float">
            <text:p>0</text:p>
          </table:table-cell>
          <table:table-cell table:formula="of:=SUBSTITUTE([.B117]; &quot;.&quot;; &quot;,&quot;)*1" office:value-type="float" office:value="0.027280259" calcext:value-type="float">
            <text:p>0,027280259</text:p>
          </table:table-cell>
          <table:table-cell table:formula="of:=[.E117]*[.C117]" office:value-type="float" office:value="0" calcext:value-type="float">
            <text:p>0</text:p>
          </table:table-cell>
          <table:table-cell table:formula="of:=IF([.C117]=0;1;0)*[.E117]" office:value-type="float" office:value="0.027280259" calcext:value-type="float">
            <text:p>0,027280259</text:p>
          </table:table-cell>
          <table:table-cell table:formula="of:=[.E117]*[.D117]" office:value-type="float" office:value="0" calcext:value-type="float">
            <text:p>0</text:p>
          </table:table-cell>
          <table:table-cell table:formula="of:=IF([.D117]=0;1;0)*[.E117]" office:value-type="float" office:value="0.027280259" calcext:value-type="float">
            <text:p>0,0272802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in()-X</text:p>
          </table:table-cell>
          <table:table-cell office:value-type="string" calcext:value-type="string">
            <text:p>0.027086584</text:p>
          </table:table-cell>
          <table:table-cell table:style-name="ce3" table:formula="of:=IF(ISNUMBER(FIND(&quot;Acc&quot;;[.A118]))=1;1;0)" office:value-type="float" office:value="0" calcext:value-type="float">
            <text:p>0</text:p>
          </table:table-cell>
          <table:table-cell table:style-name="ce4" table:formula="of:=IF(LEFT([.A245];1)=&quot;f&quot;;1;0)" office:value-type="float" office:value="0" calcext:value-type="float">
            <text:p>0</text:p>
          </table:table-cell>
          <table:table-cell table:formula="of:=SUBSTITUTE([.B118]; &quot;.&quot;; &quot;,&quot;)*1" office:value-type="float" office:value="0.027086584" calcext:value-type="float">
            <text:p>0,027086584</text:p>
          </table:table-cell>
          <table:table-cell table:formula="of:=[.E118]*[.C118]" office:value-type="float" office:value="0" calcext:value-type="float">
            <text:p>0</text:p>
          </table:table-cell>
          <table:table-cell table:formula="of:=IF([.C118]=0;1;0)*[.E118]" office:value-type="float" office:value="0.027086584" calcext:value-type="float">
            <text:p>0,027086584</text:p>
          </table:table-cell>
          <table:table-cell table:formula="of:=[.E118]*[.D118]" office:value-type="float" office:value="0" calcext:value-type="float">
            <text:p>0</text:p>
          </table:table-cell>
          <table:table-cell table:formula="of:=IF([.D118]=0;1;0)*[.E118]" office:value-type="float" office:value="0.027086584" calcext:value-type="float">
            <text:p>0,02708658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ax()-Y</text:p>
          </table:table-cell>
          <table:table-cell office:value-type="string" calcext:value-type="string">
            <text:p>0.027066891</text:p>
          </table:table-cell>
          <table:table-cell table:style-name="ce3" table:formula="of:=IF(ISNUMBER(FIND(&quot;Acc&quot;;[.A119]))=1;1;0)" office:value-type="float" office:value="0" calcext:value-type="float">
            <text:p>0</text:p>
          </table:table-cell>
          <table:table-cell table:style-name="ce4" table:formula="of:=IF(LEFT([.A246];1)=&quot;f&quot;;1;0)" office:value-type="float" office:value="1" calcext:value-type="float">
            <text:p>1</text:p>
          </table:table-cell>
          <table:table-cell table:formula="of:=SUBSTITUTE([.B119]; &quot;.&quot;; &quot;,&quot;)*1" office:value-type="float" office:value="0.027066891" calcext:value-type="float">
            <text:p>0,027066891</text:p>
          </table:table-cell>
          <table:table-cell table:formula="of:=[.E119]*[.C119]" office:value-type="float" office:value="0" calcext:value-type="float">
            <text:p>0</text:p>
          </table:table-cell>
          <table:table-cell table:formula="of:=IF([.C119]=0;1;0)*[.E119]" office:value-type="float" office:value="0.027066891" calcext:value-type="float">
            <text:p>0,027066891</text:p>
          </table:table-cell>
          <table:table-cell table:formula="of:=[.E119]*[.D119]" office:value-type="float" office:value="0.027066891" calcext:value-type="float">
            <text:p>0,027066891</text:p>
          </table:table-cell>
          <table:table-cell table:formula="of:=IF([.D119]=0;1;0)*[.E11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kurtosis()-Y</text:p>
          </table:table-cell>
          <table:table-cell office:value-type="string" calcext:value-type="string">
            <text:p>0.027049926</text:p>
          </table:table-cell>
          <table:table-cell table:style-name="ce3" table:formula="of:=IF(ISNUMBER(FIND(&quot;Acc&quot;;[.A120]))=1;1;0)" office:value-type="float" office:value="1" calcext:value-type="float">
            <text:p>1</text:p>
          </table:table-cell>
          <table:table-cell table:style-name="ce4" table:formula="of:=IF(LEFT([.A247];1)=&quot;f&quot;;1;0)" office:value-type="float" office:value="0" calcext:value-type="float">
            <text:p>0</text:p>
          </table:table-cell>
          <table:table-cell table:formula="of:=SUBSTITUTE([.B120]; &quot;.&quot;; &quot;,&quot;)*1" office:value-type="float" office:value="0.027049926" calcext:value-type="float">
            <text:p>0,027049926</text:p>
          </table:table-cell>
          <table:table-cell table:formula="of:=[.E120]*[.C120]" office:value-type="float" office:value="0.027049926" calcext:value-type="float">
            <text:p>0,027049926</text:p>
          </table:table-cell>
          <table:table-cell table:formula="of:=IF([.C120]=0;1;0)*[.E120]" office:value-type="float" office:value="0" calcext:value-type="float">
            <text:p>0</text:p>
          </table:table-cell>
          <table:table-cell table:formula="of:=[.E120]*[.D120]" office:value-type="float" office:value="0" calcext:value-type="float">
            <text:p>0</text:p>
          </table:table-cell>
          <table:table-cell table:formula="of:=IF([.D120]=0;1;0)*[.E120]" office:value-type="float" office:value="0.027049926" calcext:value-type="float">
            <text:p>0,0270499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Z,1</text:p>
          </table:table-cell>
          <table:table-cell office:value-type="string" calcext:value-type="string">
            <text:p>0.026689645</text:p>
          </table:table-cell>
          <table:table-cell table:style-name="ce3" table:formula="of:=IF(ISNUMBER(FIND(&quot;Acc&quot;;[.A121]))=1;1;0)" office:value-type="float" office:value="1" calcext:value-type="float">
            <text:p>1</text:p>
          </table:table-cell>
          <table:table-cell table:style-name="ce4" table:formula="of:=IF(LEFT([.A248];1)=&quot;f&quot;;1;0)" office:value-type="float" office:value="1" calcext:value-type="float">
            <text:p>1</text:p>
          </table:table-cell>
          <table:table-cell table:formula="of:=SUBSTITUTE([.B121]; &quot;.&quot;; &quot;,&quot;)*1" office:value-type="float" office:value="0.026689645" calcext:value-type="float">
            <text:p>0,026689645</text:p>
          </table:table-cell>
          <table:table-cell table:formula="of:=[.E121]*[.C121]" office:value-type="float" office:value="0.026689645" calcext:value-type="float">
            <text:p>0,026689645</text:p>
          </table:table-cell>
          <table:table-cell table:formula="of:=IF([.C121]=0;1;0)*[.E121]" office:value-type="float" office:value="0" calcext:value-type="float">
            <text:p>0</text:p>
          </table:table-cell>
          <table:table-cell table:formula="of:=[.E121]*[.D121]" office:value-type="float" office:value="0.026689645" calcext:value-type="float">
            <text:p>0,026689645</text:p>
          </table:table-cell>
          <table:table-cell table:formula="of:=IF([.D121]=0;1;0)*[.E12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in()-X</text:p>
          </table:table-cell>
          <table:table-cell office:value-type="string" calcext:value-type="string">
            <text:p>0.026680209</text:p>
          </table:table-cell>
          <table:table-cell table:style-name="ce3" table:formula="of:=IF(ISNUMBER(FIND(&quot;Acc&quot;;[.A122]))=1;1;0)" office:value-type="float" office:value="0" calcext:value-type="float">
            <text:p>0</text:p>
          </table:table-cell>
          <table:table-cell table:style-name="ce4" table:formula="of:=IF(LEFT([.A249];1)=&quot;f&quot;;1;0)" office:value-type="float" office:value="0" calcext:value-type="float">
            <text:p>0</text:p>
          </table:table-cell>
          <table:table-cell table:formula="of:=SUBSTITUTE([.B122]; &quot;.&quot;; &quot;,&quot;)*1" office:value-type="float" office:value="0.026680209" calcext:value-type="float">
            <text:p>0,026680209</text:p>
          </table:table-cell>
          <table:table-cell table:formula="of:=[.E122]*[.C122]" office:value-type="float" office:value="0" calcext:value-type="float">
            <text:p>0</text:p>
          </table:table-cell>
          <table:table-cell table:formula="of:=IF([.C122]=0;1;0)*[.E122]" office:value-type="float" office:value="0.026680209" calcext:value-type="float">
            <text:p>0,026680209</text:p>
          </table:table-cell>
          <table:table-cell table:formula="of:=[.E122]*[.D122]" office:value-type="float" office:value="0" calcext:value-type="float">
            <text:p>0</text:p>
          </table:table-cell>
          <table:table-cell table:formula="of:=IF([.D122]=0;1;0)*[.E122]" office:value-type="float" office:value="0.026680209" calcext:value-type="float">
            <text:p>0,0266802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ean()-X</text:p>
          </table:table-cell>
          <table:table-cell office:value-type="string" calcext:value-type="string">
            <text:p>0.026652551</text:p>
          </table:table-cell>
          <table:table-cell table:style-name="ce3" table:formula="of:=IF(ISNUMBER(FIND(&quot;Acc&quot;;[.A123]))=1;1;0)" office:value-type="float" office:value="1" calcext:value-type="float">
            <text:p>1</text:p>
          </table:table-cell>
          <table:table-cell table:style-name="ce4" table:formula="of:=IF(LEFT([.A250];1)=&quot;f&quot;;1;0)" office:value-type="float" office:value="0" calcext:value-type="float">
            <text:p>0</text:p>
          </table:table-cell>
          <table:table-cell table:formula="of:=SUBSTITUTE([.B123]; &quot;.&quot;; &quot;,&quot;)*1" office:value-type="float" office:value="0.026652551" calcext:value-type="float">
            <text:p>0,026652551</text:p>
          </table:table-cell>
          <table:table-cell table:formula="of:=[.E123]*[.C123]" office:value-type="float" office:value="0.026652551" calcext:value-type="float">
            <text:p>0,026652551</text:p>
          </table:table-cell>
          <table:table-cell table:formula="of:=IF([.C123]=0;1;0)*[.E123]" office:value-type="float" office:value="0" calcext:value-type="float">
            <text:p>0</text:p>
          </table:table-cell>
          <table:table-cell table:formula="of:=[.E123]*[.D123]" office:value-type="float" office:value="0" calcext:value-type="float">
            <text:p>0</text:p>
          </table:table-cell>
          <table:table-cell table:formula="of:=IF([.D123]=0;1;0)*[.E123]" office:value-type="float" office:value="0.026652551" calcext:value-type="float">
            <text:p>0,0266525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skewness()</text:p>
          </table:table-cell>
          <table:table-cell office:value-type="string" calcext:value-type="string">
            <text:p>0.026591513</text:p>
          </table:table-cell>
          <table:table-cell table:style-name="ce3" table:formula="of:=IF(ISNUMBER(FIND(&quot;Acc&quot;;[.A124]))=1;1;0)" office:value-type="float" office:value="0" calcext:value-type="float">
            <text:p>0</text:p>
          </table:table-cell>
          <table:table-cell table:style-name="ce4" table:formula="of:=IF(LEFT([.A251];1)=&quot;f&quot;;1;0)" office:value-type="float" office:value="1" calcext:value-type="float">
            <text:p>1</text:p>
          </table:table-cell>
          <table:table-cell table:formula="of:=SUBSTITUTE([.B124]; &quot;.&quot;; &quot;,&quot;)*1" office:value-type="float" office:value="0.026591513" calcext:value-type="float">
            <text:p>0,026591513</text:p>
          </table:table-cell>
          <table:table-cell table:formula="of:=[.E124]*[.C124]" office:value-type="float" office:value="0" calcext:value-type="float">
            <text:p>0</text:p>
          </table:table-cell>
          <table:table-cell table:formula="of:=IF([.C124]=0;1;0)*[.E124]" office:value-type="float" office:value="0.026591513" calcext:value-type="float">
            <text:p>0,026591513</text:p>
          </table:table-cell>
          <table:table-cell table:formula="of:=[.E124]*[.D124]" office:value-type="float" office:value="0.026591513" calcext:value-type="float">
            <text:p>0,026591513</text:p>
          </table:table-cell>
          <table:table-cell table:formula="of:=IF([.D124]=0;1;0)*[.E12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ean()-Z</text:p>
          </table:table-cell>
          <table:table-cell office:value-type="string" calcext:value-type="string">
            <text:p>0.026489913</text:p>
          </table:table-cell>
          <table:table-cell table:style-name="ce3" table:formula="of:=IF(ISNUMBER(FIND(&quot;Acc&quot;;[.A125]))=1;1;0)" office:value-type="float" office:value="0" calcext:value-type="float">
            <text:p>0</text:p>
          </table:table-cell>
          <table:table-cell table:style-name="ce4" table:formula="of:=IF(LEFT([.A252];1)=&quot;f&quot;;1;0)" office:value-type="float" office:value="0" calcext:value-type="float">
            <text:p>0</text:p>
          </table:table-cell>
          <table:table-cell table:formula="of:=SUBSTITUTE([.B125]; &quot;.&quot;; &quot;,&quot;)*1" office:value-type="float" office:value="0.026489913" calcext:value-type="float">
            <text:p>0,026489913</text:p>
          </table:table-cell>
          <table:table-cell table:formula="of:=[.E125]*[.C125]" office:value-type="float" office:value="0" calcext:value-type="float">
            <text:p>0</text:p>
          </table:table-cell>
          <table:table-cell table:formula="of:=IF([.C125]=0;1;0)*[.E125]" office:value-type="float" office:value="0.026489913" calcext:value-type="float">
            <text:p>0,026489913</text:p>
          </table:table-cell>
          <table:table-cell table:formula="of:=[.E125]*[.D125]" office:value-type="float" office:value="0" calcext:value-type="float">
            <text:p>0</text:p>
          </table:table-cell>
          <table:table-cell table:formula="of:=IF([.D125]=0;1;0)*[.E125]" office:value-type="float" office:value="0.026489913" calcext:value-type="float">
            <text:p>0,0264899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maxInds</text:p>
          </table:table-cell>
          <table:table-cell office:value-type="string" calcext:value-type="string">
            <text:p>0.026359021</text:p>
          </table:table-cell>
          <table:table-cell table:style-name="ce3" table:formula="of:=IF(ISNUMBER(FIND(&quot;Acc&quot;;[.A126]))=1;1;0)" office:value-type="float" office:value="0" calcext:value-type="float">
            <text:p>0</text:p>
          </table:table-cell>
          <table:table-cell table:style-name="ce4" table:formula="of:=IF(LEFT([.A253];1)=&quot;f&quot;;1;0)" office:value-type="float" office:value="0" calcext:value-type="float">
            <text:p>0</text:p>
          </table:table-cell>
          <table:table-cell table:formula="of:=SUBSTITUTE([.B126]; &quot;.&quot;; &quot;,&quot;)*1" office:value-type="float" office:value="0.026359021" calcext:value-type="float">
            <text:p>0,026359021</text:p>
          </table:table-cell>
          <table:table-cell table:formula="of:=[.E126]*[.C126]" office:value-type="float" office:value="0" calcext:value-type="float">
            <text:p>0</text:p>
          </table:table-cell>
          <table:table-cell table:formula="of:=IF([.C126]=0;1;0)*[.E126]" office:value-type="float" office:value="0.026359021" calcext:value-type="float">
            <text:p>0,026359021</text:p>
          </table:table-cell>
          <table:table-cell table:formula="of:=[.E126]*[.D126]" office:value-type="float" office:value="0" calcext:value-type="float">
            <text:p>0</text:p>
          </table:table-cell>
          <table:table-cell table:formula="of:=IF([.D126]=0;1;0)*[.E126]" office:value-type="float" office:value="0.026359021" calcext:value-type="float">
            <text:p>0,0263590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eanFreq()-Z</text:p>
          </table:table-cell>
          <table:table-cell office:value-type="string" calcext:value-type="string">
            <text:p>0.026329091</text:p>
          </table:table-cell>
          <table:table-cell table:style-name="ce3" table:formula="of:=IF(ISNUMBER(FIND(&quot;Acc&quot;;[.A127]))=1;1;0)" office:value-type="float" office:value="1" calcext:value-type="float">
            <text:p>1</text:p>
          </table:table-cell>
          <table:table-cell table:style-name="ce4" table:formula="of:=IF(LEFT([.A254];1)=&quot;f&quot;;1;0)" office:value-type="float" office:value="1" calcext:value-type="float">
            <text:p>1</text:p>
          </table:table-cell>
          <table:table-cell table:formula="of:=SUBSTITUTE([.B127]; &quot;.&quot;; &quot;,&quot;)*1" office:value-type="float" office:value="0.026329091" calcext:value-type="float">
            <text:p>0,026329091</text:p>
          </table:table-cell>
          <table:table-cell table:formula="of:=[.E127]*[.C127]" office:value-type="float" office:value="0.026329091" calcext:value-type="float">
            <text:p>0,026329091</text:p>
          </table:table-cell>
          <table:table-cell table:formula="of:=IF([.C127]=0;1;0)*[.E127]" office:value-type="float" office:value="0" calcext:value-type="float">
            <text:p>0</text:p>
          </table:table-cell>
          <table:table-cell table:formula="of:=[.E127]*[.D127]" office:value-type="float" office:value="0.026329091" calcext:value-type="float">
            <text:p>0,026329091</text:p>
          </table:table-cell>
          <table:table-cell table:formula="of:=IF([.D127]=0;1;0)*[.E12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kurtosis()</text:p>
          </table:table-cell>
          <table:table-cell office:value-type="string" calcext:value-type="string">
            <text:p>0.026223694</text:p>
          </table:table-cell>
          <table:table-cell table:style-name="ce3" table:formula="of:=IF(ISNUMBER(FIND(&quot;Acc&quot;;[.A128]))=1;1;0)" office:value-type="float" office:value="1" calcext:value-type="float">
            <text:p>1</text:p>
          </table:table-cell>
          <table:table-cell table:style-name="ce4" table:formula="of:=IF(LEFT([.A255];1)=&quot;f&quot;;1;0)" office:value-type="float" office:value="0" calcext:value-type="float">
            <text:p>0</text:p>
          </table:table-cell>
          <table:table-cell table:formula="of:=SUBSTITUTE([.B128]; &quot;.&quot;; &quot;,&quot;)*1" office:value-type="float" office:value="0.026223694" calcext:value-type="float">
            <text:p>0,026223694</text:p>
          </table:table-cell>
          <table:table-cell table:formula="of:=[.E128]*[.C128]" office:value-type="float" office:value="0.026223694" calcext:value-type="float">
            <text:p>0,026223694</text:p>
          </table:table-cell>
          <table:table-cell table:formula="of:=IF([.C128]=0;1;0)*[.E128]" office:value-type="float" office:value="0" calcext:value-type="float">
            <text:p>0</text:p>
          </table:table-cell>
          <table:table-cell table:formula="of:=[.E128]*[.D128]" office:value-type="float" office:value="0" calcext:value-type="float">
            <text:p>0</text:p>
          </table:table-cell>
          <table:table-cell table:formula="of:=IF([.D128]=0;1;0)*[.E128]" office:value-type="float" office:value="0.026223694" calcext:value-type="float">
            <text:p>0,0262236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correlation()-X,Z</text:p>
          </table:table-cell>
          <table:table-cell office:value-type="string" calcext:value-type="string">
            <text:p>0.026160607</text:p>
          </table:table-cell>
          <table:table-cell table:style-name="ce3" table:formula="of:=IF(ISNUMBER(FIND(&quot;Acc&quot;;[.A129]))=1;1;0)" office:value-type="float" office:value="1" calcext:value-type="float">
            <text:p>1</text:p>
          </table:table-cell>
          <table:table-cell table:style-name="ce4" table:formula="of:=IF(LEFT([.A256];1)=&quot;f&quot;;1;0)" office:value-type="float" office:value="1" calcext:value-type="float">
            <text:p>1</text:p>
          </table:table-cell>
          <table:table-cell table:formula="of:=SUBSTITUTE([.B129]; &quot;.&quot;; &quot;,&quot;)*1" office:value-type="float" office:value="0.026160607" calcext:value-type="float">
            <text:p>0,026160607</text:p>
          </table:table-cell>
          <table:table-cell table:formula="of:=[.E129]*[.C129]" office:value-type="float" office:value="0.026160607" calcext:value-type="float">
            <text:p>0,026160607</text:p>
          </table:table-cell>
          <table:table-cell table:formula="of:=IF([.C129]=0;1;0)*[.E129]" office:value-type="float" office:value="0" calcext:value-type="float">
            <text:p>0</text:p>
          </table:table-cell>
          <table:table-cell table:formula="of:=[.E129]*[.D129]" office:value-type="float" office:value="0.026160607" calcext:value-type="float">
            <text:p>0,026160607</text:p>
          </table:table-cell>
          <table:table-cell table:formula="of:=IF([.D129]=0;1;0)*[.E12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entropy()-Y</text:p>
          </table:table-cell>
          <table:table-cell office:value-type="string" calcext:value-type="string">
            <text:p>0.026041456</text:p>
          </table:table-cell>
          <table:table-cell table:style-name="ce3" table:formula="of:=IF(ISNUMBER(FIND(&quot;Acc&quot;;[.A130]))=1;1;0)" office:value-type="float" office:value="1" calcext:value-type="float">
            <text:p>1</text:p>
          </table:table-cell>
          <table:table-cell table:style-name="ce4" table:formula="of:=IF(LEFT([.A257];1)=&quot;f&quot;;1;0)" office:value-type="float" office:value="0" calcext:value-type="float">
            <text:p>0</text:p>
          </table:table-cell>
          <table:table-cell table:formula="of:=SUBSTITUTE([.B130]; &quot;.&quot;; &quot;,&quot;)*1" office:value-type="float" office:value="0.026041456" calcext:value-type="float">
            <text:p>0,026041456</text:p>
          </table:table-cell>
          <table:table-cell table:formula="of:=[.E130]*[.C130]" office:value-type="float" office:value="0.026041456" calcext:value-type="float">
            <text:p>0,026041456</text:p>
          </table:table-cell>
          <table:table-cell table:formula="of:=IF([.C130]=0;1;0)*[.E130]" office:value-type="float" office:value="0" calcext:value-type="float">
            <text:p>0</text:p>
          </table:table-cell>
          <table:table-cell table:formula="of:=[.E130]*[.D130]" office:value-type="float" office:value="0" calcext:value-type="float">
            <text:p>0</text:p>
          </table:table-cell>
          <table:table-cell table:formula="of:=IF([.D130]=0;1;0)*[.E130]" office:value-type="float" office:value="0.026041456" calcext:value-type="float">
            <text:p>0,0260414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kurtosis()-Z</text:p>
          </table:table-cell>
          <table:table-cell office:value-type="string" calcext:value-type="string">
            <text:p>0.025895034</text:p>
          </table:table-cell>
          <table:table-cell table:style-name="ce3" table:formula="of:=IF(ISNUMBER(FIND(&quot;Acc&quot;;[.A131]))=1;1;0)" office:value-type="float" office:value="1" calcext:value-type="float">
            <text:p>1</text:p>
          </table:table-cell>
          <table:table-cell table:style-name="ce4" table:formula="of:=IF(LEFT([.A258];1)=&quot;f&quot;;1;0)" office:value-type="float" office:value="0" calcext:value-type="float">
            <text:p>0</text:p>
          </table:table-cell>
          <table:table-cell table:formula="of:=SUBSTITUTE([.B131]; &quot;.&quot;; &quot;,&quot;)*1" office:value-type="float" office:value="0.025895034" calcext:value-type="float">
            <text:p>0,025895034</text:p>
          </table:table-cell>
          <table:table-cell table:formula="of:=[.E131]*[.C131]" office:value-type="float" office:value="0.025895034" calcext:value-type="float">
            <text:p>0,025895034</text:p>
          </table:table-cell>
          <table:table-cell table:formula="of:=IF([.C131]=0;1;0)*[.E131]" office:value-type="float" office:value="0" calcext:value-type="float">
            <text:p>0</text:p>
          </table:table-cell>
          <table:table-cell table:formula="of:=[.E131]*[.D131]" office:value-type="float" office:value="0" calcext:value-type="float">
            <text:p>0</text:p>
          </table:table-cell>
          <table:table-cell table:formula="of:=IF([.D131]=0;1;0)*[.E131]" office:value-type="float" office:value="0.025895034" calcext:value-type="float">
            <text:p>0,0258950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std()</text:p>
          </table:table-cell>
          <table:table-cell office:value-type="string" calcext:value-type="string">
            <text:p>0.025577189</text:p>
          </table:table-cell>
          <table:table-cell table:style-name="ce3" table:formula="of:=IF(ISNUMBER(FIND(&quot;Acc&quot;;[.A132]))=1;1;0)" office:value-type="float" office:value="1" calcext:value-type="float">
            <text:p>1</text:p>
          </table:table-cell>
          <table:table-cell table:style-name="ce4" table:formula="of:=IF(LEFT([.A259];1)=&quot;f&quot;;1;0)" office:value-type="float" office:value="1" calcext:value-type="float">
            <text:p>1</text:p>
          </table:table-cell>
          <table:table-cell table:formula="of:=SUBSTITUTE([.B132]; &quot;.&quot;; &quot;,&quot;)*1" office:value-type="float" office:value="0.025577189" calcext:value-type="float">
            <text:p>0,025577189</text:p>
          </table:table-cell>
          <table:table-cell table:formula="of:=[.E132]*[.C132]" office:value-type="float" office:value="0.025577189" calcext:value-type="float">
            <text:p>0,025577189</text:p>
          </table:table-cell>
          <table:table-cell table:formula="of:=IF([.C132]=0;1;0)*[.E132]" office:value-type="float" office:value="0" calcext:value-type="float">
            <text:p>0</text:p>
          </table:table-cell>
          <table:table-cell table:formula="of:=[.E132]*[.D132]" office:value-type="float" office:value="0.025577189" calcext:value-type="float">
            <text:p>0,025577189</text:p>
          </table:table-cell>
          <table:table-cell table:formula="of:=IF([.D132]=0;1;0)*[.E13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std()</text:p>
          </table:table-cell>
          <table:table-cell office:value-type="string" calcext:value-type="string">
            <text:p>0.025577189</text:p>
          </table:table-cell>
          <table:table-cell table:style-name="ce3" table:formula="of:=IF(ISNUMBER(FIND(&quot;Acc&quot;;[.A133]))=1;1;0)" office:value-type="float" office:value="1" calcext:value-type="float">
            <text:p>1</text:p>
          </table:table-cell>
          <table:table-cell table:style-name="ce4" table:formula="of:=IF(LEFT([.A260];1)=&quot;f&quot;;1;0)" office:value-type="float" office:value="1" calcext:value-type="float">
            <text:p>1</text:p>
          </table:table-cell>
          <table:table-cell table:formula="of:=SUBSTITUTE([.B133]; &quot;.&quot;; &quot;,&quot;)*1" office:value-type="float" office:value="0.025577189" calcext:value-type="float">
            <text:p>0,025577189</text:p>
          </table:table-cell>
          <table:table-cell table:formula="of:=[.E133]*[.C133]" office:value-type="float" office:value="0.025577189" calcext:value-type="float">
            <text:p>0,025577189</text:p>
          </table:table-cell>
          <table:table-cell table:formula="of:=IF([.C133]=0;1;0)*[.E133]" office:value-type="float" office:value="0" calcext:value-type="float">
            <text:p>0</text:p>
          </table:table-cell>
          <table:table-cell table:formula="of:=[.E133]*[.D133]" office:value-type="float" office:value="0.025577189" calcext:value-type="float">
            <text:p>0,025577189</text:p>
          </table:table-cell>
          <table:table-cell table:formula="of:=IF([.D133]=0;1;0)*[.E13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ax()-X</text:p>
          </table:table-cell>
          <table:table-cell office:value-type="string" calcext:value-type="string">
            <text:p>0.025508081</text:p>
          </table:table-cell>
          <table:table-cell table:style-name="ce3" table:formula="of:=IF(ISNUMBER(FIND(&quot;Acc&quot;;[.A134]))=1;1;0)" office:value-type="float" office:value="0" calcext:value-type="float">
            <text:p>0</text:p>
          </table:table-cell>
          <table:table-cell table:style-name="ce4" table:formula="of:=IF(LEFT([.A261];1)=&quot;f&quot;;1;0)" office:value-type="float" office:value="1" calcext:value-type="float">
            <text:p>1</text:p>
          </table:table-cell>
          <table:table-cell table:formula="of:=SUBSTITUTE([.B134]; &quot;.&quot;; &quot;,&quot;)*1" office:value-type="float" office:value="0.025508081" calcext:value-type="float">
            <text:p>0,025508081</text:p>
          </table:table-cell>
          <table:table-cell table:formula="of:=[.E134]*[.C134]" office:value-type="float" office:value="0" calcext:value-type="float">
            <text:p>0</text:p>
          </table:table-cell>
          <table:table-cell table:formula="of:=IF([.C134]=0;1;0)*[.E134]" office:value-type="float" office:value="0.025508081" calcext:value-type="float">
            <text:p>0,025508081</text:p>
          </table:table-cell>
          <table:table-cell table:formula="of:=[.E134]*[.D134]" office:value-type="float" office:value="0.025508081" calcext:value-type="float">
            <text:p>0,025508081</text:p>
          </table:table-cell>
          <table:table-cell table:formula="of:=IF([.D134]=0;1;0)*[.E13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entropy()-Y</text:p>
          </table:table-cell>
          <table:table-cell office:value-type="string" calcext:value-type="string">
            <text:p>0.025291831</text:p>
          </table:table-cell>
          <table:table-cell table:style-name="ce3" table:formula="of:=IF(ISNUMBER(FIND(&quot;Acc&quot;;[.A135]))=1;1;0)" office:value-type="float" office:value="0" calcext:value-type="float">
            <text:p>0</text:p>
          </table:table-cell>
          <table:table-cell table:style-name="ce4" table:formula="of:=IF(LEFT([.A262];1)=&quot;f&quot;;1;0)" office:value-type="float" office:value="0" calcext:value-type="float">
            <text:p>0</text:p>
          </table:table-cell>
          <table:table-cell table:formula="of:=SUBSTITUTE([.B135]; &quot;.&quot;; &quot;,&quot;)*1" office:value-type="float" office:value="0.025291831" calcext:value-type="float">
            <text:p>0,025291831</text:p>
          </table:table-cell>
          <table:table-cell table:formula="of:=[.E135]*[.C135]" office:value-type="float" office:value="0" calcext:value-type="float">
            <text:p>0</text:p>
          </table:table-cell>
          <table:table-cell table:formula="of:=IF([.C135]=0;1;0)*[.E135]" office:value-type="float" office:value="0.025291831" calcext:value-type="float">
            <text:p>0,025291831</text:p>
          </table:table-cell>
          <table:table-cell table:formula="of:=[.E135]*[.D135]" office:value-type="float" office:value="0" calcext:value-type="float">
            <text:p>0</text:p>
          </table:table-cell>
          <table:table-cell table:formula="of:=IF([.D135]=0;1;0)*[.E135]" office:value-type="float" office:value="0.025291831" calcext:value-type="float">
            <text:p>0,0252918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Y,4</text:p>
          </table:table-cell>
          <table:table-cell office:value-type="string" calcext:value-type="string">
            <text:p>0.025253957</text:p>
          </table:table-cell>
          <table:table-cell table:style-name="ce3" table:formula="of:=IF(ISNUMBER(FIND(&quot;Acc&quot;;[.A136]))=1;1;0)" office:value-type="float" office:value="0" calcext:value-type="float">
            <text:p>0</text:p>
          </table:table-cell>
          <table:table-cell table:style-name="ce4" table:formula="of:=IF(LEFT([.A263];1)=&quot;f&quot;;1;0)" office:value-type="float" office:value="0" calcext:value-type="float">
            <text:p>0</text:p>
          </table:table-cell>
          <table:table-cell table:formula="of:=SUBSTITUTE([.B136]; &quot;.&quot;; &quot;,&quot;)*1" office:value-type="float" office:value="0.025253957" calcext:value-type="float">
            <text:p>0,025253957</text:p>
          </table:table-cell>
          <table:table-cell table:formula="of:=[.E136]*[.C136]" office:value-type="float" office:value="0" calcext:value-type="float">
            <text:p>0</text:p>
          </table:table-cell>
          <table:table-cell table:formula="of:=IF([.C136]=0;1;0)*[.E136]" office:value-type="float" office:value="0.025253957" calcext:value-type="float">
            <text:p>0,025253957</text:p>
          </table:table-cell>
          <table:table-cell table:formula="of:=[.E136]*[.D136]" office:value-type="float" office:value="0" calcext:value-type="float">
            <text:p>0</text:p>
          </table:table-cell>
          <table:table-cell table:formula="of:=IF([.D136]=0;1;0)*[.E136]" office:value-type="float" office:value="0.025253957" calcext:value-type="float">
            <text:p>0,0252539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std()-X</text:p>
          </table:table-cell>
          <table:table-cell office:value-type="string" calcext:value-type="string">
            <text:p>0.025201907</text:p>
          </table:table-cell>
          <table:table-cell table:style-name="ce3" table:formula="of:=IF(ISNUMBER(FIND(&quot;Acc&quot;;[.A137]))=1;1;0)" office:value-type="float" office:value="0" calcext:value-type="float">
            <text:p>0</text:p>
          </table:table-cell>
          <table:table-cell table:style-name="ce4" table:formula="of:=IF(LEFT([.A264];1)=&quot;f&quot;;1;0)" office:value-type="float" office:value="0" calcext:value-type="float">
            <text:p>0</text:p>
          </table:table-cell>
          <table:table-cell table:formula="of:=SUBSTITUTE([.B137]; &quot;.&quot;; &quot;,&quot;)*1" office:value-type="float" office:value="0.025201907" calcext:value-type="float">
            <text:p>0,025201907</text:p>
          </table:table-cell>
          <table:table-cell table:formula="of:=[.E137]*[.C137]" office:value-type="float" office:value="0" calcext:value-type="float">
            <text:p>0</text:p>
          </table:table-cell>
          <table:table-cell table:formula="of:=IF([.C137]=0;1;0)*[.E137]" office:value-type="float" office:value="0.025201907" calcext:value-type="float">
            <text:p>0,025201907</text:p>
          </table:table-cell>
          <table:table-cell table:formula="of:=[.E137]*[.D137]" office:value-type="float" office:value="0" calcext:value-type="float">
            <text:p>0</text:p>
          </table:table-cell>
          <table:table-cell table:formula="of:=IF([.D137]=0;1;0)*[.E137]" office:value-type="float" office:value="0.025201907" calcext:value-type="float">
            <text:p>0,02520190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ean()-X</text:p>
          </table:table-cell>
          <table:table-cell office:value-type="string" calcext:value-type="string">
            <text:p>0.025002701</text:p>
          </table:table-cell>
          <table:table-cell table:style-name="ce3" table:formula="of:=IF(ISNUMBER(FIND(&quot;Acc&quot;;[.A138]))=1;1;0)" office:value-type="float" office:value="0" calcext:value-type="float">
            <text:p>0</text:p>
          </table:table-cell>
          <table:table-cell table:style-name="ce4" table:formula="of:=IF(LEFT([.A265];1)=&quot;f&quot;;1;0)" office:value-type="float" office:value="0" calcext:value-type="float">
            <text:p>0</text:p>
          </table:table-cell>
          <table:table-cell table:formula="of:=SUBSTITUTE([.B138]; &quot;.&quot;; &quot;,&quot;)*1" office:value-type="float" office:value="0.025002701" calcext:value-type="float">
            <text:p>0,025002701</text:p>
          </table:table-cell>
          <table:table-cell table:formula="of:=[.E138]*[.C138]" office:value-type="float" office:value="0" calcext:value-type="float">
            <text:p>0</text:p>
          </table:table-cell>
          <table:table-cell table:formula="of:=IF([.C138]=0;1;0)*[.E138]" office:value-type="float" office:value="0.025002701" calcext:value-type="float">
            <text:p>0,025002701</text:p>
          </table:table-cell>
          <table:table-cell table:formula="of:=[.E138]*[.D138]" office:value-type="float" office:value="0" calcext:value-type="float">
            <text:p>0</text:p>
          </table:table-cell>
          <table:table-cell table:formula="of:=IF([.D138]=0;1;0)*[.E138]" office:value-type="float" office:value="0.025002701" calcext:value-type="float">
            <text:p>0,0250027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in()-X</text:p>
          </table:table-cell>
          <table:table-cell office:value-type="string" calcext:value-type="string">
            <text:p>0.02489807</text:p>
          </table:table-cell>
          <table:table-cell table:style-name="ce3" table:formula="of:=IF(ISNUMBER(FIND(&quot;Acc&quot;;[.A139]))=1;1;0)" office:value-type="float" office:value="1" calcext:value-type="float">
            <text:p>1</text:p>
          </table:table-cell>
          <table:table-cell table:style-name="ce4" table:formula="of:=IF(LEFT([.A266];1)=&quot;f&quot;;1;0)" office:value-type="float" office:value="0" calcext:value-type="float">
            <text:p>0</text:p>
          </table:table-cell>
          <table:table-cell table:formula="of:=SUBSTITUTE([.B139]; &quot;.&quot;; &quot;,&quot;)*1" office:value-type="float" office:value="0.02489807" calcext:value-type="float">
            <text:p>0,02489807</text:p>
          </table:table-cell>
          <table:table-cell table:formula="of:=[.E139]*[.C139]" office:value-type="float" office:value="0.02489807" calcext:value-type="float">
            <text:p>0,02489807</text:p>
          </table:table-cell>
          <table:table-cell table:formula="of:=IF([.C139]=0;1;0)*[.E139]" office:value-type="float" office:value="0" calcext:value-type="float">
            <text:p>0</text:p>
          </table:table-cell>
          <table:table-cell table:formula="of:=[.E139]*[.D139]" office:value-type="float" office:value="0" calcext:value-type="float">
            <text:p>0</text:p>
          </table:table-cell>
          <table:table-cell table:formula="of:=IF([.D139]=0;1;0)*[.E139]" office:value-type="float" office:value="0.02489807" calcext:value-type="float">
            <text:p>0,0248980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ad()-Y</text:p>
          </table:table-cell>
          <table:table-cell office:value-type="string" calcext:value-type="string">
            <text:p>0.02482003</text:p>
          </table:table-cell>
          <table:table-cell table:style-name="ce3" table:formula="of:=IF(ISNUMBER(FIND(&quot;Acc&quot;;[.A140]))=1;1;0)" office:value-type="float" office:value="0" calcext:value-type="float">
            <text:p>0</text:p>
          </table:table-cell>
          <table:table-cell table:style-name="ce4" table:formula="of:=IF(LEFT([.A267];1)=&quot;f&quot;;1;0)" office:value-type="float" office:value="0" calcext:value-type="float">
            <text:p>0</text:p>
          </table:table-cell>
          <table:table-cell table:formula="of:=SUBSTITUTE([.B140]; &quot;.&quot;; &quot;,&quot;)*1" office:value-type="float" office:value="0.02482003" calcext:value-type="float">
            <text:p>0,02482003</text:p>
          </table:table-cell>
          <table:table-cell table:formula="of:=[.E140]*[.C140]" office:value-type="float" office:value="0" calcext:value-type="float">
            <text:p>0</text:p>
          </table:table-cell>
          <table:table-cell table:formula="of:=IF([.C140]=0;1;0)*[.E140]" office:value-type="float" office:value="0.02482003" calcext:value-type="float">
            <text:p>0,02482003</text:p>
          </table:table-cell>
          <table:table-cell table:formula="of:=[.E140]*[.D140]" office:value-type="float" office:value="0" calcext:value-type="float">
            <text:p>0</text:p>
          </table:table-cell>
          <table:table-cell table:formula="of:=IF([.D140]=0;1;0)*[.E140]" office:value-type="float" office:value="0.02482003" calcext:value-type="float">
            <text:p>0,024820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X,4</text:p>
          </table:table-cell>
          <table:table-cell office:value-type="string" calcext:value-type="string">
            <text:p>0.024676227</text:p>
          </table:table-cell>
          <table:table-cell table:style-name="ce3" table:formula="of:=IF(ISNUMBER(FIND(&quot;Acc&quot;;[.A141]))=1;1;0)" office:value-type="float" office:value="1" calcext:value-type="float">
            <text:p>1</text:p>
          </table:table-cell>
          <table:table-cell table:style-name="ce4" table:formula="of:=IF(LEFT([.A268];1)=&quot;f&quot;;1;0)" office:value-type="float" office:value="0" calcext:value-type="float">
            <text:p>0</text:p>
          </table:table-cell>
          <table:table-cell table:formula="of:=SUBSTITUTE([.B141]; &quot;.&quot;; &quot;,&quot;)*1" office:value-type="float" office:value="0.024676227" calcext:value-type="float">
            <text:p>0,024676227</text:p>
          </table:table-cell>
          <table:table-cell table:formula="of:=[.E141]*[.C141]" office:value-type="float" office:value="0.024676227" calcext:value-type="float">
            <text:p>0,024676227</text:p>
          </table:table-cell>
          <table:table-cell table:formula="of:=IF([.C141]=0;1;0)*[.E141]" office:value-type="float" office:value="0" calcext:value-type="float">
            <text:p>0</text:p>
          </table:table-cell>
          <table:table-cell table:formula="of:=[.E141]*[.D141]" office:value-type="float" office:value="0" calcext:value-type="float">
            <text:p>0</text:p>
          </table:table-cell>
          <table:table-cell table:formula="of:=IF([.D141]=0;1;0)*[.E141]" office:value-type="float" office:value="0.024676227" calcext:value-type="float">
            <text:p>0,0246762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,8</text:p>
          </table:table-cell>
          <table:table-cell office:value-type="string" calcext:value-type="string">
            <text:p>0.024663536</text:p>
          </table:table-cell>
          <table:table-cell table:style-name="ce3" table:formula="of:=IF(ISNUMBER(FIND(&quot;Acc&quot;;[.A142]))=1;1;0)" office:value-type="float" office:value="0" calcext:value-type="float">
            <text:p>0</text:p>
          </table:table-cell>
          <table:table-cell table:style-name="ce4" table:formula="of:=IF(LEFT([.A269];1)=&quot;f&quot;;1;0)" office:value-type="float" office:value="0" calcext:value-type="float">
            <text:p>0</text:p>
          </table:table-cell>
          <table:table-cell table:formula="of:=SUBSTITUTE([.B142]; &quot;.&quot;; &quot;,&quot;)*1" office:value-type="float" office:value="0.024663536" calcext:value-type="float">
            <text:p>0,024663536</text:p>
          </table:table-cell>
          <table:table-cell table:formula="of:=[.E142]*[.C142]" office:value-type="float" office:value="0" calcext:value-type="float">
            <text:p>0</text:p>
          </table:table-cell>
          <table:table-cell table:formula="of:=IF([.C142]=0;1;0)*[.E142]" office:value-type="float" office:value="0.024663536" calcext:value-type="float">
            <text:p>0,024663536</text:p>
          </table:table-cell>
          <table:table-cell table:formula="of:=[.E142]*[.D142]" office:value-type="float" office:value="0" calcext:value-type="float">
            <text:p>0</text:p>
          </table:table-cell>
          <table:table-cell table:formula="of:=IF([.D142]=0;1;0)*[.E142]" office:value-type="float" office:value="0.024663536" calcext:value-type="float">
            <text:p>0,0246635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ax()-Y</text:p>
          </table:table-cell>
          <table:table-cell office:value-type="string" calcext:value-type="string">
            <text:p>0.024612409</text:p>
          </table:table-cell>
          <table:table-cell table:style-name="ce3" table:formula="of:=IF(ISNUMBER(FIND(&quot;Acc&quot;;[.A143]))=1;1;0)" office:value-type="float" office:value="1" calcext:value-type="float">
            <text:p>1</text:p>
          </table:table-cell>
          <table:table-cell table:style-name="ce4" table:formula="of:=IF(LEFT([.A270];1)=&quot;f&quot;;1;0)" office:value-type="float" office:value="0" calcext:value-type="float">
            <text:p>0</text:p>
          </table:table-cell>
          <table:table-cell table:formula="of:=SUBSTITUTE([.B143]; &quot;.&quot;; &quot;,&quot;)*1" office:value-type="float" office:value="0.024612409" calcext:value-type="float">
            <text:p>0,024612409</text:p>
          </table:table-cell>
          <table:table-cell table:formula="of:=[.E143]*[.C143]" office:value-type="float" office:value="0.024612409" calcext:value-type="float">
            <text:p>0,024612409</text:p>
          </table:table-cell>
          <table:table-cell table:formula="of:=IF([.C143]=0;1;0)*[.E143]" office:value-type="float" office:value="0" calcext:value-type="float">
            <text:p>0</text:p>
          </table:table-cell>
          <table:table-cell table:formula="of:=[.E143]*[.D143]" office:value-type="float" office:value="0" calcext:value-type="float">
            <text:p>0</text:p>
          </table:table-cell>
          <table:table-cell table:formula="of:=IF([.D143]=0;1;0)*[.E143]" office:value-type="float" office:value="0.024612409" calcext:value-type="float">
            <text:p>0,0246124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in()-X</text:p>
          </table:table-cell>
          <table:table-cell office:value-type="string" calcext:value-type="string">
            <text:p>0.024386085</text:p>
          </table:table-cell>
          <table:table-cell table:style-name="ce3" table:formula="of:=IF(ISNUMBER(FIND(&quot;Acc&quot;;[.A144]))=1;1;0)" office:value-type="float" office:value="0" calcext:value-type="float">
            <text:p>0</text:p>
          </table:table-cell>
          <table:table-cell table:style-name="ce4" table:formula="of:=IF(LEFT([.A271];1)=&quot;f&quot;;1;0)" office:value-type="float" office:value="0" calcext:value-type="float">
            <text:p>0</text:p>
          </table:table-cell>
          <table:table-cell table:formula="of:=SUBSTITUTE([.B144]; &quot;.&quot;; &quot;,&quot;)*1" office:value-type="float" office:value="0.024386085" calcext:value-type="float">
            <text:p>0,024386085</text:p>
          </table:table-cell>
          <table:table-cell table:formula="of:=[.E144]*[.C144]" office:value-type="float" office:value="0" calcext:value-type="float">
            <text:p>0</text:p>
          </table:table-cell>
          <table:table-cell table:formula="of:=IF([.C144]=0;1;0)*[.E144]" office:value-type="float" office:value="0.024386085" calcext:value-type="float">
            <text:p>0,024386085</text:p>
          </table:table-cell>
          <table:table-cell table:formula="of:=[.E144]*[.D144]" office:value-type="float" office:value="0" calcext:value-type="float">
            <text:p>0</text:p>
          </table:table-cell>
          <table:table-cell table:formula="of:=IF([.D144]=0;1;0)*[.E144]" office:value-type="float" office:value="0.024386085" calcext:value-type="float">
            <text:p>0,0243860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skewness()-X</text:p>
          </table:table-cell>
          <table:table-cell office:value-type="string" calcext:value-type="string">
            <text:p>0.024307046</text:p>
          </table:table-cell>
          <table:table-cell table:style-name="ce3" table:formula="of:=IF(ISNUMBER(FIND(&quot;Acc&quot;;[.A145]))=1;1;0)" office:value-type="float" office:value="1" calcext:value-type="float">
            <text:p>1</text:p>
          </table:table-cell>
          <table:table-cell table:style-name="ce4" table:formula="of:=IF(LEFT([.A272];1)=&quot;f&quot;;1;0)" office:value-type="float" office:value="1" calcext:value-type="float">
            <text:p>1</text:p>
          </table:table-cell>
          <table:table-cell table:formula="of:=SUBSTITUTE([.B145]; &quot;.&quot;; &quot;,&quot;)*1" office:value-type="float" office:value="0.024307046" calcext:value-type="float">
            <text:p>0,024307046</text:p>
          </table:table-cell>
          <table:table-cell table:formula="of:=[.E145]*[.C145]" office:value-type="float" office:value="0.024307046" calcext:value-type="float">
            <text:p>0,024307046</text:p>
          </table:table-cell>
          <table:table-cell table:formula="of:=IF([.C145]=0;1;0)*[.E145]" office:value-type="float" office:value="0" calcext:value-type="float">
            <text:p>0</text:p>
          </table:table-cell>
          <table:table-cell table:formula="of:=[.E145]*[.D145]" office:value-type="float" office:value="0.024307046" calcext:value-type="float">
            <text:p>0,024307046</text:p>
          </table:table-cell>
          <table:table-cell table:formula="of:=IF([.D145]=0;1;0)*[.E14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max()</text:p>
          </table:table-cell>
          <table:table-cell office:value-type="string" calcext:value-type="string">
            <text:p>0.024126059</text:p>
          </table:table-cell>
          <table:table-cell table:style-name="ce3" table:formula="of:=IF(ISNUMBER(FIND(&quot;Acc&quot;;[.A146]))=1;1;0)" office:value-type="float" office:value="1" calcext:value-type="float">
            <text:p>1</text:p>
          </table:table-cell>
          <table:table-cell table:style-name="ce4" table:formula="of:=IF(LEFT([.A273];1)=&quot;f&quot;;1;0)" office:value-type="float" office:value="0" calcext:value-type="float">
            <text:p>0</text:p>
          </table:table-cell>
          <table:table-cell table:formula="of:=SUBSTITUTE([.B146]; &quot;.&quot;; &quot;,&quot;)*1" office:value-type="float" office:value="0.024126059" calcext:value-type="float">
            <text:p>0,024126059</text:p>
          </table:table-cell>
          <table:table-cell table:formula="of:=[.E146]*[.C146]" office:value-type="float" office:value="0.024126059" calcext:value-type="float">
            <text:p>0,024126059</text:p>
          </table:table-cell>
          <table:table-cell table:formula="of:=IF([.C146]=0;1;0)*[.E146]" office:value-type="float" office:value="0" calcext:value-type="float">
            <text:p>0</text:p>
          </table:table-cell>
          <table:table-cell table:formula="of:=[.E146]*[.D146]" office:value-type="float" office:value="0" calcext:value-type="float">
            <text:p>0</text:p>
          </table:table-cell>
          <table:table-cell table:formula="of:=IF([.D146]=0;1;0)*[.E146]" office:value-type="float" office:value="0.024126059" calcext:value-type="float">
            <text:p>0,0241260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max()</text:p>
          </table:table-cell>
          <table:table-cell office:value-type="string" calcext:value-type="string">
            <text:p>0.024126059</text:p>
          </table:table-cell>
          <table:table-cell table:style-name="ce3" table:formula="of:=IF(ISNUMBER(FIND(&quot;Acc&quot;;[.A147]))=1;1;0)" office:value-type="float" office:value="1" calcext:value-type="float">
            <text:p>1</text:p>
          </table:table-cell>
          <table:table-cell table:style-name="ce4" table:formula="of:=IF(LEFT([.A274];1)=&quot;f&quot;;1;0)" office:value-type="float" office:value="0" calcext:value-type="float">
            <text:p>0</text:p>
          </table:table-cell>
          <table:table-cell table:formula="of:=SUBSTITUTE([.B147]; &quot;.&quot;; &quot;,&quot;)*1" office:value-type="float" office:value="0.024126059" calcext:value-type="float">
            <text:p>0,024126059</text:p>
          </table:table-cell>
          <table:table-cell table:formula="of:=[.E147]*[.C147]" office:value-type="float" office:value="0.024126059" calcext:value-type="float">
            <text:p>0,024126059</text:p>
          </table:table-cell>
          <table:table-cell table:formula="of:=IF([.C147]=0;1;0)*[.E147]" office:value-type="float" office:value="0" calcext:value-type="float">
            <text:p>0</text:p>
          </table:table-cell>
          <table:table-cell table:formula="of:=[.E147]*[.D147]" office:value-type="float" office:value="0" calcext:value-type="float">
            <text:p>0</text:p>
          </table:table-cell>
          <table:table-cell table:formula="of:=IF([.D147]=0;1;0)*[.E147]" office:value-type="float" office:value="0.024126059" calcext:value-type="float">
            <text:p>0,0241260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axInds-X</text:p>
          </table:table-cell>
          <table:table-cell office:value-type="string" calcext:value-type="string">
            <text:p>0.023887461</text:p>
          </table:table-cell>
          <table:table-cell table:style-name="ce3" table:formula="of:=IF(ISNUMBER(FIND(&quot;Acc&quot;;[.A148]))=1;1;0)" office:value-type="float" office:value="1" calcext:value-type="float">
            <text:p>1</text:p>
          </table:table-cell>
          <table:table-cell table:style-name="ce4" table:formula="of:=IF(LEFT([.A275];1)=&quot;f&quot;;1;0)" office:value-type="float" office:value="1" calcext:value-type="float">
            <text:p>1</text:p>
          </table:table-cell>
          <table:table-cell table:formula="of:=SUBSTITUTE([.B148]; &quot;.&quot;; &quot;,&quot;)*1" office:value-type="float" office:value="0.023887461" calcext:value-type="float">
            <text:p>0,023887461</text:p>
          </table:table-cell>
          <table:table-cell table:formula="of:=[.E148]*[.C148]" office:value-type="float" office:value="0.023887461" calcext:value-type="float">
            <text:p>0,023887461</text:p>
          </table:table-cell>
          <table:table-cell table:formula="of:=IF([.C148]=0;1;0)*[.E148]" office:value-type="float" office:value="0" calcext:value-type="float">
            <text:p>0</text:p>
          </table:table-cell>
          <table:table-cell table:formula="of:=[.E148]*[.D148]" office:value-type="float" office:value="0.023887461" calcext:value-type="float">
            <text:p>0,023887461</text:p>
          </table:table-cell>
          <table:table-cell table:formula="of:=IF([.D148]=0;1;0)*[.E14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iqr()-Z</text:p>
          </table:table-cell>
          <table:table-cell office:value-type="string" calcext:value-type="string">
            <text:p>0.023754568</text:p>
          </table:table-cell>
          <table:table-cell table:style-name="ce3" table:formula="of:=IF(ISNUMBER(FIND(&quot;Acc&quot;;[.A149]))=1;1;0)" office:value-type="float" office:value="1" calcext:value-type="float">
            <text:p>1</text:p>
          </table:table-cell>
          <table:table-cell table:style-name="ce4" table:formula="of:=IF(LEFT([.A276];1)=&quot;f&quot;;1;0)" office:value-type="float" office:value="1" calcext:value-type="float">
            <text:p>1</text:p>
          </table:table-cell>
          <table:table-cell table:formula="of:=SUBSTITUTE([.B149]; &quot;.&quot;; &quot;,&quot;)*1" office:value-type="float" office:value="0.023754568" calcext:value-type="float">
            <text:p>0,023754568</text:p>
          </table:table-cell>
          <table:table-cell table:formula="of:=[.E149]*[.C149]" office:value-type="float" office:value="0.023754568" calcext:value-type="float">
            <text:p>0,023754568</text:p>
          </table:table-cell>
          <table:table-cell table:formula="of:=IF([.C149]=0;1;0)*[.E149]" office:value-type="float" office:value="0" calcext:value-type="float">
            <text:p>0</text:p>
          </table:table-cell>
          <table:table-cell table:formula="of:=[.E149]*[.D149]" office:value-type="float" office:value="0.023754568" calcext:value-type="float">
            <text:p>0,023754568</text:p>
          </table:table-cell>
          <table:table-cell table:formula="of:=IF([.D149]=0;1;0)*[.E14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Y,1</text:p>
          </table:table-cell>
          <table:table-cell office:value-type="string" calcext:value-type="string">
            <text:p>0.023595309</text:p>
          </table:table-cell>
          <table:table-cell table:style-name="ce3" table:formula="of:=IF(ISNUMBER(FIND(&quot;Acc&quot;;[.A150]))=1;1;0)" office:value-type="float" office:value="1" calcext:value-type="float">
            <text:p>1</text:p>
          </table:table-cell>
          <table:table-cell table:style-name="ce4" table:formula="of:=IF(LEFT([.A277];1)=&quot;f&quot;;1;0)" office:value-type="float" office:value="1" calcext:value-type="float">
            <text:p>1</text:p>
          </table:table-cell>
          <table:table-cell table:formula="of:=SUBSTITUTE([.B150]; &quot;.&quot;; &quot;,&quot;)*1" office:value-type="float" office:value="0.023595309" calcext:value-type="float">
            <text:p>0,023595309</text:p>
          </table:table-cell>
          <table:table-cell table:formula="of:=[.E150]*[.C150]" office:value-type="float" office:value="0.023595309" calcext:value-type="float">
            <text:p>0,023595309</text:p>
          </table:table-cell>
          <table:table-cell table:formula="of:=IF([.C150]=0;1;0)*[.E150]" office:value-type="float" office:value="0" calcext:value-type="float">
            <text:p>0</text:p>
          </table:table-cell>
          <table:table-cell table:formula="of:=[.E150]*[.D150]" office:value-type="float" office:value="0.023595309" calcext:value-type="float">
            <text:p>0,023595309</text:p>
          </table:table-cell>
          <table:table-cell table:formula="of:=IF([.D150]=0;1;0)*[.E15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iqr()-Z</text:p>
          </table:table-cell>
          <table:table-cell office:value-type="string" calcext:value-type="string">
            <text:p>0.023555604</text:p>
          </table:table-cell>
          <table:table-cell table:style-name="ce3" table:formula="of:=IF(ISNUMBER(FIND(&quot;Acc&quot;;[.A151]))=1;1;0)" office:value-type="float" office:value="0" calcext:value-type="float">
            <text:p>0</text:p>
          </table:table-cell>
          <table:table-cell table:style-name="ce4" table:formula="of:=IF(LEFT([.A278];1)=&quot;f&quot;;1;0)" office:value-type="float" office:value="1" calcext:value-type="float">
            <text:p>1</text:p>
          </table:table-cell>
          <table:table-cell table:formula="of:=SUBSTITUTE([.B151]; &quot;.&quot;; &quot;,&quot;)*1" office:value-type="float" office:value="0.023555604" calcext:value-type="float">
            <text:p>0,023555604</text:p>
          </table:table-cell>
          <table:table-cell table:formula="of:=[.E151]*[.C151]" office:value-type="float" office:value="0" calcext:value-type="float">
            <text:p>0</text:p>
          </table:table-cell>
          <table:table-cell table:formula="of:=IF([.C151]=0;1;0)*[.E151]" office:value-type="float" office:value="0.023555604" calcext:value-type="float">
            <text:p>0,023555604</text:p>
          </table:table-cell>
          <table:table-cell table:formula="of:=[.E151]*[.D151]" office:value-type="float" office:value="0.023555604" calcext:value-type="float">
            <text:p>0,023555604</text:p>
          </table:table-cell>
          <table:table-cell table:formula="of:=IF([.D151]=0;1;0)*[.E15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skewness()</text:p>
          </table:table-cell>
          <table:table-cell office:value-type="string" calcext:value-type="string">
            <text:p>0.023541462</text:p>
          </table:table-cell>
          <table:table-cell table:style-name="ce3" table:formula="of:=IF(ISNUMBER(FIND(&quot;Acc&quot;;[.A152]))=1;1;0)" office:value-type="float" office:value="1" calcext:value-type="float">
            <text:p>1</text:p>
          </table:table-cell>
          <table:table-cell table:style-name="ce4" table:formula="of:=IF(LEFT([.A279];1)=&quot;f&quot;;1;0)" office:value-type="float" office:value="0" calcext:value-type="float">
            <text:p>0</text:p>
          </table:table-cell>
          <table:table-cell table:formula="of:=SUBSTITUTE([.B152]; &quot;.&quot;; &quot;,&quot;)*1" office:value-type="float" office:value="0.023541462" calcext:value-type="float">
            <text:p>0,023541462</text:p>
          </table:table-cell>
          <table:table-cell table:formula="of:=[.E152]*[.C152]" office:value-type="float" office:value="0.023541462" calcext:value-type="float">
            <text:p>0,023541462</text:p>
          </table:table-cell>
          <table:table-cell table:formula="of:=IF([.C152]=0;1;0)*[.E152]" office:value-type="float" office:value="0" calcext:value-type="float">
            <text:p>0</text:p>
          </table:table-cell>
          <table:table-cell table:formula="of:=[.E152]*[.D152]" office:value-type="float" office:value="0" calcext:value-type="float">
            <text:p>0</text:p>
          </table:table-cell>
          <table:table-cell table:formula="of:=IF([.D152]=0;1;0)*[.E152]" office:value-type="float" office:value="0.023541462" calcext:value-type="float">
            <text:p>0,0235414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Y,1</text:p>
          </table:table-cell>
          <table:table-cell office:value-type="string" calcext:value-type="string">
            <text:p>0.023492247</text:p>
          </table:table-cell>
          <table:table-cell table:style-name="ce3" table:formula="of:=IF(ISNUMBER(FIND(&quot;Acc&quot;;[.A153]))=1;1;0)" office:value-type="float" office:value="0" calcext:value-type="float">
            <text:p>0</text:p>
          </table:table-cell>
          <table:table-cell table:style-name="ce4" table:formula="of:=IF(LEFT([.A280];1)=&quot;f&quot;;1;0)" office:value-type="float" office:value="1" calcext:value-type="float">
            <text:p>1</text:p>
          </table:table-cell>
          <table:table-cell table:formula="of:=SUBSTITUTE([.B153]; &quot;.&quot;; &quot;,&quot;)*1" office:value-type="float" office:value="0.023492247" calcext:value-type="float">
            <text:p>0,023492247</text:p>
          </table:table-cell>
          <table:table-cell table:formula="of:=[.E153]*[.C153]" office:value-type="float" office:value="0" calcext:value-type="float">
            <text:p>0</text:p>
          </table:table-cell>
          <table:table-cell table:formula="of:=IF([.C153]=0;1;0)*[.E153]" office:value-type="float" office:value="0.023492247" calcext:value-type="float">
            <text:p>0,023492247</text:p>
          </table:table-cell>
          <table:table-cell table:formula="of:=[.E153]*[.D153]" office:value-type="float" office:value="0.023492247" calcext:value-type="float">
            <text:p>0,023492247</text:p>
          </table:table-cell>
          <table:table-cell table:formula="of:=IF([.D153]=0;1;0)*[.E15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entropy()-Y</text:p>
          </table:table-cell>
          <table:table-cell office:value-type="string" calcext:value-type="string">
            <text:p>0.023418531</text:p>
          </table:table-cell>
          <table:table-cell table:style-name="ce3" table:formula="of:=IF(ISNUMBER(FIND(&quot;Acc&quot;;[.A154]))=1;1;0)" office:value-type="float" office:value="1" calcext:value-type="float">
            <text:p>1</text:p>
          </table:table-cell>
          <table:table-cell table:style-name="ce4" table:formula="of:=IF(LEFT([.A281];1)=&quot;f&quot;;1;0)" office:value-type="float" office:value="0" calcext:value-type="float">
            <text:p>0</text:p>
          </table:table-cell>
          <table:table-cell table:formula="of:=SUBSTITUTE([.B154]; &quot;.&quot;; &quot;,&quot;)*1" office:value-type="float" office:value="0.023418531" calcext:value-type="float">
            <text:p>0,023418531</text:p>
          </table:table-cell>
          <table:table-cell table:formula="of:=[.E154]*[.C154]" office:value-type="float" office:value="0.023418531" calcext:value-type="float">
            <text:p>0,023418531</text:p>
          </table:table-cell>
          <table:table-cell table:formula="of:=IF([.C154]=0;1;0)*[.E154]" office:value-type="float" office:value="0" calcext:value-type="float">
            <text:p>0</text:p>
          </table:table-cell>
          <table:table-cell table:formula="of:=[.E154]*[.D154]" office:value-type="float" office:value="0" calcext:value-type="float">
            <text:p>0</text:p>
          </table:table-cell>
          <table:table-cell table:formula="of:=IF([.D154]=0;1;0)*[.E154]" office:value-type="float" office:value="0.023418531" calcext:value-type="float">
            <text:p>0,0234185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in()-Y</text:p>
          </table:table-cell>
          <table:table-cell office:value-type="string" calcext:value-type="string">
            <text:p>0.023404608</text:p>
          </table:table-cell>
          <table:table-cell table:style-name="ce3" table:formula="of:=IF(ISNUMBER(FIND(&quot;Acc&quot;;[.A155]))=1;1;0)" office:value-type="float" office:value="0" calcext:value-type="float">
            <text:p>0</text:p>
          </table:table-cell>
          <table:table-cell table:style-name="ce4" table:formula="of:=IF(LEFT([.A282];1)=&quot;f&quot;;1;0)" office:value-type="float" office:value="0" calcext:value-type="float">
            <text:p>0</text:p>
          </table:table-cell>
          <table:table-cell table:formula="of:=SUBSTITUTE([.B155]; &quot;.&quot;; &quot;,&quot;)*1" office:value-type="float" office:value="0.023404608" calcext:value-type="float">
            <text:p>0,023404608</text:p>
          </table:table-cell>
          <table:table-cell table:formula="of:=[.E155]*[.C155]" office:value-type="float" office:value="0" calcext:value-type="float">
            <text:p>0</text:p>
          </table:table-cell>
          <table:table-cell table:formula="of:=IF([.C155]=0;1;0)*[.E155]" office:value-type="float" office:value="0.023404608" calcext:value-type="float">
            <text:p>0,023404608</text:p>
          </table:table-cell>
          <table:table-cell table:formula="of:=[.E155]*[.D155]" office:value-type="float" office:value="0" calcext:value-type="float">
            <text:p>0</text:p>
          </table:table-cell>
          <table:table-cell table:formula="of:=IF([.D155]=0;1;0)*[.E155]" office:value-type="float" office:value="0.023404608" calcext:value-type="float">
            <text:p>0,0234046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correlation()-X,Z</text:p>
          </table:table-cell>
          <table:table-cell office:value-type="string" calcext:value-type="string">
            <text:p>0.023188172</text:p>
          </table:table-cell>
          <table:table-cell table:style-name="ce3" table:formula="of:=IF(ISNUMBER(FIND(&quot;Acc&quot;;[.A156]))=1;1;0)" office:value-type="float" office:value="0" calcext:value-type="float">
            <text:p>0</text:p>
          </table:table-cell>
          <table:table-cell table:style-name="ce4" table:formula="of:=IF(LEFT([.A283];1)=&quot;f&quot;;1;0)" office:value-type="float" office:value="0" calcext:value-type="float">
            <text:p>0</text:p>
          </table:table-cell>
          <table:table-cell table:formula="of:=SUBSTITUTE([.B156]; &quot;.&quot;; &quot;,&quot;)*1" office:value-type="float" office:value="0.023188172" calcext:value-type="float">
            <text:p>0,023188172</text:p>
          </table:table-cell>
          <table:table-cell table:formula="of:=[.E156]*[.C156]" office:value-type="float" office:value="0" calcext:value-type="float">
            <text:p>0</text:p>
          </table:table-cell>
          <table:table-cell table:formula="of:=IF([.C156]=0;1;0)*[.E156]" office:value-type="float" office:value="0.023188172" calcext:value-type="float">
            <text:p>0,023188172</text:p>
          </table:table-cell>
          <table:table-cell table:formula="of:=[.E156]*[.D156]" office:value-type="float" office:value="0" calcext:value-type="float">
            <text:p>0</text:p>
          </table:table-cell>
          <table:table-cell table:formula="of:=IF([.D156]=0;1;0)*[.E156]" office:value-type="float" office:value="0.023188172" calcext:value-type="float">
            <text:p>0,0231881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arCoeff()2</text:p>
          </table:table-cell>
          <table:table-cell office:value-type="string" calcext:value-type="string">
            <text:p>0.022900787</text:p>
          </table:table-cell>
          <table:table-cell table:style-name="ce3" table:formula="of:=IF(ISNUMBER(FIND(&quot;Acc&quot;;[.A157]))=1;1;0)" office:value-type="float" office:value="0" calcext:value-type="float">
            <text:p>0</text:p>
          </table:table-cell>
          <table:table-cell table:style-name="ce4" table:formula="of:=IF(LEFT([.A284];1)=&quot;f&quot;;1;0)" office:value-type="float" office:value="0" calcext:value-type="float">
            <text:p>0</text:p>
          </table:table-cell>
          <table:table-cell table:formula="of:=SUBSTITUTE([.B157]; &quot;.&quot;; &quot;,&quot;)*1" office:value-type="float" office:value="0.022900787" calcext:value-type="float">
            <text:p>0,022900787</text:p>
          </table:table-cell>
          <table:table-cell table:formula="of:=[.E157]*[.C157]" office:value-type="float" office:value="0" calcext:value-type="float">
            <text:p>0</text:p>
          </table:table-cell>
          <table:table-cell table:formula="of:=IF([.C157]=0;1;0)*[.E157]" office:value-type="float" office:value="0.022900787" calcext:value-type="float">
            <text:p>0,022900787</text:p>
          </table:table-cell>
          <table:table-cell table:formula="of:=[.E157]*[.D157]" office:value-type="float" office:value="0" calcext:value-type="float">
            <text:p>0</text:p>
          </table:table-cell>
          <table:table-cell table:formula="of:=IF([.D157]=0;1;0)*[.E157]" office:value-type="float" office:value="0.022900787" calcext:value-type="float">
            <text:p>0,0229007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arCoeff()1</text:p>
          </table:table-cell>
          <table:table-cell office:value-type="string" calcext:value-type="string">
            <text:p>0.02288618</text:p>
          </table:table-cell>
          <table:table-cell table:style-name="ce3" table:formula="of:=IF(ISNUMBER(FIND(&quot;Acc&quot;;[.A158]))=1;1;0)" office:value-type="float" office:value="0" calcext:value-type="float">
            <text:p>0</text:p>
          </table:table-cell>
          <table:table-cell table:style-name="ce4" table:formula="of:=IF(LEFT([.A285];1)=&quot;f&quot;;1;0)" office:value-type="float" office:value="0" calcext:value-type="float">
            <text:p>0</text:p>
          </table:table-cell>
          <table:table-cell table:formula="of:=SUBSTITUTE([.B158]; &quot;.&quot;; &quot;,&quot;)*1" office:value-type="float" office:value="0.02288618" calcext:value-type="float">
            <text:p>0,02288618</text:p>
          </table:table-cell>
          <table:table-cell table:formula="of:=[.E158]*[.C158]" office:value-type="float" office:value="0" calcext:value-type="float">
            <text:p>0</text:p>
          </table:table-cell>
          <table:table-cell table:formula="of:=IF([.C158]=0;1;0)*[.E158]" office:value-type="float" office:value="0.02288618" calcext:value-type="float">
            <text:p>0,02288618</text:p>
          </table:table-cell>
          <table:table-cell table:formula="of:=[.E158]*[.D158]" office:value-type="float" office:value="0" calcext:value-type="float">
            <text:p>0</text:p>
          </table:table-cell>
          <table:table-cell table:formula="of:=IF([.D158]=0;1;0)*[.E158]" office:value-type="float" office:value="0.02288618" calcext:value-type="float">
            <text:p>0,022886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ax()-Y</text:p>
          </table:table-cell>
          <table:table-cell office:value-type="string" calcext:value-type="string">
            <text:p>0.022782368</text:p>
          </table:table-cell>
          <table:table-cell table:style-name="ce3" table:formula="of:=IF(ISNUMBER(FIND(&quot;Acc&quot;;[.A159]))=1;1;0)" office:value-type="float" office:value="0" calcext:value-type="float">
            <text:p>0</text:p>
          </table:table-cell>
          <table:table-cell table:style-name="ce4" table:formula="of:=IF(LEFT([.A286];1)=&quot;f&quot;;1;0)" office:value-type="float" office:value="0" calcext:value-type="float">
            <text:p>0</text:p>
          </table:table-cell>
          <table:table-cell table:formula="of:=SUBSTITUTE([.B159]; &quot;.&quot;; &quot;,&quot;)*1" office:value-type="float" office:value="0.022782368" calcext:value-type="float">
            <text:p>0,022782368</text:p>
          </table:table-cell>
          <table:table-cell table:formula="of:=[.E159]*[.C159]" office:value-type="float" office:value="0" calcext:value-type="float">
            <text:p>0</text:p>
          </table:table-cell>
          <table:table-cell table:formula="of:=IF([.C159]=0;1;0)*[.E159]" office:value-type="float" office:value="0.022782368" calcext:value-type="float">
            <text:p>0,022782368</text:p>
          </table:table-cell>
          <table:table-cell table:formula="of:=[.E159]*[.D159]" office:value-type="float" office:value="0" calcext:value-type="float">
            <text:p>0</text:p>
          </table:table-cell>
          <table:table-cell table:formula="of:=IF([.D159]=0;1;0)*[.E159]" office:value-type="float" office:value="0.022782368" calcext:value-type="float">
            <text:p>0,0227823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meanFreq()</text:p>
          </table:table-cell>
          <table:table-cell office:value-type="string" calcext:value-type="string">
            <text:p>0.022655092</text:p>
          </table:table-cell>
          <table:table-cell table:style-name="ce3" table:formula="of:=IF(ISNUMBER(FIND(&quot;Acc&quot;;[.A160]))=1;1;0)" office:value-type="float" office:value="0" calcext:value-type="float">
            <text:p>0</text:p>
          </table:table-cell>
          <table:table-cell table:style-name="ce4" table:formula="of:=IF(LEFT([.A287];1)=&quot;f&quot;;1;0)" office:value-type="float" office:value="1" calcext:value-type="float">
            <text:p>1</text:p>
          </table:table-cell>
          <table:table-cell table:formula="of:=SUBSTITUTE([.B160]; &quot;.&quot;; &quot;,&quot;)*1" office:value-type="float" office:value="0.022655092" calcext:value-type="float">
            <text:p>0,022655092</text:p>
          </table:table-cell>
          <table:table-cell table:formula="of:=[.E160]*[.C160]" office:value-type="float" office:value="0" calcext:value-type="float">
            <text:p>0</text:p>
          </table:table-cell>
          <table:table-cell table:formula="of:=IF([.C160]=0;1;0)*[.E160]" office:value-type="float" office:value="0.022655092" calcext:value-type="float">
            <text:p>0,022655092</text:p>
          </table:table-cell>
          <table:table-cell table:formula="of:=[.E160]*[.D160]" office:value-type="float" office:value="0.022655092" calcext:value-type="float">
            <text:p>0,022655092</text:p>
          </table:table-cell>
          <table:table-cell table:formula="of:=IF([.D160]=0;1;0)*[.E16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in()-X</text:p>
          </table:table-cell>
          <table:table-cell office:value-type="string" calcext:value-type="string">
            <text:p>0.022458579</text:p>
          </table:table-cell>
          <table:table-cell table:style-name="ce3" table:formula="of:=IF(ISNUMBER(FIND(&quot;Acc&quot;;[.A161]))=1;1;0)" office:value-type="float" office:value="1" calcext:value-type="float">
            <text:p>1</text:p>
          </table:table-cell>
          <table:table-cell table:style-name="ce4" table:formula="of:=IF(LEFT([.A288];1)=&quot;f&quot;;1;0)" office:value-type="float" office:value="0" calcext:value-type="float">
            <text:p>0</text:p>
          </table:table-cell>
          <table:table-cell table:formula="of:=SUBSTITUTE([.B161]; &quot;.&quot;; &quot;,&quot;)*1" office:value-type="float" office:value="0.022458579" calcext:value-type="float">
            <text:p>0,022458579</text:p>
          </table:table-cell>
          <table:table-cell table:formula="of:=[.E161]*[.C161]" office:value-type="float" office:value="0.022458579" calcext:value-type="float">
            <text:p>0,022458579</text:p>
          </table:table-cell>
          <table:table-cell table:formula="of:=IF([.C161]=0;1;0)*[.E161]" office:value-type="float" office:value="0" calcext:value-type="float">
            <text:p>0</text:p>
          </table:table-cell>
          <table:table-cell table:formula="of:=[.E161]*[.D161]" office:value-type="float" office:value="0" calcext:value-type="float">
            <text:p>0</text:p>
          </table:table-cell>
          <table:table-cell table:formula="of:=IF([.D161]=0;1;0)*[.E161]" office:value-type="float" office:value="0.022458579" calcext:value-type="float">
            <text:p>0,0224585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kurtosis()-Z</text:p>
          </table:table-cell>
          <table:table-cell office:value-type="string" calcext:value-type="string">
            <text:p>0.022398042</text:p>
          </table:table-cell>
          <table:table-cell table:style-name="ce3" table:formula="of:=IF(ISNUMBER(FIND(&quot;Acc&quot;;[.A162]))=1;1;0)" office:value-type="float" office:value="0" calcext:value-type="float">
            <text:p>0</text:p>
          </table:table-cell>
          <table:table-cell table:style-name="ce4" table:formula="of:=IF(LEFT([.A289];1)=&quot;f&quot;;1;0)" office:value-type="float" office:value="0" calcext:value-type="float">
            <text:p>0</text:p>
          </table:table-cell>
          <table:table-cell table:formula="of:=SUBSTITUTE([.B162]; &quot;.&quot;; &quot;,&quot;)*1" office:value-type="float" office:value="0.022398042" calcext:value-type="float">
            <text:p>0,022398042</text:p>
          </table:table-cell>
          <table:table-cell table:formula="of:=[.E162]*[.C162]" office:value-type="float" office:value="0" calcext:value-type="float">
            <text:p>0</text:p>
          </table:table-cell>
          <table:table-cell table:formula="of:=IF([.C162]=0;1;0)*[.E162]" office:value-type="float" office:value="0.022398042" calcext:value-type="float">
            <text:p>0,022398042</text:p>
          </table:table-cell>
          <table:table-cell table:formula="of:=[.E162]*[.D162]" office:value-type="float" office:value="0" calcext:value-type="float">
            <text:p>0</text:p>
          </table:table-cell>
          <table:table-cell table:formula="of:=IF([.D162]=0;1;0)*[.E162]" office:value-type="float" office:value="0.022398042" calcext:value-type="float">
            <text:p>0,0223980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meanFreq()</text:p>
          </table:table-cell>
          <table:table-cell office:value-type="string" calcext:value-type="string">
            <text:p>0.022319548</text:p>
          </table:table-cell>
          <table:table-cell table:style-name="ce3" table:formula="of:=IF(ISNUMBER(FIND(&quot;Acc&quot;;[.A163]))=1;1;0)" office:value-type="float" office:value="1" calcext:value-type="float">
            <text:p>1</text:p>
          </table:table-cell>
          <table:table-cell table:style-name="ce4" table:formula="of:=IF(LEFT([.A290];1)=&quot;f&quot;;1;0)" office:value-type="float" office:value="1" calcext:value-type="float">
            <text:p>1</text:p>
          </table:table-cell>
          <table:table-cell table:formula="of:=SUBSTITUTE([.B163]; &quot;.&quot;; &quot;,&quot;)*1" office:value-type="float" office:value="0.022319548" calcext:value-type="float">
            <text:p>0,022319548</text:p>
          </table:table-cell>
          <table:table-cell table:formula="of:=[.E163]*[.C163]" office:value-type="float" office:value="0.022319548" calcext:value-type="float">
            <text:p>0,022319548</text:p>
          </table:table-cell>
          <table:table-cell table:formula="of:=IF([.C163]=0;1;0)*[.E163]" office:value-type="float" office:value="0" calcext:value-type="float">
            <text:p>0</text:p>
          </table:table-cell>
          <table:table-cell table:formula="of:=[.E163]*[.D163]" office:value-type="float" office:value="0.022319548" calcext:value-type="float">
            <text:p>0,022319548</text:p>
          </table:table-cell>
          <table:table-cell table:formula="of:=IF([.D163]=0;1;0)*[.E16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correlation()-X,Y</text:p>
          </table:table-cell>
          <table:table-cell office:value-type="string" calcext:value-type="string">
            <text:p>0.022270793</text:p>
          </table:table-cell>
          <table:table-cell table:style-name="ce3" table:formula="of:=IF(ISNUMBER(FIND(&quot;Acc&quot;;[.A164]))=1;1;0)" office:value-type="float" office:value="0" calcext:value-type="float">
            <text:p>0</text:p>
          </table:table-cell>
          <table:table-cell table:style-name="ce4" table:formula="of:=IF(LEFT([.A291];1)=&quot;f&quot;;1;0)" office:value-type="float" office:value="1" calcext:value-type="float">
            <text:p>1</text:p>
          </table:table-cell>
          <table:table-cell table:formula="of:=SUBSTITUTE([.B164]; &quot;.&quot;; &quot;,&quot;)*1" office:value-type="float" office:value="0.022270793" calcext:value-type="float">
            <text:p>0,022270793</text:p>
          </table:table-cell>
          <table:table-cell table:formula="of:=[.E164]*[.C164]" office:value-type="float" office:value="0" calcext:value-type="float">
            <text:p>0</text:p>
          </table:table-cell>
          <table:table-cell table:formula="of:=IF([.C164]=0;1;0)*[.E164]" office:value-type="float" office:value="0.022270793" calcext:value-type="float">
            <text:p>0,022270793</text:p>
          </table:table-cell>
          <table:table-cell table:formula="of:=[.E164]*[.D164]" office:value-type="float" office:value="0.022270793" calcext:value-type="float">
            <text:p>0,022270793</text:p>
          </table:table-cell>
          <table:table-cell table:formula="of:=IF([.D164]=0;1;0)*[.E16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mad()</text:p>
          </table:table-cell>
          <table:table-cell office:value-type="string" calcext:value-type="string">
            <text:p>0.022223868</text:p>
          </table:table-cell>
          <table:table-cell table:style-name="ce3" table:formula="of:=IF(ISNUMBER(FIND(&quot;Acc&quot;;[.A165]))=1;1;0)" office:value-type="float" office:value="1" calcext:value-type="float">
            <text:p>1</text:p>
          </table:table-cell>
          <table:table-cell table:style-name="ce4" table:formula="of:=IF(LEFT([.A292];1)=&quot;f&quot;;1;0)" office:value-type="float" office:value="0" calcext:value-type="float">
            <text:p>0</text:p>
          </table:table-cell>
          <table:table-cell table:formula="of:=SUBSTITUTE([.B165]; &quot;.&quot;; &quot;,&quot;)*1" office:value-type="float" office:value="0.022223868" calcext:value-type="float">
            <text:p>0,022223868</text:p>
          </table:table-cell>
          <table:table-cell table:formula="of:=[.E165]*[.C165]" office:value-type="float" office:value="0.022223868" calcext:value-type="float">
            <text:p>0,022223868</text:p>
          </table:table-cell>
          <table:table-cell table:formula="of:=IF([.C165]=0;1;0)*[.E165]" office:value-type="float" office:value="0" calcext:value-type="float">
            <text:p>0</text:p>
          </table:table-cell>
          <table:table-cell table:formula="of:=[.E165]*[.D165]" office:value-type="float" office:value="0" calcext:value-type="float">
            <text:p>0</text:p>
          </table:table-cell>
          <table:table-cell table:formula="of:=IF([.D165]=0;1;0)*[.E165]" office:value-type="float" office:value="0.022223868" calcext:value-type="float">
            <text:p>0,0222238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mad()</text:p>
          </table:table-cell>
          <table:table-cell office:value-type="string" calcext:value-type="string">
            <text:p>0.022223868</text:p>
          </table:table-cell>
          <table:table-cell table:style-name="ce3" table:formula="of:=IF(ISNUMBER(FIND(&quot;Acc&quot;;[.A166]))=1;1;0)" office:value-type="float" office:value="1" calcext:value-type="float">
            <text:p>1</text:p>
          </table:table-cell>
          <table:table-cell table:style-name="ce4" table:formula="of:=IF(LEFT([.A293];1)=&quot;f&quot;;1;0)" office:value-type="float" office:value="1" calcext:value-type="float">
            <text:p>1</text:p>
          </table:table-cell>
          <table:table-cell table:formula="of:=SUBSTITUTE([.B166]; &quot;.&quot;; &quot;,&quot;)*1" office:value-type="float" office:value="0.022223868" calcext:value-type="float">
            <text:p>0,022223868</text:p>
          </table:table-cell>
          <table:table-cell table:formula="of:=[.E166]*[.C166]" office:value-type="float" office:value="0.022223868" calcext:value-type="float">
            <text:p>0,022223868</text:p>
          </table:table-cell>
          <table:table-cell table:formula="of:=IF([.C166]=0;1;0)*[.E166]" office:value-type="float" office:value="0" calcext:value-type="float">
            <text:p>0</text:p>
          </table:table-cell>
          <table:table-cell table:formula="of:=[.E166]*[.D166]" office:value-type="float" office:value="0.022223868" calcext:value-type="float">
            <text:p>0,022223868</text:p>
          </table:table-cell>
          <table:table-cell table:formula="of:=IF([.D166]=0;1;0)*[.E16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X,2</text:p>
          </table:table-cell>
          <table:table-cell office:value-type="string" calcext:value-type="string">
            <text:p>0.022151272</text:p>
          </table:table-cell>
          <table:table-cell table:style-name="ce3" table:formula="of:=IF(ISNUMBER(FIND(&quot;Acc&quot;;[.A167]))=1;1;0)" office:value-type="float" office:value="1" calcext:value-type="float">
            <text:p>1</text:p>
          </table:table-cell>
          <table:table-cell table:style-name="ce4" table:formula="of:=IF(LEFT([.A294];1)=&quot;f&quot;;1;0)" office:value-type="float" office:value="1" calcext:value-type="float">
            <text:p>1</text:p>
          </table:table-cell>
          <table:table-cell table:formula="of:=SUBSTITUTE([.B167]; &quot;.&quot;; &quot;,&quot;)*1" office:value-type="float" office:value="0.022151272" calcext:value-type="float">
            <text:p>0,022151272</text:p>
          </table:table-cell>
          <table:table-cell table:formula="of:=[.E167]*[.C167]" office:value-type="float" office:value="0.022151272" calcext:value-type="float">
            <text:p>0,022151272</text:p>
          </table:table-cell>
          <table:table-cell table:formula="of:=IF([.C167]=0;1;0)*[.E167]" office:value-type="float" office:value="0" calcext:value-type="float">
            <text:p>0</text:p>
          </table:table-cell>
          <table:table-cell table:formula="of:=[.E167]*[.D167]" office:value-type="float" office:value="0.022151272" calcext:value-type="float">
            <text:p>0,022151272</text:p>
          </table:table-cell>
          <table:table-cell table:formula="of:=IF([.D167]=0;1;0)*[.E16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Y,4</text:p>
          </table:table-cell>
          <table:table-cell office:value-type="string" calcext:value-type="string">
            <text:p>0.022075946</text:p>
          </table:table-cell>
          <table:table-cell table:style-name="ce3" table:formula="of:=IF(ISNUMBER(FIND(&quot;Acc&quot;;[.A168]))=1;1;0)" office:value-type="float" office:value="0" calcext:value-type="float">
            <text:p>0</text:p>
          </table:table-cell>
          <table:table-cell table:style-name="ce4" table:formula="of:=IF(LEFT([.A295];1)=&quot;f&quot;;1;0)" office:value-type="float" office:value="1" calcext:value-type="float">
            <text:p>1</text:p>
          </table:table-cell>
          <table:table-cell table:formula="of:=SUBSTITUTE([.B168]; &quot;.&quot;; &quot;,&quot;)*1" office:value-type="float" office:value="0.022075946" calcext:value-type="float">
            <text:p>0,022075946</text:p>
          </table:table-cell>
          <table:table-cell table:formula="of:=[.E168]*[.C168]" office:value-type="float" office:value="0" calcext:value-type="float">
            <text:p>0</text:p>
          </table:table-cell>
          <table:table-cell table:formula="of:=IF([.C168]=0;1;0)*[.E168]" office:value-type="float" office:value="0.022075946" calcext:value-type="float">
            <text:p>0,022075946</text:p>
          </table:table-cell>
          <table:table-cell table:formula="of:=[.E168]*[.D168]" office:value-type="float" office:value="0.022075946" calcext:value-type="float">
            <text:p>0,022075946</text:p>
          </table:table-cell>
          <table:table-cell table:formula="of:=IF([.D168]=0;1;0)*[.E16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meanFreq()</text:p>
          </table:table-cell>
          <table:table-cell office:value-type="string" calcext:value-type="string">
            <text:p>0.02165062</text:p>
          </table:table-cell>
          <table:table-cell table:style-name="ce3" table:formula="of:=IF(ISNUMBER(FIND(&quot;Acc&quot;;[.A169]))=1;1;0)" office:value-type="float" office:value="1" calcext:value-type="float">
            <text:p>1</text:p>
          </table:table-cell>
          <table:table-cell table:style-name="ce4" table:formula="of:=IF(LEFT([.A296];1)=&quot;f&quot;;1;0)" office:value-type="float" office:value="1" calcext:value-type="float">
            <text:p>1</text:p>
          </table:table-cell>
          <table:table-cell table:formula="of:=SUBSTITUTE([.B169]; &quot;.&quot;; &quot;,&quot;)*1" office:value-type="float" office:value="0.02165062" calcext:value-type="float">
            <text:p>0,02165062</text:p>
          </table:table-cell>
          <table:table-cell table:formula="of:=[.E169]*[.C169]" office:value-type="float" office:value="0.02165062" calcext:value-type="float">
            <text:p>0,02165062</text:p>
          </table:table-cell>
          <table:table-cell table:formula="of:=IF([.C169]=0;1;0)*[.E169]" office:value-type="float" office:value="0" calcext:value-type="float">
            <text:p>0</text:p>
          </table:table-cell>
          <table:table-cell table:formula="of:=[.E169]*[.D169]" office:value-type="float" office:value="0.02165062" calcext:value-type="float">
            <text:p>0,02165062</text:p>
          </table:table-cell>
          <table:table-cell table:formula="of:=IF([.D169]=0;1;0)*[.E16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X,3</text:p>
          </table:table-cell>
          <table:table-cell office:value-type="string" calcext:value-type="string">
            <text:p>0.021541803</text:p>
          </table:table-cell>
          <table:table-cell table:style-name="ce3" table:formula="of:=IF(ISNUMBER(FIND(&quot;Acc&quot;;[.A170]))=1;1;0)" office:value-type="float" office:value="0" calcext:value-type="float">
            <text:p>0</text:p>
          </table:table-cell>
          <table:table-cell table:style-name="ce4" table:formula="of:=IF(LEFT([.A297];1)=&quot;f&quot;;1;0)" office:value-type="float" office:value="0" calcext:value-type="float">
            <text:p>0</text:p>
          </table:table-cell>
          <table:table-cell table:formula="of:=SUBSTITUTE([.B170]; &quot;.&quot;; &quot;,&quot;)*1" office:value-type="float" office:value="0.021541803" calcext:value-type="float">
            <text:p>0,021541803</text:p>
          </table:table-cell>
          <table:table-cell table:formula="of:=[.E170]*[.C170]" office:value-type="float" office:value="0" calcext:value-type="float">
            <text:p>0</text:p>
          </table:table-cell>
          <table:table-cell table:formula="of:=IF([.C170]=0;1;0)*[.E170]" office:value-type="float" office:value="0.021541803" calcext:value-type="float">
            <text:p>0,021541803</text:p>
          </table:table-cell>
          <table:table-cell table:formula="of:=[.E170]*[.D170]" office:value-type="float" office:value="0" calcext:value-type="float">
            <text:p>0</text:p>
          </table:table-cell>
          <table:table-cell table:formula="of:=IF([.D170]=0;1;0)*[.E170]" office:value-type="float" office:value="0.021541803" calcext:value-type="float">
            <text:p>0,0215418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meanFreq()</text:p>
          </table:table-cell>
          <table:table-cell office:value-type="string" calcext:value-type="string">
            <text:p>0.021476211</text:p>
          </table:table-cell>
          <table:table-cell table:style-name="ce3" table:formula="of:=IF(ISNUMBER(FIND(&quot;Acc&quot;;[.A171]))=1;1;0)" office:value-type="float" office:value="0" calcext:value-type="float">
            <text:p>0</text:p>
          </table:table-cell>
          <table:table-cell table:style-name="ce4" table:formula="of:=IF(LEFT([.A298];1)=&quot;f&quot;;1;0)" office:value-type="float" office:value="1" calcext:value-type="float">
            <text:p>1</text:p>
          </table:table-cell>
          <table:table-cell table:formula="of:=SUBSTITUTE([.B171]; &quot;.&quot;; &quot;,&quot;)*1" office:value-type="float" office:value="0.021476211" calcext:value-type="float">
            <text:p>0,021476211</text:p>
          </table:table-cell>
          <table:table-cell table:formula="of:=[.E171]*[.C171]" office:value-type="float" office:value="0" calcext:value-type="float">
            <text:p>0</text:p>
          </table:table-cell>
          <table:table-cell table:formula="of:=IF([.C171]=0;1;0)*[.E171]" office:value-type="float" office:value="0.021476211" calcext:value-type="float">
            <text:p>0,021476211</text:p>
          </table:table-cell>
          <table:table-cell table:formula="of:=[.E171]*[.D171]" office:value-type="float" office:value="0.021476211" calcext:value-type="float">
            <text:p>0,021476211</text:p>
          </table:table-cell>
          <table:table-cell table:formula="of:=IF([.D171]=0;1;0)*[.E17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ax()-X</text:p>
          </table:table-cell>
          <table:table-cell office:value-type="string" calcext:value-type="string">
            <text:p>0.021418166</text:p>
          </table:table-cell>
          <table:table-cell table:style-name="ce3" table:formula="of:=IF(ISNUMBER(FIND(&quot;Acc&quot;;[.A172]))=1;1;0)" office:value-type="float" office:value="1" calcext:value-type="float">
            <text:p>1</text:p>
          </table:table-cell>
          <table:table-cell table:style-name="ce4" table:formula="of:=IF(LEFT([.A299];1)=&quot;f&quot;;1;0)" office:value-type="float" office:value="1" calcext:value-type="float">
            <text:p>1</text:p>
          </table:table-cell>
          <table:table-cell table:formula="of:=SUBSTITUTE([.B172]; &quot;.&quot;; &quot;,&quot;)*1" office:value-type="float" office:value="0.021418166" calcext:value-type="float">
            <text:p>0,021418166</text:p>
          </table:table-cell>
          <table:table-cell table:formula="of:=[.E172]*[.C172]" office:value-type="float" office:value="0.021418166" calcext:value-type="float">
            <text:p>0,021418166</text:p>
          </table:table-cell>
          <table:table-cell table:formula="of:=IF([.C172]=0;1;0)*[.E172]" office:value-type="float" office:value="0" calcext:value-type="float">
            <text:p>0</text:p>
          </table:table-cell>
          <table:table-cell table:formula="of:=[.E172]*[.D172]" office:value-type="float" office:value="0.021418166" calcext:value-type="float">
            <text:p>0,021418166</text:p>
          </table:table-cell>
          <table:table-cell table:formula="of:=IF([.D172]=0;1;0)*[.E17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maxInds</text:p>
          </table:table-cell>
          <table:table-cell office:value-type="string" calcext:value-type="string">
            <text:p>0.02138118</text:p>
          </table:table-cell>
          <table:table-cell table:style-name="ce3" table:formula="of:=IF(ISNUMBER(FIND(&quot;Acc&quot;;[.A173]))=1;1;0)" office:value-type="float" office:value="1" calcext:value-type="float">
            <text:p>1</text:p>
          </table:table-cell>
          <table:table-cell table:style-name="ce4" table:formula="of:=IF(LEFT([.A300];1)=&quot;f&quot;;1;0)" office:value-type="float" office:value="0" calcext:value-type="float">
            <text:p>0</text:p>
          </table:table-cell>
          <table:table-cell table:formula="of:=SUBSTITUTE([.B173]; &quot;.&quot;; &quot;,&quot;)*1" office:value-type="float" office:value="0.02138118" calcext:value-type="float">
            <text:p>0,02138118</text:p>
          </table:table-cell>
          <table:table-cell table:formula="of:=[.E173]*[.C173]" office:value-type="float" office:value="0.02138118" calcext:value-type="float">
            <text:p>0,02138118</text:p>
          </table:table-cell>
          <table:table-cell table:formula="of:=IF([.C173]=0;1;0)*[.E173]" office:value-type="float" office:value="0" calcext:value-type="float">
            <text:p>0</text:p>
          </table:table-cell>
          <table:table-cell table:formula="of:=[.E173]*[.D173]" office:value-type="float" office:value="0" calcext:value-type="float">
            <text:p>0</text:p>
          </table:table-cell>
          <table:table-cell table:formula="of:=IF([.D173]=0;1;0)*[.E173]" office:value-type="float" office:value="0.02138118" calcext:value-type="float">
            <text:p>0,021381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ean()-X</text:p>
          </table:table-cell>
          <table:table-cell office:value-type="string" calcext:value-type="string">
            <text:p>0.021284645</text:p>
          </table:table-cell>
          <table:table-cell table:style-name="ce3" table:formula="of:=IF(ISNUMBER(FIND(&quot;Acc&quot;;[.A174]))=1;1;0)" office:value-type="float" office:value="0" calcext:value-type="float">
            <text:p>0</text:p>
          </table:table-cell>
          <table:table-cell table:style-name="ce4" table:formula="of:=IF(LEFT([.A301];1)=&quot;f&quot;;1;0)" office:value-type="float" office:value="0" calcext:value-type="float">
            <text:p>0</text:p>
          </table:table-cell>
          <table:table-cell table:formula="of:=SUBSTITUTE([.B174]; &quot;.&quot;; &quot;,&quot;)*1" office:value-type="float" office:value="0.021284645" calcext:value-type="float">
            <text:p>0,021284645</text:p>
          </table:table-cell>
          <table:table-cell table:formula="of:=[.E174]*[.C174]" office:value-type="float" office:value="0" calcext:value-type="float">
            <text:p>0</text:p>
          </table:table-cell>
          <table:table-cell table:formula="of:=IF([.C174]=0;1;0)*[.E174]" office:value-type="float" office:value="0.021284645" calcext:value-type="float">
            <text:p>0,021284645</text:p>
          </table:table-cell>
          <table:table-cell table:formula="of:=[.E174]*[.D174]" office:value-type="float" office:value="0" calcext:value-type="float">
            <text:p>0</text:p>
          </table:table-cell>
          <table:table-cell table:formula="of:=IF([.D174]=0;1;0)*[.E174]" office:value-type="float" office:value="0.021284645" calcext:value-type="float">
            <text:p>0,0212846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iqr()</text:p>
          </table:table-cell>
          <table:table-cell office:value-type="string" calcext:value-type="string">
            <text:p>0.021253399</text:p>
          </table:table-cell>
          <table:table-cell table:style-name="ce3" table:formula="of:=IF(ISNUMBER(FIND(&quot;Acc&quot;;[.A175]))=1;1;0)" office:value-type="float" office:value="1" calcext:value-type="float">
            <text:p>1</text:p>
          </table:table-cell>
          <table:table-cell table:style-name="ce4" table:formula="of:=IF(LEFT([.A302];1)=&quot;f&quot;;1;0)" office:value-type="float" office:value="0" calcext:value-type="float">
            <text:p>0</text:p>
          </table:table-cell>
          <table:table-cell table:formula="of:=SUBSTITUTE([.B175]; &quot;.&quot;; &quot;,&quot;)*1" office:value-type="float" office:value="0.021253399" calcext:value-type="float">
            <text:p>0,021253399</text:p>
          </table:table-cell>
          <table:table-cell table:formula="of:=[.E175]*[.C175]" office:value-type="float" office:value="0.021253399" calcext:value-type="float">
            <text:p>0,021253399</text:p>
          </table:table-cell>
          <table:table-cell table:formula="of:=IF([.C175]=0;1;0)*[.E175]" office:value-type="float" office:value="0" calcext:value-type="float">
            <text:p>0</text:p>
          </table:table-cell>
          <table:table-cell table:formula="of:=[.E175]*[.D175]" office:value-type="float" office:value="0" calcext:value-type="float">
            <text:p>0</text:p>
          </table:table-cell>
          <table:table-cell table:formula="of:=IF([.D175]=0;1;0)*[.E175]" office:value-type="float" office:value="0.021253399" calcext:value-type="float">
            <text:p>0,0212533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entropy()-Z</text:p>
          </table:table-cell>
          <table:table-cell office:value-type="string" calcext:value-type="string">
            <text:p>0.021147174</text:p>
          </table:table-cell>
          <table:table-cell table:style-name="ce3" table:formula="of:=IF(ISNUMBER(FIND(&quot;Acc&quot;;[.A176]))=1;1;0)" office:value-type="float" office:value="1" calcext:value-type="float">
            <text:p>1</text:p>
          </table:table-cell>
          <table:table-cell table:style-name="ce4" table:formula="of:=IF(LEFT([.A303];1)=&quot;f&quot;;1;0)" office:value-type="float" office:value="1" calcext:value-type="float">
            <text:p>1</text:p>
          </table:table-cell>
          <table:table-cell table:formula="of:=SUBSTITUTE([.B176]; &quot;.&quot;; &quot;,&quot;)*1" office:value-type="float" office:value="0.021147174" calcext:value-type="float">
            <text:p>0,021147174</text:p>
          </table:table-cell>
          <table:table-cell table:formula="of:=[.E176]*[.C176]" office:value-type="float" office:value="0.021147174" calcext:value-type="float">
            <text:p>0,021147174</text:p>
          </table:table-cell>
          <table:table-cell table:formula="of:=IF([.C176]=0;1;0)*[.E176]" office:value-type="float" office:value="0" calcext:value-type="float">
            <text:p>0</text:p>
          </table:table-cell>
          <table:table-cell table:formula="of:=[.E176]*[.D176]" office:value-type="float" office:value="0.021147174" calcext:value-type="float">
            <text:p>0,021147174</text:p>
          </table:table-cell>
          <table:table-cell table:formula="of:=IF([.D176]=0;1;0)*[.E17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,16</text:p>
          </table:table-cell>
          <table:table-cell office:value-type="string" calcext:value-type="string">
            <text:p>0.021004226</text:p>
          </table:table-cell>
          <table:table-cell table:style-name="ce3" table:formula="of:=IF(ISNUMBER(FIND(&quot;Acc&quot;;[.A177]))=1;1;0)" office:value-type="float" office:value="0" calcext:value-type="float">
            <text:p>0</text:p>
          </table:table-cell>
          <table:table-cell table:style-name="ce4" table:formula="of:=IF(LEFT([.A304];1)=&quot;f&quot;;1;0)" office:value-type="float" office:value="0" calcext:value-type="float">
            <text:p>0</text:p>
          </table:table-cell>
          <table:table-cell table:formula="of:=SUBSTITUTE([.B177]; &quot;.&quot;; &quot;,&quot;)*1" office:value-type="float" office:value="0.021004226" calcext:value-type="float">
            <text:p>0,021004226</text:p>
          </table:table-cell>
          <table:table-cell table:formula="of:=[.E177]*[.C177]" office:value-type="float" office:value="0" calcext:value-type="float">
            <text:p>0</text:p>
          </table:table-cell>
          <table:table-cell table:formula="of:=IF([.C177]=0;1;0)*[.E177]" office:value-type="float" office:value="0.021004226" calcext:value-type="float">
            <text:p>0,021004226</text:p>
          </table:table-cell>
          <table:table-cell table:formula="of:=[.E177]*[.D177]" office:value-type="float" office:value="0" calcext:value-type="float">
            <text:p>0</text:p>
          </table:table-cell>
          <table:table-cell table:formula="of:=IF([.D177]=0;1;0)*[.E177]" office:value-type="float" office:value="0.021004226" calcext:value-type="float">
            <text:p>0,0210042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Y,4</text:p>
          </table:table-cell>
          <table:table-cell office:value-type="string" calcext:value-type="string">
            <text:p>0.020981938</text:p>
          </table:table-cell>
          <table:table-cell table:style-name="ce3" table:formula="of:=IF(ISNUMBER(FIND(&quot;Acc&quot;;[.A178]))=1;1;0)" office:value-type="float" office:value="1" calcext:value-type="float">
            <text:p>1</text:p>
          </table:table-cell>
          <table:table-cell table:style-name="ce4" table:formula="of:=IF(LEFT([.A305];1)=&quot;f&quot;;1;0)" office:value-type="float" office:value="0" calcext:value-type="float">
            <text:p>0</text:p>
          </table:table-cell>
          <table:table-cell table:formula="of:=SUBSTITUTE([.B178]; &quot;.&quot;; &quot;,&quot;)*1" office:value-type="float" office:value="0.020981938" calcext:value-type="float">
            <text:p>0,020981938</text:p>
          </table:table-cell>
          <table:table-cell table:formula="of:=[.E178]*[.C178]" office:value-type="float" office:value="0.020981938" calcext:value-type="float">
            <text:p>0,020981938</text:p>
          </table:table-cell>
          <table:table-cell table:formula="of:=IF([.C178]=0;1;0)*[.E178]" office:value-type="float" office:value="0" calcext:value-type="float">
            <text:p>0</text:p>
          </table:table-cell>
          <table:table-cell table:formula="of:=[.E178]*[.D178]" office:value-type="float" office:value="0" calcext:value-type="float">
            <text:p>0</text:p>
          </table:table-cell>
          <table:table-cell table:formula="of:=IF([.D178]=0;1;0)*[.E178]" office:value-type="float" office:value="0.020981938" calcext:value-type="float">
            <text:p>0,0209819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ax()-X</text:p>
          </table:table-cell>
          <table:table-cell office:value-type="string" calcext:value-type="string">
            <text:p>0.020587575</text:p>
          </table:table-cell>
          <table:table-cell table:style-name="ce3" table:formula="of:=IF(ISNUMBER(FIND(&quot;Acc&quot;;[.A179]))=1;1;0)" office:value-type="float" office:value="0" calcext:value-type="float">
            <text:p>0</text:p>
          </table:table-cell>
          <table:table-cell table:style-name="ce4" table:formula="of:=IF(LEFT([.A306];1)=&quot;f&quot;;1;0)" office:value-type="float" office:value="0" calcext:value-type="float">
            <text:p>0</text:p>
          </table:table-cell>
          <table:table-cell table:formula="of:=SUBSTITUTE([.B179]; &quot;.&quot;; &quot;,&quot;)*1" office:value-type="float" office:value="0.020587575" calcext:value-type="float">
            <text:p>0,020587575</text:p>
          </table:table-cell>
          <table:table-cell table:formula="of:=[.E179]*[.C179]" office:value-type="float" office:value="0" calcext:value-type="float">
            <text:p>0</text:p>
          </table:table-cell>
          <table:table-cell table:formula="of:=IF([.C179]=0;1;0)*[.E179]" office:value-type="float" office:value="0.020587575" calcext:value-type="float">
            <text:p>0,020587575</text:p>
          </table:table-cell>
          <table:table-cell table:formula="of:=[.E179]*[.D179]" office:value-type="float" office:value="0" calcext:value-type="float">
            <text:p>0</text:p>
          </table:table-cell>
          <table:table-cell table:formula="of:=IF([.D179]=0;1;0)*[.E179]" office:value-type="float" office:value="0.020587575" calcext:value-type="float">
            <text:p>0,0205875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in()-Z</text:p>
          </table:table-cell>
          <table:table-cell office:value-type="string" calcext:value-type="string">
            <text:p>0.020575121</text:p>
          </table:table-cell>
          <table:table-cell table:style-name="ce3" table:formula="of:=IF(ISNUMBER(FIND(&quot;Acc&quot;;[.A180]))=1;1;0)" office:value-type="float" office:value="1" calcext:value-type="float">
            <text:p>1</text:p>
          </table:table-cell>
          <table:table-cell table:style-name="ce4" table:formula="of:=IF(LEFT([.A307];1)=&quot;f&quot;;1;0)" office:value-type="float" office:value="1" calcext:value-type="float">
            <text:p>1</text:p>
          </table:table-cell>
          <table:table-cell table:formula="of:=SUBSTITUTE([.B180]; &quot;.&quot;; &quot;,&quot;)*1" office:value-type="float" office:value="0.020575121" calcext:value-type="float">
            <text:p>0,020575121</text:p>
          </table:table-cell>
          <table:table-cell table:formula="of:=[.E180]*[.C180]" office:value-type="float" office:value="0.020575121" calcext:value-type="float">
            <text:p>0,020575121</text:p>
          </table:table-cell>
          <table:table-cell table:formula="of:=IF([.C180]=0;1;0)*[.E180]" office:value-type="float" office:value="0" calcext:value-type="float">
            <text:p>0</text:p>
          </table:table-cell>
          <table:table-cell table:formula="of:=[.E180]*[.D180]" office:value-type="float" office:value="0.020575121" calcext:value-type="float">
            <text:p>0,020575121</text:p>
          </table:table-cell>
          <table:table-cell table:formula="of:=IF([.D180]=0;1;0)*[.E18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,24</text:p>
          </table:table-cell>
          <table:table-cell office:value-type="string" calcext:value-type="string">
            <text:p>0.020499053</text:p>
          </table:table-cell>
          <table:table-cell table:style-name="ce3" table:formula="of:=IF(ISNUMBER(FIND(&quot;Acc&quot;;[.A181]))=1;1;0)" office:value-type="float" office:value="0" calcext:value-type="float">
            <text:p>0</text:p>
          </table:table-cell>
          <table:table-cell table:style-name="ce4" table:formula="of:=IF(LEFT([.A308];1)=&quot;f&quot;;1;0)" office:value-type="float" office:value="1" calcext:value-type="float">
            <text:p>1</text:p>
          </table:table-cell>
          <table:table-cell table:formula="of:=SUBSTITUTE([.B181]; &quot;.&quot;; &quot;,&quot;)*1" office:value-type="float" office:value="0.020499053" calcext:value-type="float">
            <text:p>0,020499053</text:p>
          </table:table-cell>
          <table:table-cell table:formula="of:=[.E181]*[.C181]" office:value-type="float" office:value="0" calcext:value-type="float">
            <text:p>0</text:p>
          </table:table-cell>
          <table:table-cell table:formula="of:=IF([.C181]=0;1;0)*[.E181]" office:value-type="float" office:value="0.020499053" calcext:value-type="float">
            <text:p>0,020499053</text:p>
          </table:table-cell>
          <table:table-cell table:formula="of:=[.E181]*[.D181]" office:value-type="float" office:value="0.020499053" calcext:value-type="float">
            <text:p>0,020499053</text:p>
          </table:table-cell>
          <table:table-cell table:formula="of:=IF([.D181]=0;1;0)*[.E18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axInds-Z</text:p>
          </table:table-cell>
          <table:table-cell office:value-type="string" calcext:value-type="string">
            <text:p>0.020354147</text:p>
          </table:table-cell>
          <table:table-cell table:style-name="ce3" table:formula="of:=IF(ISNUMBER(FIND(&quot;Acc&quot;;[.A182]))=1;1;0)" office:value-type="float" office:value="0" calcext:value-type="float">
            <text:p>0</text:p>
          </table:table-cell>
          <table:table-cell table:style-name="ce4" table:formula="of:=IF(LEFT([.A309];1)=&quot;f&quot;;1;0)" office:value-type="float" office:value="1" calcext:value-type="float">
            <text:p>1</text:p>
          </table:table-cell>
          <table:table-cell table:formula="of:=SUBSTITUTE([.B182]; &quot;.&quot;; &quot;,&quot;)*1" office:value-type="float" office:value="0.020354147" calcext:value-type="float">
            <text:p>0,020354147</text:p>
          </table:table-cell>
          <table:table-cell table:formula="of:=[.E182]*[.C182]" office:value-type="float" office:value="0" calcext:value-type="float">
            <text:p>0</text:p>
          </table:table-cell>
          <table:table-cell table:formula="of:=IF([.C182]=0;1;0)*[.E182]" office:value-type="float" office:value="0.020354147" calcext:value-type="float">
            <text:p>0,020354147</text:p>
          </table:table-cell>
          <table:table-cell table:formula="of:=[.E182]*[.D182]" office:value-type="float" office:value="0.020354147" calcext:value-type="float">
            <text:p>0,020354147</text:p>
          </table:table-cell>
          <table:table-cell table:formula="of:=IF([.D182]=0;1;0)*[.E18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iqr()-Z</text:p>
          </table:table-cell>
          <table:table-cell office:value-type="string" calcext:value-type="string">
            <text:p>0.020343941</text:p>
          </table:table-cell>
          <table:table-cell table:style-name="ce3" table:formula="of:=IF(ISNUMBER(FIND(&quot;Acc&quot;;[.A183]))=1;1;0)" office:value-type="float" office:value="1" calcext:value-type="float">
            <text:p>1</text:p>
          </table:table-cell>
          <table:table-cell table:style-name="ce4" table:formula="of:=IF(LEFT([.A310];1)=&quot;f&quot;;1;0)" office:value-type="float" office:value="0" calcext:value-type="float">
            <text:p>0</text:p>
          </table:table-cell>
          <table:table-cell table:formula="of:=SUBSTITUTE([.B183]; &quot;.&quot;; &quot;,&quot;)*1" office:value-type="float" office:value="0.020343941" calcext:value-type="float">
            <text:p>0,020343941</text:p>
          </table:table-cell>
          <table:table-cell table:formula="of:=[.E183]*[.C183]" office:value-type="float" office:value="0.020343941" calcext:value-type="float">
            <text:p>0,020343941</text:p>
          </table:table-cell>
          <table:table-cell table:formula="of:=IF([.C183]=0;1;0)*[.E183]" office:value-type="float" office:value="0" calcext:value-type="float">
            <text:p>0</text:p>
          </table:table-cell>
          <table:table-cell table:formula="of:=[.E183]*[.D183]" office:value-type="float" office:value="0" calcext:value-type="float">
            <text:p>0</text:p>
          </table:table-cell>
          <table:table-cell table:formula="of:=IF([.D183]=0;1;0)*[.E183]" office:value-type="float" office:value="0.020343941" calcext:value-type="float">
            <text:p>0,0203439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skewness()-Z</text:p>
          </table:table-cell>
          <table:table-cell office:value-type="string" calcext:value-type="string">
            <text:p>0.020333848</text:p>
          </table:table-cell>
          <table:table-cell table:style-name="ce3" table:formula="of:=IF(ISNUMBER(FIND(&quot;Acc&quot;;[.A184]))=1;1;0)" office:value-type="float" office:value="0" calcext:value-type="float">
            <text:p>0</text:p>
          </table:table-cell>
          <table:table-cell table:style-name="ce4" table:formula="of:=IF(LEFT([.A311];1)=&quot;f&quot;;1;0)" office:value-type="float" office:value="0" calcext:value-type="float">
            <text:p>0</text:p>
          </table:table-cell>
          <table:table-cell table:formula="of:=SUBSTITUTE([.B184]; &quot;.&quot;; &quot;,&quot;)*1" office:value-type="float" office:value="0.020333848" calcext:value-type="float">
            <text:p>0,020333848</text:p>
          </table:table-cell>
          <table:table-cell table:formula="of:=[.E184]*[.C184]" office:value-type="float" office:value="0" calcext:value-type="float">
            <text:p>0</text:p>
          </table:table-cell>
          <table:table-cell table:formula="of:=IF([.C184]=0;1;0)*[.E184]" office:value-type="float" office:value="0.020333848" calcext:value-type="float">
            <text:p>0,020333848</text:p>
          </table:table-cell>
          <table:table-cell table:formula="of:=[.E184]*[.D184]" office:value-type="float" office:value="0" calcext:value-type="float">
            <text:p>0</text:p>
          </table:table-cell>
          <table:table-cell table:formula="of:=IF([.D184]=0;1;0)*[.E184]" office:value-type="float" office:value="0.020333848" calcext:value-type="float">
            <text:p>0,0203338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correlation()-X,Z</text:p>
          </table:table-cell>
          <table:table-cell office:value-type="string" calcext:value-type="string">
            <text:p>0.020153891</text:p>
          </table:table-cell>
          <table:table-cell table:style-name="ce3" table:formula="of:=IF(ISNUMBER(FIND(&quot;Acc&quot;;[.A185]))=1;1;0)" office:value-type="float" office:value="1" calcext:value-type="float">
            <text:p>1</text:p>
          </table:table-cell>
          <table:table-cell table:style-name="ce4" table:formula="of:=IF(LEFT([.A312];1)=&quot;f&quot;;1;0)" office:value-type="float" office:value="0" calcext:value-type="float">
            <text:p>0</text:p>
          </table:table-cell>
          <table:table-cell table:formula="of:=SUBSTITUTE([.B185]; &quot;.&quot;; &quot;,&quot;)*1" office:value-type="float" office:value="0.020153891" calcext:value-type="float">
            <text:p>0,020153891</text:p>
          </table:table-cell>
          <table:table-cell table:formula="of:=[.E185]*[.C185]" office:value-type="float" office:value="0.020153891" calcext:value-type="float">
            <text:p>0,020153891</text:p>
          </table:table-cell>
          <table:table-cell table:formula="of:=IF([.C185]=0;1;0)*[.E185]" office:value-type="float" office:value="0" calcext:value-type="float">
            <text:p>0</text:p>
          </table:table-cell>
          <table:table-cell table:formula="of:=[.E185]*[.D185]" office:value-type="float" office:value="0" calcext:value-type="float">
            <text:p>0</text:p>
          </table:table-cell>
          <table:table-cell table:formula="of:=IF([.D185]=0;1;0)*[.E185]" office:value-type="float" office:value="0.020153891" calcext:value-type="float">
            <text:p>0,0201538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iqr()-X</text:p>
          </table:table-cell>
          <table:table-cell office:value-type="string" calcext:value-type="string">
            <text:p>0.020109539</text:p>
          </table:table-cell>
          <table:table-cell table:style-name="ce3" table:formula="of:=IF(ISNUMBER(FIND(&quot;Acc&quot;;[.A186]))=1;1;0)" office:value-type="float" office:value="0" calcext:value-type="float">
            <text:p>0</text:p>
          </table:table-cell>
          <table:table-cell table:style-name="ce4" table:formula="of:=IF(LEFT([.A313];1)=&quot;f&quot;;1;0)" office:value-type="float" office:value="1" calcext:value-type="float">
            <text:p>1</text:p>
          </table:table-cell>
          <table:table-cell table:formula="of:=SUBSTITUTE([.B186]; &quot;.&quot;; &quot;,&quot;)*1" office:value-type="float" office:value="0.020109539" calcext:value-type="float">
            <text:p>0,020109539</text:p>
          </table:table-cell>
          <table:table-cell table:formula="of:=[.E186]*[.C186]" office:value-type="float" office:value="0" calcext:value-type="float">
            <text:p>0</text:p>
          </table:table-cell>
          <table:table-cell table:formula="of:=IF([.C186]=0;1;0)*[.E186]" office:value-type="float" office:value="0.020109539" calcext:value-type="float">
            <text:p>0,020109539</text:p>
          </table:table-cell>
          <table:table-cell table:formula="of:=[.E186]*[.D186]" office:value-type="float" office:value="0.020109539" calcext:value-type="float">
            <text:p>0,020109539</text:p>
          </table:table-cell>
          <table:table-cell table:formula="of:=IF([.D186]=0;1;0)*[.E18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energy()-X</text:p>
          </table:table-cell>
          <table:table-cell office:value-type="string" calcext:value-type="string">
            <text:p>0.019923308</text:p>
          </table:table-cell>
          <table:table-cell table:style-name="ce3" table:formula="of:=IF(ISNUMBER(FIND(&quot;Acc&quot;;[.A187]))=1;1;0)" office:value-type="float" office:value="0" calcext:value-type="float">
            <text:p>0</text:p>
          </table:table-cell>
          <table:table-cell table:style-name="ce4" table:formula="of:=IF(LEFT([.A314];1)=&quot;f&quot;;1;0)" office:value-type="float" office:value="1" calcext:value-type="float">
            <text:p>1</text:p>
          </table:table-cell>
          <table:table-cell table:formula="of:=SUBSTITUTE([.B187]; &quot;.&quot;; &quot;,&quot;)*1" office:value-type="float" office:value="0.019923308" calcext:value-type="float">
            <text:p>0,019923308</text:p>
          </table:table-cell>
          <table:table-cell table:formula="of:=[.E187]*[.C187]" office:value-type="float" office:value="0" calcext:value-type="float">
            <text:p>0</text:p>
          </table:table-cell>
          <table:table-cell table:formula="of:=IF([.C187]=0;1;0)*[.E187]" office:value-type="float" office:value="0.019923308" calcext:value-type="float">
            <text:p>0,019923308</text:p>
          </table:table-cell>
          <table:table-cell table:formula="of:=[.E187]*[.D187]" office:value-type="float" office:value="0.019923308" calcext:value-type="float">
            <text:p>0,019923308</text:p>
          </table:table-cell>
          <table:table-cell table:formula="of:=IF([.D187]=0;1;0)*[.E18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axInds-Z</text:p>
          </table:table-cell>
          <table:table-cell office:value-type="string" calcext:value-type="string">
            <text:p>0.019806632</text:p>
          </table:table-cell>
          <table:table-cell table:style-name="ce3" table:formula="of:=IF(ISNUMBER(FIND(&quot;Acc&quot;;[.A188]))=1;1;0)" office:value-type="float" office:value="1" calcext:value-type="float">
            <text:p>1</text:p>
          </table:table-cell>
          <table:table-cell table:style-name="ce4" table:formula="of:=IF(LEFT([.A315];1)=&quot;f&quot;;1;0)" office:value-type="float" office:value="1" calcext:value-type="float">
            <text:p>1</text:p>
          </table:table-cell>
          <table:table-cell table:formula="of:=SUBSTITUTE([.B188]; &quot;.&quot;; &quot;,&quot;)*1" office:value-type="float" office:value="0.019806632" calcext:value-type="float">
            <text:p>0,019806632</text:p>
          </table:table-cell>
          <table:table-cell table:formula="of:=[.E188]*[.C188]" office:value-type="float" office:value="0.019806632" calcext:value-type="float">
            <text:p>0,019806632</text:p>
          </table:table-cell>
          <table:table-cell table:formula="of:=IF([.C188]=0;1;0)*[.E188]" office:value-type="float" office:value="0" calcext:value-type="float">
            <text:p>0</text:p>
          </table:table-cell>
          <table:table-cell table:formula="of:=[.E188]*[.D188]" office:value-type="float" office:value="0.019806632" calcext:value-type="float">
            <text:p>0,019806632</text:p>
          </table:table-cell>
          <table:table-cell table:formula="of:=IF([.D188]=0;1;0)*[.E18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std()-X</text:p>
          </table:table-cell>
          <table:table-cell office:value-type="string" calcext:value-type="string">
            <text:p>0.019794344</text:p>
          </table:table-cell>
          <table:table-cell table:style-name="ce3" table:formula="of:=IF(ISNUMBER(FIND(&quot;Acc&quot;;[.A189]))=1;1;0)" office:value-type="float" office:value="0" calcext:value-type="float">
            <text:p>0</text:p>
          </table:table-cell>
          <table:table-cell table:style-name="ce4" table:formula="of:=IF(LEFT([.A316];1)=&quot;f&quot;;1;0)" office:value-type="float" office:value="1" calcext:value-type="float">
            <text:p>1</text:p>
          </table:table-cell>
          <table:table-cell table:formula="of:=SUBSTITUTE([.B189]; &quot;.&quot;; &quot;,&quot;)*1" office:value-type="float" office:value="0.019794344" calcext:value-type="float">
            <text:p>0,019794344</text:p>
          </table:table-cell>
          <table:table-cell table:formula="of:=[.E189]*[.C189]" office:value-type="float" office:value="0" calcext:value-type="float">
            <text:p>0</text:p>
          </table:table-cell>
          <table:table-cell table:formula="of:=IF([.C189]=0;1;0)*[.E189]" office:value-type="float" office:value="0.019794344" calcext:value-type="float">
            <text:p>0,019794344</text:p>
          </table:table-cell>
          <table:table-cell table:formula="of:=[.E189]*[.D189]" office:value-type="float" office:value="0.019794344" calcext:value-type="float">
            <text:p>0,019794344</text:p>
          </table:table-cell>
          <table:table-cell table:formula="of:=IF([.D189]=0;1;0)*[.E18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X,3</text:p>
          </table:table-cell>
          <table:table-cell office:value-type="string" calcext:value-type="string">
            <text:p>0.019401077</text:p>
          </table:table-cell>
          <table:table-cell table:style-name="ce3" table:formula="of:=IF(ISNUMBER(FIND(&quot;Acc&quot;;[.A190]))=1;1;0)" office:value-type="float" office:value="1" calcext:value-type="float">
            <text:p>1</text:p>
          </table:table-cell>
          <table:table-cell table:style-name="ce4" table:formula="of:=IF(LEFT([.A317];1)=&quot;f&quot;;1;0)" office:value-type="float" office:value="0" calcext:value-type="float">
            <text:p>0</text:p>
          </table:table-cell>
          <table:table-cell table:formula="of:=SUBSTITUTE([.B190]; &quot;.&quot;; &quot;,&quot;)*1" office:value-type="float" office:value="0.019401077" calcext:value-type="float">
            <text:p>0,019401077</text:p>
          </table:table-cell>
          <table:table-cell table:formula="of:=[.E190]*[.C190]" office:value-type="float" office:value="0.019401077" calcext:value-type="float">
            <text:p>0,019401077</text:p>
          </table:table-cell>
          <table:table-cell table:formula="of:=IF([.C190]=0;1;0)*[.E190]" office:value-type="float" office:value="0" calcext:value-type="float">
            <text:p>0</text:p>
          </table:table-cell>
          <table:table-cell table:formula="of:=[.E190]*[.D190]" office:value-type="float" office:value="0" calcext:value-type="float">
            <text:p>0</text:p>
          </table:table-cell>
          <table:table-cell table:formula="of:=IF([.D190]=0;1;0)*[.E190]" office:value-type="float" office:value="0.019401077" calcext:value-type="float">
            <text:p>0,0194010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ax()-Y</text:p>
          </table:table-cell>
          <table:table-cell office:value-type="string" calcext:value-type="string">
            <text:p>0.019097201</text:p>
          </table:table-cell>
          <table:table-cell table:style-name="ce3" table:formula="of:=IF(ISNUMBER(FIND(&quot;Acc&quot;;[.A191]))=1;1;0)" office:value-type="float" office:value="1" calcext:value-type="float">
            <text:p>1</text:p>
          </table:table-cell>
          <table:table-cell table:style-name="ce4" table:formula="of:=IF(LEFT([.A318];1)=&quot;f&quot;;1;0)" office:value-type="float" office:value="1" calcext:value-type="float">
            <text:p>1</text:p>
          </table:table-cell>
          <table:table-cell table:formula="of:=SUBSTITUTE([.B191]; &quot;.&quot;; &quot;,&quot;)*1" office:value-type="float" office:value="0.019097201" calcext:value-type="float">
            <text:p>0,019097201</text:p>
          </table:table-cell>
          <table:table-cell table:formula="of:=[.E191]*[.C191]" office:value-type="float" office:value="0.019097201" calcext:value-type="float">
            <text:p>0,019097201</text:p>
          </table:table-cell>
          <table:table-cell table:formula="of:=IF([.C191]=0;1;0)*[.E191]" office:value-type="float" office:value="0" calcext:value-type="float">
            <text:p>0</text:p>
          </table:table-cell>
          <table:table-cell table:formula="of:=[.E191]*[.D191]" office:value-type="float" office:value="0.019097201" calcext:value-type="float">
            <text:p>0,019097201</text:p>
          </table:table-cell>
          <table:table-cell table:formula="of:=IF([.D191]=0;1;0)*[.E19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std()-X</text:p>
          </table:table-cell>
          <table:table-cell office:value-type="string" calcext:value-type="string">
            <text:p>0.018990938</text:p>
          </table:table-cell>
          <table:table-cell table:style-name="ce3" table:formula="of:=IF(ISNUMBER(FIND(&quot;Acc&quot;;[.A192]))=1;1;0)" office:value-type="float" office:value="0" calcext:value-type="float">
            <text:p>0</text:p>
          </table:table-cell>
          <table:table-cell table:style-name="ce4" table:formula="of:=IF(LEFT([.A319];1)=&quot;f&quot;;1;0)" office:value-type="float" office:value="1" calcext:value-type="float">
            <text:p>1</text:p>
          </table:table-cell>
          <table:table-cell table:formula="of:=SUBSTITUTE([.B192]; &quot;.&quot;; &quot;,&quot;)*1" office:value-type="float" office:value="0.018990938" calcext:value-type="float">
            <text:p>0,018990938</text:p>
          </table:table-cell>
          <table:table-cell table:formula="of:=[.E192]*[.C192]" office:value-type="float" office:value="0" calcext:value-type="float">
            <text:p>0</text:p>
          </table:table-cell>
          <table:table-cell table:formula="of:=IF([.C192]=0;1;0)*[.E192]" office:value-type="float" office:value="0.018990938" calcext:value-type="float">
            <text:p>0,018990938</text:p>
          </table:table-cell>
          <table:table-cell table:formula="of:=[.E192]*[.D192]" office:value-type="float" office:value="0.018990938" calcext:value-type="float">
            <text:p>0,018990938</text:p>
          </table:table-cell>
          <table:table-cell table:formula="of:=IF([.D192]=0;1;0)*[.E19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correlation()-Y,Z</text:p>
          </table:table-cell>
          <table:table-cell office:value-type="string" calcext:value-type="string">
            <text:p>0.018943458</text:p>
          </table:table-cell>
          <table:table-cell table:style-name="ce3" table:formula="of:=IF(ISNUMBER(FIND(&quot;Acc&quot;;[.A193]))=1;1;0)" office:value-type="float" office:value="0" calcext:value-type="float">
            <text:p>0</text:p>
          </table:table-cell>
          <table:table-cell table:style-name="ce4" table:formula="of:=IF(LEFT([.A320];1)=&quot;f&quot;;1;0)" office:value-type="float" office:value="0" calcext:value-type="float">
            <text:p>0</text:p>
          </table:table-cell>
          <table:table-cell table:formula="of:=SUBSTITUTE([.B193]; &quot;.&quot;; &quot;,&quot;)*1" office:value-type="float" office:value="0.018943458" calcext:value-type="float">
            <text:p>0,018943458</text:p>
          </table:table-cell>
          <table:table-cell table:formula="of:=[.E193]*[.C193]" office:value-type="float" office:value="0" calcext:value-type="float">
            <text:p>0</text:p>
          </table:table-cell>
          <table:table-cell table:formula="of:=IF([.C193]=0;1;0)*[.E193]" office:value-type="float" office:value="0.018943458" calcext:value-type="float">
            <text:p>0,018943458</text:p>
          </table:table-cell>
          <table:table-cell table:formula="of:=[.E193]*[.D193]" office:value-type="float" office:value="0" calcext:value-type="float">
            <text:p>0</text:p>
          </table:table-cell>
          <table:table-cell table:formula="of:=IF([.D193]=0;1;0)*[.E193]" office:value-type="float" office:value="0.018943458" calcext:value-type="float">
            <text:p>0,0189434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ean()-Z</text:p>
          </table:table-cell>
          <table:table-cell office:value-type="string" calcext:value-type="string">
            <text:p>0.018927031</text:p>
          </table:table-cell>
          <table:table-cell table:style-name="ce3" table:formula="of:=IF(ISNUMBER(FIND(&quot;Acc&quot;;[.A194]))=1;1;0)" office:value-type="float" office:value="1" calcext:value-type="float">
            <text:p>1</text:p>
          </table:table-cell>
          <table:table-cell table:style-name="ce4" table:formula="of:=IF(LEFT([.A321];1)=&quot;f&quot;;1;0)" office:value-type="float" office:value="1" calcext:value-type="float">
            <text:p>1</text:p>
          </table:table-cell>
          <table:table-cell table:formula="of:=SUBSTITUTE([.B194]; &quot;.&quot;; &quot;,&quot;)*1" office:value-type="float" office:value="0.018927031" calcext:value-type="float">
            <text:p>0,018927031</text:p>
          </table:table-cell>
          <table:table-cell table:formula="of:=[.E194]*[.C194]" office:value-type="float" office:value="0.018927031" calcext:value-type="float">
            <text:p>0,018927031</text:p>
          </table:table-cell>
          <table:table-cell table:formula="of:=IF([.C194]=0;1;0)*[.E194]" office:value-type="float" office:value="0" calcext:value-type="float">
            <text:p>0</text:p>
          </table:table-cell>
          <table:table-cell table:formula="of:=[.E194]*[.D194]" office:value-type="float" office:value="0.018927031" calcext:value-type="float">
            <text:p>0,018927031</text:p>
          </table:table-cell>
          <table:table-cell table:formula="of:=IF([.D194]=0;1;0)*[.E19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Y,2</text:p>
          </table:table-cell>
          <table:table-cell office:value-type="string" calcext:value-type="string">
            <text:p>0.018915517</text:p>
          </table:table-cell>
          <table:table-cell table:style-name="ce3" table:formula="of:=IF(ISNUMBER(FIND(&quot;Acc&quot;;[.A195]))=1;1;0)" office:value-type="float" office:value="1" calcext:value-type="float">
            <text:p>1</text:p>
          </table:table-cell>
          <table:table-cell table:style-name="ce4" table:formula="of:=IF(LEFT([.A322];1)=&quot;f&quot;;1;0)" office:value-type="float" office:value="0" calcext:value-type="float">
            <text:p>0</text:p>
          </table:table-cell>
          <table:table-cell table:formula="of:=SUBSTITUTE([.B195]; &quot;.&quot;; &quot;,&quot;)*1" office:value-type="float" office:value="0.018915517" calcext:value-type="float">
            <text:p>0,018915517</text:p>
          </table:table-cell>
          <table:table-cell table:formula="of:=[.E195]*[.C195]" office:value-type="float" office:value="0.018915517" calcext:value-type="float">
            <text:p>0,018915517</text:p>
          </table:table-cell>
          <table:table-cell table:formula="of:=IF([.C195]=0;1;0)*[.E195]" office:value-type="float" office:value="0" calcext:value-type="float">
            <text:p>0</text:p>
          </table:table-cell>
          <table:table-cell table:formula="of:=[.E195]*[.D195]" office:value-type="float" office:value="0" calcext:value-type="float">
            <text:p>0</text:p>
          </table:table-cell>
          <table:table-cell table:formula="of:=IF([.D195]=0;1;0)*[.E195]" office:value-type="float" office:value="0.018915517" calcext:value-type="float">
            <text:p>0,0189155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eanFreq()-X</text:p>
          </table:table-cell>
          <table:table-cell office:value-type="string" calcext:value-type="string">
            <text:p>0.01889375</text:p>
          </table:table-cell>
          <table:table-cell table:style-name="ce3" table:formula="of:=IF(ISNUMBER(FIND(&quot;Acc&quot;;[.A196]))=1;1;0)" office:value-type="float" office:value="1" calcext:value-type="float">
            <text:p>1</text:p>
          </table:table-cell>
          <table:table-cell table:style-name="ce4" table:formula="of:=IF(LEFT([.A323];1)=&quot;f&quot;;1;0)" office:value-type="float" office:value="0" calcext:value-type="float">
            <text:p>0</text:p>
          </table:table-cell>
          <table:table-cell table:formula="of:=SUBSTITUTE([.B196]; &quot;.&quot;; &quot;,&quot;)*1" office:value-type="float" office:value="0.01889375" calcext:value-type="float">
            <text:p>0,01889375</text:p>
          </table:table-cell>
          <table:table-cell table:formula="of:=[.E196]*[.C196]" office:value-type="float" office:value="0.01889375" calcext:value-type="float">
            <text:p>0,01889375</text:p>
          </table:table-cell>
          <table:table-cell table:formula="of:=IF([.C196]=0;1;0)*[.E196]" office:value-type="float" office:value="0" calcext:value-type="float">
            <text:p>0</text:p>
          </table:table-cell>
          <table:table-cell table:formula="of:=[.E196]*[.D196]" office:value-type="float" office:value="0" calcext:value-type="float">
            <text:p>0</text:p>
          </table:table-cell>
          <table:table-cell table:formula="of:=IF([.D196]=0;1;0)*[.E196]" office:value-type="float" office:value="0.01889375" calcext:value-type="float">
            <text:p>0,018893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energy()</text:p>
          </table:table-cell>
          <table:table-cell office:value-type="string" calcext:value-type="string">
            <text:p>0.018870648</text:p>
          </table:table-cell>
          <table:table-cell table:style-name="ce3" table:formula="of:=IF(ISNUMBER(FIND(&quot;Acc&quot;;[.A197]))=1;1;0)" office:value-type="float" office:value="1" calcext:value-type="float">
            <text:p>1</text:p>
          </table:table-cell>
          <table:table-cell table:style-name="ce4" table:formula="of:=IF(LEFT([.A324];1)=&quot;f&quot;;1;0)" office:value-type="float" office:value="1" calcext:value-type="float">
            <text:p>1</text:p>
          </table:table-cell>
          <table:table-cell table:formula="of:=SUBSTITUTE([.B197]; &quot;.&quot;; &quot;,&quot;)*1" office:value-type="float" office:value="0.018870648" calcext:value-type="float">
            <text:p>0,018870648</text:p>
          </table:table-cell>
          <table:table-cell table:formula="of:=[.E197]*[.C197]" office:value-type="float" office:value="0.018870648" calcext:value-type="float">
            <text:p>0,018870648</text:p>
          </table:table-cell>
          <table:table-cell table:formula="of:=IF([.C197]=0;1;0)*[.E197]" office:value-type="float" office:value="0" calcext:value-type="float">
            <text:p>0</text:p>
          </table:table-cell>
          <table:table-cell table:formula="of:=[.E197]*[.D197]" office:value-type="float" office:value="0.018870648" calcext:value-type="float">
            <text:p>0,018870648</text:p>
          </table:table-cell>
          <table:table-cell table:formula="of:=IF([.D197]=0;1;0)*[.E19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energy()</text:p>
          </table:table-cell>
          <table:table-cell office:value-type="string" calcext:value-type="string">
            <text:p>0.018802381</text:p>
          </table:table-cell>
          <table:table-cell table:style-name="ce3" table:formula="of:=IF(ISNUMBER(FIND(&quot;Acc&quot;;[.A198]))=1;1;0)" office:value-type="float" office:value="0" calcext:value-type="float">
            <text:p>0</text:p>
          </table:table-cell>
          <table:table-cell table:style-name="ce4" table:formula="of:=IF(LEFT([.A325];1)=&quot;f&quot;;1;0)" office:value-type="float" office:value="1" calcext:value-type="float">
            <text:p>1</text:p>
          </table:table-cell>
          <table:table-cell table:formula="of:=SUBSTITUTE([.B198]; &quot;.&quot;; &quot;,&quot;)*1" office:value-type="float" office:value="0.018802381" calcext:value-type="float">
            <text:p>0,018802381</text:p>
          </table:table-cell>
          <table:table-cell table:formula="of:=[.E198]*[.C198]" office:value-type="float" office:value="0" calcext:value-type="float">
            <text:p>0</text:p>
          </table:table-cell>
          <table:table-cell table:formula="of:=IF([.C198]=0;1;0)*[.E198]" office:value-type="float" office:value="0.018802381" calcext:value-type="float">
            <text:p>0,018802381</text:p>
          </table:table-cell>
          <table:table-cell table:formula="of:=[.E198]*[.D198]" office:value-type="float" office:value="0.018802381" calcext:value-type="float">
            <text:p>0,018802381</text:p>
          </table:table-cell>
          <table:table-cell table:formula="of:=IF([.D198]=0;1;0)*[.E19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arCoeff()1</text:p>
          </table:table-cell>
          <table:table-cell office:value-type="string" calcext:value-type="string">
            <text:p>0.018721459</text:p>
          </table:table-cell>
          <table:table-cell table:style-name="ce3" table:formula="of:=IF(ISNUMBER(FIND(&quot;Acc&quot;;[.A199]))=1;1;0)" office:value-type="float" office:value="1" calcext:value-type="float">
            <text:p>1</text:p>
          </table:table-cell>
          <table:table-cell table:style-name="ce4" table:formula="of:=IF(LEFT([.A326];1)=&quot;f&quot;;1;0)" office:value-type="float" office:value="0" calcext:value-type="float">
            <text:p>0</text:p>
          </table:table-cell>
          <table:table-cell table:formula="of:=SUBSTITUTE([.B199]; &quot;.&quot;; &quot;,&quot;)*1" office:value-type="float" office:value="0.018721459" calcext:value-type="float">
            <text:p>0,018721459</text:p>
          </table:table-cell>
          <table:table-cell table:formula="of:=[.E199]*[.C199]" office:value-type="float" office:value="0.018721459" calcext:value-type="float">
            <text:p>0,018721459</text:p>
          </table:table-cell>
          <table:table-cell table:formula="of:=IF([.C199]=0;1;0)*[.E199]" office:value-type="float" office:value="0" calcext:value-type="float">
            <text:p>0</text:p>
          </table:table-cell>
          <table:table-cell table:formula="of:=[.E199]*[.D199]" office:value-type="float" office:value="0" calcext:value-type="float">
            <text:p>0</text:p>
          </table:table-cell>
          <table:table-cell table:formula="of:=IF([.D199]=0;1;0)*[.E199]" office:value-type="float" office:value="0.018721459" calcext:value-type="float">
            <text:p>0,0187214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arCoeff()1</text:p>
          </table:table-cell>
          <table:table-cell office:value-type="string" calcext:value-type="string">
            <text:p>0.018721459</text:p>
          </table:table-cell>
          <table:table-cell table:style-name="ce3" table:formula="of:=IF(ISNUMBER(FIND(&quot;Acc&quot;;[.A200]))=1;1;0)" office:value-type="float" office:value="1" calcext:value-type="float">
            <text:p>1</text:p>
          </table:table-cell>
          <table:table-cell table:style-name="ce4" table:formula="of:=IF(LEFT([.A327];1)=&quot;f&quot;;1;0)" office:value-type="float" office:value="0" calcext:value-type="float">
            <text:p>0</text:p>
          </table:table-cell>
          <table:table-cell table:formula="of:=SUBSTITUTE([.B200]; &quot;.&quot;; &quot;,&quot;)*1" office:value-type="float" office:value="0.018721459" calcext:value-type="float">
            <text:p>0,018721459</text:p>
          </table:table-cell>
          <table:table-cell table:formula="of:=[.E200]*[.C200]" office:value-type="float" office:value="0.018721459" calcext:value-type="float">
            <text:p>0,018721459</text:p>
          </table:table-cell>
          <table:table-cell table:formula="of:=IF([.C200]=0;1;0)*[.E200]" office:value-type="float" office:value="0" calcext:value-type="float">
            <text:p>0</text:p>
          </table:table-cell>
          <table:table-cell table:formula="of:=[.E200]*[.D200]" office:value-type="float" office:value="0" calcext:value-type="float">
            <text:p>0</text:p>
          </table:table-cell>
          <table:table-cell table:formula="of:=IF([.D200]=0;1;0)*[.E200]" office:value-type="float" office:value="0.018721459" calcext:value-type="float">
            <text:p>0,0187214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sma()</text:p>
          </table:table-cell>
          <table:table-cell office:value-type="string" calcext:value-type="string">
            <text:p>0.018385711</text:p>
          </table:table-cell>
          <table:table-cell table:style-name="ce3" table:formula="of:=IF(ISNUMBER(FIND(&quot;Acc&quot;;[.A201]))=1;1;0)" office:value-type="float" office:value="0" calcext:value-type="float">
            <text:p>0</text:p>
          </table:table-cell>
          <table:table-cell table:style-name="ce4" table:formula="of:=IF(LEFT([.A328];1)=&quot;f&quot;;1;0)" office:value-type="float" office:value="1" calcext:value-type="float">
            <text:p>1</text:p>
          </table:table-cell>
          <table:table-cell table:formula="of:=SUBSTITUTE([.B201]; &quot;.&quot;; &quot;,&quot;)*1" office:value-type="float" office:value="0.018385711" calcext:value-type="float">
            <text:p>0,018385711</text:p>
          </table:table-cell>
          <table:table-cell table:formula="of:=[.E201]*[.C201]" office:value-type="float" office:value="0" calcext:value-type="float">
            <text:p>0</text:p>
          </table:table-cell>
          <table:table-cell table:formula="of:=IF([.C201]=0;1;0)*[.E201]" office:value-type="float" office:value="0.018385711" calcext:value-type="float">
            <text:p>0,018385711</text:p>
          </table:table-cell>
          <table:table-cell table:formula="of:=[.E201]*[.D201]" office:value-type="float" office:value="0.018385711" calcext:value-type="float">
            <text:p>0,018385711</text:p>
          </table:table-cell>
          <table:table-cell table:formula="of:=IF([.D201]=0;1;0)*[.E20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skewness()-X</text:p>
          </table:table-cell>
          <table:table-cell office:value-type="string" calcext:value-type="string">
            <text:p>0.018317663</text:p>
          </table:table-cell>
          <table:table-cell table:style-name="ce3" table:formula="of:=IF(ISNUMBER(FIND(&quot;Acc&quot;;[.A202]))=1;1;0)" office:value-type="float" office:value="0" calcext:value-type="float">
            <text:p>0</text:p>
          </table:table-cell>
          <table:table-cell table:style-name="ce4" table:formula="of:=IF(LEFT([.A329];1)=&quot;f&quot;;1;0)" office:value-type="float" office:value="1" calcext:value-type="float">
            <text:p>1</text:p>
          </table:table-cell>
          <table:table-cell table:formula="of:=SUBSTITUTE([.B202]; &quot;.&quot;; &quot;,&quot;)*1" office:value-type="float" office:value="0.018317663" calcext:value-type="float">
            <text:p>0,018317663</text:p>
          </table:table-cell>
          <table:table-cell table:formula="of:=[.E202]*[.C202]" office:value-type="float" office:value="0" calcext:value-type="float">
            <text:p>0</text:p>
          </table:table-cell>
          <table:table-cell table:formula="of:=IF([.C202]=0;1;0)*[.E202]" office:value-type="float" office:value="0.018317663" calcext:value-type="float">
            <text:p>0,018317663</text:p>
          </table:table-cell>
          <table:table-cell table:formula="of:=[.E202]*[.D202]" office:value-type="float" office:value="0.018317663" calcext:value-type="float">
            <text:p>0,018317663</text:p>
          </table:table-cell>
          <table:table-cell table:formula="of:=IF([.D202]=0;1;0)*[.E20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min()</text:p>
          </table:table-cell>
          <table:table-cell office:value-type="string" calcext:value-type="string">
            <text:p>0.018289381</text:p>
          </table:table-cell>
          <table:table-cell table:style-name="ce3" table:formula="of:=IF(ISNUMBER(FIND(&quot;Acc&quot;;[.A203]))=1;1;0)" office:value-type="float" office:value="1" calcext:value-type="float">
            <text:p>1</text:p>
          </table:table-cell>
          <table:table-cell table:style-name="ce4" table:formula="of:=IF(LEFT([.A330];1)=&quot;f&quot;;1;0)" office:value-type="float" office:value="0" calcext:value-type="float">
            <text:p>0</text:p>
          </table:table-cell>
          <table:table-cell table:formula="of:=SUBSTITUTE([.B203]; &quot;.&quot;; &quot;,&quot;)*1" office:value-type="float" office:value="0.018289381" calcext:value-type="float">
            <text:p>0,018289381</text:p>
          </table:table-cell>
          <table:table-cell table:formula="of:=[.E203]*[.C203]" office:value-type="float" office:value="0.018289381" calcext:value-type="float">
            <text:p>0,018289381</text:p>
          </table:table-cell>
          <table:table-cell table:formula="of:=IF([.C203]=0;1;0)*[.E203]" office:value-type="float" office:value="0" calcext:value-type="float">
            <text:p>0</text:p>
          </table:table-cell>
          <table:table-cell table:formula="of:=[.E203]*[.D203]" office:value-type="float" office:value="0" calcext:value-type="float">
            <text:p>0</text:p>
          </table:table-cell>
          <table:table-cell table:formula="of:=IF([.D203]=0;1;0)*[.E203]" office:value-type="float" office:value="0.018289381" calcext:value-type="float">
            <text:p>0,0182893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in()-Y</text:p>
          </table:table-cell>
          <table:table-cell office:value-type="string" calcext:value-type="string">
            <text:p>0.01825093</text:p>
          </table:table-cell>
          <table:table-cell table:style-name="ce3" table:formula="of:=IF(ISNUMBER(FIND(&quot;Acc&quot;;[.A204]))=1;1;0)" office:value-type="float" office:value="1" calcext:value-type="float">
            <text:p>1</text:p>
          </table:table-cell>
          <table:table-cell table:style-name="ce4" table:formula="of:=IF(LEFT([.A331];1)=&quot;f&quot;;1;0)" office:value-type="float" office:value="1" calcext:value-type="float">
            <text:p>1</text:p>
          </table:table-cell>
          <table:table-cell table:formula="of:=SUBSTITUTE([.B204]; &quot;.&quot;; &quot;,&quot;)*1" office:value-type="float" office:value="0.01825093" calcext:value-type="float">
            <text:p>0,01825093</text:p>
          </table:table-cell>
          <table:table-cell table:formula="of:=[.E204]*[.C204]" office:value-type="float" office:value="0.01825093" calcext:value-type="float">
            <text:p>0,01825093</text:p>
          </table:table-cell>
          <table:table-cell table:formula="of:=IF([.C204]=0;1;0)*[.E204]" office:value-type="float" office:value="0" calcext:value-type="float">
            <text:p>0</text:p>
          </table:table-cell>
          <table:table-cell table:formula="of:=[.E204]*[.D204]" office:value-type="float" office:value="0.01825093" calcext:value-type="float">
            <text:p>0,01825093</text:p>
          </table:table-cell>
          <table:table-cell table:formula="of:=IF([.D204]=0;1;0)*[.E20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eanFreq()-Y</text:p>
          </table:table-cell>
          <table:table-cell office:value-type="string" calcext:value-type="string">
            <text:p>0.018229361</text:p>
          </table:table-cell>
          <table:table-cell table:style-name="ce3" table:formula="of:=IF(ISNUMBER(FIND(&quot;Acc&quot;;[.A205]))=1;1;0)" office:value-type="float" office:value="1" calcext:value-type="float">
            <text:p>1</text:p>
          </table:table-cell>
          <table:table-cell table:style-name="ce4" table:formula="of:=IF(LEFT([.A332];1)=&quot;f&quot;;1;0)" office:value-type="float" office:value="0" calcext:value-type="float">
            <text:p>0</text:p>
          </table:table-cell>
          <table:table-cell table:formula="of:=SUBSTITUTE([.B205]; &quot;.&quot;; &quot;,&quot;)*1" office:value-type="float" office:value="0.018229361" calcext:value-type="float">
            <text:p>0,018229361</text:p>
          </table:table-cell>
          <table:table-cell table:formula="of:=[.E205]*[.C205]" office:value-type="float" office:value="0.018229361" calcext:value-type="float">
            <text:p>0,018229361</text:p>
          </table:table-cell>
          <table:table-cell table:formula="of:=IF([.C205]=0;1;0)*[.E205]" office:value-type="float" office:value="0" calcext:value-type="float">
            <text:p>0</text:p>
          </table:table-cell>
          <table:table-cell table:formula="of:=[.E205]*[.D205]" office:value-type="float" office:value="0" calcext:value-type="float">
            <text:p>0</text:p>
          </table:table-cell>
          <table:table-cell table:formula="of:=IF([.D205]=0;1;0)*[.E205]" office:value-type="float" office:value="0.018229361" calcext:value-type="float">
            <text:p>0,01822936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iqr()-Y</text:p>
          </table:table-cell>
          <table:table-cell office:value-type="string" calcext:value-type="string">
            <text:p>0.018184273</text:p>
          </table:table-cell>
          <table:table-cell table:style-name="ce3" table:formula="of:=IF(ISNUMBER(FIND(&quot;Acc&quot;;[.A206]))=1;1;0)" office:value-type="float" office:value="1" calcext:value-type="float">
            <text:p>1</text:p>
          </table:table-cell>
          <table:table-cell table:style-name="ce4" table:formula="of:=IF(LEFT([.A333];1)=&quot;f&quot;;1;0)" office:value-type="float" office:value="1" calcext:value-type="float">
            <text:p>1</text:p>
          </table:table-cell>
          <table:table-cell table:formula="of:=SUBSTITUTE([.B206]; &quot;.&quot;; &quot;,&quot;)*1" office:value-type="float" office:value="0.018184273" calcext:value-type="float">
            <text:p>0,018184273</text:p>
          </table:table-cell>
          <table:table-cell table:formula="of:=[.E206]*[.C206]" office:value-type="float" office:value="0.018184273" calcext:value-type="float">
            <text:p>0,018184273</text:p>
          </table:table-cell>
          <table:table-cell table:formula="of:=IF([.C206]=0;1;0)*[.E206]" office:value-type="float" office:value="0" calcext:value-type="float">
            <text:p>0</text:p>
          </table:table-cell>
          <table:table-cell table:formula="of:=[.E206]*[.D206]" office:value-type="float" office:value="0.018184273" calcext:value-type="float">
            <text:p>0,018184273</text:p>
          </table:table-cell>
          <table:table-cell table:formula="of:=IF([.D206]=0;1;0)*[.E20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iqr()-Z</text:p>
          </table:table-cell>
          <table:table-cell office:value-type="string" calcext:value-type="string">
            <text:p>0.018108625</text:p>
          </table:table-cell>
          <table:table-cell table:style-name="ce3" table:formula="of:=IF(ISNUMBER(FIND(&quot;Acc&quot;;[.A207]))=1;1;0)" office:value-type="float" office:value="1" calcext:value-type="float">
            <text:p>1</text:p>
          </table:table-cell>
          <table:table-cell table:style-name="ce4" table:formula="of:=IF(LEFT([.A334];1)=&quot;f&quot;;1;0)" office:value-type="float" office:value="1" calcext:value-type="float">
            <text:p>1</text:p>
          </table:table-cell>
          <table:table-cell table:formula="of:=SUBSTITUTE([.B207]; &quot;.&quot;; &quot;,&quot;)*1" office:value-type="float" office:value="0.018108625" calcext:value-type="float">
            <text:p>0,018108625</text:p>
          </table:table-cell>
          <table:table-cell table:formula="of:=[.E207]*[.C207]" office:value-type="float" office:value="0.018108625" calcext:value-type="float">
            <text:p>0,018108625</text:p>
          </table:table-cell>
          <table:table-cell table:formula="of:=IF([.C207]=0;1;0)*[.E207]" office:value-type="float" office:value="0" calcext:value-type="float">
            <text:p>0</text:p>
          </table:table-cell>
          <table:table-cell table:formula="of:=[.E207]*[.D207]" office:value-type="float" office:value="0.018108625" calcext:value-type="float">
            <text:p>0,018108625</text:p>
          </table:table-cell>
          <table:table-cell table:formula="of:=IF([.D207]=0;1;0)*[.E20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std()-Y</text:p>
          </table:table-cell>
          <table:table-cell office:value-type="string" calcext:value-type="string">
            <text:p>0.018092958</text:p>
          </table:table-cell>
          <table:table-cell table:style-name="ce3" table:formula="of:=IF(ISNUMBER(FIND(&quot;Acc&quot;;[.A208]))=1;1;0)" office:value-type="float" office:value="1" calcext:value-type="float">
            <text:p>1</text:p>
          </table:table-cell>
          <table:table-cell table:style-name="ce4" table:formula="of:=IF(LEFT([.A335];1)=&quot;f&quot;;1;0)" office:value-type="float" office:value="0" calcext:value-type="float">
            <text:p>0</text:p>
          </table:table-cell>
          <table:table-cell table:formula="of:=SUBSTITUTE([.B208]; &quot;.&quot;; &quot;,&quot;)*1" office:value-type="float" office:value="0.018092958" calcext:value-type="float">
            <text:p>0,018092958</text:p>
          </table:table-cell>
          <table:table-cell table:formula="of:=[.E208]*[.C208]" office:value-type="float" office:value="0.018092958" calcext:value-type="float">
            <text:p>0,018092958</text:p>
          </table:table-cell>
          <table:table-cell table:formula="of:=IF([.C208]=0;1;0)*[.E208]" office:value-type="float" office:value="0" calcext:value-type="float">
            <text:p>0</text:p>
          </table:table-cell>
          <table:table-cell table:formula="of:=[.E208]*[.D208]" office:value-type="float" office:value="0" calcext:value-type="float">
            <text:p>0</text:p>
          </table:table-cell>
          <table:table-cell table:formula="of:=IF([.D208]=0;1;0)*[.E208]" office:value-type="float" office:value="0.018092958" calcext:value-type="float">
            <text:p>0,0180929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ad()-Z</text:p>
          </table:table-cell>
          <table:table-cell office:value-type="string" calcext:value-type="string">
            <text:p>0.018029776</text:p>
          </table:table-cell>
          <table:table-cell table:style-name="ce3" table:formula="of:=IF(ISNUMBER(FIND(&quot;Acc&quot;;[.A209]))=1;1;0)" office:value-type="float" office:value="1" calcext:value-type="float">
            <text:p>1</text:p>
          </table:table-cell>
          <table:table-cell table:style-name="ce4" table:formula="of:=IF(LEFT([.A336];1)=&quot;f&quot;;1;0)" office:value-type="float" office:value="0" calcext:value-type="float">
            <text:p>0</text:p>
          </table:table-cell>
          <table:table-cell table:formula="of:=SUBSTITUTE([.B209]; &quot;.&quot;; &quot;,&quot;)*1" office:value-type="float" office:value="0.018029776" calcext:value-type="float">
            <text:p>0,018029776</text:p>
          </table:table-cell>
          <table:table-cell table:formula="of:=[.E209]*[.C209]" office:value-type="float" office:value="0.018029776" calcext:value-type="float">
            <text:p>0,018029776</text:p>
          </table:table-cell>
          <table:table-cell table:formula="of:=IF([.C209]=0;1;0)*[.E209]" office:value-type="float" office:value="0" calcext:value-type="float">
            <text:p>0</text:p>
          </table:table-cell>
          <table:table-cell table:formula="of:=[.E209]*[.D209]" office:value-type="float" office:value="0" calcext:value-type="float">
            <text:p>0</text:p>
          </table:table-cell>
          <table:table-cell table:formula="of:=IF([.D209]=0;1;0)*[.E209]" office:value-type="float" office:value="0.018029776" calcext:value-type="float">
            <text:p>0,0180297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correlation()-Y,Z</text:p>
          </table:table-cell>
          <table:table-cell office:value-type="string" calcext:value-type="string">
            <text:p>0.017901978</text:p>
          </table:table-cell>
          <table:table-cell table:style-name="ce3" table:formula="of:=IF(ISNUMBER(FIND(&quot;Acc&quot;;[.A210]))=1;1;0)" office:value-type="float" office:value="1" calcext:value-type="float">
            <text:p>1</text:p>
          </table:table-cell>
          <table:table-cell table:style-name="ce4" table:formula="of:=IF(LEFT([.A337];1)=&quot;f&quot;;1;0)" office:value-type="float" office:value="1" calcext:value-type="float">
            <text:p>1</text:p>
          </table:table-cell>
          <table:table-cell table:formula="of:=SUBSTITUTE([.B210]; &quot;.&quot;; &quot;,&quot;)*1" office:value-type="float" office:value="0.017901978" calcext:value-type="float">
            <text:p>0,017901978</text:p>
          </table:table-cell>
          <table:table-cell table:formula="of:=[.E210]*[.C210]" office:value-type="float" office:value="0.017901978" calcext:value-type="float">
            <text:p>0,017901978</text:p>
          </table:table-cell>
          <table:table-cell table:formula="of:=IF([.C210]=0;1;0)*[.E210]" office:value-type="float" office:value="0" calcext:value-type="float">
            <text:p>0</text:p>
          </table:table-cell>
          <table:table-cell table:formula="of:=[.E210]*[.D210]" office:value-type="float" office:value="0.017901978" calcext:value-type="float">
            <text:p>0,017901978</text:p>
          </table:table-cell>
          <table:table-cell table:formula="of:=IF([.D210]=0;1;0)*[.E21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in()-Y</text:p>
          </table:table-cell>
          <table:table-cell office:value-type="string" calcext:value-type="string">
            <text:p>0.01780952</text:p>
          </table:table-cell>
          <table:table-cell table:style-name="ce3" table:formula="of:=IF(ISNUMBER(FIND(&quot;Acc&quot;;[.A211]))=1;1;0)" office:value-type="float" office:value="1" calcext:value-type="float">
            <text:p>1</text:p>
          </table:table-cell>
          <table:table-cell table:style-name="ce4" table:formula="of:=IF(LEFT([.A338];1)=&quot;f&quot;;1;0)" office:value-type="float" office:value="1" calcext:value-type="float">
            <text:p>1</text:p>
          </table:table-cell>
          <table:table-cell table:formula="of:=SUBSTITUTE([.B211]; &quot;.&quot;; &quot;,&quot;)*1" office:value-type="float" office:value="0.01780952" calcext:value-type="float">
            <text:p>0,01780952</text:p>
          </table:table-cell>
          <table:table-cell table:formula="of:=[.E211]*[.C211]" office:value-type="float" office:value="0.01780952" calcext:value-type="float">
            <text:p>0,01780952</text:p>
          </table:table-cell>
          <table:table-cell table:formula="of:=IF([.C211]=0;1;0)*[.E211]" office:value-type="float" office:value="0" calcext:value-type="float">
            <text:p>0</text:p>
          </table:table-cell>
          <table:table-cell table:formula="of:=[.E211]*[.D211]" office:value-type="float" office:value="0.01780952" calcext:value-type="float">
            <text:p>0,01780952</text:p>
          </table:table-cell>
          <table:table-cell table:formula="of:=IF([.D211]=0;1;0)*[.E21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axInds-Y</text:p>
          </table:table-cell>
          <table:table-cell office:value-type="string" calcext:value-type="string">
            <text:p>0.017792025</text:p>
          </table:table-cell>
          <table:table-cell table:style-name="ce3" table:formula="of:=IF(ISNUMBER(FIND(&quot;Acc&quot;;[.A212]))=1;1;0)" office:value-type="float" office:value="1" calcext:value-type="float">
            <text:p>1</text:p>
          </table:table-cell>
          <table:table-cell table:style-name="ce4" table:formula="of:=IF(LEFT([.A339];1)=&quot;f&quot;;1;0)" office:value-type="float" office:value="0" calcext:value-type="float">
            <text:p>0</text:p>
          </table:table-cell>
          <table:table-cell table:formula="of:=SUBSTITUTE([.B212]; &quot;.&quot;; &quot;,&quot;)*1" office:value-type="float" office:value="0.017792025" calcext:value-type="float">
            <text:p>0,017792025</text:p>
          </table:table-cell>
          <table:table-cell table:formula="of:=[.E212]*[.C212]" office:value-type="float" office:value="0.017792025" calcext:value-type="float">
            <text:p>0,017792025</text:p>
          </table:table-cell>
          <table:table-cell table:formula="of:=IF([.C212]=0;1;0)*[.E212]" office:value-type="float" office:value="0" calcext:value-type="float">
            <text:p>0</text:p>
          </table:table-cell>
          <table:table-cell table:formula="of:=[.E212]*[.D212]" office:value-type="float" office:value="0" calcext:value-type="float">
            <text:p>0</text:p>
          </table:table-cell>
          <table:table-cell table:formula="of:=IF([.D212]=0;1;0)*[.E212]" office:value-type="float" office:value="0.017792025" calcext:value-type="float">
            <text:p>0,0177920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gle(Z,gravityMean)</text:p>
          </table:table-cell>
          <table:table-cell office:value-type="string" calcext:value-type="string">
            <text:p>0.017731596</text:p>
          </table:table-cell>
          <table:table-cell table:style-name="ce3" table:formula="of:=IF(ISNUMBER(FIND(&quot;Acc&quot;;[.A213]))=1;1;0)" office:value-type="float" office:value="0" calcext:value-type="float">
            <text:p>0</text:p>
          </table:table-cell>
          <table:table-cell table:style-name="ce4" table:formula="of:=IF(LEFT([.A340];1)=&quot;f&quot;;1;0)" office:value-type="float" office:value="0" calcext:value-type="float">
            <text:p>0</text:p>
          </table:table-cell>
          <table:table-cell table:formula="of:=SUBSTITUTE([.B213]; &quot;.&quot;; &quot;,&quot;)*1" office:value-type="float" office:value="0.017731596" calcext:value-type="float">
            <text:p>0,017731596</text:p>
          </table:table-cell>
          <table:table-cell table:formula="of:=[.E213]*[.C213]" office:value-type="float" office:value="0" calcext:value-type="float">
            <text:p>0</text:p>
          </table:table-cell>
          <table:table-cell table:formula="of:=IF([.C213]=0;1;0)*[.E213]" office:value-type="float" office:value="0.017731596" calcext:value-type="float">
            <text:p>0,017731596</text:p>
          </table:table-cell>
          <table:table-cell table:formula="of:=[.E213]*[.D213]" office:value-type="float" office:value="0" calcext:value-type="float">
            <text:p>0</text:p>
          </table:table-cell>
          <table:table-cell table:formula="of:=IF([.D213]=0;1;0)*[.E213]" office:value-type="float" office:value="0.017731596" calcext:value-type="float">
            <text:p>0,0177315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mad()</text:p>
          </table:table-cell>
          <table:table-cell office:value-type="string" calcext:value-type="string">
            <text:p>0.017669805</text:p>
          </table:table-cell>
          <table:table-cell table:style-name="ce3" table:formula="of:=IF(ISNUMBER(FIND(&quot;Acc&quot;;[.A214]))=1;1;0)" office:value-type="float" office:value="1" calcext:value-type="float">
            <text:p>1</text:p>
          </table:table-cell>
          <table:table-cell table:style-name="ce4" table:formula="of:=IF(LEFT([.A341];1)=&quot;f&quot;;1;0)" office:value-type="float" office:value="0" calcext:value-type="float">
            <text:p>0</text:p>
          </table:table-cell>
          <table:table-cell table:formula="of:=SUBSTITUTE([.B214]; &quot;.&quot;; &quot;,&quot;)*1" office:value-type="float" office:value="0.017669805" calcext:value-type="float">
            <text:p>0,017669805</text:p>
          </table:table-cell>
          <table:table-cell table:formula="of:=[.E214]*[.C214]" office:value-type="float" office:value="0.017669805" calcext:value-type="float">
            <text:p>0,017669805</text:p>
          </table:table-cell>
          <table:table-cell table:formula="of:=IF([.C214]=0;1;0)*[.E214]" office:value-type="float" office:value="0" calcext:value-type="float">
            <text:p>0</text:p>
          </table:table-cell>
          <table:table-cell table:formula="of:=[.E214]*[.D214]" office:value-type="float" office:value="0" calcext:value-type="float">
            <text:p>0</text:p>
          </table:table-cell>
          <table:table-cell table:formula="of:=IF([.D214]=0;1;0)*[.E214]" office:value-type="float" office:value="0.017669805" calcext:value-type="float">
            <text:p>0,0176698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sma()</text:p>
          </table:table-cell>
          <table:table-cell office:value-type="string" calcext:value-type="string">
            <text:p>0.01757592</text:p>
          </table:table-cell>
          <table:table-cell table:style-name="ce3" table:formula="of:=IF(ISNUMBER(FIND(&quot;Acc&quot;;[.A215]))=1;1;0)" office:value-type="float" office:value="0" calcext:value-type="float">
            <text:p>0</text:p>
          </table:table-cell>
          <table:table-cell table:style-name="ce4" table:formula="of:=IF(LEFT([.A342];1)=&quot;f&quot;;1;0)" office:value-type="float" office:value="0" calcext:value-type="float">
            <text:p>0</text:p>
          </table:table-cell>
          <table:table-cell table:formula="of:=SUBSTITUTE([.B215]; &quot;.&quot;; &quot;,&quot;)*1" office:value-type="float" office:value="0.01757592" calcext:value-type="float">
            <text:p>0,01757592</text:p>
          </table:table-cell>
          <table:table-cell table:formula="of:=[.E215]*[.C215]" office:value-type="float" office:value="0" calcext:value-type="float">
            <text:p>0</text:p>
          </table:table-cell>
          <table:table-cell table:formula="of:=IF([.C215]=0;1;0)*[.E215]" office:value-type="float" office:value="0.01757592" calcext:value-type="float">
            <text:p>0,01757592</text:p>
          </table:table-cell>
          <table:table-cell table:formula="of:=[.E215]*[.D215]" office:value-type="float" office:value="0" calcext:value-type="float">
            <text:p>0</text:p>
          </table:table-cell>
          <table:table-cell table:formula="of:=IF([.D215]=0;1;0)*[.E215]" office:value-type="float" office:value="0.01757592" calcext:value-type="float">
            <text:p>0,017575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mean()</text:p>
          </table:table-cell>
          <table:table-cell office:value-type="string" calcext:value-type="string">
            <text:p>0.01757592</text:p>
          </table:table-cell>
          <table:table-cell table:style-name="ce3" table:formula="of:=IF(ISNUMBER(FIND(&quot;Acc&quot;;[.A216]))=1;1;0)" office:value-type="float" office:value="0" calcext:value-type="float">
            <text:p>0</text:p>
          </table:table-cell>
          <table:table-cell table:style-name="ce4" table:formula="of:=IF(LEFT([.A343];1)=&quot;f&quot;;1;0)" office:value-type="float" office:value="0" calcext:value-type="float">
            <text:p>0</text:p>
          </table:table-cell>
          <table:table-cell table:formula="of:=SUBSTITUTE([.B216]; &quot;.&quot;; &quot;,&quot;)*1" office:value-type="float" office:value="0.01757592" calcext:value-type="float">
            <text:p>0,01757592</text:p>
          </table:table-cell>
          <table:table-cell table:formula="of:=[.E216]*[.C216]" office:value-type="float" office:value="0" calcext:value-type="float">
            <text:p>0</text:p>
          </table:table-cell>
          <table:table-cell table:formula="of:=IF([.C216]=0;1;0)*[.E216]" office:value-type="float" office:value="0.01757592" calcext:value-type="float">
            <text:p>0,01757592</text:p>
          </table:table-cell>
          <table:table-cell table:formula="of:=[.E216]*[.D216]" office:value-type="float" office:value="0" calcext:value-type="float">
            <text:p>0</text:p>
          </table:table-cell>
          <table:table-cell table:formula="of:=IF([.D216]=0;1;0)*[.E216]" office:value-type="float" office:value="0.01757592" calcext:value-type="float">
            <text:p>0,017575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ax()-Y</text:p>
          </table:table-cell>
          <table:table-cell office:value-type="string" calcext:value-type="string">
            <text:p>0.017523762</text:p>
          </table:table-cell>
          <table:table-cell table:style-name="ce3" table:formula="of:=IF(ISNUMBER(FIND(&quot;Acc&quot;;[.A217]))=1;1;0)" office:value-type="float" office:value="1" calcext:value-type="float">
            <text:p>1</text:p>
          </table:table-cell>
          <table:table-cell table:style-name="ce4" table:formula="of:=IF(LEFT([.A344];1)=&quot;f&quot;;1;0)" office:value-type="float" office:value="0" calcext:value-type="float">
            <text:p>0</text:p>
          </table:table-cell>
          <table:table-cell table:formula="of:=SUBSTITUTE([.B217]; &quot;.&quot;; &quot;,&quot;)*1" office:value-type="float" office:value="0.017523762" calcext:value-type="float">
            <text:p>0,017523762</text:p>
          </table:table-cell>
          <table:table-cell table:formula="of:=[.E217]*[.C217]" office:value-type="float" office:value="0.017523762" calcext:value-type="float">
            <text:p>0,017523762</text:p>
          </table:table-cell>
          <table:table-cell table:formula="of:=IF([.C217]=0;1;0)*[.E217]" office:value-type="float" office:value="0" calcext:value-type="float">
            <text:p>0</text:p>
          </table:table-cell>
          <table:table-cell table:formula="of:=[.E217]*[.D217]" office:value-type="float" office:value="0" calcext:value-type="float">
            <text:p>0</text:p>
          </table:table-cell>
          <table:table-cell table:formula="of:=IF([.D217]=0;1;0)*[.E217]" office:value-type="float" office:value="0.017523762" calcext:value-type="float">
            <text:p>0,0175237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X,2</text:p>
          </table:table-cell>
          <table:table-cell office:value-type="string" calcext:value-type="string">
            <text:p>0.017508198</text:p>
          </table:table-cell>
          <table:table-cell table:style-name="ce3" table:formula="of:=IF(ISNUMBER(FIND(&quot;Acc&quot;;[.A218]))=1;1;0)" office:value-type="float" office:value="1" calcext:value-type="float">
            <text:p>1</text:p>
          </table:table-cell>
          <table:table-cell table:style-name="ce4" table:formula="of:=IF(LEFT([.A345];1)=&quot;f&quot;;1;0)" office:value-type="float" office:value="1" calcext:value-type="float">
            <text:p>1</text:p>
          </table:table-cell>
          <table:table-cell table:formula="of:=SUBSTITUTE([.B218]; &quot;.&quot;; &quot;,&quot;)*1" office:value-type="float" office:value="0.017508198" calcext:value-type="float">
            <text:p>0,017508198</text:p>
          </table:table-cell>
          <table:table-cell table:formula="of:=[.E218]*[.C218]" office:value-type="float" office:value="0.017508198" calcext:value-type="float">
            <text:p>0,017508198</text:p>
          </table:table-cell>
          <table:table-cell table:formula="of:=IF([.C218]=0;1;0)*[.E218]" office:value-type="float" office:value="0" calcext:value-type="float">
            <text:p>0</text:p>
          </table:table-cell>
          <table:table-cell table:formula="of:=[.E218]*[.D218]" office:value-type="float" office:value="0.017508198" calcext:value-type="float">
            <text:p>0,017508198</text:p>
          </table:table-cell>
          <table:table-cell table:formula="of:=IF([.D218]=0;1;0)*[.E21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mean()</text:p>
          </table:table-cell>
          <table:table-cell office:value-type="string" calcext:value-type="string">
            <text:p>0.017385288</text:p>
          </table:table-cell>
          <table:table-cell table:style-name="ce3" table:formula="of:=IF(ISNUMBER(FIND(&quot;Acc&quot;;[.A219]))=1;1;0)" office:value-type="float" office:value="1" calcext:value-type="float">
            <text:p>1</text:p>
          </table:table-cell>
          <table:table-cell table:style-name="ce4" table:formula="of:=IF(LEFT([.A346];1)=&quot;f&quot;;1;0)" office:value-type="float" office:value="1" calcext:value-type="float">
            <text:p>1</text:p>
          </table:table-cell>
          <table:table-cell table:formula="of:=SUBSTITUTE([.B219]; &quot;.&quot;; &quot;,&quot;)*1" office:value-type="float" office:value="0.017385288" calcext:value-type="float">
            <text:p>0,017385288</text:p>
          </table:table-cell>
          <table:table-cell table:formula="of:=[.E219]*[.C219]" office:value-type="float" office:value="0.017385288" calcext:value-type="float">
            <text:p>0,017385288</text:p>
          </table:table-cell>
          <table:table-cell table:formula="of:=IF([.C219]=0;1;0)*[.E219]" office:value-type="float" office:value="0" calcext:value-type="float">
            <text:p>0</text:p>
          </table:table-cell>
          <table:table-cell table:formula="of:=[.E219]*[.D219]" office:value-type="float" office:value="0.017385288" calcext:value-type="float">
            <text:p>0,017385288</text:p>
          </table:table-cell>
          <table:table-cell table:formula="of:=IF([.D219]=0;1;0)*[.E21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Mag-sma()</text:p>
          </table:table-cell>
          <table:table-cell office:value-type="string" calcext:value-type="string">
            <text:p>0.017385288</text:p>
          </table:table-cell>
          <table:table-cell table:style-name="ce3" table:formula="of:=IF(ISNUMBER(FIND(&quot;Acc&quot;;[.A220]))=1;1;0)" office:value-type="float" office:value="1" calcext:value-type="float">
            <text:p>1</text:p>
          </table:table-cell>
          <table:table-cell table:style-name="ce4" table:formula="of:=IF(LEFT([.A347];1)=&quot;f&quot;;1;0)" office:value-type="float" office:value="1" calcext:value-type="float">
            <text:p>1</text:p>
          </table:table-cell>
          <table:table-cell table:formula="of:=SUBSTITUTE([.B220]; &quot;.&quot;; &quot;,&quot;)*1" office:value-type="float" office:value="0.017385288" calcext:value-type="float">
            <text:p>0,017385288</text:p>
          </table:table-cell>
          <table:table-cell table:formula="of:=[.E220]*[.C220]" office:value-type="float" office:value="0.017385288" calcext:value-type="float">
            <text:p>0,017385288</text:p>
          </table:table-cell>
          <table:table-cell table:formula="of:=IF([.C220]=0;1;0)*[.E220]" office:value-type="float" office:value="0" calcext:value-type="float">
            <text:p>0</text:p>
          </table:table-cell>
          <table:table-cell table:formula="of:=[.E220]*[.D220]" office:value-type="float" office:value="0.017385288" calcext:value-type="float">
            <text:p>0,017385288</text:p>
          </table:table-cell>
          <table:table-cell table:formula="of:=IF([.D220]=0;1;0)*[.E22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Z,3</text:p>
          </table:table-cell>
          <table:table-cell office:value-type="string" calcext:value-type="string">
            <text:p>0.017345459</text:p>
          </table:table-cell>
          <table:table-cell table:style-name="ce3" table:formula="of:=IF(ISNUMBER(FIND(&quot;Acc&quot;;[.A221]))=1;1;0)" office:value-type="float" office:value="1" calcext:value-type="float">
            <text:p>1</text:p>
          </table:table-cell>
          <table:table-cell table:style-name="ce4" table:formula="of:=IF(LEFT([.A348];1)=&quot;f&quot;;1;0)" office:value-type="float" office:value="1" calcext:value-type="float">
            <text:p>1</text:p>
          </table:table-cell>
          <table:table-cell table:formula="of:=SUBSTITUTE([.B221]; &quot;.&quot;; &quot;,&quot;)*1" office:value-type="float" office:value="0.017345459" calcext:value-type="float">
            <text:p>0,017345459</text:p>
          </table:table-cell>
          <table:table-cell table:formula="of:=[.E221]*[.C221]" office:value-type="float" office:value="0.017345459" calcext:value-type="float">
            <text:p>0,017345459</text:p>
          </table:table-cell>
          <table:table-cell table:formula="of:=IF([.C221]=0;1;0)*[.E221]" office:value-type="float" office:value="0" calcext:value-type="float">
            <text:p>0</text:p>
          </table:table-cell>
          <table:table-cell table:formula="of:=[.E221]*[.D221]" office:value-type="float" office:value="0.017345459" calcext:value-type="float">
            <text:p>0,017345459</text:p>
          </table:table-cell>
          <table:table-cell table:formula="of:=IF([.D221]=0;1;0)*[.E22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min()</text:p>
          </table:table-cell>
          <table:table-cell office:value-type="string" calcext:value-type="string">
            <text:p>0.017266703</text:p>
          </table:table-cell>
          <table:table-cell table:style-name="ce3" table:formula="of:=IF(ISNUMBER(FIND(&quot;Acc&quot;;[.A222]))=1;1;0)" office:value-type="float" office:value="0" calcext:value-type="float">
            <text:p>0</text:p>
          </table:table-cell>
          <table:table-cell table:style-name="ce4" table:formula="of:=IF(LEFT([.A349];1)=&quot;f&quot;;1;0)" office:value-type="float" office:value="0" calcext:value-type="float">
            <text:p>0</text:p>
          </table:table-cell>
          <table:table-cell table:formula="of:=SUBSTITUTE([.B222]; &quot;.&quot;; &quot;,&quot;)*1" office:value-type="float" office:value="0.017266703" calcext:value-type="float">
            <text:p>0,017266703</text:p>
          </table:table-cell>
          <table:table-cell table:formula="of:=[.E222]*[.C222]" office:value-type="float" office:value="0" calcext:value-type="float">
            <text:p>0</text:p>
          </table:table-cell>
          <table:table-cell table:formula="of:=IF([.C222]=0;1;0)*[.E222]" office:value-type="float" office:value="0.017266703" calcext:value-type="float">
            <text:p>0,017266703</text:p>
          </table:table-cell>
          <table:table-cell table:formula="of:=[.E222]*[.D222]" office:value-type="float" office:value="0" calcext:value-type="float">
            <text:p>0</text:p>
          </table:table-cell>
          <table:table-cell table:formula="of:=IF([.D222]=0;1;0)*[.E222]" office:value-type="float" office:value="0.017266703" calcext:value-type="float">
            <text:p>0,0172667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max()</text:p>
          </table:table-cell>
          <table:table-cell office:value-type="string" calcext:value-type="string">
            <text:p>0.017011533</text:p>
          </table:table-cell>
          <table:table-cell table:style-name="ce3" table:formula="of:=IF(ISNUMBER(FIND(&quot;Acc&quot;;[.A223]))=1;1;0)" office:value-type="float" office:value="1" calcext:value-type="float">
            <text:p>1</text:p>
          </table:table-cell>
          <table:table-cell table:style-name="ce4" table:formula="of:=IF(LEFT([.A350];1)=&quot;f&quot;;1;0)" office:value-type="float" office:value="0" calcext:value-type="float">
            <text:p>0</text:p>
          </table:table-cell>
          <table:table-cell table:formula="of:=SUBSTITUTE([.B223]; &quot;.&quot;; &quot;,&quot;)*1" office:value-type="float" office:value="0.017011533" calcext:value-type="float">
            <text:p>0,017011533</text:p>
          </table:table-cell>
          <table:table-cell table:formula="of:=[.E223]*[.C223]" office:value-type="float" office:value="0.017011533" calcext:value-type="float">
            <text:p>0,017011533</text:p>
          </table:table-cell>
          <table:table-cell table:formula="of:=IF([.C223]=0;1;0)*[.E223]" office:value-type="float" office:value="0" calcext:value-type="float">
            <text:p>0</text:p>
          </table:table-cell>
          <table:table-cell table:formula="of:=[.E223]*[.D223]" office:value-type="float" office:value="0" calcext:value-type="float">
            <text:p>0</text:p>
          </table:table-cell>
          <table:table-cell table:formula="of:=IF([.D223]=0;1;0)*[.E223]" office:value-type="float" office:value="0.017011533" calcext:value-type="float">
            <text:p>0,0170115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entropy()-Z</text:p>
          </table:table-cell>
          <table:table-cell office:value-type="string" calcext:value-type="string">
            <text:p>0.016991083</text:p>
          </table:table-cell>
          <table:table-cell table:style-name="ce3" table:formula="of:=IF(ISNUMBER(FIND(&quot;Acc&quot;;[.A224]))=1;1;0)" office:value-type="float" office:value="1" calcext:value-type="float">
            <text:p>1</text:p>
          </table:table-cell>
          <table:table-cell table:style-name="ce4" table:formula="of:=IF(LEFT([.A351];1)=&quot;f&quot;;1;0)" office:value-type="float" office:value="0" calcext:value-type="float">
            <text:p>0</text:p>
          </table:table-cell>
          <table:table-cell table:formula="of:=SUBSTITUTE([.B224]; &quot;.&quot;; &quot;,&quot;)*1" office:value-type="float" office:value="0.016991083" calcext:value-type="float">
            <text:p>0,016991083</text:p>
          </table:table-cell>
          <table:table-cell table:formula="of:=[.E224]*[.C224]" office:value-type="float" office:value="0.016991083" calcext:value-type="float">
            <text:p>0,016991083</text:p>
          </table:table-cell>
          <table:table-cell table:formula="of:=IF([.C224]=0;1;0)*[.E224]" office:value-type="float" office:value="0" calcext:value-type="float">
            <text:p>0</text:p>
          </table:table-cell>
          <table:table-cell table:formula="of:=[.E224]*[.D224]" office:value-type="float" office:value="0" calcext:value-type="float">
            <text:p>0</text:p>
          </table:table-cell>
          <table:table-cell table:formula="of:=IF([.D224]=0;1;0)*[.E224]" office:value-type="float" office:value="0.016991083" calcext:value-type="float">
            <text:p>0,0169910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ax()-Z</text:p>
          </table:table-cell>
          <table:table-cell office:value-type="string" calcext:value-type="string">
            <text:p>0.016817864</text:p>
          </table:table-cell>
          <table:table-cell table:style-name="ce3" table:formula="of:=IF(ISNUMBER(FIND(&quot;Acc&quot;;[.A225]))=1;1;0)" office:value-type="float" office:value="1" calcext:value-type="float">
            <text:p>1</text:p>
          </table:table-cell>
          <table:table-cell table:style-name="ce4" table:formula="of:=IF(LEFT([.A352];1)=&quot;f&quot;;1;0)" office:value-type="float" office:value="0" calcext:value-type="float">
            <text:p>0</text:p>
          </table:table-cell>
          <table:table-cell table:formula="of:=SUBSTITUTE([.B225]; &quot;.&quot;; &quot;,&quot;)*1" office:value-type="float" office:value="0.016817864" calcext:value-type="float">
            <text:p>0,016817864</text:p>
          </table:table-cell>
          <table:table-cell table:formula="of:=[.E225]*[.C225]" office:value-type="float" office:value="0.016817864" calcext:value-type="float">
            <text:p>0,016817864</text:p>
          </table:table-cell>
          <table:table-cell table:formula="of:=IF([.C225]=0;1;0)*[.E225]" office:value-type="float" office:value="0" calcext:value-type="float">
            <text:p>0</text:p>
          </table:table-cell>
          <table:table-cell table:formula="of:=[.E225]*[.D225]" office:value-type="float" office:value="0" calcext:value-type="float">
            <text:p>0</text:p>
          </table:table-cell>
          <table:table-cell table:formula="of:=IF([.D225]=0;1;0)*[.E225]" office:value-type="float" office:value="0.016817864" calcext:value-type="float">
            <text:p>0,0168178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ean()-Z</text:p>
          </table:table-cell>
          <table:table-cell office:value-type="string" calcext:value-type="string">
            <text:p>0.016786346</text:p>
          </table:table-cell>
          <table:table-cell table:style-name="ce3" table:formula="of:=IF(ISNUMBER(FIND(&quot;Acc&quot;;[.A226]))=1;1;0)" office:value-type="float" office:value="1" calcext:value-type="float">
            <text:p>1</text:p>
          </table:table-cell>
          <table:table-cell table:style-name="ce4" table:formula="of:=IF(LEFT([.A353];1)=&quot;f&quot;;1;0)" office:value-type="float" office:value="1" calcext:value-type="float">
            <text:p>1</text:p>
          </table:table-cell>
          <table:table-cell table:formula="of:=SUBSTITUTE([.B226]; &quot;.&quot;; &quot;,&quot;)*1" office:value-type="float" office:value="0.016786346" calcext:value-type="float">
            <text:p>0,016786346</text:p>
          </table:table-cell>
          <table:table-cell table:formula="of:=[.E226]*[.C226]" office:value-type="float" office:value="0.016786346" calcext:value-type="float">
            <text:p>0,016786346</text:p>
          </table:table-cell>
          <table:table-cell table:formula="of:=IF([.C226]=0;1;0)*[.E226]" office:value-type="float" office:value="0" calcext:value-type="float">
            <text:p>0</text:p>
          </table:table-cell>
          <table:table-cell table:formula="of:=[.E226]*[.D226]" office:value-type="float" office:value="0.016786346" calcext:value-type="float">
            <text:p>0,016786346</text:p>
          </table:table-cell>
          <table:table-cell table:formula="of:=IF([.D226]=0;1;0)*[.E22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kurtosis()-Y</text:p>
          </table:table-cell>
          <table:table-cell office:value-type="string" calcext:value-type="string">
            <text:p>0.016772925</text:p>
          </table:table-cell>
          <table:table-cell table:style-name="ce3" table:formula="of:=IF(ISNUMBER(FIND(&quot;Acc&quot;;[.A227]))=1;1;0)" office:value-type="float" office:value="1" calcext:value-type="float">
            <text:p>1</text:p>
          </table:table-cell>
          <table:table-cell table:style-name="ce4" table:formula="of:=IF(LEFT([.A354];1)=&quot;f&quot;;1;0)" office:value-type="float" office:value="1" calcext:value-type="float">
            <text:p>1</text:p>
          </table:table-cell>
          <table:table-cell table:formula="of:=SUBSTITUTE([.B227]; &quot;.&quot;; &quot;,&quot;)*1" office:value-type="float" office:value="0.016772925" calcext:value-type="float">
            <text:p>0,016772925</text:p>
          </table:table-cell>
          <table:table-cell table:formula="of:=[.E227]*[.C227]" office:value-type="float" office:value="0.016772925" calcext:value-type="float">
            <text:p>0,016772925</text:p>
          </table:table-cell>
          <table:table-cell table:formula="of:=IF([.C227]=0;1;0)*[.E227]" office:value-type="float" office:value="0" calcext:value-type="float">
            <text:p>0</text:p>
          </table:table-cell>
          <table:table-cell table:formula="of:=[.E227]*[.D227]" office:value-type="float" office:value="0.016772925" calcext:value-type="float">
            <text:p>0,016772925</text:p>
          </table:table-cell>
          <table:table-cell table:formula="of:=IF([.D227]=0;1;0)*[.E22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mad()</text:p>
          </table:table-cell>
          <table:table-cell office:value-type="string" calcext:value-type="string">
            <text:p>0.016738829</text:p>
          </table:table-cell>
          <table:table-cell table:style-name="ce3" table:formula="of:=IF(ISNUMBER(FIND(&quot;Acc&quot;;[.A228]))=1;1;0)" office:value-type="float" office:value="0" calcext:value-type="float">
            <text:p>0</text:p>
          </table:table-cell>
          <table:table-cell table:style-name="ce4" table:formula="of:=IF(LEFT([.A355];1)=&quot;f&quot;;1;0)" office:value-type="float" office:value="0" calcext:value-type="float">
            <text:p>0</text:p>
          </table:table-cell>
          <table:table-cell table:formula="of:=SUBSTITUTE([.B228]; &quot;.&quot;; &quot;,&quot;)*1" office:value-type="float" office:value="0.016738829" calcext:value-type="float">
            <text:p>0,016738829</text:p>
          </table:table-cell>
          <table:table-cell table:formula="of:=[.E228]*[.C228]" office:value-type="float" office:value="0" calcext:value-type="float">
            <text:p>0</text:p>
          </table:table-cell>
          <table:table-cell table:formula="of:=IF([.C228]=0;1;0)*[.E228]" office:value-type="float" office:value="0.016738829" calcext:value-type="float">
            <text:p>0,016738829</text:p>
          </table:table-cell>
          <table:table-cell table:formula="of:=[.E228]*[.D228]" office:value-type="float" office:value="0" calcext:value-type="float">
            <text:p>0</text:p>
          </table:table-cell>
          <table:table-cell table:formula="of:=IF([.D228]=0;1;0)*[.E228]" office:value-type="float" office:value="0.016738829" calcext:value-type="float">
            <text:p>0,0167388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std()-X</text:p>
          </table:table-cell>
          <table:table-cell office:value-type="string" calcext:value-type="string">
            <text:p>0.016701614</text:p>
          </table:table-cell>
          <table:table-cell table:style-name="ce3" table:formula="of:=IF(ISNUMBER(FIND(&quot;Acc&quot;;[.A229]))=1;1;0)" office:value-type="float" office:value="1" calcext:value-type="float">
            <text:p>1</text:p>
          </table:table-cell>
          <table:table-cell table:style-name="ce4" table:formula="of:=IF(LEFT([.A356];1)=&quot;f&quot;;1;0)" office:value-type="float" office:value="0" calcext:value-type="float">
            <text:p>0</text:p>
          </table:table-cell>
          <table:table-cell table:formula="of:=SUBSTITUTE([.B229]; &quot;.&quot;; &quot;,&quot;)*1" office:value-type="float" office:value="0.016701614" calcext:value-type="float">
            <text:p>0,016701614</text:p>
          </table:table-cell>
          <table:table-cell table:formula="of:=[.E229]*[.C229]" office:value-type="float" office:value="0.016701614" calcext:value-type="float">
            <text:p>0,016701614</text:p>
          </table:table-cell>
          <table:table-cell table:formula="of:=IF([.C229]=0;1;0)*[.E229]" office:value-type="float" office:value="0" calcext:value-type="float">
            <text:p>0</text:p>
          </table:table-cell>
          <table:table-cell table:formula="of:=[.E229]*[.D229]" office:value-type="float" office:value="0" calcext:value-type="float">
            <text:p>0</text:p>
          </table:table-cell>
          <table:table-cell table:formula="of:=IF([.D229]=0;1;0)*[.E229]" office:value-type="float" office:value="0.016701614" calcext:value-type="float">
            <text:p>0,0167016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std()-Y</text:p>
          </table:table-cell>
          <table:table-cell office:value-type="string" calcext:value-type="string">
            <text:p>0.016669911</text:p>
          </table:table-cell>
          <table:table-cell table:style-name="ce3" table:formula="of:=IF(ISNUMBER(FIND(&quot;Acc&quot;;[.A230]))=1;1;0)" office:value-type="float" office:value="1" calcext:value-type="float">
            <text:p>1</text:p>
          </table:table-cell>
          <table:table-cell table:style-name="ce4" table:formula="of:=IF(LEFT([.A357];1)=&quot;f&quot;;1;0)" office:value-type="float" office:value="1" calcext:value-type="float">
            <text:p>1</text:p>
          </table:table-cell>
          <table:table-cell table:formula="of:=SUBSTITUTE([.B230]; &quot;.&quot;; &quot;,&quot;)*1" office:value-type="float" office:value="0.016669911" calcext:value-type="float">
            <text:p>0,016669911</text:p>
          </table:table-cell>
          <table:table-cell table:formula="of:=[.E230]*[.C230]" office:value-type="float" office:value="0.016669911" calcext:value-type="float">
            <text:p>0,016669911</text:p>
          </table:table-cell>
          <table:table-cell table:formula="of:=IF([.C230]=0;1;0)*[.E230]" office:value-type="float" office:value="0" calcext:value-type="float">
            <text:p>0</text:p>
          </table:table-cell>
          <table:table-cell table:formula="of:=[.E230]*[.D230]" office:value-type="float" office:value="0.016669911" calcext:value-type="float">
            <text:p>0,016669911</text:p>
          </table:table-cell>
          <table:table-cell table:formula="of:=IF([.D230]=0;1;0)*[.E23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ad()-Y</text:p>
          </table:table-cell>
          <table:table-cell office:value-type="string" calcext:value-type="string">
            <text:p>0.01664178</text:p>
          </table:table-cell>
          <table:table-cell table:style-name="ce3" table:formula="of:=IF(ISNUMBER(FIND(&quot;Acc&quot;;[.A231]))=1;1;0)" office:value-type="float" office:value="1" calcext:value-type="float">
            <text:p>1</text:p>
          </table:table-cell>
          <table:table-cell table:style-name="ce4" table:formula="of:=IF(LEFT([.A358];1)=&quot;f&quot;;1;0)" office:value-type="float" office:value="1" calcext:value-type="float">
            <text:p>1</text:p>
          </table:table-cell>
          <table:table-cell table:formula="of:=SUBSTITUTE([.B231]; &quot;.&quot;; &quot;,&quot;)*1" office:value-type="float" office:value="0.01664178" calcext:value-type="float">
            <text:p>0,01664178</text:p>
          </table:table-cell>
          <table:table-cell table:formula="of:=[.E231]*[.C231]" office:value-type="float" office:value="0.01664178" calcext:value-type="float">
            <text:p>0,01664178</text:p>
          </table:table-cell>
          <table:table-cell table:formula="of:=IF([.C231]=0;1;0)*[.E231]" office:value-type="float" office:value="0" calcext:value-type="float">
            <text:p>0</text:p>
          </table:table-cell>
          <table:table-cell table:formula="of:=[.E231]*[.D231]" office:value-type="float" office:value="0.01664178" calcext:value-type="float">
            <text:p>0,01664178</text:p>
          </table:table-cell>
          <table:table-cell table:formula="of:=IF([.D231]=0;1;0)*[.E23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ad()-X</text:p>
          </table:table-cell>
          <table:table-cell office:value-type="string" calcext:value-type="string">
            <text:p>0.016516315</text:p>
          </table:table-cell>
          <table:table-cell table:style-name="ce3" table:formula="of:=IF(ISNUMBER(FIND(&quot;Acc&quot;;[.A232]))=1;1;0)" office:value-type="float" office:value="0" calcext:value-type="float">
            <text:p>0</text:p>
          </table:table-cell>
          <table:table-cell table:style-name="ce4" table:formula="of:=IF(LEFT([.A359];1)=&quot;f&quot;;1;0)" office:value-type="float" office:value="0" calcext:value-type="float">
            <text:p>0</text:p>
          </table:table-cell>
          <table:table-cell table:formula="of:=SUBSTITUTE([.B232]; &quot;.&quot;; &quot;,&quot;)*1" office:value-type="float" office:value="0.016516315" calcext:value-type="float">
            <text:p>0,016516315</text:p>
          </table:table-cell>
          <table:table-cell table:formula="of:=[.E232]*[.C232]" office:value-type="float" office:value="0" calcext:value-type="float">
            <text:p>0</text:p>
          </table:table-cell>
          <table:table-cell table:formula="of:=IF([.C232]=0;1;0)*[.E232]" office:value-type="float" office:value="0.016516315" calcext:value-type="float">
            <text:p>0,016516315</text:p>
          </table:table-cell>
          <table:table-cell table:formula="of:=[.E232]*[.D232]" office:value-type="float" office:value="0" calcext:value-type="float">
            <text:p>0</text:p>
          </table:table-cell>
          <table:table-cell table:formula="of:=IF([.D232]=0;1;0)*[.E232]" office:value-type="float" office:value="0.016516315" calcext:value-type="float">
            <text:p>0,0165163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ean()-Z</text:p>
          </table:table-cell>
          <table:table-cell office:value-type="string" calcext:value-type="string">
            <text:p>0.016381062</text:p>
          </table:table-cell>
          <table:table-cell table:style-name="ce3" table:formula="of:=IF(ISNUMBER(FIND(&quot;Acc&quot;;[.A233]))=1;1;0)" office:value-type="float" office:value="0" calcext:value-type="float">
            <text:p>0</text:p>
          </table:table-cell>
          <table:table-cell table:style-name="ce4" table:formula="of:=IF(LEFT([.A360];1)=&quot;f&quot;;1;0)" office:value-type="float" office:value="0" calcext:value-type="float">
            <text:p>0</text:p>
          </table:table-cell>
          <table:table-cell table:formula="of:=SUBSTITUTE([.B233]; &quot;.&quot;; &quot;,&quot;)*1" office:value-type="float" office:value="0.016381062" calcext:value-type="float">
            <text:p>0,016381062</text:p>
          </table:table-cell>
          <table:table-cell table:formula="of:=[.E233]*[.C233]" office:value-type="float" office:value="0" calcext:value-type="float">
            <text:p>0</text:p>
          </table:table-cell>
          <table:table-cell table:formula="of:=IF([.C233]=0;1;0)*[.E233]" office:value-type="float" office:value="0.016381062" calcext:value-type="float">
            <text:p>0,016381062</text:p>
          </table:table-cell>
          <table:table-cell table:formula="of:=[.E233]*[.D233]" office:value-type="float" office:value="0" calcext:value-type="float">
            <text:p>0</text:p>
          </table:table-cell>
          <table:table-cell table:formula="of:=IF([.D233]=0;1;0)*[.E233]" office:value-type="float" office:value="0.016381062" calcext:value-type="float">
            <text:p>0,0163810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ad()-Z</text:p>
          </table:table-cell>
          <table:table-cell office:value-type="string" calcext:value-type="string">
            <text:p>0.016333464</text:p>
          </table:table-cell>
          <table:table-cell table:style-name="ce3" table:formula="of:=IF(ISNUMBER(FIND(&quot;Acc&quot;;[.A234]))=1;1;0)" office:value-type="float" office:value="1" calcext:value-type="float">
            <text:p>1</text:p>
          </table:table-cell>
          <table:table-cell table:style-name="ce4" table:formula="of:=IF(LEFT([.A361];1)=&quot;f&quot;;1;0)" office:value-type="float" office:value="0" calcext:value-type="float">
            <text:p>0</text:p>
          </table:table-cell>
          <table:table-cell table:formula="of:=SUBSTITUTE([.B234]; &quot;.&quot;; &quot;,&quot;)*1" office:value-type="float" office:value="0.016333464" calcext:value-type="float">
            <text:p>0,016333464</text:p>
          </table:table-cell>
          <table:table-cell table:formula="of:=[.E234]*[.C234]" office:value-type="float" office:value="0.016333464" calcext:value-type="float">
            <text:p>0,016333464</text:p>
          </table:table-cell>
          <table:table-cell table:formula="of:=IF([.C234]=0;1;0)*[.E234]" office:value-type="float" office:value="0" calcext:value-type="float">
            <text:p>0</text:p>
          </table:table-cell>
          <table:table-cell table:formula="of:=[.E234]*[.D234]" office:value-type="float" office:value="0" calcext:value-type="float">
            <text:p>0</text:p>
          </table:table-cell>
          <table:table-cell table:formula="of:=IF([.D234]=0;1;0)*[.E234]" office:value-type="float" office:value="0.016333464" calcext:value-type="float">
            <text:p>0,0163334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skewness()-Z</text:p>
          </table:table-cell>
          <table:table-cell office:value-type="string" calcext:value-type="string">
            <text:p>0.01617331</text:p>
          </table:table-cell>
          <table:table-cell table:style-name="ce3" table:formula="of:=IF(ISNUMBER(FIND(&quot;Acc&quot;;[.A235]))=1;1;0)" office:value-type="float" office:value="1" calcext:value-type="float">
            <text:p>1</text:p>
          </table:table-cell>
          <table:table-cell table:style-name="ce4" table:formula="of:=IF(LEFT([.A362];1)=&quot;f&quot;;1;0)" office:value-type="float" office:value="1" calcext:value-type="float">
            <text:p>1</text:p>
          </table:table-cell>
          <table:table-cell table:formula="of:=SUBSTITUTE([.B235]; &quot;.&quot;; &quot;,&quot;)*1" office:value-type="float" office:value="0.01617331" calcext:value-type="float">
            <text:p>0,01617331</text:p>
          </table:table-cell>
          <table:table-cell table:formula="of:=[.E235]*[.C235]" office:value-type="float" office:value="0.01617331" calcext:value-type="float">
            <text:p>0,01617331</text:p>
          </table:table-cell>
          <table:table-cell table:formula="of:=IF([.C235]=0;1;0)*[.E235]" office:value-type="float" office:value="0" calcext:value-type="float">
            <text:p>0</text:p>
          </table:table-cell>
          <table:table-cell table:formula="of:=[.E235]*[.D235]" office:value-type="float" office:value="0.01617331" calcext:value-type="float">
            <text:p>0,01617331</text:p>
          </table:table-cell>
          <table:table-cell table:formula="of:=IF([.D235]=0;1;0)*[.E23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std()-Z</text:p>
          </table:table-cell>
          <table:table-cell office:value-type="string" calcext:value-type="string">
            <text:p>0.016169055</text:p>
          </table:table-cell>
          <table:table-cell table:style-name="ce3" table:formula="of:=IF(ISNUMBER(FIND(&quot;Acc&quot;;[.A236]))=1;1;0)" office:value-type="float" office:value="1" calcext:value-type="float">
            <text:p>1</text:p>
          </table:table-cell>
          <table:table-cell table:style-name="ce4" table:formula="of:=IF(LEFT([.A363];1)=&quot;f&quot;;1;0)" office:value-type="float" office:value="1" calcext:value-type="float">
            <text:p>1</text:p>
          </table:table-cell>
          <table:table-cell table:formula="of:=SUBSTITUTE([.B236]; &quot;.&quot;; &quot;,&quot;)*1" office:value-type="float" office:value="0.016169055" calcext:value-type="float">
            <text:p>0,016169055</text:p>
          </table:table-cell>
          <table:table-cell table:formula="of:=[.E236]*[.C236]" office:value-type="float" office:value="0.016169055" calcext:value-type="float">
            <text:p>0,016169055</text:p>
          </table:table-cell>
          <table:table-cell table:formula="of:=IF([.C236]=0;1;0)*[.E236]" office:value-type="float" office:value="0" calcext:value-type="float">
            <text:p>0</text:p>
          </table:table-cell>
          <table:table-cell table:formula="of:=[.E236]*[.D236]" office:value-type="float" office:value="0.016169055" calcext:value-type="float">
            <text:p>0,016169055</text:p>
          </table:table-cell>
          <table:table-cell table:formula="of:=IF([.D236]=0;1;0)*[.E23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iqr()</text:p>
          </table:table-cell>
          <table:table-cell office:value-type="string" calcext:value-type="string">
            <text:p>0.0161234</text:p>
          </table:table-cell>
          <table:table-cell table:style-name="ce3" table:formula="of:=IF(ISNUMBER(FIND(&quot;Acc&quot;;[.A237]))=1;1;0)" office:value-type="float" office:value="0" calcext:value-type="float">
            <text:p>0</text:p>
          </table:table-cell>
          <table:table-cell table:style-name="ce4" table:formula="of:=IF(LEFT([.A364];1)=&quot;f&quot;;1;0)" office:value-type="float" office:value="1" calcext:value-type="float">
            <text:p>1</text:p>
          </table:table-cell>
          <table:table-cell table:formula="of:=SUBSTITUTE([.B237]; &quot;.&quot;; &quot;,&quot;)*1" office:value-type="float" office:value="0.0161234" calcext:value-type="float">
            <text:p>0,0161234</text:p>
          </table:table-cell>
          <table:table-cell table:formula="of:=[.E237]*[.C237]" office:value-type="float" office:value="0" calcext:value-type="float">
            <text:p>0</text:p>
          </table:table-cell>
          <table:table-cell table:formula="of:=IF([.C237]=0;1;0)*[.E237]" office:value-type="float" office:value="0.0161234" calcext:value-type="float">
            <text:p>0,0161234</text:p>
          </table:table-cell>
          <table:table-cell table:formula="of:=[.E237]*[.D237]" office:value-type="float" office:value="0.0161234" calcext:value-type="float">
            <text:p>0,0161234</text:p>
          </table:table-cell>
          <table:table-cell table:formula="of:=IF([.D237]=0;1;0)*[.E23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entropy()-X</text:p>
          </table:table-cell>
          <table:table-cell office:value-type="string" calcext:value-type="string">
            <text:p>0.016090275</text:p>
          </table:table-cell>
          <table:table-cell table:style-name="ce3" table:formula="of:=IF(ISNUMBER(FIND(&quot;Acc&quot;;[.A238]))=1;1;0)" office:value-type="float" office:value="1" calcext:value-type="float">
            <text:p>1</text:p>
          </table:table-cell>
          <table:table-cell table:style-name="ce4" table:formula="of:=IF(LEFT([.A365];1)=&quot;f&quot;;1;0)" office:value-type="float" office:value="1" calcext:value-type="float">
            <text:p>1</text:p>
          </table:table-cell>
          <table:table-cell table:formula="of:=SUBSTITUTE([.B238]; &quot;.&quot;; &quot;,&quot;)*1" office:value-type="float" office:value="0.016090275" calcext:value-type="float">
            <text:p>0,016090275</text:p>
          </table:table-cell>
          <table:table-cell table:formula="of:=[.E238]*[.C238]" office:value-type="float" office:value="0.016090275" calcext:value-type="float">
            <text:p>0,016090275</text:p>
          </table:table-cell>
          <table:table-cell table:formula="of:=IF([.C238]=0;1;0)*[.E238]" office:value-type="float" office:value="0" calcext:value-type="float">
            <text:p>0</text:p>
          </table:table-cell>
          <table:table-cell table:formula="of:=[.E238]*[.D238]" office:value-type="float" office:value="0.016090275" calcext:value-type="float">
            <text:p>0,016090275</text:p>
          </table:table-cell>
          <table:table-cell table:formula="of:=IF([.D238]=0;1;0)*[.E23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Z,2</text:p>
          </table:table-cell>
          <table:table-cell office:value-type="string" calcext:value-type="string">
            <text:p>0.016040262</text:p>
          </table:table-cell>
          <table:table-cell table:style-name="ce3" table:formula="of:=IF(ISNUMBER(FIND(&quot;Acc&quot;;[.A239]))=1;1;0)" office:value-type="float" office:value="1" calcext:value-type="float">
            <text:p>1</text:p>
          </table:table-cell>
          <table:table-cell table:style-name="ce4" table:formula="of:=IF(LEFT([.A366];1)=&quot;f&quot;;1;0)" office:value-type="float" office:value="1" calcext:value-type="float">
            <text:p>1</text:p>
          </table:table-cell>
          <table:table-cell table:formula="of:=SUBSTITUTE([.B239]; &quot;.&quot;; &quot;,&quot;)*1" office:value-type="float" office:value="0.016040262" calcext:value-type="float">
            <text:p>0,016040262</text:p>
          </table:table-cell>
          <table:table-cell table:formula="of:=[.E239]*[.C239]" office:value-type="float" office:value="0.016040262" calcext:value-type="float">
            <text:p>0,016040262</text:p>
          </table:table-cell>
          <table:table-cell table:formula="of:=IF([.C239]=0;1;0)*[.E239]" office:value-type="float" office:value="0" calcext:value-type="float">
            <text:p>0</text:p>
          </table:table-cell>
          <table:table-cell table:formula="of:=[.E239]*[.D239]" office:value-type="float" office:value="0.016040262" calcext:value-type="float">
            <text:p>0,016040262</text:p>
          </table:table-cell>
          <table:table-cell table:formula="of:=IF([.D239]=0;1;0)*[.E23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std()-X</text:p>
          </table:table-cell>
          <table:table-cell office:value-type="string" calcext:value-type="string">
            <text:p>0.016019568</text:p>
          </table:table-cell>
          <table:table-cell table:style-name="ce3" table:formula="of:=IF(ISNUMBER(FIND(&quot;Acc&quot;;[.A240]))=1;1;0)" office:value-type="float" office:value="1" calcext:value-type="float">
            <text:p>1</text:p>
          </table:table-cell>
          <table:table-cell table:style-name="ce4" table:formula="of:=IF(LEFT([.A367];1)=&quot;f&quot;;1;0)" office:value-type="float" office:value="1" calcext:value-type="float">
            <text:p>1</text:p>
          </table:table-cell>
          <table:table-cell table:formula="of:=SUBSTITUTE([.B240]; &quot;.&quot;; &quot;,&quot;)*1" office:value-type="float" office:value="0.016019568" calcext:value-type="float">
            <text:p>0,016019568</text:p>
          </table:table-cell>
          <table:table-cell table:formula="of:=[.E240]*[.C240]" office:value-type="float" office:value="0.016019568" calcext:value-type="float">
            <text:p>0,016019568</text:p>
          </table:table-cell>
          <table:table-cell table:formula="of:=IF([.C240]=0;1;0)*[.E240]" office:value-type="float" office:value="0" calcext:value-type="float">
            <text:p>0</text:p>
          </table:table-cell>
          <table:table-cell table:formula="of:=[.E240]*[.D240]" office:value-type="float" office:value="0.016019568" calcext:value-type="float">
            <text:p>0,016019568</text:p>
          </table:table-cell>
          <table:table-cell table:formula="of:=IF([.D240]=0;1;0)*[.E24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in()-Y</text:p>
          </table:table-cell>
          <table:table-cell office:value-type="string" calcext:value-type="string">
            <text:p>0.015922843</text:p>
          </table:table-cell>
          <table:table-cell table:style-name="ce3" table:formula="of:=IF(ISNUMBER(FIND(&quot;Acc&quot;;[.A241]))=1;1;0)" office:value-type="float" office:value="1" calcext:value-type="float">
            <text:p>1</text:p>
          </table:table-cell>
          <table:table-cell table:style-name="ce4" table:formula="of:=IF(LEFT([.A368];1)=&quot;f&quot;;1;0)" office:value-type="float" office:value="0" calcext:value-type="float">
            <text:p>0</text:p>
          </table:table-cell>
          <table:table-cell table:formula="of:=SUBSTITUTE([.B241]; &quot;.&quot;; &quot;,&quot;)*1" office:value-type="float" office:value="0.015922843" calcext:value-type="float">
            <text:p>0,015922843</text:p>
          </table:table-cell>
          <table:table-cell table:formula="of:=[.E241]*[.C241]" office:value-type="float" office:value="0.015922843" calcext:value-type="float">
            <text:p>0,015922843</text:p>
          </table:table-cell>
          <table:table-cell table:formula="of:=IF([.C241]=0;1;0)*[.E241]" office:value-type="float" office:value="0" calcext:value-type="float">
            <text:p>0</text:p>
          </table:table-cell>
          <table:table-cell table:formula="of:=[.E241]*[.D241]" office:value-type="float" office:value="0" calcext:value-type="float">
            <text:p>0</text:p>
          </table:table-cell>
          <table:table-cell table:formula="of:=IF([.D241]=0;1;0)*[.E241]" office:value-type="float" office:value="0.015922843" calcext:value-type="float">
            <text:p>0,0159228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std()-Z</text:p>
          </table:table-cell>
          <table:table-cell office:value-type="string" calcext:value-type="string">
            <text:p>0.015898913</text:p>
          </table:table-cell>
          <table:table-cell table:style-name="ce3" table:formula="of:=IF(ISNUMBER(FIND(&quot;Acc&quot;;[.A242]))=1;1;0)" office:value-type="float" office:value="0" calcext:value-type="float">
            <text:p>0</text:p>
          </table:table-cell>
          <table:table-cell table:style-name="ce4" table:formula="of:=IF(LEFT([.A369];1)=&quot;f&quot;;1;0)" office:value-type="float" office:value="0" calcext:value-type="float">
            <text:p>0</text:p>
          </table:table-cell>
          <table:table-cell table:formula="of:=SUBSTITUTE([.B242]; &quot;.&quot;; &quot;,&quot;)*1" office:value-type="float" office:value="0.015898913" calcext:value-type="float">
            <text:p>0,015898913</text:p>
          </table:table-cell>
          <table:table-cell table:formula="of:=[.E242]*[.C242]" office:value-type="float" office:value="0" calcext:value-type="float">
            <text:p>0</text:p>
          </table:table-cell>
          <table:table-cell table:formula="of:=IF([.C242]=0;1;0)*[.E242]" office:value-type="float" office:value="0.015898913" calcext:value-type="float">
            <text:p>0,015898913</text:p>
          </table:table-cell>
          <table:table-cell table:formula="of:=[.E242]*[.D242]" office:value-type="float" office:value="0" calcext:value-type="float">
            <text:p>0</text:p>
          </table:table-cell>
          <table:table-cell table:formula="of:=IF([.D242]=0;1;0)*[.E242]" office:value-type="float" office:value="0.015898913" calcext:value-type="float">
            <text:p>0,0158989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eanFreq()-X</text:p>
          </table:table-cell>
          <table:table-cell office:value-type="string" calcext:value-type="string">
            <text:p>0.015897976</text:p>
          </table:table-cell>
          <table:table-cell table:style-name="ce3" table:formula="of:=IF(ISNUMBER(FIND(&quot;Acc&quot;;[.A243]))=1;1;0)" office:value-type="float" office:value="0" calcext:value-type="float">
            <text:p>0</text:p>
          </table:table-cell>
          <table:table-cell table:style-name="ce4" table:formula="of:=IF(LEFT([.A370];1)=&quot;f&quot;;1;0)" office:value-type="float" office:value="0" calcext:value-type="float">
            <text:p>0</text:p>
          </table:table-cell>
          <table:table-cell table:formula="of:=SUBSTITUTE([.B243]; &quot;.&quot;; &quot;,&quot;)*1" office:value-type="float" office:value="0.015897976" calcext:value-type="float">
            <text:p>0,015897976</text:p>
          </table:table-cell>
          <table:table-cell table:formula="of:=[.E243]*[.C243]" office:value-type="float" office:value="0" calcext:value-type="float">
            <text:p>0</text:p>
          </table:table-cell>
          <table:table-cell table:formula="of:=IF([.C243]=0;1;0)*[.E243]" office:value-type="float" office:value="0.015897976" calcext:value-type="float">
            <text:p>0,015897976</text:p>
          </table:table-cell>
          <table:table-cell table:formula="of:=[.E243]*[.D243]" office:value-type="float" office:value="0" calcext:value-type="float">
            <text:p>0</text:p>
          </table:table-cell>
          <table:table-cell table:formula="of:=IF([.D243]=0;1;0)*[.E243]" office:value-type="float" office:value="0.015897976" calcext:value-type="float">
            <text:p>0,0158979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ax()-Z</text:p>
          </table:table-cell>
          <table:table-cell office:value-type="string" calcext:value-type="string">
            <text:p>0.015885286</text:p>
          </table:table-cell>
          <table:table-cell table:style-name="ce3" table:formula="of:=IF(ISNUMBER(FIND(&quot;Acc&quot;;[.A244]))=1;1;0)" office:value-type="float" office:value="1" calcext:value-type="float">
            <text:p>1</text:p>
          </table:table-cell>
          <table:table-cell table:style-name="ce4" table:formula="of:=IF(LEFT([.A371];1)=&quot;f&quot;;1;0)" office:value-type="float" office:value="1" calcext:value-type="float">
            <text:p>1</text:p>
          </table:table-cell>
          <table:table-cell table:formula="of:=SUBSTITUTE([.B244]; &quot;.&quot;; &quot;,&quot;)*1" office:value-type="float" office:value="0.015885286" calcext:value-type="float">
            <text:p>0,015885286</text:p>
          </table:table-cell>
          <table:table-cell table:formula="of:=[.E244]*[.C244]" office:value-type="float" office:value="0.015885286" calcext:value-type="float">
            <text:p>0,015885286</text:p>
          </table:table-cell>
          <table:table-cell table:formula="of:=IF([.C244]=0;1;0)*[.E244]" office:value-type="float" office:value="0" calcext:value-type="float">
            <text:p>0</text:p>
          </table:table-cell>
          <table:table-cell table:formula="of:=[.E244]*[.D244]" office:value-type="float" office:value="0.015885286" calcext:value-type="float">
            <text:p>0,015885286</text:p>
          </table:table-cell>
          <table:table-cell table:formula="of:=IF([.D244]=0;1;0)*[.E24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entropy()-Z</text:p>
          </table:table-cell>
          <table:table-cell office:value-type="string" calcext:value-type="string">
            <text:p>0.015872084</text:p>
          </table:table-cell>
          <table:table-cell table:style-name="ce3" table:formula="of:=IF(ISNUMBER(FIND(&quot;Acc&quot;;[.A245]))=1;1;0)" office:value-type="float" office:value="0" calcext:value-type="float">
            <text:p>0</text:p>
          </table:table-cell>
          <table:table-cell table:style-name="ce4" table:formula="of:=IF(LEFT([.A372];1)=&quot;f&quot;;1;0)" office:value-type="float" office:value="1" calcext:value-type="float">
            <text:p>1</text:p>
          </table:table-cell>
          <table:table-cell table:formula="of:=SUBSTITUTE([.B245]; &quot;.&quot;; &quot;,&quot;)*1" office:value-type="float" office:value="0.015872084" calcext:value-type="float">
            <text:p>0,015872084</text:p>
          </table:table-cell>
          <table:table-cell table:formula="of:=[.E245]*[.C245]" office:value-type="float" office:value="0" calcext:value-type="float">
            <text:p>0</text:p>
          </table:table-cell>
          <table:table-cell table:formula="of:=IF([.C245]=0;1;0)*[.E245]" office:value-type="float" office:value="0.015872084" calcext:value-type="float">
            <text:p>0,015872084</text:p>
          </table:table-cell>
          <table:table-cell table:formula="of:=[.E245]*[.D245]" office:value-type="float" office:value="0.015872084" calcext:value-type="float">
            <text:p>0,015872084</text:p>
          </table:table-cell>
          <table:table-cell table:formula="of:=IF([.D245]=0;1;0)*[.E24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axInds-Z</text:p>
          </table:table-cell>
          <table:table-cell office:value-type="string" calcext:value-type="string">
            <text:p>0.015863218</text:p>
          </table:table-cell>
          <table:table-cell table:style-name="ce3" table:formula="of:=IF(ISNUMBER(FIND(&quot;Acc&quot;;[.A246]))=1;1;0)" office:value-type="float" office:value="1" calcext:value-type="float">
            <text:p>1</text:p>
          </table:table-cell>
          <table:table-cell table:style-name="ce4" table:formula="of:=IF(LEFT([.A373];1)=&quot;f&quot;;1;0)" office:value-type="float" office:value="0" calcext:value-type="float">
            <text:p>0</text:p>
          </table:table-cell>
          <table:table-cell table:formula="of:=SUBSTITUTE([.B246]; &quot;.&quot;; &quot;,&quot;)*1" office:value-type="float" office:value="0.015863218" calcext:value-type="float">
            <text:p>0,015863218</text:p>
          </table:table-cell>
          <table:table-cell table:formula="of:=[.E246]*[.C246]" office:value-type="float" office:value="0.015863218" calcext:value-type="float">
            <text:p>0,015863218</text:p>
          </table:table-cell>
          <table:table-cell table:formula="of:=IF([.C246]=0;1;0)*[.E246]" office:value-type="float" office:value="0" calcext:value-type="float">
            <text:p>0</text:p>
          </table:table-cell>
          <table:table-cell table:formula="of:=[.E246]*[.D246]" office:value-type="float" office:value="0" calcext:value-type="float">
            <text:p>0</text:p>
          </table:table-cell>
          <table:table-cell table:formula="of:=IF([.D246]=0;1;0)*[.E246]" office:value-type="float" office:value="0.015863218" calcext:value-type="float">
            <text:p>0,0158632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ax()-Z</text:p>
          </table:table-cell>
          <table:table-cell office:value-type="string" calcext:value-type="string">
            <text:p>0.015797852</text:p>
          </table:table-cell>
          <table:table-cell table:style-name="ce3" table:formula="of:=IF(ISNUMBER(FIND(&quot;Acc&quot;;[.A247]))=1;1;0)" office:value-type="float" office:value="1" calcext:value-type="float">
            <text:p>1</text:p>
          </table:table-cell>
          <table:table-cell table:style-name="ce4" table:formula="of:=IF(LEFT([.A374];1)=&quot;f&quot;;1;0)" office:value-type="float" office:value="1" calcext:value-type="float">
            <text:p>1</text:p>
          </table:table-cell>
          <table:table-cell table:formula="of:=SUBSTITUTE([.B247]; &quot;.&quot;; &quot;,&quot;)*1" office:value-type="float" office:value="0.015797852" calcext:value-type="float">
            <text:p>0,015797852</text:p>
          </table:table-cell>
          <table:table-cell table:formula="of:=[.E247]*[.C247]" office:value-type="float" office:value="0.015797852" calcext:value-type="float">
            <text:p>0,015797852</text:p>
          </table:table-cell>
          <table:table-cell table:formula="of:=IF([.C247]=0;1;0)*[.E247]" office:value-type="float" office:value="0" calcext:value-type="float">
            <text:p>0</text:p>
          </table:table-cell>
          <table:table-cell table:formula="of:=[.E247]*[.D247]" office:value-type="float" office:value="0.015797852" calcext:value-type="float">
            <text:p>0,015797852</text:p>
          </table:table-cell>
          <table:table-cell table:formula="of:=IF([.D247]=0;1;0)*[.E24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ad()-Y</text:p>
          </table:table-cell>
          <table:table-cell office:value-type="string" calcext:value-type="string">
            <text:p>0.015723622</text:p>
          </table:table-cell>
          <table:table-cell table:style-name="ce3" table:formula="of:=IF(ISNUMBER(FIND(&quot;Acc&quot;;[.A248]))=1;1;0)" office:value-type="float" office:value="1" calcext:value-type="float">
            <text:p>1</text:p>
          </table:table-cell>
          <table:table-cell table:style-name="ce4" table:formula="of:=IF(LEFT([.A375];1)=&quot;f&quot;;1;0)" office:value-type="float" office:value="1" calcext:value-type="float">
            <text:p>1</text:p>
          </table:table-cell>
          <table:table-cell table:formula="of:=SUBSTITUTE([.B248]; &quot;.&quot;; &quot;,&quot;)*1" office:value-type="float" office:value="0.015723622" calcext:value-type="float">
            <text:p>0,015723622</text:p>
          </table:table-cell>
          <table:table-cell table:formula="of:=[.E248]*[.C248]" office:value-type="float" office:value="0.015723622" calcext:value-type="float">
            <text:p>0,015723622</text:p>
          </table:table-cell>
          <table:table-cell table:formula="of:=IF([.C248]=0;1;0)*[.E248]" office:value-type="float" office:value="0" calcext:value-type="float">
            <text:p>0</text:p>
          </table:table-cell>
          <table:table-cell table:formula="of:=[.E248]*[.D248]" office:value-type="float" office:value="0.015723622" calcext:value-type="float">
            <text:p>0,015723622</text:p>
          </table:table-cell>
          <table:table-cell table:formula="of:=IF([.D248]=0;1;0)*[.E24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gle(tBodyGyroJerkMean,gravityMean)</text:p>
          </table:table-cell>
          <table:table-cell office:value-type="string" calcext:value-type="string">
            <text:p>0.015591544</text:p>
          </table:table-cell>
          <table:table-cell table:style-name="ce3" table:formula="of:=IF(ISNUMBER(FIND(&quot;Acc&quot;;[.A249]))=1;1;0)" office:value-type="float" office:value="0" calcext:value-type="float">
            <text:p>0</text:p>
          </table:table-cell>
          <table:table-cell table:style-name="ce4" table:formula="of:=IF(LEFT([.A376];1)=&quot;f&quot;;1;0)" office:value-type="float" office:value="0" calcext:value-type="float">
            <text:p>0</text:p>
          </table:table-cell>
          <table:table-cell table:formula="of:=SUBSTITUTE([.B249]; &quot;.&quot;; &quot;,&quot;)*1" office:value-type="float" office:value="0.015591544" calcext:value-type="float">
            <text:p>0,015591544</text:p>
          </table:table-cell>
          <table:table-cell table:formula="of:=[.E249]*[.C249]" office:value-type="float" office:value="0" calcext:value-type="float">
            <text:p>0</text:p>
          </table:table-cell>
          <table:table-cell table:formula="of:=IF([.C249]=0;1;0)*[.E249]" office:value-type="float" office:value="0.015591544" calcext:value-type="float">
            <text:p>0,015591544</text:p>
          </table:table-cell>
          <table:table-cell table:formula="of:=[.E249]*[.D249]" office:value-type="float" office:value="0" calcext:value-type="float">
            <text:p>0</text:p>
          </table:table-cell>
          <table:table-cell table:formula="of:=IF([.D249]=0;1;0)*[.E249]" office:value-type="float" office:value="0.015591544" calcext:value-type="float">
            <text:p>0,0155915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max()</text:p>
          </table:table-cell>
          <table:table-cell office:value-type="string" calcext:value-type="string">
            <text:p>0.015515862</text:p>
          </table:table-cell>
          <table:table-cell table:style-name="ce3" table:formula="of:=IF(ISNUMBER(FIND(&quot;Acc&quot;;[.A250]))=1;1;0)" office:value-type="float" office:value="1" calcext:value-type="float">
            <text:p>1</text:p>
          </table:table-cell>
          <table:table-cell table:style-name="ce4" table:formula="of:=IF(LEFT([.A377];1)=&quot;f&quot;;1;0)" office:value-type="float" office:value="1" calcext:value-type="float">
            <text:p>1</text:p>
          </table:table-cell>
          <table:table-cell table:formula="of:=SUBSTITUTE([.B250]; &quot;.&quot;; &quot;,&quot;)*1" office:value-type="float" office:value="0.015515862" calcext:value-type="float">
            <text:p>0,015515862</text:p>
          </table:table-cell>
          <table:table-cell table:formula="of:=[.E250]*[.C250]" office:value-type="float" office:value="0.015515862" calcext:value-type="float">
            <text:p>0,015515862</text:p>
          </table:table-cell>
          <table:table-cell table:formula="of:=IF([.C250]=0;1;0)*[.E250]" office:value-type="float" office:value="0" calcext:value-type="float">
            <text:p>0</text:p>
          </table:table-cell>
          <table:table-cell table:formula="of:=[.E250]*[.D250]" office:value-type="float" office:value="0.015515862" calcext:value-type="float">
            <text:p>0,015515862</text:p>
          </table:table-cell>
          <table:table-cell table:formula="of:=IF([.D250]=0;1;0)*[.E25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in()-Y</text:p>
          </table:table-cell>
          <table:table-cell office:value-type="string" calcext:value-type="string">
            <text:p>0.01548698</text:p>
          </table:table-cell>
          <table:table-cell table:style-name="ce3" table:formula="of:=IF(ISNUMBER(FIND(&quot;Acc&quot;;[.A251]))=1;1;0)" office:value-type="float" office:value="1" calcext:value-type="float">
            <text:p>1</text:p>
          </table:table-cell>
          <table:table-cell table:style-name="ce4" table:formula="of:=IF(LEFT([.A378];1)=&quot;f&quot;;1;0)" office:value-type="float" office:value="0" calcext:value-type="float">
            <text:p>0</text:p>
          </table:table-cell>
          <table:table-cell table:formula="of:=SUBSTITUTE([.B251]; &quot;.&quot;; &quot;,&quot;)*1" office:value-type="float" office:value="0.01548698" calcext:value-type="float">
            <text:p>0,01548698</text:p>
          </table:table-cell>
          <table:table-cell table:formula="of:=[.E251]*[.C251]" office:value-type="float" office:value="0.01548698" calcext:value-type="float">
            <text:p>0,01548698</text:p>
          </table:table-cell>
          <table:table-cell table:formula="of:=IF([.C251]=0;1;0)*[.E251]" office:value-type="float" office:value="0" calcext:value-type="float">
            <text:p>0</text:p>
          </table:table-cell>
          <table:table-cell table:formula="of:=[.E251]*[.D251]" office:value-type="float" office:value="0" calcext:value-type="float">
            <text:p>0</text:p>
          </table:table-cell>
          <table:table-cell table:formula="of:=IF([.D251]=0;1;0)*[.E251]" office:value-type="float" office:value="0.01548698" calcext:value-type="float">
            <text:p>0,015486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X,3</text:p>
          </table:table-cell>
          <table:table-cell office:value-type="string" calcext:value-type="string">
            <text:p>0.015475454</text:p>
          </table:table-cell>
          <table:table-cell table:style-name="ce3" table:formula="of:=IF(ISNUMBER(FIND(&quot;Acc&quot;;[.A252]))=1;1;0)" office:value-type="float" office:value="1" calcext:value-type="float">
            <text:p>1</text:p>
          </table:table-cell>
          <table:table-cell table:style-name="ce4" table:formula="of:=IF(LEFT([.A379];1)=&quot;f&quot;;1;0)" office:value-type="float" office:value="1" calcext:value-type="float">
            <text:p>1</text:p>
          </table:table-cell>
          <table:table-cell table:formula="of:=SUBSTITUTE([.B252]; &quot;.&quot;; &quot;,&quot;)*1" office:value-type="float" office:value="0.015475454" calcext:value-type="float">
            <text:p>0,015475454</text:p>
          </table:table-cell>
          <table:table-cell table:formula="of:=[.E252]*[.C252]" office:value-type="float" office:value="0.015475454" calcext:value-type="float">
            <text:p>0,015475454</text:p>
          </table:table-cell>
          <table:table-cell table:formula="of:=IF([.C252]=0;1;0)*[.E252]" office:value-type="float" office:value="0" calcext:value-type="float">
            <text:p>0</text:p>
          </table:table-cell>
          <table:table-cell table:formula="of:=[.E252]*[.D252]" office:value-type="float" office:value="0.015475454" calcext:value-type="float">
            <text:p>0,015475454</text:p>
          </table:table-cell>
          <table:table-cell table:formula="of:=IF([.D252]=0;1;0)*[.E25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max()</text:p>
          </table:table-cell>
          <table:table-cell office:value-type="string" calcext:value-type="string">
            <text:p>0.015431922</text:p>
          </table:table-cell>
          <table:table-cell table:style-name="ce3" table:formula="of:=IF(ISNUMBER(FIND(&quot;Acc&quot;;[.A253]))=1;1;0)" office:value-type="float" office:value="0" calcext:value-type="float">
            <text:p>0</text:p>
          </table:table-cell>
          <table:table-cell table:style-name="ce4" table:formula="of:=IF(LEFT([.A380];1)=&quot;f&quot;;1;0)" office:value-type="float" office:value="1" calcext:value-type="float">
            <text:p>1</text:p>
          </table:table-cell>
          <table:table-cell table:formula="of:=SUBSTITUTE([.B253]; &quot;.&quot;; &quot;,&quot;)*1" office:value-type="float" office:value="0.015431922" calcext:value-type="float">
            <text:p>0,015431922</text:p>
          </table:table-cell>
          <table:table-cell table:formula="of:=[.E253]*[.C253]" office:value-type="float" office:value="0" calcext:value-type="float">
            <text:p>0</text:p>
          </table:table-cell>
          <table:table-cell table:formula="of:=IF([.C253]=0;1;0)*[.E253]" office:value-type="float" office:value="0.015431922" calcext:value-type="float">
            <text:p>0,015431922</text:p>
          </table:table-cell>
          <table:table-cell table:formula="of:=[.E253]*[.D253]" office:value-type="float" office:value="0.015431922" calcext:value-type="float">
            <text:p>0,015431922</text:p>
          </table:table-cell>
          <table:table-cell table:formula="of:=IF([.D253]=0;1;0)*[.E25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iqr()</text:p>
          </table:table-cell>
          <table:table-cell office:value-type="string" calcext:value-type="string">
            <text:p>0.015421907</text:p>
          </table:table-cell>
          <table:table-cell table:style-name="ce3" table:formula="of:=IF(ISNUMBER(FIND(&quot;Acc&quot;;[.A254]))=1;1;0)" office:value-type="float" office:value="1" calcext:value-type="float">
            <text:p>1</text:p>
          </table:table-cell>
          <table:table-cell table:style-name="ce4" table:formula="of:=IF(LEFT([.A381];1)=&quot;f&quot;;1;0)" office:value-type="float" office:value="1" calcext:value-type="float">
            <text:p>1</text:p>
          </table:table-cell>
          <table:table-cell table:formula="of:=SUBSTITUTE([.B254]; &quot;.&quot;; &quot;,&quot;)*1" office:value-type="float" office:value="0.015421907" calcext:value-type="float">
            <text:p>0,015421907</text:p>
          </table:table-cell>
          <table:table-cell table:formula="of:=[.E254]*[.C254]" office:value-type="float" office:value="0.015421907" calcext:value-type="float">
            <text:p>0,015421907</text:p>
          </table:table-cell>
          <table:table-cell table:formula="of:=IF([.C254]=0;1;0)*[.E254]" office:value-type="float" office:value="0" calcext:value-type="float">
            <text:p>0</text:p>
          </table:table-cell>
          <table:table-cell table:formula="of:=[.E254]*[.D254]" office:value-type="float" office:value="0.015421907" calcext:value-type="float">
            <text:p>0,015421907</text:p>
          </table:table-cell>
          <table:table-cell table:formula="of:=IF([.D254]=0;1;0)*[.E25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ad()-Z</text:p>
          </table:table-cell>
          <table:table-cell office:value-type="string" calcext:value-type="string">
            <text:p>0.015352994</text:p>
          </table:table-cell>
          <table:table-cell table:style-name="ce3" table:formula="of:=IF(ISNUMBER(FIND(&quot;Acc&quot;;[.A255]))=1;1;0)" office:value-type="float" office:value="0" calcext:value-type="float">
            <text:p>0</text:p>
          </table:table-cell>
          <table:table-cell table:style-name="ce4" table:formula="of:=IF(LEFT([.A382];1)=&quot;f&quot;;1;0)" office:value-type="float" office:value="0" calcext:value-type="float">
            <text:p>0</text:p>
          </table:table-cell>
          <table:table-cell table:formula="of:=SUBSTITUTE([.B255]; &quot;.&quot;; &quot;,&quot;)*1" office:value-type="float" office:value="0.015352994" calcext:value-type="float">
            <text:p>0,015352994</text:p>
          </table:table-cell>
          <table:table-cell table:formula="of:=[.E255]*[.C255]" office:value-type="float" office:value="0" calcext:value-type="float">
            <text:p>0</text:p>
          </table:table-cell>
          <table:table-cell table:formula="of:=IF([.C255]=0;1;0)*[.E255]" office:value-type="float" office:value="0.015352994" calcext:value-type="float">
            <text:p>0,015352994</text:p>
          </table:table-cell>
          <table:table-cell table:formula="of:=[.E255]*[.D255]" office:value-type="float" office:value="0" calcext:value-type="float">
            <text:p>0</text:p>
          </table:table-cell>
          <table:table-cell table:formula="of:=IF([.D255]=0;1;0)*[.E255]" office:value-type="float" office:value="0.015352994" calcext:value-type="float">
            <text:p>0,0153529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ax()-X</text:p>
          </table:table-cell>
          <table:table-cell office:value-type="string" calcext:value-type="string">
            <text:p>0.015298913</text:p>
          </table:table-cell>
          <table:table-cell table:style-name="ce3" table:formula="of:=IF(ISNUMBER(FIND(&quot;Acc&quot;;[.A256]))=1;1;0)" office:value-type="float" office:value="1" calcext:value-type="float">
            <text:p>1</text:p>
          </table:table-cell>
          <table:table-cell table:style-name="ce4" table:formula="of:=IF(LEFT([.A383];1)=&quot;f&quot;;1;0)" office:value-type="float" office:value="1" calcext:value-type="float">
            <text:p>1</text:p>
          </table:table-cell>
          <table:table-cell table:formula="of:=SUBSTITUTE([.B256]; &quot;.&quot;; &quot;,&quot;)*1" office:value-type="float" office:value="0.015298913" calcext:value-type="float">
            <text:p>0,015298913</text:p>
          </table:table-cell>
          <table:table-cell table:formula="of:=[.E256]*[.C256]" office:value-type="float" office:value="0.015298913" calcext:value-type="float">
            <text:p>0,015298913</text:p>
          </table:table-cell>
          <table:table-cell table:formula="of:=IF([.C256]=0;1;0)*[.E256]" office:value-type="float" office:value="0" calcext:value-type="float">
            <text:p>0</text:p>
          </table:table-cell>
          <table:table-cell table:formula="of:=[.E256]*[.D256]" office:value-type="float" office:value="0.015298913" calcext:value-type="float">
            <text:p>0,015298913</text:p>
          </table:table-cell>
          <table:table-cell table:formula="of:=IF([.D256]=0;1;0)*[.E25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std()-Y</text:p>
          </table:table-cell>
          <table:table-cell office:value-type="string" calcext:value-type="string">
            <text:p>0.015263985</text:p>
          </table:table-cell>
          <table:table-cell table:style-name="ce3" table:formula="of:=IF(ISNUMBER(FIND(&quot;Acc&quot;;[.A257]))=1;1;0)" office:value-type="float" office:value="1" calcext:value-type="float">
            <text:p>1</text:p>
          </table:table-cell>
          <table:table-cell table:style-name="ce4" table:formula="of:=IF(LEFT([.A384];1)=&quot;f&quot;;1;0)" office:value-type="float" office:value="1" calcext:value-type="float">
            <text:p>1</text:p>
          </table:table-cell>
          <table:table-cell table:formula="of:=SUBSTITUTE([.B257]; &quot;.&quot;; &quot;,&quot;)*1" office:value-type="float" office:value="0.015263985" calcext:value-type="float">
            <text:p>0,015263985</text:p>
          </table:table-cell>
          <table:table-cell table:formula="of:=[.E257]*[.C257]" office:value-type="float" office:value="0.015263985" calcext:value-type="float">
            <text:p>0,015263985</text:p>
          </table:table-cell>
          <table:table-cell table:formula="of:=IF([.C257]=0;1;0)*[.E257]" office:value-type="float" office:value="0" calcext:value-type="float">
            <text:p>0</text:p>
          </table:table-cell>
          <table:table-cell table:formula="of:=[.E257]*[.D257]" office:value-type="float" office:value="0.015263985" calcext:value-type="float">
            <text:p>0,015263985</text:p>
          </table:table-cell>
          <table:table-cell table:formula="of:=IF([.D257]=0;1;0)*[.E25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ean()-Z</text:p>
          </table:table-cell>
          <table:table-cell office:value-type="string" calcext:value-type="string">
            <text:p>0.015242148</text:p>
          </table:table-cell>
          <table:table-cell table:style-name="ce3" table:formula="of:=IF(ISNUMBER(FIND(&quot;Acc&quot;;[.A258]))=1;1;0)" office:value-type="float" office:value="1" calcext:value-type="float">
            <text:p>1</text:p>
          </table:table-cell>
          <table:table-cell table:style-name="ce4" table:formula="of:=IF(LEFT([.A385];1)=&quot;f&quot;;1;0)" office:value-type="float" office:value="0" calcext:value-type="float">
            <text:p>0</text:p>
          </table:table-cell>
          <table:table-cell table:formula="of:=SUBSTITUTE([.B258]; &quot;.&quot;; &quot;,&quot;)*1" office:value-type="float" office:value="0.015242148" calcext:value-type="float">
            <text:p>0,015242148</text:p>
          </table:table-cell>
          <table:table-cell table:formula="of:=[.E258]*[.C258]" office:value-type="float" office:value="0.015242148" calcext:value-type="float">
            <text:p>0,015242148</text:p>
          </table:table-cell>
          <table:table-cell table:formula="of:=IF([.C258]=0;1;0)*[.E258]" office:value-type="float" office:value="0" calcext:value-type="float">
            <text:p>0</text:p>
          </table:table-cell>
          <table:table-cell table:formula="of:=[.E258]*[.D258]" office:value-type="float" office:value="0" calcext:value-type="float">
            <text:p>0</text:p>
          </table:table-cell>
          <table:table-cell table:formula="of:=IF([.D258]=0;1;0)*[.E258]" office:value-type="float" office:value="0.015242148" calcext:value-type="float">
            <text:p>0,0152421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ad()-Z</text:p>
          </table:table-cell>
          <table:table-cell office:value-type="string" calcext:value-type="string">
            <text:p>0.015225993</text:p>
          </table:table-cell>
          <table:table-cell table:style-name="ce3" table:formula="of:=IF(ISNUMBER(FIND(&quot;Acc&quot;;[.A259]))=1;1;0)" office:value-type="float" office:value="1" calcext:value-type="float">
            <text:p>1</text:p>
          </table:table-cell>
          <table:table-cell table:style-name="ce4" table:formula="of:=IF(LEFT([.A386];1)=&quot;f&quot;;1;0)" office:value-type="float" office:value="0" calcext:value-type="float">
            <text:p>0</text:p>
          </table:table-cell>
          <table:table-cell table:formula="of:=SUBSTITUTE([.B259]; &quot;.&quot;; &quot;,&quot;)*1" office:value-type="float" office:value="0.015225993" calcext:value-type="float">
            <text:p>0,015225993</text:p>
          </table:table-cell>
          <table:table-cell table:formula="of:=[.E259]*[.C259]" office:value-type="float" office:value="0.015225993" calcext:value-type="float">
            <text:p>0,015225993</text:p>
          </table:table-cell>
          <table:table-cell table:formula="of:=IF([.C259]=0;1;0)*[.E259]" office:value-type="float" office:value="0" calcext:value-type="float">
            <text:p>0</text:p>
          </table:table-cell>
          <table:table-cell table:formula="of:=[.E259]*[.D259]" office:value-type="float" office:value="0" calcext:value-type="float">
            <text:p>0</text:p>
          </table:table-cell>
          <table:table-cell table:formula="of:=IF([.D259]=0;1;0)*[.E259]" office:value-type="float" office:value="0.015225993" calcext:value-type="float">
            <text:p>0,0152259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ean()-Y</text:p>
          </table:table-cell>
          <table:table-cell office:value-type="string" calcext:value-type="string">
            <text:p>0.015141664</text:p>
          </table:table-cell>
          <table:table-cell table:style-name="ce3" table:formula="of:=IF(ISNUMBER(FIND(&quot;Acc&quot;;[.A260]))=1;1;0)" office:value-type="float" office:value="1" calcext:value-type="float">
            <text:p>1</text:p>
          </table:table-cell>
          <table:table-cell table:style-name="ce4" table:formula="of:=IF(LEFT([.A387];1)=&quot;f&quot;;1;0)" office:value-type="float" office:value="1" calcext:value-type="float">
            <text:p>1</text:p>
          </table:table-cell>
          <table:table-cell table:formula="of:=SUBSTITUTE([.B260]; &quot;.&quot;; &quot;,&quot;)*1" office:value-type="float" office:value="0.015141664" calcext:value-type="float">
            <text:p>0,015141664</text:p>
          </table:table-cell>
          <table:table-cell table:formula="of:=[.E260]*[.C260]" office:value-type="float" office:value="0.015141664" calcext:value-type="float">
            <text:p>0,015141664</text:p>
          </table:table-cell>
          <table:table-cell table:formula="of:=IF([.C260]=0;1;0)*[.E260]" office:value-type="float" office:value="0" calcext:value-type="float">
            <text:p>0</text:p>
          </table:table-cell>
          <table:table-cell table:formula="of:=[.E260]*[.D260]" office:value-type="float" office:value="0.015141664" calcext:value-type="float">
            <text:p>0,015141664</text:p>
          </table:table-cell>
          <table:table-cell table:formula="of:=IF([.D260]=0;1;0)*[.E26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std()</text:p>
          </table:table-cell>
          <table:table-cell office:value-type="string" calcext:value-type="string">
            <text:p>0.015077566</text:p>
          </table:table-cell>
          <table:table-cell table:style-name="ce3" table:formula="of:=IF(ISNUMBER(FIND(&quot;Acc&quot;;[.A261]))=1;1;0)" office:value-type="float" office:value="1" calcext:value-type="float">
            <text:p>1</text:p>
          </table:table-cell>
          <table:table-cell table:style-name="ce4" table:formula="of:=IF(LEFT([.A388];1)=&quot;f&quot;;1;0)" office:value-type="float" office:value="1" calcext:value-type="float">
            <text:p>1</text:p>
          </table:table-cell>
          <table:table-cell table:formula="of:=SUBSTITUTE([.B261]; &quot;.&quot;; &quot;,&quot;)*1" office:value-type="float" office:value="0.015077566" calcext:value-type="float">
            <text:p>0,015077566</text:p>
          </table:table-cell>
          <table:table-cell table:formula="of:=[.E261]*[.C261]" office:value-type="float" office:value="0.015077566" calcext:value-type="float">
            <text:p>0,015077566</text:p>
          </table:table-cell>
          <table:table-cell table:formula="of:=IF([.C261]=0;1;0)*[.E261]" office:value-type="float" office:value="0" calcext:value-type="float">
            <text:p>0</text:p>
          </table:table-cell>
          <table:table-cell table:formula="of:=[.E261]*[.D261]" office:value-type="float" office:value="0.015077566" calcext:value-type="float">
            <text:p>0,015077566</text:p>
          </table:table-cell>
          <table:table-cell table:formula="of:=IF([.D261]=0;1;0)*[.E26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entropy()-X</text:p>
          </table:table-cell>
          <table:table-cell office:value-type="string" calcext:value-type="string">
            <text:p>0.014948</text:p>
          </table:table-cell>
          <table:table-cell table:style-name="ce3" table:formula="of:=IF(ISNUMBER(FIND(&quot;Acc&quot;;[.A262]))=1;1;0)" office:value-type="float" office:value="0" calcext:value-type="float">
            <text:p>0</text:p>
          </table:table-cell>
          <table:table-cell table:style-name="ce4" table:formula="of:=IF(LEFT([.A389];1)=&quot;f&quot;;1;0)" office:value-type="float" office:value="0" calcext:value-type="float">
            <text:p>0</text:p>
          </table:table-cell>
          <table:table-cell table:formula="of:=SUBSTITUTE([.B262]; &quot;.&quot;; &quot;,&quot;)*1" office:value-type="float" office:value="0.014948" calcext:value-type="float">
            <text:p>0,014948</text:p>
          </table:table-cell>
          <table:table-cell table:formula="of:=[.E262]*[.C262]" office:value-type="float" office:value="0" calcext:value-type="float">
            <text:p>0</text:p>
          </table:table-cell>
          <table:table-cell table:formula="of:=IF([.C262]=0;1;0)*[.E262]" office:value-type="float" office:value="0.014948" calcext:value-type="float">
            <text:p>0,014948</text:p>
          </table:table-cell>
          <table:table-cell table:formula="of:=[.E262]*[.D262]" office:value-type="float" office:value="0" calcext:value-type="float">
            <text:p>0</text:p>
          </table:table-cell>
          <table:table-cell table:formula="of:=IF([.D262]=0;1;0)*[.E262]" office:value-type="float" office:value="0.014948" calcext:value-type="float">
            <text:p>0,0149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std()-Z</text:p>
          </table:table-cell>
          <table:table-cell office:value-type="string" calcext:value-type="string">
            <text:p>0.014899311</text:p>
          </table:table-cell>
          <table:table-cell table:style-name="ce3" table:formula="of:=IF(ISNUMBER(FIND(&quot;Acc&quot;;[.A263]))=1;1;0)" office:value-type="float" office:value="1" calcext:value-type="float">
            <text:p>1</text:p>
          </table:table-cell>
          <table:table-cell table:style-name="ce4" table:formula="of:=IF(LEFT([.A390];1)=&quot;f&quot;;1;0)" office:value-type="float" office:value="0" calcext:value-type="float">
            <text:p>0</text:p>
          </table:table-cell>
          <table:table-cell table:formula="of:=SUBSTITUTE([.B263]; &quot;.&quot;; &quot;,&quot;)*1" office:value-type="float" office:value="0.014899311" calcext:value-type="float">
            <text:p>0,014899311</text:p>
          </table:table-cell>
          <table:table-cell table:formula="of:=[.E263]*[.C263]" office:value-type="float" office:value="0.014899311" calcext:value-type="float">
            <text:p>0,014899311</text:p>
          </table:table-cell>
          <table:table-cell table:formula="of:=IF([.C263]=0;1;0)*[.E263]" office:value-type="float" office:value="0" calcext:value-type="float">
            <text:p>0</text:p>
          </table:table-cell>
          <table:table-cell table:formula="of:=[.E263]*[.D263]" office:value-type="float" office:value="0" calcext:value-type="float">
            <text:p>0</text:p>
          </table:table-cell>
          <table:table-cell table:formula="of:=IF([.D263]=0;1;0)*[.E263]" office:value-type="float" office:value="0.014899311" calcext:value-type="float">
            <text:p>0,0148993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std()-Y</text:p>
          </table:table-cell>
          <table:table-cell office:value-type="string" calcext:value-type="string">
            <text:p>0.014816421</text:p>
          </table:table-cell>
          <table:table-cell table:style-name="ce3" table:formula="of:=IF(ISNUMBER(FIND(&quot;Acc&quot;;[.A264]))=1;1;0)" office:value-type="float" office:value="1" calcext:value-type="float">
            <text:p>1</text:p>
          </table:table-cell>
          <table:table-cell table:style-name="ce4" table:formula="of:=IF(LEFT([.A391];1)=&quot;f&quot;;1;0)" office:value-type="float" office:value="1" calcext:value-type="float">
            <text:p>1</text:p>
          </table:table-cell>
          <table:table-cell table:formula="of:=SUBSTITUTE([.B264]; &quot;.&quot;; &quot;,&quot;)*1" office:value-type="float" office:value="0.014816421" calcext:value-type="float">
            <text:p>0,014816421</text:p>
          </table:table-cell>
          <table:table-cell table:formula="of:=[.E264]*[.C264]" office:value-type="float" office:value="0.014816421" calcext:value-type="float">
            <text:p>0,014816421</text:p>
          </table:table-cell>
          <table:table-cell table:formula="of:=IF([.C264]=0;1;0)*[.E264]" office:value-type="float" office:value="0" calcext:value-type="float">
            <text:p>0</text:p>
          </table:table-cell>
          <table:table-cell table:formula="of:=[.E264]*[.D264]" office:value-type="float" office:value="0.014816421" calcext:value-type="float">
            <text:p>0,014816421</text:p>
          </table:table-cell>
          <table:table-cell table:formula="of:=IF([.D264]=0;1;0)*[.E26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Z,3</text:p>
          </table:table-cell>
          <table:table-cell office:value-type="string" calcext:value-type="string">
            <text:p>0.014800538</text:p>
          </table:table-cell>
          <table:table-cell table:style-name="ce3" table:formula="of:=IF(ISNUMBER(FIND(&quot;Acc&quot;;[.A265]))=1;1;0)" office:value-type="float" office:value="1" calcext:value-type="float">
            <text:p>1</text:p>
          </table:table-cell>
          <table:table-cell table:style-name="ce4" table:formula="of:=IF(LEFT([.A392];1)=&quot;f&quot;;1;0)" office:value-type="float" office:value="1" calcext:value-type="float">
            <text:p>1</text:p>
          </table:table-cell>
          <table:table-cell table:formula="of:=SUBSTITUTE([.B265]; &quot;.&quot;; &quot;,&quot;)*1" office:value-type="float" office:value="0.014800538" calcext:value-type="float">
            <text:p>0,014800538</text:p>
          </table:table-cell>
          <table:table-cell table:formula="of:=[.E265]*[.C265]" office:value-type="float" office:value="0.014800538" calcext:value-type="float">
            <text:p>0,014800538</text:p>
          </table:table-cell>
          <table:table-cell table:formula="of:=IF([.C265]=0;1;0)*[.E265]" office:value-type="float" office:value="0" calcext:value-type="float">
            <text:p>0</text:p>
          </table:table-cell>
          <table:table-cell table:formula="of:=[.E265]*[.D265]" office:value-type="float" office:value="0.014800538" calcext:value-type="float">
            <text:p>0,014800538</text:p>
          </table:table-cell>
          <table:table-cell table:formula="of:=IF([.D265]=0;1;0)*[.E26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sma()</text:p>
          </table:table-cell>
          <table:table-cell office:value-type="string" calcext:value-type="string">
            <text:p>0.014783385</text:p>
          </table:table-cell>
          <table:table-cell table:style-name="ce3" table:formula="of:=IF(ISNUMBER(FIND(&quot;Acc&quot;;[.A266]))=1;1;0)" office:value-type="float" office:value="1" calcext:value-type="float">
            <text:p>1</text:p>
          </table:table-cell>
          <table:table-cell table:style-name="ce4" table:formula="of:=IF(LEFT([.A393];1)=&quot;f&quot;;1;0)" office:value-type="float" office:value="0" calcext:value-type="float">
            <text:p>0</text:p>
          </table:table-cell>
          <table:table-cell table:formula="of:=SUBSTITUTE([.B266]; &quot;.&quot;; &quot;,&quot;)*1" office:value-type="float" office:value="0.014783385" calcext:value-type="float">
            <text:p>0,014783385</text:p>
          </table:table-cell>
          <table:table-cell table:formula="of:=[.E266]*[.C266]" office:value-type="float" office:value="0.014783385" calcext:value-type="float">
            <text:p>0,014783385</text:p>
          </table:table-cell>
          <table:table-cell table:formula="of:=IF([.C266]=0;1;0)*[.E266]" office:value-type="float" office:value="0" calcext:value-type="float">
            <text:p>0</text:p>
          </table:table-cell>
          <table:table-cell table:formula="of:=[.E266]*[.D266]" office:value-type="float" office:value="0" calcext:value-type="float">
            <text:p>0</text:p>
          </table:table-cell>
          <table:table-cell table:formula="of:=IF([.D266]=0;1;0)*[.E266]" office:value-type="float" office:value="0.014783385" calcext:value-type="float">
            <text:p>0,0147833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mean()</text:p>
          </table:table-cell>
          <table:table-cell office:value-type="string" calcext:value-type="string">
            <text:p>0.014783385</text:p>
          </table:table-cell>
          <table:table-cell table:style-name="ce3" table:formula="of:=IF(ISNUMBER(FIND(&quot;Acc&quot;;[.A267]))=1;1;0)" office:value-type="float" office:value="1" calcext:value-type="float">
            <text:p>1</text:p>
          </table:table-cell>
          <table:table-cell table:style-name="ce4" table:formula="of:=IF(LEFT([.A394];1)=&quot;f&quot;;1;0)" office:value-type="float" office:value="0" calcext:value-type="float">
            <text:p>0</text:p>
          </table:table-cell>
          <table:table-cell table:formula="of:=SUBSTITUTE([.B267]; &quot;.&quot;; &quot;,&quot;)*1" office:value-type="float" office:value="0.014783385" calcext:value-type="float">
            <text:p>0,014783385</text:p>
          </table:table-cell>
          <table:table-cell table:formula="of:=[.E267]*[.C267]" office:value-type="float" office:value="0.014783385" calcext:value-type="float">
            <text:p>0,014783385</text:p>
          </table:table-cell>
          <table:table-cell table:formula="of:=IF([.C267]=0;1;0)*[.E267]" office:value-type="float" office:value="0" calcext:value-type="float">
            <text:p>0</text:p>
          </table:table-cell>
          <table:table-cell table:formula="of:=[.E267]*[.D267]" office:value-type="float" office:value="0" calcext:value-type="float">
            <text:p>0</text:p>
          </table:table-cell>
          <table:table-cell table:formula="of:=IF([.D267]=0;1;0)*[.E267]" office:value-type="float" office:value="0.014783385" calcext:value-type="float">
            <text:p>0,0147833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sma()</text:p>
          </table:table-cell>
          <table:table-cell office:value-type="string" calcext:value-type="string">
            <text:p>0.014783385</text:p>
          </table:table-cell>
          <table:table-cell table:style-name="ce3" table:formula="of:=IF(ISNUMBER(FIND(&quot;Acc&quot;;[.A268]))=1;1;0)" office:value-type="float" office:value="1" calcext:value-type="float">
            <text:p>1</text:p>
          </table:table-cell>
          <table:table-cell table:style-name="ce4" table:formula="of:=IF(LEFT([.A395];1)=&quot;f&quot;;1;0)" office:value-type="float" office:value="0" calcext:value-type="float">
            <text:p>0</text:p>
          </table:table-cell>
          <table:table-cell table:formula="of:=SUBSTITUTE([.B268]; &quot;.&quot;; &quot;,&quot;)*1" office:value-type="float" office:value="0.014783385" calcext:value-type="float">
            <text:p>0,014783385</text:p>
          </table:table-cell>
          <table:table-cell table:formula="of:=[.E268]*[.C268]" office:value-type="float" office:value="0.014783385" calcext:value-type="float">
            <text:p>0,014783385</text:p>
          </table:table-cell>
          <table:table-cell table:formula="of:=IF([.C268]=0;1;0)*[.E268]" office:value-type="float" office:value="0" calcext:value-type="float">
            <text:p>0</text:p>
          </table:table-cell>
          <table:table-cell table:formula="of:=[.E268]*[.D268]" office:value-type="float" office:value="0" calcext:value-type="float">
            <text:p>0</text:p>
          </table:table-cell>
          <table:table-cell table:formula="of:=IF([.D268]=0;1;0)*[.E268]" office:value-type="float" office:value="0.014783385" calcext:value-type="float">
            <text:p>0,0147833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mean()</text:p>
          </table:table-cell>
          <table:table-cell office:value-type="string" calcext:value-type="string">
            <text:p>0.014783385</text:p>
          </table:table-cell>
          <table:table-cell table:style-name="ce3" table:formula="of:=IF(ISNUMBER(FIND(&quot;Acc&quot;;[.A269]))=1;1;0)" office:value-type="float" office:value="1" calcext:value-type="float">
            <text:p>1</text:p>
          </table:table-cell>
          <table:table-cell table:style-name="ce4" table:formula="of:=IF(LEFT([.A396];1)=&quot;f&quot;;1;0)" office:value-type="float" office:value="1" calcext:value-type="float">
            <text:p>1</text:p>
          </table:table-cell>
          <table:table-cell table:formula="of:=SUBSTITUTE([.B269]; &quot;.&quot;; &quot;,&quot;)*1" office:value-type="float" office:value="0.014783385" calcext:value-type="float">
            <text:p>0,014783385</text:p>
          </table:table-cell>
          <table:table-cell table:formula="of:=[.E269]*[.C269]" office:value-type="float" office:value="0.014783385" calcext:value-type="float">
            <text:p>0,014783385</text:p>
          </table:table-cell>
          <table:table-cell table:formula="of:=IF([.C269]=0;1;0)*[.E269]" office:value-type="float" office:value="0" calcext:value-type="float">
            <text:p>0</text:p>
          </table:table-cell>
          <table:table-cell table:formula="of:=[.E269]*[.D269]" office:value-type="float" office:value="0.014783385" calcext:value-type="float">
            <text:p>0,014783385</text:p>
          </table:table-cell>
          <table:table-cell table:formula="of:=IF([.D269]=0;1;0)*[.E26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arCoeff()4</text:p>
          </table:table-cell>
          <table:table-cell office:value-type="string" calcext:value-type="string">
            <text:p>0.014638196</text:p>
          </table:table-cell>
          <table:table-cell table:style-name="ce3" table:formula="of:=IF(ISNUMBER(FIND(&quot;Acc&quot;;[.A270]))=1;1;0)" office:value-type="float" office:value="1" calcext:value-type="float">
            <text:p>1</text:p>
          </table:table-cell>
          <table:table-cell table:style-name="ce4" table:formula="of:=IF(LEFT([.A397];1)=&quot;f&quot;;1;0)" office:value-type="float" office:value="1" calcext:value-type="float">
            <text:p>1</text:p>
          </table:table-cell>
          <table:table-cell table:formula="of:=SUBSTITUTE([.B270]; &quot;.&quot;; &quot;,&quot;)*1" office:value-type="float" office:value="0.014638196" calcext:value-type="float">
            <text:p>0,014638196</text:p>
          </table:table-cell>
          <table:table-cell table:formula="of:=[.E270]*[.C270]" office:value-type="float" office:value="0.014638196" calcext:value-type="float">
            <text:p>0,014638196</text:p>
          </table:table-cell>
          <table:table-cell table:formula="of:=IF([.C270]=0;1;0)*[.E270]" office:value-type="float" office:value="0" calcext:value-type="float">
            <text:p>0</text:p>
          </table:table-cell>
          <table:table-cell table:formula="of:=[.E270]*[.D270]" office:value-type="float" office:value="0.014638196" calcext:value-type="float">
            <text:p>0,014638196</text:p>
          </table:table-cell>
          <table:table-cell table:formula="of:=IF([.D270]=0;1;0)*[.E27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arCoeff()4</text:p>
          </table:table-cell>
          <table:table-cell office:value-type="string" calcext:value-type="string">
            <text:p>0.014638196</text:p>
          </table:table-cell>
          <table:table-cell table:style-name="ce3" table:formula="of:=IF(ISNUMBER(FIND(&quot;Acc&quot;;[.A271]))=1;1;0)" office:value-type="float" office:value="1" calcext:value-type="float">
            <text:p>1</text:p>
          </table:table-cell>
          <table:table-cell table:style-name="ce4" table:formula="of:=IF(LEFT([.A398];1)=&quot;f&quot;;1;0)" office:value-type="float" office:value="0" calcext:value-type="float">
            <text:p>0</text:p>
          </table:table-cell>
          <table:table-cell table:formula="of:=SUBSTITUTE([.B271]; &quot;.&quot;; &quot;,&quot;)*1" office:value-type="float" office:value="0.014638196" calcext:value-type="float">
            <text:p>0,014638196</text:p>
          </table:table-cell>
          <table:table-cell table:formula="of:=[.E271]*[.C271]" office:value-type="float" office:value="0.014638196" calcext:value-type="float">
            <text:p>0,014638196</text:p>
          </table:table-cell>
          <table:table-cell table:formula="of:=IF([.C271]=0;1;0)*[.E271]" office:value-type="float" office:value="0" calcext:value-type="float">
            <text:p>0</text:p>
          </table:table-cell>
          <table:table-cell table:formula="of:=[.E271]*[.D271]" office:value-type="float" office:value="0" calcext:value-type="float">
            <text:p>0</text:p>
          </table:table-cell>
          <table:table-cell table:formula="of:=IF([.D271]=0;1;0)*[.E271]" office:value-type="float" office:value="0.014638196" calcext:value-type="float">
            <text:p>0,0146381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ax()-Z</text:p>
          </table:table-cell>
          <table:table-cell office:value-type="string" calcext:value-type="string">
            <text:p>0.014574385</text:p>
          </table:table-cell>
          <table:table-cell table:style-name="ce3" table:formula="of:=IF(ISNUMBER(FIND(&quot;Acc&quot;;[.A272]))=1;1;0)" office:value-type="float" office:value="0" calcext:value-type="float">
            <text:p>0</text:p>
          </table:table-cell>
          <table:table-cell table:style-name="ce4" table:formula="of:=IF(LEFT([.A399];1)=&quot;f&quot;;1;0)" office:value-type="float" office:value="0" calcext:value-type="float">
            <text:p>0</text:p>
          </table:table-cell>
          <table:table-cell table:formula="of:=SUBSTITUTE([.B272]; &quot;.&quot;; &quot;,&quot;)*1" office:value-type="float" office:value="0.014574385" calcext:value-type="float">
            <text:p>0,014574385</text:p>
          </table:table-cell>
          <table:table-cell table:formula="of:=[.E272]*[.C272]" office:value-type="float" office:value="0" calcext:value-type="float">
            <text:p>0</text:p>
          </table:table-cell>
          <table:table-cell table:formula="of:=IF([.C272]=0;1;0)*[.E272]" office:value-type="float" office:value="0.014574385" calcext:value-type="float">
            <text:p>0,014574385</text:p>
          </table:table-cell>
          <table:table-cell table:formula="of:=[.E272]*[.D272]" office:value-type="float" office:value="0" calcext:value-type="float">
            <text:p>0</text:p>
          </table:table-cell>
          <table:table-cell table:formula="of:=IF([.D272]=0;1;0)*[.E272]" office:value-type="float" office:value="0.014574385" calcext:value-type="float">
            <text:p>0,0145743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Z,3</text:p>
          </table:table-cell>
          <table:table-cell office:value-type="string" calcext:value-type="string">
            <text:p>0.01455054</text:p>
          </table:table-cell>
          <table:table-cell table:style-name="ce3" table:formula="of:=IF(ISNUMBER(FIND(&quot;Acc&quot;;[.A273]))=1;1;0)" office:value-type="float" office:value="1" calcext:value-type="float">
            <text:p>1</text:p>
          </table:table-cell>
          <table:table-cell table:style-name="ce4" table:formula="of:=IF(LEFT([.A400];1)=&quot;f&quot;;1;0)" office:value-type="float" office:value="0" calcext:value-type="float">
            <text:p>0</text:p>
          </table:table-cell>
          <table:table-cell table:formula="of:=SUBSTITUTE([.B273]; &quot;.&quot;; &quot;,&quot;)*1" office:value-type="float" office:value="0.01455054" calcext:value-type="float">
            <text:p>0,01455054</text:p>
          </table:table-cell>
          <table:table-cell table:formula="of:=[.E273]*[.C273]" office:value-type="float" office:value="0.01455054" calcext:value-type="float">
            <text:p>0,01455054</text:p>
          </table:table-cell>
          <table:table-cell table:formula="of:=IF([.C273]=0;1;0)*[.E273]" office:value-type="float" office:value="0" calcext:value-type="float">
            <text:p>0</text:p>
          </table:table-cell>
          <table:table-cell table:formula="of:=[.E273]*[.D273]" office:value-type="float" office:value="0" calcext:value-type="float">
            <text:p>0</text:p>
          </table:table-cell>
          <table:table-cell table:formula="of:=IF([.D273]=0;1;0)*[.E273]" office:value-type="float" office:value="0.01455054" calcext:value-type="float">
            <text:p>0,014550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iqr()-Y</text:p>
          </table:table-cell>
          <table:table-cell office:value-type="string" calcext:value-type="string">
            <text:p>0.014496828</text:p>
          </table:table-cell>
          <table:table-cell table:style-name="ce3" table:formula="of:=IF(ISNUMBER(FIND(&quot;Acc&quot;;[.A274]))=1;1;0)" office:value-type="float" office:value="0" calcext:value-type="float">
            <text:p>0</text:p>
          </table:table-cell>
          <table:table-cell table:style-name="ce4" table:formula="of:=IF(LEFT([.A401];1)=&quot;f&quot;;1;0)" office:value-type="float" office:value="1" calcext:value-type="float">
            <text:p>1</text:p>
          </table:table-cell>
          <table:table-cell table:formula="of:=SUBSTITUTE([.B274]; &quot;.&quot;; &quot;,&quot;)*1" office:value-type="float" office:value="0.014496828" calcext:value-type="float">
            <text:p>0,014496828</text:p>
          </table:table-cell>
          <table:table-cell table:formula="of:=[.E274]*[.C274]" office:value-type="float" office:value="0" calcext:value-type="float">
            <text:p>0</text:p>
          </table:table-cell>
          <table:table-cell table:formula="of:=IF([.C274]=0;1;0)*[.E274]" office:value-type="float" office:value="0.014496828" calcext:value-type="float">
            <text:p>0,014496828</text:p>
          </table:table-cell>
          <table:table-cell table:formula="of:=[.E274]*[.D274]" office:value-type="float" office:value="0.014496828" calcext:value-type="float">
            <text:p>0,014496828</text:p>
          </table:table-cell>
          <table:table-cell table:formula="of:=IF([.D274]=0;1;0)*[.E27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ad()-X</text:p>
          </table:table-cell>
          <table:table-cell office:value-type="string" calcext:value-type="string">
            <text:p>0.014405999</text:p>
          </table:table-cell>
          <table:table-cell table:style-name="ce3" table:formula="of:=IF(ISNUMBER(FIND(&quot;Acc&quot;;[.A275]))=1;1;0)" office:value-type="float" office:value="1" calcext:value-type="float">
            <text:p>1</text:p>
          </table:table-cell>
          <table:table-cell table:style-name="ce4" table:formula="of:=IF(LEFT([.A402];1)=&quot;f&quot;;1;0)" office:value-type="float" office:value="1" calcext:value-type="float">
            <text:p>1</text:p>
          </table:table-cell>
          <table:table-cell table:formula="of:=SUBSTITUTE([.B275]; &quot;.&quot;; &quot;,&quot;)*1" office:value-type="float" office:value="0.014405999" calcext:value-type="float">
            <text:p>0,014405999</text:p>
          </table:table-cell>
          <table:table-cell table:formula="of:=[.E275]*[.C275]" office:value-type="float" office:value="0.014405999" calcext:value-type="float">
            <text:p>0,014405999</text:p>
          </table:table-cell>
          <table:table-cell table:formula="of:=IF([.C275]=0;1;0)*[.E275]" office:value-type="float" office:value="0" calcext:value-type="float">
            <text:p>0</text:p>
          </table:table-cell>
          <table:table-cell table:formula="of:=[.E275]*[.D275]" office:value-type="float" office:value="0.014405999" calcext:value-type="float">
            <text:p>0,014405999</text:p>
          </table:table-cell>
          <table:table-cell table:formula="of:=IF([.D275]=0;1;0)*[.E27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std()-Y</text:p>
          </table:table-cell>
          <table:table-cell office:value-type="string" calcext:value-type="string">
            <text:p>0.014385327</text:p>
          </table:table-cell>
          <table:table-cell table:style-name="ce3" table:formula="of:=IF(ISNUMBER(FIND(&quot;Acc&quot;;[.A276]))=1;1;0)" office:value-type="float" office:value="0" calcext:value-type="float">
            <text:p>0</text:p>
          </table:table-cell>
          <table:table-cell table:style-name="ce4" table:formula="of:=IF(LEFT([.A403];1)=&quot;f&quot;;1;0)" office:value-type="float" office:value="1" calcext:value-type="float">
            <text:p>1</text:p>
          </table:table-cell>
          <table:table-cell table:formula="of:=SUBSTITUTE([.B276]; &quot;.&quot;; &quot;,&quot;)*1" office:value-type="float" office:value="0.014385327" calcext:value-type="float">
            <text:p>0,014385327</text:p>
          </table:table-cell>
          <table:table-cell table:formula="of:=[.E276]*[.C276]" office:value-type="float" office:value="0" calcext:value-type="float">
            <text:p>0</text:p>
          </table:table-cell>
          <table:table-cell table:formula="of:=IF([.C276]=0;1;0)*[.E276]" office:value-type="float" office:value="0.014385327" calcext:value-type="float">
            <text:p>0,014385327</text:p>
          </table:table-cell>
          <table:table-cell table:formula="of:=[.E276]*[.D276]" office:value-type="float" office:value="0.014385327" calcext:value-type="float">
            <text:p>0,014385327</text:p>
          </table:table-cell>
          <table:table-cell table:formula="of:=IF([.D276]=0;1;0)*[.E27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,8</text:p>
          </table:table-cell>
          <table:table-cell office:value-type="string" calcext:value-type="string">
            <text:p>0.014350145</text:p>
          </table:table-cell>
          <table:table-cell table:style-name="ce3" table:formula="of:=IF(ISNUMBER(FIND(&quot;Acc&quot;;[.A277]))=1;1;0)" office:value-type="float" office:value="1" calcext:value-type="float">
            <text:p>1</text:p>
          </table:table-cell>
          <table:table-cell table:style-name="ce4" table:formula="of:=IF(LEFT([.A404];1)=&quot;f&quot;;1;0)" office:value-type="float" office:value="1" calcext:value-type="float">
            <text:p>1</text:p>
          </table:table-cell>
          <table:table-cell table:formula="of:=SUBSTITUTE([.B277]; &quot;.&quot;; &quot;,&quot;)*1" office:value-type="float" office:value="0.014350145" calcext:value-type="float">
            <text:p>0,014350145</text:p>
          </table:table-cell>
          <table:table-cell table:formula="of:=[.E277]*[.C277]" office:value-type="float" office:value="0.014350145" calcext:value-type="float">
            <text:p>0,014350145</text:p>
          </table:table-cell>
          <table:table-cell table:formula="of:=IF([.C277]=0;1;0)*[.E277]" office:value-type="float" office:value="0" calcext:value-type="float">
            <text:p>0</text:p>
          </table:table-cell>
          <table:table-cell table:formula="of:=[.E277]*[.D277]" office:value-type="float" office:value="0.014350145" calcext:value-type="float">
            <text:p>0,014350145</text:p>
          </table:table-cell>
          <table:table-cell table:formula="of:=IF([.D277]=0;1;0)*[.E27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ean()-Z</text:p>
          </table:table-cell>
          <table:table-cell office:value-type="string" calcext:value-type="string">
            <text:p>0.014340947</text:p>
          </table:table-cell>
          <table:table-cell table:style-name="ce3" table:formula="of:=IF(ISNUMBER(FIND(&quot;Acc&quot;;[.A278]))=1;1;0)" office:value-type="float" office:value="1" calcext:value-type="float">
            <text:p>1</text:p>
          </table:table-cell>
          <table:table-cell table:style-name="ce4" table:formula="of:=IF(LEFT([.A405];1)=&quot;f&quot;;1;0)" office:value-type="float" office:value="0" calcext:value-type="float">
            <text:p>0</text:p>
          </table:table-cell>
          <table:table-cell table:formula="of:=SUBSTITUTE([.B278]; &quot;.&quot;; &quot;,&quot;)*1" office:value-type="float" office:value="0.014340947" calcext:value-type="float">
            <text:p>0,014340947</text:p>
          </table:table-cell>
          <table:table-cell table:formula="of:=[.E278]*[.C278]" office:value-type="float" office:value="0.014340947" calcext:value-type="float">
            <text:p>0,014340947</text:p>
          </table:table-cell>
          <table:table-cell table:formula="of:=IF([.C278]=0;1;0)*[.E278]" office:value-type="float" office:value="0" calcext:value-type="float">
            <text:p>0</text:p>
          </table:table-cell>
          <table:table-cell table:formula="of:=[.E278]*[.D278]" office:value-type="float" office:value="0" calcext:value-type="float">
            <text:p>0</text:p>
          </table:table-cell>
          <table:table-cell table:formula="of:=IF([.D278]=0;1;0)*[.E278]" office:value-type="float" office:value="0.014340947" calcext:value-type="float">
            <text:p>0,0143409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sma()</text:p>
          </table:table-cell>
          <table:table-cell office:value-type="string" calcext:value-type="string">
            <text:p>0.014321231</text:p>
          </table:table-cell>
          <table:table-cell table:style-name="ce3" table:formula="of:=IF(ISNUMBER(FIND(&quot;Acc&quot;;[.A279]))=1;1;0)" office:value-type="float" office:value="1" calcext:value-type="float">
            <text:p>1</text:p>
          </table:table-cell>
          <table:table-cell table:style-name="ce4" table:formula="of:=IF(LEFT([.A406];1)=&quot;f&quot;;1;0)" office:value-type="float" office:value="0" calcext:value-type="float">
            <text:p>0</text:p>
          </table:table-cell>
          <table:table-cell table:formula="of:=SUBSTITUTE([.B279]; &quot;.&quot;; &quot;,&quot;)*1" office:value-type="float" office:value="0.014321231" calcext:value-type="float">
            <text:p>0,014321231</text:p>
          </table:table-cell>
          <table:table-cell table:formula="of:=[.E279]*[.C279]" office:value-type="float" office:value="0.014321231" calcext:value-type="float">
            <text:p>0,014321231</text:p>
          </table:table-cell>
          <table:table-cell table:formula="of:=IF([.C279]=0;1;0)*[.E279]" office:value-type="float" office:value="0" calcext:value-type="float">
            <text:p>0</text:p>
          </table:table-cell>
          <table:table-cell table:formula="of:=[.E279]*[.D279]" office:value-type="float" office:value="0" calcext:value-type="float">
            <text:p>0</text:p>
          </table:table-cell>
          <table:table-cell table:formula="of:=IF([.D279]=0;1;0)*[.E279]" office:value-type="float" office:value="0.014321231" calcext:value-type="float">
            <text:p>0,0143212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std()-Z</text:p>
          </table:table-cell>
          <table:table-cell office:value-type="string" calcext:value-type="string">
            <text:p>0.01425951</text:p>
          </table:table-cell>
          <table:table-cell table:style-name="ce3" table:formula="of:=IF(ISNUMBER(FIND(&quot;Acc&quot;;[.A280]))=1;1;0)" office:value-type="float" office:value="1" calcext:value-type="float">
            <text:p>1</text:p>
          </table:table-cell>
          <table:table-cell table:style-name="ce4" table:formula="of:=IF(LEFT([.A407];1)=&quot;f&quot;;1;0)" office:value-type="float" office:value="0" calcext:value-type="float">
            <text:p>0</text:p>
          </table:table-cell>
          <table:table-cell table:formula="of:=SUBSTITUTE([.B280]; &quot;.&quot;; &quot;,&quot;)*1" office:value-type="float" office:value="0.01425951" calcext:value-type="float">
            <text:p>0,01425951</text:p>
          </table:table-cell>
          <table:table-cell table:formula="of:=[.E280]*[.C280]" office:value-type="float" office:value="0.01425951" calcext:value-type="float">
            <text:p>0,01425951</text:p>
          </table:table-cell>
          <table:table-cell table:formula="of:=IF([.C280]=0;1;0)*[.E280]" office:value-type="float" office:value="0" calcext:value-type="float">
            <text:p>0</text:p>
          </table:table-cell>
          <table:table-cell table:formula="of:=[.E280]*[.D280]" office:value-type="float" office:value="0" calcext:value-type="float">
            <text:p>0</text:p>
          </table:table-cell>
          <table:table-cell table:formula="of:=IF([.D280]=0;1;0)*[.E280]" office:value-type="float" office:value="0.01425951" calcext:value-type="float">
            <text:p>0,014259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X,4</text:p>
          </table:table-cell>
          <table:table-cell office:value-type="string" calcext:value-type="string">
            <text:p>0.014198119</text:p>
          </table:table-cell>
          <table:table-cell table:style-name="ce3" table:formula="of:=IF(ISNUMBER(FIND(&quot;Acc&quot;;[.A281]))=1;1;0)" office:value-type="float" office:value="0" calcext:value-type="float">
            <text:p>0</text:p>
          </table:table-cell>
          <table:table-cell table:style-name="ce4" table:formula="of:=IF(LEFT([.A408];1)=&quot;f&quot;;1;0)" office:value-type="float" office:value="1" calcext:value-type="float">
            <text:p>1</text:p>
          </table:table-cell>
          <table:table-cell table:formula="of:=SUBSTITUTE([.B281]; &quot;.&quot;; &quot;,&quot;)*1" office:value-type="float" office:value="0.014198119" calcext:value-type="float">
            <text:p>0,014198119</text:p>
          </table:table-cell>
          <table:table-cell table:formula="of:=[.E281]*[.C281]" office:value-type="float" office:value="0" calcext:value-type="float">
            <text:p>0</text:p>
          </table:table-cell>
          <table:table-cell table:formula="of:=IF([.C281]=0;1;0)*[.E281]" office:value-type="float" office:value="0.014198119" calcext:value-type="float">
            <text:p>0,014198119</text:p>
          </table:table-cell>
          <table:table-cell table:formula="of:=[.E281]*[.D281]" office:value-type="float" office:value="0.014198119" calcext:value-type="float">
            <text:p>0,014198119</text:p>
          </table:table-cell>
          <table:table-cell table:formula="of:=IF([.D281]=0;1;0)*[.E28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iqr()</text:p>
          </table:table-cell>
          <table:table-cell office:value-type="string" calcext:value-type="string">
            <text:p>0.014007302</text:p>
          </table:table-cell>
          <table:table-cell table:style-name="ce3" table:formula="of:=IF(ISNUMBER(FIND(&quot;Acc&quot;;[.A282]))=1;1;0)" office:value-type="float" office:value="0" calcext:value-type="float">
            <text:p>0</text:p>
          </table:table-cell>
          <table:table-cell table:style-name="ce4" table:formula="of:=IF(LEFT([.A409];1)=&quot;f&quot;;1;0)" office:value-type="float" office:value="1" calcext:value-type="float">
            <text:p>1</text:p>
          </table:table-cell>
          <table:table-cell table:formula="of:=SUBSTITUTE([.B282]; &quot;.&quot;; &quot;,&quot;)*1" office:value-type="float" office:value="0.014007302" calcext:value-type="float">
            <text:p>0,014007302</text:p>
          </table:table-cell>
          <table:table-cell table:formula="of:=[.E282]*[.C282]" office:value-type="float" office:value="0" calcext:value-type="float">
            <text:p>0</text:p>
          </table:table-cell>
          <table:table-cell table:formula="of:=IF([.C282]=0;1;0)*[.E282]" office:value-type="float" office:value="0.014007302" calcext:value-type="float">
            <text:p>0,014007302</text:p>
          </table:table-cell>
          <table:table-cell table:formula="of:=[.E282]*[.D282]" office:value-type="float" office:value="0.014007302" calcext:value-type="float">
            <text:p>0,014007302</text:p>
          </table:table-cell>
          <table:table-cell table:formula="of:=IF([.D282]=0;1;0)*[.E28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ad()-X</text:p>
          </table:table-cell>
          <table:table-cell office:value-type="string" calcext:value-type="string">
            <text:p>0.013952048</text:p>
          </table:table-cell>
          <table:table-cell table:style-name="ce3" table:formula="of:=IF(ISNUMBER(FIND(&quot;Acc&quot;;[.A283]))=1;1;0)" office:value-type="float" office:value="1" calcext:value-type="float">
            <text:p>1</text:p>
          </table:table-cell>
          <table:table-cell table:style-name="ce4" table:formula="of:=IF(LEFT([.A410];1)=&quot;f&quot;;1;0)" office:value-type="float" office:value="0" calcext:value-type="float">
            <text:p>0</text:p>
          </table:table-cell>
          <table:table-cell table:formula="of:=SUBSTITUTE([.B283]; &quot;.&quot;; &quot;,&quot;)*1" office:value-type="float" office:value="0.013952048" calcext:value-type="float">
            <text:p>0,013952048</text:p>
          </table:table-cell>
          <table:table-cell table:formula="of:=[.E283]*[.C283]" office:value-type="float" office:value="0.013952048" calcext:value-type="float">
            <text:p>0,013952048</text:p>
          </table:table-cell>
          <table:table-cell table:formula="of:=IF([.C283]=0;1;0)*[.E283]" office:value-type="float" office:value="0" calcext:value-type="float">
            <text:p>0</text:p>
          </table:table-cell>
          <table:table-cell table:formula="of:=[.E283]*[.D283]" office:value-type="float" office:value="0" calcext:value-type="float">
            <text:p>0</text:p>
          </table:table-cell>
          <table:table-cell table:formula="of:=IF([.D283]=0;1;0)*[.E283]" office:value-type="float" office:value="0.013952048" calcext:value-type="float">
            <text:p>0,0139520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iqr()</text:p>
          </table:table-cell>
          <table:table-cell office:value-type="string" calcext:value-type="string">
            <text:p>0.013911353</text:p>
          </table:table-cell>
          <table:table-cell table:style-name="ce3" table:formula="of:=IF(ISNUMBER(FIND(&quot;Acc&quot;;[.A284]))=1;1;0)" office:value-type="float" office:value="1" calcext:value-type="float">
            <text:p>1</text:p>
          </table:table-cell>
          <table:table-cell table:style-name="ce4" table:formula="of:=IF(LEFT([.A411];1)=&quot;f&quot;;1;0)" office:value-type="float" office:value="0" calcext:value-type="float">
            <text:p>0</text:p>
          </table:table-cell>
          <table:table-cell table:formula="of:=SUBSTITUTE([.B284]; &quot;.&quot;; &quot;,&quot;)*1" office:value-type="float" office:value="0.013911353" calcext:value-type="float">
            <text:p>0,013911353</text:p>
          </table:table-cell>
          <table:table-cell table:formula="of:=[.E284]*[.C284]" office:value-type="float" office:value="0.013911353" calcext:value-type="float">
            <text:p>0,013911353</text:p>
          </table:table-cell>
          <table:table-cell table:formula="of:=IF([.C284]=0;1;0)*[.E284]" office:value-type="float" office:value="0" calcext:value-type="float">
            <text:p>0</text:p>
          </table:table-cell>
          <table:table-cell table:formula="of:=[.E284]*[.D284]" office:value-type="float" office:value="0" calcext:value-type="float">
            <text:p>0</text:p>
          </table:table-cell>
          <table:table-cell table:formula="of:=IF([.D284]=0;1;0)*[.E284]" office:value-type="float" office:value="0.013911353" calcext:value-type="float">
            <text:p>0,0139113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Y,3</text:p>
          </table:table-cell>
          <table:table-cell office:value-type="string" calcext:value-type="string">
            <text:p>0.013898562</text:p>
          </table:table-cell>
          <table:table-cell table:style-name="ce3" table:formula="of:=IF(ISNUMBER(FIND(&quot;Acc&quot;;[.A285]))=1;1;0)" office:value-type="float" office:value="1" calcext:value-type="float">
            <text:p>1</text:p>
          </table:table-cell>
          <table:table-cell table:style-name="ce4" table:formula="of:=IF(LEFT([.A412];1)=&quot;f&quot;;1;0)" office:value-type="float" office:value="1" calcext:value-type="float">
            <text:p>1</text:p>
          </table:table-cell>
          <table:table-cell table:formula="of:=SUBSTITUTE([.B285]; &quot;.&quot;; &quot;,&quot;)*1" office:value-type="float" office:value="0.013898562" calcext:value-type="float">
            <text:p>0,013898562</text:p>
          </table:table-cell>
          <table:table-cell table:formula="of:=[.E285]*[.C285]" office:value-type="float" office:value="0.013898562" calcext:value-type="float">
            <text:p>0,013898562</text:p>
          </table:table-cell>
          <table:table-cell table:formula="of:=IF([.C285]=0;1;0)*[.E285]" office:value-type="float" office:value="0" calcext:value-type="float">
            <text:p>0</text:p>
          </table:table-cell>
          <table:table-cell table:formula="of:=[.E285]*[.D285]" office:value-type="float" office:value="0.013898562" calcext:value-type="float">
            <text:p>0,013898562</text:p>
          </table:table-cell>
          <table:table-cell table:formula="of:=IF([.D285]=0;1;0)*[.E28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Z,2</text:p>
          </table:table-cell>
          <table:table-cell office:value-type="string" calcext:value-type="string">
            <text:p>0.013494978</text:p>
          </table:table-cell>
          <table:table-cell table:style-name="ce3" table:formula="of:=IF(ISNUMBER(FIND(&quot;Acc&quot;;[.A286]))=1;1;0)" office:value-type="float" office:value="1" calcext:value-type="float">
            <text:p>1</text:p>
          </table:table-cell>
          <table:table-cell table:style-name="ce4" table:formula="of:=IF(LEFT([.A413];1)=&quot;f&quot;;1;0)" office:value-type="float" office:value="1" calcext:value-type="float">
            <text:p>1</text:p>
          </table:table-cell>
          <table:table-cell table:formula="of:=SUBSTITUTE([.B286]; &quot;.&quot;; &quot;,&quot;)*1" office:value-type="float" office:value="0.013494978" calcext:value-type="float">
            <text:p>0,013494978</text:p>
          </table:table-cell>
          <table:table-cell table:formula="of:=[.E286]*[.C286]" office:value-type="float" office:value="0.013494978" calcext:value-type="float">
            <text:p>0,013494978</text:p>
          </table:table-cell>
          <table:table-cell table:formula="of:=IF([.C286]=0;1;0)*[.E286]" office:value-type="float" office:value="0" calcext:value-type="float">
            <text:p>0</text:p>
          </table:table-cell>
          <table:table-cell table:formula="of:=[.E286]*[.D286]" office:value-type="float" office:value="0.013494978" calcext:value-type="float">
            <text:p>0,013494978</text:p>
          </table:table-cell>
          <table:table-cell table:formula="of:=IF([.D286]=0;1;0)*[.E28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kurtosis()-X</text:p>
          </table:table-cell>
          <table:table-cell office:value-type="string" calcext:value-type="string">
            <text:p>0.013490904</text:p>
          </table:table-cell>
          <table:table-cell table:style-name="ce3" table:formula="of:=IF(ISNUMBER(FIND(&quot;Acc&quot;;[.A287]))=1;1;0)" office:value-type="float" office:value="0" calcext:value-type="float">
            <text:p>0</text:p>
          </table:table-cell>
          <table:table-cell table:style-name="ce4" table:formula="of:=IF(LEFT([.A414];1)=&quot;f&quot;;1;0)" office:value-type="float" office:value="1" calcext:value-type="float">
            <text:p>1</text:p>
          </table:table-cell>
          <table:table-cell table:formula="of:=SUBSTITUTE([.B287]; &quot;.&quot;; &quot;,&quot;)*1" office:value-type="float" office:value="0.013490904" calcext:value-type="float">
            <text:p>0,013490904</text:p>
          </table:table-cell>
          <table:table-cell table:formula="of:=[.E287]*[.C287]" office:value-type="float" office:value="0" calcext:value-type="float">
            <text:p>0</text:p>
          </table:table-cell>
          <table:table-cell table:formula="of:=IF([.C287]=0;1;0)*[.E287]" office:value-type="float" office:value="0.013490904" calcext:value-type="float">
            <text:p>0,013490904</text:p>
          </table:table-cell>
          <table:table-cell table:formula="of:=[.E287]*[.D287]" office:value-type="float" office:value="0.013490904" calcext:value-type="float">
            <text:p>0,013490904</text:p>
          </table:table-cell>
          <table:table-cell table:formula="of:=IF([.D287]=0;1;0)*[.E28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iqr()-Y</text:p>
          </table:table-cell>
          <table:table-cell office:value-type="string" calcext:value-type="string">
            <text:p>0.013331874</text:p>
          </table:table-cell>
          <table:table-cell table:style-name="ce3" table:formula="of:=IF(ISNUMBER(FIND(&quot;Acc&quot;;[.A288]))=1;1;0)" office:value-type="float" office:value="1" calcext:value-type="float">
            <text:p>1</text:p>
          </table:table-cell>
          <table:table-cell table:style-name="ce4" table:formula="of:=IF(LEFT([.A415];1)=&quot;f&quot;;1;0)" office:value-type="float" office:value="1" calcext:value-type="float">
            <text:p>1</text:p>
          </table:table-cell>
          <table:table-cell table:formula="of:=SUBSTITUTE([.B288]; &quot;.&quot;; &quot;,&quot;)*1" office:value-type="float" office:value="0.013331874" calcext:value-type="float">
            <text:p>0,013331874</text:p>
          </table:table-cell>
          <table:table-cell table:formula="of:=[.E288]*[.C288]" office:value-type="float" office:value="0.013331874" calcext:value-type="float">
            <text:p>0,013331874</text:p>
          </table:table-cell>
          <table:table-cell table:formula="of:=IF([.C288]=0;1;0)*[.E288]" office:value-type="float" office:value="0" calcext:value-type="float">
            <text:p>0</text:p>
          </table:table-cell>
          <table:table-cell table:formula="of:=[.E288]*[.D288]" office:value-type="float" office:value="0.013331874" calcext:value-type="float">
            <text:p>0,013331874</text:p>
          </table:table-cell>
          <table:table-cell table:formula="of:=IF([.D288]=0;1;0)*[.E28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Y,1</text:p>
          </table:table-cell>
          <table:table-cell office:value-type="string" calcext:value-type="string">
            <text:p>0.013185213</text:p>
          </table:table-cell>
          <table:table-cell table:style-name="ce3" table:formula="of:=IF(ISNUMBER(FIND(&quot;Acc&quot;;[.A289]))=1;1;0)" office:value-type="float" office:value="1" calcext:value-type="float">
            <text:p>1</text:p>
          </table:table-cell>
          <table:table-cell table:style-name="ce4" table:formula="of:=IF(LEFT([.A416];1)=&quot;f&quot;;1;0)" office:value-type="float" office:value="1" calcext:value-type="float">
            <text:p>1</text:p>
          </table:table-cell>
          <table:table-cell table:formula="of:=SUBSTITUTE([.B289]; &quot;.&quot;; &quot;,&quot;)*1" office:value-type="float" office:value="0.013185213" calcext:value-type="float">
            <text:p>0,013185213</text:p>
          </table:table-cell>
          <table:table-cell table:formula="of:=[.E289]*[.C289]" office:value-type="float" office:value="0.013185213" calcext:value-type="float">
            <text:p>0,013185213</text:p>
          </table:table-cell>
          <table:table-cell table:formula="of:=IF([.C289]=0;1;0)*[.E289]" office:value-type="float" office:value="0" calcext:value-type="float">
            <text:p>0</text:p>
          </table:table-cell>
          <table:table-cell table:formula="of:=[.E289]*[.D289]" office:value-type="float" office:value="0.013185213" calcext:value-type="float">
            <text:p>0,013185213</text:p>
          </table:table-cell>
          <table:table-cell table:formula="of:=IF([.D289]=0;1;0)*[.E28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sma()</text:p>
          </table:table-cell>
          <table:table-cell office:value-type="string" calcext:value-type="string">
            <text:p>0.013177103</text:p>
          </table:table-cell>
          <table:table-cell table:style-name="ce3" table:formula="of:=IF(ISNUMBER(FIND(&quot;Acc&quot;;[.A290]))=1;1;0)" office:value-type="float" office:value="0" calcext:value-type="float">
            <text:p>0</text:p>
          </table:table-cell>
          <table:table-cell table:style-name="ce4" table:formula="of:=IF(LEFT([.A417];1)=&quot;f&quot;;1;0)" office:value-type="float" office:value="0" calcext:value-type="float">
            <text:p>0</text:p>
          </table:table-cell>
          <table:table-cell table:formula="of:=SUBSTITUTE([.B290]; &quot;.&quot;; &quot;,&quot;)*1" office:value-type="float" office:value="0.013177103" calcext:value-type="float">
            <text:p>0,013177103</text:p>
          </table:table-cell>
          <table:table-cell table:formula="of:=[.E290]*[.C290]" office:value-type="float" office:value="0" calcext:value-type="float">
            <text:p>0</text:p>
          </table:table-cell>
          <table:table-cell table:formula="of:=IF([.C290]=0;1;0)*[.E290]" office:value-type="float" office:value="0.013177103" calcext:value-type="float">
            <text:p>0,013177103</text:p>
          </table:table-cell>
          <table:table-cell table:formula="of:=[.E290]*[.D290]" office:value-type="float" office:value="0" calcext:value-type="float">
            <text:p>0</text:p>
          </table:table-cell>
          <table:table-cell table:formula="of:=IF([.D290]=0;1;0)*[.E290]" office:value-type="float" office:value="0.013177103" calcext:value-type="float">
            <text:p>0,013177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eanFreq()-X</text:p>
          </table:table-cell>
          <table:table-cell office:value-type="string" calcext:value-type="string">
            <text:p>0.013111866</text:p>
          </table:table-cell>
          <table:table-cell table:style-name="ce3" table:formula="of:=IF(ISNUMBER(FIND(&quot;Acc&quot;;[.A291]))=1;1;0)" office:value-type="float" office:value="1" calcext:value-type="float">
            <text:p>1</text:p>
          </table:table-cell>
          <table:table-cell table:style-name="ce4" table:formula="of:=IF(LEFT([.A418];1)=&quot;f&quot;;1;0)" office:value-type="float" office:value="1" calcext:value-type="float">
            <text:p>1</text:p>
          </table:table-cell>
          <table:table-cell table:formula="of:=SUBSTITUTE([.B291]; &quot;.&quot;; &quot;,&quot;)*1" office:value-type="float" office:value="0.013111866" calcext:value-type="float">
            <text:p>0,013111866</text:p>
          </table:table-cell>
          <table:table-cell table:formula="of:=[.E291]*[.C291]" office:value-type="float" office:value="0.013111866" calcext:value-type="float">
            <text:p>0,013111866</text:p>
          </table:table-cell>
          <table:table-cell table:formula="of:=IF([.C291]=0;1;0)*[.E291]" office:value-type="float" office:value="0" calcext:value-type="float">
            <text:p>0</text:p>
          </table:table-cell>
          <table:table-cell table:formula="of:=[.E291]*[.D291]" office:value-type="float" office:value="0.013111866" calcext:value-type="float">
            <text:p>0,013111866</text:p>
          </table:table-cell>
          <table:table-cell table:formula="of:=IF([.D291]=0;1;0)*[.E29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arCoeff()3</text:p>
          </table:table-cell>
          <table:table-cell office:value-type="string" calcext:value-type="string">
            <text:p>0.01304693</text:p>
          </table:table-cell>
          <table:table-cell table:style-name="ce3" table:formula="of:=IF(ISNUMBER(FIND(&quot;Acc&quot;;[.A292]))=1;1;0)" office:value-type="float" office:value="1" calcext:value-type="float">
            <text:p>1</text:p>
          </table:table-cell>
          <table:table-cell table:style-name="ce4" table:formula="of:=IF(LEFT([.A419];1)=&quot;f&quot;;1;0)" office:value-type="float" office:value="0" calcext:value-type="float">
            <text:p>0</text:p>
          </table:table-cell>
          <table:table-cell table:formula="of:=SUBSTITUTE([.B292]; &quot;.&quot;; &quot;,&quot;)*1" office:value-type="float" office:value="0.01304693" calcext:value-type="float">
            <text:p>0,01304693</text:p>
          </table:table-cell>
          <table:table-cell table:formula="of:=[.E292]*[.C292]" office:value-type="float" office:value="0.01304693" calcext:value-type="float">
            <text:p>0,01304693</text:p>
          </table:table-cell>
          <table:table-cell table:formula="of:=IF([.C292]=0;1;0)*[.E292]" office:value-type="float" office:value="0" calcext:value-type="float">
            <text:p>0</text:p>
          </table:table-cell>
          <table:table-cell table:formula="of:=[.E292]*[.D292]" office:value-type="float" office:value="0" calcext:value-type="float">
            <text:p>0</text:p>
          </table:table-cell>
          <table:table-cell table:formula="of:=IF([.D292]=0;1;0)*[.E292]" office:value-type="float" office:value="0.01304693" calcext:value-type="float">
            <text:p>0,013046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eanFreq()-Z</text:p>
          </table:table-cell>
          <table:table-cell office:value-type="string" calcext:value-type="string">
            <text:p>0.012977831</text:p>
          </table:table-cell>
          <table:table-cell table:style-name="ce3" table:formula="of:=IF(ISNUMBER(FIND(&quot;Acc&quot;;[.A293]))=1;1;0)" office:value-type="float" office:value="1" calcext:value-type="float">
            <text:p>1</text:p>
          </table:table-cell>
          <table:table-cell table:style-name="ce4" table:formula="of:=IF(LEFT([.A420];1)=&quot;f&quot;;1;0)" office:value-type="float" office:value="0" calcext:value-type="float">
            <text:p>0</text:p>
          </table:table-cell>
          <table:table-cell table:formula="of:=SUBSTITUTE([.B293]; &quot;.&quot;; &quot;,&quot;)*1" office:value-type="float" office:value="0.012977831" calcext:value-type="float">
            <text:p>0,012977831</text:p>
          </table:table-cell>
          <table:table-cell table:formula="of:=[.E293]*[.C293]" office:value-type="float" office:value="0.012977831" calcext:value-type="float">
            <text:p>0,012977831</text:p>
          </table:table-cell>
          <table:table-cell table:formula="of:=IF([.C293]=0;1;0)*[.E293]" office:value-type="float" office:value="0" calcext:value-type="float">
            <text:p>0</text:p>
          </table:table-cell>
          <table:table-cell table:formula="of:=[.E293]*[.D293]" office:value-type="float" office:value="0" calcext:value-type="float">
            <text:p>0</text:p>
          </table:table-cell>
          <table:table-cell table:formula="of:=IF([.D293]=0;1;0)*[.E293]" office:value-type="float" office:value="0.012977831" calcext:value-type="float">
            <text:p>0,0129778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axInds-Y</text:p>
          </table:table-cell>
          <table:table-cell office:value-type="string" calcext:value-type="string">
            <text:p>0.01291225</text:p>
          </table:table-cell>
          <table:table-cell table:style-name="ce3" table:formula="of:=IF(ISNUMBER(FIND(&quot;Acc&quot;;[.A294]))=1;1;0)" office:value-type="float" office:value="1" calcext:value-type="float">
            <text:p>1</text:p>
          </table:table-cell>
          <table:table-cell table:style-name="ce4" table:formula="of:=IF(LEFT([.A421];1)=&quot;f&quot;;1;0)" office:value-type="float" office:value="1" calcext:value-type="float">
            <text:p>1</text:p>
          </table:table-cell>
          <table:table-cell table:formula="of:=SUBSTITUTE([.B294]; &quot;.&quot;; &quot;,&quot;)*1" office:value-type="float" office:value="0.01291225" calcext:value-type="float">
            <text:p>0,01291225</text:p>
          </table:table-cell>
          <table:table-cell table:formula="of:=[.E294]*[.C294]" office:value-type="float" office:value="0.01291225" calcext:value-type="float">
            <text:p>0,01291225</text:p>
          </table:table-cell>
          <table:table-cell table:formula="of:=IF([.C294]=0;1;0)*[.E294]" office:value-type="float" office:value="0" calcext:value-type="float">
            <text:p>0</text:p>
          </table:table-cell>
          <table:table-cell table:formula="of:=[.E294]*[.D294]" office:value-type="float" office:value="0.01291225" calcext:value-type="float">
            <text:p>0,01291225</text:p>
          </table:table-cell>
          <table:table-cell table:formula="of:=IF([.D294]=0;1;0)*[.E29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41,48</text:p>
          </table:table-cell>
          <table:table-cell office:value-type="string" calcext:value-type="string">
            <text:p>0.012887725</text:p>
          </table:table-cell>
          <table:table-cell table:style-name="ce3" table:formula="of:=IF(ISNUMBER(FIND(&quot;Acc&quot;;[.A295]))=1;1;0)" office:value-type="float" office:value="0" calcext:value-type="float">
            <text:p>0</text:p>
          </table:table-cell>
          <table:table-cell table:style-name="ce4" table:formula="of:=IF(LEFT([.A422];1)=&quot;f&quot;;1;0)" office:value-type="float" office:value="0" calcext:value-type="float">
            <text:p>0</text:p>
          </table:table-cell>
          <table:table-cell table:formula="of:=SUBSTITUTE([.B295]; &quot;.&quot;; &quot;,&quot;)*1" office:value-type="float" office:value="0.012887725" calcext:value-type="float">
            <text:p>0,012887725</text:p>
          </table:table-cell>
          <table:table-cell table:formula="of:=[.E295]*[.C295]" office:value-type="float" office:value="0" calcext:value-type="float">
            <text:p>0</text:p>
          </table:table-cell>
          <table:table-cell table:formula="of:=IF([.C295]=0;1;0)*[.E295]" office:value-type="float" office:value="0.012887725" calcext:value-type="float">
            <text:p>0,012887725</text:p>
          </table:table-cell>
          <table:table-cell table:formula="of:=[.E295]*[.D295]" office:value-type="float" office:value="0" calcext:value-type="float">
            <text:p>0</text:p>
          </table:table-cell>
          <table:table-cell table:formula="of:=IF([.D295]=0;1;0)*[.E295]" office:value-type="float" office:value="0.012887725" calcext:value-type="float">
            <text:p>0,0128877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iqr()-Y</text:p>
          </table:table-cell>
          <table:table-cell office:value-type="string" calcext:value-type="string">
            <text:p>0.012827026</text:p>
          </table:table-cell>
          <table:table-cell table:style-name="ce3" table:formula="of:=IF(ISNUMBER(FIND(&quot;Acc&quot;;[.A296]))=1;1;0)" office:value-type="float" office:value="0" calcext:value-type="float">
            <text:p>0</text:p>
          </table:table-cell>
          <table:table-cell table:style-name="ce4" table:formula="of:=IF(LEFT([.A423];1)=&quot;f&quot;;1;0)" office:value-type="float" office:value="0" calcext:value-type="float">
            <text:p>0</text:p>
          </table:table-cell>
          <table:table-cell table:formula="of:=SUBSTITUTE([.B296]; &quot;.&quot;; &quot;,&quot;)*1" office:value-type="float" office:value="0.012827026" calcext:value-type="float">
            <text:p>0,012827026</text:p>
          </table:table-cell>
          <table:table-cell table:formula="of:=[.E296]*[.C296]" office:value-type="float" office:value="0" calcext:value-type="float">
            <text:p>0</text:p>
          </table:table-cell>
          <table:table-cell table:formula="of:=IF([.C296]=0;1;0)*[.E296]" office:value-type="float" office:value="0.012827026" calcext:value-type="float">
            <text:p>0,012827026</text:p>
          </table:table-cell>
          <table:table-cell table:formula="of:=[.E296]*[.D296]" office:value-type="float" office:value="0" calcext:value-type="float">
            <text:p>0</text:p>
          </table:table-cell>
          <table:table-cell table:formula="of:=IF([.D296]=0;1;0)*[.E296]" office:value-type="float" office:value="0.012827026" calcext:value-type="float">
            <text:p>0,0128270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Z,2</text:p>
          </table:table-cell>
          <table:table-cell office:value-type="string" calcext:value-type="string">
            <text:p>0.01281541</text:p>
          </table:table-cell>
          <table:table-cell table:style-name="ce3" table:formula="of:=IF(ISNUMBER(FIND(&quot;Acc&quot;;[.A297]))=1;1;0)" office:value-type="float" office:value="0" calcext:value-type="float">
            <text:p>0</text:p>
          </table:table-cell>
          <table:table-cell table:style-name="ce4" table:formula="of:=IF(LEFT([.A424];1)=&quot;f&quot;;1;0)" office:value-type="float" office:value="1" calcext:value-type="float">
            <text:p>1</text:p>
          </table:table-cell>
          <table:table-cell table:formula="of:=SUBSTITUTE([.B297]; &quot;.&quot;; &quot;,&quot;)*1" office:value-type="float" office:value="0.01281541" calcext:value-type="float">
            <text:p>0,01281541</text:p>
          </table:table-cell>
          <table:table-cell table:formula="of:=[.E297]*[.C297]" office:value-type="float" office:value="0" calcext:value-type="float">
            <text:p>0</text:p>
          </table:table-cell>
          <table:table-cell table:formula="of:=IF([.C297]=0;1;0)*[.E297]" office:value-type="float" office:value="0.01281541" calcext:value-type="float">
            <text:p>0,01281541</text:p>
          </table:table-cell>
          <table:table-cell table:formula="of:=[.E297]*[.D297]" office:value-type="float" office:value="0.01281541" calcext:value-type="float">
            <text:p>0,01281541</text:p>
          </table:table-cell>
          <table:table-cell table:formula="of:=IF([.D297]=0;1;0)*[.E29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in()-Z</text:p>
          </table:table-cell>
          <table:table-cell office:value-type="string" calcext:value-type="string">
            <text:p>0.012705203</text:p>
          </table:table-cell>
          <table:table-cell table:style-name="ce3" table:formula="of:=IF(ISNUMBER(FIND(&quot;Acc&quot;;[.A298]))=1;1;0)" office:value-type="float" office:value="0" calcext:value-type="float">
            <text:p>0</text:p>
          </table:table-cell>
          <table:table-cell table:style-name="ce4" table:formula="of:=IF(LEFT([.A425];1)=&quot;f&quot;;1;0)" office:value-type="float" office:value="0" calcext:value-type="float">
            <text:p>0</text:p>
          </table:table-cell>
          <table:table-cell table:formula="of:=SUBSTITUTE([.B298]; &quot;.&quot;; &quot;,&quot;)*1" office:value-type="float" office:value="0.012705203" calcext:value-type="float">
            <text:p>0,012705203</text:p>
          </table:table-cell>
          <table:table-cell table:formula="of:=[.E298]*[.C298]" office:value-type="float" office:value="0" calcext:value-type="float">
            <text:p>0</text:p>
          </table:table-cell>
          <table:table-cell table:formula="of:=IF([.C298]=0;1;0)*[.E298]" office:value-type="float" office:value="0.012705203" calcext:value-type="float">
            <text:p>0,012705203</text:p>
          </table:table-cell>
          <table:table-cell table:formula="of:=[.E298]*[.D298]" office:value-type="float" office:value="0" calcext:value-type="float">
            <text:p>0</text:p>
          </table:table-cell>
          <table:table-cell table:formula="of:=IF([.D298]=0;1;0)*[.E298]" office:value-type="float" office:value="0.012705203" calcext:value-type="float">
            <text:p>0,0127052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min()</text:p>
          </table:table-cell>
          <table:table-cell office:value-type="string" calcext:value-type="string">
            <text:p>0.012659682</text:p>
          </table:table-cell>
          <table:table-cell table:style-name="ce3" table:formula="of:=IF(ISNUMBER(FIND(&quot;Acc&quot;;[.A299]))=1;1;0)" office:value-type="float" office:value="1" calcext:value-type="float">
            <text:p>1</text:p>
          </table:table-cell>
          <table:table-cell table:style-name="ce4" table:formula="of:=IF(LEFT([.A426];1)=&quot;f&quot;;1;0)" office:value-type="float" office:value="1" calcext:value-type="float">
            <text:p>1</text:p>
          </table:table-cell>
          <table:table-cell table:formula="of:=SUBSTITUTE([.B299]; &quot;.&quot;; &quot;,&quot;)*1" office:value-type="float" office:value="0.012659682" calcext:value-type="float">
            <text:p>0,012659682</text:p>
          </table:table-cell>
          <table:table-cell table:formula="of:=[.E299]*[.C299]" office:value-type="float" office:value="0.012659682" calcext:value-type="float">
            <text:p>0,012659682</text:p>
          </table:table-cell>
          <table:table-cell table:formula="of:=IF([.C299]=0;1;0)*[.E299]" office:value-type="float" office:value="0" calcext:value-type="float">
            <text:p>0</text:p>
          </table:table-cell>
          <table:table-cell table:formula="of:=[.E299]*[.D299]" office:value-type="float" office:value="0.012659682" calcext:value-type="float">
            <text:p>0,012659682</text:p>
          </table:table-cell>
          <table:table-cell table:formula="of:=IF([.D299]=0;1;0)*[.E29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mad()</text:p>
          </table:table-cell>
          <table:table-cell office:value-type="string" calcext:value-type="string">
            <text:p>0.012615056</text:p>
          </table:table-cell>
          <table:table-cell table:style-name="ce3" table:formula="of:=IF(ISNUMBER(FIND(&quot;Acc&quot;;[.A300]))=1;1;0)" office:value-type="float" office:value="1" calcext:value-type="float">
            <text:p>1</text:p>
          </table:table-cell>
          <table:table-cell table:style-name="ce4" table:formula="of:=IF(LEFT([.A427];1)=&quot;f&quot;;1;0)" office:value-type="float" office:value="1" calcext:value-type="float">
            <text:p>1</text:p>
          </table:table-cell>
          <table:table-cell table:formula="of:=SUBSTITUTE([.B300]; &quot;.&quot;; &quot;,&quot;)*1" office:value-type="float" office:value="0.012615056" calcext:value-type="float">
            <text:p>0,012615056</text:p>
          </table:table-cell>
          <table:table-cell table:formula="of:=[.E300]*[.C300]" office:value-type="float" office:value="0.012615056" calcext:value-type="float">
            <text:p>0,012615056</text:p>
          </table:table-cell>
          <table:table-cell table:formula="of:=IF([.C300]=0;1;0)*[.E300]" office:value-type="float" office:value="0" calcext:value-type="float">
            <text:p>0</text:p>
          </table:table-cell>
          <table:table-cell table:formula="of:=[.E300]*[.D300]" office:value-type="float" office:value="0.012615056" calcext:value-type="float">
            <text:p>0,012615056</text:p>
          </table:table-cell>
          <table:table-cell table:formula="of:=IF([.D300]=0;1;0)*[.E30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iqr()-Z</text:p>
          </table:table-cell>
          <table:table-cell office:value-type="string" calcext:value-type="string">
            <text:p>0.012537999</text:p>
          </table:table-cell>
          <table:table-cell table:style-name="ce3" table:formula="of:=IF(ISNUMBER(FIND(&quot;Acc&quot;;[.A301]))=1;1;0)" office:value-type="float" office:value="0" calcext:value-type="float">
            <text:p>0</text:p>
          </table:table-cell>
          <table:table-cell table:style-name="ce4" table:formula="of:=IF(LEFT([.A428];1)=&quot;f&quot;;1;0)" office:value-type="float" office:value="1" calcext:value-type="float">
            <text:p>1</text:p>
          </table:table-cell>
          <table:table-cell table:formula="of:=SUBSTITUTE([.B301]; &quot;.&quot;; &quot;,&quot;)*1" office:value-type="float" office:value="0.012537999" calcext:value-type="float">
            <text:p>0,012537999</text:p>
          </table:table-cell>
          <table:table-cell table:formula="of:=[.E301]*[.C301]" office:value-type="float" office:value="0" calcext:value-type="float">
            <text:p>0</text:p>
          </table:table-cell>
          <table:table-cell table:formula="of:=IF([.C301]=0;1;0)*[.E301]" office:value-type="float" office:value="0.012537999" calcext:value-type="float">
            <text:p>0,012537999</text:p>
          </table:table-cell>
          <table:table-cell table:formula="of:=[.E301]*[.D301]" office:value-type="float" office:value="0.012537999" calcext:value-type="float">
            <text:p>0,012537999</text:p>
          </table:table-cell>
          <table:table-cell table:formula="of:=IF([.D301]=0;1;0)*[.E30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ad()-Z</text:p>
          </table:table-cell>
          <table:table-cell office:value-type="string" calcext:value-type="string">
            <text:p>0.012530639</text:p>
          </table:table-cell>
          <table:table-cell table:style-name="ce3" table:formula="of:=IF(ISNUMBER(FIND(&quot;Acc&quot;;[.A302]))=1;1;0)" office:value-type="float" office:value="1" calcext:value-type="float">
            <text:p>1</text:p>
          </table:table-cell>
          <table:table-cell table:style-name="ce4" table:formula="of:=IF(LEFT([.A429];1)=&quot;f&quot;;1;0)" office:value-type="float" office:value="1" calcext:value-type="float">
            <text:p>1</text:p>
          </table:table-cell>
          <table:table-cell table:formula="of:=SUBSTITUTE([.B302]; &quot;.&quot;; &quot;,&quot;)*1" office:value-type="float" office:value="0.012530639" calcext:value-type="float">
            <text:p>0,012530639</text:p>
          </table:table-cell>
          <table:table-cell table:formula="of:=[.E302]*[.C302]" office:value-type="float" office:value="0.012530639" calcext:value-type="float">
            <text:p>0,012530639</text:p>
          </table:table-cell>
          <table:table-cell table:formula="of:=IF([.C302]=0;1;0)*[.E302]" office:value-type="float" office:value="0" calcext:value-type="float">
            <text:p>0</text:p>
          </table:table-cell>
          <table:table-cell table:formula="of:=[.E302]*[.D302]" office:value-type="float" office:value="0.012530639" calcext:value-type="float">
            <text:p>0,012530639</text:p>
          </table:table-cell>
          <table:table-cell table:formula="of:=IF([.D302]=0;1;0)*[.E30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entropy()-Z</text:p>
          </table:table-cell>
          <table:table-cell office:value-type="string" calcext:value-type="string">
            <text:p>0.012335063</text:p>
          </table:table-cell>
          <table:table-cell table:style-name="ce3" table:formula="of:=IF(ISNUMBER(FIND(&quot;Acc&quot;;[.A303]))=1;1;0)" office:value-type="float" office:value="1" calcext:value-type="float">
            <text:p>1</text:p>
          </table:table-cell>
          <table:table-cell table:style-name="ce4" table:formula="of:=IF(LEFT([.A430];1)=&quot;f&quot;;1;0)" office:value-type="float" office:value="1" calcext:value-type="float">
            <text:p>1</text:p>
          </table:table-cell>
          <table:table-cell table:formula="of:=SUBSTITUTE([.B303]; &quot;.&quot;; &quot;,&quot;)*1" office:value-type="float" office:value="0.012335063" calcext:value-type="float">
            <text:p>0,012335063</text:p>
          </table:table-cell>
          <table:table-cell table:formula="of:=[.E303]*[.C303]" office:value-type="float" office:value="0.012335063" calcext:value-type="float">
            <text:p>0,012335063</text:p>
          </table:table-cell>
          <table:table-cell table:formula="of:=IF([.C303]=0;1;0)*[.E303]" office:value-type="float" office:value="0" calcext:value-type="float">
            <text:p>0</text:p>
          </table:table-cell>
          <table:table-cell table:formula="of:=[.E303]*[.D303]" office:value-type="float" office:value="0.012335063" calcext:value-type="float">
            <text:p>0,012335063</text:p>
          </table:table-cell>
          <table:table-cell table:formula="of:=IF([.D303]=0;1;0)*[.E30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iqr()-X</text:p>
          </table:table-cell>
          <table:table-cell office:value-type="string" calcext:value-type="string">
            <text:p>0.012307963</text:p>
          </table:table-cell>
          <table:table-cell table:style-name="ce3" table:formula="of:=IF(ISNUMBER(FIND(&quot;Acc&quot;;[.A304]))=1;1;0)" office:value-type="float" office:value="1" calcext:value-type="float">
            <text:p>1</text:p>
          </table:table-cell>
          <table:table-cell table:style-name="ce4" table:formula="of:=IF(LEFT([.A431];1)=&quot;f&quot;;1;0)" office:value-type="float" office:value="1" calcext:value-type="float">
            <text:p>1</text:p>
          </table:table-cell>
          <table:table-cell table:formula="of:=SUBSTITUTE([.B304]; &quot;.&quot;; &quot;,&quot;)*1" office:value-type="float" office:value="0.012307963" calcext:value-type="float">
            <text:p>0,012307963</text:p>
          </table:table-cell>
          <table:table-cell table:formula="of:=[.E304]*[.C304]" office:value-type="float" office:value="0.012307963" calcext:value-type="float">
            <text:p>0,012307963</text:p>
          </table:table-cell>
          <table:table-cell table:formula="of:=IF([.C304]=0;1;0)*[.E304]" office:value-type="float" office:value="0" calcext:value-type="float">
            <text:p>0</text:p>
          </table:table-cell>
          <table:table-cell table:formula="of:=[.E304]*[.D304]" office:value-type="float" office:value="0.012307963" calcext:value-type="float">
            <text:p>0,012307963</text:p>
          </table:table-cell>
          <table:table-cell table:formula="of:=IF([.D304]=0;1;0)*[.E30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Z,1</text:p>
          </table:table-cell>
          <table:table-cell office:value-type="string" calcext:value-type="string">
            <text:p>0.012260945</text:p>
          </table:table-cell>
          <table:table-cell table:style-name="ce3" table:formula="of:=IF(ISNUMBER(FIND(&quot;Acc&quot;;[.A305]))=1;1;0)" office:value-type="float" office:value="0" calcext:value-type="float">
            <text:p>0</text:p>
          </table:table-cell>
          <table:table-cell table:style-name="ce4" table:formula="of:=IF(LEFT([.A432];1)=&quot;f&quot;;1;0)" office:value-type="float" office:value="0" calcext:value-type="float">
            <text:p>0</text:p>
          </table:table-cell>
          <table:table-cell table:formula="of:=SUBSTITUTE([.B305]; &quot;.&quot;; &quot;,&quot;)*1" office:value-type="float" office:value="0.012260945" calcext:value-type="float">
            <text:p>0,012260945</text:p>
          </table:table-cell>
          <table:table-cell table:formula="of:=[.E305]*[.C305]" office:value-type="float" office:value="0" calcext:value-type="float">
            <text:p>0</text:p>
          </table:table-cell>
          <table:table-cell table:formula="of:=IF([.C305]=0;1;0)*[.E305]" office:value-type="float" office:value="0.012260945" calcext:value-type="float">
            <text:p>0,012260945</text:p>
          </table:table-cell>
          <table:table-cell table:formula="of:=[.E305]*[.D305]" office:value-type="float" office:value="0" calcext:value-type="float">
            <text:p>0</text:p>
          </table:table-cell>
          <table:table-cell table:formula="of:=IF([.D305]=0;1;0)*[.E305]" office:value-type="float" office:value="0.012260945" calcext:value-type="float">
            <text:p>0,0122609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arCoeff()4</text:p>
          </table:table-cell>
          <table:table-cell office:value-type="string" calcext:value-type="string">
            <text:p>0.012210218</text:p>
          </table:table-cell>
          <table:table-cell table:style-name="ce3" table:formula="of:=IF(ISNUMBER(FIND(&quot;Acc&quot;;[.A306]))=1;1;0)" office:value-type="float" office:value="1" calcext:value-type="float">
            <text:p>1</text:p>
          </table:table-cell>
          <table:table-cell table:style-name="ce4" table:formula="of:=IF(LEFT([.A433];1)=&quot;f&quot;;1;0)" office:value-type="float" office:value="0" calcext:value-type="float">
            <text:p>0</text:p>
          </table:table-cell>
          <table:table-cell table:formula="of:=SUBSTITUTE([.B306]; &quot;.&quot;; &quot;,&quot;)*1" office:value-type="float" office:value="0.012210218" calcext:value-type="float">
            <text:p>0,012210218</text:p>
          </table:table-cell>
          <table:table-cell table:formula="of:=[.E306]*[.C306]" office:value-type="float" office:value="0.012210218" calcext:value-type="float">
            <text:p>0,012210218</text:p>
          </table:table-cell>
          <table:table-cell table:formula="of:=IF([.C306]=0;1;0)*[.E306]" office:value-type="float" office:value="0" calcext:value-type="float">
            <text:p>0</text:p>
          </table:table-cell>
          <table:table-cell table:formula="of:=[.E306]*[.D306]" office:value-type="float" office:value="0" calcext:value-type="float">
            <text:p>0</text:p>
          </table:table-cell>
          <table:table-cell table:formula="of:=IF([.D306]=0;1;0)*[.E306]" office:value-type="float" office:value="0.012210218" calcext:value-type="float">
            <text:p>0,0122102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ean()-X</text:p>
          </table:table-cell>
          <table:table-cell office:value-type="string" calcext:value-type="string">
            <text:p>0.01219201</text:p>
          </table:table-cell>
          <table:table-cell table:style-name="ce3" table:formula="of:=IF(ISNUMBER(FIND(&quot;Acc&quot;;[.A307]))=1;1;0)" office:value-type="float" office:value="1" calcext:value-type="float">
            <text:p>1</text:p>
          </table:table-cell>
          <table:table-cell table:style-name="ce4" table:formula="of:=IF(LEFT([.A434];1)=&quot;f&quot;;1;0)" office:value-type="float" office:value="1" calcext:value-type="float">
            <text:p>1</text:p>
          </table:table-cell>
          <table:table-cell table:formula="of:=SUBSTITUTE([.B307]; &quot;.&quot;; &quot;,&quot;)*1" office:value-type="float" office:value="0.01219201" calcext:value-type="float">
            <text:p>0,01219201</text:p>
          </table:table-cell>
          <table:table-cell table:formula="of:=[.E307]*[.C307]" office:value-type="float" office:value="0.01219201" calcext:value-type="float">
            <text:p>0,01219201</text:p>
          </table:table-cell>
          <table:table-cell table:formula="of:=IF([.C307]=0;1;0)*[.E307]" office:value-type="float" office:value="0" calcext:value-type="float">
            <text:p>0</text:p>
          </table:table-cell>
          <table:table-cell table:formula="of:=[.E307]*[.D307]" office:value-type="float" office:value="0.01219201" calcext:value-type="float">
            <text:p>0,01219201</text:p>
          </table:table-cell>
          <table:table-cell table:formula="of:=IF([.D307]=0;1;0)*[.E30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,16</text:p>
          </table:table-cell>
          <table:table-cell office:value-type="string" calcext:value-type="string">
            <text:p>0.012122</text:p>
          </table:table-cell>
          <table:table-cell table:style-name="ce3" table:formula="of:=IF(ISNUMBER(FIND(&quot;Acc&quot;;[.A308]))=1;1;0)" office:value-type="float" office:value="1" calcext:value-type="float">
            <text:p>1</text:p>
          </table:table-cell>
          <table:table-cell table:style-name="ce4" table:formula="of:=IF(LEFT([.A435];1)=&quot;f&quot;;1;0)" office:value-type="float" office:value="0" calcext:value-type="float">
            <text:p>0</text:p>
          </table:table-cell>
          <table:table-cell table:formula="of:=SUBSTITUTE([.B308]; &quot;.&quot;; &quot;,&quot;)*1" office:value-type="float" office:value="0.012122" calcext:value-type="float">
            <text:p>0,012122</text:p>
          </table:table-cell>
          <table:table-cell table:formula="of:=[.E308]*[.C308]" office:value-type="float" office:value="0.012122" calcext:value-type="float">
            <text:p>0,012122</text:p>
          </table:table-cell>
          <table:table-cell table:formula="of:=IF([.C308]=0;1;0)*[.E308]" office:value-type="float" office:value="0" calcext:value-type="float">
            <text:p>0</text:p>
          </table:table-cell>
          <table:table-cell table:formula="of:=[.E308]*[.D308]" office:value-type="float" office:value="0" calcext:value-type="float">
            <text:p>0</text:p>
          </table:table-cell>
          <table:table-cell table:formula="of:=IF([.D308]=0;1;0)*[.E308]" office:value-type="float" office:value="0.012122" calcext:value-type="float">
            <text:p>0,0121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max()</text:p>
          </table:table-cell>
          <table:table-cell office:value-type="string" calcext:value-type="string">
            <text:p>0.012077089</text:p>
          </table:table-cell>
          <table:table-cell table:style-name="ce3" table:formula="of:=IF(ISNUMBER(FIND(&quot;Acc&quot;;[.A309]))=1;1;0)" office:value-type="float" office:value="0" calcext:value-type="float">
            <text:p>0</text:p>
          </table:table-cell>
          <table:table-cell table:style-name="ce4" table:formula="of:=IF(LEFT([.A436];1)=&quot;f&quot;;1;0)" office:value-type="float" office:value="1" calcext:value-type="float">
            <text:p>1</text:p>
          </table:table-cell>
          <table:table-cell table:formula="of:=SUBSTITUTE([.B309]; &quot;.&quot;; &quot;,&quot;)*1" office:value-type="float" office:value="0.012077089" calcext:value-type="float">
            <text:p>0,012077089</text:p>
          </table:table-cell>
          <table:table-cell table:formula="of:=[.E309]*[.C309]" office:value-type="float" office:value="0" calcext:value-type="float">
            <text:p>0</text:p>
          </table:table-cell>
          <table:table-cell table:formula="of:=IF([.C309]=0;1;0)*[.E309]" office:value-type="float" office:value="0.012077089" calcext:value-type="float">
            <text:p>0,012077089</text:p>
          </table:table-cell>
          <table:table-cell table:formula="of:=[.E309]*[.D309]" office:value-type="float" office:value="0.012077089" calcext:value-type="float">
            <text:p>0,012077089</text:p>
          </table:table-cell>
          <table:table-cell table:formula="of:=IF([.D309]=0;1;0)*[.E30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sma()</text:p>
          </table:table-cell>
          <table:table-cell office:value-type="string" calcext:value-type="string">
            <text:p>0.012052411</text:p>
          </table:table-cell>
          <table:table-cell table:style-name="ce3" table:formula="of:=IF(ISNUMBER(FIND(&quot;Acc&quot;;[.A310]))=1;1;0)" office:value-type="float" office:value="1" calcext:value-type="float">
            <text:p>1</text:p>
          </table:table-cell>
          <table:table-cell table:style-name="ce4" table:formula="of:=IF(LEFT([.A437];1)=&quot;f&quot;;1;0)" office:value-type="float" office:value="1" calcext:value-type="float">
            <text:p>1</text:p>
          </table:table-cell>
          <table:table-cell table:formula="of:=SUBSTITUTE([.B310]; &quot;.&quot;; &quot;,&quot;)*1" office:value-type="float" office:value="0.012052411" calcext:value-type="float">
            <text:p>0,012052411</text:p>
          </table:table-cell>
          <table:table-cell table:formula="of:=[.E310]*[.C310]" office:value-type="float" office:value="0.012052411" calcext:value-type="float">
            <text:p>0,012052411</text:p>
          </table:table-cell>
          <table:table-cell table:formula="of:=IF([.C310]=0;1;0)*[.E310]" office:value-type="float" office:value="0" calcext:value-type="float">
            <text:p>0</text:p>
          </table:table-cell>
          <table:table-cell table:formula="of:=[.E310]*[.D310]" office:value-type="float" office:value="0.012052411" calcext:value-type="float">
            <text:p>0,012052411</text:p>
          </table:table-cell>
          <table:table-cell table:formula="of:=IF([.D310]=0;1;0)*[.E31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mean()</text:p>
          </table:table-cell>
          <table:table-cell office:value-type="string" calcext:value-type="string">
            <text:p>0.012052411</text:p>
          </table:table-cell>
          <table:table-cell table:style-name="ce3" table:formula="of:=IF(ISNUMBER(FIND(&quot;Acc&quot;;[.A311]))=1;1;0)" office:value-type="float" office:value="1" calcext:value-type="float">
            <text:p>1</text:p>
          </table:table-cell>
          <table:table-cell table:style-name="ce4" table:formula="of:=IF(LEFT([.A438];1)=&quot;f&quot;;1;0)" office:value-type="float" office:value="1" calcext:value-type="float">
            <text:p>1</text:p>
          </table:table-cell>
          <table:table-cell table:formula="of:=SUBSTITUTE([.B311]; &quot;.&quot;; &quot;,&quot;)*1" office:value-type="float" office:value="0.012052411" calcext:value-type="float">
            <text:p>0,012052411</text:p>
          </table:table-cell>
          <table:table-cell table:formula="of:=[.E311]*[.C311]" office:value-type="float" office:value="0.012052411" calcext:value-type="float">
            <text:p>0,012052411</text:p>
          </table:table-cell>
          <table:table-cell table:formula="of:=IF([.C311]=0;1;0)*[.E311]" office:value-type="float" office:value="0" calcext:value-type="float">
            <text:p>0</text:p>
          </table:table-cell>
          <table:table-cell table:formula="of:=[.E311]*[.D311]" office:value-type="float" office:value="0.012052411" calcext:value-type="float">
            <text:p>0,012052411</text:p>
          </table:table-cell>
          <table:table-cell table:formula="of:=IF([.D311]=0;1;0)*[.E31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Z,3</text:p>
          </table:table-cell>
          <table:table-cell office:value-type="string" calcext:value-type="string">
            <text:p>0.011996996</text:p>
          </table:table-cell>
          <table:table-cell table:style-name="ce3" table:formula="of:=IF(ISNUMBER(FIND(&quot;Acc&quot;;[.A312]))=1;1;0)" office:value-type="float" office:value="0" calcext:value-type="float">
            <text:p>0</text:p>
          </table:table-cell>
          <table:table-cell table:style-name="ce4" table:formula="of:=IF(LEFT([.A439];1)=&quot;f&quot;;1;0)" office:value-type="float" office:value="0" calcext:value-type="float">
            <text:p>0</text:p>
          </table:table-cell>
          <table:table-cell table:formula="of:=SUBSTITUTE([.B312]; &quot;.&quot;; &quot;,&quot;)*1" office:value-type="float" office:value="0.011996996" calcext:value-type="float">
            <text:p>0,011996996</text:p>
          </table:table-cell>
          <table:table-cell table:formula="of:=[.E312]*[.C312]" office:value-type="float" office:value="0" calcext:value-type="float">
            <text:p>0</text:p>
          </table:table-cell>
          <table:table-cell table:formula="of:=IF([.C312]=0;1;0)*[.E312]" office:value-type="float" office:value="0.011996996" calcext:value-type="float">
            <text:p>0,011996996</text:p>
          </table:table-cell>
          <table:table-cell table:formula="of:=[.E312]*[.D312]" office:value-type="float" office:value="0" calcext:value-type="float">
            <text:p>0</text:p>
          </table:table-cell>
          <table:table-cell table:formula="of:=IF([.D312]=0;1;0)*[.E312]" office:value-type="float" office:value="0.011996996" calcext:value-type="float">
            <text:p>0,0119969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57,64.2</text:p>
          </table:table-cell>
          <table:table-cell office:value-type="string" calcext:value-type="string">
            <text:p>0.011989249</text:p>
          </table:table-cell>
          <table:table-cell table:style-name="ce3" table:formula="of:=IF(ISNUMBER(FIND(&quot;Acc&quot;;[.A313]))=1;1;0)" office:value-type="float" office:value="1" calcext:value-type="float">
            <text:p>1</text:p>
          </table:table-cell>
          <table:table-cell table:style-name="ce4" table:formula="of:=IF(LEFT([.A440];1)=&quot;f&quot;;1;0)" office:value-type="float" office:value="1" calcext:value-type="float">
            <text:p>1</text:p>
          </table:table-cell>
          <table:table-cell table:formula="of:=SUBSTITUTE([.B313]; &quot;.&quot;; &quot;,&quot;)*1" office:value-type="float" office:value="0.011989249" calcext:value-type="float">
            <text:p>0,011989249</text:p>
          </table:table-cell>
          <table:table-cell table:formula="of:=[.E313]*[.C313]" office:value-type="float" office:value="0.011989249" calcext:value-type="float">
            <text:p>0,011989249</text:p>
          </table:table-cell>
          <table:table-cell table:formula="of:=IF([.C313]=0;1;0)*[.E313]" office:value-type="float" office:value="0" calcext:value-type="float">
            <text:p>0</text:p>
          </table:table-cell>
          <table:table-cell table:formula="of:=[.E313]*[.D313]" office:value-type="float" office:value="0.011989249" calcext:value-type="float">
            <text:p>0,011989249</text:p>
          </table:table-cell>
          <table:table-cell table:formula="of:=IF([.D313]=0;1;0)*[.E31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7,24.2</text:p>
          </table:table-cell>
          <table:table-cell office:value-type="string" calcext:value-type="string">
            <text:p>0.011928584</text:p>
          </table:table-cell>
          <table:table-cell table:style-name="ce3" table:formula="of:=IF(ISNUMBER(FIND(&quot;Acc&quot;;[.A314]))=1;1;0)" office:value-type="float" office:value="0" calcext:value-type="float">
            <text:p>0</text:p>
          </table:table-cell>
          <table:table-cell table:style-name="ce4" table:formula="of:=IF(LEFT([.A441];1)=&quot;f&quot;;1;0)" office:value-type="float" office:value="1" calcext:value-type="float">
            <text:p>1</text:p>
          </table:table-cell>
          <table:table-cell table:formula="of:=SUBSTITUTE([.B314]; &quot;.&quot;; &quot;,&quot;)*1" office:value-type="float" office:value="0.011928584" calcext:value-type="float">
            <text:p>0,011928584</text:p>
          </table:table-cell>
          <table:table-cell table:formula="of:=[.E314]*[.C314]" office:value-type="float" office:value="0" calcext:value-type="float">
            <text:p>0</text:p>
          </table:table-cell>
          <table:table-cell table:formula="of:=IF([.C314]=0;1;0)*[.E314]" office:value-type="float" office:value="0.011928584" calcext:value-type="float">
            <text:p>0,011928584</text:p>
          </table:table-cell>
          <table:table-cell table:formula="of:=[.E314]*[.D314]" office:value-type="float" office:value="0.011928584" calcext:value-type="float">
            <text:p>0,011928584</text:p>
          </table:table-cell>
          <table:table-cell table:formula="of:=IF([.D314]=0;1;0)*[.E31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,24</text:p>
          </table:table-cell>
          <table:table-cell office:value-type="string" calcext:value-type="string">
            <text:p>0.011878511</text:p>
          </table:table-cell>
          <table:table-cell table:style-name="ce3" table:formula="of:=IF(ISNUMBER(FIND(&quot;Acc&quot;;[.A315]))=1;1;0)" office:value-type="float" office:value="1" calcext:value-type="float">
            <text:p>1</text:p>
          </table:table-cell>
          <table:table-cell table:style-name="ce4" table:formula="of:=IF(LEFT([.A442];1)=&quot;f&quot;;1;0)" office:value-type="float" office:value="1" calcext:value-type="float">
            <text:p>1</text:p>
          </table:table-cell>
          <table:table-cell table:formula="of:=SUBSTITUTE([.B315]; &quot;.&quot;; &quot;,&quot;)*1" office:value-type="float" office:value="0.011878511" calcext:value-type="float">
            <text:p>0,011878511</text:p>
          </table:table-cell>
          <table:table-cell table:formula="of:=[.E315]*[.C315]" office:value-type="float" office:value="0.011878511" calcext:value-type="float">
            <text:p>0,011878511</text:p>
          </table:table-cell>
          <table:table-cell table:formula="of:=IF([.C315]=0;1;0)*[.E315]" office:value-type="float" office:value="0" calcext:value-type="float">
            <text:p>0</text:p>
          </table:table-cell>
          <table:table-cell table:formula="of:=[.E315]*[.D315]" office:value-type="float" office:value="0.011878511" calcext:value-type="float">
            <text:p>0,011878511</text:p>
          </table:table-cell>
          <table:table-cell table:formula="of:=IF([.D315]=0;1;0)*[.E31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ean()-Y</text:p>
          </table:table-cell>
          <table:table-cell office:value-type="string" calcext:value-type="string">
            <text:p>0.011835688</text:p>
          </table:table-cell>
          <table:table-cell table:style-name="ce3" table:formula="of:=IF(ISNUMBER(FIND(&quot;Acc&quot;;[.A316]))=1;1;0)" office:value-type="float" office:value="1" calcext:value-type="float">
            <text:p>1</text:p>
          </table:table-cell>
          <table:table-cell table:style-name="ce4" table:formula="of:=IF(LEFT([.A443];1)=&quot;f&quot;;1;0)" office:value-type="float" office:value="1" calcext:value-type="float">
            <text:p>1</text:p>
          </table:table-cell>
          <table:table-cell table:formula="of:=SUBSTITUTE([.B316]; &quot;.&quot;; &quot;,&quot;)*1" office:value-type="float" office:value="0.011835688" calcext:value-type="float">
            <text:p>0,011835688</text:p>
          </table:table-cell>
          <table:table-cell table:formula="of:=[.E316]*[.C316]" office:value-type="float" office:value="0.011835688" calcext:value-type="float">
            <text:p>0,011835688</text:p>
          </table:table-cell>
          <table:table-cell table:formula="of:=IF([.C316]=0;1;0)*[.E316]" office:value-type="float" office:value="0" calcext:value-type="float">
            <text:p>0</text:p>
          </table:table-cell>
          <table:table-cell table:formula="of:=[.E316]*[.D316]" office:value-type="float" office:value="0.011835688" calcext:value-type="float">
            <text:p>0,011835688</text:p>
          </table:table-cell>
          <table:table-cell table:formula="of:=IF([.D316]=0;1;0)*[.E31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iqr()-X</text:p>
          </table:table-cell>
          <table:table-cell office:value-type="string" calcext:value-type="string">
            <text:p>0.011831391</text:p>
          </table:table-cell>
          <table:table-cell table:style-name="ce3" table:formula="of:=IF(ISNUMBER(FIND(&quot;Acc&quot;;[.A317]))=1;1;0)" office:value-type="float" office:value="1" calcext:value-type="float">
            <text:p>1</text:p>
          </table:table-cell>
          <table:table-cell table:style-name="ce4" table:formula="of:=IF(LEFT([.A444];1)=&quot;f&quot;;1;0)" office:value-type="float" office:value="0" calcext:value-type="float">
            <text:p>0</text:p>
          </table:table-cell>
          <table:table-cell table:formula="of:=SUBSTITUTE([.B317]; &quot;.&quot;; &quot;,&quot;)*1" office:value-type="float" office:value="0.011831391" calcext:value-type="float">
            <text:p>0,011831391</text:p>
          </table:table-cell>
          <table:table-cell table:formula="of:=[.E317]*[.C317]" office:value-type="float" office:value="0.011831391" calcext:value-type="float">
            <text:p>0,011831391</text:p>
          </table:table-cell>
          <table:table-cell table:formula="of:=IF([.C317]=0;1;0)*[.E317]" office:value-type="float" office:value="0" calcext:value-type="float">
            <text:p>0</text:p>
          </table:table-cell>
          <table:table-cell table:formula="of:=[.E317]*[.D317]" office:value-type="float" office:value="0" calcext:value-type="float">
            <text:p>0</text:p>
          </table:table-cell>
          <table:table-cell table:formula="of:=IF([.D317]=0;1;0)*[.E317]" office:value-type="float" office:value="0.011831391" calcext:value-type="float">
            <text:p>0,0118313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energy()-X</text:p>
          </table:table-cell>
          <table:table-cell office:value-type="string" calcext:value-type="string">
            <text:p>0.011706098</text:p>
          </table:table-cell>
          <table:table-cell table:style-name="ce3" table:formula="of:=IF(ISNUMBER(FIND(&quot;Acc&quot;;[.A318]))=1;1;0)" office:value-type="float" office:value="1" calcext:value-type="float">
            <text:p>1</text:p>
          </table:table-cell>
          <table:table-cell table:style-name="ce4" table:formula="of:=IF(LEFT([.A445];1)=&quot;f&quot;;1;0)" office:value-type="float" office:value="0" calcext:value-type="float">
            <text:p>0</text:p>
          </table:table-cell>
          <table:table-cell table:formula="of:=SUBSTITUTE([.B318]; &quot;.&quot;; &quot;,&quot;)*1" office:value-type="float" office:value="0.011706098" calcext:value-type="float">
            <text:p>0,011706098</text:p>
          </table:table-cell>
          <table:table-cell table:formula="of:=[.E318]*[.C318]" office:value-type="float" office:value="0.011706098" calcext:value-type="float">
            <text:p>0,011706098</text:p>
          </table:table-cell>
          <table:table-cell table:formula="of:=IF([.C318]=0;1;0)*[.E318]" office:value-type="float" office:value="0" calcext:value-type="float">
            <text:p>0</text:p>
          </table:table-cell>
          <table:table-cell table:formula="of:=[.E318]*[.D318]" office:value-type="float" office:value="0" calcext:value-type="float">
            <text:p>0</text:p>
          </table:table-cell>
          <table:table-cell table:formula="of:=IF([.D318]=0;1;0)*[.E318]" office:value-type="float" office:value="0.011706098" calcext:value-type="float">
            <text:p>0,011706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iqr()-X</text:p>
          </table:table-cell>
          <table:table-cell office:value-type="string" calcext:value-type="string">
            <text:p>0.01161423</text:p>
          </table:table-cell>
          <table:table-cell table:style-name="ce3" table:formula="of:=IF(ISNUMBER(FIND(&quot;Acc&quot;;[.A319]))=1;1;0)" office:value-type="float" office:value="1" calcext:value-type="float">
            <text:p>1</text:p>
          </table:table-cell>
          <table:table-cell table:style-name="ce4" table:formula="of:=IF(LEFT([.A446];1)=&quot;f&quot;;1;0)" office:value-type="float" office:value="0" calcext:value-type="float">
            <text:p>0</text:p>
          </table:table-cell>
          <table:table-cell table:formula="of:=SUBSTITUTE([.B319]; &quot;.&quot;; &quot;,&quot;)*1" office:value-type="float" office:value="0.01161423" calcext:value-type="float">
            <text:p>0,01161423</text:p>
          </table:table-cell>
          <table:table-cell table:formula="of:=[.E319]*[.C319]" office:value-type="float" office:value="0.01161423" calcext:value-type="float">
            <text:p>0,01161423</text:p>
          </table:table-cell>
          <table:table-cell table:formula="of:=IF([.C319]=0;1;0)*[.E319]" office:value-type="float" office:value="0" calcext:value-type="float">
            <text:p>0</text:p>
          </table:table-cell>
          <table:table-cell table:formula="of:=[.E319]*[.D319]" office:value-type="float" office:value="0" calcext:value-type="float">
            <text:p>0</text:p>
          </table:table-cell>
          <table:table-cell table:formula="of:=IF([.D319]=0;1;0)*[.E319]" office:value-type="float" office:value="0.01161423" calcext:value-type="float">
            <text:p>0,011614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ad()-Z</text:p>
          </table:table-cell>
          <table:table-cell office:value-type="string" calcext:value-type="string">
            <text:p>0.011497591</text:p>
          </table:table-cell>
          <table:table-cell table:style-name="ce3" table:formula="of:=IF(ISNUMBER(FIND(&quot;Acc&quot;;[.A320]))=1;1;0)" office:value-type="float" office:value="1" calcext:value-type="float">
            <text:p>1</text:p>
          </table:table-cell>
          <table:table-cell table:style-name="ce4" table:formula="of:=IF(LEFT([.A447];1)=&quot;f&quot;;1;0)" office:value-type="float" office:value="1" calcext:value-type="float">
            <text:p>1</text:p>
          </table:table-cell>
          <table:table-cell table:formula="of:=SUBSTITUTE([.B320]; &quot;.&quot;; &quot;,&quot;)*1" office:value-type="float" office:value="0.011497591" calcext:value-type="float">
            <text:p>0,011497591</text:p>
          </table:table-cell>
          <table:table-cell table:formula="of:=[.E320]*[.C320]" office:value-type="float" office:value="0.011497591" calcext:value-type="float">
            <text:p>0,011497591</text:p>
          </table:table-cell>
          <table:table-cell table:formula="of:=IF([.C320]=0;1;0)*[.E320]" office:value-type="float" office:value="0" calcext:value-type="float">
            <text:p>0</text:p>
          </table:table-cell>
          <table:table-cell table:formula="of:=[.E320]*[.D320]" office:value-type="float" office:value="0.011497591" calcext:value-type="float">
            <text:p>0,011497591</text:p>
          </table:table-cell>
          <table:table-cell table:formula="of:=IF([.D320]=0;1;0)*[.E32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axInds-X</text:p>
          </table:table-cell>
          <table:table-cell office:value-type="string" calcext:value-type="string">
            <text:p>0.011484301</text:p>
          </table:table-cell>
          <table:table-cell table:style-name="ce3" table:formula="of:=IF(ISNUMBER(FIND(&quot;Acc&quot;;[.A321]))=1;1;0)" office:value-type="float" office:value="1" calcext:value-type="float">
            <text:p>1</text:p>
          </table:table-cell>
          <table:table-cell table:style-name="ce4" table:formula="of:=IF(LEFT([.A448];1)=&quot;f&quot;;1;0)" office:value-type="float" office:value="1" calcext:value-type="float">
            <text:p>1</text:p>
          </table:table-cell>
          <table:table-cell table:formula="of:=SUBSTITUTE([.B321]; &quot;.&quot;; &quot;,&quot;)*1" office:value-type="float" office:value="0.011484301" calcext:value-type="float">
            <text:p>0,011484301</text:p>
          </table:table-cell>
          <table:table-cell table:formula="of:=[.E321]*[.C321]" office:value-type="float" office:value="0.011484301" calcext:value-type="float">
            <text:p>0,011484301</text:p>
          </table:table-cell>
          <table:table-cell table:formula="of:=IF([.C321]=0;1;0)*[.E321]" office:value-type="float" office:value="0" calcext:value-type="float">
            <text:p>0</text:p>
          </table:table-cell>
          <table:table-cell table:formula="of:=[.E321]*[.D321]" office:value-type="float" office:value="0.011484301" calcext:value-type="float">
            <text:p>0,011484301</text:p>
          </table:table-cell>
          <table:table-cell table:formula="of:=IF([.D321]=0;1;0)*[.E32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gle(tBodyGyroMean,gravityMean)</text:p>
          </table:table-cell>
          <table:table-cell office:value-type="string" calcext:value-type="string">
            <text:p>0.011465198</text:p>
          </table:table-cell>
          <table:table-cell table:style-name="ce3" table:formula="of:=IF(ISNUMBER(FIND(&quot;Acc&quot;;[.A322]))=1;1;0)" office:value-type="float" office:value="0" calcext:value-type="float">
            <text:p>0</text:p>
          </table:table-cell>
          <table:table-cell table:style-name="ce4" table:formula="of:=IF(LEFT([.A449];1)=&quot;f&quot;;1;0)" office:value-type="float" office:value="1" calcext:value-type="float">
            <text:p>1</text:p>
          </table:table-cell>
          <table:table-cell table:formula="of:=SUBSTITUTE([.B322]; &quot;.&quot;; &quot;,&quot;)*1" office:value-type="float" office:value="0.011465198" calcext:value-type="float">
            <text:p>0,011465198</text:p>
          </table:table-cell>
          <table:table-cell table:formula="of:=[.E322]*[.C322]" office:value-type="float" office:value="0" calcext:value-type="float">
            <text:p>0</text:p>
          </table:table-cell>
          <table:table-cell table:formula="of:=IF([.C322]=0;1;0)*[.E322]" office:value-type="float" office:value="0.011465198" calcext:value-type="float">
            <text:p>0,011465198</text:p>
          </table:table-cell>
          <table:table-cell table:formula="of:=[.E322]*[.D322]" office:value-type="float" office:value="0.011465198" calcext:value-type="float">
            <text:p>0,011465198</text:p>
          </table:table-cell>
          <table:table-cell table:formula="of:=IF([.D322]=0;1;0)*[.E32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ax()-Y</text:p>
          </table:table-cell>
          <table:table-cell office:value-type="string" calcext:value-type="string">
            <text:p>0.011443763</text:p>
          </table:table-cell>
          <table:table-cell table:style-name="ce3" table:formula="of:=IF(ISNUMBER(FIND(&quot;Acc&quot;;[.A323]))=1;1;0)" office:value-type="float" office:value="1" calcext:value-type="float">
            <text:p>1</text:p>
          </table:table-cell>
          <table:table-cell table:style-name="ce4" table:formula="of:=IF(LEFT([.A450];1)=&quot;f&quot;;1;0)" office:value-type="float" office:value="0" calcext:value-type="float">
            <text:p>0</text:p>
          </table:table-cell>
          <table:table-cell table:formula="of:=SUBSTITUTE([.B323]; &quot;.&quot;; &quot;,&quot;)*1" office:value-type="float" office:value="0.011443763" calcext:value-type="float">
            <text:p>0,011443763</text:p>
          </table:table-cell>
          <table:table-cell table:formula="of:=[.E323]*[.C323]" office:value-type="float" office:value="0.011443763" calcext:value-type="float">
            <text:p>0,011443763</text:p>
          </table:table-cell>
          <table:table-cell table:formula="of:=IF([.C323]=0;1;0)*[.E323]" office:value-type="float" office:value="0" calcext:value-type="float">
            <text:p>0</text:p>
          </table:table-cell>
          <table:table-cell table:formula="of:=[.E323]*[.D323]" office:value-type="float" office:value="0" calcext:value-type="float">
            <text:p>0</text:p>
          </table:table-cell>
          <table:table-cell table:formula="of:=IF([.D323]=0;1;0)*[.E323]" office:value-type="float" office:value="0.011443763" calcext:value-type="float">
            <text:p>0,01144376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ad()-Y</text:p>
          </table:table-cell>
          <table:table-cell office:value-type="string" calcext:value-type="string">
            <text:p>0.011442465</text:p>
          </table:table-cell>
          <table:table-cell table:style-name="ce3" table:formula="of:=IF(ISNUMBER(FIND(&quot;Acc&quot;;[.A324]))=1;1;0)" office:value-type="float" office:value="0" calcext:value-type="float">
            <text:p>0</text:p>
          </table:table-cell>
          <table:table-cell table:style-name="ce4" table:formula="of:=IF(LEFT([.A451];1)=&quot;f&quot;;1;0)" office:value-type="float" office:value="1" calcext:value-type="float">
            <text:p>1</text:p>
          </table:table-cell>
          <table:table-cell table:formula="of:=SUBSTITUTE([.B324]; &quot;.&quot;; &quot;,&quot;)*1" office:value-type="float" office:value="0.011442465" calcext:value-type="float">
            <text:p>0,011442465</text:p>
          </table:table-cell>
          <table:table-cell table:formula="of:=[.E324]*[.C324]" office:value-type="float" office:value="0" calcext:value-type="float">
            <text:p>0</text:p>
          </table:table-cell>
          <table:table-cell table:formula="of:=IF([.C324]=0;1;0)*[.E324]" office:value-type="float" office:value="0.011442465" calcext:value-type="float">
            <text:p>0,011442465</text:p>
          </table:table-cell>
          <table:table-cell table:formula="of:=[.E324]*[.D324]" office:value-type="float" office:value="0.011442465" calcext:value-type="float">
            <text:p>0,011442465</text:p>
          </table:table-cell>
          <table:table-cell table:formula="of:=IF([.D324]=0;1;0)*[.E32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49,56.2</text:p>
          </table:table-cell>
          <table:table-cell office:value-type="string" calcext:value-type="string">
            <text:p>0.011435632</text:p>
          </table:table-cell>
          <table:table-cell table:style-name="ce3" table:formula="of:=IF(ISNUMBER(FIND(&quot;Acc&quot;;[.A325]))=1;1;0)" office:value-type="float" office:value="1" calcext:value-type="float">
            <text:p>1</text:p>
          </table:table-cell>
          <table:table-cell table:style-name="ce4" table:formula="of:=IF(LEFT([.A452];1)=&quot;f&quot;;1;0)" office:value-type="float" office:value="1" calcext:value-type="float">
            <text:p>1</text:p>
          </table:table-cell>
          <table:table-cell table:formula="of:=SUBSTITUTE([.B325]; &quot;.&quot;; &quot;,&quot;)*1" office:value-type="float" office:value="0.011435632" calcext:value-type="float">
            <text:p>0,011435632</text:p>
          </table:table-cell>
          <table:table-cell table:formula="of:=[.E325]*[.C325]" office:value-type="float" office:value="0.011435632" calcext:value-type="float">
            <text:p>0,011435632</text:p>
          </table:table-cell>
          <table:table-cell table:formula="of:=IF([.C325]=0;1;0)*[.E325]" office:value-type="float" office:value="0" calcext:value-type="float">
            <text:p>0</text:p>
          </table:table-cell>
          <table:table-cell table:formula="of:=[.E325]*[.D325]" office:value-type="float" office:value="0.011435632" calcext:value-type="float">
            <text:p>0,011435632</text:p>
          </table:table-cell>
          <table:table-cell table:formula="of:=IF([.D325]=0;1;0)*[.E32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energy()-X</text:p>
          </table:table-cell>
          <table:table-cell office:value-type="string" calcext:value-type="string">
            <text:p>0.011429056</text:p>
          </table:table-cell>
          <table:table-cell table:style-name="ce3" table:formula="of:=IF(ISNUMBER(FIND(&quot;Acc&quot;;[.A326]))=1;1;0)" office:value-type="float" office:value="1" calcext:value-type="float">
            <text:p>1</text:p>
          </table:table-cell>
          <table:table-cell table:style-name="ce4" table:formula="of:=IF(LEFT([.A453];1)=&quot;f&quot;;1;0)" office:value-type="float" office:value="1" calcext:value-type="float">
            <text:p>1</text:p>
          </table:table-cell>
          <table:table-cell table:formula="of:=SUBSTITUTE([.B326]; &quot;.&quot;; &quot;,&quot;)*1" office:value-type="float" office:value="0.011429056" calcext:value-type="float">
            <text:p>0,011429056</text:p>
          </table:table-cell>
          <table:table-cell table:formula="of:=[.E326]*[.C326]" office:value-type="float" office:value="0.011429056" calcext:value-type="float">
            <text:p>0,011429056</text:p>
          </table:table-cell>
          <table:table-cell table:formula="of:=IF([.C326]=0;1;0)*[.E326]" office:value-type="float" office:value="0" calcext:value-type="float">
            <text:p>0</text:p>
          </table:table-cell>
          <table:table-cell table:formula="of:=[.E326]*[.D326]" office:value-type="float" office:value="0.011429056" calcext:value-type="float">
            <text:p>0,011429056</text:p>
          </table:table-cell>
          <table:table-cell table:formula="of:=IF([.D326]=0;1;0)*[.E32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std()-Z</text:p>
          </table:table-cell>
          <table:table-cell office:value-type="string" calcext:value-type="string">
            <text:p>0.011385396</text:p>
          </table:table-cell>
          <table:table-cell table:style-name="ce3" table:formula="of:=IF(ISNUMBER(FIND(&quot;Acc&quot;;[.A327]))=1;1;0)" office:value-type="float" office:value="1" calcext:value-type="float">
            <text:p>1</text:p>
          </table:table-cell>
          <table:table-cell table:style-name="ce4" table:formula="of:=IF(LEFT([.A454];1)=&quot;f&quot;;1;0)" office:value-type="float" office:value="0" calcext:value-type="float">
            <text:p>0</text:p>
          </table:table-cell>
          <table:table-cell table:formula="of:=SUBSTITUTE([.B327]; &quot;.&quot;; &quot;,&quot;)*1" office:value-type="float" office:value="0.011385396" calcext:value-type="float">
            <text:p>0,011385396</text:p>
          </table:table-cell>
          <table:table-cell table:formula="of:=[.E327]*[.C327]" office:value-type="float" office:value="0.011385396" calcext:value-type="float">
            <text:p>0,011385396</text:p>
          </table:table-cell>
          <table:table-cell table:formula="of:=IF([.C327]=0;1;0)*[.E327]" office:value-type="float" office:value="0" calcext:value-type="float">
            <text:p>0</text:p>
          </table:table-cell>
          <table:table-cell table:formula="of:=[.E327]*[.D327]" office:value-type="float" office:value="0" calcext:value-type="float">
            <text:p>0</text:p>
          </table:table-cell>
          <table:table-cell table:formula="of:=IF([.D327]=0;1;0)*[.E327]" office:value-type="float" office:value="0.011385396" calcext:value-type="float">
            <text:p>0,0113853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mean()</text:p>
          </table:table-cell>
          <table:table-cell office:value-type="string" calcext:value-type="string">
            <text:p>0.011368816</text:p>
          </table:table-cell>
          <table:table-cell table:style-name="ce3" table:formula="of:=IF(ISNUMBER(FIND(&quot;Acc&quot;;[.A328]))=1;1;0)" office:value-type="float" office:value="0" calcext:value-type="float">
            <text:p>0</text:p>
          </table:table-cell>
          <table:table-cell table:style-name="ce4" table:formula="of:=IF(LEFT([.A455];1)=&quot;f&quot;;1;0)" office:value-type="float" office:value="1" calcext:value-type="float">
            <text:p>1</text:p>
          </table:table-cell>
          <table:table-cell table:formula="of:=SUBSTITUTE([.B328]; &quot;.&quot;; &quot;,&quot;)*1" office:value-type="float" office:value="0.011368816" calcext:value-type="float">
            <text:p>0,011368816</text:p>
          </table:table-cell>
          <table:table-cell table:formula="of:=[.E328]*[.C328]" office:value-type="float" office:value="0" calcext:value-type="float">
            <text:p>0</text:p>
          </table:table-cell>
          <table:table-cell table:formula="of:=IF([.C328]=0;1;0)*[.E328]" office:value-type="float" office:value="0.011368816" calcext:value-type="float">
            <text:p>0,011368816</text:p>
          </table:table-cell>
          <table:table-cell table:formula="of:=[.E328]*[.D328]" office:value-type="float" office:value="0.011368816" calcext:value-type="float">
            <text:p>0,011368816</text:p>
          </table:table-cell>
          <table:table-cell table:formula="of:=IF([.D328]=0;1;0)*[.E32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sma()</text:p>
          </table:table-cell>
          <table:table-cell office:value-type="string" calcext:value-type="string">
            <text:p>0.011368816</text:p>
          </table:table-cell>
          <table:table-cell table:style-name="ce3" table:formula="of:=IF(ISNUMBER(FIND(&quot;Acc&quot;;[.A329]))=1;1;0)" office:value-type="float" office:value="0" calcext:value-type="float">
            <text:p>0</text:p>
          </table:table-cell>
          <table:table-cell table:style-name="ce4" table:formula="of:=IF(LEFT([.A456];1)=&quot;f&quot;;1;0)" office:value-type="float" office:value="1" calcext:value-type="float">
            <text:p>1</text:p>
          </table:table-cell>
          <table:table-cell table:formula="of:=SUBSTITUTE([.B329]; &quot;.&quot;; &quot;,&quot;)*1" office:value-type="float" office:value="0.011368816" calcext:value-type="float">
            <text:p>0,011368816</text:p>
          </table:table-cell>
          <table:table-cell table:formula="of:=[.E329]*[.C329]" office:value-type="float" office:value="0" calcext:value-type="float">
            <text:p>0</text:p>
          </table:table-cell>
          <table:table-cell table:formula="of:=IF([.C329]=0;1;0)*[.E329]" office:value-type="float" office:value="0.011368816" calcext:value-type="float">
            <text:p>0,011368816</text:p>
          </table:table-cell>
          <table:table-cell table:formula="of:=[.E329]*[.D329]" office:value-type="float" office:value="0.011368816" calcext:value-type="float">
            <text:p>0,011368816</text:p>
          </table:table-cell>
          <table:table-cell table:formula="of:=IF([.D329]=0;1;0)*[.E32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Z,1</text:p>
          </table:table-cell>
          <table:table-cell office:value-type="string" calcext:value-type="string">
            <text:p>0.011368111</text:p>
          </table:table-cell>
          <table:table-cell table:style-name="ce3" table:formula="of:=IF(ISNUMBER(FIND(&quot;Acc&quot;;[.A330]))=1;1;0)" office:value-type="float" office:value="1" calcext:value-type="float">
            <text:p>1</text:p>
          </table:table-cell>
          <table:table-cell table:style-name="ce4" table:formula="of:=IF(LEFT([.A457];1)=&quot;f&quot;;1;0)" office:value-type="float" office:value="0" calcext:value-type="float">
            <text:p>0</text:p>
          </table:table-cell>
          <table:table-cell table:formula="of:=SUBSTITUTE([.B330]; &quot;.&quot;; &quot;,&quot;)*1" office:value-type="float" office:value="0.011368111" calcext:value-type="float">
            <text:p>0,011368111</text:p>
          </table:table-cell>
          <table:table-cell table:formula="of:=[.E330]*[.C330]" office:value-type="float" office:value="0.011368111" calcext:value-type="float">
            <text:p>0,011368111</text:p>
          </table:table-cell>
          <table:table-cell table:formula="of:=IF([.C330]=0;1;0)*[.E330]" office:value-type="float" office:value="0" calcext:value-type="float">
            <text:p>0</text:p>
          </table:table-cell>
          <table:table-cell table:formula="of:=[.E330]*[.D330]" office:value-type="float" office:value="0" calcext:value-type="float">
            <text:p>0</text:p>
          </table:table-cell>
          <table:table-cell table:formula="of:=IF([.D330]=0;1;0)*[.E330]" office:value-type="float" office:value="0.011368111" calcext:value-type="float">
            <text:p>0,0113681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in()-Z</text:p>
          </table:table-cell>
          <table:table-cell office:value-type="string" calcext:value-type="string">
            <text:p>0.01133177</text:p>
          </table:table-cell>
          <table:table-cell table:style-name="ce3" table:formula="of:=IF(ISNUMBER(FIND(&quot;Acc&quot;;[.A331]))=1;1;0)" office:value-type="float" office:value="1" calcext:value-type="float">
            <text:p>1</text:p>
          </table:table-cell>
          <table:table-cell table:style-name="ce4" table:formula="of:=IF(LEFT([.A458];1)=&quot;f&quot;;1;0)" office:value-type="float" office:value="0" calcext:value-type="float">
            <text:p>0</text:p>
          </table:table-cell>
          <table:table-cell table:formula="of:=SUBSTITUTE([.B331]; &quot;.&quot;; &quot;,&quot;)*1" office:value-type="float" office:value="0.01133177" calcext:value-type="float">
            <text:p>0,01133177</text:p>
          </table:table-cell>
          <table:table-cell table:formula="of:=[.E331]*[.C331]" office:value-type="float" office:value="0.01133177" calcext:value-type="float">
            <text:p>0,01133177</text:p>
          </table:table-cell>
          <table:table-cell table:formula="of:=IF([.C331]=0;1;0)*[.E331]" office:value-type="float" office:value="0" calcext:value-type="float">
            <text:p>0</text:p>
          </table:table-cell>
          <table:table-cell table:formula="of:=[.E331]*[.D331]" office:value-type="float" office:value="0" calcext:value-type="float">
            <text:p>0</text:p>
          </table:table-cell>
          <table:table-cell table:formula="of:=IF([.D331]=0;1;0)*[.E331]" office:value-type="float" office:value="0.01133177" calcext:value-type="float">
            <text:p>0,011331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arCoeff()-Y,4</text:p>
          </table:table-cell>
          <table:table-cell office:value-type="string" calcext:value-type="string">
            <text:p>0.011263822</text:p>
          </table:table-cell>
          <table:table-cell table:style-name="ce3" table:formula="of:=IF(ISNUMBER(FIND(&quot;Acc&quot;;[.A332]))=1;1;0)" office:value-type="float" office:value="1" calcext:value-type="float">
            <text:p>1</text:p>
          </table:table-cell>
          <table:table-cell table:style-name="ce4" table:formula="of:=IF(LEFT([.A459];1)=&quot;f&quot;;1;0)" office:value-type="float" office:value="1" calcext:value-type="float">
            <text:p>1</text:p>
          </table:table-cell>
          <table:table-cell table:formula="of:=SUBSTITUTE([.B332]; &quot;.&quot;; &quot;,&quot;)*1" office:value-type="float" office:value="0.011263822" calcext:value-type="float">
            <text:p>0,011263822</text:p>
          </table:table-cell>
          <table:table-cell table:formula="of:=[.E332]*[.C332]" office:value-type="float" office:value="0.011263822" calcext:value-type="float">
            <text:p>0,011263822</text:p>
          </table:table-cell>
          <table:table-cell table:formula="of:=IF([.C332]=0;1;0)*[.E332]" office:value-type="float" office:value="0" calcext:value-type="float">
            <text:p>0</text:p>
          </table:table-cell>
          <table:table-cell table:formula="of:=[.E332]*[.D332]" office:value-type="float" office:value="0.011263822" calcext:value-type="float">
            <text:p>0,011263822</text:p>
          </table:table-cell>
          <table:table-cell table:formula="of:=IF([.D332]=0;1;0)*[.E33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,8.1</text:p>
          </table:table-cell>
          <table:table-cell office:value-type="string" calcext:value-type="string">
            <text:p>0.011186925</text:p>
          </table:table-cell>
          <table:table-cell table:style-name="ce3" table:formula="of:=IF(ISNUMBER(FIND(&quot;Acc&quot;;[.A333]))=1;1;0)" office:value-type="float" office:value="1" calcext:value-type="float">
            <text:p>1</text:p>
          </table:table-cell>
          <table:table-cell table:style-name="ce4" table:formula="of:=IF(LEFT([.A460];1)=&quot;f&quot;;1;0)" office:value-type="float" office:value="1" calcext:value-type="float">
            <text:p>1</text:p>
          </table:table-cell>
          <table:table-cell table:formula="of:=SUBSTITUTE([.B333]; &quot;.&quot;; &quot;,&quot;)*1" office:value-type="float" office:value="0.011186925" calcext:value-type="float">
            <text:p>0,011186925</text:p>
          </table:table-cell>
          <table:table-cell table:formula="of:=[.E333]*[.C333]" office:value-type="float" office:value="0.011186925" calcext:value-type="float">
            <text:p>0,011186925</text:p>
          </table:table-cell>
          <table:table-cell table:formula="of:=IF([.C333]=0;1;0)*[.E333]" office:value-type="float" office:value="0" calcext:value-type="float">
            <text:p>0</text:p>
          </table:table-cell>
          <table:table-cell table:formula="of:=[.E333]*[.D333]" office:value-type="float" office:value="0.011186925" calcext:value-type="float">
            <text:p>0,011186925</text:p>
          </table:table-cell>
          <table:table-cell table:formula="of:=IF([.D333]=0;1;0)*[.E33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49,64.2</text:p>
          </table:table-cell>
          <table:table-cell office:value-type="string" calcext:value-type="string">
            <text:p>0.011154116</text:p>
          </table:table-cell>
          <table:table-cell table:style-name="ce3" table:formula="of:=IF(ISNUMBER(FIND(&quot;Acc&quot;;[.A334]))=1;1;0)" office:value-type="float" office:value="1" calcext:value-type="float">
            <text:p>1</text:p>
          </table:table-cell>
          <table:table-cell table:style-name="ce4" table:formula="of:=IF(LEFT([.A461];1)=&quot;f&quot;;1;0)" office:value-type="float" office:value="1" calcext:value-type="float">
            <text:p>1</text:p>
          </table:table-cell>
          <table:table-cell table:formula="of:=SUBSTITUTE([.B334]; &quot;.&quot;; &quot;,&quot;)*1" office:value-type="float" office:value="0.011154116" calcext:value-type="float">
            <text:p>0,011154116</text:p>
          </table:table-cell>
          <table:table-cell table:formula="of:=[.E334]*[.C334]" office:value-type="float" office:value="0.011154116" calcext:value-type="float">
            <text:p>0,011154116</text:p>
          </table:table-cell>
          <table:table-cell table:formula="of:=IF([.C334]=0;1;0)*[.E334]" office:value-type="float" office:value="0" calcext:value-type="float">
            <text:p>0</text:p>
          </table:table-cell>
          <table:table-cell table:formula="of:=[.E334]*[.D334]" office:value-type="float" office:value="0.011154116" calcext:value-type="float">
            <text:p>0,011154116</text:p>
          </table:table-cell>
          <table:table-cell table:formula="of:=IF([.D334]=0;1;0)*[.E33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std()-Y</text:p>
          </table:table-cell>
          <table:table-cell office:value-type="string" calcext:value-type="string">
            <text:p>0.011145634</text:p>
          </table:table-cell>
          <table:table-cell table:style-name="ce3" table:formula="of:=IF(ISNUMBER(FIND(&quot;Acc&quot;;[.A335]))=1;1;0)" office:value-type="float" office:value="0" calcext:value-type="float">
            <text:p>0</text:p>
          </table:table-cell>
          <table:table-cell table:style-name="ce4" table:formula="of:=IF(LEFT([.A462];1)=&quot;f&quot;;1;0)" office:value-type="float" office:value="1" calcext:value-type="float">
            <text:p>1</text:p>
          </table:table-cell>
          <table:table-cell table:formula="of:=SUBSTITUTE([.B335]; &quot;.&quot;; &quot;,&quot;)*1" office:value-type="float" office:value="0.011145634" calcext:value-type="float">
            <text:p>0,011145634</text:p>
          </table:table-cell>
          <table:table-cell table:formula="of:=[.E335]*[.C335]" office:value-type="float" office:value="0" calcext:value-type="float">
            <text:p>0</text:p>
          </table:table-cell>
          <table:table-cell table:formula="of:=IF([.C335]=0;1;0)*[.E335]" office:value-type="float" office:value="0.011145634" calcext:value-type="float">
            <text:p>0,011145634</text:p>
          </table:table-cell>
          <table:table-cell table:formula="of:=[.E335]*[.D335]" office:value-type="float" office:value="0.011145634" calcext:value-type="float">
            <text:p>0,011145634</text:p>
          </table:table-cell>
          <table:table-cell table:formula="of:=IF([.D335]=0;1;0)*[.E33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std()-Z</text:p>
          </table:table-cell>
          <table:table-cell office:value-type="string" calcext:value-type="string">
            <text:p>0.011114824</text:p>
          </table:table-cell>
          <table:table-cell table:style-name="ce3" table:formula="of:=IF(ISNUMBER(FIND(&quot;Acc&quot;;[.A336]))=1;1;0)" office:value-type="float" office:value="0" calcext:value-type="float">
            <text:p>0</text:p>
          </table:table-cell>
          <table:table-cell table:style-name="ce4" table:formula="of:=IF(LEFT([.A463];1)=&quot;f&quot;;1;0)" office:value-type="float" office:value="1" calcext:value-type="float">
            <text:p>1</text:p>
          </table:table-cell>
          <table:table-cell table:formula="of:=SUBSTITUTE([.B336]; &quot;.&quot;; &quot;,&quot;)*1" office:value-type="float" office:value="0.011114824" calcext:value-type="float">
            <text:p>0,011114824</text:p>
          </table:table-cell>
          <table:table-cell table:formula="of:=[.E336]*[.C336]" office:value-type="float" office:value="0" calcext:value-type="float">
            <text:p>0</text:p>
          </table:table-cell>
          <table:table-cell table:formula="of:=IF([.C336]=0;1;0)*[.E336]" office:value-type="float" office:value="0.011114824" calcext:value-type="float">
            <text:p>0,011114824</text:p>
          </table:table-cell>
          <table:table-cell table:formula="of:=[.E336]*[.D336]" office:value-type="float" office:value="0.011114824" calcext:value-type="float">
            <text:p>0,011114824</text:p>
          </table:table-cell>
          <table:table-cell table:formula="of:=IF([.D336]=0;1;0)*[.E33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std()-Z</text:p>
          </table:table-cell>
          <table:table-cell office:value-type="string" calcext:value-type="string">
            <text:p>0.011093614</text:p>
          </table:table-cell>
          <table:table-cell table:style-name="ce3" table:formula="of:=IF(ISNUMBER(FIND(&quot;Acc&quot;;[.A337]))=1;1;0)" office:value-type="float" office:value="0" calcext:value-type="float">
            <text:p>0</text:p>
          </table:table-cell>
          <table:table-cell table:style-name="ce4" table:formula="of:=IF(LEFT([.A464];1)=&quot;f&quot;;1;0)" office:value-type="float" office:value="1" calcext:value-type="float">
            <text:p>1</text:p>
          </table:table-cell>
          <table:table-cell table:formula="of:=SUBSTITUTE([.B337]; &quot;.&quot;; &quot;,&quot;)*1" office:value-type="float" office:value="0.011093614" calcext:value-type="float">
            <text:p>0,011093614</text:p>
          </table:table-cell>
          <table:table-cell table:formula="of:=[.E337]*[.C337]" office:value-type="float" office:value="0" calcext:value-type="float">
            <text:p>0</text:p>
          </table:table-cell>
          <table:table-cell table:formula="of:=IF([.C337]=0;1;0)*[.E337]" office:value-type="float" office:value="0.011093614" calcext:value-type="float">
            <text:p>0,011093614</text:p>
          </table:table-cell>
          <table:table-cell table:formula="of:=[.E337]*[.D337]" office:value-type="float" office:value="0.011093614" calcext:value-type="float">
            <text:p>0,011093614</text:p>
          </table:table-cell>
          <table:table-cell table:formula="of:=IF([.D337]=0;1;0)*[.E33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in()-X</text:p>
          </table:table-cell>
          <table:table-cell office:value-type="string" calcext:value-type="string">
            <text:p>0.011078663</text:p>
          </table:table-cell>
          <table:table-cell table:style-name="ce3" table:formula="of:=IF(ISNUMBER(FIND(&quot;Acc&quot;;[.A338]))=1;1;0)" office:value-type="float" office:value="1" calcext:value-type="float">
            <text:p>1</text:p>
          </table:table-cell>
          <table:table-cell table:style-name="ce4" table:formula="of:=IF(LEFT([.A465];1)=&quot;f&quot;;1;0)" office:value-type="float" office:value="1" calcext:value-type="float">
            <text:p>1</text:p>
          </table:table-cell>
          <table:table-cell table:formula="of:=SUBSTITUTE([.B338]; &quot;.&quot;; &quot;,&quot;)*1" office:value-type="float" office:value="0.011078663" calcext:value-type="float">
            <text:p>0,011078663</text:p>
          </table:table-cell>
          <table:table-cell table:formula="of:=[.E338]*[.C338]" office:value-type="float" office:value="0.011078663" calcext:value-type="float">
            <text:p>0,011078663</text:p>
          </table:table-cell>
          <table:table-cell table:formula="of:=IF([.C338]=0;1;0)*[.E338]" office:value-type="float" office:value="0" calcext:value-type="float">
            <text:p>0</text:p>
          </table:table-cell>
          <table:table-cell table:formula="of:=[.E338]*[.D338]" office:value-type="float" office:value="0.011078663" calcext:value-type="float">
            <text:p>0,011078663</text:p>
          </table:table-cell>
          <table:table-cell table:formula="of:=IF([.D338]=0;1;0)*[.E33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ad()-Y</text:p>
          </table:table-cell>
          <table:table-cell office:value-type="string" calcext:value-type="string">
            <text:p>0.01106723</text:p>
          </table:table-cell>
          <table:table-cell table:style-name="ce3" table:formula="of:=IF(ISNUMBER(FIND(&quot;Acc&quot;;[.A339]))=1;1;0)" office:value-type="float" office:value="1" calcext:value-type="float">
            <text:p>1</text:p>
          </table:table-cell>
          <table:table-cell table:style-name="ce4" table:formula="of:=IF(LEFT([.A466];1)=&quot;f&quot;;1;0)" office:value-type="float" office:value="1" calcext:value-type="float">
            <text:p>1</text:p>
          </table:table-cell>
          <table:table-cell table:formula="of:=SUBSTITUTE([.B339]; &quot;.&quot;; &quot;,&quot;)*1" office:value-type="float" office:value="0.01106723" calcext:value-type="float">
            <text:p>0,01106723</text:p>
          </table:table-cell>
          <table:table-cell table:formula="of:=[.E339]*[.C339]" office:value-type="float" office:value="0.01106723" calcext:value-type="float">
            <text:p>0,01106723</text:p>
          </table:table-cell>
          <table:table-cell table:formula="of:=IF([.C339]=0;1;0)*[.E339]" office:value-type="float" office:value="0" calcext:value-type="float">
            <text:p>0</text:p>
          </table:table-cell>
          <table:table-cell table:formula="of:=[.E339]*[.D339]" office:value-type="float" office:value="0.01106723" calcext:value-type="float">
            <text:p>0,01106723</text:p>
          </table:table-cell>
          <table:table-cell table:formula="of:=IF([.D339]=0;1;0)*[.E33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std()-Y</text:p>
          </table:table-cell>
          <table:table-cell office:value-type="string" calcext:value-type="string">
            <text:p>0.010900575</text:p>
          </table:table-cell>
          <table:table-cell table:style-name="ce3" table:formula="of:=IF(ISNUMBER(FIND(&quot;Acc&quot;;[.A340]))=1;1;0)" office:value-type="float" office:value="0" calcext:value-type="float">
            <text:p>0</text:p>
          </table:table-cell>
          <table:table-cell table:style-name="ce4" table:formula="of:=IF(LEFT([.A467];1)=&quot;f&quot;;1;0)" office:value-type="float" office:value="0" calcext:value-type="float">
            <text:p>0</text:p>
          </table:table-cell>
          <table:table-cell table:formula="of:=SUBSTITUTE([.B340]; &quot;.&quot;; &quot;,&quot;)*1" office:value-type="float" office:value="0.010900575" calcext:value-type="float">
            <text:p>0,010900575</text:p>
          </table:table-cell>
          <table:table-cell table:formula="of:=[.E340]*[.C340]" office:value-type="float" office:value="0" calcext:value-type="float">
            <text:p>0</text:p>
          </table:table-cell>
          <table:table-cell table:formula="of:=IF([.C340]=0;1;0)*[.E340]" office:value-type="float" office:value="0.010900575" calcext:value-type="float">
            <text:p>0,010900575</text:p>
          </table:table-cell>
          <table:table-cell table:formula="of:=[.E340]*[.D340]" office:value-type="float" office:value="0" calcext:value-type="float">
            <text:p>0</text:p>
          </table:table-cell>
          <table:table-cell table:formula="of:=IF([.D340]=0;1;0)*[.E340]" office:value-type="float" office:value="0.010900575" calcext:value-type="float">
            <text:p>0,0109005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ad()-Y</text:p>
          </table:table-cell>
          <table:table-cell office:value-type="string" calcext:value-type="string">
            <text:p>0.01087672</text:p>
          </table:table-cell>
          <table:table-cell table:style-name="ce3" table:formula="of:=IF(ISNUMBER(FIND(&quot;Acc&quot;;[.A341]))=1;1;0)" office:value-type="float" office:value="1" calcext:value-type="float">
            <text:p>1</text:p>
          </table:table-cell>
          <table:table-cell table:style-name="ce4" table:formula="of:=IF(LEFT([.A468];1)=&quot;f&quot;;1;0)" office:value-type="float" office:value="1" calcext:value-type="float">
            <text:p>1</text:p>
          </table:table-cell>
          <table:table-cell table:formula="of:=SUBSTITUTE([.B341]; &quot;.&quot;; &quot;,&quot;)*1" office:value-type="float" office:value="0.01087672" calcext:value-type="float">
            <text:p>0,01087672</text:p>
          </table:table-cell>
          <table:table-cell table:formula="of:=[.E341]*[.C341]" office:value-type="float" office:value="0.01087672" calcext:value-type="float">
            <text:p>0,01087672</text:p>
          </table:table-cell>
          <table:table-cell table:formula="of:=IF([.C341]=0;1;0)*[.E341]" office:value-type="float" office:value="0" calcext:value-type="float">
            <text:p>0</text:p>
          </table:table-cell>
          <table:table-cell table:formula="of:=[.E341]*[.D341]" office:value-type="float" office:value="0.01087672" calcext:value-type="float">
            <text:p>0,01087672</text:p>
          </table:table-cell>
          <table:table-cell table:formula="of:=IF([.D341]=0;1;0)*[.E34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ax()-X</text:p>
          </table:table-cell>
          <table:table-cell office:value-type="string" calcext:value-type="string">
            <text:p>0.010865773</text:p>
          </table:table-cell>
          <table:table-cell table:style-name="ce3" table:formula="of:=IF(ISNUMBER(FIND(&quot;Acc&quot;;[.A342]))=1;1;0)" office:value-type="float" office:value="0" calcext:value-type="float">
            <text:p>0</text:p>
          </table:table-cell>
          <table:table-cell table:style-name="ce4" table:formula="of:=IF(LEFT([.A469];1)=&quot;f&quot;;1;0)" office:value-type="float" office:value="1" calcext:value-type="float">
            <text:p>1</text:p>
          </table:table-cell>
          <table:table-cell table:formula="of:=SUBSTITUTE([.B342]; &quot;.&quot;; &quot;,&quot;)*1" office:value-type="float" office:value="0.010865773" calcext:value-type="float">
            <text:p>0,010865773</text:p>
          </table:table-cell>
          <table:table-cell table:formula="of:=[.E342]*[.C342]" office:value-type="float" office:value="0" calcext:value-type="float">
            <text:p>0</text:p>
          </table:table-cell>
          <table:table-cell table:formula="of:=IF([.C342]=0;1;0)*[.E342]" office:value-type="float" office:value="0.010865773" calcext:value-type="float">
            <text:p>0,010865773</text:p>
          </table:table-cell>
          <table:table-cell table:formula="of:=[.E342]*[.D342]" office:value-type="float" office:value="0.010865773" calcext:value-type="float">
            <text:p>0,010865773</text:p>
          </table:table-cell>
          <table:table-cell table:formula="of:=IF([.D342]=0;1;0)*[.E34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sma()</text:p>
          </table:table-cell>
          <table:table-cell office:value-type="string" calcext:value-type="string">
            <text:p>0.010864152</text:p>
          </table:table-cell>
          <table:table-cell table:style-name="ce3" table:formula="of:=IF(ISNUMBER(FIND(&quot;Acc&quot;;[.A343]))=1;1;0)" office:value-type="float" office:value="1" calcext:value-type="float">
            <text:p>1</text:p>
          </table:table-cell>
          <table:table-cell table:style-name="ce4" table:formula="of:=IF(LEFT([.A470];1)=&quot;f&quot;;1;0)" office:value-type="float" office:value="1" calcext:value-type="float">
            <text:p>1</text:p>
          </table:table-cell>
          <table:table-cell table:formula="of:=SUBSTITUTE([.B343]; &quot;.&quot;; &quot;,&quot;)*1" office:value-type="float" office:value="0.010864152" calcext:value-type="float">
            <text:p>0,010864152</text:p>
          </table:table-cell>
          <table:table-cell table:formula="of:=[.E343]*[.C343]" office:value-type="float" office:value="0.010864152" calcext:value-type="float">
            <text:p>0,010864152</text:p>
          </table:table-cell>
          <table:table-cell table:formula="of:=IF([.C343]=0;1;0)*[.E343]" office:value-type="float" office:value="0" calcext:value-type="float">
            <text:p>0</text:p>
          </table:table-cell>
          <table:table-cell table:formula="of:=[.E343]*[.D343]" office:value-type="float" office:value="0.010864152" calcext:value-type="float">
            <text:p>0,010864152</text:p>
          </table:table-cell>
          <table:table-cell table:formula="of:=IF([.D343]=0;1;0)*[.E34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energy()-Z</text:p>
          </table:table-cell>
          <table:table-cell office:value-type="string" calcext:value-type="string">
            <text:p>0.010837589</text:p>
          </table:table-cell>
          <table:table-cell table:style-name="ce3" table:formula="of:=IF(ISNUMBER(FIND(&quot;Acc&quot;;[.A344]))=1;1;0)" office:value-type="float" office:value="0" calcext:value-type="float">
            <text:p>0</text:p>
          </table:table-cell>
          <table:table-cell table:style-name="ce4" table:formula="of:=IF(LEFT([.A471];1)=&quot;f&quot;;1;0)" office:value-type="float" office:value="1" calcext:value-type="float">
            <text:p>1</text:p>
          </table:table-cell>
          <table:table-cell table:formula="of:=SUBSTITUTE([.B344]; &quot;.&quot;; &quot;,&quot;)*1" office:value-type="float" office:value="0.010837589" calcext:value-type="float">
            <text:p>0,010837589</text:p>
          </table:table-cell>
          <table:table-cell table:formula="of:=[.E344]*[.C344]" office:value-type="float" office:value="0" calcext:value-type="float">
            <text:p>0</text:p>
          </table:table-cell>
          <table:table-cell table:formula="of:=IF([.C344]=0;1;0)*[.E344]" office:value-type="float" office:value="0.010837589" calcext:value-type="float">
            <text:p>0,010837589</text:p>
          </table:table-cell>
          <table:table-cell table:formula="of:=[.E344]*[.D344]" office:value-type="float" office:value="0.010837589" calcext:value-type="float">
            <text:p>0,010837589</text:p>
          </table:table-cell>
          <table:table-cell table:formula="of:=IF([.D344]=0;1;0)*[.E34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7,24.1</text:p>
          </table:table-cell>
          <table:table-cell office:value-type="string" calcext:value-type="string">
            <text:p>0.010764785</text:p>
          </table:table-cell>
          <table:table-cell table:style-name="ce3" table:formula="of:=IF(ISNUMBER(FIND(&quot;Acc&quot;;[.A345]))=1;1;0)" office:value-type="float" office:value="1" calcext:value-type="float">
            <text:p>1</text:p>
          </table:table-cell>
          <table:table-cell table:style-name="ce4" table:formula="of:=IF(LEFT([.A472];1)=&quot;f&quot;;1;0)" office:value-type="float" office:value="0" calcext:value-type="float">
            <text:p>0</text:p>
          </table:table-cell>
          <table:table-cell table:formula="of:=SUBSTITUTE([.B345]; &quot;.&quot;; &quot;,&quot;)*1" office:value-type="float" office:value="0.010764785" calcext:value-type="float">
            <text:p>0,010764785</text:p>
          </table:table-cell>
          <table:table-cell table:formula="of:=[.E345]*[.C345]" office:value-type="float" office:value="0.010764785" calcext:value-type="float">
            <text:p>0,010764785</text:p>
          </table:table-cell>
          <table:table-cell table:formula="of:=IF([.C345]=0;1;0)*[.E345]" office:value-type="float" office:value="0" calcext:value-type="float">
            <text:p>0</text:p>
          </table:table-cell>
          <table:table-cell table:formula="of:=[.E345]*[.D345]" office:value-type="float" office:value="0" calcext:value-type="float">
            <text:p>0</text:p>
          </table:table-cell>
          <table:table-cell table:formula="of:=IF([.D345]=0;1;0)*[.E345]" office:value-type="float" office:value="0.010764785" calcext:value-type="float">
            <text:p>0,0107647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iqr()-Z</text:p>
          </table:table-cell>
          <table:table-cell office:value-type="string" calcext:value-type="string">
            <text:p>0.010749968</text:p>
          </table:table-cell>
          <table:table-cell table:style-name="ce3" table:formula="of:=IF(ISNUMBER(FIND(&quot;Acc&quot;;[.A346]))=1;1;0)" office:value-type="float" office:value="1" calcext:value-type="float">
            <text:p>1</text:p>
          </table:table-cell>
          <table:table-cell table:style-name="ce4" table:formula="of:=IF(LEFT([.A473];1)=&quot;f&quot;;1;0)" office:value-type="float" office:value="1" calcext:value-type="float">
            <text:p>1</text:p>
          </table:table-cell>
          <table:table-cell table:formula="of:=SUBSTITUTE([.B346]; &quot;.&quot;; &quot;,&quot;)*1" office:value-type="float" office:value="0.010749968" calcext:value-type="float">
            <text:p>0,010749968</text:p>
          </table:table-cell>
          <table:table-cell table:formula="of:=[.E346]*[.C346]" office:value-type="float" office:value="0.010749968" calcext:value-type="float">
            <text:p>0,010749968</text:p>
          </table:table-cell>
          <table:table-cell table:formula="of:=IF([.C346]=0;1;0)*[.E346]" office:value-type="float" office:value="0" calcext:value-type="float">
            <text:p>0</text:p>
          </table:table-cell>
          <table:table-cell table:formula="of:=[.E346]*[.D346]" office:value-type="float" office:value="0.010749968" calcext:value-type="float">
            <text:p>0,010749968</text:p>
          </table:table-cell>
          <table:table-cell table:formula="of:=IF([.D346]=0;1;0)*[.E34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sma()</text:p>
          </table:table-cell>
          <table:table-cell office:value-type="string" calcext:value-type="string">
            <text:p>0.01062327</text:p>
          </table:table-cell>
          <table:table-cell table:style-name="ce3" table:formula="of:=IF(ISNUMBER(FIND(&quot;Acc&quot;;[.A347]))=1;1;0)" office:value-type="float" office:value="1" calcext:value-type="float">
            <text:p>1</text:p>
          </table:table-cell>
          <table:table-cell table:style-name="ce4" table:formula="of:=IF(LEFT([.A474];1)=&quot;f&quot;;1;0)" office:value-type="float" office:value="0" calcext:value-type="float">
            <text:p>0</text:p>
          </table:table-cell>
          <table:table-cell table:formula="of:=SUBSTITUTE([.B347]; &quot;.&quot;; &quot;,&quot;)*1" office:value-type="float" office:value="0.01062327" calcext:value-type="float">
            <text:p>0,01062327</text:p>
          </table:table-cell>
          <table:table-cell table:formula="of:=[.E347]*[.C347]" office:value-type="float" office:value="0.01062327" calcext:value-type="float">
            <text:p>0,01062327</text:p>
          </table:table-cell>
          <table:table-cell table:formula="of:=IF([.C347]=0;1;0)*[.E347]" office:value-type="float" office:value="0" calcext:value-type="float">
            <text:p>0</text:p>
          </table:table-cell>
          <table:table-cell table:formula="of:=[.E347]*[.D347]" office:value-type="float" office:value="0" calcext:value-type="float">
            <text:p>0</text:p>
          </table:table-cell>
          <table:table-cell table:formula="of:=IF([.D347]=0;1;0)*[.E347]" office:value-type="float" office:value="0.01062327" calcext:value-type="float">
            <text:p>0,010623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9,16.2</text:p>
          </table:table-cell>
          <table:table-cell office:value-type="string" calcext:value-type="string">
            <text:p>0.010602595</text:p>
          </table:table-cell>
          <table:table-cell table:style-name="ce3" table:formula="of:=IF(ISNUMBER(FIND(&quot;Acc&quot;;[.A348]))=1;1;0)" office:value-type="float" office:value="0" calcext:value-type="float">
            <text:p>0</text:p>
          </table:table-cell>
          <table:table-cell table:style-name="ce4" table:formula="of:=IF(LEFT([.A475];1)=&quot;f&quot;;1;0)" office:value-type="float" office:value="1" calcext:value-type="float">
            <text:p>1</text:p>
          </table:table-cell>
          <table:table-cell table:formula="of:=SUBSTITUTE([.B348]; &quot;.&quot;; &quot;,&quot;)*1" office:value-type="float" office:value="0.010602595" calcext:value-type="float">
            <text:p>0,010602595</text:p>
          </table:table-cell>
          <table:table-cell table:formula="of:=[.E348]*[.C348]" office:value-type="float" office:value="0" calcext:value-type="float">
            <text:p>0</text:p>
          </table:table-cell>
          <table:table-cell table:formula="of:=IF([.C348]=0;1;0)*[.E348]" office:value-type="float" office:value="0.010602595" calcext:value-type="float">
            <text:p>0,010602595</text:p>
          </table:table-cell>
          <table:table-cell table:formula="of:=[.E348]*[.D348]" office:value-type="float" office:value="0.010602595" calcext:value-type="float">
            <text:p>0,010602595</text:p>
          </table:table-cell>
          <table:table-cell table:formula="of:=IF([.D348]=0;1;0)*[.E34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Y,2</text:p>
          </table:table-cell>
          <table:table-cell office:value-type="string" calcext:value-type="string">
            <text:p>0.010575956</text:p>
          </table:table-cell>
          <table:table-cell table:style-name="ce3" table:formula="of:=IF(ISNUMBER(FIND(&quot;Acc&quot;;[.A349]))=1;1;0)" office:value-type="float" office:value="1" calcext:value-type="float">
            <text:p>1</text:p>
          </table:table-cell>
          <table:table-cell table:style-name="ce4" table:formula="of:=IF(LEFT([.A476];1)=&quot;f&quot;;1;0)" office:value-type="float" office:value="0" calcext:value-type="float">
            <text:p>0</text:p>
          </table:table-cell>
          <table:table-cell table:formula="of:=SUBSTITUTE([.B349]; &quot;.&quot;; &quot;,&quot;)*1" office:value-type="float" office:value="0.010575956" calcext:value-type="float">
            <text:p>0,010575956</text:p>
          </table:table-cell>
          <table:table-cell table:formula="of:=[.E349]*[.C349]" office:value-type="float" office:value="0.010575956" calcext:value-type="float">
            <text:p>0,010575956</text:p>
          </table:table-cell>
          <table:table-cell table:formula="of:=IF([.C349]=0;1;0)*[.E349]" office:value-type="float" office:value="0" calcext:value-type="float">
            <text:p>0</text:p>
          </table:table-cell>
          <table:table-cell table:formula="of:=[.E349]*[.D349]" office:value-type="float" office:value="0" calcext:value-type="float">
            <text:p>0</text:p>
          </table:table-cell>
          <table:table-cell table:formula="of:=IF([.D349]=0;1;0)*[.E349]" office:value-type="float" office:value="0.010575956" calcext:value-type="float">
            <text:p>0,0105759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ad()-Y</text:p>
          </table:table-cell>
          <table:table-cell office:value-type="string" calcext:value-type="string">
            <text:p>0.0104965</text:p>
          </table:table-cell>
          <table:table-cell table:style-name="ce3" table:formula="of:=IF(ISNUMBER(FIND(&quot;Acc&quot;;[.A350]))=1;1;0)" office:value-type="float" office:value="0" calcext:value-type="float">
            <text:p>0</text:p>
          </table:table-cell>
          <table:table-cell table:style-name="ce4" table:formula="of:=IF(LEFT([.A477];1)=&quot;f&quot;;1;0)" office:value-type="float" office:value="1" calcext:value-type="float">
            <text:p>1</text:p>
          </table:table-cell>
          <table:table-cell table:formula="of:=SUBSTITUTE([.B350]; &quot;.&quot;; &quot;,&quot;)*1" office:value-type="float" office:value="0.0104965" calcext:value-type="float">
            <text:p>0,0104965</text:p>
          </table:table-cell>
          <table:table-cell table:formula="of:=[.E350]*[.C350]" office:value-type="float" office:value="0" calcext:value-type="float">
            <text:p>0</text:p>
          </table:table-cell>
          <table:table-cell table:formula="of:=IF([.C350]=0;1;0)*[.E350]" office:value-type="float" office:value="0.0104965" calcext:value-type="float">
            <text:p>0,0104965</text:p>
          </table:table-cell>
          <table:table-cell table:formula="of:=[.E350]*[.D350]" office:value-type="float" office:value="0.0104965" calcext:value-type="float">
            <text:p>0,0104965</text:p>
          </table:table-cell>
          <table:table-cell table:formula="of:=IF([.D350]=0;1;0)*[.E35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gle(tBodyAccJerkMean),gravityMean)</text:p>
          </table:table-cell>
          <table:table-cell office:value-type="string" calcext:value-type="string">
            <text:p>0.01043954</text:p>
          </table:table-cell>
          <table:table-cell table:style-name="ce3" table:formula="of:=IF(ISNUMBER(FIND(&quot;Acc&quot;;[.A351]))=1;1;0)" office:value-type="float" office:value="1" calcext:value-type="float">
            <text:p>1</text:p>
          </table:table-cell>
          <table:table-cell table:style-name="ce4" table:formula="of:=IF(LEFT([.A478];1)=&quot;f&quot;;1;0)" office:value-type="float" office:value="1" calcext:value-type="float">
            <text:p>1</text:p>
          </table:table-cell>
          <table:table-cell table:formula="of:=SUBSTITUTE([.B351]; &quot;.&quot;; &quot;,&quot;)*1" office:value-type="float" office:value="0.01043954" calcext:value-type="float">
            <text:p>0,01043954</text:p>
          </table:table-cell>
          <table:table-cell table:formula="of:=[.E351]*[.C351]" office:value-type="float" office:value="0.01043954" calcext:value-type="float">
            <text:p>0,01043954</text:p>
          </table:table-cell>
          <table:table-cell table:formula="of:=IF([.C351]=0;1;0)*[.E351]" office:value-type="float" office:value="0" calcext:value-type="float">
            <text:p>0</text:p>
          </table:table-cell>
          <table:table-cell table:formula="of:=[.E351]*[.D351]" office:value-type="float" office:value="0.01043954" calcext:value-type="float">
            <text:p>0,01043954</text:p>
          </table:table-cell>
          <table:table-cell table:formula="of:=IF([.D351]=0;1;0)*[.E35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iqr()-X</text:p>
          </table:table-cell>
          <table:table-cell office:value-type="string" calcext:value-type="string">
            <text:p>0.010438543</text:p>
          </table:table-cell>
          <table:table-cell table:style-name="ce3" table:formula="of:=IF(ISNUMBER(FIND(&quot;Acc&quot;;[.A352]))=1;1;0)" office:value-type="float" office:value="1" calcext:value-type="float">
            <text:p>1</text:p>
          </table:table-cell>
          <table:table-cell table:style-name="ce4" table:formula="of:=IF(LEFT([.A479];1)=&quot;f&quot;;1;0)" office:value-type="float" office:value="0" calcext:value-type="float">
            <text:p>0</text:p>
          </table:table-cell>
          <table:table-cell table:formula="of:=SUBSTITUTE([.B352]; &quot;.&quot;; &quot;,&quot;)*1" office:value-type="float" office:value="0.010438543" calcext:value-type="float">
            <text:p>0,010438543</text:p>
          </table:table-cell>
          <table:table-cell table:formula="of:=[.E352]*[.C352]" office:value-type="float" office:value="0.010438543" calcext:value-type="float">
            <text:p>0,010438543</text:p>
          </table:table-cell>
          <table:table-cell table:formula="of:=IF([.C352]=0;1;0)*[.E352]" office:value-type="float" office:value="0" calcext:value-type="float">
            <text:p>0</text:p>
          </table:table-cell>
          <table:table-cell table:formula="of:=[.E352]*[.D352]" office:value-type="float" office:value="0" calcext:value-type="float">
            <text:p>0</text:p>
          </table:table-cell>
          <table:table-cell table:formula="of:=IF([.D352]=0;1;0)*[.E352]" office:value-type="float" office:value="0.010438543" calcext:value-type="float">
            <text:p>0,0104385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9,16.1</text:p>
          </table:table-cell>
          <table:table-cell office:value-type="string" calcext:value-type="string">
            <text:p>0.010433316</text:p>
          </table:table-cell>
          <table:table-cell table:style-name="ce3" table:formula="of:=IF(ISNUMBER(FIND(&quot;Acc&quot;;[.A353]))=1;1;0)" office:value-type="float" office:value="1" calcext:value-type="float">
            <text:p>1</text:p>
          </table:table-cell>
          <table:table-cell table:style-name="ce4" table:formula="of:=IF(LEFT([.A480];1)=&quot;f&quot;;1;0)" office:value-type="float" office:value="1" calcext:value-type="float">
            <text:p>1</text:p>
          </table:table-cell>
          <table:table-cell table:formula="of:=SUBSTITUTE([.B353]; &quot;.&quot;; &quot;,&quot;)*1" office:value-type="float" office:value="0.010433316" calcext:value-type="float">
            <text:p>0,010433316</text:p>
          </table:table-cell>
          <table:table-cell table:formula="of:=[.E353]*[.C353]" office:value-type="float" office:value="0.010433316" calcext:value-type="float">
            <text:p>0,010433316</text:p>
          </table:table-cell>
          <table:table-cell table:formula="of:=IF([.C353]=0;1;0)*[.E353]" office:value-type="float" office:value="0" calcext:value-type="float">
            <text:p>0</text:p>
          </table:table-cell>
          <table:table-cell table:formula="of:=[.E353]*[.D353]" office:value-type="float" office:value="0.010433316" calcext:value-type="float">
            <text:p>0,010433316</text:p>
          </table:table-cell>
          <table:table-cell table:formula="of:=IF([.D353]=0;1;0)*[.E35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skewness()-Y</text:p>
          </table:table-cell>
          <table:table-cell office:value-type="string" calcext:value-type="string">
            <text:p>0.010424521</text:p>
          </table:table-cell>
          <table:table-cell table:style-name="ce3" table:formula="of:=IF(ISNUMBER(FIND(&quot;Acc&quot;;[.A354]))=1;1;0)" office:value-type="float" office:value="1" calcext:value-type="float">
            <text:p>1</text:p>
          </table:table-cell>
          <table:table-cell table:style-name="ce4" table:formula="of:=IF(LEFT([.A481];1)=&quot;f&quot;;1;0)" office:value-type="float" office:value="1" calcext:value-type="float">
            <text:p>1</text:p>
          </table:table-cell>
          <table:table-cell table:formula="of:=SUBSTITUTE([.B354]; &quot;.&quot;; &quot;,&quot;)*1" office:value-type="float" office:value="0.010424521" calcext:value-type="float">
            <text:p>0,010424521</text:p>
          </table:table-cell>
          <table:table-cell table:formula="of:=[.E354]*[.C354]" office:value-type="float" office:value="0.010424521" calcext:value-type="float">
            <text:p>0,010424521</text:p>
          </table:table-cell>
          <table:table-cell table:formula="of:=IF([.C354]=0;1;0)*[.E354]" office:value-type="float" office:value="0" calcext:value-type="float">
            <text:p>0</text:p>
          </table:table-cell>
          <table:table-cell table:formula="of:=[.E354]*[.D354]" office:value-type="float" office:value="0.010424521" calcext:value-type="float">
            <text:p>0,010424521</text:p>
          </table:table-cell>
          <table:table-cell table:formula="of:=IF([.D354]=0;1;0)*[.E35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max()</text:p>
          </table:table-cell>
          <table:table-cell office:value-type="string" calcext:value-type="string">
            <text:p>0.010311951</text:p>
          </table:table-cell>
          <table:table-cell table:style-name="ce3" table:formula="of:=IF(ISNUMBER(FIND(&quot;Acc&quot;;[.A355]))=1;1;0)" office:value-type="float" office:value="0" calcext:value-type="float">
            <text:p>0</text:p>
          </table:table-cell>
          <table:table-cell table:style-name="ce4" table:formula="of:=IF(LEFT([.A482];1)=&quot;f&quot;;1;0)" office:value-type="float" office:value="0" calcext:value-type="float">
            <text:p>0</text:p>
          </table:table-cell>
          <table:table-cell table:formula="of:=SUBSTITUTE([.B355]; &quot;.&quot;; &quot;,&quot;)*1" office:value-type="float" office:value="0.010311951" calcext:value-type="float">
            <text:p>0,010311951</text:p>
          </table:table-cell>
          <table:table-cell table:formula="of:=[.E355]*[.C355]" office:value-type="float" office:value="0" calcext:value-type="float">
            <text:p>0</text:p>
          </table:table-cell>
          <table:table-cell table:formula="of:=IF([.C355]=0;1;0)*[.E355]" office:value-type="float" office:value="0.010311951" calcext:value-type="float">
            <text:p>0,010311951</text:p>
          </table:table-cell>
          <table:table-cell table:formula="of:=[.E355]*[.D355]" office:value-type="float" office:value="0" calcext:value-type="float">
            <text:p>0</text:p>
          </table:table-cell>
          <table:table-cell table:formula="of:=IF([.D355]=0;1;0)*[.E355]" office:value-type="float" office:value="0.010311951" calcext:value-type="float">
            <text:p>0,0103119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std()-Z</text:p>
          </table:table-cell>
          <table:table-cell office:value-type="string" calcext:value-type="string">
            <text:p>0.010310463</text:p>
          </table:table-cell>
          <table:table-cell table:style-name="ce3" table:formula="of:=IF(ISNUMBER(FIND(&quot;Acc&quot;;[.A356]))=1;1;0)" office:value-type="float" office:value="1" calcext:value-type="float">
            <text:p>1</text:p>
          </table:table-cell>
          <table:table-cell table:style-name="ce4" table:formula="of:=IF(LEFT([.A483];1)=&quot;f&quot;;1;0)" office:value-type="float" office:value="1" calcext:value-type="float">
            <text:p>1</text:p>
          </table:table-cell>
          <table:table-cell table:formula="of:=SUBSTITUTE([.B356]; &quot;.&quot;; &quot;,&quot;)*1" office:value-type="float" office:value="0.010310463" calcext:value-type="float">
            <text:p>0,010310463</text:p>
          </table:table-cell>
          <table:table-cell table:formula="of:=[.E356]*[.C356]" office:value-type="float" office:value="0.010310463" calcext:value-type="float">
            <text:p>0,010310463</text:p>
          </table:table-cell>
          <table:table-cell table:formula="of:=IF([.C356]=0;1;0)*[.E356]" office:value-type="float" office:value="0" calcext:value-type="float">
            <text:p>0</text:p>
          </table:table-cell>
          <table:table-cell table:formula="of:=[.E356]*[.D356]" office:value-type="float" office:value="0.010310463" calcext:value-type="float">
            <text:p>0,010310463</text:p>
          </table:table-cell>
          <table:table-cell table:formula="of:=IF([.D356]=0;1;0)*[.E35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axInds-X</text:p>
          </table:table-cell>
          <table:table-cell office:value-type="string" calcext:value-type="string">
            <text:p>0.010285837</text:p>
          </table:table-cell>
          <table:table-cell table:style-name="ce3" table:formula="of:=IF(ISNUMBER(FIND(&quot;Acc&quot;;[.A357]))=1;1;0)" office:value-type="float" office:value="0" calcext:value-type="float">
            <text:p>0</text:p>
          </table:table-cell>
          <table:table-cell table:style-name="ce4" table:formula="of:=IF(LEFT([.A484];1)=&quot;f&quot;;1;0)" office:value-type="float" office:value="1" calcext:value-type="float">
            <text:p>1</text:p>
          </table:table-cell>
          <table:table-cell table:formula="of:=SUBSTITUTE([.B357]; &quot;.&quot;; &quot;,&quot;)*1" office:value-type="float" office:value="0.010285837" calcext:value-type="float">
            <text:p>0,010285837</text:p>
          </table:table-cell>
          <table:table-cell table:formula="of:=[.E357]*[.C357]" office:value-type="float" office:value="0" calcext:value-type="float">
            <text:p>0</text:p>
          </table:table-cell>
          <table:table-cell table:formula="of:=IF([.C357]=0;1;0)*[.E357]" office:value-type="float" office:value="0.010285837" calcext:value-type="float">
            <text:p>0,010285837</text:p>
          </table:table-cell>
          <table:table-cell table:formula="of:=[.E357]*[.D357]" office:value-type="float" office:value="0.010285837" calcext:value-type="float">
            <text:p>0,010285837</text:p>
          </table:table-cell>
          <table:table-cell table:formula="of:=IF([.D357]=0;1;0)*[.E35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iqr()-Y</text:p>
          </table:table-cell>
          <table:table-cell office:value-type="string" calcext:value-type="string">
            <text:p>0.010255084</text:p>
          </table:table-cell>
          <table:table-cell table:style-name="ce3" table:formula="of:=IF(ISNUMBER(FIND(&quot;Acc&quot;;[.A358]))=1;1;0)" office:value-type="float" office:value="1" calcext:value-type="float">
            <text:p>1</text:p>
          </table:table-cell>
          <table:table-cell table:style-name="ce4" table:formula="of:=IF(LEFT([.A485];1)=&quot;f&quot;;1;0)" office:value-type="float" office:value="1" calcext:value-type="float">
            <text:p>1</text:p>
          </table:table-cell>
          <table:table-cell table:formula="of:=SUBSTITUTE([.B358]; &quot;.&quot;; &quot;,&quot;)*1" office:value-type="float" office:value="0.010255084" calcext:value-type="float">
            <text:p>0,010255084</text:p>
          </table:table-cell>
          <table:table-cell table:formula="of:=[.E358]*[.C358]" office:value-type="float" office:value="0.010255084" calcext:value-type="float">
            <text:p>0,010255084</text:p>
          </table:table-cell>
          <table:table-cell table:formula="of:=IF([.C358]=0;1;0)*[.E358]" office:value-type="float" office:value="0" calcext:value-type="float">
            <text:p>0</text:p>
          </table:table-cell>
          <table:table-cell table:formula="of:=[.E358]*[.D358]" office:value-type="float" office:value="0.010255084" calcext:value-type="float">
            <text:p>0,010255084</text:p>
          </table:table-cell>
          <table:table-cell table:formula="of:=IF([.D358]=0;1;0)*[.E35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energy()-X</text:p>
          </table:table-cell>
          <table:table-cell office:value-type="string" calcext:value-type="string">
            <text:p>0.010238137</text:p>
          </table:table-cell>
          <table:table-cell table:style-name="ce3" table:formula="of:=IF(ISNUMBER(FIND(&quot;Acc&quot;;[.A359]))=1;1;0)" office:value-type="float" office:value="0" calcext:value-type="float">
            <text:p>0</text:p>
          </table:table-cell>
          <table:table-cell table:style-name="ce4" table:formula="of:=IF(LEFT([.A486];1)=&quot;f&quot;;1;0)" office:value-type="float" office:value="1" calcext:value-type="float">
            <text:p>1</text:p>
          </table:table-cell>
          <table:table-cell table:formula="of:=SUBSTITUTE([.B359]; &quot;.&quot;; &quot;,&quot;)*1" office:value-type="float" office:value="0.010238137" calcext:value-type="float">
            <text:p>0,010238137</text:p>
          </table:table-cell>
          <table:table-cell table:formula="of:=[.E359]*[.C359]" office:value-type="float" office:value="0" calcext:value-type="float">
            <text:p>0</text:p>
          </table:table-cell>
          <table:table-cell table:formula="of:=IF([.C359]=0;1;0)*[.E359]" office:value-type="float" office:value="0.010238137" calcext:value-type="float">
            <text:p>0,010238137</text:p>
          </table:table-cell>
          <table:table-cell table:formula="of:=[.E359]*[.D359]" office:value-type="float" office:value="0.010238137" calcext:value-type="float">
            <text:p>0,010238137</text:p>
          </table:table-cell>
          <table:table-cell table:formula="of:=IF([.D359]=0;1;0)*[.E35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ad()-Y</text:p>
          </table:table-cell>
          <table:table-cell office:value-type="string" calcext:value-type="string">
            <text:p>0.010222971</text:p>
          </table:table-cell>
          <table:table-cell table:style-name="ce3" table:formula="of:=IF(ISNUMBER(FIND(&quot;Acc&quot;;[.A360]))=1;1;0)" office:value-type="float" office:value="1" calcext:value-type="float">
            <text:p>1</text:p>
          </table:table-cell>
          <table:table-cell table:style-name="ce4" table:formula="of:=IF(LEFT([.A487];1)=&quot;f&quot;;1;0)" office:value-type="float" office:value="1" calcext:value-type="float">
            <text:p>1</text:p>
          </table:table-cell>
          <table:table-cell table:formula="of:=SUBSTITUTE([.B360]; &quot;.&quot;; &quot;,&quot;)*1" office:value-type="float" office:value="0.010222971" calcext:value-type="float">
            <text:p>0,010222971</text:p>
          </table:table-cell>
          <table:table-cell table:formula="of:=[.E360]*[.C360]" office:value-type="float" office:value="0.010222971" calcext:value-type="float">
            <text:p>0,010222971</text:p>
          </table:table-cell>
          <table:table-cell table:formula="of:=IF([.C360]=0;1;0)*[.E360]" office:value-type="float" office:value="0" calcext:value-type="float">
            <text:p>0</text:p>
          </table:table-cell>
          <table:table-cell table:formula="of:=[.E360]*[.D360]" office:value-type="float" office:value="0.010222971" calcext:value-type="float">
            <text:p>0,010222971</text:p>
          </table:table-cell>
          <table:table-cell table:formula="of:=IF([.D360]=0;1;0)*[.E36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in()-Z</text:p>
          </table:table-cell>
          <table:table-cell office:value-type="string" calcext:value-type="string">
            <text:p>0.010216179</text:p>
          </table:table-cell>
          <table:table-cell table:style-name="ce3" table:formula="of:=IF(ISNUMBER(FIND(&quot;Acc&quot;;[.A361]))=1;1;0)" office:value-type="float" office:value="1" calcext:value-type="float">
            <text:p>1</text:p>
          </table:table-cell>
          <table:table-cell table:style-name="ce4" table:formula="of:=IF(LEFT([.A488];1)=&quot;f&quot;;1;0)" office:value-type="float" office:value="0" calcext:value-type="float">
            <text:p>0</text:p>
          </table:table-cell>
          <table:table-cell table:formula="of:=SUBSTITUTE([.B361]; &quot;.&quot;; &quot;,&quot;)*1" office:value-type="float" office:value="0.010216179" calcext:value-type="float">
            <text:p>0,010216179</text:p>
          </table:table-cell>
          <table:table-cell table:formula="of:=[.E361]*[.C361]" office:value-type="float" office:value="0.010216179" calcext:value-type="float">
            <text:p>0,010216179</text:p>
          </table:table-cell>
          <table:table-cell table:formula="of:=IF([.C361]=0;1;0)*[.E361]" office:value-type="float" office:value="0" calcext:value-type="float">
            <text:p>0</text:p>
          </table:table-cell>
          <table:table-cell table:formula="of:=[.E361]*[.D361]" office:value-type="float" office:value="0" calcext:value-type="float">
            <text:p>0</text:p>
          </table:table-cell>
          <table:table-cell table:formula="of:=IF([.D361]=0;1;0)*[.E361]" office:value-type="float" office:value="0.010216179" calcext:value-type="float">
            <text:p>0,0102161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ax()-Z</text:p>
          </table:table-cell>
          <table:table-cell office:value-type="string" calcext:value-type="string">
            <text:p>0.010212155</text:p>
          </table:table-cell>
          <table:table-cell table:style-name="ce3" table:formula="of:=IF(ISNUMBER(FIND(&quot;Acc&quot;;[.A362]))=1;1;0)" office:value-type="float" office:value="1" calcext:value-type="float">
            <text:p>1</text:p>
          </table:table-cell>
          <table:table-cell table:style-name="ce4" table:formula="of:=IF(LEFT([.A489];1)=&quot;f&quot;;1;0)" office:value-type="float" office:value="1" calcext:value-type="float">
            <text:p>1</text:p>
          </table:table-cell>
          <table:table-cell table:formula="of:=SUBSTITUTE([.B362]; &quot;.&quot;; &quot;,&quot;)*1" office:value-type="float" office:value="0.010212155" calcext:value-type="float">
            <text:p>0,010212155</text:p>
          </table:table-cell>
          <table:table-cell table:formula="of:=[.E362]*[.C362]" office:value-type="float" office:value="0.010212155" calcext:value-type="float">
            <text:p>0,010212155</text:p>
          </table:table-cell>
          <table:table-cell table:formula="of:=IF([.C362]=0;1;0)*[.E362]" office:value-type="float" office:value="0" calcext:value-type="float">
            <text:p>0</text:p>
          </table:table-cell>
          <table:table-cell table:formula="of:=[.E362]*[.D362]" office:value-type="float" office:value="0.010212155" calcext:value-type="float">
            <text:p>0,010212155</text:p>
          </table:table-cell>
          <table:table-cell table:formula="of:=IF([.D362]=0;1;0)*[.E36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iqr()-X</text:p>
          </table:table-cell>
          <table:table-cell office:value-type="string" calcext:value-type="string">
            <text:p>0.010166638</text:p>
          </table:table-cell>
          <table:table-cell table:style-name="ce3" table:formula="of:=IF(ISNUMBER(FIND(&quot;Acc&quot;;[.A363]))=1;1;0)" office:value-type="float" office:value="1" calcext:value-type="float">
            <text:p>1</text:p>
          </table:table-cell>
          <table:table-cell table:style-name="ce4" table:formula="of:=IF(LEFT([.A490];1)=&quot;f&quot;;1;0)" office:value-type="float" office:value="1" calcext:value-type="float">
            <text:p>1</text:p>
          </table:table-cell>
          <table:table-cell table:formula="of:=SUBSTITUTE([.B363]; &quot;.&quot;; &quot;,&quot;)*1" office:value-type="float" office:value="0.010166638" calcext:value-type="float">
            <text:p>0,010166638</text:p>
          </table:table-cell>
          <table:table-cell table:formula="of:=[.E363]*[.C363]" office:value-type="float" office:value="0.010166638" calcext:value-type="float">
            <text:p>0,010166638</text:p>
          </table:table-cell>
          <table:table-cell table:formula="of:=IF([.C363]=0;1;0)*[.E363]" office:value-type="float" office:value="0" calcext:value-type="float">
            <text:p>0</text:p>
          </table:table-cell>
          <table:table-cell table:formula="of:=[.E363]*[.D363]" office:value-type="float" office:value="0.010166638" calcext:value-type="float">
            <text:p>0,010166638</text:p>
          </table:table-cell>
          <table:table-cell table:formula="of:=IF([.D363]=0;1;0)*[.E36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7,24.1</text:p>
          </table:table-cell>
          <table:table-cell office:value-type="string" calcext:value-type="string">
            <text:p>0.010162159</text:p>
          </table:table-cell>
          <table:table-cell table:style-name="ce3" table:formula="of:=IF(ISNUMBER(FIND(&quot;Acc&quot;;[.A364]))=1;1;0)" office:value-type="float" office:value="1" calcext:value-type="float">
            <text:p>1</text:p>
          </table:table-cell>
          <table:table-cell table:style-name="ce4" table:formula="of:=IF(LEFT([.A491];1)=&quot;f&quot;;1;0)" office:value-type="float" office:value="1" calcext:value-type="float">
            <text:p>1</text:p>
          </table:table-cell>
          <table:table-cell table:formula="of:=SUBSTITUTE([.B364]; &quot;.&quot;; &quot;,&quot;)*1" office:value-type="float" office:value="0.010162159" calcext:value-type="float">
            <text:p>0,010162159</text:p>
          </table:table-cell>
          <table:table-cell table:formula="of:=[.E364]*[.C364]" office:value-type="float" office:value="0.010162159" calcext:value-type="float">
            <text:p>0,010162159</text:p>
          </table:table-cell>
          <table:table-cell table:formula="of:=IF([.C364]=0;1;0)*[.E364]" office:value-type="float" office:value="0" calcext:value-type="float">
            <text:p>0</text:p>
          </table:table-cell>
          <table:table-cell table:formula="of:=[.E364]*[.D364]" office:value-type="float" office:value="0.010162159" calcext:value-type="float">
            <text:p>0,010162159</text:p>
          </table:table-cell>
          <table:table-cell table:formula="of:=IF([.D364]=0;1;0)*[.E36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eanFreq()-Z</text:p>
          </table:table-cell>
          <table:table-cell office:value-type="string" calcext:value-type="string">
            <text:p>0.010078661</text:p>
          </table:table-cell>
          <table:table-cell table:style-name="ce3" table:formula="of:=IF(ISNUMBER(FIND(&quot;Acc&quot;;[.A365]))=1;1;0)" office:value-type="float" office:value="0" calcext:value-type="float">
            <text:p>0</text:p>
          </table:table-cell>
          <table:table-cell table:style-name="ce4" table:formula="of:=IF(LEFT([.A492];1)=&quot;f&quot;;1;0)" office:value-type="float" office:value="1" calcext:value-type="float">
            <text:p>1</text:p>
          </table:table-cell>
          <table:table-cell table:formula="of:=SUBSTITUTE([.B365]; &quot;.&quot;; &quot;,&quot;)*1" office:value-type="float" office:value="0.010078661" calcext:value-type="float">
            <text:p>0,010078661</text:p>
          </table:table-cell>
          <table:table-cell table:formula="of:=[.E365]*[.C365]" office:value-type="float" office:value="0" calcext:value-type="float">
            <text:p>0</text:p>
          </table:table-cell>
          <table:table-cell table:formula="of:=IF([.C365]=0;1;0)*[.E365]" office:value-type="float" office:value="0.010078661" calcext:value-type="float">
            <text:p>0,010078661</text:p>
          </table:table-cell>
          <table:table-cell table:formula="of:=[.E365]*[.D365]" office:value-type="float" office:value="0.010078661" calcext:value-type="float">
            <text:p>0,010078661</text:p>
          </table:table-cell>
          <table:table-cell table:formula="of:=IF([.D365]=0;1;0)*[.E36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max()</text:p>
          </table:table-cell>
          <table:table-cell office:value-type="string" calcext:value-type="string">
            <text:p>0.01001209</text:p>
          </table:table-cell>
          <table:table-cell table:style-name="ce3" table:formula="of:=IF(ISNUMBER(FIND(&quot;Acc&quot;;[.A366]))=1;1;0)" office:value-type="float" office:value="0" calcext:value-type="float">
            <text:p>0</text:p>
          </table:table-cell>
          <table:table-cell table:style-name="ce4" table:formula="of:=IF(LEFT([.A493];1)=&quot;f&quot;;1;0)" office:value-type="float" office:value="1" calcext:value-type="float">
            <text:p>1</text:p>
          </table:table-cell>
          <table:table-cell table:formula="of:=SUBSTITUTE([.B366]; &quot;.&quot;; &quot;,&quot;)*1" office:value-type="float" office:value="0.01001209" calcext:value-type="float">
            <text:p>0,01001209</text:p>
          </table:table-cell>
          <table:table-cell table:formula="of:=[.E366]*[.C366]" office:value-type="float" office:value="0" calcext:value-type="float">
            <text:p>0</text:p>
          </table:table-cell>
          <table:table-cell table:formula="of:=IF([.C366]=0;1;0)*[.E366]" office:value-type="float" office:value="0.01001209" calcext:value-type="float">
            <text:p>0,01001209</text:p>
          </table:table-cell>
          <table:table-cell table:formula="of:=[.E366]*[.D366]" office:value-type="float" office:value="0.01001209" calcext:value-type="float">
            <text:p>0,01001209</text:p>
          </table:table-cell>
          <table:table-cell table:formula="of:=IF([.D366]=0;1;0)*[.E36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iqr()</text:p>
          </table:table-cell>
          <table:table-cell office:value-type="string" calcext:value-type="string">
            <text:p>0.009989196</text:p>
          </table:table-cell>
          <table:table-cell table:style-name="ce3" table:formula="of:=IF(ISNUMBER(FIND(&quot;Acc&quot;;[.A367]))=1;1;0)" office:value-type="float" office:value="0" calcext:value-type="float">
            <text:p>0</text:p>
          </table:table-cell>
          <table:table-cell table:style-name="ce4" table:formula="of:=IF(LEFT([.A494];1)=&quot;f&quot;;1;0)" office:value-type="float" office:value="1" calcext:value-type="float">
            <text:p>1</text:p>
          </table:table-cell>
          <table:table-cell table:formula="of:=SUBSTITUTE([.B367]; &quot;.&quot;; &quot;,&quot;)*1" office:value-type="float" office:value="0.009989196" calcext:value-type="float">
            <text:p>0,009989196</text:p>
          </table:table-cell>
          <table:table-cell table:formula="of:=[.E367]*[.C367]" office:value-type="float" office:value="0" calcext:value-type="float">
            <text:p>0</text:p>
          </table:table-cell>
          <table:table-cell table:formula="of:=IF([.C367]=0;1;0)*[.E367]" office:value-type="float" office:value="0.009989196" calcext:value-type="float">
            <text:p>0,009989196</text:p>
          </table:table-cell>
          <table:table-cell table:formula="of:=[.E367]*[.D367]" office:value-type="float" office:value="0.009989196" calcext:value-type="float">
            <text:p>0,009989196</text:p>
          </table:table-cell>
          <table:table-cell table:formula="of:=IF([.D367]=0;1;0)*[.E36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iqr()-Y</text:p>
          </table:table-cell>
          <table:table-cell office:value-type="string" calcext:value-type="string">
            <text:p>0.009985898</text:p>
          </table:table-cell>
          <table:table-cell table:style-name="ce3" table:formula="of:=IF(ISNUMBER(FIND(&quot;Acc&quot;;[.A368]))=1;1;0)" office:value-type="float" office:value="1" calcext:value-type="float">
            <text:p>1</text:p>
          </table:table-cell>
          <table:table-cell table:style-name="ce4" table:formula="of:=IF(LEFT([.A495];1)=&quot;f&quot;;1;0)" office:value-type="float" office:value="1" calcext:value-type="float">
            <text:p>1</text:p>
          </table:table-cell>
          <table:table-cell table:formula="of:=SUBSTITUTE([.B368]; &quot;.&quot;; &quot;,&quot;)*1" office:value-type="float" office:value="0.009985898" calcext:value-type="float">
            <text:p>0,009985898</text:p>
          </table:table-cell>
          <table:table-cell table:formula="of:=[.E368]*[.C368]" office:value-type="float" office:value="0.009985898" calcext:value-type="float">
            <text:p>0,009985898</text:p>
          </table:table-cell>
          <table:table-cell table:formula="of:=IF([.C368]=0;1;0)*[.E368]" office:value-type="float" office:value="0" calcext:value-type="float">
            <text:p>0</text:p>
          </table:table-cell>
          <table:table-cell table:formula="of:=[.E368]*[.D368]" office:value-type="float" office:value="0.009985898" calcext:value-type="float">
            <text:p>0,009985898</text:p>
          </table:table-cell>
          <table:table-cell table:formula="of:=IF([.D368]=0;1;0)*[.E36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correlation()-Y,Z</text:p>
          </table:table-cell>
          <table:table-cell office:value-type="string" calcext:value-type="string">
            <text:p>0.009875429</text:p>
          </table:table-cell>
          <table:table-cell table:style-name="ce3" table:formula="of:=IF(ISNUMBER(FIND(&quot;Acc&quot;;[.A369]))=1;1;0)" office:value-type="float" office:value="1" calcext:value-type="float">
            <text:p>1</text:p>
          </table:table-cell>
          <table:table-cell table:style-name="ce4" table:formula="of:=IF(LEFT([.A496];1)=&quot;f&quot;;1;0)" office:value-type="float" office:value="1" calcext:value-type="float">
            <text:p>1</text:p>
          </table:table-cell>
          <table:table-cell table:formula="of:=SUBSTITUTE([.B369]; &quot;.&quot;; &quot;,&quot;)*1" office:value-type="float" office:value="0.009875429" calcext:value-type="float">
            <text:p>0,009875429</text:p>
          </table:table-cell>
          <table:table-cell table:formula="of:=[.E369]*[.C369]" office:value-type="float" office:value="0.009875429" calcext:value-type="float">
            <text:p>0,009875429</text:p>
          </table:table-cell>
          <table:table-cell table:formula="of:=IF([.C369]=0;1;0)*[.E369]" office:value-type="float" office:value="0" calcext:value-type="float">
            <text:p>0</text:p>
          </table:table-cell>
          <table:table-cell table:formula="of:=[.E369]*[.D369]" office:value-type="float" office:value="0.009875429" calcext:value-type="float">
            <text:p>0,009875429</text:p>
          </table:table-cell>
          <table:table-cell table:formula="of:=IF([.D369]=0;1;0)*[.E36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Y,2</text:p>
          </table:table-cell>
          <table:table-cell office:value-type="string" calcext:value-type="string">
            <text:p>0.009804316</text:p>
          </table:table-cell>
          <table:table-cell table:style-name="ce3" table:formula="of:=IF(ISNUMBER(FIND(&quot;Acc&quot;;[.A370]))=1;1;0)" office:value-type="float" office:value="1" calcext:value-type="float">
            <text:p>1</text:p>
          </table:table-cell>
          <table:table-cell table:style-name="ce4" table:formula="of:=IF(LEFT([.A497];1)=&quot;f&quot;;1;0)" office:value-type="float" office:value="1" calcext:value-type="float">
            <text:p>1</text:p>
          </table:table-cell>
          <table:table-cell table:formula="of:=SUBSTITUTE([.B370]; &quot;.&quot;; &quot;,&quot;)*1" office:value-type="float" office:value="0.009804316" calcext:value-type="float">
            <text:p>0,009804316</text:p>
          </table:table-cell>
          <table:table-cell table:formula="of:=[.E370]*[.C370]" office:value-type="float" office:value="0.009804316" calcext:value-type="float">
            <text:p>0,009804316</text:p>
          </table:table-cell>
          <table:table-cell table:formula="of:=IF([.C370]=0;1;0)*[.E370]" office:value-type="float" office:value="0" calcext:value-type="float">
            <text:p>0</text:p>
          </table:table-cell>
          <table:table-cell table:formula="of:=[.E370]*[.D370]" office:value-type="float" office:value="0.009804316" calcext:value-type="float">
            <text:p>0,009804316</text:p>
          </table:table-cell>
          <table:table-cell table:formula="of:=IF([.D370]=0;1;0)*[.E37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7,24.2</text:p>
          </table:table-cell>
          <table:table-cell office:value-type="string" calcext:value-type="string">
            <text:p>0.009802064</text:p>
          </table:table-cell>
          <table:table-cell table:style-name="ce3" table:formula="of:=IF(ISNUMBER(FIND(&quot;Acc&quot;;[.A371]))=1;1;0)" office:value-type="float" office:value="1" calcext:value-type="float">
            <text:p>1</text:p>
          </table:table-cell>
          <table:table-cell table:style-name="ce4" table:formula="of:=IF(LEFT([.A498];1)=&quot;f&quot;;1;0)" office:value-type="float" office:value="1" calcext:value-type="float">
            <text:p>1</text:p>
          </table:table-cell>
          <table:table-cell table:formula="of:=SUBSTITUTE([.B371]; &quot;.&quot;; &quot;,&quot;)*1" office:value-type="float" office:value="0.009802064" calcext:value-type="float">
            <text:p>0,009802064</text:p>
          </table:table-cell>
          <table:table-cell table:formula="of:=[.E371]*[.C371]" office:value-type="float" office:value="0.009802064" calcext:value-type="float">
            <text:p>0,009802064</text:p>
          </table:table-cell>
          <table:table-cell table:formula="of:=IF([.C371]=0;1;0)*[.E371]" office:value-type="float" office:value="0" calcext:value-type="float">
            <text:p>0</text:p>
          </table:table-cell>
          <table:table-cell table:formula="of:=[.E371]*[.D371]" office:value-type="float" office:value="0.009802064" calcext:value-type="float">
            <text:p>0,009802064</text:p>
          </table:table-cell>
          <table:table-cell table:formula="of:=IF([.D371]=0;1;0)*[.E37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,8.2</text:p>
          </table:table-cell>
          <table:table-cell office:value-type="string" calcext:value-type="string">
            <text:p>0.009800664</text:p>
          </table:table-cell>
          <table:table-cell table:style-name="ce3" table:formula="of:=IF(ISNUMBER(FIND(&quot;Acc&quot;;[.A372]))=1;1;0)" office:value-type="float" office:value="1" calcext:value-type="float">
            <text:p>1</text:p>
          </table:table-cell>
          <table:table-cell table:style-name="ce4" table:formula="of:=IF(LEFT([.A499];1)=&quot;f&quot;;1;0)" office:value-type="float" office:value="1" calcext:value-type="float">
            <text:p>1</text:p>
          </table:table-cell>
          <table:table-cell table:formula="of:=SUBSTITUTE([.B372]; &quot;.&quot;; &quot;,&quot;)*1" office:value-type="float" office:value="0.009800664" calcext:value-type="float">
            <text:p>0,009800664</text:p>
          </table:table-cell>
          <table:table-cell table:formula="of:=[.E372]*[.C372]" office:value-type="float" office:value="0.009800664" calcext:value-type="float">
            <text:p>0,009800664</text:p>
          </table:table-cell>
          <table:table-cell table:formula="of:=IF([.C372]=0;1;0)*[.E372]" office:value-type="float" office:value="0" calcext:value-type="float">
            <text:p>0</text:p>
          </table:table-cell>
          <table:table-cell table:formula="of:=[.E372]*[.D372]" office:value-type="float" office:value="0.009800664" calcext:value-type="float">
            <text:p>0,009800664</text:p>
          </table:table-cell>
          <table:table-cell table:formula="of:=IF([.D372]=0;1;0)*[.E37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std()</text:p>
          </table:table-cell>
          <table:table-cell office:value-type="string" calcext:value-type="string">
            <text:p>0.009794565</text:p>
          </table:table-cell>
          <table:table-cell table:style-name="ce3" table:formula="of:=IF(ISNUMBER(FIND(&quot;Acc&quot;;[.A373]))=1;1;0)" office:value-type="float" office:value="1" calcext:value-type="float">
            <text:p>1</text:p>
          </table:table-cell>
          <table:table-cell table:style-name="ce4" table:formula="of:=IF(LEFT([.A500];1)=&quot;f&quot;;1;0)" office:value-type="float" office:value="1" calcext:value-type="float">
            <text:p>1</text:p>
          </table:table-cell>
          <table:table-cell table:formula="of:=SUBSTITUTE([.B373]; &quot;.&quot;; &quot;,&quot;)*1" office:value-type="float" office:value="0.009794565" calcext:value-type="float">
            <text:p>0,009794565</text:p>
          </table:table-cell>
          <table:table-cell table:formula="of:=[.E373]*[.C373]" office:value-type="float" office:value="0.009794565" calcext:value-type="float">
            <text:p>0,009794565</text:p>
          </table:table-cell>
          <table:table-cell table:formula="of:=IF([.C373]=0;1;0)*[.E373]" office:value-type="float" office:value="0" calcext:value-type="float">
            <text:p>0</text:p>
          </table:table-cell>
          <table:table-cell table:formula="of:=[.E373]*[.D373]" office:value-type="float" office:value="0.009794565" calcext:value-type="float">
            <text:p>0,009794565</text:p>
          </table:table-cell>
          <table:table-cell table:formula="of:=IF([.D373]=0;1;0)*[.E37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9,16.1</text:p>
          </table:table-cell>
          <table:table-cell office:value-type="string" calcext:value-type="string">
            <text:p>0.009697765</text:p>
          </table:table-cell>
          <table:table-cell table:style-name="ce3" table:formula="of:=IF(ISNUMBER(FIND(&quot;Acc&quot;;[.A374]))=1;1;0)" office:value-type="float" office:value="1" calcext:value-type="float">
            <text:p>1</text:p>
          </table:table-cell>
          <table:table-cell table:style-name="ce4" table:formula="of:=IF(LEFT([.A501];1)=&quot;f&quot;;1;0)" office:value-type="float" office:value="1" calcext:value-type="float">
            <text:p>1</text:p>
          </table:table-cell>
          <table:table-cell table:formula="of:=SUBSTITUTE([.B374]; &quot;.&quot;; &quot;,&quot;)*1" office:value-type="float" office:value="0.009697765" calcext:value-type="float">
            <text:p>0,009697765</text:p>
          </table:table-cell>
          <table:table-cell table:formula="of:=[.E374]*[.C374]" office:value-type="float" office:value="0.009697765" calcext:value-type="float">
            <text:p>0,009697765</text:p>
          </table:table-cell>
          <table:table-cell table:formula="of:=IF([.C374]=0;1;0)*[.E374]" office:value-type="float" office:value="0" calcext:value-type="float">
            <text:p>0</text:p>
          </table:table-cell>
          <table:table-cell table:formula="of:=[.E374]*[.D374]" office:value-type="float" office:value="0.009697765" calcext:value-type="float">
            <text:p>0,009697765</text:p>
          </table:table-cell>
          <table:table-cell table:formula="of:=IF([.D374]=0;1;0)*[.E37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7,32.1</text:p>
          </table:table-cell>
          <table:table-cell office:value-type="string" calcext:value-type="string">
            <text:p>0.009669675</text:p>
          </table:table-cell>
          <table:table-cell table:style-name="ce3" table:formula="of:=IF(ISNUMBER(FIND(&quot;Acc&quot;;[.A375]))=1;1;0)" office:value-type="float" office:value="1" calcext:value-type="float">
            <text:p>1</text:p>
          </table:table-cell>
          <table:table-cell table:style-name="ce4" table:formula="of:=IF(LEFT([.A502];1)=&quot;f&quot;;1;0)" office:value-type="float" office:value="1" calcext:value-type="float">
            <text:p>1</text:p>
          </table:table-cell>
          <table:table-cell table:formula="of:=SUBSTITUTE([.B375]; &quot;.&quot;; &quot;,&quot;)*1" office:value-type="float" office:value="0.009669675" calcext:value-type="float">
            <text:p>0,009669675</text:p>
          </table:table-cell>
          <table:table-cell table:formula="of:=[.E375]*[.C375]" office:value-type="float" office:value="0.009669675" calcext:value-type="float">
            <text:p>0,009669675</text:p>
          </table:table-cell>
          <table:table-cell table:formula="of:=IF([.C375]=0;1;0)*[.E375]" office:value-type="float" office:value="0" calcext:value-type="float">
            <text:p>0</text:p>
          </table:table-cell>
          <table:table-cell table:formula="of:=[.E375]*[.D375]" office:value-type="float" office:value="0.009669675" calcext:value-type="float">
            <text:p>0,009669675</text:p>
          </table:table-cell>
          <table:table-cell table:formula="of:=IF([.D375]=0;1;0)*[.E37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ax()-Y</text:p>
          </table:table-cell>
          <table:table-cell office:value-type="string" calcext:value-type="string">
            <text:p>0.009614395</text:p>
          </table:table-cell>
          <table:table-cell table:style-name="ce3" table:formula="of:=IF(ISNUMBER(FIND(&quot;Acc&quot;;[.A376]))=1;1;0)" office:value-type="float" office:value="0" calcext:value-type="float">
            <text:p>0</text:p>
          </table:table-cell>
          <table:table-cell table:style-name="ce4" table:formula="of:=IF(LEFT([.A503];1)=&quot;f&quot;;1;0)" office:value-type="float" office:value="1" calcext:value-type="float">
            <text:p>1</text:p>
          </table:table-cell>
          <table:table-cell table:formula="of:=SUBSTITUTE([.B376]; &quot;.&quot;; &quot;,&quot;)*1" office:value-type="float" office:value="0.009614395" calcext:value-type="float">
            <text:p>0,009614395</text:p>
          </table:table-cell>
          <table:table-cell table:formula="of:=[.E376]*[.C376]" office:value-type="float" office:value="0" calcext:value-type="float">
            <text:p>0</text:p>
          </table:table-cell>
          <table:table-cell table:formula="of:=IF([.C376]=0;1;0)*[.E376]" office:value-type="float" office:value="0.009614395" calcext:value-type="float">
            <text:p>0,009614395</text:p>
          </table:table-cell>
          <table:table-cell table:formula="of:=[.E376]*[.D376]" office:value-type="float" office:value="0.009614395" calcext:value-type="float">
            <text:p>0,009614395</text:p>
          </table:table-cell>
          <table:table-cell table:formula="of:=IF([.D376]=0;1;0)*[.E37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mad()</text:p>
          </table:table-cell>
          <table:table-cell office:value-type="string" calcext:value-type="string">
            <text:p>0.009539524</text:p>
          </table:table-cell>
          <table:table-cell table:style-name="ce3" table:formula="of:=IF(ISNUMBER(FIND(&quot;Acc&quot;;[.A377]))=1;1;0)" office:value-type="float" office:value="1" calcext:value-type="float">
            <text:p>1</text:p>
          </table:table-cell>
          <table:table-cell table:style-name="ce4" table:formula="of:=IF(LEFT([.A504];1)=&quot;f&quot;;1;0)" office:value-type="float" office:value="1" calcext:value-type="float">
            <text:p>1</text:p>
          </table:table-cell>
          <table:table-cell table:formula="of:=SUBSTITUTE([.B377]; &quot;.&quot;; &quot;,&quot;)*1" office:value-type="float" office:value="0.009539524" calcext:value-type="float">
            <text:p>0,009539524</text:p>
          </table:table-cell>
          <table:table-cell table:formula="of:=[.E377]*[.C377]" office:value-type="float" office:value="0.009539524" calcext:value-type="float">
            <text:p>0,009539524</text:p>
          </table:table-cell>
          <table:table-cell table:formula="of:=IF([.C377]=0;1;0)*[.E377]" office:value-type="float" office:value="0" calcext:value-type="float">
            <text:p>0</text:p>
          </table:table-cell>
          <table:table-cell table:formula="of:=[.E377]*[.D377]" office:value-type="float" office:value="0.009539524" calcext:value-type="float">
            <text:p>0,009539524</text:p>
          </table:table-cell>
          <table:table-cell table:formula="of:=IF([.D377]=0;1;0)*[.E37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arCoeff()-Z,2</text:p>
          </table:table-cell>
          <table:table-cell office:value-type="string" calcext:value-type="string">
            <text:p>0.009464713</text:p>
          </table:table-cell>
          <table:table-cell table:style-name="ce3" table:formula="of:=IF(ISNUMBER(FIND(&quot;Acc&quot;;[.A378]))=1;1;0)" office:value-type="float" office:value="1" calcext:value-type="float">
            <text:p>1</text:p>
          </table:table-cell>
          <table:table-cell table:style-name="ce4" table:formula="of:=IF(LEFT([.A505];1)=&quot;f&quot;;1;0)" office:value-type="float" office:value="1" calcext:value-type="float">
            <text:p>1</text:p>
          </table:table-cell>
          <table:table-cell table:formula="of:=SUBSTITUTE([.B378]; &quot;.&quot;; &quot;,&quot;)*1" office:value-type="float" office:value="0.009464713" calcext:value-type="float">
            <text:p>0,009464713</text:p>
          </table:table-cell>
          <table:table-cell table:formula="of:=[.E378]*[.C378]" office:value-type="float" office:value="0.009464713" calcext:value-type="float">
            <text:p>0,009464713</text:p>
          </table:table-cell>
          <table:table-cell table:formula="of:=IF([.C378]=0;1;0)*[.E378]" office:value-type="float" office:value="0" calcext:value-type="float">
            <text:p>0</text:p>
          </table:table-cell>
          <table:table-cell table:formula="of:=[.E378]*[.D378]" office:value-type="float" office:value="0.009464713" calcext:value-type="float">
            <text:p>0,009464713</text:p>
          </table:table-cell>
          <table:table-cell table:formula="of:=IF([.D378]=0;1;0)*[.E37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,16.1</text:p>
          </table:table-cell>
          <table:table-cell office:value-type="string" calcext:value-type="string">
            <text:p>0.009461946</text:p>
          </table:table-cell>
          <table:table-cell table:style-name="ce3" table:formula="of:=IF(ISNUMBER(FIND(&quot;Acc&quot;;[.A379]))=1;1;0)" office:value-type="float" office:value="1" calcext:value-type="float">
            <text:p>1</text:p>
          </table:table-cell>
          <table:table-cell table:style-name="ce4" table:formula="of:=IF(LEFT([.A506];1)=&quot;f&quot;;1;0)" office:value-type="float" office:value="1" calcext:value-type="float">
            <text:p>1</text:p>
          </table:table-cell>
          <table:table-cell table:formula="of:=SUBSTITUTE([.B379]; &quot;.&quot;; &quot;,&quot;)*1" office:value-type="float" office:value="0.009461946" calcext:value-type="float">
            <text:p>0,009461946</text:p>
          </table:table-cell>
          <table:table-cell table:formula="of:=[.E379]*[.C379]" office:value-type="float" office:value="0.009461946" calcext:value-type="float">
            <text:p>0,009461946</text:p>
          </table:table-cell>
          <table:table-cell table:formula="of:=IF([.C379]=0;1;0)*[.E379]" office:value-type="float" office:value="0" calcext:value-type="float">
            <text:p>0</text:p>
          </table:table-cell>
          <table:table-cell table:formula="of:=[.E379]*[.D379]" office:value-type="float" office:value="0.009461946" calcext:value-type="float">
            <text:p>0,009461946</text:p>
          </table:table-cell>
          <table:table-cell table:formula="of:=IF([.D379]=0;1;0)*[.E37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,24.1</text:p>
          </table:table-cell>
          <table:table-cell office:value-type="string" calcext:value-type="string">
            <text:p>0.009449464</text:p>
          </table:table-cell>
          <table:table-cell table:style-name="ce3" table:formula="of:=IF(ISNUMBER(FIND(&quot;Acc&quot;;[.A380]))=1;1;0)" office:value-type="float" office:value="1" calcext:value-type="float">
            <text:p>1</text:p>
          </table:table-cell>
          <table:table-cell table:style-name="ce4" table:formula="of:=IF(LEFT([.A507];1)=&quot;f&quot;;1;0)" office:value-type="float" office:value="1" calcext:value-type="float">
            <text:p>1</text:p>
          </table:table-cell>
          <table:table-cell table:formula="of:=SUBSTITUTE([.B380]; &quot;.&quot;; &quot;,&quot;)*1" office:value-type="float" office:value="0.009449464" calcext:value-type="float">
            <text:p>0,009449464</text:p>
          </table:table-cell>
          <table:table-cell table:formula="of:=[.E380]*[.C380]" office:value-type="float" office:value="0.009449464" calcext:value-type="float">
            <text:p>0,009449464</text:p>
          </table:table-cell>
          <table:table-cell table:formula="of:=IF([.C380]=0;1;0)*[.E380]" office:value-type="float" office:value="0" calcext:value-type="float">
            <text:p>0</text:p>
          </table:table-cell>
          <table:table-cell table:formula="of:=[.E380]*[.D380]" office:value-type="float" office:value="0.009449464" calcext:value-type="float">
            <text:p>0,009449464</text:p>
          </table:table-cell>
          <table:table-cell table:formula="of:=IF([.D380]=0;1;0)*[.E38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7,32.2</text:p>
          </table:table-cell>
          <table:table-cell office:value-type="string" calcext:value-type="string">
            <text:p>0.009426291</text:p>
          </table:table-cell>
          <table:table-cell table:style-name="ce3" table:formula="of:=IF(ISNUMBER(FIND(&quot;Acc&quot;;[.A381]))=1;1;0)" office:value-type="float" office:value="0" calcext:value-type="float">
            <text:p>0</text:p>
          </table:table-cell>
          <table:table-cell table:style-name="ce4" table:formula="of:=IF(LEFT([.A508];1)=&quot;f&quot;;1;0)" office:value-type="float" office:value="1" calcext:value-type="float">
            <text:p>1</text:p>
          </table:table-cell>
          <table:table-cell table:formula="of:=SUBSTITUTE([.B381]; &quot;.&quot;; &quot;,&quot;)*1" office:value-type="float" office:value="0.009426291" calcext:value-type="float">
            <text:p>0,009426291</text:p>
          </table:table-cell>
          <table:table-cell table:formula="of:=[.E381]*[.C381]" office:value-type="float" office:value="0" calcext:value-type="float">
            <text:p>0</text:p>
          </table:table-cell>
          <table:table-cell table:formula="of:=IF([.C381]=0;1;0)*[.E381]" office:value-type="float" office:value="0.009426291" calcext:value-type="float">
            <text:p>0,009426291</text:p>
          </table:table-cell>
          <table:table-cell table:formula="of:=[.E381]*[.D381]" office:value-type="float" office:value="0.009426291" calcext:value-type="float">
            <text:p>0,009426291</text:p>
          </table:table-cell>
          <table:table-cell table:formula="of:=IF([.D381]=0;1;0)*[.E38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ad()-Z</text:p>
          </table:table-cell>
          <table:table-cell office:value-type="string" calcext:value-type="string">
            <text:p>0.009401722</text:p>
          </table:table-cell>
          <table:table-cell table:style-name="ce3" table:formula="of:=IF(ISNUMBER(FIND(&quot;Acc&quot;;[.A382]))=1;1;0)" office:value-type="float" office:value="0" calcext:value-type="float">
            <text:p>0</text:p>
          </table:table-cell>
          <table:table-cell table:style-name="ce4" table:formula="of:=IF(LEFT([.A509];1)=&quot;f&quot;;1;0)" office:value-type="float" office:value="1" calcext:value-type="float">
            <text:p>1</text:p>
          </table:table-cell>
          <table:table-cell table:formula="of:=SUBSTITUTE([.B382]; &quot;.&quot;; &quot;,&quot;)*1" office:value-type="float" office:value="0.009401722" calcext:value-type="float">
            <text:p>0,009401722</text:p>
          </table:table-cell>
          <table:table-cell table:formula="of:=[.E382]*[.C382]" office:value-type="float" office:value="0" calcext:value-type="float">
            <text:p>0</text:p>
          </table:table-cell>
          <table:table-cell table:formula="of:=IF([.C382]=0;1;0)*[.E382]" office:value-type="float" office:value="0.009401722" calcext:value-type="float">
            <text:p>0,009401722</text:p>
          </table:table-cell>
          <table:table-cell table:formula="of:=[.E382]*[.D382]" office:value-type="float" office:value="0.009401722" calcext:value-type="float">
            <text:p>0,009401722</text:p>
          </table:table-cell>
          <table:table-cell table:formula="of:=IF([.D382]=0;1;0)*[.E38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eanFreq()-Y</text:p>
          </table:table-cell>
          <table:table-cell office:value-type="string" calcext:value-type="string">
            <text:p>0.009365323</text:p>
          </table:table-cell>
          <table:table-cell table:style-name="ce3" table:formula="of:=IF(ISNUMBER(FIND(&quot;Acc&quot;;[.A383]))=1;1;0)" office:value-type="float" office:value="0" calcext:value-type="float">
            <text:p>0</text:p>
          </table:table-cell>
          <table:table-cell table:style-name="ce4" table:formula="of:=IF(LEFT([.A510];1)=&quot;f&quot;;1;0)" office:value-type="float" office:value="1" calcext:value-type="float">
            <text:p>1</text:p>
          </table:table-cell>
          <table:table-cell table:formula="of:=SUBSTITUTE([.B383]; &quot;.&quot;; &quot;,&quot;)*1" office:value-type="float" office:value="0.009365323" calcext:value-type="float">
            <text:p>0,009365323</text:p>
          </table:table-cell>
          <table:table-cell table:formula="of:=[.E383]*[.C383]" office:value-type="float" office:value="0" calcext:value-type="float">
            <text:p>0</text:p>
          </table:table-cell>
          <table:table-cell table:formula="of:=IF([.C383]=0;1;0)*[.E383]" office:value-type="float" office:value="0.009365323" calcext:value-type="float">
            <text:p>0,009365323</text:p>
          </table:table-cell>
          <table:table-cell table:formula="of:=[.E383]*[.D383]" office:value-type="float" office:value="0.009365323" calcext:value-type="float">
            <text:p>0,009365323</text:p>
          </table:table-cell>
          <table:table-cell table:formula="of:=IF([.D383]=0;1;0)*[.E38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ean()-Z</text:p>
          </table:table-cell>
          <table:table-cell office:value-type="string" calcext:value-type="string">
            <text:p>0.009298751</text:p>
          </table:table-cell>
          <table:table-cell table:style-name="ce3" table:formula="of:=IF(ISNUMBER(FIND(&quot;Acc&quot;;[.A384]))=1;1;0)" office:value-type="float" office:value="1" calcext:value-type="float">
            <text:p>1</text:p>
          </table:table-cell>
          <table:table-cell table:style-name="ce4" table:formula="of:=IF(LEFT([.A511];1)=&quot;f&quot;;1;0)" office:value-type="float" office:value="1" calcext:value-type="float">
            <text:p>1</text:p>
          </table:table-cell>
          <table:table-cell table:formula="of:=SUBSTITUTE([.B384]; &quot;.&quot;; &quot;,&quot;)*1" office:value-type="float" office:value="0.009298751" calcext:value-type="float">
            <text:p>0,009298751</text:p>
          </table:table-cell>
          <table:table-cell table:formula="of:=[.E384]*[.C384]" office:value-type="float" office:value="0.009298751" calcext:value-type="float">
            <text:p>0,009298751</text:p>
          </table:table-cell>
          <table:table-cell table:formula="of:=IF([.C384]=0;1;0)*[.E384]" office:value-type="float" office:value="0" calcext:value-type="float">
            <text:p>0</text:p>
          </table:table-cell>
          <table:table-cell table:formula="of:=[.E384]*[.D384]" office:value-type="float" office:value="0.009298751" calcext:value-type="float">
            <text:p>0,009298751</text:p>
          </table:table-cell>
          <table:table-cell table:formula="of:=IF([.D384]=0;1;0)*[.E38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arCoeff()2</text:p>
          </table:table-cell>
          <table:table-cell office:value-type="string" calcext:value-type="string">
            <text:p>0.009211821</text:p>
          </table:table-cell>
          <table:table-cell table:style-name="ce3" table:formula="of:=IF(ISNUMBER(FIND(&quot;Acc&quot;;[.A385]))=1;1;0)" office:value-type="float" office:value="1" calcext:value-type="float">
            <text:p>1</text:p>
          </table:table-cell>
          <table:table-cell table:style-name="ce4" table:formula="of:=IF(LEFT([.A512];1)=&quot;f&quot;;1;0)" office:value-type="float" office:value="1" calcext:value-type="float">
            <text:p>1</text:p>
          </table:table-cell>
          <table:table-cell table:formula="of:=SUBSTITUTE([.B385]; &quot;.&quot;; &quot;,&quot;)*1" office:value-type="float" office:value="0.009211821" calcext:value-type="float">
            <text:p>0,009211821</text:p>
          </table:table-cell>
          <table:table-cell table:formula="of:=[.E385]*[.C385]" office:value-type="float" office:value="0.009211821" calcext:value-type="float">
            <text:p>0,009211821</text:p>
          </table:table-cell>
          <table:table-cell table:formula="of:=IF([.C385]=0;1;0)*[.E385]" office:value-type="float" office:value="0" calcext:value-type="float">
            <text:p>0</text:p>
          </table:table-cell>
          <table:table-cell table:formula="of:=[.E385]*[.D385]" office:value-type="float" office:value="0.009211821" calcext:value-type="float">
            <text:p>0,009211821</text:p>
          </table:table-cell>
          <table:table-cell table:formula="of:=IF([.D385]=0;1;0)*[.E38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arCoeff()2</text:p>
          </table:table-cell>
          <table:table-cell office:value-type="string" calcext:value-type="string">
            <text:p>0.009211821</text:p>
          </table:table-cell>
          <table:table-cell table:style-name="ce3" table:formula="of:=IF(ISNUMBER(FIND(&quot;Acc&quot;;[.A386]))=1;1;0)" office:value-type="float" office:value="1" calcext:value-type="float">
            <text:p>1</text:p>
          </table:table-cell>
          <table:table-cell table:style-name="ce4" table:formula="of:=IF(LEFT([.A513];1)=&quot;f&quot;;1;0)" office:value-type="float" office:value="0" calcext:value-type="float">
            <text:p>0</text:p>
          </table:table-cell>
          <table:table-cell table:formula="of:=SUBSTITUTE([.B386]; &quot;.&quot;; &quot;,&quot;)*1" office:value-type="float" office:value="0.009211821" calcext:value-type="float">
            <text:p>0,009211821</text:p>
          </table:table-cell>
          <table:table-cell table:formula="of:=[.E386]*[.C386]" office:value-type="float" office:value="0.009211821" calcext:value-type="float">
            <text:p>0,009211821</text:p>
          </table:table-cell>
          <table:table-cell table:formula="of:=IF([.C386]=0;1;0)*[.E386]" office:value-type="float" office:value="0" calcext:value-type="float">
            <text:p>0</text:p>
          </table:table-cell>
          <table:table-cell table:formula="of:=[.E386]*[.D386]" office:value-type="float" office:value="0" calcext:value-type="float">
            <text:p>0</text:p>
          </table:table-cell>
          <table:table-cell table:formula="of:=IF([.D386]=0;1;0)*[.E386]" office:value-type="float" office:value="0.009211821" calcext:value-type="float">
            <text:p>0,0092118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,8.1</text:p>
          </table:table-cell>
          <table:table-cell office:value-type="string" calcext:value-type="string">
            <text:p>0.009187466</text:p>
          </table:table-cell>
          <table:table-cell table:style-name="ce3" table:formula="of:=IF(ISNUMBER(FIND(&quot;Acc&quot;;[.A387]))=1;1;0)" office:value-type="float" office:value="0" calcext:value-type="float">
            <text:p>0</text:p>
          </table:table-cell>
          <table:table-cell table:style-name="ce4" table:formula="of:=IF(LEFT([.A514];1)=&quot;f&quot;;1;0)" office:value-type="float" office:value="1" calcext:value-type="float">
            <text:p>1</text:p>
          </table:table-cell>
          <table:table-cell table:formula="of:=SUBSTITUTE([.B387]; &quot;.&quot;; &quot;,&quot;)*1" office:value-type="float" office:value="0.009187466" calcext:value-type="float">
            <text:p>0,009187466</text:p>
          </table:table-cell>
          <table:table-cell table:formula="of:=[.E387]*[.C387]" office:value-type="float" office:value="0" calcext:value-type="float">
            <text:p>0</text:p>
          </table:table-cell>
          <table:table-cell table:formula="of:=IF([.C387]=0;1;0)*[.E387]" office:value-type="float" office:value="0.009187466" calcext:value-type="float">
            <text:p>0,009187466</text:p>
          </table:table-cell>
          <table:table-cell table:formula="of:=[.E387]*[.D387]" office:value-type="float" office:value="0.009187466" calcext:value-type="float">
            <text:p>0,009187466</text:p>
          </table:table-cell>
          <table:table-cell table:formula="of:=IF([.D387]=0;1;0)*[.E38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eanFreq()-Y</text:p>
          </table:table-cell>
          <table:table-cell office:value-type="string" calcext:value-type="string">
            <text:p>0.009085462</text:p>
          </table:table-cell>
          <table:table-cell table:style-name="ce3" table:formula="of:=IF(ISNUMBER(FIND(&quot;Acc&quot;;[.A388]))=1;1;0)" office:value-type="float" office:value="1" calcext:value-type="float">
            <text:p>1</text:p>
          </table:table-cell>
          <table:table-cell table:style-name="ce4" table:formula="of:=IF(LEFT([.A515];1)=&quot;f&quot;;1;0)" office:value-type="float" office:value="1" calcext:value-type="float">
            <text:p>1</text:p>
          </table:table-cell>
          <table:table-cell table:formula="of:=SUBSTITUTE([.B388]; &quot;.&quot;; &quot;,&quot;)*1" office:value-type="float" office:value="0.009085462" calcext:value-type="float">
            <text:p>0,009085462</text:p>
          </table:table-cell>
          <table:table-cell table:formula="of:=[.E388]*[.C388]" office:value-type="float" office:value="0.009085462" calcext:value-type="float">
            <text:p>0,009085462</text:p>
          </table:table-cell>
          <table:table-cell table:formula="of:=IF([.C388]=0;1;0)*[.E388]" office:value-type="float" office:value="0" calcext:value-type="float">
            <text:p>0</text:p>
          </table:table-cell>
          <table:table-cell table:formula="of:=[.E388]*[.D388]" office:value-type="float" office:value="0.009085462" calcext:value-type="float">
            <text:p>0,009085462</text:p>
          </table:table-cell>
          <table:table-cell table:formula="of:=IF([.D388]=0;1;0)*[.E38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energy()-Z</text:p>
          </table:table-cell>
          <table:table-cell office:value-type="string" calcext:value-type="string">
            <text:p>0.009047604</text:p>
          </table:table-cell>
          <table:table-cell table:style-name="ce3" table:formula="of:=IF(ISNUMBER(FIND(&quot;Acc&quot;;[.A389]))=1;1;0)" office:value-type="float" office:value="1" calcext:value-type="float">
            <text:p>1</text:p>
          </table:table-cell>
          <table:table-cell table:style-name="ce4" table:formula="of:=IF(LEFT([.A516];1)=&quot;f&quot;;1;0)" office:value-type="float" office:value="1" calcext:value-type="float">
            <text:p>1</text:p>
          </table:table-cell>
          <table:table-cell table:formula="of:=SUBSTITUTE([.B389]; &quot;.&quot;; &quot;,&quot;)*1" office:value-type="float" office:value="0.009047604" calcext:value-type="float">
            <text:p>0,009047604</text:p>
          </table:table-cell>
          <table:table-cell table:formula="of:=[.E389]*[.C389]" office:value-type="float" office:value="0.009047604" calcext:value-type="float">
            <text:p>0,009047604</text:p>
          </table:table-cell>
          <table:table-cell table:formula="of:=IF([.C389]=0;1;0)*[.E389]" office:value-type="float" office:value="0" calcext:value-type="float">
            <text:p>0</text:p>
          </table:table-cell>
          <table:table-cell table:formula="of:=[.E389]*[.D389]" office:value-type="float" office:value="0.009047604" calcext:value-type="float">
            <text:p>0,009047604</text:p>
          </table:table-cell>
          <table:table-cell table:formula="of:=IF([.D389]=0;1;0)*[.E38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arCoeff()2</text:p>
          </table:table-cell>
          <table:table-cell office:value-type="string" calcext:value-type="string">
            <text:p>0.009012238</text:p>
          </table:table-cell>
          <table:table-cell table:style-name="ce3" table:formula="of:=IF(ISNUMBER(FIND(&quot;Acc&quot;;[.A390]))=1;1;0)" office:value-type="float" office:value="0" calcext:value-type="float">
            <text:p>0</text:p>
          </table:table-cell>
          <table:table-cell table:style-name="ce4" table:formula="of:=IF(LEFT([.A517];1)=&quot;f&quot;;1;0)" office:value-type="float" office:value="1" calcext:value-type="float">
            <text:p>1</text:p>
          </table:table-cell>
          <table:table-cell table:formula="of:=SUBSTITUTE([.B390]; &quot;.&quot;; &quot;,&quot;)*1" office:value-type="float" office:value="0.009012238" calcext:value-type="float">
            <text:p>0,009012238</text:p>
          </table:table-cell>
          <table:table-cell table:formula="of:=[.E390]*[.C390]" office:value-type="float" office:value="0" calcext:value-type="float">
            <text:p>0</text:p>
          </table:table-cell>
          <table:table-cell table:formula="of:=IF([.C390]=0;1;0)*[.E390]" office:value-type="float" office:value="0.009012238" calcext:value-type="float">
            <text:p>0,009012238</text:p>
          </table:table-cell>
          <table:table-cell table:formula="of:=[.E390]*[.D390]" office:value-type="float" office:value="0.009012238" calcext:value-type="float">
            <text:p>0,009012238</text:p>
          </table:table-cell>
          <table:table-cell table:formula="of:=IF([.D390]=0;1;0)*[.E39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9,16</text:p>
          </table:table-cell>
          <table:table-cell office:value-type="string" calcext:value-type="string">
            <text:p>0.008865909</text:p>
          </table:table-cell>
          <table:table-cell table:style-name="ce3" table:formula="of:=IF(ISNUMBER(FIND(&quot;Acc&quot;;[.A391]))=1;1;0)" office:value-type="float" office:value="1" calcext:value-type="float">
            <text:p>1</text:p>
          </table:table-cell>
          <table:table-cell table:style-name="ce4" table:formula="of:=IF(LEFT([.A518];1)=&quot;f&quot;;1;0)" office:value-type="float" office:value="1" calcext:value-type="float">
            <text:p>1</text:p>
          </table:table-cell>
          <table:table-cell table:formula="of:=SUBSTITUTE([.B391]; &quot;.&quot;; &quot;,&quot;)*1" office:value-type="float" office:value="0.008865909" calcext:value-type="float">
            <text:p>0,008865909</text:p>
          </table:table-cell>
          <table:table-cell table:formula="of:=[.E391]*[.C391]" office:value-type="float" office:value="0.008865909" calcext:value-type="float">
            <text:p>0,008865909</text:p>
          </table:table-cell>
          <table:table-cell table:formula="of:=IF([.C391]=0;1;0)*[.E391]" office:value-type="float" office:value="0" calcext:value-type="float">
            <text:p>0</text:p>
          </table:table-cell>
          <table:table-cell table:formula="of:=[.E391]*[.D391]" office:value-type="float" office:value="0.008865909" calcext:value-type="float">
            <text:p>0,008865909</text:p>
          </table:table-cell>
          <table:table-cell table:formula="of:=IF([.D391]=0;1;0)*[.E39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ean()-Z</text:p>
          </table:table-cell>
          <table:table-cell office:value-type="string" calcext:value-type="string">
            <text:p>0.008837563</text:p>
          </table:table-cell>
          <table:table-cell table:style-name="ce3" table:formula="of:=IF(ISNUMBER(FIND(&quot;Acc&quot;;[.A392]))=1;1;0)" office:value-type="float" office:value="0" calcext:value-type="float">
            <text:p>0</text:p>
          </table:table-cell>
          <table:table-cell table:style-name="ce4" table:formula="of:=IF(LEFT([.A519];1)=&quot;f&quot;;1;0)" office:value-type="float" office:value="0" calcext:value-type="float">
            <text:p>0</text:p>
          </table:table-cell>
          <table:table-cell table:formula="of:=SUBSTITUTE([.B392]; &quot;.&quot;; &quot;,&quot;)*1" office:value-type="float" office:value="0.008837563" calcext:value-type="float">
            <text:p>0,008837563</text:p>
          </table:table-cell>
          <table:table-cell table:formula="of:=[.E392]*[.C392]" office:value-type="float" office:value="0" calcext:value-type="float">
            <text:p>0</text:p>
          </table:table-cell>
          <table:table-cell table:formula="of:=IF([.C392]=0;1;0)*[.E392]" office:value-type="float" office:value="0.008837563" calcext:value-type="float">
            <text:p>0,008837563</text:p>
          </table:table-cell>
          <table:table-cell table:formula="of:=[.E392]*[.D392]" office:value-type="float" office:value="0" calcext:value-type="float">
            <text:p>0</text:p>
          </table:table-cell>
          <table:table-cell table:formula="of:=IF([.D392]=0;1;0)*[.E392]" office:value-type="float" office:value="0.008837563" calcext:value-type="float">
            <text:p>0,00883756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Y,3</text:p>
          </table:table-cell>
          <table:table-cell office:value-type="string" calcext:value-type="string">
            <text:p>0.008836809</text:p>
          </table:table-cell>
          <table:table-cell table:style-name="ce3" table:formula="of:=IF(ISNUMBER(FIND(&quot;Acc&quot;;[.A393]))=1;1;0)" office:value-type="float" office:value="1" calcext:value-type="float">
            <text:p>1</text:p>
          </table:table-cell>
          <table:table-cell table:style-name="ce4" table:formula="of:=IF(LEFT([.A520];1)=&quot;f&quot;;1;0)" office:value-type="float" office:value="1" calcext:value-type="float">
            <text:p>1</text:p>
          </table:table-cell>
          <table:table-cell table:formula="of:=SUBSTITUTE([.B393]; &quot;.&quot;; &quot;,&quot;)*1" office:value-type="float" office:value="0.008836809" calcext:value-type="float">
            <text:p>0,008836809</text:p>
          </table:table-cell>
          <table:table-cell table:formula="of:=[.E393]*[.C393]" office:value-type="float" office:value="0.008836809" calcext:value-type="float">
            <text:p>0,008836809</text:p>
          </table:table-cell>
          <table:table-cell table:formula="of:=IF([.C393]=0;1;0)*[.E393]" office:value-type="float" office:value="0" calcext:value-type="float">
            <text:p>0</text:p>
          </table:table-cell>
          <table:table-cell table:formula="of:=[.E393]*[.D393]" office:value-type="float" office:value="0.008836809" calcext:value-type="float">
            <text:p>0,008836809</text:p>
          </table:table-cell>
          <table:table-cell table:formula="of:=IF([.D393]=0;1;0)*[.E39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arCoeff()3</text:p>
          </table:table-cell>
          <table:table-cell office:value-type="string" calcext:value-type="string">
            <text:p>0.008788921</text:p>
          </table:table-cell>
          <table:table-cell table:style-name="ce3" table:formula="of:=IF(ISNUMBER(FIND(&quot;Acc&quot;;[.A394]))=1;1;0)" office:value-type="float" office:value="1" calcext:value-type="float">
            <text:p>1</text:p>
          </table:table-cell>
          <table:table-cell table:style-name="ce4" table:formula="of:=IF(LEFT([.A521];1)=&quot;f&quot;;1;0)" office:value-type="float" office:value="1" calcext:value-type="float">
            <text:p>1</text:p>
          </table:table-cell>
          <table:table-cell table:formula="of:=SUBSTITUTE([.B394]; &quot;.&quot;; &quot;,&quot;)*1" office:value-type="float" office:value="0.008788921" calcext:value-type="float">
            <text:p>0,008788921</text:p>
          </table:table-cell>
          <table:table-cell table:formula="of:=[.E394]*[.C394]" office:value-type="float" office:value="0.008788921" calcext:value-type="float">
            <text:p>0,008788921</text:p>
          </table:table-cell>
          <table:table-cell table:formula="of:=IF([.C394]=0;1;0)*[.E394]" office:value-type="float" office:value="0" calcext:value-type="float">
            <text:p>0</text:p>
          </table:table-cell>
          <table:table-cell table:formula="of:=[.E394]*[.D394]" office:value-type="float" office:value="0.008788921" calcext:value-type="float">
            <text:p>0,008788921</text:p>
          </table:table-cell>
          <table:table-cell table:formula="of:=IF([.D394]=0;1;0)*[.E39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arCoeff()3</text:p>
          </table:table-cell>
          <table:table-cell office:value-type="string" calcext:value-type="string">
            <text:p>0.008788921</text:p>
          </table:table-cell>
          <table:table-cell table:style-name="ce3" table:formula="of:=IF(ISNUMBER(FIND(&quot;Acc&quot;;[.A395]))=1;1;0)" office:value-type="float" office:value="1" calcext:value-type="float">
            <text:p>1</text:p>
          </table:table-cell>
          <table:table-cell table:style-name="ce4" table:formula="of:=IF(LEFT([.A522];1)=&quot;f&quot;;1;0)" office:value-type="float" office:value="1" calcext:value-type="float">
            <text:p>1</text:p>
          </table:table-cell>
          <table:table-cell table:formula="of:=SUBSTITUTE([.B395]; &quot;.&quot;; &quot;,&quot;)*1" office:value-type="float" office:value="0.008788921" calcext:value-type="float">
            <text:p>0,008788921</text:p>
          </table:table-cell>
          <table:table-cell table:formula="of:=[.E395]*[.C395]" office:value-type="float" office:value="0.008788921" calcext:value-type="float">
            <text:p>0,008788921</text:p>
          </table:table-cell>
          <table:table-cell table:formula="of:=IF([.C395]=0;1;0)*[.E395]" office:value-type="float" office:value="0" calcext:value-type="float">
            <text:p>0</text:p>
          </table:table-cell>
          <table:table-cell table:formula="of:=[.E395]*[.D395]" office:value-type="float" office:value="0.008788921" calcext:value-type="float">
            <text:p>0,008788921</text:p>
          </table:table-cell>
          <table:table-cell table:formula="of:=IF([.D395]=0;1;0)*[.E39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9,16</text:p>
          </table:table-cell>
          <table:table-cell office:value-type="string" calcext:value-type="string">
            <text:p>0.008755245</text:p>
          </table:table-cell>
          <table:table-cell table:style-name="ce3" table:formula="of:=IF(ISNUMBER(FIND(&quot;Acc&quot;;[.A396]))=1;1;0)" office:value-type="float" office:value="0" calcext:value-type="float">
            <text:p>0</text:p>
          </table:table-cell>
          <table:table-cell table:style-name="ce4" table:formula="of:=IF(LEFT([.A523];1)=&quot;f&quot;;1;0)" office:value-type="float" office:value="1" calcext:value-type="float">
            <text:p>1</text:p>
          </table:table-cell>
          <table:table-cell table:formula="of:=SUBSTITUTE([.B396]; &quot;.&quot;; &quot;,&quot;)*1" office:value-type="float" office:value="0.008755245" calcext:value-type="float">
            <text:p>0,008755245</text:p>
          </table:table-cell>
          <table:table-cell table:formula="of:=[.E396]*[.C396]" office:value-type="float" office:value="0" calcext:value-type="float">
            <text:p>0</text:p>
          </table:table-cell>
          <table:table-cell table:formula="of:=IF([.C396]=0;1;0)*[.E396]" office:value-type="float" office:value="0.008755245" calcext:value-type="float">
            <text:p>0,008755245</text:p>
          </table:table-cell>
          <table:table-cell table:formula="of:=[.E396]*[.D396]" office:value-type="float" office:value="0.008755245" calcext:value-type="float">
            <text:p>0,008755245</text:p>
          </table:table-cell>
          <table:table-cell table:formula="of:=IF([.D396]=0;1;0)*[.E39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7,24.2</text:p>
          </table:table-cell>
          <table:table-cell office:value-type="string" calcext:value-type="string">
            <text:p>0.008714211</text:p>
          </table:table-cell>
          <table:table-cell table:style-name="ce3" table:formula="of:=IF(ISNUMBER(FIND(&quot;Acc&quot;;[.A397]))=1;1;0)" office:value-type="float" office:value="1" calcext:value-type="float">
            <text:p>1</text:p>
          </table:table-cell>
          <table:table-cell table:style-name="ce4" table:formula="of:=IF(LEFT([.A524];1)=&quot;f&quot;;1;0)" office:value-type="float" office:value="1" calcext:value-type="float">
            <text:p>1</text:p>
          </table:table-cell>
          <table:table-cell table:formula="of:=SUBSTITUTE([.B397]; &quot;.&quot;; &quot;,&quot;)*1" office:value-type="float" office:value="0.008714211" calcext:value-type="float">
            <text:p>0,008714211</text:p>
          </table:table-cell>
          <table:table-cell table:formula="of:=[.E397]*[.C397]" office:value-type="float" office:value="0.008714211" calcext:value-type="float">
            <text:p>0,008714211</text:p>
          </table:table-cell>
          <table:table-cell table:formula="of:=IF([.C397]=0;1;0)*[.E397]" office:value-type="float" office:value="0" calcext:value-type="float">
            <text:p>0</text:p>
          </table:table-cell>
          <table:table-cell table:formula="of:=[.E397]*[.D397]" office:value-type="float" office:value="0.008714211" calcext:value-type="float">
            <text:p>0,008714211</text:p>
          </table:table-cell>
          <table:table-cell table:formula="of:=IF([.D397]=0;1;0)*[.E39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energy()</text:p>
          </table:table-cell>
          <table:table-cell office:value-type="string" calcext:value-type="string">
            <text:p>0.008657757</text:p>
          </table:table-cell>
          <table:table-cell table:style-name="ce3" table:formula="of:=IF(ISNUMBER(FIND(&quot;Acc&quot;;[.A398]))=1;1;0)" office:value-type="float" office:value="1" calcext:value-type="float">
            <text:p>1</text:p>
          </table:table-cell>
          <table:table-cell table:style-name="ce4" table:formula="of:=IF(LEFT([.A525];1)=&quot;f&quot;;1;0)" office:value-type="float" office:value="1" calcext:value-type="float">
            <text:p>1</text:p>
          </table:table-cell>
          <table:table-cell table:formula="of:=SUBSTITUTE([.B398]; &quot;.&quot;; &quot;,&quot;)*1" office:value-type="float" office:value="0.008657757" calcext:value-type="float">
            <text:p>0,008657757</text:p>
          </table:table-cell>
          <table:table-cell table:formula="of:=[.E398]*[.C398]" office:value-type="float" office:value="0.008657757" calcext:value-type="float">
            <text:p>0,008657757</text:p>
          </table:table-cell>
          <table:table-cell table:formula="of:=IF([.C398]=0;1;0)*[.E398]" office:value-type="float" office:value="0" calcext:value-type="float">
            <text:p>0</text:p>
          </table:table-cell>
          <table:table-cell table:formula="of:=[.E398]*[.D398]" office:value-type="float" office:value="0.008657757" calcext:value-type="float">
            <text:p>0,008657757</text:p>
          </table:table-cell>
          <table:table-cell table:formula="of:=IF([.D398]=0;1;0)*[.E39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energy()</text:p>
          </table:table-cell>
          <table:table-cell office:value-type="string" calcext:value-type="string">
            <text:p>0.008657757</text:p>
          </table:table-cell>
          <table:table-cell table:style-name="ce3" table:formula="of:=IF(ISNUMBER(FIND(&quot;Acc&quot;;[.A399]))=1;1;0)" office:value-type="float" office:value="1" calcext:value-type="float">
            <text:p>1</text:p>
          </table:table-cell>
          <table:table-cell table:style-name="ce4" table:formula="of:=IF(LEFT([.A526];1)=&quot;f&quot;;1;0)" office:value-type="float" office:value="1" calcext:value-type="float">
            <text:p>1</text:p>
          </table:table-cell>
          <table:table-cell table:formula="of:=SUBSTITUTE([.B399]; &quot;.&quot;; &quot;,&quot;)*1" office:value-type="float" office:value="0.008657757" calcext:value-type="float">
            <text:p>0,008657757</text:p>
          </table:table-cell>
          <table:table-cell table:formula="of:=[.E399]*[.C399]" office:value-type="float" office:value="0.008657757" calcext:value-type="float">
            <text:p>0,008657757</text:p>
          </table:table-cell>
          <table:table-cell table:formula="of:=IF([.C399]=0;1;0)*[.E399]" office:value-type="float" office:value="0" calcext:value-type="float">
            <text:p>0</text:p>
          </table:table-cell>
          <table:table-cell table:formula="of:=[.E399]*[.D399]" office:value-type="float" office:value="0.008657757" calcext:value-type="float">
            <text:p>0,008657757</text:p>
          </table:table-cell>
          <table:table-cell table:formula="of:=IF([.D399]=0;1;0)*[.E39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Y,2</text:p>
          </table:table-cell>
          <table:table-cell office:value-type="string" calcext:value-type="string">
            <text:p>0.008628865</text:p>
          </table:table-cell>
          <table:table-cell table:style-name="ce3" table:formula="of:=IF(ISNUMBER(FIND(&quot;Acc&quot;;[.A400]))=1;1;0)" office:value-type="float" office:value="0" calcext:value-type="float">
            <text:p>0</text:p>
          </table:table-cell>
          <table:table-cell table:style-name="ce4" table:formula="of:=IF(LEFT([.A527];1)=&quot;f&quot;;1;0)" office:value-type="float" office:value="1" calcext:value-type="float">
            <text:p>1</text:p>
          </table:table-cell>
          <table:table-cell table:formula="of:=SUBSTITUTE([.B400]; &quot;.&quot;; &quot;,&quot;)*1" office:value-type="float" office:value="0.008628865" calcext:value-type="float">
            <text:p>0,008628865</text:p>
          </table:table-cell>
          <table:table-cell table:formula="of:=[.E400]*[.C400]" office:value-type="float" office:value="0" calcext:value-type="float">
            <text:p>0</text:p>
          </table:table-cell>
          <table:table-cell table:formula="of:=IF([.C400]=0;1;0)*[.E400]" office:value-type="float" office:value="0.008628865" calcext:value-type="float">
            <text:p>0,008628865</text:p>
          </table:table-cell>
          <table:table-cell table:formula="of:=[.E400]*[.D400]" office:value-type="float" office:value="0.008628865" calcext:value-type="float">
            <text:p>0,008628865</text:p>
          </table:table-cell>
          <table:table-cell table:formula="of:=IF([.D400]=0;1;0)*[.E40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sma()</text:p>
          </table:table-cell>
          <table:table-cell office:value-type="string" calcext:value-type="string">
            <text:p>0.008599188</text:p>
          </table:table-cell>
          <table:table-cell table:style-name="ce3" table:formula="of:=IF(ISNUMBER(FIND(&quot;Acc&quot;;[.A401]))=1;1;0)" office:value-type="float" office:value="1" calcext:value-type="float">
            <text:p>1</text:p>
          </table:table-cell>
          <table:table-cell table:style-name="ce4" table:formula="of:=IF(LEFT([.A528];1)=&quot;f&quot;;1;0)" office:value-type="float" office:value="1" calcext:value-type="float">
            <text:p>1</text:p>
          </table:table-cell>
          <table:table-cell table:formula="of:=SUBSTITUTE([.B401]; &quot;.&quot;; &quot;,&quot;)*1" office:value-type="float" office:value="0.008599188" calcext:value-type="float">
            <text:p>0,008599188</text:p>
          </table:table-cell>
          <table:table-cell table:formula="of:=[.E401]*[.C401]" office:value-type="float" office:value="0.008599188" calcext:value-type="float">
            <text:p>0,008599188</text:p>
          </table:table-cell>
          <table:table-cell table:formula="of:=IF([.C401]=0;1;0)*[.E401]" office:value-type="float" office:value="0" calcext:value-type="float">
            <text:p>0</text:p>
          </table:table-cell>
          <table:table-cell table:formula="of:=[.E401]*[.D401]" office:value-type="float" office:value="0.008599188" calcext:value-type="float">
            <text:p>0,008599188</text:p>
          </table:table-cell>
          <table:table-cell table:formula="of:=IF([.D401]=0;1;0)*[.E40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iqr()-Z</text:p>
          </table:table-cell>
          <table:table-cell office:value-type="string" calcext:value-type="string">
            <text:p>0.008552338</text:p>
          </table:table-cell>
          <table:table-cell table:style-name="ce3" table:formula="of:=IF(ISNUMBER(FIND(&quot;Acc&quot;;[.A402]))=1;1;0)" office:value-type="float" office:value="0" calcext:value-type="float">
            <text:p>0</text:p>
          </table:table-cell>
          <table:table-cell table:style-name="ce4" table:formula="of:=IF(LEFT([.A529];1)=&quot;f&quot;;1;0)" office:value-type="float" office:value="1" calcext:value-type="float">
            <text:p>1</text:p>
          </table:table-cell>
          <table:table-cell table:formula="of:=SUBSTITUTE([.B402]; &quot;.&quot;; &quot;,&quot;)*1" office:value-type="float" office:value="0.008552338" calcext:value-type="float">
            <text:p>0,008552338</text:p>
          </table:table-cell>
          <table:table-cell table:formula="of:=[.E402]*[.C402]" office:value-type="float" office:value="0" calcext:value-type="float">
            <text:p>0</text:p>
          </table:table-cell>
          <table:table-cell table:formula="of:=IF([.C402]=0;1;0)*[.E402]" office:value-type="float" office:value="0.008552338" calcext:value-type="float">
            <text:p>0,008552338</text:p>
          </table:table-cell>
          <table:table-cell table:formula="of:=[.E402]*[.D402]" office:value-type="float" office:value="0.008552338" calcext:value-type="float">
            <text:p>0,008552338</text:p>
          </table:table-cell>
          <table:table-cell table:formula="of:=IF([.D402]=0;1;0)*[.E40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49,56</text:p>
          </table:table-cell>
          <table:table-cell office:value-type="string" calcext:value-type="string">
            <text:p>0.008466135</text:p>
          </table:table-cell>
          <table:table-cell table:style-name="ce3" table:formula="of:=IF(ISNUMBER(FIND(&quot;Acc&quot;;[.A403]))=1;1;0)" office:value-type="float" office:value="0" calcext:value-type="float">
            <text:p>0</text:p>
          </table:table-cell>
          <table:table-cell table:style-name="ce4" table:formula="of:=IF(LEFT([.A530];1)=&quot;f&quot;;1;0)" office:value-type="float" office:value="1" calcext:value-type="float">
            <text:p>1</text:p>
          </table:table-cell>
          <table:table-cell table:formula="of:=SUBSTITUTE([.B403]; &quot;.&quot;; &quot;,&quot;)*1" office:value-type="float" office:value="0.008466135" calcext:value-type="float">
            <text:p>0,008466135</text:p>
          </table:table-cell>
          <table:table-cell table:formula="of:=[.E403]*[.C403]" office:value-type="float" office:value="0" calcext:value-type="float">
            <text:p>0</text:p>
          </table:table-cell>
          <table:table-cell table:formula="of:=IF([.C403]=0;1;0)*[.E403]" office:value-type="float" office:value="0.008466135" calcext:value-type="float">
            <text:p>0,008466135</text:p>
          </table:table-cell>
          <table:table-cell table:formula="of:=[.E403]*[.D403]" office:value-type="float" office:value="0.008466135" calcext:value-type="float">
            <text:p>0,008466135</text:p>
          </table:table-cell>
          <table:table-cell table:formula="of:=IF([.D403]=0;1;0)*[.E40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ean()-X</text:p>
          </table:table-cell>
          <table:table-cell office:value-type="string" calcext:value-type="string">
            <text:p>0.008458363</text:p>
          </table:table-cell>
          <table:table-cell table:style-name="ce3" table:formula="of:=IF(ISNUMBER(FIND(&quot;Acc&quot;;[.A404]))=1;1;0)" office:value-type="float" office:value="1" calcext:value-type="float">
            <text:p>1</text:p>
          </table:table-cell>
          <table:table-cell table:style-name="ce4" table:formula="of:=IF(LEFT([.A531];1)=&quot;f&quot;;1;0)" office:value-type="float" office:value="1" calcext:value-type="float">
            <text:p>1</text:p>
          </table:table-cell>
          <table:table-cell table:formula="of:=SUBSTITUTE([.B404]; &quot;.&quot;; &quot;,&quot;)*1" office:value-type="float" office:value="0.008458363" calcext:value-type="float">
            <text:p>0,008458363</text:p>
          </table:table-cell>
          <table:table-cell table:formula="of:=[.E404]*[.C404]" office:value-type="float" office:value="0.008458363" calcext:value-type="float">
            <text:p>0,008458363</text:p>
          </table:table-cell>
          <table:table-cell table:formula="of:=IF([.C404]=0;1;0)*[.E404]" office:value-type="float" office:value="0" calcext:value-type="float">
            <text:p>0</text:p>
          </table:table-cell>
          <table:table-cell table:formula="of:=[.E404]*[.D404]" office:value-type="float" office:value="0.008458363" calcext:value-type="float">
            <text:p>0,008458363</text:p>
          </table:table-cell>
          <table:table-cell table:formula="of:=IF([.D404]=0;1;0)*[.E40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mean()-Y</text:p>
          </table:table-cell>
          <table:table-cell office:value-type="string" calcext:value-type="string">
            <text:p>0.008439208</text:p>
          </table:table-cell>
          <table:table-cell table:style-name="ce3" table:formula="of:=IF(ISNUMBER(FIND(&quot;Acc&quot;;[.A405]))=1;1;0)" office:value-type="float" office:value="1" calcext:value-type="float">
            <text:p>1</text:p>
          </table:table-cell>
          <table:table-cell table:style-name="ce4" table:formula="of:=IF(LEFT([.A532];1)=&quot;f&quot;;1;0)" office:value-type="float" office:value="1" calcext:value-type="float">
            <text:p>1</text:p>
          </table:table-cell>
          <table:table-cell table:formula="of:=SUBSTITUTE([.B405]; &quot;.&quot;; &quot;,&quot;)*1" office:value-type="float" office:value="0.008439208" calcext:value-type="float">
            <text:p>0,008439208</text:p>
          </table:table-cell>
          <table:table-cell table:formula="of:=[.E405]*[.C405]" office:value-type="float" office:value="0.008439208" calcext:value-type="float">
            <text:p>0,008439208</text:p>
          </table:table-cell>
          <table:table-cell table:formula="of:=IF([.C405]=0;1;0)*[.E405]" office:value-type="float" office:value="0" calcext:value-type="float">
            <text:p>0</text:p>
          </table:table-cell>
          <table:table-cell table:formula="of:=[.E405]*[.D405]" office:value-type="float" office:value="0.008439208" calcext:value-type="float">
            <text:p>0,008439208</text:p>
          </table:table-cell>
          <table:table-cell table:formula="of:=IF([.D405]=0;1;0)*[.E40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ad()-X</text:p>
          </table:table-cell>
          <table:table-cell office:value-type="string" calcext:value-type="string">
            <text:p>0.008432283</text:p>
          </table:table-cell>
          <table:table-cell table:style-name="ce3" table:formula="of:=IF(ISNUMBER(FIND(&quot;Acc&quot;;[.A406]))=1;1;0)" office:value-type="float" office:value="1" calcext:value-type="float">
            <text:p>1</text:p>
          </table:table-cell>
          <table:table-cell table:style-name="ce4" table:formula="of:=IF(LEFT([.A533];1)=&quot;f&quot;;1;0)" office:value-type="float" office:value="1" calcext:value-type="float">
            <text:p>1</text:p>
          </table:table-cell>
          <table:table-cell table:formula="of:=SUBSTITUTE([.B406]; &quot;.&quot;; &quot;,&quot;)*1" office:value-type="float" office:value="0.008432283" calcext:value-type="float">
            <text:p>0,008432283</text:p>
          </table:table-cell>
          <table:table-cell table:formula="of:=[.E406]*[.C406]" office:value-type="float" office:value="0.008432283" calcext:value-type="float">
            <text:p>0,008432283</text:p>
          </table:table-cell>
          <table:table-cell table:formula="of:=IF([.C406]=0;1;0)*[.E406]" office:value-type="float" office:value="0" calcext:value-type="float">
            <text:p>0</text:p>
          </table:table-cell>
          <table:table-cell table:formula="of:=[.E406]*[.D406]" office:value-type="float" office:value="0.008432283" calcext:value-type="float">
            <text:p>0,008432283</text:p>
          </table:table-cell>
          <table:table-cell table:formula="of:=IF([.D406]=0;1;0)*[.E40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std()</text:p>
          </table:table-cell>
          <table:table-cell office:value-type="string" calcext:value-type="string">
            <text:p>0.008386286</text:p>
          </table:table-cell>
          <table:table-cell table:style-name="ce3" table:formula="of:=IF(ISNUMBER(FIND(&quot;Acc&quot;;[.A407]))=1;1;0)" office:value-type="float" office:value="0" calcext:value-type="float">
            <text:p>0</text:p>
          </table:table-cell>
          <table:table-cell table:style-name="ce4" table:formula="of:=IF(LEFT([.A534];1)=&quot;f&quot;;1;0)" office:value-type="float" office:value="1" calcext:value-type="float">
            <text:p>1</text:p>
          </table:table-cell>
          <table:table-cell table:formula="of:=SUBSTITUTE([.B407]; &quot;.&quot;; &quot;,&quot;)*1" office:value-type="float" office:value="0.008386286" calcext:value-type="float">
            <text:p>0,008386286</text:p>
          </table:table-cell>
          <table:table-cell table:formula="of:=[.E407]*[.C407]" office:value-type="float" office:value="0" calcext:value-type="float">
            <text:p>0</text:p>
          </table:table-cell>
          <table:table-cell table:formula="of:=IF([.C407]=0;1;0)*[.E407]" office:value-type="float" office:value="0.008386286" calcext:value-type="float">
            <text:p>0,008386286</text:p>
          </table:table-cell>
          <table:table-cell table:formula="of:=[.E407]*[.D407]" office:value-type="float" office:value="0.008386286" calcext:value-type="float">
            <text:p>0,008386286</text:p>
          </table:table-cell>
          <table:table-cell table:formula="of:=IF([.D407]=0;1;0)*[.E40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,8.2</text:p>
          </table:table-cell>
          <table:table-cell office:value-type="string" calcext:value-type="string">
            <text:p>0.008384107</text:p>
          </table:table-cell>
          <table:table-cell table:style-name="ce3" table:formula="of:=IF(ISNUMBER(FIND(&quot;Acc&quot;;[.A408]))=1;1;0)" office:value-type="float" office:value="1" calcext:value-type="float">
            <text:p>1</text:p>
          </table:table-cell>
          <table:table-cell table:style-name="ce4" table:formula="of:=IF(LEFT([.A535];1)=&quot;f&quot;;1;0)" office:value-type="float" office:value="1" calcext:value-type="float">
            <text:p>1</text:p>
          </table:table-cell>
          <table:table-cell table:formula="of:=SUBSTITUTE([.B408]; &quot;.&quot;; &quot;,&quot;)*1" office:value-type="float" office:value="0.008384107" calcext:value-type="float">
            <text:p>0,008384107</text:p>
          </table:table-cell>
          <table:table-cell table:formula="of:=[.E408]*[.C408]" office:value-type="float" office:value="0.008384107" calcext:value-type="float">
            <text:p>0,008384107</text:p>
          </table:table-cell>
          <table:table-cell table:formula="of:=IF([.C408]=0;1;0)*[.E408]" office:value-type="float" office:value="0" calcext:value-type="float">
            <text:p>0</text:p>
          </table:table-cell>
          <table:table-cell table:formula="of:=[.E408]*[.D408]" office:value-type="float" office:value="0.008384107" calcext:value-type="float">
            <text:p>0,008384107</text:p>
          </table:table-cell>
          <table:table-cell table:formula="of:=IF([.D408]=0;1;0)*[.E40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57,64.1</text:p>
          </table:table-cell>
          <table:table-cell office:value-type="string" calcext:value-type="string">
            <text:p>0.008375009</text:p>
          </table:table-cell>
          <table:table-cell table:style-name="ce3" table:formula="of:=IF(ISNUMBER(FIND(&quot;Acc&quot;;[.A409]))=1;1;0)" office:value-type="float" office:value="0" calcext:value-type="float">
            <text:p>0</text:p>
          </table:table-cell>
          <table:table-cell table:style-name="ce4" table:formula="of:=IF(LEFT([.A536];1)=&quot;f&quot;;1;0)" office:value-type="float" office:value="0" calcext:value-type="float">
            <text:p>0</text:p>
          </table:table-cell>
          <table:table-cell table:formula="of:=SUBSTITUTE([.B409]; &quot;.&quot;; &quot;,&quot;)*1" office:value-type="float" office:value="0.008375009" calcext:value-type="float">
            <text:p>0,008375009</text:p>
          </table:table-cell>
          <table:table-cell table:formula="of:=[.E409]*[.C409]" office:value-type="float" office:value="0" calcext:value-type="float">
            <text:p>0</text:p>
          </table:table-cell>
          <table:table-cell table:formula="of:=IF([.C409]=0;1;0)*[.E409]" office:value-type="float" office:value="0.008375009" calcext:value-type="float">
            <text:p>0,008375009</text:p>
          </table:table-cell>
          <table:table-cell table:formula="of:=[.E409]*[.D409]" office:value-type="float" office:value="0" calcext:value-type="float">
            <text:p>0</text:p>
          </table:table-cell>
          <table:table-cell table:formula="of:=IF([.D409]=0;1;0)*[.E409]" office:value-type="float" office:value="0.008375009" calcext:value-type="float">
            <text:p>0,0083750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entropy()</text:p>
          </table:table-cell>
          <table:table-cell office:value-type="string" calcext:value-type="string">
            <text:p>0.008345579</text:p>
          </table:table-cell>
          <table:table-cell table:style-name="ce3" table:formula="of:=IF(ISNUMBER(FIND(&quot;Acc&quot;;[.A410]))=1;1;0)" office:value-type="float" office:value="0" calcext:value-type="float">
            <text:p>0</text:p>
          </table:table-cell>
          <table:table-cell table:style-name="ce4" table:formula="of:=IF(LEFT([.A537];1)=&quot;f&quot;;1;0)" office:value-type="float" office:value="1" calcext:value-type="float">
            <text:p>1</text:p>
          </table:table-cell>
          <table:table-cell table:formula="of:=SUBSTITUTE([.B410]; &quot;.&quot;; &quot;,&quot;)*1" office:value-type="float" office:value="0.008345579" calcext:value-type="float">
            <text:p>0,008345579</text:p>
          </table:table-cell>
          <table:table-cell table:formula="of:=[.E410]*[.C410]" office:value-type="float" office:value="0" calcext:value-type="float">
            <text:p>0</text:p>
          </table:table-cell>
          <table:table-cell table:formula="of:=IF([.C410]=0;1;0)*[.E410]" office:value-type="float" office:value="0.008345579" calcext:value-type="float">
            <text:p>0,008345579</text:p>
          </table:table-cell>
          <table:table-cell table:formula="of:=[.E410]*[.D410]" office:value-type="float" office:value="0.008345579" calcext:value-type="float">
            <text:p>0,008345579</text:p>
          </table:table-cell>
          <table:table-cell table:formula="of:=IF([.D410]=0;1;0)*[.E41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arCoeff()2</text:p>
          </table:table-cell>
          <table:table-cell office:value-type="string" calcext:value-type="string">
            <text:p>0.008345244</text:p>
          </table:table-cell>
          <table:table-cell table:style-name="ce3" table:formula="of:=IF(ISNUMBER(FIND(&quot;Acc&quot;;[.A411]))=1;1;0)" office:value-type="float" office:value="1" calcext:value-type="float">
            <text:p>1</text:p>
          </table:table-cell>
          <table:table-cell table:style-name="ce4" table:formula="of:=IF(LEFT([.A538];1)=&quot;f&quot;;1;0)" office:value-type="float" office:value="1" calcext:value-type="float">
            <text:p>1</text:p>
          </table:table-cell>
          <table:table-cell table:formula="of:=SUBSTITUTE([.B411]; &quot;.&quot;; &quot;,&quot;)*1" office:value-type="float" office:value="0.008345244" calcext:value-type="float">
            <text:p>0,008345244</text:p>
          </table:table-cell>
          <table:table-cell table:formula="of:=[.E411]*[.C411]" office:value-type="float" office:value="0.008345244" calcext:value-type="float">
            <text:p>0,008345244</text:p>
          </table:table-cell>
          <table:table-cell table:formula="of:=IF([.C411]=0;1;0)*[.E411]" office:value-type="float" office:value="0" calcext:value-type="float">
            <text:p>0</text:p>
          </table:table-cell>
          <table:table-cell table:formula="of:=[.E411]*[.D411]" office:value-type="float" office:value="0.008345244" calcext:value-type="float">
            <text:p>0,008345244</text:p>
          </table:table-cell>
          <table:table-cell table:formula="of:=IF([.D411]=0;1;0)*[.E41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7,32.1</text:p>
          </table:table-cell>
          <table:table-cell office:value-type="string" calcext:value-type="string">
            <text:p>0.008338427</text:p>
          </table:table-cell>
          <table:table-cell table:style-name="ce3" table:formula="of:=IF(ISNUMBER(FIND(&quot;Acc&quot;;[.A412]))=1;1;0)" office:value-type="float" office:value="1" calcext:value-type="float">
            <text:p>1</text:p>
          </table:table-cell>
          <table:table-cell table:style-name="ce4" table:formula="of:=IF(LEFT([.A539];1)=&quot;f&quot;;1;0)" office:value-type="float" office:value="1" calcext:value-type="float">
            <text:p>1</text:p>
          </table:table-cell>
          <table:table-cell table:formula="of:=SUBSTITUTE([.B412]; &quot;.&quot;; &quot;,&quot;)*1" office:value-type="float" office:value="0.008338427" calcext:value-type="float">
            <text:p>0,008338427</text:p>
          </table:table-cell>
          <table:table-cell table:formula="of:=[.E412]*[.C412]" office:value-type="float" office:value="0.008338427" calcext:value-type="float">
            <text:p>0,008338427</text:p>
          </table:table-cell>
          <table:table-cell table:formula="of:=IF([.C412]=0;1;0)*[.E412]" office:value-type="float" office:value="0" calcext:value-type="float">
            <text:p>0</text:p>
          </table:table-cell>
          <table:table-cell table:formula="of:=[.E412]*[.D412]" office:value-type="float" office:value="0.008338427" calcext:value-type="float">
            <text:p>0,008338427</text:p>
          </table:table-cell>
          <table:table-cell table:formula="of:=IF([.D412]=0;1;0)*[.E41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,8.1</text:p>
          </table:table-cell>
          <table:table-cell office:value-type="string" calcext:value-type="string">
            <text:p>0.008298708</text:p>
          </table:table-cell>
          <table:table-cell table:style-name="ce3" table:formula="of:=IF(ISNUMBER(FIND(&quot;Acc&quot;;[.A413]))=1;1;0)" office:value-type="float" office:value="1" calcext:value-type="float">
            <text:p>1</text:p>
          </table:table-cell>
          <table:table-cell table:style-name="ce4" table:formula="of:=IF(LEFT([.A540];1)=&quot;f&quot;;1;0)" office:value-type="float" office:value="1" calcext:value-type="float">
            <text:p>1</text:p>
          </table:table-cell>
          <table:table-cell table:formula="of:=SUBSTITUTE([.B413]; &quot;.&quot;; &quot;,&quot;)*1" office:value-type="float" office:value="0.008298708" calcext:value-type="float">
            <text:p>0,008298708</text:p>
          </table:table-cell>
          <table:table-cell table:formula="of:=[.E413]*[.C413]" office:value-type="float" office:value="0.008298708" calcext:value-type="float">
            <text:p>0,008298708</text:p>
          </table:table-cell>
          <table:table-cell table:formula="of:=IF([.C413]=0;1;0)*[.E413]" office:value-type="float" office:value="0" calcext:value-type="float">
            <text:p>0</text:p>
          </table:table-cell>
          <table:table-cell table:formula="of:=[.E413]*[.D413]" office:value-type="float" office:value="0.008298708" calcext:value-type="float">
            <text:p>0,008298708</text:p>
          </table:table-cell>
          <table:table-cell table:formula="of:=IF([.D413]=0;1;0)*[.E41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,8.2</text:p>
          </table:table-cell>
          <table:table-cell office:value-type="string" calcext:value-type="string">
            <text:p>0.008189594</text:p>
          </table:table-cell>
          <table:table-cell table:style-name="ce3" table:formula="of:=IF(ISNUMBER(FIND(&quot;Acc&quot;;[.A414]))=1;1;0)" office:value-type="float" office:value="0" calcext:value-type="float">
            <text:p>0</text:p>
          </table:table-cell>
          <table:table-cell table:style-name="ce4" table:formula="of:=IF(LEFT([.A541];1)=&quot;f&quot;;1;0)" office:value-type="float" office:value="1" calcext:value-type="float">
            <text:p>1</text:p>
          </table:table-cell>
          <table:table-cell table:formula="of:=SUBSTITUTE([.B414]; &quot;.&quot;; &quot;,&quot;)*1" office:value-type="float" office:value="0.008189594" calcext:value-type="float">
            <text:p>0,008189594</text:p>
          </table:table-cell>
          <table:table-cell table:formula="of:=[.E414]*[.C414]" office:value-type="float" office:value="0" calcext:value-type="float">
            <text:p>0</text:p>
          </table:table-cell>
          <table:table-cell table:formula="of:=IF([.C414]=0;1;0)*[.E414]" office:value-type="float" office:value="0.008189594" calcext:value-type="float">
            <text:p>0,008189594</text:p>
          </table:table-cell>
          <table:table-cell table:formula="of:=[.E414]*[.D414]" office:value-type="float" office:value="0.008189594" calcext:value-type="float">
            <text:p>0,008189594</text:p>
          </table:table-cell>
          <table:table-cell table:formula="of:=IF([.D414]=0;1;0)*[.E41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ax()-X</text:p>
          </table:table-cell>
          <table:table-cell office:value-type="string" calcext:value-type="string">
            <text:p>0.008174375</text:p>
          </table:table-cell>
          <table:table-cell table:style-name="ce3" table:formula="of:=IF(ISNUMBER(FIND(&quot;Acc&quot;;[.A415]))=1;1;0)" office:value-type="float" office:value="1" calcext:value-type="float">
            <text:p>1</text:p>
          </table:table-cell>
          <table:table-cell table:style-name="ce4" table:formula="of:=IF(LEFT([.A542];1)=&quot;f&quot;;1;0)" office:value-type="float" office:value="0" calcext:value-type="float">
            <text:p>0</text:p>
          </table:table-cell>
          <table:table-cell table:formula="of:=SUBSTITUTE([.B415]; &quot;.&quot;; &quot;,&quot;)*1" office:value-type="float" office:value="0.008174375" calcext:value-type="float">
            <text:p>0,008174375</text:p>
          </table:table-cell>
          <table:table-cell table:formula="of:=[.E415]*[.C415]" office:value-type="float" office:value="0.008174375" calcext:value-type="float">
            <text:p>0,008174375</text:p>
          </table:table-cell>
          <table:table-cell table:formula="of:=IF([.C415]=0;1;0)*[.E415]" office:value-type="float" office:value="0" calcext:value-type="float">
            <text:p>0</text:p>
          </table:table-cell>
          <table:table-cell table:formula="of:=[.E415]*[.D415]" office:value-type="float" office:value="0" calcext:value-type="float">
            <text:p>0</text:p>
          </table:table-cell>
          <table:table-cell table:formula="of:=IF([.D415]=0;1;0)*[.E415]" office:value-type="float" office:value="0.008174375" calcext:value-type="float">
            <text:p>0,0081743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49,64</text:p>
          </table:table-cell>
          <table:table-cell office:value-type="string" calcext:value-type="string">
            <text:p>0.00817309</text:p>
          </table:table-cell>
          <table:table-cell table:style-name="ce3" table:formula="of:=IF(ISNUMBER(FIND(&quot;Acc&quot;;[.A416]))=1;1;0)" office:value-type="float" office:value="0" calcext:value-type="float">
            <text:p>0</text:p>
          </table:table-cell>
          <table:table-cell table:style-name="ce4" table:formula="of:=IF(LEFT([.A543];1)=&quot;f&quot;;1;0)" office:value-type="float" office:value="1" calcext:value-type="float">
            <text:p>1</text:p>
          </table:table-cell>
          <table:table-cell table:formula="of:=SUBSTITUTE([.B416]; &quot;.&quot;; &quot;,&quot;)*1" office:value-type="float" office:value="0.00817309" calcext:value-type="float">
            <text:p>0,00817309</text:p>
          </table:table-cell>
          <table:table-cell table:formula="of:=[.E416]*[.C416]" office:value-type="float" office:value="0" calcext:value-type="float">
            <text:p>0</text:p>
          </table:table-cell>
          <table:table-cell table:formula="of:=IF([.C416]=0;1;0)*[.E416]" office:value-type="float" office:value="0.00817309" calcext:value-type="float">
            <text:p>0,00817309</text:p>
          </table:table-cell>
          <table:table-cell table:formula="of:=[.E416]*[.D416]" office:value-type="float" office:value="0.00817309" calcext:value-type="float">
            <text:p>0,00817309</text:p>
          </table:table-cell>
          <table:table-cell table:formula="of:=IF([.D416]=0;1;0)*[.E41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arCoeff()-Y,3</text:p>
          </table:table-cell>
          <table:table-cell office:value-type="string" calcext:value-type="string">
            <text:p>0.008141772</text:p>
          </table:table-cell>
          <table:table-cell table:style-name="ce3" table:formula="of:=IF(ISNUMBER(FIND(&quot;Acc&quot;;[.A417]))=1;1;0)" office:value-type="float" office:value="0" calcext:value-type="float">
            <text:p>0</text:p>
          </table:table-cell>
          <table:table-cell table:style-name="ce4" table:formula="of:=IF(LEFT([.A544];1)=&quot;f&quot;;1;0)" office:value-type="float" office:value="1" calcext:value-type="float">
            <text:p>1</text:p>
          </table:table-cell>
          <table:table-cell table:formula="of:=SUBSTITUTE([.B417]; &quot;.&quot;; &quot;,&quot;)*1" office:value-type="float" office:value="0.008141772" calcext:value-type="float">
            <text:p>0,008141772</text:p>
          </table:table-cell>
          <table:table-cell table:formula="of:=[.E417]*[.C417]" office:value-type="float" office:value="0" calcext:value-type="float">
            <text:p>0</text:p>
          </table:table-cell>
          <table:table-cell table:formula="of:=IF([.C417]=0;1;0)*[.E417]" office:value-type="float" office:value="0.008141772" calcext:value-type="float">
            <text:p>0,008141772</text:p>
          </table:table-cell>
          <table:table-cell table:formula="of:=[.E417]*[.D417]" office:value-type="float" office:value="0.008141772" calcext:value-type="float">
            <text:p>0,008141772</text:p>
          </table:table-cell>
          <table:table-cell table:formula="of:=IF([.D417]=0;1;0)*[.E41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energy()</text:p>
          </table:table-cell>
          <table:table-cell office:value-type="string" calcext:value-type="string">
            <text:p>0.008141696</text:p>
          </table:table-cell>
          <table:table-cell table:style-name="ce3" table:formula="of:=IF(ISNUMBER(FIND(&quot;Acc&quot;;[.A418]))=1;1;0)" office:value-type="float" office:value="1" calcext:value-type="float">
            <text:p>1</text:p>
          </table:table-cell>
          <table:table-cell table:style-name="ce4" table:formula="of:=IF(LEFT([.A545];1)=&quot;f&quot;;1;0)" office:value-type="float" office:value="1" calcext:value-type="float">
            <text:p>1</text:p>
          </table:table-cell>
          <table:table-cell table:formula="of:=SUBSTITUTE([.B418]; &quot;.&quot;; &quot;,&quot;)*1" office:value-type="float" office:value="0.008141696" calcext:value-type="float">
            <text:p>0,008141696</text:p>
          </table:table-cell>
          <table:table-cell table:formula="of:=[.E418]*[.C418]" office:value-type="float" office:value="0.008141696" calcext:value-type="float">
            <text:p>0,008141696</text:p>
          </table:table-cell>
          <table:table-cell table:formula="of:=IF([.C418]=0;1;0)*[.E418]" office:value-type="float" office:value="0" calcext:value-type="float">
            <text:p>0</text:p>
          </table:table-cell>
          <table:table-cell table:formula="of:=[.E418]*[.D418]" office:value-type="float" office:value="0.008141696" calcext:value-type="float">
            <text:p>0,008141696</text:p>
          </table:table-cell>
          <table:table-cell table:formula="of:=IF([.D418]=0;1;0)*[.E41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mad()</text:p>
          </table:table-cell>
          <table:table-cell office:value-type="string" calcext:value-type="string">
            <text:p>0.008105232</text:p>
          </table:table-cell>
          <table:table-cell table:style-name="ce3" table:formula="of:=IF(ISNUMBER(FIND(&quot;Acc&quot;;[.A419]))=1;1;0)" office:value-type="float" office:value="0" calcext:value-type="float">
            <text:p>0</text:p>
          </table:table-cell>
          <table:table-cell table:style-name="ce4" table:formula="of:=IF(LEFT([.A546];1)=&quot;f&quot;;1;0)" office:value-type="float" office:value="1" calcext:value-type="float">
            <text:p>1</text:p>
          </table:table-cell>
          <table:table-cell table:formula="of:=SUBSTITUTE([.B419]; &quot;.&quot;; &quot;,&quot;)*1" office:value-type="float" office:value="0.008105232" calcext:value-type="float">
            <text:p>0,008105232</text:p>
          </table:table-cell>
          <table:table-cell table:formula="of:=[.E419]*[.C419]" office:value-type="float" office:value="0" calcext:value-type="float">
            <text:p>0</text:p>
          </table:table-cell>
          <table:table-cell table:formula="of:=IF([.C419]=0;1;0)*[.E419]" office:value-type="float" office:value="0.008105232" calcext:value-type="float">
            <text:p>0,008105232</text:p>
          </table:table-cell>
          <table:table-cell table:formula="of:=[.E419]*[.D419]" office:value-type="float" office:value="0.008105232" calcext:value-type="float">
            <text:p>0,008105232</text:p>
          </table:table-cell>
          <table:table-cell table:formula="of:=IF([.D419]=0;1;0)*[.E41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correlation()-X,Y</text:p>
          </table:table-cell>
          <table:table-cell office:value-type="string" calcext:value-type="string">
            <text:p>0.00810475</text:p>
          </table:table-cell>
          <table:table-cell table:style-name="ce3" table:formula="of:=IF(ISNUMBER(FIND(&quot;Acc&quot;;[.A420]))=1;1;0)" office:value-type="float" office:value="1" calcext:value-type="float">
            <text:p>1</text:p>
          </table:table-cell>
          <table:table-cell table:style-name="ce4" table:formula="of:=IF(LEFT([.A547];1)=&quot;f&quot;;1;0)" office:value-type="float" office:value="1" calcext:value-type="float">
            <text:p>1</text:p>
          </table:table-cell>
          <table:table-cell table:formula="of:=SUBSTITUTE([.B420]; &quot;.&quot;; &quot;,&quot;)*1" office:value-type="float" office:value="0.00810475" calcext:value-type="float">
            <text:p>0,00810475</text:p>
          </table:table-cell>
          <table:table-cell table:formula="of:=[.E420]*[.C420]" office:value-type="float" office:value="0.00810475" calcext:value-type="float">
            <text:p>0,00810475</text:p>
          </table:table-cell>
          <table:table-cell table:formula="of:=IF([.C420]=0;1;0)*[.E420]" office:value-type="float" office:value="0" calcext:value-type="float">
            <text:p>0</text:p>
          </table:table-cell>
          <table:table-cell table:formula="of:=[.E420]*[.D420]" office:value-type="float" office:value="0.00810475" calcext:value-type="float">
            <text:p>0,00810475</text:p>
          </table:table-cell>
          <table:table-cell table:formula="of:=IF([.D420]=0;1;0)*[.E42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energy()-Y</text:p>
          </table:table-cell>
          <table:table-cell office:value-type="string" calcext:value-type="string">
            <text:p>0.008087518</text:p>
          </table:table-cell>
          <table:table-cell table:style-name="ce3" table:formula="of:=IF(ISNUMBER(FIND(&quot;Acc&quot;;[.A421]))=1;1;0)" office:value-type="float" office:value="1" calcext:value-type="float">
            <text:p>1</text:p>
          </table:table-cell>
          <table:table-cell table:style-name="ce4" table:formula="of:=IF(LEFT([.A548];1)=&quot;f&quot;;1;0)" office:value-type="float" office:value="1" calcext:value-type="float">
            <text:p>1</text:p>
          </table:table-cell>
          <table:table-cell table:formula="of:=SUBSTITUTE([.B421]; &quot;.&quot;; &quot;,&quot;)*1" office:value-type="float" office:value="0.008087518" calcext:value-type="float">
            <text:p>0,008087518</text:p>
          </table:table-cell>
          <table:table-cell table:formula="of:=[.E421]*[.C421]" office:value-type="float" office:value="0.008087518" calcext:value-type="float">
            <text:p>0,008087518</text:p>
          </table:table-cell>
          <table:table-cell table:formula="of:=IF([.C421]=0;1;0)*[.E421]" office:value-type="float" office:value="0" calcext:value-type="float">
            <text:p>0</text:p>
          </table:table-cell>
          <table:table-cell table:formula="of:=[.E421]*[.D421]" office:value-type="float" office:value="0.008087518" calcext:value-type="float">
            <text:p>0,008087518</text:p>
          </table:table-cell>
          <table:table-cell table:formula="of:=IF([.D421]=0;1;0)*[.E42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energy()-Y</text:p>
          </table:table-cell>
          <table:table-cell office:value-type="string" calcext:value-type="string">
            <text:p>0.008087341</text:p>
          </table:table-cell>
          <table:table-cell table:style-name="ce3" table:formula="of:=IF(ISNUMBER(FIND(&quot;Acc&quot;;[.A422]))=1;1;0)" office:value-type="float" office:value="1" calcext:value-type="float">
            <text:p>1</text:p>
          </table:table-cell>
          <table:table-cell table:style-name="ce4" table:formula="of:=IF(LEFT([.A549];1)=&quot;f&quot;;1;0)" office:value-type="float" office:value="1" calcext:value-type="float">
            <text:p>1</text:p>
          </table:table-cell>
          <table:table-cell table:formula="of:=SUBSTITUTE([.B422]; &quot;.&quot;; &quot;,&quot;)*1" office:value-type="float" office:value="0.008087341" calcext:value-type="float">
            <text:p>0,008087341</text:p>
          </table:table-cell>
          <table:table-cell table:formula="of:=[.E422]*[.C422]" office:value-type="float" office:value="0.008087341" calcext:value-type="float">
            <text:p>0,008087341</text:p>
          </table:table-cell>
          <table:table-cell table:formula="of:=IF([.C422]=0;1;0)*[.E422]" office:value-type="float" office:value="0" calcext:value-type="float">
            <text:p>0</text:p>
          </table:table-cell>
          <table:table-cell table:formula="of:=[.E422]*[.D422]" office:value-type="float" office:value="0.008087341" calcext:value-type="float">
            <text:p>0,008087341</text:p>
          </table:table-cell>
          <table:table-cell table:formula="of:=IF([.D422]=0;1;0)*[.E42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arCoeff()-Z,4</text:p>
          </table:table-cell>
          <table:table-cell office:value-type="string" calcext:value-type="string">
            <text:p>0.008066484</text:p>
          </table:table-cell>
          <table:table-cell table:style-name="ce3" table:formula="of:=IF(ISNUMBER(FIND(&quot;Acc&quot;;[.A423]))=1;1;0)" office:value-type="float" office:value="1" calcext:value-type="float">
            <text:p>1</text:p>
          </table:table-cell>
          <table:table-cell table:style-name="ce4" table:formula="of:=IF(LEFT([.A550];1)=&quot;f&quot;;1;0)" office:value-type="float" office:value="1" calcext:value-type="float">
            <text:p>1</text:p>
          </table:table-cell>
          <table:table-cell table:formula="of:=SUBSTITUTE([.B423]; &quot;.&quot;; &quot;,&quot;)*1" office:value-type="float" office:value="0.008066484" calcext:value-type="float">
            <text:p>0,008066484</text:p>
          </table:table-cell>
          <table:table-cell table:formula="of:=[.E423]*[.C423]" office:value-type="float" office:value="0.008066484" calcext:value-type="float">
            <text:p>0,008066484</text:p>
          </table:table-cell>
          <table:table-cell table:formula="of:=IF([.C423]=0;1;0)*[.E423]" office:value-type="float" office:value="0" calcext:value-type="float">
            <text:p>0</text:p>
          </table:table-cell>
          <table:table-cell table:formula="of:=[.E423]*[.D423]" office:value-type="float" office:value="0.008066484" calcext:value-type="float">
            <text:p>0,008066484</text:p>
          </table:table-cell>
          <table:table-cell table:formula="of:=IF([.D423]=0;1;0)*[.E42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7,24</text:p>
          </table:table-cell>
          <table:table-cell office:value-type="string" calcext:value-type="string">
            <text:p>0.00793969</text:p>
          </table:table-cell>
          <table:table-cell table:style-name="ce3" table:formula="of:=IF(ISNUMBER(FIND(&quot;Acc&quot;;[.A424]))=1;1;0)" office:value-type="float" office:value="0" calcext:value-type="float">
            <text:p>0</text:p>
          </table:table-cell>
          <table:table-cell table:style-name="ce4" table:formula="of:=IF(LEFT([.A551];1)=&quot;f&quot;;1;0)" office:value-type="float" office:value="1" calcext:value-type="float">
            <text:p>1</text:p>
          </table:table-cell>
          <table:table-cell table:formula="of:=SUBSTITUTE([.B424]; &quot;.&quot;; &quot;,&quot;)*1" office:value-type="float" office:value="0.00793969" calcext:value-type="float">
            <text:p>0,00793969</text:p>
          </table:table-cell>
          <table:table-cell table:formula="of:=[.E424]*[.C424]" office:value-type="float" office:value="0" calcext:value-type="float">
            <text:p>0</text:p>
          </table:table-cell>
          <table:table-cell table:formula="of:=IF([.C424]=0;1;0)*[.E424]" office:value-type="float" office:value="0.00793969" calcext:value-type="float">
            <text:p>0,00793969</text:p>
          </table:table-cell>
          <table:table-cell table:formula="of:=[.E424]*[.D424]" office:value-type="float" office:value="0.00793969" calcext:value-type="float">
            <text:p>0,00793969</text:p>
          </table:table-cell>
          <table:table-cell table:formula="of:=IF([.D424]=0;1;0)*[.E42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arCoeff()3</text:p>
          </table:table-cell>
          <table:table-cell office:value-type="string" calcext:value-type="string">
            <text:p>0.00785822</text:p>
          </table:table-cell>
          <table:table-cell table:style-name="ce3" table:formula="of:=IF(ISNUMBER(FIND(&quot;Acc&quot;;[.A425]))=1;1;0)" office:value-type="float" office:value="0" calcext:value-type="float">
            <text:p>0</text:p>
          </table:table-cell>
          <table:table-cell table:style-name="ce4" table:formula="of:=IF(LEFT([.A552];1)=&quot;f&quot;;1;0)" office:value-type="float" office:value="1" calcext:value-type="float">
            <text:p>1</text:p>
          </table:table-cell>
          <table:table-cell table:formula="of:=SUBSTITUTE([.B425]; &quot;.&quot;; &quot;,&quot;)*1" office:value-type="float" office:value="0.00785822" calcext:value-type="float">
            <text:p>0,00785822</text:p>
          </table:table-cell>
          <table:table-cell table:formula="of:=[.E425]*[.C425]" office:value-type="float" office:value="0" calcext:value-type="float">
            <text:p>0</text:p>
          </table:table-cell>
          <table:table-cell table:formula="of:=IF([.C425]=0;1;0)*[.E425]" office:value-type="float" office:value="0.00785822" calcext:value-type="float">
            <text:p>0,00785822</text:p>
          </table:table-cell>
          <table:table-cell table:formula="of:=[.E425]*[.D425]" office:value-type="float" office:value="0.00785822" calcext:value-type="float">
            <text:p>0,00785822</text:p>
          </table:table-cell>
          <table:table-cell table:formula="of:=IF([.D425]=0;1;0)*[.E42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skewness()-Z</text:p>
          </table:table-cell>
          <table:table-cell office:value-type="string" calcext:value-type="string">
            <text:p>0.00784368</text:p>
          </table:table-cell>
          <table:table-cell table:style-name="ce3" table:formula="of:=IF(ISNUMBER(FIND(&quot;Acc&quot;;[.A426]))=1;1;0)" office:value-type="float" office:value="1" calcext:value-type="float">
            <text:p>1</text:p>
          </table:table-cell>
          <table:table-cell table:style-name="ce4" table:formula="of:=IF(LEFT([.A553];1)=&quot;f&quot;;1;0)" office:value-type="float" office:value="0" calcext:value-type="float">
            <text:p>0</text:p>
          </table:table-cell>
          <table:table-cell table:formula="of:=SUBSTITUTE([.B426]; &quot;.&quot;; &quot;,&quot;)*1" office:value-type="float" office:value="0.00784368" calcext:value-type="float">
            <text:p>0,00784368</text:p>
          </table:table-cell>
          <table:table-cell table:formula="of:=[.E426]*[.C426]" office:value-type="float" office:value="0.00784368" calcext:value-type="float">
            <text:p>0,00784368</text:p>
          </table:table-cell>
          <table:table-cell table:formula="of:=IF([.C426]=0;1;0)*[.E426]" office:value-type="float" office:value="0" calcext:value-type="float">
            <text:p>0</text:p>
          </table:table-cell>
          <table:table-cell table:formula="of:=[.E426]*[.D426]" office:value-type="float" office:value="0" calcext:value-type="float">
            <text:p>0</text:p>
          </table:table-cell>
          <table:table-cell table:formula="of:=IF([.D426]=0;1;0)*[.E426]" office:value-type="float" office:value="0.00784368" calcext:value-type="float">
            <text:p>0,007843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min()-Z</text:p>
          </table:table-cell>
          <table:table-cell office:value-type="string" calcext:value-type="string">
            <text:p>0.007789111</text:p>
          </table:table-cell>
          <table:table-cell table:style-name="ce3" table:formula="of:=IF(ISNUMBER(FIND(&quot;Acc&quot;;[.A427]))=1;1;0)" office:value-type="float" office:value="1" calcext:value-type="float">
            <text:p>1</text:p>
          </table:table-cell>
          <table:table-cell table:style-name="ce4" table:formula="of:=IF(LEFT([.A554];1)=&quot;f&quot;;1;0)" office:value-type="float" office:value="1" calcext:value-type="float">
            <text:p>1</text:p>
          </table:table-cell>
          <table:table-cell table:formula="of:=SUBSTITUTE([.B427]; &quot;.&quot;; &quot;,&quot;)*1" office:value-type="float" office:value="0.007789111" calcext:value-type="float">
            <text:p>0,007789111</text:p>
          </table:table-cell>
          <table:table-cell table:formula="of:=[.E427]*[.C427]" office:value-type="float" office:value="0.007789111" calcext:value-type="float">
            <text:p>0,007789111</text:p>
          </table:table-cell>
          <table:table-cell table:formula="of:=IF([.C427]=0;1;0)*[.E427]" office:value-type="float" office:value="0" calcext:value-type="float">
            <text:p>0</text:p>
          </table:table-cell>
          <table:table-cell table:formula="of:=[.E427]*[.D427]" office:value-type="float" office:value="0.007789111" calcext:value-type="float">
            <text:p>0,007789111</text:p>
          </table:table-cell>
          <table:table-cell table:formula="of:=IF([.D427]=0;1;0)*[.E427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std()-X</text:p>
          </table:table-cell>
          <table:table-cell office:value-type="string" calcext:value-type="string">
            <text:p>0.007786023</text:p>
          </table:table-cell>
          <table:table-cell table:style-name="ce3" table:formula="of:=IF(ISNUMBER(FIND(&quot;Acc&quot;;[.A428]))=1;1;0)" office:value-type="float" office:value="1" calcext:value-type="float">
            <text:p>1</text:p>
          </table:table-cell>
          <table:table-cell table:style-name="ce4" table:formula="of:=IF(LEFT([.A555];1)=&quot;f&quot;;1;0)" office:value-type="float" office:value="0" calcext:value-type="float">
            <text:p>0</text:p>
          </table:table-cell>
          <table:table-cell table:formula="of:=SUBSTITUTE([.B428]; &quot;.&quot;; &quot;,&quot;)*1" office:value-type="float" office:value="0.007786023" calcext:value-type="float">
            <text:p>0,007786023</text:p>
          </table:table-cell>
          <table:table-cell table:formula="of:=[.E428]*[.C428]" office:value-type="float" office:value="0.007786023" calcext:value-type="float">
            <text:p>0,007786023</text:p>
          </table:table-cell>
          <table:table-cell table:formula="of:=IF([.C428]=0;1;0)*[.E428]" office:value-type="float" office:value="0" calcext:value-type="float">
            <text:p>0</text:p>
          </table:table-cell>
          <table:table-cell table:formula="of:=[.E428]*[.D428]" office:value-type="float" office:value="0" calcext:value-type="float">
            <text:p>0</text:p>
          </table:table-cell>
          <table:table-cell table:formula="of:=IF([.D428]=0;1;0)*[.E428]" office:value-type="float" office:value="0.007786023" calcext:value-type="float">
            <text:p>0,0077860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,24.2</text:p>
          </table:table-cell>
          <table:table-cell office:value-type="string" calcext:value-type="string">
            <text:p>0.007749981</text:p>
          </table:table-cell>
          <table:table-cell table:style-name="ce3" table:formula="of:=IF(ISNUMBER(FIND(&quot;Acc&quot;;[.A429]))=1;1;0)" office:value-type="float" office:value="1" calcext:value-type="float">
            <text:p>1</text:p>
          </table:table-cell>
          <table:table-cell table:style-name="ce4" table:formula="of:=IF(LEFT([.A556];1)=&quot;f&quot;;1;0)" office:value-type="float" office:value="1" calcext:value-type="float">
            <text:p>1</text:p>
          </table:table-cell>
          <table:table-cell table:formula="of:=SUBSTITUTE([.B429]; &quot;.&quot;; &quot;,&quot;)*1" office:value-type="float" office:value="0.007749981" calcext:value-type="float">
            <text:p>0,007749981</text:p>
          </table:table-cell>
          <table:table-cell table:formula="of:=[.E429]*[.C429]" office:value-type="float" office:value="0.007749981" calcext:value-type="float">
            <text:p>0,007749981</text:p>
          </table:table-cell>
          <table:table-cell table:formula="of:=IF([.C429]=0;1;0)*[.E429]" office:value-type="float" office:value="0" calcext:value-type="float">
            <text:p>0</text:p>
          </table:table-cell>
          <table:table-cell table:formula="of:=[.E429]*[.D429]" office:value-type="float" office:value="0.007749981" calcext:value-type="float">
            <text:p>0,007749981</text:p>
          </table:table-cell>
          <table:table-cell table:formula="of:=IF([.D429]=0;1;0)*[.E429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57,64</text:p>
          </table:table-cell>
          <table:table-cell office:value-type="string" calcext:value-type="string">
            <text:p>0.00774411</text:p>
          </table:table-cell>
          <table:table-cell table:style-name="ce3" table:formula="of:=IF(ISNUMBER(FIND(&quot;Acc&quot;;[.A430]))=1;1;0)" office:value-type="float" office:value="0" calcext:value-type="float">
            <text:p>0</text:p>
          </table:table-cell>
          <table:table-cell table:style-name="ce4" table:formula="of:=IF(LEFT([.A557];1)=&quot;f&quot;;1;0)" office:value-type="float" office:value="1" calcext:value-type="float">
            <text:p>1</text:p>
          </table:table-cell>
          <table:table-cell table:formula="of:=SUBSTITUTE([.B430]; &quot;.&quot;; &quot;,&quot;)*1" office:value-type="float" office:value="0.00774411" calcext:value-type="float">
            <text:p>0,00774411</text:p>
          </table:table-cell>
          <table:table-cell table:formula="of:=[.E430]*[.C430]" office:value-type="float" office:value="0" calcext:value-type="float">
            <text:p>0</text:p>
          </table:table-cell>
          <table:table-cell table:formula="of:=IF([.C430]=0;1;0)*[.E430]" office:value-type="float" office:value="0.00774411" calcext:value-type="float">
            <text:p>0,00774411</text:p>
          </table:table-cell>
          <table:table-cell table:formula="of:=[.E430]*[.D430]" office:value-type="float" office:value="0.00774411" calcext:value-type="float">
            <text:p>0,00774411</text:p>
          </table:table-cell>
          <table:table-cell table:formula="of:=IF([.D430]=0;1;0)*[.E430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25,32</text:p>
          </table:table-cell>
          <table:table-cell office:value-type="string" calcext:value-type="string">
            <text:p>0.007734042</text:p>
          </table:table-cell>
          <table:table-cell table:style-name="ce3" table:formula="of:=IF(ISNUMBER(FIND(&quot;Acc&quot;;[.A431]))=1;1;0)" office:value-type="float" office:value="0" calcext:value-type="float">
            <text:p>0</text:p>
          </table:table-cell>
          <table:table-cell table:style-name="ce4" table:formula="of:=IF(LEFT([.A558];1)=&quot;f&quot;;1;0)" office:value-type="float" office:value="1" calcext:value-type="float">
            <text:p>1</text:p>
          </table:table-cell>
          <table:table-cell table:formula="of:=SUBSTITUTE([.B431]; &quot;.&quot;; &quot;,&quot;)*1" office:value-type="float" office:value="0.007734042" calcext:value-type="float">
            <text:p>0,007734042</text:p>
          </table:table-cell>
          <table:table-cell table:formula="of:=[.E431]*[.C431]" office:value-type="float" office:value="0" calcext:value-type="float">
            <text:p>0</text:p>
          </table:table-cell>
          <table:table-cell table:formula="of:=IF([.C431]=0;1;0)*[.E431]" office:value-type="float" office:value="0.007734042" calcext:value-type="float">
            <text:p>0,007734042</text:p>
          </table:table-cell>
          <table:table-cell table:formula="of:=[.E431]*[.D431]" office:value-type="float" office:value="0.007734042" calcext:value-type="float">
            <text:p>0,007734042</text:p>
          </table:table-cell>
          <table:table-cell table:formula="of:=IF([.D431]=0;1;0)*[.E431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iqr()</text:p>
          </table:table-cell>
          <table:table-cell office:value-type="string" calcext:value-type="string">
            <text:p>0.007712493</text:p>
          </table:table-cell>
          <table:table-cell table:style-name="ce3" table:formula="of:=IF(ISNUMBER(FIND(&quot;Acc&quot;;[.A432]))=1;1;0)" office:value-type="float" office:value="1" calcext:value-type="float">
            <text:p>1</text:p>
          </table:table-cell>
          <table:table-cell table:style-name="ce4" table:formula="of:=IF(LEFT([.A559];1)=&quot;f&quot;;1;0)" office:value-type="float" office:value="1" calcext:value-type="float">
            <text:p>1</text:p>
          </table:table-cell>
          <table:table-cell table:formula="of:=SUBSTITUTE([.B432]; &quot;.&quot;; &quot;,&quot;)*1" office:value-type="float" office:value="0.007712493" calcext:value-type="float">
            <text:p>0,007712493</text:p>
          </table:table-cell>
          <table:table-cell table:formula="of:=[.E432]*[.C432]" office:value-type="float" office:value="0.007712493" calcext:value-type="float">
            <text:p>0,007712493</text:p>
          </table:table-cell>
          <table:table-cell table:formula="of:=IF([.C432]=0;1;0)*[.E432]" office:value-type="float" office:value="0" calcext:value-type="float">
            <text:p>0</text:p>
          </table:table-cell>
          <table:table-cell table:formula="of:=[.E432]*[.D432]" office:value-type="float" office:value="0.007712493" calcext:value-type="float">
            <text:p>0,007712493</text:p>
          </table:table-cell>
          <table:table-cell table:formula="of:=IF([.D432]=0;1;0)*[.E432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iqr()</text:p>
          </table:table-cell>
          <table:table-cell office:value-type="string" calcext:value-type="string">
            <text:p>0.007712493</text:p>
          </table:table-cell>
          <table:table-cell table:style-name="ce3" table:formula="of:=IF(ISNUMBER(FIND(&quot;Acc&quot;;[.A433]))=1;1;0)" office:value-type="float" office:value="1" calcext:value-type="float">
            <text:p>1</text:p>
          </table:table-cell>
          <table:table-cell table:style-name="ce4" table:formula="of:=IF(LEFT([.A560];1)=&quot;f&quot;;1;0)" office:value-type="float" office:value="1" calcext:value-type="float">
            <text:p>1</text:p>
          </table:table-cell>
          <table:table-cell table:formula="of:=SUBSTITUTE([.B433]; &quot;.&quot;; &quot;,&quot;)*1" office:value-type="float" office:value="0.007712493" calcext:value-type="float">
            <text:p>0,007712493</text:p>
          </table:table-cell>
          <table:table-cell table:formula="of:=[.E433]*[.C433]" office:value-type="float" office:value="0.007712493" calcext:value-type="float">
            <text:p>0,007712493</text:p>
          </table:table-cell>
          <table:table-cell table:formula="of:=IF([.C433]=0;1;0)*[.E433]" office:value-type="float" office:value="0" calcext:value-type="float">
            <text:p>0</text:p>
          </table:table-cell>
          <table:table-cell table:formula="of:=[.E433]*[.D433]" office:value-type="float" office:value="0.007712493" calcext:value-type="float">
            <text:p>0,007712493</text:p>
          </table:table-cell>
          <table:table-cell table:formula="of:=IF([.D433]=0;1;0)*[.E43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33,48</text:p>
          </table:table-cell>
          <table:table-cell office:value-type="string" calcext:value-type="string">
            <text:p>0.007581317</text:p>
          </table:table-cell>
          <table:table-cell table:style-name="ce3" table:formula="of:=IF(ISNUMBER(FIND(&quot;Acc&quot;;[.A434]))=1;1;0)" office:value-type="float" office:value="0" calcext:value-type="float">
            <text:p>0</text:p>
          </table:table-cell>
          <table:table-cell table:style-name="ce4" table:formula="of:=IF(LEFT([.A561];1)=&quot;f&quot;;1;0)" office:value-type="float" office:value="1" calcext:value-type="float">
            <text:p>1</text:p>
          </table:table-cell>
          <table:table-cell table:formula="of:=SUBSTITUTE([.B434]; &quot;.&quot;; &quot;,&quot;)*1" office:value-type="float" office:value="0.007581317" calcext:value-type="float">
            <text:p>0,007581317</text:p>
          </table:table-cell>
          <table:table-cell table:formula="of:=[.E434]*[.C434]" office:value-type="float" office:value="0" calcext:value-type="float">
            <text:p>0</text:p>
          </table:table-cell>
          <table:table-cell table:formula="of:=IF([.C434]=0;1;0)*[.E434]" office:value-type="float" office:value="0.007581317" calcext:value-type="float">
            <text:p>0,007581317</text:p>
          </table:table-cell>
          <table:table-cell table:formula="of:=[.E434]*[.D434]" office:value-type="float" office:value="0.007581317" calcext:value-type="float">
            <text:p>0,007581317</text:p>
          </table:table-cell>
          <table:table-cell table:formula="of:=IF([.D434]=0;1;0)*[.E43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X,2</text:p>
          </table:table-cell>
          <table:table-cell office:value-type="string" calcext:value-type="string">
            <text:p>0.007568424</text:p>
          </table:table-cell>
          <table:table-cell table:style-name="ce3" table:formula="of:=IF(ISNUMBER(FIND(&quot;Acc&quot;;[.A435]))=1;1;0)" office:value-type="float" office:value="0" calcext:value-type="float">
            <text:p>0</text:p>
          </table:table-cell>
          <table:table-cell table:style-name="ce4" table:formula="of:=IF(LEFT([.A562];1)=&quot;f&quot;;1;0)" office:value-type="float" office:value="1" calcext:value-type="float">
            <text:p>1</text:p>
          </table:table-cell>
          <table:table-cell table:formula="of:=SUBSTITUTE([.B435]; &quot;.&quot;; &quot;,&quot;)*1" office:value-type="float" office:value="0.007568424" calcext:value-type="float">
            <text:p>0,007568424</text:p>
          </table:table-cell>
          <table:table-cell table:formula="of:=[.E435]*[.C435]" office:value-type="float" office:value="0" calcext:value-type="float">
            <text:p>0</text:p>
          </table:table-cell>
          <table:table-cell table:formula="of:=IF([.C435]=0;1;0)*[.E435]" office:value-type="float" office:value="0.007568424" calcext:value-type="float">
            <text:p>0,007568424</text:p>
          </table:table-cell>
          <table:table-cell table:formula="of:=[.E435]*[.D435]" office:value-type="float" office:value="0.007568424" calcext:value-type="float">
            <text:p>0,007568424</text:p>
          </table:table-cell>
          <table:table-cell table:formula="of:=IF([.D435]=0;1;0)*[.E43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sma()</text:p>
          </table:table-cell>
          <table:table-cell office:value-type="string" calcext:value-type="string">
            <text:p>0.007512408</text:p>
          </table:table-cell>
          <table:table-cell table:style-name="ce3" table:formula="of:=IF(ISNUMBER(FIND(&quot;Acc&quot;;[.A436]))=1;1;0)" office:value-type="float" office:value="0" calcext:value-type="float">
            <text:p>0</text:p>
          </table:table-cell>
          <table:table-cell table:style-name="ce4" table:formula="of:=IF(LEFT([.A563];1)=&quot;f&quot;;1;0)" office:value-type="float" office:value="1" calcext:value-type="float">
            <text:p>1</text:p>
          </table:table-cell>
          <table:table-cell table:formula="of:=SUBSTITUTE([.B436]; &quot;.&quot;; &quot;,&quot;)*1" office:value-type="float" office:value="0.007512408" calcext:value-type="float">
            <text:p>0,007512408</text:p>
          </table:table-cell>
          <table:table-cell table:formula="of:=[.E436]*[.C436]" office:value-type="float" office:value="0" calcext:value-type="float">
            <text:p>0</text:p>
          </table:table-cell>
          <table:table-cell table:formula="of:=IF([.C436]=0;1;0)*[.E436]" office:value-type="float" office:value="0.007512408" calcext:value-type="float">
            <text:p>0,007512408</text:p>
          </table:table-cell>
          <table:table-cell table:formula="of:=[.E436]*[.D436]" office:value-type="float" office:value="0.007512408" calcext:value-type="float">
            <text:p>0,007512408</text:p>
          </table:table-cell>
          <table:table-cell table:formula="of:=IF([.D436]=0;1;0)*[.E436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mean()</text:p>
          </table:table-cell>
          <table:table-cell office:value-type="string" calcext:value-type="string">
            <text:p>0.007512408</text:p>
          </table:table-cell>
          <table:table-cell table:style-name="ce3" table:formula="of:=IF(ISNUMBER(FIND(&quot;Acc&quot;;[.A437]))=1;1;0)" office:value-type="float" office:value="0" calcext:value-type="float">
            <text:p>0</text:p>
          </table:table-cell>
          <table:table-cell table:style-name="ce4" table:formula="of:=IF(LEFT([.A564];1)=&quot;f&quot;;1;0)" office:value-type="float" office:value="0" calcext:value-type="float">
            <text:p>0</text:p>
          </table:table-cell>
          <table:table-cell table:formula="of:=SUBSTITUTE([.B437]; &quot;.&quot;; &quot;,&quot;)*1" office:value-type="float" office:value="0.007512408" calcext:value-type="float">
            <text:p>0,007512408</text:p>
          </table:table-cell>
          <table:table-cell table:formula="of:=[.E437]*[.C437]" office:value-type="float" office:value="0" calcext:value-type="float">
            <text:p>0</text:p>
          </table:table-cell>
          <table:table-cell table:formula="of:=IF([.C437]=0;1;0)*[.E437]" office:value-type="float" office:value="0.007512408" calcext:value-type="float">
            <text:p>0,007512408</text:p>
          </table:table-cell>
          <table:table-cell table:formula="of:=[.E437]*[.D437]" office:value-type="float" office:value="0" calcext:value-type="float">
            <text:p>0</text:p>
          </table:table-cell>
          <table:table-cell table:formula="of:=IF([.D437]=0;1;0)*[.E437]" office:value-type="float" office:value="0.007512408" calcext:value-type="float">
            <text:p>0,0075124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7,32.2</text:p>
          </table:table-cell>
          <table:table-cell office:value-type="string" calcext:value-type="string">
            <text:p>0.007367632</text:p>
          </table:table-cell>
          <table:table-cell table:style-name="ce3" table:formula="of:=IF(ISNUMBER(FIND(&quot;Acc&quot;;[.A438]))=1;1;0)" office:value-type="float" office:value="1" calcext:value-type="float">
            <text:p>1</text:p>
          </table:table-cell>
          <table:table-cell table:style-name="ce4" table:formula="of:=IF(LEFT([.A565];1)=&quot;f&quot;;1;0)" office:value-type="float" office:value="1" calcext:value-type="float">
            <text:p>1</text:p>
          </table:table-cell>
          <table:table-cell table:formula="of:=SUBSTITUTE([.B438]; &quot;.&quot;; &quot;,&quot;)*1" office:value-type="float" office:value="0.007367632" calcext:value-type="float">
            <text:p>0,007367632</text:p>
          </table:table-cell>
          <table:table-cell table:formula="of:=[.E438]*[.C438]" office:value-type="float" office:value="0.007367632" calcext:value-type="float">
            <text:p>0,007367632</text:p>
          </table:table-cell>
          <table:table-cell table:formula="of:=IF([.C438]=0;1;0)*[.E438]" office:value-type="float" office:value="0" calcext:value-type="float">
            <text:p>0</text:p>
          </table:table-cell>
          <table:table-cell table:formula="of:=[.E438]*[.D438]" office:value-type="float" office:value="0.007367632" calcext:value-type="float">
            <text:p>0,007367632</text:p>
          </table:table-cell>
          <table:table-cell table:formula="of:=IF([.D438]=0;1;0)*[.E438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max()-Z</text:p>
          </table:table-cell>
          <table:table-cell office:value-type="string" calcext:value-type="string">
            <text:p>0.007338207</text:p>
          </table:table-cell>
          <table:table-cell table:style-name="ce3" table:formula="of:=IF(ISNUMBER(FIND(&quot;Acc&quot;;[.A439]))=1;1;0)" office:value-type="float" office:value="0" calcext:value-type="float">
            <text:p>0</text:p>
          </table:table-cell>
          <table:table-cell table:style-name="ce4" table:formula="of:=IF(LEFT([.A566];1)=&quot;f&quot;;1;0)" office:value-type="float" office:value="0" calcext:value-type="float">
            <text:p>0</text:p>
          </table:table-cell>
          <table:table-cell table:formula="of:=SUBSTITUTE([.B439]; &quot;.&quot;; &quot;,&quot;)*1" office:value-type="float" office:value="0.007338207" calcext:value-type="float">
            <text:p>0,007338207</text:p>
          </table:table-cell>
          <table:table-cell table:formula="of:=[.E439]*[.C439]" office:value-type="float" office:value="0" calcext:value-type="float">
            <text:p>0</text:p>
          </table:table-cell>
          <table:table-cell table:formula="of:=IF([.C439]=0;1;0)*[.E439]" office:value-type="float" office:value="0.007338207" calcext:value-type="float">
            <text:p>0,007338207</text:p>
          </table:table-cell>
          <table:table-cell table:formula="of:=[.E439]*[.D439]" office:value-type="float" office:value="0" calcext:value-type="float">
            <text:p>0</text:p>
          </table:table-cell>
          <table:table-cell table:formula="of:=IF([.D439]=0;1;0)*[.E439]" office:value-type="float" office:value="0.007338207" calcext:value-type="float">
            <text:p>0,00733820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,16.1</text:p>
          </table:table-cell>
          <table:table-cell office:value-type="string" calcext:value-type="string">
            <text:p>0.007328233</text:p>
          </table:table-cell>
          <table:table-cell table:style-name="ce3" table:formula="of:=IF(ISNUMBER(FIND(&quot;Acc&quot;;[.A440]))=1;1;0)" office:value-type="float" office:value="0" calcext:value-type="float">
            <text:p>0</text:p>
          </table:table-cell>
          <table:table-cell table:style-name="ce4" table:formula="of:=IF(LEFT([.A567];1)=&quot;f&quot;;1;0)" office:value-type="float" office:value="0" calcext:value-type="float">
            <text:p>0</text:p>
          </table:table-cell>
          <table:table-cell table:formula="of:=SUBSTITUTE([.B440]; &quot;.&quot;; &quot;,&quot;)*1" office:value-type="float" office:value="0.007328233" calcext:value-type="float">
            <text:p>0,007328233</text:p>
          </table:table-cell>
          <table:table-cell table:formula="of:=[.E440]*[.C440]" office:value-type="float" office:value="0" calcext:value-type="float">
            <text:p>0</text:p>
          </table:table-cell>
          <table:table-cell table:formula="of:=IF([.C440]=0;1;0)*[.E440]" office:value-type="float" office:value="0.007328233" calcext:value-type="float">
            <text:p>0,007328233</text:p>
          </table:table-cell>
          <table:table-cell table:formula="of:=[.E440]*[.D440]" office:value-type="float" office:value="0" calcext:value-type="float">
            <text:p>0</text:p>
          </table:table-cell>
          <table:table-cell table:formula="of:=IF([.D440]=0;1;0)*[.E440]" office:value-type="float" office:value="0.007328233" calcext:value-type="float">
            <text:p>0,0073282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,24.1</text:p>
          </table:table-cell>
          <table:table-cell office:value-type="string" calcext:value-type="string">
            <text:p>0.007313124</text:p>
          </table:table-cell>
          <table:table-cell table:style-name="ce3" table:formula="of:=IF(ISNUMBER(FIND(&quot;Acc&quot;;[.A441]))=1;1;0)" office:value-type="float" office:value="1" calcext:value-type="float">
            <text:p>1</text:p>
          </table:table-cell>
          <table:table-cell table:style-name="ce4" table:formula="of:=IF(LEFT([.A568];1)=&quot;f&quot;;1;0)" office:value-type="float" office:value="0" calcext:value-type="float">
            <text:p>0</text:p>
          </table:table-cell>
          <table:table-cell table:formula="of:=SUBSTITUTE([.B441]; &quot;.&quot;; &quot;,&quot;)*1" office:value-type="float" office:value="0.007313124" calcext:value-type="float">
            <text:p>0,007313124</text:p>
          </table:table-cell>
          <table:table-cell table:formula="of:=[.E441]*[.C441]" office:value-type="float" office:value="0.007313124" calcext:value-type="float">
            <text:p>0,007313124</text:p>
          </table:table-cell>
          <table:table-cell table:formula="of:=IF([.C441]=0;1;0)*[.E441]" office:value-type="float" office:value="0" calcext:value-type="float">
            <text:p>0</text:p>
          </table:table-cell>
          <table:table-cell table:formula="of:=[.E441]*[.D441]" office:value-type="float" office:value="0" calcext:value-type="float">
            <text:p>0</text:p>
          </table:table-cell>
          <table:table-cell table:formula="of:=IF([.D441]=0;1;0)*[.E441]" office:value-type="float" office:value="0.007313124" calcext:value-type="float">
            <text:p>0,0073131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25,48</text:p>
          </table:table-cell>
          <table:table-cell office:value-type="string" calcext:value-type="string">
            <text:p>0.00731239</text:p>
          </table:table-cell>
          <table:table-cell table:style-name="ce3" table:formula="of:=IF(ISNUMBER(FIND(&quot;Acc&quot;;[.A442]))=1;1;0)" office:value-type="float" office:value="0" calcext:value-type="float">
            <text:p>0</text:p>
          </table:table-cell>
          <table:table-cell table:style-name="ce4" table:formula="of:=IF(LEFT([.A569];1)=&quot;f&quot;;1;0)" office:value-type="float" office:value="0" calcext:value-type="float">
            <text:p>0</text:p>
          </table:table-cell>
          <table:table-cell table:formula="of:=SUBSTITUTE([.B442]; &quot;.&quot;; &quot;,&quot;)*1" office:value-type="float" office:value="0.00731239" calcext:value-type="float">
            <text:p>0,00731239</text:p>
          </table:table-cell>
          <table:table-cell table:formula="of:=[.E442]*[.C442]" office:value-type="float" office:value="0" calcext:value-type="float">
            <text:p>0</text:p>
          </table:table-cell>
          <table:table-cell table:formula="of:=IF([.C442]=0;1;0)*[.E442]" office:value-type="float" office:value="0.00731239" calcext:value-type="float">
            <text:p>0,00731239</text:p>
          </table:table-cell>
          <table:table-cell table:formula="of:=[.E442]*[.D442]" office:value-type="float" office:value="0" calcext:value-type="float">
            <text:p>0</text:p>
          </table:table-cell>
          <table:table-cell table:formula="of:=IF([.D442]=0;1;0)*[.E442]" office:value-type="float" office:value="0.00731239" calcext:value-type="float">
            <text:p>0,007312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energy()-Y</text:p>
          </table:table-cell>
          <table:table-cell office:value-type="string" calcext:value-type="string">
            <text:p>0.007236218</text:p>
          </table:table-cell>
          <table:table-cell table:style-name="ce3" table:formula="of:=IF(ISNUMBER(FIND(&quot;Acc&quot;;[.A443]))=1;1;0)" office:value-type="float" office:value="1" calcext:value-type="float">
            <text:p>1</text:p>
          </table:table-cell>
          <table:table-cell table:style-name="ce4" table:formula="of:=IF(LEFT([.A570];1)=&quot;f&quot;;1;0)" office:value-type="float" office:value="0" calcext:value-type="float">
            <text:p>0</text:p>
          </table:table-cell>
          <table:table-cell table:formula="of:=SUBSTITUTE([.B443]; &quot;.&quot;; &quot;,&quot;)*1" office:value-type="float" office:value="0.007236218" calcext:value-type="float">
            <text:p>0,007236218</text:p>
          </table:table-cell>
          <table:table-cell table:formula="of:=[.E443]*[.C443]" office:value-type="float" office:value="0.007236218" calcext:value-type="float">
            <text:p>0,007236218</text:p>
          </table:table-cell>
          <table:table-cell table:formula="of:=IF([.C443]=0;1;0)*[.E443]" office:value-type="float" office:value="0" calcext:value-type="float">
            <text:p>0</text:p>
          </table:table-cell>
          <table:table-cell table:formula="of:=[.E443]*[.D443]" office:value-type="float" office:value="0" calcext:value-type="float">
            <text:p>0</text:p>
          </table:table-cell>
          <table:table-cell table:formula="of:=IF([.D443]=0;1;0)*[.E443]" office:value-type="float" office:value="0.007236218" calcext:value-type="float">
            <text:p>0,0072362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Mag-entropy()</text:p>
          </table:table-cell>
          <table:table-cell office:value-type="string" calcext:value-type="string">
            <text:p>0.007230778</text:p>
          </table:table-cell>
          <table:table-cell table:style-name="ce3" table:formula="of:=IF(ISNUMBER(FIND(&quot;Acc&quot;;[.A444]))=1;1;0)" office:value-type="float" office:value="1" calcext:value-type="float">
            <text:p>1</text:p>
          </table:table-cell>
          <table:table-cell table:style-name="ce4" table:formula="of:=IF(LEFT([.A571];1)=&quot;f&quot;;1;0)" office:value-type="float" office:value="0" calcext:value-type="float">
            <text:p>0</text:p>
          </table:table-cell>
          <table:table-cell table:formula="of:=SUBSTITUTE([.B444]; &quot;.&quot;; &quot;,&quot;)*1" office:value-type="float" office:value="0.007230778" calcext:value-type="float">
            <text:p>0,007230778</text:p>
          </table:table-cell>
          <table:table-cell table:formula="of:=[.E444]*[.C444]" office:value-type="float" office:value="0.007230778" calcext:value-type="float">
            <text:p>0,007230778</text:p>
          </table:table-cell>
          <table:table-cell table:formula="of:=IF([.C444]=0;1;0)*[.E444]" office:value-type="float" office:value="0" calcext:value-type="float">
            <text:p>0</text:p>
          </table:table-cell>
          <table:table-cell table:formula="of:=[.E444]*[.D444]" office:value-type="float" office:value="0" calcext:value-type="float">
            <text:p>0</text:p>
          </table:table-cell>
          <table:table-cell table:formula="of:=IF([.D444]=0;1;0)*[.E444]" office:value-type="float" office:value="0.007230778" calcext:value-type="float">
            <text:p>0,0072307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Mag-entropy()</text:p>
          </table:table-cell>
          <table:table-cell office:value-type="string" calcext:value-type="string">
            <text:p>0.007230778</text:p>
          </table:table-cell>
          <table:table-cell table:style-name="ce3" table:formula="of:=IF(ISNUMBER(FIND(&quot;Acc&quot;;[.A445]))=1;1;0)" office:value-type="float" office:value="1" calcext:value-type="float">
            <text:p>1</text:p>
          </table:table-cell>
          <table:table-cell table:style-name="ce4" table:formula="of:=IF(LEFT([.A572];1)=&quot;f&quot;;1;0)" office:value-type="float" office:value="0" calcext:value-type="float">
            <text:p>0</text:p>
          </table:table-cell>
          <table:table-cell table:formula="of:=SUBSTITUTE([.B445]; &quot;.&quot;; &quot;,&quot;)*1" office:value-type="float" office:value="0.007230778" calcext:value-type="float">
            <text:p>0,007230778</text:p>
          </table:table-cell>
          <table:table-cell table:formula="of:=[.E445]*[.C445]" office:value-type="float" office:value="0.007230778" calcext:value-type="float">
            <text:p>0,007230778</text:p>
          </table:table-cell>
          <table:table-cell table:formula="of:=IF([.C445]=0;1;0)*[.E445]" office:value-type="float" office:value="0" calcext:value-type="float">
            <text:p>0</text:p>
          </table:table-cell>
          <table:table-cell table:formula="of:=[.E445]*[.D445]" office:value-type="float" office:value="0" calcext:value-type="float">
            <text:p>0</text:p>
          </table:table-cell>
          <table:table-cell table:formula="of:=IF([.D445]=0;1;0)*[.E445]" office:value-type="float" office:value="0.007230778" calcext:value-type="float">
            <text:p>0,0072307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ean()-Y</text:p>
          </table:table-cell>
          <table:table-cell office:value-type="string" calcext:value-type="string">
            <text:p>0.007118044</text:p>
          </table:table-cell>
          <table:table-cell table:style-name="ce3" table:formula="of:=IF(ISNUMBER(FIND(&quot;Acc&quot;;[.A446]))=1;1;0)" office:value-type="float" office:value="1" calcext:value-type="float">
            <text:p>1</text:p>
          </table:table-cell>
          <table:table-cell table:style-name="ce4" table:formula="of:=IF(LEFT([.A573];1)=&quot;f&quot;;1;0)" office:value-type="float" office:value="0" calcext:value-type="float">
            <text:p>0</text:p>
          </table:table-cell>
          <table:table-cell table:formula="of:=SUBSTITUTE([.B446]; &quot;.&quot;; &quot;,&quot;)*1" office:value-type="float" office:value="0.007118044" calcext:value-type="float">
            <text:p>0,007118044</text:p>
          </table:table-cell>
          <table:table-cell table:formula="of:=[.E446]*[.C446]" office:value-type="float" office:value="0.007118044" calcext:value-type="float">
            <text:p>0,007118044</text:p>
          </table:table-cell>
          <table:table-cell table:formula="of:=IF([.C446]=0;1;0)*[.E446]" office:value-type="float" office:value="0" calcext:value-type="float">
            <text:p>0</text:p>
          </table:table-cell>
          <table:table-cell table:formula="of:=[.E446]*[.D446]" office:value-type="float" office:value="0" calcext:value-type="float">
            <text:p>0</text:p>
          </table:table-cell>
          <table:table-cell table:formula="of:=IF([.D446]=0;1;0)*[.E446]" office:value-type="float" office:value="0.007118044" calcext:value-type="float">
            <text:p>0,0071180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ad()-Z</text:p>
          </table:table-cell>
          <table:table-cell office:value-type="string" calcext:value-type="string">
            <text:p>0.007085686</text:p>
          </table:table-cell>
          <table:table-cell table:style-name="ce3" table:formula="of:=IF(ISNUMBER(FIND(&quot;Acc&quot;;[.A447]))=1;1;0)" office:value-type="float" office:value="0" calcext:value-type="float">
            <text:p>0</text:p>
          </table:table-cell>
          <table:table-cell table:style-name="ce4" table:formula="of:=IF(LEFT([.A574];1)=&quot;f&quot;;1;0)" office:value-type="float" office:value="0" calcext:value-type="float">
            <text:p>0</text:p>
          </table:table-cell>
          <table:table-cell table:formula="of:=SUBSTITUTE([.B447]; &quot;.&quot;; &quot;,&quot;)*1" office:value-type="float" office:value="0.007085686" calcext:value-type="float">
            <text:p>0,007085686</text:p>
          </table:table-cell>
          <table:table-cell table:formula="of:=[.E447]*[.C447]" office:value-type="float" office:value="0" calcext:value-type="float">
            <text:p>0</text:p>
          </table:table-cell>
          <table:table-cell table:formula="of:=IF([.C447]=0;1;0)*[.E447]" office:value-type="float" office:value="0.007085686" calcext:value-type="float">
            <text:p>0,007085686</text:p>
          </table:table-cell>
          <table:table-cell table:formula="of:=[.E447]*[.D447]" office:value-type="float" office:value="0" calcext:value-type="float">
            <text:p>0</text:p>
          </table:table-cell>
          <table:table-cell table:formula="of:=IF([.D447]=0;1;0)*[.E447]" office:value-type="float" office:value="0.007085686" calcext:value-type="float">
            <text:p>0,00708568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std()</text:p>
          </table:table-cell>
          <table:table-cell office:value-type="string" calcext:value-type="string">
            <text:p>0.007028457</text:p>
          </table:table-cell>
          <table:table-cell table:style-name="ce3" table:formula="of:=IF(ISNUMBER(FIND(&quot;Acc&quot;;[.A448]))=1;1;0)" office:value-type="float" office:value="0" calcext:value-type="float">
            <text:p>0</text:p>
          </table:table-cell>
          <table:table-cell table:style-name="ce4" table:formula="of:=IF(LEFT([.A575];1)=&quot;f&quot;;1;0)" office:value-type="float" office:value="0" calcext:value-type="float">
            <text:p>0</text:p>
          </table:table-cell>
          <table:table-cell table:formula="of:=SUBSTITUTE([.B448]; &quot;.&quot;; &quot;,&quot;)*1" office:value-type="float" office:value="0.007028457" calcext:value-type="float">
            <text:p>0,007028457</text:p>
          </table:table-cell>
          <table:table-cell table:formula="of:=[.E448]*[.C448]" office:value-type="float" office:value="0" calcext:value-type="float">
            <text:p>0</text:p>
          </table:table-cell>
          <table:table-cell table:formula="of:=IF([.C448]=0;1;0)*[.E448]" office:value-type="float" office:value="0.007028457" calcext:value-type="float">
            <text:p>0,007028457</text:p>
          </table:table-cell>
          <table:table-cell table:formula="of:=[.E448]*[.D448]" office:value-type="float" office:value="0" calcext:value-type="float">
            <text:p>0</text:p>
          </table:table-cell>
          <table:table-cell table:formula="of:=IF([.D448]=0;1;0)*[.E448]" office:value-type="float" office:value="0.007028457" calcext:value-type="float">
            <text:p>0,0070284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,8</text:p>
          </table:table-cell>
          <table:table-cell office:value-type="string" calcext:value-type="string">
            <text:p>0.007003003</text:p>
          </table:table-cell>
          <table:table-cell table:style-name="ce3" table:formula="of:=IF(ISNUMBER(FIND(&quot;Acc&quot;;[.A449]))=1;1;0)" office:value-type="float" office:value="1" calcext:value-type="float">
            <text:p>1</text:p>
          </table:table-cell>
          <table:table-cell table:style-name="ce4" table:formula="of:=IF(LEFT([.A576];1)=&quot;f&quot;;1;0)" office:value-type="float" office:value="0" calcext:value-type="float">
            <text:p>0</text:p>
          </table:table-cell>
          <table:table-cell table:formula="of:=SUBSTITUTE([.B449]; &quot;.&quot;; &quot;,&quot;)*1" office:value-type="float" office:value="0.007003003" calcext:value-type="float">
            <text:p>0,007003003</text:p>
          </table:table-cell>
          <table:table-cell table:formula="of:=[.E449]*[.C449]" office:value-type="float" office:value="0.007003003" calcext:value-type="float">
            <text:p>0,007003003</text:p>
          </table:table-cell>
          <table:table-cell table:formula="of:=IF([.C449]=0;1;0)*[.E449]" office:value-type="float" office:value="0" calcext:value-type="float">
            <text:p>0</text:p>
          </table:table-cell>
          <table:table-cell table:formula="of:=[.E449]*[.D449]" office:value-type="float" office:value="0" calcext:value-type="float">
            <text:p>0</text:p>
          </table:table-cell>
          <table:table-cell table:formula="of:=IF([.D449]=0;1;0)*[.E449]" office:value-type="float" office:value="0.007003003" calcext:value-type="float">
            <text:p>0,0070030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std()-X</text:p>
          </table:table-cell>
          <table:table-cell office:value-type="string" calcext:value-type="string">
            <text:p>0.006981309</text:p>
          </table:table-cell>
          <table:table-cell table:style-name="ce3" table:formula="of:=IF(ISNUMBER(FIND(&quot;Acc&quot;;[.A450]))=1;1;0)" office:value-type="float" office:value="1" calcext:value-type="float">
            <text:p>1</text:p>
          </table:table-cell>
          <table:table-cell table:style-name="ce4" table:formula="of:=IF(LEFT([.A577];1)=&quot;f&quot;;1;0)" office:value-type="float" office:value="0" calcext:value-type="float">
            <text:p>0</text:p>
          </table:table-cell>
          <table:table-cell table:formula="of:=SUBSTITUTE([.B450]; &quot;.&quot;; &quot;,&quot;)*1" office:value-type="float" office:value="0.006981309" calcext:value-type="float">
            <text:p>0,006981309</text:p>
          </table:table-cell>
          <table:table-cell table:formula="of:=[.E450]*[.C450]" office:value-type="float" office:value="0.006981309" calcext:value-type="float">
            <text:p>0,006981309</text:p>
          </table:table-cell>
          <table:table-cell table:formula="of:=IF([.C450]=0;1;0)*[.E450]" office:value-type="float" office:value="0" calcext:value-type="float">
            <text:p>0</text:p>
          </table:table-cell>
          <table:table-cell table:formula="of:=[.E450]*[.D450]" office:value-type="float" office:value="0" calcext:value-type="float">
            <text:p>0</text:p>
          </table:table-cell>
          <table:table-cell table:formula="of:=IF([.D450]=0;1;0)*[.E450]" office:value-type="float" office:value="0.006981309" calcext:value-type="float">
            <text:p>0,0069813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,16.2</text:p>
          </table:table-cell>
          <table:table-cell office:value-type="string" calcext:value-type="string">
            <text:p>0.006933316</text:p>
          </table:table-cell>
          <table:table-cell table:style-name="ce3" table:formula="of:=IF(ISNUMBER(FIND(&quot;Acc&quot;;[.A451]))=1;1;0)" office:value-type="float" office:value="1" calcext:value-type="float">
            <text:p>1</text:p>
          </table:table-cell>
          <table:table-cell table:style-name="ce4" table:formula="of:=IF(LEFT([.A578];1)=&quot;f&quot;;1;0)" office:value-type="float" office:value="0" calcext:value-type="float">
            <text:p>0</text:p>
          </table:table-cell>
          <table:table-cell table:formula="of:=SUBSTITUTE([.B451]; &quot;.&quot;; &quot;,&quot;)*1" office:value-type="float" office:value="0.006933316" calcext:value-type="float">
            <text:p>0,006933316</text:p>
          </table:table-cell>
          <table:table-cell table:formula="of:=[.E451]*[.C451]" office:value-type="float" office:value="0.006933316" calcext:value-type="float">
            <text:p>0,006933316</text:p>
          </table:table-cell>
          <table:table-cell table:formula="of:=IF([.C451]=0;1;0)*[.E451]" office:value-type="float" office:value="0" calcext:value-type="float">
            <text:p>0</text:p>
          </table:table-cell>
          <table:table-cell table:formula="of:=[.E451]*[.D451]" office:value-type="float" office:value="0" calcext:value-type="float">
            <text:p>0</text:p>
          </table:table-cell>
          <table:table-cell table:formula="of:=IF([.D451]=0;1;0)*[.E451]" office:value-type="float" office:value="0.006933316" calcext:value-type="float">
            <text:p>0,0069333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7,32.2</text:p>
          </table:table-cell>
          <table:table-cell office:value-type="string" calcext:value-type="string">
            <text:p>0.006864466</text:p>
          </table:table-cell>
          <table:table-cell table:style-name="ce3" table:formula="of:=IF(ISNUMBER(FIND(&quot;Acc&quot;;[.A452]))=1;1;0)" office:value-type="float" office:value="1" calcext:value-type="float">
            <text:p>1</text:p>
          </table:table-cell>
          <table:table-cell table:style-name="ce4" table:formula="of:=IF(LEFT([.A579];1)=&quot;f&quot;;1;0)" office:value-type="float" office:value="0" calcext:value-type="float">
            <text:p>0</text:p>
          </table:table-cell>
          <table:table-cell table:formula="of:=SUBSTITUTE([.B452]; &quot;.&quot;; &quot;,&quot;)*1" office:value-type="float" office:value="0.006864466" calcext:value-type="float">
            <text:p>0,006864466</text:p>
          </table:table-cell>
          <table:table-cell table:formula="of:=[.E452]*[.C452]" office:value-type="float" office:value="0.006864466" calcext:value-type="float">
            <text:p>0,006864466</text:p>
          </table:table-cell>
          <table:table-cell table:formula="of:=IF([.C452]=0;1;0)*[.E452]" office:value-type="float" office:value="0" calcext:value-type="float">
            <text:p>0</text:p>
          </table:table-cell>
          <table:table-cell table:formula="of:=[.E452]*[.D452]" office:value-type="float" office:value="0" calcext:value-type="float">
            <text:p>0</text:p>
          </table:table-cell>
          <table:table-cell table:formula="of:=IF([.D452]=0;1;0)*[.E452]" office:value-type="float" office:value="0.006864466" calcext:value-type="float">
            <text:p>0,0068644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,16.1</text:p>
          </table:table-cell>
          <table:table-cell office:value-type="string" calcext:value-type="string">
            <text:p>0.006798235</text:p>
          </table:table-cell>
          <table:table-cell table:style-name="ce3" table:formula="of:=IF(ISNUMBER(FIND(&quot;Acc&quot;;[.A453]))=1;1;0)" office:value-type="float" office:value="1" calcext:value-type="float">
            <text:p>1</text:p>
          </table:table-cell>
          <table:table-cell table:style-name="ce4" table:formula="of:=IF(LEFT([.A580];1)=&quot;f&quot;;1;0)" office:value-type="float" office:value="0" calcext:value-type="float">
            <text:p>0</text:p>
          </table:table-cell>
          <table:table-cell table:formula="of:=SUBSTITUTE([.B453]; &quot;.&quot;; &quot;,&quot;)*1" office:value-type="float" office:value="0.006798235" calcext:value-type="float">
            <text:p>0,006798235</text:p>
          </table:table-cell>
          <table:table-cell table:formula="of:=[.E453]*[.C453]" office:value-type="float" office:value="0.006798235" calcext:value-type="float">
            <text:p>0,006798235</text:p>
          </table:table-cell>
          <table:table-cell table:formula="of:=IF([.C453]=0;1;0)*[.E453]" office:value-type="float" office:value="0" calcext:value-type="float">
            <text:p>0</text:p>
          </table:table-cell>
          <table:table-cell table:formula="of:=[.E453]*[.D453]" office:value-type="float" office:value="0" calcext:value-type="float">
            <text:p>0</text:p>
          </table:table-cell>
          <table:table-cell table:formula="of:=IF([.D453]=0;1;0)*[.E453]" office:value-type="float" office:value="0.006798235" calcext:value-type="float">
            <text:p>0,0067982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arCoeff()-Y,3</text:p>
          </table:table-cell>
          <table:table-cell office:value-type="string" calcext:value-type="string">
            <text:p>0.00675568</text:p>
          </table:table-cell>
          <table:table-cell table:style-name="ce3" table:formula="of:=IF(ISNUMBER(FIND(&quot;Acc&quot;;[.A454]))=1;1;0)" office:value-type="float" office:value="0" calcext:value-type="float">
            <text:p>0</text:p>
          </table:table-cell>
          <table:table-cell table:style-name="ce4" table:formula="of:=IF(LEFT([.A581];1)=&quot;f&quot;;1;0)" office:value-type="float" office:value="0" calcext:value-type="float">
            <text:p>0</text:p>
          </table:table-cell>
          <table:table-cell table:formula="of:=SUBSTITUTE([.B454]; &quot;.&quot;; &quot;,&quot;)*1" office:value-type="float" office:value="0.00675568" calcext:value-type="float">
            <text:p>0,00675568</text:p>
          </table:table-cell>
          <table:table-cell table:formula="of:=[.E454]*[.C454]" office:value-type="float" office:value="0" calcext:value-type="float">
            <text:p>0</text:p>
          </table:table-cell>
          <table:table-cell table:formula="of:=IF([.C454]=0;1;0)*[.E454]" office:value-type="float" office:value="0.00675568" calcext:value-type="float">
            <text:p>0,00675568</text:p>
          </table:table-cell>
          <table:table-cell table:formula="of:=[.E454]*[.D454]" office:value-type="float" office:value="0" calcext:value-type="float">
            <text:p>0</text:p>
          </table:table-cell>
          <table:table-cell table:formula="of:=IF([.D454]=0;1;0)*[.E454]" office:value-type="float" office:value="0.00675568" calcext:value-type="float">
            <text:p>0,0067556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energy()</text:p>
          </table:table-cell>
          <table:table-cell office:value-type="string" calcext:value-type="string">
            <text:p>0.006726163</text:p>
          </table:table-cell>
          <table:table-cell table:style-name="ce3" table:formula="of:=IF(ISNUMBER(FIND(&quot;Acc&quot;;[.A455]))=1;1;0)" office:value-type="float" office:value="0" calcext:value-type="float">
            <text:p>0</text:p>
          </table:table-cell>
          <table:table-cell table:style-name="ce4" table:formula="of:=IF(LEFT([.A582];1)=&quot;f&quot;;1;0)" office:value-type="float" office:value="0" calcext:value-type="float">
            <text:p>0</text:p>
          </table:table-cell>
          <table:table-cell table:formula="of:=SUBSTITUTE([.B455]; &quot;.&quot;; &quot;,&quot;)*1" office:value-type="float" office:value="0.006726163" calcext:value-type="float">
            <text:p>0,006726163</text:p>
          </table:table-cell>
          <table:table-cell table:formula="of:=[.E455]*[.C455]" office:value-type="float" office:value="0" calcext:value-type="float">
            <text:p>0</text:p>
          </table:table-cell>
          <table:table-cell table:formula="of:=IF([.C455]=0;1;0)*[.E455]" office:value-type="float" office:value="0.006726163" calcext:value-type="float">
            <text:p>0,006726163</text:p>
          </table:table-cell>
          <table:table-cell table:formula="of:=[.E455]*[.D455]" office:value-type="float" office:value="0" calcext:value-type="float">
            <text:p>0</text:p>
          </table:table-cell>
          <table:table-cell table:formula="of:=IF([.D455]=0;1;0)*[.E455]" office:value-type="float" office:value="0.006726163" calcext:value-type="float">
            <text:p>0,00672616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mean()-Y</text:p>
          </table:table-cell>
          <table:table-cell office:value-type="string" calcext:value-type="string">
            <text:p>0.006720332</text:p>
          </table:table-cell>
          <table:table-cell table:style-name="ce3" table:formula="of:=IF(ISNUMBER(FIND(&quot;Acc&quot;;[.A456]))=1;1;0)" office:value-type="float" office:value="0" calcext:value-type="float">
            <text:p>0</text:p>
          </table:table-cell>
          <table:table-cell table:style-name="ce4" table:formula="of:=IF(LEFT([.A583];1)=&quot;f&quot;;1;0)" office:value-type="float" office:value="0" calcext:value-type="float">
            <text:p>0</text:p>
          </table:table-cell>
          <table:table-cell table:formula="of:=SUBSTITUTE([.B456]; &quot;.&quot;; &quot;,&quot;)*1" office:value-type="float" office:value="0.006720332" calcext:value-type="float">
            <text:p>0,006720332</text:p>
          </table:table-cell>
          <table:table-cell table:formula="of:=[.E456]*[.C456]" office:value-type="float" office:value="0" calcext:value-type="float">
            <text:p>0</text:p>
          </table:table-cell>
          <table:table-cell table:formula="of:=IF([.C456]=0;1;0)*[.E456]" office:value-type="float" office:value="0.006720332" calcext:value-type="float">
            <text:p>0,006720332</text:p>
          </table:table-cell>
          <table:table-cell table:formula="of:=[.E456]*[.D456]" office:value-type="float" office:value="0" calcext:value-type="float">
            <text:p>0</text:p>
          </table:table-cell>
          <table:table-cell table:formula="of:=IF([.D456]=0;1;0)*[.E456]" office:value-type="float" office:value="0.006720332" calcext:value-type="float">
            <text:p>0,0067203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-energy()-Y</text:p>
          </table:table-cell>
          <table:table-cell office:value-type="string" calcext:value-type="string">
            <text:p>0.006623792</text:p>
          </table:table-cell>
          <table:table-cell table:style-name="ce3" table:formula="of:=IF(ISNUMBER(FIND(&quot;Acc&quot;;[.A457]))=1;1;0)" office:value-type="float" office:value="0" calcext:value-type="float">
            <text:p>0</text:p>
          </table:table-cell>
          <table:table-cell table:style-name="ce4" table:formula="of:=IF(LEFT([.A584];1)=&quot;f&quot;;1;0)" office:value-type="float" office:value="0" calcext:value-type="float">
            <text:p>0</text:p>
          </table:table-cell>
          <table:table-cell table:formula="of:=SUBSTITUTE([.B457]; &quot;.&quot;; &quot;,&quot;)*1" office:value-type="float" office:value="0.006623792" calcext:value-type="float">
            <text:p>0,006623792</text:p>
          </table:table-cell>
          <table:table-cell table:formula="of:=[.E457]*[.C457]" office:value-type="float" office:value="0" calcext:value-type="float">
            <text:p>0</text:p>
          </table:table-cell>
          <table:table-cell table:formula="of:=IF([.C457]=0;1;0)*[.E457]" office:value-type="float" office:value="0.006623792" calcext:value-type="float">
            <text:p>0,006623792</text:p>
          </table:table-cell>
          <table:table-cell table:formula="of:=[.E457]*[.D457]" office:value-type="float" office:value="0" calcext:value-type="float">
            <text:p>0</text:p>
          </table:table-cell>
          <table:table-cell table:formula="of:=IF([.D457]=0;1;0)*[.E457]" office:value-type="float" office:value="0.006623792" calcext:value-type="float">
            <text:p>0,0066237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energy()-Z</text:p>
          </table:table-cell>
          <table:table-cell office:value-type="string" calcext:value-type="string">
            <text:p>0.006619238</text:p>
          </table:table-cell>
          <table:table-cell table:style-name="ce3" table:formula="of:=IF(ISNUMBER(FIND(&quot;Acc&quot;;[.A458]))=1;1;0)" office:value-type="float" office:value="0" calcext:value-type="float">
            <text:p>0</text:p>
          </table:table-cell>
          <table:table-cell table:style-name="ce4" table:formula="of:=IF(LEFT([.A585];1)=&quot;f&quot;;1;0)" office:value-type="float" office:value="0" calcext:value-type="float">
            <text:p>0</text:p>
          </table:table-cell>
          <table:table-cell table:formula="of:=SUBSTITUTE([.B458]; &quot;.&quot;; &quot;,&quot;)*1" office:value-type="float" office:value="0.006619238" calcext:value-type="float">
            <text:p>0,006619238</text:p>
          </table:table-cell>
          <table:table-cell table:formula="of:=[.E458]*[.C458]" office:value-type="float" office:value="0" calcext:value-type="float">
            <text:p>0</text:p>
          </table:table-cell>
          <table:table-cell table:formula="of:=IF([.C458]=0;1;0)*[.E458]" office:value-type="float" office:value="0.006619238" calcext:value-type="float">
            <text:p>0,006619238</text:p>
          </table:table-cell>
          <table:table-cell table:formula="of:=[.E458]*[.D458]" office:value-type="float" office:value="0" calcext:value-type="float">
            <text:p>0</text:p>
          </table:table-cell>
          <table:table-cell table:formula="of:=IF([.D458]=0;1;0)*[.E458]" office:value-type="float" office:value="0.006619238" calcext:value-type="float">
            <text:p>0,0066192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57,64.2</text:p>
          </table:table-cell>
          <table:table-cell office:value-type="string" calcext:value-type="string">
            <text:p>0.006560129</text:p>
          </table:table-cell>
          <table:table-cell table:style-name="ce3" table:formula="of:=IF(ISNUMBER(FIND(&quot;Acc&quot;;[.A459]))=1;1;0)" office:value-type="float" office:value="0" calcext:value-type="float">
            <text:p>0</text:p>
          </table:table-cell>
          <table:table-cell table:style-name="ce4" table:formula="of:=IF(LEFT([.A586];1)=&quot;f&quot;;1;0)" office:value-type="float" office:value="0" calcext:value-type="float">
            <text:p>0</text:p>
          </table:table-cell>
          <table:table-cell table:formula="of:=SUBSTITUTE([.B459]; &quot;.&quot;; &quot;,&quot;)*1" office:value-type="float" office:value="0.006560129" calcext:value-type="float">
            <text:p>0,006560129</text:p>
          </table:table-cell>
          <table:table-cell table:formula="of:=[.E459]*[.C459]" office:value-type="float" office:value="0" calcext:value-type="float">
            <text:p>0</text:p>
          </table:table-cell>
          <table:table-cell table:formula="of:=IF([.C459]=0;1;0)*[.E459]" office:value-type="float" office:value="0.006560129" calcext:value-type="float">
            <text:p>0,006560129</text:p>
          </table:table-cell>
          <table:table-cell table:formula="of:=[.E459]*[.D459]" office:value-type="float" office:value="0" calcext:value-type="float">
            <text:p>0</text:p>
          </table:table-cell>
          <table:table-cell table:formula="of:=IF([.D459]=0;1;0)*[.E459]" office:value-type="float" office:value="0.006560129" calcext:value-type="float">
            <text:p>0,0065601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7,32</text:p>
          </table:table-cell>
          <table:table-cell office:value-type="string" calcext:value-type="string">
            <text:p>0.006533982</text:p>
          </table:table-cell>
          <table:table-cell table:style-name="ce3" table:formula="of:=IF(ISNUMBER(FIND(&quot;Acc&quot;;[.A460]))=1;1;0)" office:value-type="float" office:value="0" calcext:value-type="float">
            <text:p>0</text:p>
          </table:table-cell>
          <table:table-cell table:style-name="ce4" table:formula="of:=IF(LEFT([.A587];1)=&quot;f&quot;;1;0)" office:value-type="float" office:value="0" calcext:value-type="float">
            <text:p>0</text:p>
          </table:table-cell>
          <table:table-cell table:formula="of:=SUBSTITUTE([.B460]; &quot;.&quot;; &quot;,&quot;)*1" office:value-type="float" office:value="0.006533982" calcext:value-type="float">
            <text:p>0,006533982</text:p>
          </table:table-cell>
          <table:table-cell table:formula="of:=[.E460]*[.C460]" office:value-type="float" office:value="0" calcext:value-type="float">
            <text:p>0</text:p>
          </table:table-cell>
          <table:table-cell table:formula="of:=IF([.C460]=0;1;0)*[.E460]" office:value-type="float" office:value="0.006533982" calcext:value-type="float">
            <text:p>0,006533982</text:p>
          </table:table-cell>
          <table:table-cell table:formula="of:=[.E460]*[.D460]" office:value-type="float" office:value="0" calcext:value-type="float">
            <text:p>0</text:p>
          </table:table-cell>
          <table:table-cell table:formula="of:=IF([.D460]=0;1;0)*[.E460]" office:value-type="float" office:value="0.006533982" calcext:value-type="float">
            <text:p>0,0065339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mad()-X</text:p>
          </table:table-cell>
          <table:table-cell office:value-type="string" calcext:value-type="string">
            <text:p>0.00650035</text:p>
          </table:table-cell>
          <table:table-cell table:style-name="ce3" table:formula="of:=IF(ISNUMBER(FIND(&quot;Acc&quot;;[.A461]))=1;1;0)" office:value-type="float" office:value="1" calcext:value-type="float">
            <text:p>1</text:p>
          </table:table-cell>
          <table:table-cell table:style-name="ce4" table:formula="of:=IF(LEFT([.A588];1)=&quot;f&quot;;1;0)" office:value-type="float" office:value="0" calcext:value-type="float">
            <text:p>0</text:p>
          </table:table-cell>
          <table:table-cell table:formula="of:=SUBSTITUTE([.B461]; &quot;.&quot;; &quot;,&quot;)*1" office:value-type="float" office:value="0.00650035" calcext:value-type="float">
            <text:p>0,00650035</text:p>
          </table:table-cell>
          <table:table-cell table:formula="of:=[.E461]*[.C461]" office:value-type="float" office:value="0.00650035" calcext:value-type="float">
            <text:p>0,00650035</text:p>
          </table:table-cell>
          <table:table-cell table:formula="of:=IF([.C461]=0;1;0)*[.E461]" office:value-type="float" office:value="0" calcext:value-type="float">
            <text:p>0</text:p>
          </table:table-cell>
          <table:table-cell table:formula="of:=[.E461]*[.D461]" office:value-type="float" office:value="0" calcext:value-type="float">
            <text:p>0</text:p>
          </table:table-cell>
          <table:table-cell table:formula="of:=IF([.D461]=0;1;0)*[.E461]" office:value-type="float" office:value="0.00650035" calcext:value-type="float">
            <text:p>0,006500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49,56.1</text:p>
          </table:table-cell>
          <table:table-cell office:value-type="string" calcext:value-type="string">
            <text:p>0.006481883</text:p>
          </table:table-cell>
          <table:table-cell table:style-name="ce3" table:formula="of:=IF(ISNUMBER(FIND(&quot;Acc&quot;;[.A462]))=1;1;0)" office:value-type="float" office:value="1" calcext:value-type="float">
            <text:p>1</text:p>
          </table:table-cell>
          <table:table-cell table:style-name="ce4" table:formula="of:=IF(LEFT([.A589];1)=&quot;f&quot;;1;0)" office:value-type="float" office:value="0" calcext:value-type="float">
            <text:p>0</text:p>
          </table:table-cell>
          <table:table-cell table:formula="of:=SUBSTITUTE([.B462]; &quot;.&quot;; &quot;,&quot;)*1" office:value-type="float" office:value="0.006481883" calcext:value-type="float">
            <text:p>0,006481883</text:p>
          </table:table-cell>
          <table:table-cell table:formula="of:=[.E462]*[.C462]" office:value-type="float" office:value="0.006481883" calcext:value-type="float">
            <text:p>0,006481883</text:p>
          </table:table-cell>
          <table:table-cell table:formula="of:=IF([.C462]=0;1;0)*[.E462]" office:value-type="float" office:value="0" calcext:value-type="float">
            <text:p>0</text:p>
          </table:table-cell>
          <table:table-cell table:formula="of:=[.E462]*[.D462]" office:value-type="float" office:value="0" calcext:value-type="float">
            <text:p>0</text:p>
          </table:table-cell>
          <table:table-cell table:formula="of:=IF([.D462]=0;1;0)*[.E462]" office:value-type="float" office:value="0.006481883" calcext:value-type="float">
            <text:p>0,00648188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,24.1</text:p>
          </table:table-cell>
          <table:table-cell office:value-type="string" calcext:value-type="string">
            <text:p>0.006462567</text:p>
          </table:table-cell>
          <table:table-cell table:style-name="ce3" table:formula="of:=IF(ISNUMBER(FIND(&quot;Acc&quot;;[.A463]))=1;1;0)" office:value-type="float" office:value="0" calcext:value-type="float">
            <text:p>0</text:p>
          </table:table-cell>
          <table:table-cell table:style-name="ce4" table:formula="of:=IF(LEFT([.A590];1)=&quot;f&quot;;1;0)" office:value-type="float" office:value="0" calcext:value-type="float">
            <text:p>0</text:p>
          </table:table-cell>
          <table:table-cell table:formula="of:=SUBSTITUTE([.B463]; &quot;.&quot;; &quot;,&quot;)*1" office:value-type="float" office:value="0.006462567" calcext:value-type="float">
            <text:p>0,006462567</text:p>
          </table:table-cell>
          <table:table-cell table:formula="of:=[.E463]*[.C463]" office:value-type="float" office:value="0" calcext:value-type="float">
            <text:p>0</text:p>
          </table:table-cell>
          <table:table-cell table:formula="of:=IF([.C463]=0;1;0)*[.E463]" office:value-type="float" office:value="0.006462567" calcext:value-type="float">
            <text:p>0,006462567</text:p>
          </table:table-cell>
          <table:table-cell table:formula="of:=[.E463]*[.D463]" office:value-type="float" office:value="0" calcext:value-type="float">
            <text:p>0</text:p>
          </table:table-cell>
          <table:table-cell table:formula="of:=IF([.D463]=0;1;0)*[.E463]" office:value-type="float" office:value="0.006462567" calcext:value-type="float">
            <text:p>0,0064625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33,40.2</text:p>
          </table:table-cell>
          <table:table-cell office:value-type="string" calcext:value-type="string">
            <text:p>0.006399705</text:p>
          </table:table-cell>
          <table:table-cell table:style-name="ce3" table:formula="of:=IF(ISNUMBER(FIND(&quot;Acc&quot;;[.A464]))=1;1;0)" office:value-type="float" office:value="0" calcext:value-type="float">
            <text:p>0</text:p>
          </table:table-cell>
          <table:table-cell table:style-name="ce4" table:formula="of:=IF(LEFT([.A591];1)=&quot;f&quot;;1;0)" office:value-type="float" office:value="0" calcext:value-type="float">
            <text:p>0</text:p>
          </table:table-cell>
          <table:table-cell table:formula="of:=SUBSTITUTE([.B464]; &quot;.&quot;; &quot;,&quot;)*1" office:value-type="float" office:value="0.006399705" calcext:value-type="float">
            <text:p>0,006399705</text:p>
          </table:table-cell>
          <table:table-cell table:formula="of:=[.E464]*[.C464]" office:value-type="float" office:value="0" calcext:value-type="float">
            <text:p>0</text:p>
          </table:table-cell>
          <table:table-cell table:formula="of:=IF([.C464]=0;1;0)*[.E464]" office:value-type="float" office:value="0.006399705" calcext:value-type="float">
            <text:p>0,006399705</text:p>
          </table:table-cell>
          <table:table-cell table:formula="of:=[.E464]*[.D464]" office:value-type="float" office:value="0" calcext:value-type="float">
            <text:p>0</text:p>
          </table:table-cell>
          <table:table-cell table:formula="of:=IF([.D464]=0;1;0)*[.E464]" office:value-type="float" office:value="0.006399705" calcext:value-type="float">
            <text:p>0,00639970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,24.2</text:p>
          </table:table-cell>
          <table:table-cell office:value-type="string" calcext:value-type="string">
            <text:p>0.006366729</text:p>
          </table:table-cell>
          <table:table-cell table:style-name="ce3" table:formula="of:=IF(ISNUMBER(FIND(&quot;Acc&quot;;[.A465]))=1;1;0)" office:value-type="float" office:value="1" calcext:value-type="float">
            <text:p>1</text:p>
          </table:table-cell>
          <table:table-cell table:style-name="ce4" table:formula="of:=IF(LEFT([.A592];1)=&quot;f&quot;;1;0)" office:value-type="float" office:value="0" calcext:value-type="float">
            <text:p>0</text:p>
          </table:table-cell>
          <table:table-cell table:formula="of:=SUBSTITUTE([.B465]; &quot;.&quot;; &quot;,&quot;)*1" office:value-type="float" office:value="0.006366729" calcext:value-type="float">
            <text:p>0,006366729</text:p>
          </table:table-cell>
          <table:table-cell table:formula="of:=[.E465]*[.C465]" office:value-type="float" office:value="0.006366729" calcext:value-type="float">
            <text:p>0,006366729</text:p>
          </table:table-cell>
          <table:table-cell table:formula="of:=IF([.C465]=0;1;0)*[.E465]" office:value-type="float" office:value="0" calcext:value-type="float">
            <text:p>0</text:p>
          </table:table-cell>
          <table:table-cell table:formula="of:=[.E465]*[.D465]" office:value-type="float" office:value="0" calcext:value-type="float">
            <text:p>0</text:p>
          </table:table-cell>
          <table:table-cell table:formula="of:=IF([.D465]=0;1;0)*[.E465]" office:value-type="float" office:value="0.006366729" calcext:value-type="float">
            <text:p>0,0063667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9,16.2</text:p>
          </table:table-cell>
          <table:table-cell office:value-type="string" calcext:value-type="string">
            <text:p>0.006363885</text:p>
          </table:table-cell>
          <table:table-cell table:style-name="ce3" table:formula="of:=IF(ISNUMBER(FIND(&quot;Acc&quot;;[.A466]))=1;1;0)" office:value-type="float" office:value="1" calcext:value-type="float">
            <text:p>1</text:p>
          </table:table-cell>
          <table:table-cell table:style-name="ce4" table:formula="of:=IF(LEFT([.A593];1)=&quot;f&quot;;1;0)" office:value-type="float" office:value="0" calcext:value-type="float">
            <text:p>0</text:p>
          </table:table-cell>
          <table:table-cell table:formula="of:=SUBSTITUTE([.B466]; &quot;.&quot;; &quot;,&quot;)*1" office:value-type="float" office:value="0.006363885" calcext:value-type="float">
            <text:p>0,006363885</text:p>
          </table:table-cell>
          <table:table-cell table:formula="of:=[.E466]*[.C466]" office:value-type="float" office:value="0.006363885" calcext:value-type="float">
            <text:p>0,006363885</text:p>
          </table:table-cell>
          <table:table-cell table:formula="of:=IF([.C466]=0;1;0)*[.E466]" office:value-type="float" office:value="0" calcext:value-type="float">
            <text:p>0</text:p>
          </table:table-cell>
          <table:table-cell table:formula="of:=[.E466]*[.D466]" office:value-type="float" office:value="0" calcext:value-type="float">
            <text:p>0</text:p>
          </table:table-cell>
          <table:table-cell table:formula="of:=IF([.D466]=0;1;0)*[.E466]" office:value-type="float" office:value="0.006363885" calcext:value-type="float">
            <text:p>0,0063638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mad()-X</text:p>
          </table:table-cell>
          <table:table-cell office:value-type="string" calcext:value-type="string">
            <text:p>0.006304244</text:p>
          </table:table-cell>
          <table:table-cell table:style-name="ce3" table:formula="of:=IF(ISNUMBER(FIND(&quot;Acc&quot;;[.A467]))=1;1;0)" office:value-type="float" office:value="1" calcext:value-type="float">
            <text:p>1</text:p>
          </table:table-cell>
          <table:table-cell table:style-name="ce4" table:formula="of:=IF(LEFT([.A594];1)=&quot;f&quot;;1;0)" office:value-type="float" office:value="0" calcext:value-type="float">
            <text:p>0</text:p>
          </table:table-cell>
          <table:table-cell table:formula="of:=SUBSTITUTE([.B467]; &quot;.&quot;; &quot;,&quot;)*1" office:value-type="float" office:value="0.006304244" calcext:value-type="float">
            <text:p>0,006304244</text:p>
          </table:table-cell>
          <table:table-cell table:formula="of:=[.E467]*[.C467]" office:value-type="float" office:value="0.006304244" calcext:value-type="float">
            <text:p>0,006304244</text:p>
          </table:table-cell>
          <table:table-cell table:formula="of:=IF([.C467]=0;1;0)*[.E467]" office:value-type="float" office:value="0" calcext:value-type="float">
            <text:p>0</text:p>
          </table:table-cell>
          <table:table-cell table:formula="of:=[.E467]*[.D467]" office:value-type="float" office:value="0" calcext:value-type="float">
            <text:p>0</text:p>
          </table:table-cell>
          <table:table-cell table:formula="of:=IF([.D467]=0;1;0)*[.E467]" office:value-type="float" office:value="0.006304244" calcext:value-type="float">
            <text:p>0,0063042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mad()</text:p>
          </table:table-cell>
          <table:table-cell office:value-type="string" calcext:value-type="string">
            <text:p>0.006294759</text:p>
          </table:table-cell>
          <table:table-cell table:style-name="ce3" table:formula="of:=IF(ISNUMBER(FIND(&quot;Acc&quot;;[.A468]))=1;1;0)" office:value-type="float" office:value="0" calcext:value-type="float">
            <text:p>0</text:p>
          </table:table-cell>
          <table:table-cell table:style-name="ce4" table:formula="of:=IF(LEFT([.A595];1)=&quot;f&quot;;1;0)" office:value-type="float" office:value="0" calcext:value-type="float">
            <text:p>0</text:p>
          </table:table-cell>
          <table:table-cell table:formula="of:=SUBSTITUTE([.B468]; &quot;.&quot;; &quot;,&quot;)*1" office:value-type="float" office:value="0.006294759" calcext:value-type="float">
            <text:p>0,006294759</text:p>
          </table:table-cell>
          <table:table-cell table:formula="of:=[.E468]*[.C468]" office:value-type="float" office:value="0" calcext:value-type="float">
            <text:p>0</text:p>
          </table:table-cell>
          <table:table-cell table:formula="of:=IF([.C468]=0;1;0)*[.E468]" office:value-type="float" office:value="0.006294759" calcext:value-type="float">
            <text:p>0,006294759</text:p>
          </table:table-cell>
          <table:table-cell table:formula="of:=[.E468]*[.D468]" office:value-type="float" office:value="0" calcext:value-type="float">
            <text:p>0</text:p>
          </table:table-cell>
          <table:table-cell table:formula="of:=IF([.D468]=0;1;0)*[.E468]" office:value-type="float" office:value="0.006294759" calcext:value-type="float">
            <text:p>0,0062947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25,32</text:p>
          </table:table-cell>
          <table:table-cell office:value-type="string" calcext:value-type="string">
            <text:p>0.006290188</text:p>
          </table:table-cell>
          <table:table-cell table:style-name="ce3" table:formula="of:=IF(ISNUMBER(FIND(&quot;Acc&quot;;[.A469]))=1;1;0)" office:value-type="float" office:value="1" calcext:value-type="float">
            <text:p>1</text:p>
          </table:table-cell>
          <table:table-cell table:style-name="ce4" table:formula="of:=IF(LEFT([.A596];1)=&quot;f&quot;;1;0)" office:value-type="float" office:value="0" calcext:value-type="float">
            <text:p>0</text:p>
          </table:table-cell>
          <table:table-cell table:formula="of:=SUBSTITUTE([.B469]; &quot;.&quot;; &quot;,&quot;)*1" office:value-type="float" office:value="0.006290188" calcext:value-type="float">
            <text:p>0,006290188</text:p>
          </table:table-cell>
          <table:table-cell table:formula="of:=[.E469]*[.C469]" office:value-type="float" office:value="0.006290188" calcext:value-type="float">
            <text:p>0,006290188</text:p>
          </table:table-cell>
          <table:table-cell table:formula="of:=IF([.C469]=0;1;0)*[.E469]" office:value-type="float" office:value="0" calcext:value-type="float">
            <text:p>0</text:p>
          </table:table-cell>
          <table:table-cell table:formula="of:=[.E469]*[.D469]" office:value-type="float" office:value="0" calcext:value-type="float">
            <text:p>0</text:p>
          </table:table-cell>
          <table:table-cell table:formula="of:=IF([.D469]=0;1;0)*[.E469]" office:value-type="float" office:value="0.006290188" calcext:value-type="float">
            <text:p>0,0062901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33,48</text:p>
          </table:table-cell>
          <table:table-cell office:value-type="string" calcext:value-type="string">
            <text:p>0.006198446</text:p>
          </table:table-cell>
          <table:table-cell table:style-name="ce3" table:formula="of:=IF(ISNUMBER(FIND(&quot;Acc&quot;;[.A470]))=1;1;0)" office:value-type="float" office:value="1" calcext:value-type="float">
            <text:p>1</text:p>
          </table:table-cell>
          <table:table-cell table:style-name="ce4" table:formula="of:=IF(LEFT([.A597];1)=&quot;f&quot;;1;0)" office:value-type="float" office:value="0" calcext:value-type="float">
            <text:p>0</text:p>
          </table:table-cell>
          <table:table-cell table:formula="of:=SUBSTITUTE([.B470]; &quot;.&quot;; &quot;,&quot;)*1" office:value-type="float" office:value="0.006198446" calcext:value-type="float">
            <text:p>0,006198446</text:p>
          </table:table-cell>
          <table:table-cell table:formula="of:=[.E470]*[.C470]" office:value-type="float" office:value="0.006198446" calcext:value-type="float">
            <text:p>0,006198446</text:p>
          </table:table-cell>
          <table:table-cell table:formula="of:=IF([.C470]=0;1;0)*[.E470]" office:value-type="float" office:value="0" calcext:value-type="float">
            <text:p>0</text:p>
          </table:table-cell>
          <table:table-cell table:formula="of:=[.E470]*[.D470]" office:value-type="float" office:value="0" calcext:value-type="float">
            <text:p>0</text:p>
          </table:table-cell>
          <table:table-cell table:formula="of:=IF([.D470]=0;1;0)*[.E470]" office:value-type="float" office:value="0.006198446" calcext:value-type="float">
            <text:p>0,00619844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energy()-Z</text:p>
          </table:table-cell>
          <table:table-cell office:value-type="string" calcext:value-type="string">
            <text:p>0.00618704</text:p>
          </table:table-cell>
          <table:table-cell table:style-name="ce3" table:formula="of:=IF(ISNUMBER(FIND(&quot;Acc&quot;;[.A471]))=1;1;0)" office:value-type="float" office:value="1" calcext:value-type="float">
            <text:p>1</text:p>
          </table:table-cell>
          <table:table-cell table:style-name="ce4" table:formula="of:=IF(LEFT([.A598];1)=&quot;f&quot;;1;0)" office:value-type="float" office:value="0" calcext:value-type="float">
            <text:p>0</text:p>
          </table:table-cell>
          <table:table-cell table:formula="of:=SUBSTITUTE([.B471]; &quot;.&quot;; &quot;,&quot;)*1" office:value-type="float" office:value="0.00618704" calcext:value-type="float">
            <text:p>0,00618704</text:p>
          </table:table-cell>
          <table:table-cell table:formula="of:=[.E471]*[.C471]" office:value-type="float" office:value="0.00618704" calcext:value-type="float">
            <text:p>0,00618704</text:p>
          </table:table-cell>
          <table:table-cell table:formula="of:=IF([.C471]=0;1;0)*[.E471]" office:value-type="float" office:value="0" calcext:value-type="float">
            <text:p>0</text:p>
          </table:table-cell>
          <table:table-cell table:formula="of:=[.E471]*[.D471]" office:value-type="float" office:value="0" calcext:value-type="float">
            <text:p>0</text:p>
          </table:table-cell>
          <table:table-cell table:formula="of:=IF([.D471]=0;1;0)*[.E471]" office:value-type="float" office:value="0.00618704" calcext:value-type="float">
            <text:p>0,006187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-energy()-Y</text:p>
          </table:table-cell>
          <table:table-cell office:value-type="string" calcext:value-type="string">
            <text:p>0.006169119</text:p>
          </table:table-cell>
          <table:table-cell table:style-name="ce3" table:formula="of:=IF(ISNUMBER(FIND(&quot;Acc&quot;;[.A472]))=1;1;0)" office:value-type="float" office:value="1" calcext:value-type="float">
            <text:p>1</text:p>
          </table:table-cell>
          <table:table-cell table:style-name="ce4" table:formula="of:=IF(LEFT([.A599];1)=&quot;f&quot;;1;0)" office:value-type="float" office:value="0" calcext:value-type="float">
            <text:p>0</text:p>
          </table:table-cell>
          <table:table-cell table:formula="of:=SUBSTITUTE([.B472]; &quot;.&quot;; &quot;,&quot;)*1" office:value-type="float" office:value="0.006169119" calcext:value-type="float">
            <text:p>0,006169119</text:p>
          </table:table-cell>
          <table:table-cell table:formula="of:=[.E472]*[.C472]" office:value-type="float" office:value="0.006169119" calcext:value-type="float">
            <text:p>0,006169119</text:p>
          </table:table-cell>
          <table:table-cell table:formula="of:=IF([.C472]=0;1;0)*[.E472]" office:value-type="float" office:value="0" calcext:value-type="float">
            <text:p>0</text:p>
          </table:table-cell>
          <table:table-cell table:formula="of:=[.E472]*[.D472]" office:value-type="float" office:value="0" calcext:value-type="float">
            <text:p>0</text:p>
          </table:table-cell>
          <table:table-cell table:formula="of:=IF([.D472]=0;1;0)*[.E472]" office:value-type="float" office:value="0.006169119" calcext:value-type="float">
            <text:p>0,0061691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33,40</text:p>
          </table:table-cell>
          <table:table-cell office:value-type="string" calcext:value-type="string">
            <text:p>0.006140147</text:p>
          </table:table-cell>
          <table:table-cell table:style-name="ce3" table:formula="of:=IF(ISNUMBER(FIND(&quot;Acc&quot;;[.A473]))=1;1;0)" office:value-type="float" office:value="0" calcext:value-type="float">
            <text:p>0</text:p>
          </table:table-cell>
          <table:table-cell table:style-name="ce4" table:formula="of:=IF(LEFT([.A600];1)=&quot;f&quot;;1;0)" office:value-type="float" office:value="0" calcext:value-type="float">
            <text:p>0</text:p>
          </table:table-cell>
          <table:table-cell table:formula="of:=SUBSTITUTE([.B473]; &quot;.&quot;; &quot;,&quot;)*1" office:value-type="float" office:value="0.006140147" calcext:value-type="float">
            <text:p>0,006140147</text:p>
          </table:table-cell>
          <table:table-cell table:formula="of:=[.E473]*[.C473]" office:value-type="float" office:value="0" calcext:value-type="float">
            <text:p>0</text:p>
          </table:table-cell>
          <table:table-cell table:formula="of:=IF([.C473]=0;1;0)*[.E473]" office:value-type="float" office:value="0.006140147" calcext:value-type="float">
            <text:p>0,006140147</text:p>
          </table:table-cell>
          <table:table-cell table:formula="of:=[.E473]*[.D473]" office:value-type="float" office:value="0" calcext:value-type="float">
            <text:p>0</text:p>
          </table:table-cell>
          <table:table-cell table:formula="of:=IF([.D473]=0;1;0)*[.E473]" office:value-type="float" office:value="0.006140147" calcext:value-type="float">
            <text:p>0,0061401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std()-X</text:p>
          </table:table-cell>
          <table:table-cell office:value-type="string" calcext:value-type="string">
            <text:p>0.006122818</text:p>
          </table:table-cell>
          <table:table-cell table:style-name="ce3" table:formula="of:=IF(ISNUMBER(FIND(&quot;Acc&quot;;[.A474]))=1;1;0)" office:value-type="float" office:value="1" calcext:value-type="float">
            <text:p>1</text:p>
          </table:table-cell>
          <table:table-cell table:style-name="ce4" table:formula="of:=IF(LEFT([.A601];1)=&quot;f&quot;;1;0)" office:value-type="float" office:value="0" calcext:value-type="float">
            <text:p>0</text:p>
          </table:table-cell>
          <table:table-cell table:formula="of:=SUBSTITUTE([.B474]; &quot;.&quot;; &quot;,&quot;)*1" office:value-type="float" office:value="0.006122818" calcext:value-type="float">
            <text:p>0,006122818</text:p>
          </table:table-cell>
          <table:table-cell table:formula="of:=[.E474]*[.C474]" office:value-type="float" office:value="0.006122818" calcext:value-type="float">
            <text:p>0,006122818</text:p>
          </table:table-cell>
          <table:table-cell table:formula="of:=IF([.C474]=0;1;0)*[.E474]" office:value-type="float" office:value="0" calcext:value-type="float">
            <text:p>0</text:p>
          </table:table-cell>
          <table:table-cell table:formula="of:=[.E474]*[.D474]" office:value-type="float" office:value="0" calcext:value-type="float">
            <text:p>0</text:p>
          </table:table-cell>
          <table:table-cell table:formula="of:=IF([.D474]=0;1;0)*[.E474]" office:value-type="float" office:value="0.006122818" calcext:value-type="float">
            <text:p>0,0061228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25,48</text:p>
          </table:table-cell>
          <table:table-cell office:value-type="string" calcext:value-type="string">
            <text:p>0.006099237</text:p>
          </table:table-cell>
          <table:table-cell table:style-name="ce3" table:formula="of:=IF(ISNUMBER(FIND(&quot;Acc&quot;;[.A475]))=1;1;0)" office:value-type="float" office:value="1" calcext:value-type="float">
            <text:p>1</text:p>
          </table:table-cell>
          <table:table-cell table:style-name="ce4" table:formula="of:=IF(LEFT([.A602];1)=&quot;f&quot;;1;0)" office:value-type="float" office:value="0" calcext:value-type="float">
            <text:p>0</text:p>
          </table:table-cell>
          <table:table-cell table:formula="of:=SUBSTITUTE([.B475]; &quot;.&quot;; &quot;,&quot;)*1" office:value-type="float" office:value="0.006099237" calcext:value-type="float">
            <text:p>0,006099237</text:p>
          </table:table-cell>
          <table:table-cell table:formula="of:=[.E475]*[.C475]" office:value-type="float" office:value="0.006099237" calcext:value-type="float">
            <text:p>0,006099237</text:p>
          </table:table-cell>
          <table:table-cell table:formula="of:=IF([.C475]=0;1;0)*[.E475]" office:value-type="float" office:value="0" calcext:value-type="float">
            <text:p>0</text:p>
          </table:table-cell>
          <table:table-cell table:formula="of:=[.E475]*[.D475]" office:value-type="float" office:value="0" calcext:value-type="float">
            <text:p>0</text:p>
          </table:table-cell>
          <table:table-cell table:formula="of:=IF([.D475]=0;1;0)*[.E475]" office:value-type="float" office:value="0.006099237" calcext:value-type="float">
            <text:p>0,00609923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in()-Z</text:p>
          </table:table-cell>
          <table:table-cell office:value-type="string" calcext:value-type="string">
            <text:p>0.006087091</text:p>
          </table:table-cell>
          <table:table-cell table:style-name="ce3" table:formula="of:=IF(ISNUMBER(FIND(&quot;Acc&quot;;[.A476]))=1;1;0)" office:value-type="float" office:value="0" calcext:value-type="float">
            <text:p>0</text:p>
          </table:table-cell>
          <table:table-cell table:style-name="ce4" table:formula="of:=IF(LEFT([.A603];1)=&quot;f&quot;;1;0)" office:value-type="float" office:value="0" calcext:value-type="float">
            <text:p>0</text:p>
          </table:table-cell>
          <table:table-cell table:formula="of:=SUBSTITUTE([.B476]; &quot;.&quot;; &quot;,&quot;)*1" office:value-type="float" office:value="0.006087091" calcext:value-type="float">
            <text:p>0,006087091</text:p>
          </table:table-cell>
          <table:table-cell table:formula="of:=[.E476]*[.C476]" office:value-type="float" office:value="0" calcext:value-type="float">
            <text:p>0</text:p>
          </table:table-cell>
          <table:table-cell table:formula="of:=IF([.C476]=0;1;0)*[.E476]" office:value-type="float" office:value="0.006087091" calcext:value-type="float">
            <text:p>0,006087091</text:p>
          </table:table-cell>
          <table:table-cell table:formula="of:=[.E476]*[.D476]" office:value-type="float" office:value="0" calcext:value-type="float">
            <text:p>0</text:p>
          </table:table-cell>
          <table:table-cell table:formula="of:=IF([.D476]=0;1;0)*[.E476]" office:value-type="float" office:value="0.006087091" calcext:value-type="float">
            <text:p>0,0060870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49,64.1</text:p>
          </table:table-cell>
          <table:table-cell office:value-type="string" calcext:value-type="string">
            <text:p>0.006041597</text:p>
          </table:table-cell>
          <table:table-cell table:style-name="ce3" table:formula="of:=IF(ISNUMBER(FIND(&quot;Acc&quot;;[.A477]))=1;1;0)" office:value-type="float" office:value="1" calcext:value-type="float">
            <text:p>1</text:p>
          </table:table-cell>
          <table:table-cell table:style-name="ce4" table:formula="of:=IF(LEFT([.A604];1)=&quot;f&quot;;1;0)" office:value-type="float" office:value="0" calcext:value-type="float">
            <text:p>0</text:p>
          </table:table-cell>
          <table:table-cell table:formula="of:=SUBSTITUTE([.B477]; &quot;.&quot;; &quot;,&quot;)*1" office:value-type="float" office:value="0.006041597" calcext:value-type="float">
            <text:p>0,006041597</text:p>
          </table:table-cell>
          <table:table-cell table:formula="of:=[.E477]*[.C477]" office:value-type="float" office:value="0.006041597" calcext:value-type="float">
            <text:p>0,006041597</text:p>
          </table:table-cell>
          <table:table-cell table:formula="of:=IF([.C477]=0;1;0)*[.E477]" office:value-type="float" office:value="0" calcext:value-type="float">
            <text:p>0</text:p>
          </table:table-cell>
          <table:table-cell table:formula="of:=[.E477]*[.D477]" office:value-type="float" office:value="0" calcext:value-type="float">
            <text:p>0</text:p>
          </table:table-cell>
          <table:table-cell table:formula="of:=IF([.D477]=0;1;0)*[.E477]" office:value-type="float" office:value="0.006041597" calcext:value-type="float">
            <text:p>0,0060415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mad()</text:p>
          </table:table-cell>
          <table:table-cell office:value-type="string" calcext:value-type="string">
            <text:p>0.006017543</text:p>
          </table:table-cell>
          <table:table-cell table:style-name="ce3" table:formula="of:=IF(ISNUMBER(FIND(&quot;Acc&quot;;[.A478]))=1;1;0)" office:value-type="float" office:value="0" calcext:value-type="float">
            <text:p>0</text:p>
          </table:table-cell>
          <table:table-cell table:style-name="ce4" table:formula="of:=IF(LEFT([.A605];1)=&quot;f&quot;;1;0)" office:value-type="float" office:value="0" calcext:value-type="float">
            <text:p>0</text:p>
          </table:table-cell>
          <table:table-cell table:formula="of:=SUBSTITUTE([.B478]; &quot;.&quot;; &quot;,&quot;)*1" office:value-type="float" office:value="0.006017543" calcext:value-type="float">
            <text:p>0,006017543</text:p>
          </table:table-cell>
          <table:table-cell table:formula="of:=[.E478]*[.C478]" office:value-type="float" office:value="0" calcext:value-type="float">
            <text:p>0</text:p>
          </table:table-cell>
          <table:table-cell table:formula="of:=IF([.C478]=0;1;0)*[.E478]" office:value-type="float" office:value="0.006017543" calcext:value-type="float">
            <text:p>0,006017543</text:p>
          </table:table-cell>
          <table:table-cell table:formula="of:=[.E478]*[.D478]" office:value-type="float" office:value="0" calcext:value-type="float">
            <text:p>0</text:p>
          </table:table-cell>
          <table:table-cell table:formula="of:=IF([.D478]=0;1;0)*[.E478]" office:value-type="float" office:value="0.006017543" calcext:value-type="float">
            <text:p>0,0060175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min()-Y</text:p>
          </table:table-cell>
          <table:table-cell office:value-type="string" calcext:value-type="string">
            <text:p>0.006011722</text:p>
          </table:table-cell>
          <table:table-cell table:style-name="ce3" table:formula="of:=IF(ISNUMBER(FIND(&quot;Acc&quot;;[.A479]))=1;1;0)" office:value-type="float" office:value="0" calcext:value-type="float">
            <text:p>0</text:p>
          </table:table-cell>
          <table:table-cell table:style-name="ce4" table:formula="of:=IF(LEFT([.A606];1)=&quot;f&quot;;1;0)" office:value-type="float" office:value="0" calcext:value-type="float">
            <text:p>0</text:p>
          </table:table-cell>
          <table:table-cell table:formula="of:=SUBSTITUTE([.B479]; &quot;.&quot;; &quot;,&quot;)*1" office:value-type="float" office:value="0.006011722" calcext:value-type="float">
            <text:p>0,006011722</text:p>
          </table:table-cell>
          <table:table-cell table:formula="of:=[.E479]*[.C479]" office:value-type="float" office:value="0" calcext:value-type="float">
            <text:p>0</text:p>
          </table:table-cell>
          <table:table-cell table:formula="of:=IF([.C479]=0;1;0)*[.E479]" office:value-type="float" office:value="0.006011722" calcext:value-type="float">
            <text:p>0,006011722</text:p>
          </table:table-cell>
          <table:table-cell table:formula="of:=[.E479]*[.D479]" office:value-type="float" office:value="0" calcext:value-type="float">
            <text:p>0</text:p>
          </table:table-cell>
          <table:table-cell table:formula="of:=IF([.D479]=0;1;0)*[.E479]" office:value-type="float" office:value="0.006011722" calcext:value-type="float">
            <text:p>0,0060117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energy()-Y</text:p>
          </table:table-cell>
          <table:table-cell office:value-type="string" calcext:value-type="string">
            <text:p>0.005961463</text:p>
          </table:table-cell>
          <table:table-cell table:style-name="ce3" table:formula="of:=IF(ISNUMBER(FIND(&quot;Acc&quot;;[.A480]))=1;1;0)" office:value-type="float" office:value="0" calcext:value-type="float">
            <text:p>0</text:p>
          </table:table-cell>
          <table:table-cell table:style-name="ce4" table:formula="of:=IF(LEFT([.A607];1)=&quot;f&quot;;1;0)" office:value-type="float" office:value="0" calcext:value-type="float">
            <text:p>0</text:p>
          </table:table-cell>
          <table:table-cell table:formula="of:=SUBSTITUTE([.B480]; &quot;.&quot;; &quot;,&quot;)*1" office:value-type="float" office:value="0.005961463" calcext:value-type="float">
            <text:p>0,005961463</text:p>
          </table:table-cell>
          <table:table-cell table:formula="of:=[.E480]*[.C480]" office:value-type="float" office:value="0" calcext:value-type="float">
            <text:p>0</text:p>
          </table:table-cell>
          <table:table-cell table:formula="of:=IF([.C480]=0;1;0)*[.E480]" office:value-type="float" office:value="0.005961463" calcext:value-type="float">
            <text:p>0,005961463</text:p>
          </table:table-cell>
          <table:table-cell table:formula="of:=[.E480]*[.D480]" office:value-type="float" office:value="0" calcext:value-type="float">
            <text:p>0</text:p>
          </table:table-cell>
          <table:table-cell table:formula="of:=IF([.D480]=0;1;0)*[.E480]" office:value-type="float" office:value="0.005961463" calcext:value-type="float">
            <text:p>0,00596146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energy()-Z</text:p>
          </table:table-cell>
          <table:table-cell office:value-type="string" calcext:value-type="string">
            <text:p>0.005948833</text:p>
          </table:table-cell>
          <table:table-cell table:style-name="ce3" table:formula="of:=IF(ISNUMBER(FIND(&quot;Acc&quot;;[.A481]))=1;1;0)" office:value-type="float" office:value="1" calcext:value-type="float">
            <text:p>1</text:p>
          </table:table-cell>
          <table:table-cell table:style-name="ce4" table:formula="of:=IF(LEFT([.A608];1)=&quot;f&quot;;1;0)" office:value-type="float" office:value="0" calcext:value-type="float">
            <text:p>0</text:p>
          </table:table-cell>
          <table:table-cell table:formula="of:=SUBSTITUTE([.B481]; &quot;.&quot;; &quot;,&quot;)*1" office:value-type="float" office:value="0.005948833" calcext:value-type="float">
            <text:p>0,005948833</text:p>
          </table:table-cell>
          <table:table-cell table:formula="of:=[.E481]*[.C481]" office:value-type="float" office:value="0.005948833" calcext:value-type="float">
            <text:p>0,005948833</text:p>
          </table:table-cell>
          <table:table-cell table:formula="of:=IF([.C481]=0;1;0)*[.E481]" office:value-type="float" office:value="0" calcext:value-type="float">
            <text:p>0</text:p>
          </table:table-cell>
          <table:table-cell table:formula="of:=[.E481]*[.D481]" office:value-type="float" office:value="0" calcext:value-type="float">
            <text:p>0</text:p>
          </table:table-cell>
          <table:table-cell table:formula="of:=IF([.D481]=0;1;0)*[.E481]" office:value-type="float" office:value="0.005948833" calcext:value-type="float">
            <text:p>0,0059488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energy()-Z</text:p>
          </table:table-cell>
          <table:table-cell office:value-type="string" calcext:value-type="string">
            <text:p>0.005947211</text:p>
          </table:table-cell>
          <table:table-cell table:style-name="ce3" table:formula="of:=IF(ISNUMBER(FIND(&quot;Acc&quot;;[.A482]))=1;1;0)" office:value-type="float" office:value="1" calcext:value-type="float">
            <text:p>1</text:p>
          </table:table-cell>
          <table:table-cell table:style-name="ce4" table:formula="of:=IF(LEFT([.A609];1)=&quot;f&quot;;1;0)" office:value-type="float" office:value="0" calcext:value-type="float">
            <text:p>0</text:p>
          </table:table-cell>
          <table:table-cell table:formula="of:=SUBSTITUTE([.B482]; &quot;.&quot;; &quot;,&quot;)*1" office:value-type="float" office:value="0.005947211" calcext:value-type="float">
            <text:p>0,005947211</text:p>
          </table:table-cell>
          <table:table-cell table:formula="of:=[.E482]*[.C482]" office:value-type="float" office:value="0.005947211" calcext:value-type="float">
            <text:p>0,005947211</text:p>
          </table:table-cell>
          <table:table-cell table:formula="of:=IF([.C482]=0;1;0)*[.E482]" office:value-type="float" office:value="0" calcext:value-type="float">
            <text:p>0</text:p>
          </table:table-cell>
          <table:table-cell table:formula="of:=[.E482]*[.D482]" office:value-type="float" office:value="0" calcext:value-type="float">
            <text:p>0</text:p>
          </table:table-cell>
          <table:table-cell table:formula="of:=IF([.D482]=0;1;0)*[.E482]" office:value-type="float" office:value="0.005947211" calcext:value-type="float">
            <text:p>0,0059472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49,56.1</text:p>
          </table:table-cell>
          <table:table-cell office:value-type="string" calcext:value-type="string">
            <text:p>0.005889907</text:p>
          </table:table-cell>
          <table:table-cell table:style-name="ce3" table:formula="of:=IF(ISNUMBER(FIND(&quot;Acc&quot;;[.A483]))=1;1;0)" office:value-type="float" office:value="1" calcext:value-type="float">
            <text:p>1</text:p>
          </table:table-cell>
          <table:table-cell table:style-name="ce4" table:formula="of:=IF(LEFT([.A610];1)=&quot;f&quot;;1;0)" office:value-type="float" office:value="0" calcext:value-type="float">
            <text:p>0</text:p>
          </table:table-cell>
          <table:table-cell table:formula="of:=SUBSTITUTE([.B483]; &quot;.&quot;; &quot;,&quot;)*1" office:value-type="float" office:value="0.005889907" calcext:value-type="float">
            <text:p>0,005889907</text:p>
          </table:table-cell>
          <table:table-cell table:formula="of:=[.E483]*[.C483]" office:value-type="float" office:value="0.005889907" calcext:value-type="float">
            <text:p>0,005889907</text:p>
          </table:table-cell>
          <table:table-cell table:formula="of:=IF([.C483]=0;1;0)*[.E483]" office:value-type="float" office:value="0" calcext:value-type="float">
            <text:p>0</text:p>
          </table:table-cell>
          <table:table-cell table:formula="of:=[.E483]*[.D483]" office:value-type="float" office:value="0" calcext:value-type="float">
            <text:p>0</text:p>
          </table:table-cell>
          <table:table-cell table:formula="of:=IF([.D483]=0;1;0)*[.E483]" office:value-type="float" office:value="0.005889907" calcext:value-type="float">
            <text:p>0,00588990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41,48.2</text:p>
          </table:table-cell>
          <table:table-cell office:value-type="string" calcext:value-type="string">
            <text:p>0.005870152</text:p>
          </table:table-cell>
          <table:table-cell table:style-name="ce3" table:formula="of:=IF(ISNUMBER(FIND(&quot;Acc&quot;;[.A484]))=1;1;0)" office:value-type="float" office:value="0" calcext:value-type="float">
            <text:p>0</text:p>
          </table:table-cell>
          <table:table-cell table:style-name="ce4" table:formula="of:=IF(LEFT([.A611];1)=&quot;f&quot;;1;0)" office:value-type="float" office:value="0" calcext:value-type="float">
            <text:p>0</text:p>
          </table:table-cell>
          <table:table-cell table:formula="of:=SUBSTITUTE([.B484]; &quot;.&quot;; &quot;,&quot;)*1" office:value-type="float" office:value="0.005870152" calcext:value-type="float">
            <text:p>0,005870152</text:p>
          </table:table-cell>
          <table:table-cell table:formula="of:=[.E484]*[.C484]" office:value-type="float" office:value="0" calcext:value-type="float">
            <text:p>0</text:p>
          </table:table-cell>
          <table:table-cell table:formula="of:=IF([.C484]=0;1;0)*[.E484]" office:value-type="float" office:value="0.005870152" calcext:value-type="float">
            <text:p>0,005870152</text:p>
          </table:table-cell>
          <table:table-cell table:formula="of:=[.E484]*[.D484]" office:value-type="float" office:value="0" calcext:value-type="float">
            <text:p>0</text:p>
          </table:table-cell>
          <table:table-cell table:formula="of:=IF([.D484]=0;1;0)*[.E484]" office:value-type="float" office:value="0.005870152" calcext:value-type="float">
            <text:p>0,0058701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49,64.1</text:p>
          </table:table-cell>
          <table:table-cell office:value-type="string" calcext:value-type="string">
            <text:p>0.005859765</text:p>
          </table:table-cell>
          <table:table-cell table:style-name="ce3" table:formula="of:=IF(ISNUMBER(FIND(&quot;Acc&quot;;[.A485]))=1;1;0)" office:value-type="float" office:value="0" calcext:value-type="float">
            <text:p>0</text:p>
          </table:table-cell>
          <table:table-cell table:style-name="ce4" table:formula="of:=IF(LEFT([.A612];1)=&quot;f&quot;;1;0)" office:value-type="float" office:value="0" calcext:value-type="float">
            <text:p>0</text:p>
          </table:table-cell>
          <table:table-cell table:formula="of:=SUBSTITUTE([.B485]; &quot;.&quot;; &quot;,&quot;)*1" office:value-type="float" office:value="0.005859765" calcext:value-type="float">
            <text:p>0,005859765</text:p>
          </table:table-cell>
          <table:table-cell table:formula="of:=[.E485]*[.C485]" office:value-type="float" office:value="0" calcext:value-type="float">
            <text:p>0</text:p>
          </table:table-cell>
          <table:table-cell table:formula="of:=IF([.C485]=0;1;0)*[.E485]" office:value-type="float" office:value="0.005859765" calcext:value-type="float">
            <text:p>0,005859765</text:p>
          </table:table-cell>
          <table:table-cell table:formula="of:=[.E485]*[.D485]" office:value-type="float" office:value="0" calcext:value-type="float">
            <text:p>0</text:p>
          </table:table-cell>
          <table:table-cell table:formula="of:=IF([.D485]=0;1;0)*[.E485]" office:value-type="float" office:value="0.005859765" calcext:value-type="float">
            <text:p>0,00585976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33,40</text:p>
          </table:table-cell>
          <table:table-cell office:value-type="string" calcext:value-type="string">
            <text:p>0.005852932</text:p>
          </table:table-cell>
          <table:table-cell table:style-name="ce3" table:formula="of:=IF(ISNUMBER(FIND(&quot;Acc&quot;;[.A486]))=1;1;0)" office:value-type="float" office:value="1" calcext:value-type="float">
            <text:p>1</text:p>
          </table:table-cell>
          <table:table-cell table:style-name="ce4" table:formula="of:=IF(LEFT([.A613];1)=&quot;f&quot;;1;0)" office:value-type="float" office:value="0" calcext:value-type="float">
            <text:p>0</text:p>
          </table:table-cell>
          <table:table-cell table:formula="of:=SUBSTITUTE([.B486]; &quot;.&quot;; &quot;,&quot;)*1" office:value-type="float" office:value="0.005852932" calcext:value-type="float">
            <text:p>0,005852932</text:p>
          </table:table-cell>
          <table:table-cell table:formula="of:=[.E486]*[.C486]" office:value-type="float" office:value="0.005852932" calcext:value-type="float">
            <text:p>0,005852932</text:p>
          </table:table-cell>
          <table:table-cell table:formula="of:=IF([.C486]=0;1;0)*[.E486]" office:value-type="float" office:value="0" calcext:value-type="float">
            <text:p>0</text:p>
          </table:table-cell>
          <table:table-cell table:formula="of:=[.E486]*[.D486]" office:value-type="float" office:value="0" calcext:value-type="float">
            <text:p>0</text:p>
          </table:table-cell>
          <table:table-cell table:formula="of:=IF([.D486]=0;1;0)*[.E486]" office:value-type="float" office:value="0.005852932" calcext:value-type="float">
            <text:p>0,00585293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7,24</text:p>
          </table:table-cell>
          <table:table-cell office:value-type="string" calcext:value-type="string">
            <text:p>0.005832191</text:p>
          </table:table-cell>
          <table:table-cell table:style-name="ce3" table:formula="of:=IF(ISNUMBER(FIND(&quot;Acc&quot;;[.A487]))=1;1;0)" office:value-type="float" office:value="1" calcext:value-type="float">
            <text:p>1</text:p>
          </table:table-cell>
          <table:table-cell table:style-name="ce4" table:formula="of:=IF(LEFT([.A614];1)=&quot;f&quot;;1;0)" office:value-type="float" office:value="0" calcext:value-type="float">
            <text:p>0</text:p>
          </table:table-cell>
          <table:table-cell table:formula="of:=SUBSTITUTE([.B487]; &quot;.&quot;; &quot;,&quot;)*1" office:value-type="float" office:value="0.005832191" calcext:value-type="float">
            <text:p>0,005832191</text:p>
          </table:table-cell>
          <table:table-cell table:formula="of:=[.E487]*[.C487]" office:value-type="float" office:value="0.005832191" calcext:value-type="float">
            <text:p>0,005832191</text:p>
          </table:table-cell>
          <table:table-cell table:formula="of:=IF([.C487]=0;1;0)*[.E487]" office:value-type="float" office:value="0" calcext:value-type="float">
            <text:p>0</text:p>
          </table:table-cell>
          <table:table-cell table:formula="of:=[.E487]*[.D487]" office:value-type="float" office:value="0" calcext:value-type="float">
            <text:p>0</text:p>
          </table:table-cell>
          <table:table-cell table:formula="of:=IF([.D487]=0;1;0)*[.E487]" office:value-type="float" office:value="0.005832191" calcext:value-type="float">
            <text:p>0,0058321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gle(tBodyAccMean,gravity)</text:p>
          </table:table-cell>
          <table:table-cell office:value-type="string" calcext:value-type="string">
            <text:p>0.005828436</text:p>
          </table:table-cell>
          <table:table-cell table:style-name="ce3" table:formula="of:=IF(ISNUMBER(FIND(&quot;Acc&quot;;[.A488]))=1;1;0)" office:value-type="float" office:value="1" calcext:value-type="float">
            <text:p>1</text:p>
          </table:table-cell>
          <table:table-cell table:style-name="ce4" table:formula="of:=IF(LEFT([.A615];1)=&quot;f&quot;;1;0)" office:value-type="float" office:value="0" calcext:value-type="float">
            <text:p>0</text:p>
          </table:table-cell>
          <table:table-cell table:formula="of:=SUBSTITUTE([.B488]; &quot;.&quot;; &quot;,&quot;)*1" office:value-type="float" office:value="0.005828436" calcext:value-type="float">
            <text:p>0,005828436</text:p>
          </table:table-cell>
          <table:table-cell table:formula="of:=[.E488]*[.C488]" office:value-type="float" office:value="0.005828436" calcext:value-type="float">
            <text:p>0,005828436</text:p>
          </table:table-cell>
          <table:table-cell table:formula="of:=IF([.C488]=0;1;0)*[.E488]" office:value-type="float" office:value="0" calcext:value-type="float">
            <text:p>0</text:p>
          </table:table-cell>
          <table:table-cell table:formula="of:=[.E488]*[.D488]" office:value-type="float" office:value="0" calcext:value-type="float">
            <text:p>0</text:p>
          </table:table-cell>
          <table:table-cell table:formula="of:=IF([.D488]=0;1;0)*[.E488]" office:value-type="float" office:value="0.005828436" calcext:value-type="float">
            <text:p>0,0058284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,16.2</text:p>
          </table:table-cell>
          <table:table-cell office:value-type="string" calcext:value-type="string">
            <text:p>0.005798687</text:p>
          </table:table-cell>
          <table:table-cell table:style-name="ce3" table:formula="of:=IF(ISNUMBER(FIND(&quot;Acc&quot;;[.A489]))=1;1;0)" office:value-type="float" office:value="0" calcext:value-type="float">
            <text:p>0</text:p>
          </table:table-cell>
          <table:table-cell table:style-name="ce4" table:formula="of:=IF(LEFT([.A616];1)=&quot;f&quot;;1;0)" office:value-type="float" office:value="0" calcext:value-type="float">
            <text:p>0</text:p>
          </table:table-cell>
          <table:table-cell table:formula="of:=SUBSTITUTE([.B489]; &quot;.&quot;; &quot;,&quot;)*1" office:value-type="float" office:value="0.005798687" calcext:value-type="float">
            <text:p>0,005798687</text:p>
          </table:table-cell>
          <table:table-cell table:formula="of:=[.E489]*[.C489]" office:value-type="float" office:value="0" calcext:value-type="float">
            <text:p>0</text:p>
          </table:table-cell>
          <table:table-cell table:formula="of:=IF([.C489]=0;1;0)*[.E489]" office:value-type="float" office:value="0.005798687" calcext:value-type="float">
            <text:p>0,005798687</text:p>
          </table:table-cell>
          <table:table-cell table:formula="of:=[.E489]*[.D489]" office:value-type="float" office:value="0" calcext:value-type="float">
            <text:p>0</text:p>
          </table:table-cell>
          <table:table-cell table:formula="of:=IF([.D489]=0;1;0)*[.E489]" office:value-type="float" office:value="0.005798687" calcext:value-type="float">
            <text:p>0,0057986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33,40.1</text:p>
          </table:table-cell>
          <table:table-cell office:value-type="string" calcext:value-type="string">
            <text:p>0.005780648</text:p>
          </table:table-cell>
          <table:table-cell table:style-name="ce3" table:formula="of:=IF(ISNUMBER(FIND(&quot;Acc&quot;;[.A490]))=1;1;0)" office:value-type="float" office:value="1" calcext:value-type="float">
            <text:p>1</text:p>
          </table:table-cell>
          <table:table-cell table:style-name="ce4" table:formula="of:=IF(LEFT([.A617];1)=&quot;f&quot;;1;0)" office:value-type="float" office:value="0" calcext:value-type="float">
            <text:p>0</text:p>
          </table:table-cell>
          <table:table-cell table:formula="of:=SUBSTITUTE([.B490]; &quot;.&quot;; &quot;,&quot;)*1" office:value-type="float" office:value="0.005780648" calcext:value-type="float">
            <text:p>0,005780648</text:p>
          </table:table-cell>
          <table:table-cell table:formula="of:=[.E490]*[.C490]" office:value-type="float" office:value="0.005780648" calcext:value-type="float">
            <text:p>0,005780648</text:p>
          </table:table-cell>
          <table:table-cell table:formula="of:=IF([.C490]=0;1;0)*[.E490]" office:value-type="float" office:value="0" calcext:value-type="float">
            <text:p>0</text:p>
          </table:table-cell>
          <table:table-cell table:formula="of:=[.E490]*[.D490]" office:value-type="float" office:value="0" calcext:value-type="float">
            <text:p>0</text:p>
          </table:table-cell>
          <table:table-cell table:formula="of:=IF([.D490]=0;1;0)*[.E490]" office:value-type="float" office:value="0.005780648" calcext:value-type="float">
            <text:p>0,00578064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41,48</text:p>
          </table:table-cell>
          <table:table-cell office:value-type="string" calcext:value-type="string">
            <text:p>0.00577999</text:p>
          </table:table-cell>
          <table:table-cell table:style-name="ce3" table:formula="of:=IF(ISNUMBER(FIND(&quot;Acc&quot;;[.A491]))=1;1;0)" office:value-type="float" office:value="1" calcext:value-type="float">
            <text:p>1</text:p>
          </table:table-cell>
          <table:table-cell table:style-name="ce4" table:formula="of:=IF(LEFT([.A618];1)=&quot;f&quot;;1;0)" office:value-type="float" office:value="0" calcext:value-type="float">
            <text:p>0</text:p>
          </table:table-cell>
          <table:table-cell table:formula="of:=SUBSTITUTE([.B491]; &quot;.&quot;; &quot;,&quot;)*1" office:value-type="float" office:value="0.00577999" calcext:value-type="float">
            <text:p>0,00577999</text:p>
          </table:table-cell>
          <table:table-cell table:formula="of:=[.E491]*[.C491]" office:value-type="float" office:value="0.00577999" calcext:value-type="float">
            <text:p>0,00577999</text:p>
          </table:table-cell>
          <table:table-cell table:formula="of:=IF([.C491]=0;1;0)*[.E491]" office:value-type="float" office:value="0" calcext:value-type="float">
            <text:p>0</text:p>
          </table:table-cell>
          <table:table-cell table:formula="of:=[.E491]*[.D491]" office:value-type="float" office:value="0" calcext:value-type="float">
            <text:p>0</text:p>
          </table:table-cell>
          <table:table-cell table:formula="of:=IF([.D491]=0;1;0)*[.E491]" office:value-type="float" office:value="0.00577999" calcext:value-type="float">
            <text:p>0,005779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41,48</text:p>
          </table:table-cell>
          <table:table-cell office:value-type="string" calcext:value-type="string">
            <text:p>0.005753877</text:p>
          </table:table-cell>
          <table:table-cell table:style-name="ce3" table:formula="of:=IF(ISNUMBER(FIND(&quot;Acc&quot;;[.A492]))=1;1;0)" office:value-type="float" office:value="1" calcext:value-type="float">
            <text:p>1</text:p>
          </table:table-cell>
          <table:table-cell table:style-name="ce4" table:formula="of:=IF(LEFT([.A619];1)=&quot;f&quot;;1;0)" office:value-type="float" office:value="0" calcext:value-type="float">
            <text:p>0</text:p>
          </table:table-cell>
          <table:table-cell table:formula="of:=SUBSTITUTE([.B492]; &quot;.&quot;; &quot;,&quot;)*1" office:value-type="float" office:value="0.005753877" calcext:value-type="float">
            <text:p>0,005753877</text:p>
          </table:table-cell>
          <table:table-cell table:formula="of:=[.E492]*[.C492]" office:value-type="float" office:value="0.005753877" calcext:value-type="float">
            <text:p>0,005753877</text:p>
          </table:table-cell>
          <table:table-cell table:formula="of:=IF([.C492]=0;1;0)*[.E492]" office:value-type="float" office:value="0" calcext:value-type="float">
            <text:p>0</text:p>
          </table:table-cell>
          <table:table-cell table:formula="of:=[.E492]*[.D492]" office:value-type="float" office:value="0" calcext:value-type="float">
            <text:p>0</text:p>
          </table:table-cell>
          <table:table-cell table:formula="of:=IF([.D492]=0;1;0)*[.E492]" office:value-type="float" office:value="0.005753877" calcext:value-type="float">
            <text:p>0,0057538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25,32</text:p>
          </table:table-cell>
          <table:table-cell office:value-type="string" calcext:value-type="string">
            <text:p>0.005724591</text:p>
          </table:table-cell>
          <table:table-cell table:style-name="ce3" table:formula="of:=IF(ISNUMBER(FIND(&quot;Acc&quot;;[.A493]))=1;1;0)" office:value-type="float" office:value="1" calcext:value-type="float">
            <text:p>1</text:p>
          </table:table-cell>
          <table:table-cell table:style-name="ce4" table:formula="of:=IF(LEFT([.A620];1)=&quot;f&quot;;1;0)" office:value-type="float" office:value="0" calcext:value-type="float">
            <text:p>0</text:p>
          </table:table-cell>
          <table:table-cell table:formula="of:=SUBSTITUTE([.B493]; &quot;.&quot;; &quot;,&quot;)*1" office:value-type="float" office:value="0.005724591" calcext:value-type="float">
            <text:p>0,005724591</text:p>
          </table:table-cell>
          <table:table-cell table:formula="of:=[.E493]*[.C493]" office:value-type="float" office:value="0.005724591" calcext:value-type="float">
            <text:p>0,005724591</text:p>
          </table:table-cell>
          <table:table-cell table:formula="of:=IF([.C493]=0;1;0)*[.E493]" office:value-type="float" office:value="0" calcext:value-type="float">
            <text:p>0</text:p>
          </table:table-cell>
          <table:table-cell table:formula="of:=[.E493]*[.D493]" office:value-type="float" office:value="0" calcext:value-type="float">
            <text:p>0</text:p>
          </table:table-cell>
          <table:table-cell table:formula="of:=IF([.D493]=0;1;0)*[.E493]" office:value-type="float" office:value="0.005724591" calcext:value-type="float">
            <text:p>0,0057245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energy()-Z</text:p>
          </table:table-cell>
          <table:table-cell office:value-type="string" calcext:value-type="string">
            <text:p>0.005683372</text:p>
          </table:table-cell>
          <table:table-cell table:style-name="ce3" table:formula="of:=IF(ISNUMBER(FIND(&quot;Acc&quot;;[.A494]))=1;1;0)" office:value-type="float" office:value="0" calcext:value-type="float">
            <text:p>0</text:p>
          </table:table-cell>
          <table:table-cell table:style-name="ce4" table:formula="of:=IF(LEFT([.A621];1)=&quot;f&quot;;1;0)" office:value-type="float" office:value="0" calcext:value-type="float">
            <text:p>0</text:p>
          </table:table-cell>
          <table:table-cell table:formula="of:=SUBSTITUTE([.B494]; &quot;.&quot;; &quot;,&quot;)*1" office:value-type="float" office:value="0.005683372" calcext:value-type="float">
            <text:p>0,005683372</text:p>
          </table:table-cell>
          <table:table-cell table:formula="of:=[.E494]*[.C494]" office:value-type="float" office:value="0" calcext:value-type="float">
            <text:p>0</text:p>
          </table:table-cell>
          <table:table-cell table:formula="of:=IF([.C494]=0;1;0)*[.E494]" office:value-type="float" office:value="0.005683372" calcext:value-type="float">
            <text:p>0,005683372</text:p>
          </table:table-cell>
          <table:table-cell table:formula="of:=[.E494]*[.D494]" office:value-type="float" office:value="0" calcext:value-type="float">
            <text:p>0</text:p>
          </table:table-cell>
          <table:table-cell table:formula="of:=IF([.D494]=0;1;0)*[.E494]" office:value-type="float" office:value="0.005683372" calcext:value-type="float">
            <text:p>0,0056833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,24.2</text:p>
          </table:table-cell>
          <table:table-cell office:value-type="string" calcext:value-type="string">
            <text:p>0.005651829</text:p>
          </table:table-cell>
          <table:table-cell table:style-name="ce3" table:formula="of:=IF(ISNUMBER(FIND(&quot;Acc&quot;;[.A495]))=1;1;0)" office:value-type="float" office:value="0" calcext:value-type="float">
            <text:p>0</text:p>
          </table:table-cell>
          <table:table-cell table:style-name="ce4" table:formula="of:=IF(LEFT([.A622];1)=&quot;f&quot;;1;0)" office:value-type="float" office:value="0" calcext:value-type="float">
            <text:p>0</text:p>
          </table:table-cell>
          <table:table-cell table:formula="of:=SUBSTITUTE([.B495]; &quot;.&quot;; &quot;,&quot;)*1" office:value-type="float" office:value="0.005651829" calcext:value-type="float">
            <text:p>0,005651829</text:p>
          </table:table-cell>
          <table:table-cell table:formula="of:=[.E495]*[.C495]" office:value-type="float" office:value="0" calcext:value-type="float">
            <text:p>0</text:p>
          </table:table-cell>
          <table:table-cell table:formula="of:=IF([.C495]=0;1;0)*[.E495]" office:value-type="float" office:value="0.005651829" calcext:value-type="float">
            <text:p>0,005651829</text:p>
          </table:table-cell>
          <table:table-cell table:formula="of:=[.E495]*[.D495]" office:value-type="float" office:value="0" calcext:value-type="float">
            <text:p>0</text:p>
          </table:table-cell>
          <table:table-cell table:formula="of:=IF([.D495]=0;1;0)*[.E495]" office:value-type="float" office:value="0.005651829" calcext:value-type="float">
            <text:p>0,0056518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25,32.1</text:p>
          </table:table-cell>
          <table:table-cell office:value-type="string" calcext:value-type="string">
            <text:p>0.005601736</text:p>
          </table:table-cell>
          <table:table-cell table:style-name="ce3" table:formula="of:=IF(ISNUMBER(FIND(&quot;Acc&quot;;[.A496]))=1;1;0)" office:value-type="float" office:value="0" calcext:value-type="float">
            <text:p>0</text:p>
          </table:table-cell>
          <table:table-cell table:style-name="ce4" table:formula="of:=IF(LEFT([.A623];1)=&quot;f&quot;;1;0)" office:value-type="float" office:value="0" calcext:value-type="float">
            <text:p>0</text:p>
          </table:table-cell>
          <table:table-cell table:formula="of:=SUBSTITUTE([.B496]; &quot;.&quot;; &quot;,&quot;)*1" office:value-type="float" office:value="0.005601736" calcext:value-type="float">
            <text:p>0,005601736</text:p>
          </table:table-cell>
          <table:table-cell table:formula="of:=[.E496]*[.C496]" office:value-type="float" office:value="0" calcext:value-type="float">
            <text:p>0</text:p>
          </table:table-cell>
          <table:table-cell table:formula="of:=IF([.C496]=0;1;0)*[.E496]" office:value-type="float" office:value="0.005601736" calcext:value-type="float">
            <text:p>0,005601736</text:p>
          </table:table-cell>
          <table:table-cell table:formula="of:=[.E496]*[.D496]" office:value-type="float" office:value="0" calcext:value-type="float">
            <text:p>0</text:p>
          </table:table-cell>
          <table:table-cell table:formula="of:=IF([.D496]=0;1;0)*[.E496]" office:value-type="float" office:value="0.005601736" calcext:value-type="float">
            <text:p>0,0056017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sma()</text:p>
          </table:table-cell>
          <table:table-cell office:value-type="string" calcext:value-type="string">
            <text:p>0.00556389</text:p>
          </table:table-cell>
          <table:table-cell table:style-name="ce3" table:formula="of:=IF(ISNUMBER(FIND(&quot;Acc&quot;;[.A497]))=1;1;0)" office:value-type="float" office:value="1" calcext:value-type="float">
            <text:p>1</text:p>
          </table:table-cell>
          <table:table-cell table:style-name="ce4" table:formula="of:=IF(LEFT([.A624];1)=&quot;f&quot;;1;0)" office:value-type="float" office:value="0" calcext:value-type="float">
            <text:p>0</text:p>
          </table:table-cell>
          <table:table-cell table:formula="of:=SUBSTITUTE([.B497]; &quot;.&quot;; &quot;,&quot;)*1" office:value-type="float" office:value="0.00556389" calcext:value-type="float">
            <text:p>0,00556389</text:p>
          </table:table-cell>
          <table:table-cell table:formula="of:=[.E497]*[.C497]" office:value-type="float" office:value="0.00556389" calcext:value-type="float">
            <text:p>0,00556389</text:p>
          </table:table-cell>
          <table:table-cell table:formula="of:=IF([.C497]=0;1;0)*[.E497]" office:value-type="float" office:value="0" calcext:value-type="float">
            <text:p>0</text:p>
          </table:table-cell>
          <table:table-cell table:formula="of:=[.E497]*[.D497]" office:value-type="float" office:value="0" calcext:value-type="float">
            <text:p>0</text:p>
          </table:table-cell>
          <table:table-cell table:formula="of:=IF([.D497]=0;1;0)*[.E497]" office:value-type="float" office:value="0.00556389" calcext:value-type="float">
            <text:p>0,005563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mean()</text:p>
          </table:table-cell>
          <table:table-cell office:value-type="string" calcext:value-type="string">
            <text:p>0.00556389</text:p>
          </table:table-cell>
          <table:table-cell table:style-name="ce3" table:formula="of:=IF(ISNUMBER(FIND(&quot;Acc&quot;;[.A498]))=1;1;0)" office:value-type="float" office:value="1" calcext:value-type="float">
            <text:p>1</text:p>
          </table:table-cell>
          <table:table-cell table:style-name="ce4" table:formula="of:=IF(LEFT([.A625];1)=&quot;f&quot;;1;0)" office:value-type="float" office:value="0" calcext:value-type="float">
            <text:p>0</text:p>
          </table:table-cell>
          <table:table-cell table:formula="of:=SUBSTITUTE([.B498]; &quot;.&quot;; &quot;,&quot;)*1" office:value-type="float" office:value="0.00556389" calcext:value-type="float">
            <text:p>0,00556389</text:p>
          </table:table-cell>
          <table:table-cell table:formula="of:=[.E498]*[.C498]" office:value-type="float" office:value="0.00556389" calcext:value-type="float">
            <text:p>0,00556389</text:p>
          </table:table-cell>
          <table:table-cell table:formula="of:=IF([.C498]=0;1;0)*[.E498]" office:value-type="float" office:value="0" calcext:value-type="float">
            <text:p>0</text:p>
          </table:table-cell>
          <table:table-cell table:formula="of:=[.E498]*[.D498]" office:value-type="float" office:value="0" calcext:value-type="float">
            <text:p>0</text:p>
          </table:table-cell>
          <table:table-cell table:formula="of:=IF([.D498]=0;1;0)*[.E498]" office:value-type="float" office:value="0.00556389" calcext:value-type="float">
            <text:p>0,005563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49,64.1</text:p>
          </table:table-cell>
          <table:table-cell office:value-type="string" calcext:value-type="string">
            <text:p>0.00553623</text:p>
          </table:table-cell>
          <table:table-cell table:style-name="ce3" table:formula="of:=IF(ISNUMBER(FIND(&quot;Acc&quot;;[.A499]))=1;1;0)" office:value-type="float" office:value="1" calcext:value-type="float">
            <text:p>1</text:p>
          </table:table-cell>
          <table:table-cell table:style-name="ce4" table:formula="of:=IF(LEFT([.A626];1)=&quot;f&quot;;1;0)" office:value-type="float" office:value="0" calcext:value-type="float">
            <text:p>0</text:p>
          </table:table-cell>
          <table:table-cell table:formula="of:=SUBSTITUTE([.B499]; &quot;.&quot;; &quot;,&quot;)*1" office:value-type="float" office:value="0.00553623" calcext:value-type="float">
            <text:p>0,00553623</text:p>
          </table:table-cell>
          <table:table-cell table:formula="of:=[.E499]*[.C499]" office:value-type="float" office:value="0.00553623" calcext:value-type="float">
            <text:p>0,00553623</text:p>
          </table:table-cell>
          <table:table-cell table:formula="of:=IF([.C499]=0;1;0)*[.E499]" office:value-type="float" office:value="0" calcext:value-type="float">
            <text:p>0</text:p>
          </table:table-cell>
          <table:table-cell table:formula="of:=[.E499]*[.D499]" office:value-type="float" office:value="0" calcext:value-type="float">
            <text:p>0</text:p>
          </table:table-cell>
          <table:table-cell table:formula="of:=IF([.D499]=0;1;0)*[.E499]" office:value-type="float" office:value="0.00553623" calcext:value-type="float">
            <text:p>0,005536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,16</text:p>
          </table:table-cell>
          <table:table-cell office:value-type="string" calcext:value-type="string">
            <text:p>0.005450709</text:p>
          </table:table-cell>
          <table:table-cell table:style-name="ce3" table:formula="of:=IF(ISNUMBER(FIND(&quot;Acc&quot;;[.A500]))=1;1;0)" office:value-type="float" office:value="1" calcext:value-type="float">
            <text:p>1</text:p>
          </table:table-cell>
          <table:table-cell table:style-name="ce4" table:formula="of:=IF(LEFT([.A627];1)=&quot;f&quot;;1;0)" office:value-type="float" office:value="0" calcext:value-type="float">
            <text:p>0</text:p>
          </table:table-cell>
          <table:table-cell table:formula="of:=SUBSTITUTE([.B500]; &quot;.&quot;; &quot;,&quot;)*1" office:value-type="float" office:value="0.005450709" calcext:value-type="float">
            <text:p>0,005450709</text:p>
          </table:table-cell>
          <table:table-cell table:formula="of:=[.E500]*[.C500]" office:value-type="float" office:value="0.005450709" calcext:value-type="float">
            <text:p>0,005450709</text:p>
          </table:table-cell>
          <table:table-cell table:formula="of:=IF([.C500]=0;1;0)*[.E500]" office:value-type="float" office:value="0" calcext:value-type="float">
            <text:p>0</text:p>
          </table:table-cell>
          <table:table-cell table:formula="of:=[.E500]*[.D500]" office:value-type="float" office:value="0" calcext:value-type="float">
            <text:p>0</text:p>
          </table:table-cell>
          <table:table-cell table:formula="of:=IF([.D500]=0;1;0)*[.E500]" office:value-type="float" office:value="0.005450709" calcext:value-type="float">
            <text:p>0,0054507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9,16.1</text:p>
          </table:table-cell>
          <table:table-cell office:value-type="string" calcext:value-type="string">
            <text:p>0.005429974</text:p>
          </table:table-cell>
          <table:table-cell table:style-name="ce3" table:formula="of:=IF(ISNUMBER(FIND(&quot;Acc&quot;;[.A501]))=1;1;0)" office:value-type="float" office:value="0" calcext:value-type="float">
            <text:p>0</text:p>
          </table:table-cell>
          <table:table-cell table:style-name="ce4" table:formula="of:=IF(LEFT([.A628];1)=&quot;f&quot;;1;0)" office:value-type="float" office:value="0" calcext:value-type="float">
            <text:p>0</text:p>
          </table:table-cell>
          <table:table-cell table:formula="of:=SUBSTITUTE([.B501]; &quot;.&quot;; &quot;,&quot;)*1" office:value-type="float" office:value="0.005429974" calcext:value-type="float">
            <text:p>0,005429974</text:p>
          </table:table-cell>
          <table:table-cell table:formula="of:=[.E501]*[.C501]" office:value-type="float" office:value="0" calcext:value-type="float">
            <text:p>0</text:p>
          </table:table-cell>
          <table:table-cell table:formula="of:=IF([.C501]=0;1;0)*[.E501]" office:value-type="float" office:value="0.005429974" calcext:value-type="float">
            <text:p>0,005429974</text:p>
          </table:table-cell>
          <table:table-cell table:formula="of:=[.E501]*[.D501]" office:value-type="float" office:value="0" calcext:value-type="float">
            <text:p>0</text:p>
          </table:table-cell>
          <table:table-cell table:formula="of:=IF([.D501]=0;1;0)*[.E501]" office:value-type="float" office:value="0.005429974" calcext:value-type="float">
            <text:p>0,0054299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57,64</text:p>
          </table:table-cell>
          <table:table-cell office:value-type="string" calcext:value-type="string">
            <text:p>0.005361993</text:p>
          </table:table-cell>
          <table:table-cell table:style-name="ce3" table:formula="of:=IF(ISNUMBER(FIND(&quot;Acc&quot;;[.A502]))=1;1;0)" office:value-type="float" office:value="1" calcext:value-type="float">
            <text:p>1</text:p>
          </table:table-cell>
          <table:table-cell table:style-name="ce4" table:formula="of:=IF(LEFT([.A629];1)=&quot;f&quot;;1;0)" office:value-type="float" office:value="0" calcext:value-type="float">
            <text:p>0</text:p>
          </table:table-cell>
          <table:table-cell table:formula="of:=SUBSTITUTE([.B502]; &quot;.&quot;; &quot;,&quot;)*1" office:value-type="float" office:value="0.005361993" calcext:value-type="float">
            <text:p>0,005361993</text:p>
          </table:table-cell>
          <table:table-cell table:formula="of:=[.E502]*[.C502]" office:value-type="float" office:value="0.005361993" calcext:value-type="float">
            <text:p>0,005361993</text:p>
          </table:table-cell>
          <table:table-cell table:formula="of:=IF([.C502]=0;1;0)*[.E502]" office:value-type="float" office:value="0" calcext:value-type="float">
            <text:p>0</text:p>
          </table:table-cell>
          <table:table-cell table:formula="of:=[.E502]*[.D502]" office:value-type="float" office:value="0" calcext:value-type="float">
            <text:p>0</text:p>
          </table:table-cell>
          <table:table-cell table:formula="of:=IF([.D502]=0;1;0)*[.E502]" office:value-type="float" office:value="0.005361993" calcext:value-type="float">
            <text:p>0,0053619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41,48.2</text:p>
          </table:table-cell>
          <table:table-cell office:value-type="string" calcext:value-type="string">
            <text:p>0.005352277</text:p>
          </table:table-cell>
          <table:table-cell table:style-name="ce3" table:formula="of:=IF(ISNUMBER(FIND(&quot;Acc&quot;;[.A503]))=1;1;0)" office:value-type="float" office:value="1" calcext:value-type="float">
            <text:p>1</text:p>
          </table:table-cell>
          <table:table-cell table:style-name="ce4" table:formula="of:=IF(LEFT([.A630];1)=&quot;f&quot;;1;0)" office:value-type="float" office:value="0" calcext:value-type="float">
            <text:p>0</text:p>
          </table:table-cell>
          <table:table-cell table:formula="of:=SUBSTITUTE([.B503]; &quot;.&quot;; &quot;,&quot;)*1" office:value-type="float" office:value="0.005352277" calcext:value-type="float">
            <text:p>0,005352277</text:p>
          </table:table-cell>
          <table:table-cell table:formula="of:=[.E503]*[.C503]" office:value-type="float" office:value="0.005352277" calcext:value-type="float">
            <text:p>0,005352277</text:p>
          </table:table-cell>
          <table:table-cell table:formula="of:=IF([.C503]=0;1;0)*[.E503]" office:value-type="float" office:value="0" calcext:value-type="float">
            <text:p>0</text:p>
          </table:table-cell>
          <table:table-cell table:formula="of:=[.E503]*[.D503]" office:value-type="float" office:value="0" calcext:value-type="float">
            <text:p>0</text:p>
          </table:table-cell>
          <table:table-cell table:formula="of:=IF([.D503]=0;1;0)*[.E503]" office:value-type="float" office:value="0.005352277" calcext:value-type="float">
            <text:p>0,0053522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57,64.1</text:p>
          </table:table-cell>
          <table:table-cell office:value-type="string" calcext:value-type="string">
            <text:p>0.005321098</text:p>
          </table:table-cell>
          <table:table-cell table:style-name="ce3" table:formula="of:=IF(ISNUMBER(FIND(&quot;Acc&quot;;[.A504]))=1;1;0)" office:value-type="float" office:value="1" calcext:value-type="float">
            <text:p>1</text:p>
          </table:table-cell>
          <table:table-cell table:style-name="ce4" table:formula="of:=IF(LEFT([.A631];1)=&quot;f&quot;;1;0)" office:value-type="float" office:value="0" calcext:value-type="float">
            <text:p>0</text:p>
          </table:table-cell>
          <table:table-cell table:formula="of:=SUBSTITUTE([.B504]; &quot;.&quot;; &quot;,&quot;)*1" office:value-type="float" office:value="0.005321098" calcext:value-type="float">
            <text:p>0,005321098</text:p>
          </table:table-cell>
          <table:table-cell table:formula="of:=[.E504]*[.C504]" office:value-type="float" office:value="0.005321098" calcext:value-type="float">
            <text:p>0,005321098</text:p>
          </table:table-cell>
          <table:table-cell table:formula="of:=IF([.C504]=0;1;0)*[.E504]" office:value-type="float" office:value="0" calcext:value-type="float">
            <text:p>0</text:p>
          </table:table-cell>
          <table:table-cell table:formula="of:=[.E504]*[.D504]" office:value-type="float" office:value="0" calcext:value-type="float">
            <text:p>0</text:p>
          </table:table-cell>
          <table:table-cell table:formula="of:=IF([.D504]=0;1;0)*[.E504]" office:value-type="float" office:value="0.005321098" calcext:value-type="float">
            <text:p>0,0053210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41,48.1</text:p>
          </table:table-cell>
          <table:table-cell office:value-type="string" calcext:value-type="string">
            <text:p>0.005271009</text:p>
          </table:table-cell>
          <table:table-cell table:style-name="ce3" table:formula="of:=IF(ISNUMBER(FIND(&quot;Acc&quot;;[.A505]))=1;1;0)" office:value-type="float" office:value="1" calcext:value-type="float">
            <text:p>1</text:p>
          </table:table-cell>
          <table:table-cell table:style-name="ce4" table:formula="of:=IF(LEFT([.A632];1)=&quot;f&quot;;1;0)" office:value-type="float" office:value="0" calcext:value-type="float">
            <text:p>0</text:p>
          </table:table-cell>
          <table:table-cell table:formula="of:=SUBSTITUTE([.B505]; &quot;.&quot;; &quot;,&quot;)*1" office:value-type="float" office:value="0.005271009" calcext:value-type="float">
            <text:p>0,005271009</text:p>
          </table:table-cell>
          <table:table-cell table:formula="of:=[.E505]*[.C505]" office:value-type="float" office:value="0.005271009" calcext:value-type="float">
            <text:p>0,005271009</text:p>
          </table:table-cell>
          <table:table-cell table:formula="of:=IF([.C505]=0;1;0)*[.E505]" office:value-type="float" office:value="0" calcext:value-type="float">
            <text:p>0</text:p>
          </table:table-cell>
          <table:table-cell table:formula="of:=[.E505]*[.D505]" office:value-type="float" office:value="0" calcext:value-type="float">
            <text:p>0</text:p>
          </table:table-cell>
          <table:table-cell table:formula="of:=IF([.D505]=0;1;0)*[.E505]" office:value-type="float" office:value="0.005271009" calcext:value-type="float">
            <text:p>0,00527100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7,24</text:p>
          </table:table-cell>
          <table:table-cell office:value-type="string" calcext:value-type="string">
            <text:p>0.005260288</text:p>
          </table:table-cell>
          <table:table-cell table:style-name="ce3" table:formula="of:=IF(ISNUMBER(FIND(&quot;Acc&quot;;[.A506]))=1;1;0)" office:value-type="float" office:value="1" calcext:value-type="float">
            <text:p>1</text:p>
          </table:table-cell>
          <table:table-cell table:style-name="ce4" table:formula="of:=IF(LEFT([.A633];1)=&quot;f&quot;;1;0)" office:value-type="float" office:value="0" calcext:value-type="float">
            <text:p>0</text:p>
          </table:table-cell>
          <table:table-cell table:formula="of:=SUBSTITUTE([.B506]; &quot;.&quot;; &quot;,&quot;)*1" office:value-type="float" office:value="0.005260288" calcext:value-type="float">
            <text:p>0,005260288</text:p>
          </table:table-cell>
          <table:table-cell table:formula="of:=[.E506]*[.C506]" office:value-type="float" office:value="0.005260288" calcext:value-type="float">
            <text:p>0,005260288</text:p>
          </table:table-cell>
          <table:table-cell table:formula="of:=IF([.C506]=0;1;0)*[.E506]" office:value-type="float" office:value="0" calcext:value-type="float">
            <text:p>0</text:p>
          </table:table-cell>
          <table:table-cell table:formula="of:=[.E506]*[.D506]" office:value-type="float" office:value="0" calcext:value-type="float">
            <text:p>0</text:p>
          </table:table-cell>
          <table:table-cell table:formula="of:=IF([.D506]=0;1;0)*[.E506]" office:value-type="float" office:value="0.005260288" calcext:value-type="float">
            <text:p>0,0052602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25,48.2</text:p>
          </table:table-cell>
          <table:table-cell office:value-type="string" calcext:value-type="string">
            <text:p>0.005195688</text:p>
          </table:table-cell>
          <table:table-cell table:style-name="ce3" table:formula="of:=IF(ISNUMBER(FIND(&quot;Acc&quot;;[.A507]))=1;1;0)" office:value-type="float" office:value="0" calcext:value-type="float">
            <text:p>0</text:p>
          </table:table-cell>
          <table:table-cell table:style-name="ce4" table:formula="of:=IF(LEFT([.A634];1)=&quot;f&quot;;1;0)" office:value-type="float" office:value="0" calcext:value-type="float">
            <text:p>0</text:p>
          </table:table-cell>
          <table:table-cell table:formula="of:=SUBSTITUTE([.B507]; &quot;.&quot;; &quot;,&quot;)*1" office:value-type="float" office:value="0.005195688" calcext:value-type="float">
            <text:p>0,005195688</text:p>
          </table:table-cell>
          <table:table-cell table:formula="of:=[.E507]*[.C507]" office:value-type="float" office:value="0" calcext:value-type="float">
            <text:p>0</text:p>
          </table:table-cell>
          <table:table-cell table:formula="of:=IF([.C507]=0;1;0)*[.E507]" office:value-type="float" office:value="0.005195688" calcext:value-type="float">
            <text:p>0,005195688</text:p>
          </table:table-cell>
          <table:table-cell table:formula="of:=[.E507]*[.D507]" office:value-type="float" office:value="0" calcext:value-type="float">
            <text:p>0</text:p>
          </table:table-cell>
          <table:table-cell table:formula="of:=IF([.D507]=0;1;0)*[.E507]" office:value-type="float" office:value="0.005195688" calcext:value-type="float">
            <text:p>0,0051956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25,32.2</text:p>
          </table:table-cell>
          <table:table-cell office:value-type="string" calcext:value-type="string">
            <text:p>0.005168991</text:p>
          </table:table-cell>
          <table:table-cell table:style-name="ce3" table:formula="of:=IF(ISNUMBER(FIND(&quot;Acc&quot;;[.A508]))=1;1;0)" office:value-type="float" office:value="0" calcext:value-type="float">
            <text:p>0</text:p>
          </table:table-cell>
          <table:table-cell table:style-name="ce4" table:formula="of:=IF(LEFT([.A635];1)=&quot;f&quot;;1;0)" office:value-type="float" office:value="0" calcext:value-type="float">
            <text:p>0</text:p>
          </table:table-cell>
          <table:table-cell table:formula="of:=SUBSTITUTE([.B508]; &quot;.&quot;; &quot;,&quot;)*1" office:value-type="float" office:value="0.005168991" calcext:value-type="float">
            <text:p>0,005168991</text:p>
          </table:table-cell>
          <table:table-cell table:formula="of:=[.E508]*[.C508]" office:value-type="float" office:value="0" calcext:value-type="float">
            <text:p>0</text:p>
          </table:table-cell>
          <table:table-cell table:formula="of:=IF([.C508]=0;1;0)*[.E508]" office:value-type="float" office:value="0.005168991" calcext:value-type="float">
            <text:p>0,005168991</text:p>
          </table:table-cell>
          <table:table-cell table:formula="of:=[.E508]*[.D508]" office:value-type="float" office:value="0" calcext:value-type="float">
            <text:p>0</text:p>
          </table:table-cell>
          <table:table-cell table:formula="of:=IF([.D508]=0;1;0)*[.E508]" office:value-type="float" office:value="0.005168991" calcext:value-type="float">
            <text:p>0,0051689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,24</text:p>
          </table:table-cell>
          <table:table-cell office:value-type="string" calcext:value-type="string">
            <text:p>0.00515053</text:p>
          </table:table-cell>
          <table:table-cell table:style-name="ce3" table:formula="of:=IF(ISNUMBER(FIND(&quot;Acc&quot;;[.A509]))=1;1;0)" office:value-type="float" office:value="1" calcext:value-type="float">
            <text:p>1</text:p>
          </table:table-cell>
          <table:table-cell table:style-name="ce4" table:formula="of:=IF(LEFT([.A636];1)=&quot;f&quot;;1;0)" office:value-type="float" office:value="0" calcext:value-type="float">
            <text:p>0</text:p>
          </table:table-cell>
          <table:table-cell table:formula="of:=SUBSTITUTE([.B509]; &quot;.&quot;; &quot;,&quot;)*1" office:value-type="float" office:value="0.00515053" calcext:value-type="float">
            <text:p>0,00515053</text:p>
          </table:table-cell>
          <table:table-cell table:formula="of:=[.E509]*[.C509]" office:value-type="float" office:value="0.00515053" calcext:value-type="float">
            <text:p>0,00515053</text:p>
          </table:table-cell>
          <table:table-cell table:formula="of:=IF([.C509]=0;1;0)*[.E509]" office:value-type="float" office:value="0" calcext:value-type="float">
            <text:p>0</text:p>
          </table:table-cell>
          <table:table-cell table:formula="of:=[.E509]*[.D509]" office:value-type="float" office:value="0" calcext:value-type="float">
            <text:p>0</text:p>
          </table:table-cell>
          <table:table-cell table:formula="of:=IF([.D509]=0;1;0)*[.E509]" office:value-type="float" office:value="0.00515053" calcext:value-type="float">
            <text:p>0,005150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33,48.2</text:p>
          </table:table-cell>
          <table:table-cell office:value-type="string" calcext:value-type="string">
            <text:p>0.005145951</text:p>
          </table:table-cell>
          <table:table-cell table:style-name="ce3" table:formula="of:=IF(ISNUMBER(FIND(&quot;Acc&quot;;[.A510]))=1;1;0)" office:value-type="float" office:value="0" calcext:value-type="float">
            <text:p>0</text:p>
          </table:table-cell>
          <table:table-cell table:style-name="ce4" table:formula="of:=IF(LEFT([.A637];1)=&quot;f&quot;;1;0)" office:value-type="float" office:value="0" calcext:value-type="float">
            <text:p>0</text:p>
          </table:table-cell>
          <table:table-cell table:formula="of:=SUBSTITUTE([.B510]; &quot;.&quot;; &quot;,&quot;)*1" office:value-type="float" office:value="0.005145951" calcext:value-type="float">
            <text:p>0,005145951</text:p>
          </table:table-cell>
          <table:table-cell table:formula="of:=[.E510]*[.C510]" office:value-type="float" office:value="0" calcext:value-type="float">
            <text:p>0</text:p>
          </table:table-cell>
          <table:table-cell table:formula="of:=IF([.C510]=0;1;0)*[.E510]" office:value-type="float" office:value="0.005145951" calcext:value-type="float">
            <text:p>0,005145951</text:p>
          </table:table-cell>
          <table:table-cell table:formula="of:=[.E510]*[.D510]" office:value-type="float" office:value="0" calcext:value-type="float">
            <text:p>0</text:p>
          </table:table-cell>
          <table:table-cell table:formula="of:=IF([.D510]=0;1;0)*[.E510]" office:value-type="float" office:value="0.005145951" calcext:value-type="float">
            <text:p>0,0051459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25,48.1</text:p>
          </table:table-cell>
          <table:table-cell office:value-type="string" calcext:value-type="string">
            <text:p>0.004979928</text:p>
          </table:table-cell>
          <table:table-cell table:style-name="ce3" table:formula="of:=IF(ISNUMBER(FIND(&quot;Acc&quot;;[.A511]))=1;1;0)" office:value-type="float" office:value="0" calcext:value-type="float">
            <text:p>0</text:p>
          </table:table-cell>
          <table:table-cell table:style-name="ce4" table:formula="of:=IF(LEFT([.A638];1)=&quot;f&quot;;1;0)" office:value-type="float" office:value="0" calcext:value-type="float">
            <text:p>0</text:p>
          </table:table-cell>
          <table:table-cell table:formula="of:=SUBSTITUTE([.B511]; &quot;.&quot;; &quot;,&quot;)*1" office:value-type="float" office:value="0.004979928" calcext:value-type="float">
            <text:p>0,004979928</text:p>
          </table:table-cell>
          <table:table-cell table:formula="of:=[.E511]*[.C511]" office:value-type="float" office:value="0" calcext:value-type="float">
            <text:p>0</text:p>
          </table:table-cell>
          <table:table-cell table:formula="of:=IF([.C511]=0;1;0)*[.E511]" office:value-type="float" office:value="0.004979928" calcext:value-type="float">
            <text:p>0,004979928</text:p>
          </table:table-cell>
          <table:table-cell table:formula="of:=[.E511]*[.D511]" office:value-type="float" office:value="0" calcext:value-type="float">
            <text:p>0</text:p>
          </table:table-cell>
          <table:table-cell table:formula="of:=IF([.D511]=0;1;0)*[.E511]" office:value-type="float" office:value="0.004979928" calcext:value-type="float">
            <text:p>0,0049799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25,48</text:p>
          </table:table-cell>
          <table:table-cell office:value-type="string" calcext:value-type="string">
            <text:p>0.004965685</text:p>
          </table:table-cell>
          <table:table-cell table:style-name="ce3" table:formula="of:=IF(ISNUMBER(FIND(&quot;Acc&quot;;[.A512]))=1;1;0)" office:value-type="float" office:value="1" calcext:value-type="float">
            <text:p>1</text:p>
          </table:table-cell>
          <table:table-cell table:style-name="ce4" table:formula="of:=IF(LEFT([.A639];1)=&quot;f&quot;;1;0)" office:value-type="float" office:value="0" calcext:value-type="float">
            <text:p>0</text:p>
          </table:table-cell>
          <table:table-cell table:formula="of:=SUBSTITUTE([.B512]; &quot;.&quot;; &quot;,&quot;)*1" office:value-type="float" office:value="0.004965685" calcext:value-type="float">
            <text:p>0,004965685</text:p>
          </table:table-cell>
          <table:table-cell table:formula="of:=[.E512]*[.C512]" office:value-type="float" office:value="0.004965685" calcext:value-type="float">
            <text:p>0,004965685</text:p>
          </table:table-cell>
          <table:table-cell table:formula="of:=IF([.C512]=0;1;0)*[.E512]" office:value-type="float" office:value="0" calcext:value-type="float">
            <text:p>0</text:p>
          </table:table-cell>
          <table:table-cell table:formula="of:=[.E512]*[.D512]" office:value-type="float" office:value="0" calcext:value-type="float">
            <text:p>0</text:p>
          </table:table-cell>
          <table:table-cell table:formula="of:=IF([.D512]=0;1;0)*[.E512]" office:value-type="float" office:value="0.004965685" calcext:value-type="float">
            <text:p>0,0049656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Mag-energy()</text:p>
          </table:table-cell>
          <table:table-cell office:value-type="string" calcext:value-type="string">
            <text:p>0.004937376</text:p>
          </table:table-cell>
          <table:table-cell table:style-name="ce3" table:formula="of:=IF(ISNUMBER(FIND(&quot;Acc&quot;;[.A513]))=1;1;0)" office:value-type="float" office:value="1" calcext:value-type="float">
            <text:p>1</text:p>
          </table:table-cell>
          <table:table-cell table:style-name="ce4" table:formula="of:=IF(LEFT([.A640];1)=&quot;f&quot;;1;0)" office:value-type="float" office:value="0" calcext:value-type="float">
            <text:p>0</text:p>
          </table:table-cell>
          <table:table-cell table:formula="of:=SUBSTITUTE([.B513]; &quot;.&quot;; &quot;,&quot;)*1" office:value-type="float" office:value="0.004937376" calcext:value-type="float">
            <text:p>0,004937376</text:p>
          </table:table-cell>
          <table:table-cell table:formula="of:=[.E513]*[.C513]" office:value-type="float" office:value="0.004937376" calcext:value-type="float">
            <text:p>0,004937376</text:p>
          </table:table-cell>
          <table:table-cell table:formula="of:=IF([.C513]=0;1;0)*[.E513]" office:value-type="float" office:value="0" calcext:value-type="float">
            <text:p>0</text:p>
          </table:table-cell>
          <table:table-cell table:formula="of:=[.E513]*[.D513]" office:value-type="float" office:value="0" calcext:value-type="float">
            <text:p>0</text:p>
          </table:table-cell>
          <table:table-cell table:formula="of:=IF([.D513]=0;1;0)*[.E513]" office:value-type="float" office:value="0.004937376" calcext:value-type="float">
            <text:p>0,0049373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49,64</text:p>
          </table:table-cell>
          <table:table-cell office:value-type="string" calcext:value-type="string">
            <text:p>0.004812279</text:p>
          </table:table-cell>
          <table:table-cell table:style-name="ce3" table:formula="of:=IF(ISNUMBER(FIND(&quot;Acc&quot;;[.A514]))=1;1;0)" office:value-type="float" office:value="1" calcext:value-type="float">
            <text:p>1</text:p>
          </table:table-cell>
          <table:table-cell table:style-name="ce4" table:formula="of:=IF(LEFT([.A641];1)=&quot;f&quot;;1;0)" office:value-type="float" office:value="0" calcext:value-type="float">
            <text:p>0</text:p>
          </table:table-cell>
          <table:table-cell table:formula="of:=SUBSTITUTE([.B514]; &quot;.&quot;; &quot;,&quot;)*1" office:value-type="float" office:value="0.004812279" calcext:value-type="float">
            <text:p>0,004812279</text:p>
          </table:table-cell>
          <table:table-cell table:formula="of:=[.E514]*[.C514]" office:value-type="float" office:value="0.004812279" calcext:value-type="float">
            <text:p>0,004812279</text:p>
          </table:table-cell>
          <table:table-cell table:formula="of:=IF([.C514]=0;1;0)*[.E514]" office:value-type="float" office:value="0" calcext:value-type="float">
            <text:p>0</text:p>
          </table:table-cell>
          <table:table-cell table:formula="of:=[.E514]*[.D514]" office:value-type="float" office:value="0" calcext:value-type="float">
            <text:p>0</text:p>
          </table:table-cell>
          <table:table-cell table:formula="of:=IF([.D514]=0;1;0)*[.E514]" office:value-type="float" office:value="0.004812279" calcext:value-type="float">
            <text:p>0,0048122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57,64.2</text:p>
          </table:table-cell>
          <table:table-cell office:value-type="string" calcext:value-type="string">
            <text:p>0.004797251</text:p>
          </table:table-cell>
          <table:table-cell table:style-name="ce3" table:formula="of:=IF(ISNUMBER(FIND(&quot;Acc&quot;;[.A515]))=1;1;0)" office:value-type="float" office:value="1" calcext:value-type="float">
            <text:p>1</text:p>
          </table:table-cell>
          <table:table-cell table:style-name="ce4" table:formula="of:=IF(LEFT([.A642];1)=&quot;f&quot;;1;0)" office:value-type="float" office:value="0" calcext:value-type="float">
            <text:p>0</text:p>
          </table:table-cell>
          <table:table-cell table:formula="of:=SUBSTITUTE([.B515]; &quot;.&quot;; &quot;,&quot;)*1" office:value-type="float" office:value="0.004797251" calcext:value-type="float">
            <text:p>0,004797251</text:p>
          </table:table-cell>
          <table:table-cell table:formula="of:=[.E515]*[.C515]" office:value-type="float" office:value="0.004797251" calcext:value-type="float">
            <text:p>0,004797251</text:p>
          </table:table-cell>
          <table:table-cell table:formula="of:=IF([.C515]=0;1;0)*[.E515]" office:value-type="float" office:value="0" calcext:value-type="float">
            <text:p>0</text:p>
          </table:table-cell>
          <table:table-cell table:formula="of:=[.E515]*[.D515]" office:value-type="float" office:value="0" calcext:value-type="float">
            <text:p>0</text:p>
          </table:table-cell>
          <table:table-cell table:formula="of:=IF([.D515]=0;1;0)*[.E515]" office:value-type="float" office:value="0.004797251" calcext:value-type="float">
            <text:p>0,0047972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33,48.1</text:p>
          </table:table-cell>
          <table:table-cell office:value-type="string" calcext:value-type="string">
            <text:p>0.004689185</text:p>
          </table:table-cell>
          <table:table-cell table:style-name="ce3" table:formula="of:=IF(ISNUMBER(FIND(&quot;Acc&quot;;[.A516]))=1;1;0)" office:value-type="float" office:value="1" calcext:value-type="float">
            <text:p>1</text:p>
          </table:table-cell>
          <table:table-cell table:style-name="ce4" table:formula="of:=IF(LEFT([.A643];1)=&quot;f&quot;;1;0)" office:value-type="float" office:value="0" calcext:value-type="float">
            <text:p>0</text:p>
          </table:table-cell>
          <table:table-cell table:formula="of:=SUBSTITUTE([.B516]; &quot;.&quot;; &quot;,&quot;)*1" office:value-type="float" office:value="0.004689185" calcext:value-type="float">
            <text:p>0,004689185</text:p>
          </table:table-cell>
          <table:table-cell table:formula="of:=[.E516]*[.C516]" office:value-type="float" office:value="0.004689185" calcext:value-type="float">
            <text:p>0,004689185</text:p>
          </table:table-cell>
          <table:table-cell table:formula="of:=IF([.C516]=0;1;0)*[.E516]" office:value-type="float" office:value="0" calcext:value-type="float">
            <text:p>0</text:p>
          </table:table-cell>
          <table:table-cell table:formula="of:=[.E516]*[.D516]" office:value-type="float" office:value="0" calcext:value-type="float">
            <text:p>0</text:p>
          </table:table-cell>
          <table:table-cell table:formula="of:=IF([.D516]=0;1;0)*[.E516]" office:value-type="float" office:value="0.004689185" calcext:value-type="float">
            <text:p>0,0046891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33,40</text:p>
          </table:table-cell>
          <table:table-cell office:value-type="string" calcext:value-type="string">
            <text:p>0.004647597</text:p>
          </table:table-cell>
          <table:table-cell table:style-name="ce3" table:formula="of:=IF(ISNUMBER(FIND(&quot;Acc&quot;;[.A517]))=1;1;0)" office:value-type="float" office:value="1" calcext:value-type="float">
            <text:p>1</text:p>
          </table:table-cell>
          <table:table-cell table:style-name="ce4" table:formula="of:=IF(LEFT([.A644];1)=&quot;f&quot;;1;0)" office:value-type="float" office:value="0" calcext:value-type="float">
            <text:p>0</text:p>
          </table:table-cell>
          <table:table-cell table:formula="of:=SUBSTITUTE([.B517]; &quot;.&quot;; &quot;,&quot;)*1" office:value-type="float" office:value="0.004647597" calcext:value-type="float">
            <text:p>0,004647597</text:p>
          </table:table-cell>
          <table:table-cell table:formula="of:=[.E517]*[.C517]" office:value-type="float" office:value="0.004647597" calcext:value-type="float">
            <text:p>0,004647597</text:p>
          </table:table-cell>
          <table:table-cell table:formula="of:=IF([.C517]=0;1;0)*[.E517]" office:value-type="float" office:value="0" calcext:value-type="float">
            <text:p>0</text:p>
          </table:table-cell>
          <table:table-cell table:formula="of:=[.E517]*[.D517]" office:value-type="float" office:value="0" calcext:value-type="float">
            <text:p>0</text:p>
          </table:table-cell>
          <table:table-cell table:formula="of:=IF([.D517]=0;1;0)*[.E517]" office:value-type="float" office:value="0.004647597" calcext:value-type="float">
            <text:p>0,0046475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25,32.2</text:p>
          </table:table-cell>
          <table:table-cell office:value-type="string" calcext:value-type="string">
            <text:p>0.004605293</text:p>
          </table:table-cell>
          <table:table-cell table:style-name="ce3" table:formula="of:=IF(ISNUMBER(FIND(&quot;Acc&quot;;[.A518]))=1;1;0)" office:value-type="float" office:value="1" calcext:value-type="float">
            <text:p>1</text:p>
          </table:table-cell>
          <table:table-cell table:style-name="ce4" table:formula="of:=IF(LEFT([.A645];1)=&quot;f&quot;;1;0)" office:value-type="float" office:value="0" calcext:value-type="float">
            <text:p>0</text:p>
          </table:table-cell>
          <table:table-cell table:formula="of:=SUBSTITUTE([.B518]; &quot;.&quot;; &quot;,&quot;)*1" office:value-type="float" office:value="0.004605293" calcext:value-type="float">
            <text:p>0,004605293</text:p>
          </table:table-cell>
          <table:table-cell table:formula="of:=[.E518]*[.C518]" office:value-type="float" office:value="0.004605293" calcext:value-type="float">
            <text:p>0,004605293</text:p>
          </table:table-cell>
          <table:table-cell table:formula="of:=IF([.C518]=0;1;0)*[.E518]" office:value-type="float" office:value="0" calcext:value-type="float">
            <text:p>0</text:p>
          </table:table-cell>
          <table:table-cell table:formula="of:=[.E518]*[.D518]" office:value-type="float" office:value="0" calcext:value-type="float">
            <text:p>0</text:p>
          </table:table-cell>
          <table:table-cell table:formula="of:=IF([.D518]=0;1;0)*[.E518]" office:value-type="float" office:value="0.004605293" calcext:value-type="float">
            <text:p>0,0046052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GravityAcc-std()-Y</text:p>
          </table:table-cell>
          <table:table-cell office:value-type="string" calcext:value-type="string">
            <text:p>0.004590513</text:p>
          </table:table-cell>
          <table:table-cell table:style-name="ce3" table:formula="of:=IF(ISNUMBER(FIND(&quot;Acc&quot;;[.A519]))=1;1;0)" office:value-type="float" office:value="1" calcext:value-type="float">
            <text:p>1</text:p>
          </table:table-cell>
          <table:table-cell table:style-name="ce4" table:formula="of:=IF(LEFT([.A646];1)=&quot;f&quot;;1;0)" office:value-type="float" office:value="0" calcext:value-type="float">
            <text:p>0</text:p>
          </table:table-cell>
          <table:table-cell table:formula="of:=SUBSTITUTE([.B519]; &quot;.&quot;; &quot;,&quot;)*1" office:value-type="float" office:value="0.004590513" calcext:value-type="float">
            <text:p>0,004590513</text:p>
          </table:table-cell>
          <table:table-cell table:formula="of:=[.E519]*[.C519]" office:value-type="float" office:value="0.004590513" calcext:value-type="float">
            <text:p>0,004590513</text:p>
          </table:table-cell>
          <table:table-cell table:formula="of:=IF([.C519]=0;1;0)*[.E519]" office:value-type="float" office:value="0" calcext:value-type="float">
            <text:p>0</text:p>
          </table:table-cell>
          <table:table-cell table:formula="of:=[.E519]*[.D519]" office:value-type="float" office:value="0" calcext:value-type="float">
            <text:p>0</text:p>
          </table:table-cell>
          <table:table-cell table:formula="of:=IF([.D519]=0;1;0)*[.E519]" office:value-type="float" office:value="0.004590513" calcext:value-type="float">
            <text:p>0,0045905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maxInds</text:p>
          </table:table-cell>
          <table:table-cell office:value-type="string" calcext:value-type="string">
            <text:p>0.004505294</text:p>
          </table:table-cell>
          <table:table-cell table:style-name="ce3" table:formula="of:=IF(ISNUMBER(FIND(&quot;Acc&quot;;[.A520]))=1;1;0)" office:value-type="float" office:value="0" calcext:value-type="float">
            <text:p>0</text:p>
          </table:table-cell>
          <table:table-cell table:style-name="ce4" table:formula="of:=IF(LEFT([.A647];1)=&quot;f&quot;;1;0)" office:value-type="float" office:value="0" calcext:value-type="float">
            <text:p>0</text:p>
          </table:table-cell>
          <table:table-cell table:formula="of:=SUBSTITUTE([.B520]; &quot;.&quot;; &quot;,&quot;)*1" office:value-type="float" office:value="0.004505294" calcext:value-type="float">
            <text:p>0,004505294</text:p>
          </table:table-cell>
          <table:table-cell table:formula="of:=[.E520]*[.C520]" office:value-type="float" office:value="0" calcext:value-type="float">
            <text:p>0</text:p>
          </table:table-cell>
          <table:table-cell table:formula="of:=IF([.C520]=0;1;0)*[.E520]" office:value-type="float" office:value="0.004505294" calcext:value-type="float">
            <text:p>0,004505294</text:p>
          </table:table-cell>
          <table:table-cell table:formula="of:=[.E520]*[.D520]" office:value-type="float" office:value="0" calcext:value-type="float">
            <text:p>0</text:p>
          </table:table-cell>
          <table:table-cell table:formula="of:=IF([.D520]=0;1;0)*[.E520]" office:value-type="float" office:value="0.004505294" calcext:value-type="float">
            <text:p>0,0045052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49,56</text:p>
          </table:table-cell>
          <table:table-cell office:value-type="string" calcext:value-type="string">
            <text:p>0.004408194</text:p>
          </table:table-cell>
          <table:table-cell table:style-name="ce3" table:formula="of:=IF(ISNUMBER(FIND(&quot;Acc&quot;;[.A521]))=1;1;0)" office:value-type="float" office:value="1" calcext:value-type="float">
            <text:p>1</text:p>
          </table:table-cell>
          <table:table-cell table:style-name="ce4" table:formula="of:=IF(LEFT([.A648];1)=&quot;f&quot;;1;0)" office:value-type="float" office:value="0" calcext:value-type="float">
            <text:p>0</text:p>
          </table:table-cell>
          <table:table-cell table:formula="of:=SUBSTITUTE([.B521]; &quot;.&quot;; &quot;,&quot;)*1" office:value-type="float" office:value="0.004408194" calcext:value-type="float">
            <text:p>0,004408194</text:p>
          </table:table-cell>
          <table:table-cell table:formula="of:=[.E521]*[.C521]" office:value-type="float" office:value="0.004408194" calcext:value-type="float">
            <text:p>0,004408194</text:p>
          </table:table-cell>
          <table:table-cell table:formula="of:=IF([.C521]=0;1;0)*[.E521]" office:value-type="float" office:value="0" calcext:value-type="float">
            <text:p>0</text:p>
          </table:table-cell>
          <table:table-cell table:formula="of:=[.E521]*[.D521]" office:value-type="float" office:value="0" calcext:value-type="float">
            <text:p>0</text:p>
          </table:table-cell>
          <table:table-cell table:formula="of:=IF([.D521]=0;1;0)*[.E521]" office:value-type="float" office:value="0.004408194" calcext:value-type="float">
            <text:p>0,0044081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33,40.1</text:p>
          </table:table-cell>
          <table:table-cell office:value-type="string" calcext:value-type="string">
            <text:p>0.004363684</text:p>
          </table:table-cell>
          <table:table-cell table:style-name="ce3" table:formula="of:=IF(ISNUMBER(FIND(&quot;Acc&quot;;[.A522]))=1;1;0)" office:value-type="float" office:value="1" calcext:value-type="float">
            <text:p>1</text:p>
          </table:table-cell>
          <table:table-cell table:style-name="ce4" table:formula="of:=IF(LEFT([.A649];1)=&quot;f&quot;;1;0)" office:value-type="float" office:value="0" calcext:value-type="float">
            <text:p>0</text:p>
          </table:table-cell>
          <table:table-cell table:formula="of:=SUBSTITUTE([.B522]; &quot;.&quot;; &quot;,&quot;)*1" office:value-type="float" office:value="0.004363684" calcext:value-type="float">
            <text:p>0,004363684</text:p>
          </table:table-cell>
          <table:table-cell table:formula="of:=[.E522]*[.C522]" office:value-type="float" office:value="0.004363684" calcext:value-type="float">
            <text:p>0,004363684</text:p>
          </table:table-cell>
          <table:table-cell table:formula="of:=IF([.C522]=0;1;0)*[.E522]" office:value-type="float" office:value="0" calcext:value-type="float">
            <text:p>0</text:p>
          </table:table-cell>
          <table:table-cell table:formula="of:=[.E522]*[.D522]" office:value-type="float" office:value="0" calcext:value-type="float">
            <text:p>0</text:p>
          </table:table-cell>
          <table:table-cell table:formula="of:=IF([.D522]=0;1;0)*[.E522]" office:value-type="float" office:value="0.004363684" calcext:value-type="float">
            <text:p>0,00436368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9,16.2</text:p>
          </table:table-cell>
          <table:table-cell office:value-type="string" calcext:value-type="string">
            <text:p>0.004344359</text:p>
          </table:table-cell>
          <table:table-cell table:style-name="ce3" table:formula="of:=IF(ISNUMBER(FIND(&quot;Acc&quot;;[.A523]))=1;1;0)" office:value-type="float" office:value="1" calcext:value-type="float">
            <text:p>1</text:p>
          </table:table-cell>
          <table:table-cell table:style-name="ce4" table:formula="of:=IF(LEFT([.A650];1)=&quot;f&quot;;1;0)" office:value-type="float" office:value="0" calcext:value-type="float">
            <text:p>0</text:p>
          </table:table-cell>
          <table:table-cell table:formula="of:=SUBSTITUTE([.B523]; &quot;.&quot;; &quot;,&quot;)*1" office:value-type="float" office:value="0.004344359" calcext:value-type="float">
            <text:p>0,004344359</text:p>
          </table:table-cell>
          <table:table-cell table:formula="of:=[.E523]*[.C523]" office:value-type="float" office:value="0.004344359" calcext:value-type="float">
            <text:p>0,004344359</text:p>
          </table:table-cell>
          <table:table-cell table:formula="of:=IF([.C523]=0;1;0)*[.E523]" office:value-type="float" office:value="0" calcext:value-type="float">
            <text:p>0</text:p>
          </table:table-cell>
          <table:table-cell table:formula="of:=[.E523]*[.D523]" office:value-type="float" office:value="0" calcext:value-type="float">
            <text:p>0</text:p>
          </table:table-cell>
          <table:table-cell table:formula="of:=IF([.D523]=0;1;0)*[.E523]" office:value-type="float" office:value="0.004344359" calcext:value-type="float">
            <text:p>0,0043443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,16.2</text:p>
          </table:table-cell>
          <table:table-cell office:value-type="string" calcext:value-type="string">
            <text:p>0.004313736</text:p>
          </table:table-cell>
          <table:table-cell table:style-name="ce3" table:formula="of:=IF(ISNUMBER(FIND(&quot;Acc&quot;;[.A524]))=1;1;0)" office:value-type="float" office:value="1" calcext:value-type="float">
            <text:p>1</text:p>
          </table:table-cell>
          <table:table-cell table:style-name="ce4" table:formula="of:=IF(LEFT([.A651];1)=&quot;f&quot;;1;0)" office:value-type="float" office:value="0" calcext:value-type="float">
            <text:p>0</text:p>
          </table:table-cell>
          <table:table-cell table:formula="of:=SUBSTITUTE([.B524]; &quot;.&quot;; &quot;,&quot;)*1" office:value-type="float" office:value="0.004313736" calcext:value-type="float">
            <text:p>0,004313736</text:p>
          </table:table-cell>
          <table:table-cell table:formula="of:=[.E524]*[.C524]" office:value-type="float" office:value="0.004313736" calcext:value-type="float">
            <text:p>0,004313736</text:p>
          </table:table-cell>
          <table:table-cell table:formula="of:=IF([.C524]=0;1;0)*[.E524]" office:value-type="float" office:value="0" calcext:value-type="float">
            <text:p>0</text:p>
          </table:table-cell>
          <table:table-cell table:formula="of:=[.E524]*[.D524]" office:value-type="float" office:value="0" calcext:value-type="float">
            <text:p>0</text:p>
          </table:table-cell>
          <table:table-cell table:formula="of:=IF([.D524]=0;1;0)*[.E524]" office:value-type="float" office:value="0.004313736" calcext:value-type="float">
            <text:p>0,0043137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41,48.1</text:p>
          </table:table-cell>
          <table:table-cell office:value-type="string" calcext:value-type="string">
            <text:p>0.00428626</text:p>
          </table:table-cell>
          <table:table-cell table:style-name="ce3" table:formula="of:=IF(ISNUMBER(FIND(&quot;Acc&quot;;[.A525]))=1;1;0)" office:value-type="float" office:value="0" calcext:value-type="float">
            <text:p>0</text:p>
          </table:table-cell>
          <table:table-cell table:style-name="ce4" table:formula="of:=IF(LEFT([.A652];1)=&quot;f&quot;;1;0)" office:value-type="float" office:value="0" calcext:value-type="float">
            <text:p>0</text:p>
          </table:table-cell>
          <table:table-cell table:formula="of:=SUBSTITUTE([.B525]; &quot;.&quot;; &quot;,&quot;)*1" office:value-type="float" office:value="0.00428626" calcext:value-type="float">
            <text:p>0,00428626</text:p>
          </table:table-cell>
          <table:table-cell table:formula="of:=[.E525]*[.C525]" office:value-type="float" office:value="0" calcext:value-type="float">
            <text:p>0</text:p>
          </table:table-cell>
          <table:table-cell table:formula="of:=IF([.C525]=0;1;0)*[.E525]" office:value-type="float" office:value="0.00428626" calcext:value-type="float">
            <text:p>0,00428626</text:p>
          </table:table-cell>
          <table:table-cell table:formula="of:=[.E525]*[.D525]" office:value-type="float" office:value="0" calcext:value-type="float">
            <text:p>0</text:p>
          </table:table-cell>
          <table:table-cell table:formula="of:=IF([.D525]=0;1;0)*[.E525]" office:value-type="float" office:value="0.00428626" calcext:value-type="float">
            <text:p>0,004286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9,16</text:p>
          </table:table-cell>
          <table:table-cell office:value-type="string" calcext:value-type="string">
            <text:p>0.00427853</text:p>
          </table:table-cell>
          <table:table-cell table:style-name="ce3" table:formula="of:=IF(ISNUMBER(FIND(&quot;Acc&quot;;[.A526]))=1;1;0)" office:value-type="float" office:value="1" calcext:value-type="float">
            <text:p>1</text:p>
          </table:table-cell>
          <table:table-cell table:style-name="ce4" table:formula="of:=IF(LEFT([.A653];1)=&quot;f&quot;;1;0)" office:value-type="float" office:value="0" calcext:value-type="float">
            <text:p>0</text:p>
          </table:table-cell>
          <table:table-cell table:formula="of:=SUBSTITUTE([.B526]; &quot;.&quot;; &quot;,&quot;)*1" office:value-type="float" office:value="0.00427853" calcext:value-type="float">
            <text:p>0,00427853</text:p>
          </table:table-cell>
          <table:table-cell table:formula="of:=[.E526]*[.C526]" office:value-type="float" office:value="0.00427853" calcext:value-type="float">
            <text:p>0,00427853</text:p>
          </table:table-cell>
          <table:table-cell table:formula="of:=IF([.C526]=0;1;0)*[.E526]" office:value-type="float" office:value="0" calcext:value-type="float">
            <text:p>0</text:p>
          </table:table-cell>
          <table:table-cell table:formula="of:=[.E526]*[.D526]" office:value-type="float" office:value="0" calcext:value-type="float">
            <text:p>0</text:p>
          </table:table-cell>
          <table:table-cell table:formula="of:=IF([.D526]=0;1;0)*[.E526]" office:value-type="float" office:value="0.00427853" calcext:value-type="float">
            <text:p>0,004278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49,56.2</text:p>
          </table:table-cell>
          <table:table-cell office:value-type="string" calcext:value-type="string">
            <text:p>0.00423971</text:p>
          </table:table-cell>
          <table:table-cell table:style-name="ce3" table:formula="of:=IF(ISNUMBER(FIND(&quot;Acc&quot;;[.A527]))=1;1;0)" office:value-type="float" office:value="0" calcext:value-type="float">
            <text:p>0</text:p>
          </table:table-cell>
          <table:table-cell table:style-name="ce4" table:formula="of:=IF(LEFT([.A654];1)=&quot;f&quot;;1;0)" office:value-type="float" office:value="0" calcext:value-type="float">
            <text:p>0</text:p>
          </table:table-cell>
          <table:table-cell table:formula="of:=SUBSTITUTE([.B527]; &quot;.&quot;; &quot;,&quot;)*1" office:value-type="float" office:value="0.00423971" calcext:value-type="float">
            <text:p>0,00423971</text:p>
          </table:table-cell>
          <table:table-cell table:formula="of:=[.E527]*[.C527]" office:value-type="float" office:value="0" calcext:value-type="float">
            <text:p>0</text:p>
          </table:table-cell>
          <table:table-cell table:formula="of:=IF([.C527]=0;1;0)*[.E527]" office:value-type="float" office:value="0.00423971" calcext:value-type="float">
            <text:p>0,00423971</text:p>
          </table:table-cell>
          <table:table-cell table:formula="of:=[.E527]*[.D527]" office:value-type="float" office:value="0" calcext:value-type="float">
            <text:p>0</text:p>
          </table:table-cell>
          <table:table-cell table:formula="of:=IF([.D527]=0;1;0)*[.E527]" office:value-type="float" office:value="0.00423971" calcext:value-type="float">
            <text:p>0,0042397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25,32.1</text:p>
          </table:table-cell>
          <table:table-cell office:value-type="string" calcext:value-type="string">
            <text:p>0.00413144</text:p>
          </table:table-cell>
          <table:table-cell table:style-name="ce3" table:formula="of:=IF(ISNUMBER(FIND(&quot;Acc&quot;;[.A528]))=1;1;0)" office:value-type="float" office:value="1" calcext:value-type="float">
            <text:p>1</text:p>
          </table:table-cell>
          <table:table-cell table:style-name="ce4" table:formula="of:=IF(LEFT([.A655];1)=&quot;f&quot;;1;0)" office:value-type="float" office:value="0" calcext:value-type="float">
            <text:p>0</text:p>
          </table:table-cell>
          <table:table-cell table:formula="of:=SUBSTITUTE([.B528]; &quot;.&quot;; &quot;,&quot;)*1" office:value-type="float" office:value="0.00413144" calcext:value-type="float">
            <text:p>0,00413144</text:p>
          </table:table-cell>
          <table:table-cell table:formula="of:=[.E528]*[.C528]" office:value-type="float" office:value="0.00413144" calcext:value-type="float">
            <text:p>0,00413144</text:p>
          </table:table-cell>
          <table:table-cell table:formula="of:=IF([.C528]=0;1;0)*[.E528]" office:value-type="float" office:value="0" calcext:value-type="float">
            <text:p>0</text:p>
          </table:table-cell>
          <table:table-cell table:formula="of:=[.E528]*[.D528]" office:value-type="float" office:value="0" calcext:value-type="float">
            <text:p>0</text:p>
          </table:table-cell>
          <table:table-cell table:formula="of:=IF([.D528]=0;1;0)*[.E528]" office:value-type="float" office:value="0.00413144" calcext:value-type="float">
            <text:p>0,004131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49,56</text:p>
          </table:table-cell>
          <table:table-cell office:value-type="string" calcext:value-type="string">
            <text:p>0.004127354</text:p>
          </table:table-cell>
          <table:table-cell table:style-name="ce3" table:formula="of:=IF(ISNUMBER(FIND(&quot;Acc&quot;;[.A529]))=1;1;0)" office:value-type="float" office:value="1" calcext:value-type="float">
            <text:p>1</text:p>
          </table:table-cell>
          <table:table-cell table:style-name="ce4" table:formula="of:=IF(LEFT([.A656];1)=&quot;f&quot;;1;0)" office:value-type="float" office:value="0" calcext:value-type="float">
            <text:p>0</text:p>
          </table:table-cell>
          <table:table-cell table:formula="of:=SUBSTITUTE([.B529]; &quot;.&quot;; &quot;,&quot;)*1" office:value-type="float" office:value="0.004127354" calcext:value-type="float">
            <text:p>0,004127354</text:p>
          </table:table-cell>
          <table:table-cell table:formula="of:=[.E529]*[.C529]" office:value-type="float" office:value="0.004127354" calcext:value-type="float">
            <text:p>0,004127354</text:p>
          </table:table-cell>
          <table:table-cell table:formula="of:=IF([.C529]=0;1;0)*[.E529]" office:value-type="float" office:value="0" calcext:value-type="float">
            <text:p>0</text:p>
          </table:table-cell>
          <table:table-cell table:formula="of:=[.E529]*[.D529]" office:value-type="float" office:value="0" calcext:value-type="float">
            <text:p>0</text:p>
          </table:table-cell>
          <table:table-cell table:formula="of:=IF([.D529]=0;1;0)*[.E529]" office:value-type="float" office:value="0.004127354" calcext:value-type="float">
            <text:p>0,0041273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25,48.2</text:p>
          </table:table-cell>
          <table:table-cell office:value-type="string" calcext:value-type="string">
            <text:p>0.004119792</text:p>
          </table:table-cell>
          <table:table-cell table:style-name="ce3" table:formula="of:=IF(ISNUMBER(FIND(&quot;Acc&quot;;[.A530]))=1;1;0)" office:value-type="float" office:value="1" calcext:value-type="float">
            <text:p>1</text:p>
          </table:table-cell>
          <table:table-cell table:style-name="ce4" table:formula="of:=IF(LEFT([.A657];1)=&quot;f&quot;;1;0)" office:value-type="float" office:value="0" calcext:value-type="float">
            <text:p>0</text:p>
          </table:table-cell>
          <table:table-cell table:formula="of:=SUBSTITUTE([.B530]; &quot;.&quot;; &quot;,&quot;)*1" office:value-type="float" office:value="0.004119792" calcext:value-type="float">
            <text:p>0,004119792</text:p>
          </table:table-cell>
          <table:table-cell table:formula="of:=[.E530]*[.C530]" office:value-type="float" office:value="0.004119792" calcext:value-type="float">
            <text:p>0,004119792</text:p>
          </table:table-cell>
          <table:table-cell table:formula="of:=IF([.C530]=0;1;0)*[.E530]" office:value-type="float" office:value="0" calcext:value-type="float">
            <text:p>0</text:p>
          </table:table-cell>
          <table:table-cell table:formula="of:=[.E530]*[.D530]" office:value-type="float" office:value="0" calcext:value-type="float">
            <text:p>0</text:p>
          </table:table-cell>
          <table:table-cell table:formula="of:=IF([.D530]=0;1;0)*[.E530]" office:value-type="float" office:value="0.004119792" calcext:value-type="float">
            <text:p>0,0041197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AccJerkMag-maxInds</text:p>
          </table:table-cell>
          <table:table-cell office:value-type="string" calcext:value-type="string">
            <text:p>0.004090602</text:p>
          </table:table-cell>
          <table:table-cell table:style-name="ce3" table:formula="of:=IF(ISNUMBER(FIND(&quot;Acc&quot;;[.A531]))=1;1;0)" office:value-type="float" office:value="1" calcext:value-type="float">
            <text:p>1</text:p>
          </table:table-cell>
          <table:table-cell table:style-name="ce4" table:formula="of:=IF(LEFT([.A658];1)=&quot;f&quot;;1;0)" office:value-type="float" office:value="0" calcext:value-type="float">
            <text:p>0</text:p>
          </table:table-cell>
          <table:table-cell table:formula="of:=SUBSTITUTE([.B531]; &quot;.&quot;; &quot;,&quot;)*1" office:value-type="float" office:value="0.004090602" calcext:value-type="float">
            <text:p>0,004090602</text:p>
          </table:table-cell>
          <table:table-cell table:formula="of:=[.E531]*[.C531]" office:value-type="float" office:value="0.004090602" calcext:value-type="float">
            <text:p>0,004090602</text:p>
          </table:table-cell>
          <table:table-cell table:formula="of:=IF([.C531]=0;1;0)*[.E531]" office:value-type="float" office:value="0" calcext:value-type="float">
            <text:p>0</text:p>
          </table:table-cell>
          <table:table-cell table:formula="of:=[.E531]*[.D531]" office:value-type="float" office:value="0" calcext:value-type="float">
            <text:p>0</text:p>
          </table:table-cell>
          <table:table-cell table:formula="of:=IF([.D531]=0;1;0)*[.E531]" office:value-type="float" office:value="0.004090602" calcext:value-type="float">
            <text:p>0,0040906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49,64.2</text:p>
          </table:table-cell>
          <table:table-cell office:value-type="string" calcext:value-type="string">
            <text:p>0.004011464</text:p>
          </table:table-cell>
          <table:table-cell table:style-name="ce3" table:formula="of:=IF(ISNUMBER(FIND(&quot;Acc&quot;;[.A532]))=1;1;0)" office:value-type="float" office:value="0" calcext:value-type="float">
            <text:p>0</text:p>
          </table:table-cell>
          <table:table-cell table:style-name="ce4" table:formula="of:=IF(LEFT([.A659];1)=&quot;f&quot;;1;0)" office:value-type="float" office:value="0" calcext:value-type="float">
            <text:p>0</text:p>
          </table:table-cell>
          <table:table-cell table:formula="of:=SUBSTITUTE([.B532]; &quot;.&quot;; &quot;,&quot;)*1" office:value-type="float" office:value="0.004011464" calcext:value-type="float">
            <text:p>0,004011464</text:p>
          </table:table-cell>
          <table:table-cell table:formula="of:=[.E532]*[.C532]" office:value-type="float" office:value="0" calcext:value-type="float">
            <text:p>0</text:p>
          </table:table-cell>
          <table:table-cell table:formula="of:=IF([.C532]=0;1;0)*[.E532]" office:value-type="float" office:value="0.004011464" calcext:value-type="float">
            <text:p>0,004011464</text:p>
          </table:table-cell>
          <table:table-cell table:formula="of:=[.E532]*[.D532]" office:value-type="float" office:value="0" calcext:value-type="float">
            <text:p>0</text:p>
          </table:table-cell>
          <table:table-cell table:formula="of:=IF([.D532]=0;1;0)*[.E532]" office:value-type="float" office:value="0.004011464" calcext:value-type="float">
            <text:p>0,00401146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49,56.1</text:p>
          </table:table-cell>
          <table:table-cell office:value-type="string" calcext:value-type="string">
            <text:p>0.003998345</text:p>
          </table:table-cell>
          <table:table-cell table:style-name="ce3" table:formula="of:=IF(ISNUMBER(FIND(&quot;Acc&quot;;[.A533]))=1;1;0)" office:value-type="float" office:value="0" calcext:value-type="float">
            <text:p>0</text:p>
          </table:table-cell>
          <table:table-cell table:style-name="ce4" table:formula="of:=IF(LEFT([.A660];1)=&quot;f&quot;;1;0)" office:value-type="float" office:value="0" calcext:value-type="float">
            <text:p>0</text:p>
          </table:table-cell>
          <table:table-cell table:formula="of:=SUBSTITUTE([.B533]; &quot;.&quot;; &quot;,&quot;)*1" office:value-type="float" office:value="0.003998345" calcext:value-type="float">
            <text:p>0,003998345</text:p>
          </table:table-cell>
          <table:table-cell table:formula="of:=[.E533]*[.C533]" office:value-type="float" office:value="0" calcext:value-type="float">
            <text:p>0</text:p>
          </table:table-cell>
          <table:table-cell table:formula="of:=IF([.C533]=0;1;0)*[.E533]" office:value-type="float" office:value="0.003998345" calcext:value-type="float">
            <text:p>0,003998345</text:p>
          </table:table-cell>
          <table:table-cell table:formula="of:=[.E533]*[.D533]" office:value-type="float" office:value="0" calcext:value-type="float">
            <text:p>0</text:p>
          </table:table-cell>
          <table:table-cell table:formula="of:=IF([.D533]=0;1;0)*[.E533]" office:value-type="float" office:value="0.003998345" calcext:value-type="float">
            <text:p>0,0039983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energy()-X</text:p>
          </table:table-cell>
          <table:table-cell office:value-type="string" calcext:value-type="string">
            <text:p>0.003917771</text:p>
          </table:table-cell>
          <table:table-cell table:style-name="ce3" table:formula="of:=IF(ISNUMBER(FIND(&quot;Acc&quot;;[.A534]))=1;1;0)" office:value-type="float" office:value="1" calcext:value-type="float">
            <text:p>1</text:p>
          </table:table-cell>
          <table:table-cell table:style-name="ce4" table:formula="of:=IF(LEFT([.A661];1)=&quot;f&quot;;1;0)" office:value-type="float" office:value="0" calcext:value-type="float">
            <text:p>0</text:p>
          </table:table-cell>
          <table:table-cell table:formula="of:=SUBSTITUTE([.B534]; &quot;.&quot;; &quot;,&quot;)*1" office:value-type="float" office:value="0.003917771" calcext:value-type="float">
            <text:p>0,003917771</text:p>
          </table:table-cell>
          <table:table-cell table:formula="of:=[.E534]*[.C534]" office:value-type="float" office:value="0.003917771" calcext:value-type="float">
            <text:p>0,003917771</text:p>
          </table:table-cell>
          <table:table-cell table:formula="of:=IF([.C534]=0;1;0)*[.E534]" office:value-type="float" office:value="0" calcext:value-type="float">
            <text:p>0</text:p>
          </table:table-cell>
          <table:table-cell table:formula="of:=[.E534]*[.D534]" office:value-type="float" office:value="0" calcext:value-type="float">
            <text:p>0</text:p>
          </table:table-cell>
          <table:table-cell table:formula="of:=IF([.D534]=0;1;0)*[.E534]" office:value-type="float" office:value="0.003917771" calcext:value-type="float">
            <text:p>0,00391777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JerkMag-energy()</text:p>
          </table:table-cell>
          <table:table-cell office:value-type="string" calcext:value-type="string">
            <text:p>0.003915351</text:p>
          </table:table-cell>
          <table:table-cell table:style-name="ce3" table:formula="of:=IF(ISNUMBER(FIND(&quot;Acc&quot;;[.A535]))=1;1;0)" office:value-type="float" office:value="0" calcext:value-type="float">
            <text:p>0</text:p>
          </table:table-cell>
          <table:table-cell table:style-name="ce4" table:formula="of:=IF(LEFT([.A662];1)=&quot;f&quot;;1;0)" office:value-type="float" office:value="0" calcext:value-type="float">
            <text:p>0</text:p>
          </table:table-cell>
          <table:table-cell table:formula="of:=SUBSTITUTE([.B535]; &quot;.&quot;; &quot;,&quot;)*1" office:value-type="float" office:value="0.003915351" calcext:value-type="float">
            <text:p>0,003915351</text:p>
          </table:table-cell>
          <table:table-cell table:formula="of:=[.E535]*[.C535]" office:value-type="float" office:value="0" calcext:value-type="float">
            <text:p>0</text:p>
          </table:table-cell>
          <table:table-cell table:formula="of:=IF([.C535]=0;1;0)*[.E535]" office:value-type="float" office:value="0.003915351" calcext:value-type="float">
            <text:p>0,003915351</text:p>
          </table:table-cell>
          <table:table-cell table:formula="of:=[.E535]*[.D535]" office:value-type="float" office:value="0" calcext:value-type="float">
            <text:p>0</text:p>
          </table:table-cell>
          <table:table-cell table:formula="of:=IF([.D535]=0;1;0)*[.E535]" office:value-type="float" office:value="0.003915351" calcext:value-type="float">
            <text:p>0,0039153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energy()-X</text:p>
          </table:table-cell>
          <table:table-cell office:value-type="string" calcext:value-type="string">
            <text:p>0.003912043</text:p>
          </table:table-cell>
          <table:table-cell table:style-name="ce3" table:formula="of:=IF(ISNUMBER(FIND(&quot;Acc&quot;;[.A536]))=1;1;0)" office:value-type="float" office:value="1" calcext:value-type="float">
            <text:p>1</text:p>
          </table:table-cell>
          <table:table-cell table:style-name="ce4" table:formula="of:=IF(LEFT([.A663];1)=&quot;f&quot;;1;0)" office:value-type="float" office:value="0" calcext:value-type="float">
            <text:p>0</text:p>
          </table:table-cell>
          <table:table-cell table:formula="of:=SUBSTITUTE([.B536]; &quot;.&quot;; &quot;,&quot;)*1" office:value-type="float" office:value="0.003912043" calcext:value-type="float">
            <text:p>0,003912043</text:p>
          </table:table-cell>
          <table:table-cell table:formula="of:=[.E536]*[.C536]" office:value-type="float" office:value="0.003912043" calcext:value-type="float">
            <text:p>0,003912043</text:p>
          </table:table-cell>
          <table:table-cell table:formula="of:=IF([.C536]=0;1;0)*[.E536]" office:value-type="float" office:value="0" calcext:value-type="float">
            <text:p>0</text:p>
          </table:table-cell>
          <table:table-cell table:formula="of:=[.E536]*[.D536]" office:value-type="float" office:value="0" calcext:value-type="float">
            <text:p>0</text:p>
          </table:table-cell>
          <table:table-cell table:formula="of:=IF([.D536]=0;1;0)*[.E536]" office:value-type="float" office:value="0.003912043" calcext:value-type="float">
            <text:p>0,0039120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25,48.1</text:p>
          </table:table-cell>
          <table:table-cell office:value-type="string" calcext:value-type="string">
            <text:p>0.003725192</text:p>
          </table:table-cell>
          <table:table-cell table:style-name="ce3" table:formula="of:=IF(ISNUMBER(FIND(&quot;Acc&quot;;[.A537]))=1;1;0)" office:value-type="float" office:value="1" calcext:value-type="float">
            <text:p>1</text:p>
          </table:table-cell>
          <table:table-cell table:style-name="ce4" table:formula="of:=IF(LEFT([.A664];1)=&quot;f&quot;;1;0)" office:value-type="float" office:value="0" calcext:value-type="float">
            <text:p>0</text:p>
          </table:table-cell>
          <table:table-cell table:formula="of:=SUBSTITUTE([.B537]; &quot;.&quot;; &quot;,&quot;)*1" office:value-type="float" office:value="0.003725192" calcext:value-type="float">
            <text:p>0,003725192</text:p>
          </table:table-cell>
          <table:table-cell table:formula="of:=[.E537]*[.C537]" office:value-type="float" office:value="0.003725192" calcext:value-type="float">
            <text:p>0,003725192</text:p>
          </table:table-cell>
          <table:table-cell table:formula="of:=IF([.C537]=0;1;0)*[.E537]" office:value-type="float" office:value="0" calcext:value-type="float">
            <text:p>0</text:p>
          </table:table-cell>
          <table:table-cell table:formula="of:=[.E537]*[.D537]" office:value-type="float" office:value="0" calcext:value-type="float">
            <text:p>0</text:p>
          </table:table-cell>
          <table:table-cell table:formula="of:=IF([.D537]=0;1;0)*[.E537]" office:value-type="float" office:value="0.003725192" calcext:value-type="float">
            <text:p>0,0037251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BodyGyroMag-std()</text:p>
          </table:table-cell>
          <table:table-cell office:value-type="string" calcext:value-type="string">
            <text:p>0.003716413</text:p>
          </table:table-cell>
          <table:table-cell table:style-name="ce3" table:formula="of:=IF(ISNUMBER(FIND(&quot;Acc&quot;;[.A538]))=1;1;0)" office:value-type="float" office:value="0" calcext:value-type="float">
            <text:p>0</text:p>
          </table:table-cell>
          <table:table-cell table:style-name="ce4" table:formula="of:=IF(LEFT([.A665];1)=&quot;f&quot;;1;0)" office:value-type="float" office:value="0" calcext:value-type="float">
            <text:p>0</text:p>
          </table:table-cell>
          <table:table-cell table:formula="of:=SUBSTITUTE([.B538]; &quot;.&quot;; &quot;,&quot;)*1" office:value-type="float" office:value="0.003716413" calcext:value-type="float">
            <text:p>0,003716413</text:p>
          </table:table-cell>
          <table:table-cell table:formula="of:=[.E538]*[.C538]" office:value-type="float" office:value="0" calcext:value-type="float">
            <text:p>0</text:p>
          </table:table-cell>
          <table:table-cell table:formula="of:=IF([.C538]=0;1;0)*[.E538]" office:value-type="float" office:value="0.003716413" calcext:value-type="float">
            <text:p>0,003716413</text:p>
          </table:table-cell>
          <table:table-cell table:formula="of:=[.E538]*[.D538]" office:value-type="float" office:value="0" calcext:value-type="float">
            <text:p>0</text:p>
          </table:table-cell>
          <table:table-cell table:formula="of:=IF([.D538]=0;1;0)*[.E538]" office:value-type="float" office:value="0.003716413" calcext:value-type="float">
            <text:p>0,0037164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33,40.2</text:p>
          </table:table-cell>
          <table:table-cell office:value-type="string" calcext:value-type="string">
            <text:p>0.003709812</text:p>
          </table:table-cell>
          <table:table-cell table:style-name="ce3" table:formula="of:=IF(ISNUMBER(FIND(&quot;Acc&quot;;[.A539]))=1;1;0)" office:value-type="float" office:value="1" calcext:value-type="float">
            <text:p>1</text:p>
          </table:table-cell>
          <table:table-cell table:style-name="ce4" table:formula="of:=IF(LEFT([.A666];1)=&quot;f&quot;;1;0)" office:value-type="float" office:value="0" calcext:value-type="float">
            <text:p>0</text:p>
          </table:table-cell>
          <table:table-cell table:formula="of:=SUBSTITUTE([.B539]; &quot;.&quot;; &quot;,&quot;)*1" office:value-type="float" office:value="0.003709812" calcext:value-type="float">
            <text:p>0,003709812</text:p>
          </table:table-cell>
          <table:table-cell table:formula="of:=[.E539]*[.C539]" office:value-type="float" office:value="0.003709812" calcext:value-type="float">
            <text:p>0,003709812</text:p>
          </table:table-cell>
          <table:table-cell table:formula="of:=IF([.C539]=0;1;0)*[.E539]" office:value-type="float" office:value="0" calcext:value-type="float">
            <text:p>0</text:p>
          </table:table-cell>
          <table:table-cell table:formula="of:=[.E539]*[.D539]" office:value-type="float" office:value="0" calcext:value-type="float">
            <text:p>0</text:p>
          </table:table-cell>
          <table:table-cell table:formula="of:=IF([.D539]=0;1;0)*[.E539]" office:value-type="float" office:value="0.003709812" calcext:value-type="float">
            <text:p>0,0037098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17,32</text:p>
          </table:table-cell>
          <table:table-cell office:value-type="string" calcext:value-type="string">
            <text:p>0.003699066</text:p>
          </table:table-cell>
          <table:table-cell table:style-name="ce3" table:formula="of:=IF(ISNUMBER(FIND(&quot;Acc&quot;;[.A540]))=1;1;0)" office:value-type="float" office:value="1" calcext:value-type="float">
            <text:p>1</text:p>
          </table:table-cell>
          <table:table-cell table:style-name="ce4" table:formula="of:=IF(LEFT([.A667];1)=&quot;f&quot;;1;0)" office:value-type="float" office:value="0" calcext:value-type="float">
            <text:p>0</text:p>
          </table:table-cell>
          <table:table-cell table:formula="of:=SUBSTITUTE([.B540]; &quot;.&quot;; &quot;,&quot;)*1" office:value-type="float" office:value="0.003699066" calcext:value-type="float">
            <text:p>0,003699066</text:p>
          </table:table-cell>
          <table:table-cell table:formula="of:=[.E540]*[.C540]" office:value-type="float" office:value="0.003699066" calcext:value-type="float">
            <text:p>0,003699066</text:p>
          </table:table-cell>
          <table:table-cell table:formula="of:=IF([.C540]=0;1;0)*[.E540]" office:value-type="float" office:value="0" calcext:value-type="float">
            <text:p>0</text:p>
          </table:table-cell>
          <table:table-cell table:formula="of:=[.E540]*[.D540]" office:value-type="float" office:value="0" calcext:value-type="float">
            <text:p>0</text:p>
          </table:table-cell>
          <table:table-cell table:formula="of:=IF([.D540]=0;1;0)*[.E540]" office:value-type="float" office:value="0.003699066" calcext:value-type="float">
            <text:p>0,0036990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33,48.1</text:p>
          </table:table-cell>
          <table:table-cell office:value-type="string" calcext:value-type="string">
            <text:p>0.00369581</text:p>
          </table:table-cell>
          <table:table-cell table:style-name="ce3" table:formula="of:=IF(ISNUMBER(FIND(&quot;Acc&quot;;[.A541]))=1;1;0)" office:value-type="float" office:value="1" calcext:value-type="float">
            <text:p>1</text:p>
          </table:table-cell>
          <table:table-cell table:style-name="ce4" table:formula="of:=IF(LEFT([.A668];1)=&quot;f&quot;;1;0)" office:value-type="float" office:value="0" calcext:value-type="float">
            <text:p>0</text:p>
          </table:table-cell>
          <table:table-cell table:formula="of:=SUBSTITUTE([.B541]; &quot;.&quot;; &quot;,&quot;)*1" office:value-type="float" office:value="0.00369581" calcext:value-type="float">
            <text:p>0,00369581</text:p>
          </table:table-cell>
          <table:table-cell table:formula="of:=[.E541]*[.C541]" office:value-type="float" office:value="0.00369581" calcext:value-type="float">
            <text:p>0,00369581</text:p>
          </table:table-cell>
          <table:table-cell table:formula="of:=IF([.C541]=0;1;0)*[.E541]" office:value-type="float" office:value="0" calcext:value-type="float">
            <text:p>0</text:p>
          </table:table-cell>
          <table:table-cell table:formula="of:=[.E541]*[.D541]" office:value-type="float" office:value="0" calcext:value-type="float">
            <text:p>0</text:p>
          </table:table-cell>
          <table:table-cell table:formula="of:=IF([.D541]=0;1;0)*[.E541]" office:value-type="float" office:value="0.00369581" calcext:value-type="float">
            <text:p>0,003695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Mag-std()</text:p>
          </table:table-cell>
          <table:table-cell office:value-type="string" calcext:value-type="string">
            <text:p>0.003694253</text:p>
          </table:table-cell>
          <table:table-cell table:style-name="ce3" table:formula="of:=IF(ISNUMBER(FIND(&quot;Acc&quot;;[.A542]))=1;1;0)" office:value-type="float" office:value="0" calcext:value-type="float">
            <text:p>0</text:p>
          </table:table-cell>
          <table:table-cell table:style-name="ce4" table:formula="of:=IF(LEFT([.A669];1)=&quot;f&quot;;1;0)" office:value-type="float" office:value="0" calcext:value-type="float">
            <text:p>0</text:p>
          </table:table-cell>
          <table:table-cell table:formula="of:=SUBSTITUTE([.B542]; &quot;.&quot;; &quot;,&quot;)*1" office:value-type="float" office:value="0.003694253" calcext:value-type="float">
            <text:p>0,003694253</text:p>
          </table:table-cell>
          <table:table-cell table:formula="of:=[.E542]*[.C542]" office:value-type="float" office:value="0" calcext:value-type="float">
            <text:p>0</text:p>
          </table:table-cell>
          <table:table-cell table:formula="of:=IF([.C542]=0;1;0)*[.E542]" office:value-type="float" office:value="0.003694253" calcext:value-type="float">
            <text:p>0,003694253</text:p>
          </table:table-cell>
          <table:table-cell table:formula="of:=[.E542]*[.D542]" office:value-type="float" office:value="0" calcext:value-type="float">
            <text:p>0</text:p>
          </table:table-cell>
          <table:table-cell table:formula="of:=IF([.D542]=0;1;0)*[.E542]" office:value-type="float" office:value="0.003694253" calcext:value-type="float">
            <text:p>0,0036942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49,64</text:p>
          </table:table-cell>
          <table:table-cell office:value-type="string" calcext:value-type="string">
            <text:p>0.003634726</text:p>
          </table:table-cell>
          <table:table-cell table:style-name="ce3" table:formula="of:=IF(ISNUMBER(FIND(&quot;Acc&quot;;[.A543]))=1;1;0)" office:value-type="float" office:value="1" calcext:value-type="float">
            <text:p>1</text:p>
          </table:table-cell>
          <table:table-cell table:style-name="ce4" table:formula="of:=IF(LEFT([.A670];1)=&quot;f&quot;;1;0)" office:value-type="float" office:value="0" calcext:value-type="float">
            <text:p>0</text:p>
          </table:table-cell>
          <table:table-cell table:formula="of:=SUBSTITUTE([.B543]; &quot;.&quot;; &quot;,&quot;)*1" office:value-type="float" office:value="0.003634726" calcext:value-type="float">
            <text:p>0,003634726</text:p>
          </table:table-cell>
          <table:table-cell table:formula="of:=[.E543]*[.C543]" office:value-type="float" office:value="0.003634726" calcext:value-type="float">
            <text:p>0,003634726</text:p>
          </table:table-cell>
          <table:table-cell table:formula="of:=IF([.C543]=0;1;0)*[.E543]" office:value-type="float" office:value="0" calcext:value-type="float">
            <text:p>0</text:p>
          </table:table-cell>
          <table:table-cell table:formula="of:=[.E543]*[.D543]" office:value-type="float" office:value="0" calcext:value-type="float">
            <text:p>0</text:p>
          </table:table-cell>
          <table:table-cell table:formula="of:=IF([.D543]=0;1;0)*[.E543]" office:value-type="float" office:value="0.003634726" calcext:value-type="float">
            <text:p>0,0036347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33,48.2</text:p>
          </table:table-cell>
          <table:table-cell office:value-type="string" calcext:value-type="string">
            <text:p>0.003629276</text:p>
          </table:table-cell>
          <table:table-cell table:style-name="ce3" table:formula="of:=IF(ISNUMBER(FIND(&quot;Acc&quot;;[.A544]))=1;1;0)" office:value-type="float" office:value="1" calcext:value-type="float">
            <text:p>1</text:p>
          </table:table-cell>
          <table:table-cell table:style-name="ce4" table:formula="of:=IF(LEFT([.A671];1)=&quot;f&quot;;1;0)" office:value-type="float" office:value="0" calcext:value-type="float">
            <text:p>0</text:p>
          </table:table-cell>
          <table:table-cell table:formula="of:=SUBSTITUTE([.B544]; &quot;.&quot;; &quot;,&quot;)*1" office:value-type="float" office:value="0.003629276" calcext:value-type="float">
            <text:p>0,003629276</text:p>
          </table:table-cell>
          <table:table-cell table:formula="of:=[.E544]*[.C544]" office:value-type="float" office:value="0.003629276" calcext:value-type="float">
            <text:p>0,003629276</text:p>
          </table:table-cell>
          <table:table-cell table:formula="of:=IF([.C544]=0;1;0)*[.E544]" office:value-type="float" office:value="0" calcext:value-type="float">
            <text:p>0</text:p>
          </table:table-cell>
          <table:table-cell table:formula="of:=[.E544]*[.D544]" office:value-type="float" office:value="0" calcext:value-type="float">
            <text:p>0</text:p>
          </table:table-cell>
          <table:table-cell table:formula="of:=IF([.D544]=0;1;0)*[.E544]" office:value-type="float" office:value="0.003629276" calcext:value-type="float">
            <text:p>0,0036292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25,32.1</text:p>
          </table:table-cell>
          <table:table-cell office:value-type="string" calcext:value-type="string">
            <text:p>0.003564994</text:p>
          </table:table-cell>
          <table:table-cell table:style-name="ce3" table:formula="of:=IF(ISNUMBER(FIND(&quot;Acc&quot;;[.A545]))=1;1;0)" office:value-type="float" office:value="1" calcext:value-type="float">
            <text:p>1</text:p>
          </table:table-cell>
          <table:table-cell table:style-name="ce4" table:formula="of:=IF(LEFT([.A672];1)=&quot;f&quot;;1;0)" office:value-type="float" office:value="0" calcext:value-type="float">
            <text:p>0</text:p>
          </table:table-cell>
          <table:table-cell table:formula="of:=SUBSTITUTE([.B545]; &quot;.&quot;; &quot;,&quot;)*1" office:value-type="float" office:value="0.003564994" calcext:value-type="float">
            <text:p>0,003564994</text:p>
          </table:table-cell>
          <table:table-cell table:formula="of:=[.E545]*[.C545]" office:value-type="float" office:value="0.003564994" calcext:value-type="float">
            <text:p>0,003564994</text:p>
          </table:table-cell>
          <table:table-cell table:formula="of:=IF([.C545]=0;1;0)*[.E545]" office:value-type="float" office:value="0" calcext:value-type="float">
            <text:p>0</text:p>
          </table:table-cell>
          <table:table-cell table:formula="of:=[.E545]*[.D545]" office:value-type="float" office:value="0" calcext:value-type="float">
            <text:p>0</text:p>
          </table:table-cell>
          <table:table-cell table:formula="of:=IF([.D545]=0;1;0)*[.E545]" office:value-type="float" office:value="0.003564994" calcext:value-type="float">
            <text:p>0,00356499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17,32</text:p>
          </table:table-cell>
          <table:table-cell office:value-type="string" calcext:value-type="string">
            <text:p>0.003431233</text:p>
          </table:table-cell>
          <table:table-cell table:style-name="ce3" table:formula="of:=IF(ISNUMBER(FIND(&quot;Acc&quot;;[.A546]))=1;1;0)" office:value-type="float" office:value="1" calcext:value-type="float">
            <text:p>1</text:p>
          </table:table-cell>
          <table:table-cell table:style-name="ce4" table:formula="of:=IF(LEFT([.A673];1)=&quot;f&quot;;1;0)" office:value-type="float" office:value="0" calcext:value-type="float">
            <text:p>0</text:p>
          </table:table-cell>
          <table:table-cell table:formula="of:=SUBSTITUTE([.B546]; &quot;.&quot;; &quot;,&quot;)*1" office:value-type="float" office:value="0.003431233" calcext:value-type="float">
            <text:p>0,003431233</text:p>
          </table:table-cell>
          <table:table-cell table:formula="of:=[.E546]*[.C546]" office:value-type="float" office:value="0.003431233" calcext:value-type="float">
            <text:p>0,003431233</text:p>
          </table:table-cell>
          <table:table-cell table:formula="of:=IF([.C546]=0;1;0)*[.E546]" office:value-type="float" office:value="0" calcext:value-type="float">
            <text:p>0</text:p>
          </table:table-cell>
          <table:table-cell table:formula="of:=[.E546]*[.D546]" office:value-type="float" office:value="0" calcext:value-type="float">
            <text:p>0</text:p>
          </table:table-cell>
          <table:table-cell table:formula="of:=IF([.D546]=0;1;0)*[.E546]" office:value-type="float" office:value="0.003431233" calcext:value-type="float">
            <text:p>0,0034312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49,56.2</text:p>
          </table:table-cell>
          <table:table-cell office:value-type="string" calcext:value-type="string">
            <text:p>0.003430957</text:p>
          </table:table-cell>
          <table:table-cell table:style-name="ce3" table:formula="of:=IF(ISNUMBER(FIND(&quot;Acc&quot;;[.A547]))=1;1;0)" office:value-type="float" office:value="1" calcext:value-type="float">
            <text:p>1</text:p>
          </table:table-cell>
          <table:table-cell table:style-name="ce4" table:formula="of:=IF(LEFT([.A674];1)=&quot;f&quot;;1;0)" office:value-type="float" office:value="0" calcext:value-type="float">
            <text:p>0</text:p>
          </table:table-cell>
          <table:table-cell table:formula="of:=SUBSTITUTE([.B547]; &quot;.&quot;; &quot;,&quot;)*1" office:value-type="float" office:value="0.003430957" calcext:value-type="float">
            <text:p>0,003430957</text:p>
          </table:table-cell>
          <table:table-cell table:formula="of:=[.E547]*[.C547]" office:value-type="float" office:value="0.003430957" calcext:value-type="float">
            <text:p>0,003430957</text:p>
          </table:table-cell>
          <table:table-cell table:formula="of:=IF([.C547]=0;1;0)*[.E547]" office:value-type="float" office:value="0" calcext:value-type="float">
            <text:p>0</text:p>
          </table:table-cell>
          <table:table-cell table:formula="of:=[.E547]*[.D547]" office:value-type="float" office:value="0" calcext:value-type="float">
            <text:p>0</text:p>
          </table:table-cell>
          <table:table-cell table:formula="of:=IF([.D547]=0;1;0)*[.E547]" office:value-type="float" office:value="0.003430957" calcext:value-type="float">
            <text:p>0,0034309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33,48</text:p>
          </table:table-cell>
          <table:table-cell office:value-type="string" calcext:value-type="string">
            <text:p>0.003422521</text:p>
          </table:table-cell>
          <table:table-cell table:style-name="ce3" table:formula="of:=IF(ISNUMBER(FIND(&quot;Acc&quot;;[.A548]))=1;1;0)" office:value-type="float" office:value="1" calcext:value-type="float">
            <text:p>1</text:p>
          </table:table-cell>
          <table:table-cell table:style-name="ce4" table:formula="of:=IF(LEFT([.A675];1)=&quot;f&quot;;1;0)" office:value-type="float" office:value="0" calcext:value-type="float">
            <text:p>0</text:p>
          </table:table-cell>
          <table:table-cell table:formula="of:=SUBSTITUTE([.B548]; &quot;.&quot;; &quot;,&quot;)*1" office:value-type="float" office:value="0.003422521" calcext:value-type="float">
            <text:p>0,003422521</text:p>
          </table:table-cell>
          <table:table-cell table:formula="of:=[.E548]*[.C548]" office:value-type="float" office:value="0.003422521" calcext:value-type="float">
            <text:p>0,003422521</text:p>
          </table:table-cell>
          <table:table-cell table:formula="of:=IF([.C548]=0;1;0)*[.E548]" office:value-type="float" office:value="0" calcext:value-type="float">
            <text:p>0</text:p>
          </table:table-cell>
          <table:table-cell table:formula="of:=[.E548]*[.D548]" office:value-type="float" office:value="0" calcext:value-type="float">
            <text:p>0</text:p>
          </table:table-cell>
          <table:table-cell table:formula="of:=IF([.D548]=0;1;0)*[.E548]" office:value-type="float" office:value="0.003422521" calcext:value-type="float">
            <text:p>0,0034225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57,64</text:p>
          </table:table-cell>
          <table:table-cell office:value-type="string" calcext:value-type="string">
            <text:p>0.003343807</text:p>
          </table:table-cell>
          <table:table-cell table:style-name="ce3" table:formula="of:=IF(ISNUMBER(FIND(&quot;Acc&quot;;[.A549]))=1;1;0)" office:value-type="float" office:value="1" calcext:value-type="float">
            <text:p>1</text:p>
          </table:table-cell>
          <table:table-cell table:style-name="ce4" table:formula="of:=IF(LEFT([.A676];1)=&quot;f&quot;;1;0)" office:value-type="float" office:value="0" calcext:value-type="float">
            <text:p>0</text:p>
          </table:table-cell>
          <table:table-cell table:formula="of:=SUBSTITUTE([.B549]; &quot;.&quot;; &quot;,&quot;)*1" office:value-type="float" office:value="0.003343807" calcext:value-type="float">
            <text:p>0,003343807</text:p>
          </table:table-cell>
          <table:table-cell table:formula="of:=[.E549]*[.C549]" office:value-type="float" office:value="0.003343807" calcext:value-type="float">
            <text:p>0,003343807</text:p>
          </table:table-cell>
          <table:table-cell table:formula="of:=IF([.C549]=0;1;0)*[.E549]" office:value-type="float" office:value="0" calcext:value-type="float">
            <text:p>0</text:p>
          </table:table-cell>
          <table:table-cell table:formula="of:=[.E549]*[.D549]" office:value-type="float" office:value="0" calcext:value-type="float">
            <text:p>0</text:p>
          </table:table-cell>
          <table:table-cell table:formula="of:=IF([.D549]=0;1;0)*[.E549]" office:value-type="float" office:value="0.003343807" calcext:value-type="float">
            <text:p>0,00334380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41,48.2</text:p>
          </table:table-cell>
          <table:table-cell office:value-type="string" calcext:value-type="string">
            <text:p>0.003315712</text:p>
          </table:table-cell>
          <table:table-cell table:style-name="ce3" table:formula="of:=IF(ISNUMBER(FIND(&quot;Acc&quot;;[.A550]))=1;1;0)" office:value-type="float" office:value="1" calcext:value-type="float">
            <text:p>1</text:p>
          </table:table-cell>
          <table:table-cell table:style-name="ce4" table:formula="of:=IF(LEFT([.A677];1)=&quot;f&quot;;1;0)" office:value-type="float" office:value="0" calcext:value-type="float">
            <text:p>0</text:p>
          </table:table-cell>
          <table:table-cell table:formula="of:=SUBSTITUTE([.B550]; &quot;.&quot;; &quot;,&quot;)*1" office:value-type="float" office:value="0.003315712" calcext:value-type="float">
            <text:p>0,003315712</text:p>
          </table:table-cell>
          <table:table-cell table:formula="of:=[.E550]*[.C550]" office:value-type="float" office:value="0.003315712" calcext:value-type="float">
            <text:p>0,003315712</text:p>
          </table:table-cell>
          <table:table-cell table:formula="of:=IF([.C550]=0;1;0)*[.E550]" office:value-type="float" office:value="0" calcext:value-type="float">
            <text:p>0</text:p>
          </table:table-cell>
          <table:table-cell table:formula="of:=[.E550]*[.D550]" office:value-type="float" office:value="0" calcext:value-type="float">
            <text:p>0</text:p>
          </table:table-cell>
          <table:table-cell table:formula="of:=IF([.D550]=0;1;0)*[.E550]" office:value-type="float" office:value="0.003315712" calcext:value-type="float">
            <text:p>0,0033157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33,40.1</text:p>
          </table:table-cell>
          <table:table-cell office:value-type="string" calcext:value-type="string">
            <text:p>0.002987159</text:p>
          </table:table-cell>
          <table:table-cell table:style-name="ce3" table:formula="of:=IF(ISNUMBER(FIND(&quot;Acc&quot;;[.A551]))=1;1;0)" office:value-type="float" office:value="0" calcext:value-type="float">
            <text:p>0</text:p>
          </table:table-cell>
          <table:table-cell table:style-name="ce4" table:formula="of:=IF(LEFT([.A678];1)=&quot;f&quot;;1;0)" office:value-type="float" office:value="0" calcext:value-type="float">
            <text:p>0</text:p>
          </table:table-cell>
          <table:table-cell table:formula="of:=SUBSTITUTE([.B551]; &quot;.&quot;; &quot;,&quot;)*1" office:value-type="float" office:value="0.002987159" calcext:value-type="float">
            <text:p>0,002987159</text:p>
          </table:table-cell>
          <table:table-cell table:formula="of:=[.E551]*[.C551]" office:value-type="float" office:value="0" calcext:value-type="float">
            <text:p>0</text:p>
          </table:table-cell>
          <table:table-cell table:formula="of:=IF([.C551]=0;1;0)*[.E551]" office:value-type="float" office:value="0.002987159" calcext:value-type="float">
            <text:p>0,002987159</text:p>
          </table:table-cell>
          <table:table-cell table:formula="of:=[.E551]*[.D551]" office:value-type="float" office:value="0" calcext:value-type="float">
            <text:p>0</text:p>
          </table:table-cell>
          <table:table-cell table:formula="of:=IF([.D551]=0;1;0)*[.E551]" office:value-type="float" office:value="0.002987159" calcext:value-type="float">
            <text:p>0,00298715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49,64.2</text:p>
          </table:table-cell>
          <table:table-cell office:value-type="string" calcext:value-type="string">
            <text:p>0.002965636</text:p>
          </table:table-cell>
          <table:table-cell table:style-name="ce3" table:formula="of:=IF(ISNUMBER(FIND(&quot;Acc&quot;;[.A552]))=1;1;0)" office:value-type="float" office:value="1" calcext:value-type="float">
            <text:p>1</text:p>
          </table:table-cell>
          <table:table-cell table:style-name="ce4" table:formula="of:=IF(LEFT([.A679];1)=&quot;f&quot;;1;0)" office:value-type="float" office:value="0" calcext:value-type="float">
            <text:p>0</text:p>
          </table:table-cell>
          <table:table-cell table:formula="of:=SUBSTITUTE([.B552]; &quot;.&quot;; &quot;,&quot;)*1" office:value-type="float" office:value="0.002965636" calcext:value-type="float">
            <text:p>0,002965636</text:p>
          </table:table-cell>
          <table:table-cell table:formula="of:=[.E552]*[.C552]" office:value-type="float" office:value="0.002965636" calcext:value-type="float">
            <text:p>0,002965636</text:p>
          </table:table-cell>
          <table:table-cell table:formula="of:=IF([.C552]=0;1;0)*[.E552]" office:value-type="float" office:value="0" calcext:value-type="float">
            <text:p>0</text:p>
          </table:table-cell>
          <table:table-cell table:formula="of:=[.E552]*[.D552]" office:value-type="float" office:value="0" calcext:value-type="float">
            <text:p>0</text:p>
          </table:table-cell>
          <table:table-cell table:formula="of:=IF([.D552]=0;1;0)*[.E552]" office:value-type="float" office:value="0.002965636" calcext:value-type="float">
            <text:p>0,0029656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AccJerk-mean()-X</text:p>
          </table:table-cell>
          <table:table-cell office:value-type="string" calcext:value-type="string">
            <text:p>0.002890484</text:p>
          </table:table-cell>
          <table:table-cell table:style-name="ce3" table:formula="of:=IF(ISNUMBER(FIND(&quot;Acc&quot;;[.A553]))=1;1;0)" office:value-type="float" office:value="1" calcext:value-type="float">
            <text:p>1</text:p>
          </table:table-cell>
          <table:table-cell table:style-name="ce4" table:formula="of:=IF(LEFT([.A680];1)=&quot;f&quot;;1;0)" office:value-type="float" office:value="0" calcext:value-type="float">
            <text:p>0</text:p>
          </table:table-cell>
          <table:table-cell table:formula="of:=SUBSTITUTE([.B553]; &quot;.&quot;; &quot;,&quot;)*1" office:value-type="float" office:value="0.002890484" calcext:value-type="float">
            <text:p>0,002890484</text:p>
          </table:table-cell>
          <table:table-cell table:formula="of:=[.E553]*[.C553]" office:value-type="float" office:value="0.002890484" calcext:value-type="float">
            <text:p>0,002890484</text:p>
          </table:table-cell>
          <table:table-cell table:formula="of:=IF([.C553]=0;1;0)*[.E553]" office:value-type="float" office:value="0" calcext:value-type="float">
            <text:p>0</text:p>
          </table:table-cell>
          <table:table-cell table:formula="of:=[.E553]*[.D553]" office:value-type="float" office:value="0" calcext:value-type="float">
            <text:p>0</text:p>
          </table:table-cell>
          <table:table-cell table:formula="of:=IF([.D553]=0;1;0)*[.E553]" office:value-type="float" office:value="0.002890484" calcext:value-type="float">
            <text:p>0,00289048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33,48.1</text:p>
          </table:table-cell>
          <table:table-cell office:value-type="string" calcext:value-type="string">
            <text:p>0.002862545</text:p>
          </table:table-cell>
          <table:table-cell table:style-name="ce3" table:formula="of:=IF(ISNUMBER(FIND(&quot;Acc&quot;;[.A554]))=1;1;0)" office:value-type="float" office:value="0" calcext:value-type="float">
            <text:p>0</text:p>
          </table:table-cell>
          <table:table-cell table:style-name="ce4" table:formula="of:=IF(LEFT([.A681];1)=&quot;f&quot;;1;0)" office:value-type="float" office:value="0" calcext:value-type="float">
            <text:p>0</text:p>
          </table:table-cell>
          <table:table-cell table:formula="of:=SUBSTITUTE([.B554]; &quot;.&quot;; &quot;,&quot;)*1" office:value-type="float" office:value="0.002862545" calcext:value-type="float">
            <text:p>0,002862545</text:p>
          </table:table-cell>
          <table:table-cell table:formula="of:=[.E554]*[.C554]" office:value-type="float" office:value="0" calcext:value-type="float">
            <text:p>0</text:p>
          </table:table-cell>
          <table:table-cell table:formula="of:=IF([.C554]=0;1;0)*[.E554]" office:value-type="float" office:value="0.002862545" calcext:value-type="float">
            <text:p>0,002862545</text:p>
          </table:table-cell>
          <table:table-cell table:formula="of:=[.E554]*[.D554]" office:value-type="float" office:value="0" calcext:value-type="float">
            <text:p>0</text:p>
          </table:table-cell>
          <table:table-cell table:formula="of:=IF([.D554]=0;1;0)*[.E554]" office:value-type="float" office:value="0.002862545" calcext:value-type="float">
            <text:p>0,0028625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Mag-energy()</text:p>
          </table:table-cell>
          <table:table-cell office:value-type="string" calcext:value-type="string">
            <text:p>0.002840678</text:p>
          </table:table-cell>
          <table:table-cell table:style-name="ce3" table:formula="of:=IF(ISNUMBER(FIND(&quot;Acc&quot;;[.A555]))=1;1;0)" office:value-type="float" office:value="0" calcext:value-type="float">
            <text:p>0</text:p>
          </table:table-cell>
          <table:table-cell table:style-name="ce4" table:formula="of:=IF(LEFT([.A682];1)=&quot;f&quot;;1;0)" office:value-type="float" office:value="0" calcext:value-type="float">
            <text:p>0</text:p>
          </table:table-cell>
          <table:table-cell table:formula="of:=SUBSTITUTE([.B555]; &quot;.&quot;; &quot;,&quot;)*1" office:value-type="float" office:value="0.002840678" calcext:value-type="float">
            <text:p>0,002840678</text:p>
          </table:table-cell>
          <table:table-cell table:formula="of:=[.E555]*[.C555]" office:value-type="float" office:value="0" calcext:value-type="float">
            <text:p>0</text:p>
          </table:table-cell>
          <table:table-cell table:formula="of:=IF([.C555]=0;1;0)*[.E555]" office:value-type="float" office:value="0.002840678" calcext:value-type="float">
            <text:p>0,002840678</text:p>
          </table:table-cell>
          <table:table-cell table:formula="of:=[.E555]*[.D555]" office:value-type="float" office:value="0" calcext:value-type="float">
            <text:p>0</text:p>
          </table:table-cell>
          <table:table-cell table:formula="of:=IF([.D555]=0;1;0)*[.E555]" office:value-type="float" office:value="0.002840678" calcext:value-type="float">
            <text:p>0,0028406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25,48.1</text:p>
          </table:table-cell>
          <table:table-cell office:value-type="string" calcext:value-type="string">
            <text:p>0.00282924</text:p>
          </table:table-cell>
          <table:table-cell table:style-name="ce3" table:formula="of:=IF(ISNUMBER(FIND(&quot;Acc&quot;;[.A556]))=1;1;0)" office:value-type="float" office:value="1" calcext:value-type="float">
            <text:p>1</text:p>
          </table:table-cell>
          <table:table-cell table:style-name="ce4" table:formula="of:=IF(LEFT([.A683];1)=&quot;f&quot;;1;0)" office:value-type="float" office:value="0" calcext:value-type="float">
            <text:p>0</text:p>
          </table:table-cell>
          <table:table-cell table:formula="of:=SUBSTITUTE([.B556]; &quot;.&quot;; &quot;,&quot;)*1" office:value-type="float" office:value="0.00282924" calcext:value-type="float">
            <text:p>0,00282924</text:p>
          </table:table-cell>
          <table:table-cell table:formula="of:=[.E556]*[.C556]" office:value-type="float" office:value="0.00282924" calcext:value-type="float">
            <text:p>0,00282924</text:p>
          </table:table-cell>
          <table:table-cell table:formula="of:=IF([.C556]=0;1;0)*[.E556]" office:value-type="float" office:value="0" calcext:value-type="float">
            <text:p>0</text:p>
          </table:table-cell>
          <table:table-cell table:formula="of:=[.E556]*[.D556]" office:value-type="float" office:value="0" calcext:value-type="float">
            <text:p>0</text:p>
          </table:table-cell>
          <table:table-cell table:formula="of:=IF([.D556]=0;1;0)*[.E556]" office:value-type="float" office:value="0.00282924" calcext:value-type="float">
            <text:p>0,002829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33,48.2</text:p>
          </table:table-cell>
          <table:table-cell office:value-type="string" calcext:value-type="string">
            <text:p>0.002727381</text:p>
          </table:table-cell>
          <table:table-cell table:style-name="ce3" table:formula="of:=IF(ISNUMBER(FIND(&quot;Acc&quot;;[.A557]))=1;1;0)" office:value-type="float" office:value="1" calcext:value-type="float">
            <text:p>1</text:p>
          </table:table-cell>
          <table:table-cell table:style-name="ce4" table:formula="of:=IF(LEFT([.A684];1)=&quot;f&quot;;1;0)" office:value-type="float" office:value="0" calcext:value-type="float">
            <text:p>0</text:p>
          </table:table-cell>
          <table:table-cell table:formula="of:=SUBSTITUTE([.B557]; &quot;.&quot;; &quot;,&quot;)*1" office:value-type="float" office:value="0.002727381" calcext:value-type="float">
            <text:p>0,002727381</text:p>
          </table:table-cell>
          <table:table-cell table:formula="of:=[.E557]*[.C557]" office:value-type="float" office:value="0.002727381" calcext:value-type="float">
            <text:p>0,002727381</text:p>
          </table:table-cell>
          <table:table-cell table:formula="of:=IF([.C557]=0;1;0)*[.E557]" office:value-type="float" office:value="0" calcext:value-type="float">
            <text:p>0</text:p>
          </table:table-cell>
          <table:table-cell table:formula="of:=[.E557]*[.D557]" office:value-type="float" office:value="0" calcext:value-type="float">
            <text:p>0</text:p>
          </table:table-cell>
          <table:table-cell table:formula="of:=IF([.D557]=0;1;0)*[.E557]" office:value-type="float" office:value="0.002727381" calcext:value-type="float">
            <text:p>0,0027273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33,40.2</text:p>
          </table:table-cell>
          <table:table-cell office:value-type="string" calcext:value-type="string">
            <text:p>0.002659058</text:p>
          </table:table-cell>
          <table:table-cell table:style-name="ce3" table:formula="of:=IF(ISNUMBER(FIND(&quot;Acc&quot;;[.A558]))=1;1;0)" office:value-type="float" office:value="1" calcext:value-type="float">
            <text:p>1</text:p>
          </table:table-cell>
          <table:table-cell table:style-name="ce4" table:formula="of:=IF(LEFT([.A685];1)=&quot;f&quot;;1;0)" office:value-type="float" office:value="0" calcext:value-type="float">
            <text:p>0</text:p>
          </table:table-cell>
          <table:table-cell table:formula="of:=SUBSTITUTE([.B558]; &quot;.&quot;; &quot;,&quot;)*1" office:value-type="float" office:value="0.002659058" calcext:value-type="float">
            <text:p>0,002659058</text:p>
          </table:table-cell>
          <table:table-cell table:formula="of:=[.E558]*[.C558]" office:value-type="float" office:value="0.002659058" calcext:value-type="float">
            <text:p>0,002659058</text:p>
          </table:table-cell>
          <table:table-cell table:formula="of:=IF([.C558]=0;1;0)*[.E558]" office:value-type="float" office:value="0" calcext:value-type="float">
            <text:p>0</text:p>
          </table:table-cell>
          <table:table-cell table:formula="of:=[.E558]*[.D558]" office:value-type="float" office:value="0" calcext:value-type="float">
            <text:p>0</text:p>
          </table:table-cell>
          <table:table-cell table:formula="of:=IF([.D558]=0;1;0)*[.E558]" office:value-type="float" office:value="0.002659058" calcext:value-type="float">
            <text:p>0,00265905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41,48.1</text:p>
          </table:table-cell>
          <table:table-cell office:value-type="string" calcext:value-type="string">
            <text:p>0.002478876</text:p>
          </table:table-cell>
          <table:table-cell table:style-name="ce3" table:formula="of:=IF(ISNUMBER(FIND(&quot;Acc&quot;;[.A559]))=1;1;0)" office:value-type="float" office:value="1" calcext:value-type="float">
            <text:p>1</text:p>
          </table:table-cell>
          <table:table-cell table:style-name="ce4" table:formula="of:=IF(LEFT([.A686];1)=&quot;f&quot;;1;0)" office:value-type="float" office:value="0" calcext:value-type="float">
            <text:p>0</text:p>
          </table:table-cell>
          <table:table-cell table:formula="of:=SUBSTITUTE([.B559]; &quot;.&quot;; &quot;,&quot;)*1" office:value-type="float" office:value="0.002478876" calcext:value-type="float">
            <text:p>0,002478876</text:p>
          </table:table-cell>
          <table:table-cell table:formula="of:=[.E559]*[.C559]" office:value-type="float" office:value="0.002478876" calcext:value-type="float">
            <text:p>0,002478876</text:p>
          </table:table-cell>
          <table:table-cell table:formula="of:=IF([.C559]=0;1;0)*[.E559]" office:value-type="float" office:value="0" calcext:value-type="float">
            <text:p>0</text:p>
          </table:table-cell>
          <table:table-cell table:formula="of:=[.E559]*[.D559]" office:value-type="float" office:value="0" calcext:value-type="float">
            <text:p>0</text:p>
          </table:table-cell>
          <table:table-cell table:formula="of:=IF([.D559]=0;1;0)*[.E559]" office:value-type="float" office:value="0.002478876" calcext:value-type="float">
            <text:p>0,0024788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7,32.1</text:p>
          </table:table-cell>
          <table:table-cell office:value-type="string" calcext:value-type="string">
            <text:p>0.002384395</text:p>
          </table:table-cell>
          <table:table-cell table:style-name="ce3" table:formula="of:=IF(ISNUMBER(FIND(&quot;Acc&quot;;[.A560]))=1;1;0)" office:value-type="float" office:value="0" calcext:value-type="float">
            <text:p>0</text:p>
          </table:table-cell>
          <table:table-cell table:style-name="ce4" table:formula="of:=IF(LEFT([.A687];1)=&quot;f&quot;;1;0)" office:value-type="float" office:value="0" calcext:value-type="float">
            <text:p>0</text:p>
          </table:table-cell>
          <table:table-cell table:formula="of:=SUBSTITUTE([.B560]; &quot;.&quot;; &quot;,&quot;)*1" office:value-type="float" office:value="0.002384395" calcext:value-type="float">
            <text:p>0,002384395</text:p>
          </table:table-cell>
          <table:table-cell table:formula="of:=[.E560]*[.C560]" office:value-type="float" office:value="0" calcext:value-type="float">
            <text:p>0</text:p>
          </table:table-cell>
          <table:table-cell table:formula="of:=IF([.C560]=0;1;0)*[.E560]" office:value-type="float" office:value="0.002384395" calcext:value-type="float">
            <text:p>0,002384395</text:p>
          </table:table-cell>
          <table:table-cell table:formula="of:=[.E560]*[.D560]" office:value-type="float" office:value="0" calcext:value-type="float">
            <text:p>0</text:p>
          </table:table-cell>
          <table:table-cell table:formula="of:=IF([.D560]=0;1;0)*[.E560]" office:value-type="float" office:value="0.002384395" calcext:value-type="float">
            <text:p>0,0023843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Gyro-bandsEnergy()-17,24.1</text:p>
          </table:table-cell>
          <table:table-cell office:value-type="string" calcext:value-type="string">
            <text:p>0.00233921</text:p>
          </table:table-cell>
          <table:table-cell table:style-name="ce3" table:formula="of:=IF(ISNUMBER(FIND(&quot;Acc&quot;;[.A561]))=1;1;0)" office:value-type="float" office:value="0" calcext:value-type="float">
            <text:p>0</text:p>
          </table:table-cell>
          <table:table-cell table:style-name="ce4" table:formula="of:=IF(LEFT([.A688];1)=&quot;f&quot;;1;0)" office:value-type="float" office:value="0" calcext:value-type="float">
            <text:p>0</text:p>
          </table:table-cell>
          <table:table-cell table:formula="of:=SUBSTITUTE([.B561]; &quot;.&quot;; &quot;,&quot;)*1" office:value-type="float" office:value="0.00233921" calcext:value-type="float">
            <text:p>0,00233921</text:p>
          </table:table-cell>
          <table:table-cell table:formula="of:=[.E561]*[.C561]" office:value-type="float" office:value="0" calcext:value-type="float">
            <text:p>0</text:p>
          </table:table-cell>
          <table:table-cell table:formula="of:=IF([.C561]=0;1;0)*[.E561]" office:value-type="float" office:value="0.00233921" calcext:value-type="float">
            <text:p>0,00233921</text:p>
          </table:table-cell>
          <table:table-cell table:formula="of:=[.E561]*[.D561]" office:value-type="float" office:value="0" calcext:value-type="float">
            <text:p>0</text:p>
          </table:table-cell>
          <table:table-cell table:formula="of:=IF([.D561]=0;1;0)*[.E561]" office:value-type="float" office:value="0.00233921" calcext:value-type="float">
            <text:p>0,002339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25,32.2</text:p>
          </table:table-cell>
          <table:table-cell office:value-type="string" calcext:value-type="string">
            <text:p>0.002304841</text:p>
          </table:table-cell>
          <table:table-cell table:style-name="ce3" table:formula="of:=IF(ISNUMBER(FIND(&quot;Acc&quot;;[.A562]))=1;1;0)" office:value-type="float" office:value="1" calcext:value-type="float">
            <text:p>1</text:p>
          </table:table-cell>
          <table:table-cell table:style-name="ce4" table:formula="of:=IF(LEFT([.A689];1)=&quot;f&quot;;1;0)" office:value-type="float" office:value="0" calcext:value-type="float">
            <text:p>0</text:p>
          </table:table-cell>
          <table:table-cell table:formula="of:=SUBSTITUTE([.B562]; &quot;.&quot;; &quot;,&quot;)*1" office:value-type="float" office:value="0.002304841" calcext:value-type="float">
            <text:p>0,002304841</text:p>
          </table:table-cell>
          <table:table-cell table:formula="of:=[.E562]*[.C562]" office:value-type="float" office:value="0.002304841" calcext:value-type="float">
            <text:p>0,002304841</text:p>
          </table:table-cell>
          <table:table-cell table:formula="of:=IF([.C562]=0;1;0)*[.E562]" office:value-type="float" office:value="0" calcext:value-type="float">
            <text:p>0</text:p>
          </table:table-cell>
          <table:table-cell table:formula="of:=[.E562]*[.D562]" office:value-type="float" office:value="0" calcext:value-type="float">
            <text:p>0</text:p>
          </table:table-cell>
          <table:table-cell table:formula="of:=IF([.D562]=0;1;0)*[.E562]" office:value-type="float" office:value="0.002304841" calcext:value-type="float">
            <text:p>0,00230484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-bandsEnergy()-25,48.2</text:p>
          </table:table-cell>
          <table:table-cell office:value-type="string" calcext:value-type="string">
            <text:p>0.002139472</text:p>
          </table:table-cell>
          <table:table-cell table:style-name="ce3" table:formula="of:=IF(ISNUMBER(FIND(&quot;Acc&quot;;[.A563]))=1;1;0)" office:value-type="float" office:value="1" calcext:value-type="float">
            <text:p>1</text:p>
          </table:table-cell>
          <table:table-cell table:style-name="ce4" table:formula="of:=IF(LEFT([.A690];1)=&quot;f&quot;;1;0)" office:value-type="float" office:value="0" calcext:value-type="float">
            <text:p>0</text:p>
          </table:table-cell>
          <table:table-cell table:formula="of:=SUBSTITUTE([.B563]; &quot;.&quot;; &quot;,&quot;)*1" office:value-type="float" office:value="0.002139472" calcext:value-type="float">
            <text:p>0,002139472</text:p>
          </table:table-cell>
          <table:table-cell table:formula="of:=[.E563]*[.C563]" office:value-type="float" office:value="0.002139472" calcext:value-type="float">
            <text:p>0,002139472</text:p>
          </table:table-cell>
          <table:table-cell table:formula="of:=IF([.C563]=0;1;0)*[.E563]" office:value-type="float" office:value="0" calcext:value-type="float">
            <text:p>0</text:p>
          </table:table-cell>
          <table:table-cell table:formula="of:=[.E563]*[.D563]" office:value-type="float" office:value="0" calcext:value-type="float">
            <text:p>0</text:p>
          </table:table-cell>
          <table:table-cell table:formula="of:=IF([.D563]=0;1;0)*[.E563]" office:value-type="float" office:value="0.002139472" calcext:value-type="float">
            <text:p>0,00213947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BodyGyroJerk-energy()-Y</text:p>
          </table:table-cell>
          <table:table-cell office:value-type="string" calcext:value-type="string">
            <text:p>0.001821526</text:p>
          </table:table-cell>
          <table:table-cell table:style-name="ce3" table:formula="of:=IF(ISNUMBER(FIND(&quot;Acc&quot;;[.A564]))=1;1;0)" office:value-type="float" office:value="0" calcext:value-type="float">
            <text:p>0</text:p>
          </table:table-cell>
          <table:table-cell table:style-name="ce4" table:formula="of:=IF(LEFT([.A691];1)=&quot;f&quot;;1;0)" office:value-type="float" office:value="0" calcext:value-type="float">
            <text:p>0</text:p>
          </table:table-cell>
          <table:table-cell table:formula="of:=SUBSTITUTE([.B564]; &quot;.&quot;; &quot;,&quot;)*1" office:value-type="float" office:value="0.001821526" calcext:value-type="float">
            <text:p>0,001821526</text:p>
          </table:table-cell>
          <table:table-cell table:formula="of:=[.E564]*[.C564]" office:value-type="float" office:value="0" calcext:value-type="float">
            <text:p>0</text:p>
          </table:table-cell>
          <table:table-cell table:formula="of:=IF([.C564]=0;1;0)*[.E564]" office:value-type="float" office:value="0.001821526" calcext:value-type="float">
            <text:p>0,001821526</text:p>
          </table:table-cell>
          <table:table-cell table:formula="of:=[.E564]*[.D564]" office:value-type="float" office:value="0" calcext:value-type="float">
            <text:p>0</text:p>
          </table:table-cell>
          <table:table-cell table:formula="of:=IF([.D564]=0;1;0)*[.E564]" office:value-type="float" office:value="0.001821526" calcext:value-type="float">
            <text:p>0,00182152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BodyAccJerk-bandsEnergy()-57,64.1</text:p>
          </table:table-cell>
          <table:table-cell office:value-type="string" calcext:value-type="string">
            <text:p>0.001818788</text:p>
          </table:table-cell>
          <table:table-cell table:style-name="ce3" table:formula="of:=IF(ISNUMBER(FIND(&quot;Acc&quot;;[.A565]))=1;1;0)" office:value-type="float" office:value="1" calcext:value-type="float">
            <text:p>1</text:p>
          </table:table-cell>
          <table:table-cell table:style-name="ce4" table:formula="of:=IF(LEFT([.A692];1)=&quot;f&quot;;1;0)" office:value-type="float" office:value="0" calcext:value-type="float">
            <text:p>0</text:p>
          </table:table-cell>
          <table:table-cell table:formula="of:=SUBSTITUTE([.B565]; &quot;.&quot;; &quot;,&quot;)*1" office:value-type="float" office:value="0.001818788" calcext:value-type="float">
            <text:p>0,001818788</text:p>
          </table:table-cell>
          <table:table-cell table:formula="of:=[.E565]*[.C565]" office:value-type="float" office:value="0.001818788" calcext:value-type="float">
            <text:p>0,001818788</text:p>
          </table:table-cell>
          <table:table-cell table:formula="of:=IF([.C565]=0;1;0)*[.E565]" office:value-type="float" office:value="0" calcext:value-type="float">
            <text:p>0</text:p>
          </table:table-cell>
          <table:table-cell table:formula="of:=[.E565]*[.D565]" office:value-type="float" office:value="0" calcext:value-type="float">
            <text:p>0</text:p>
          </table:table-cell>
          <table:table-cell table:formula="of:=IF([.D565]=0;1;0)*[.E565]" office:value-type="float" office:value="0.001818788" calcext:value-type="float">
            <text:p>0,001818788</text:p>
          </table:table-cell>
          <table:table-cell table:number-columns-repeated="16375"/>
        </table:table-row>
        <table:table-row table:style-name="ro1" table:number-rows-repeated="10480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reature_global_importance.A4:freature_global_importance.B565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4T14:41:44.625181998</dc:date>
    <meta:editing-duration>PT23H33M53S</meta:editing-duration>
    <meta:editing-cycles>2</meta:editing-cycles>
    <meta:generator>LibreOffice/7.6.5.2$Linux_X86_64 LibreOffice_project/60$Build-2</meta:generator>
    <meta:document-statistic meta:table-count="1" meta:cell-count="5067" meta:object-count="0"/>
  </office:meta>
</office:document-meta>
</file>